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2"/>
          <table:table-cell office:value-type="string" calcext:value-type="string">
            <text:p>k m/s</text:p>
          </table:table-cell>
          <table:table-cell office:value-type="string" calcext:value-type="string">
            <text:p>K m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lpha m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rosité</text:p>
          </table:table-cell>
          <table:table-cell office:value-type="string" calcext:value-type="string">
            <text:p>theta wres</text:p>
          </table:table-cell>
          <table:table-cell office:value-type="string" calcext:value-type="string">
            <text:p>swr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0.2" calcext:value-type="float">
            <text:p>0.2</text:p>
          </table:table-cell>
          <table:table-cell table:formula="of:=[.B3]/100/3600" office:value-type="float" office:value="0.000000555555555555556" calcext:value-type="float">
            <text:p>5.55555555555556E-07</text:p>
          </table:table-cell>
          <table:table-cell table:formula="of:=[.C3]/10^7" office:value-type="float" office:value="0.0000000000000555555555555555" calcext:value-type="float">
            <text:p>5.55555555555555E-14</text:p>
          </table:table-cell>
          <table:table-cell office:value-type="float" office:value="0.008" calcext:value-type="float">
            <text:p>0.008</text:p>
          </table:table-cell>
          <table:table-cell table:formula="of:=[.E3]*100" office:value-type="float" office:value="0.8" calcext:value-type="float">
            <text:p>0.8</text:p>
          </table:table-cell>
          <table:table-cell office:value-type="float" office:value="1.09" calcext:value-type="float">
            <text:p>1.09</text:p>
          </table:table-cell>
          <table:table-cell office:value-type="float" office:value="0.38" calcext:value-type="float">
            <text:p>0.38</text:p>
          </table:table-cell>
          <table:table-cell office:value-type="float" office:value="0.068" calcext:value-type="float">
            <text:p>0.068</text:p>
          </table:table-cell>
          <table:table-cell table:formula="of:=[.I3]/[.H3]" office:value-type="float" office:value="0.178947368421053" calcext:value-type="float">
            <text:p>0.178947368421053</text:p>
          </table:table-cell>
          <table:table-cell/>
          <table:table-cell table:formula="of:=[.D3]" office:value-type="float" office:value="0.0000000000000555555555555555" calcext:value-type="float">
            <text:p>5.55555555555555E-14</text:p>
          </table:table-cell>
          <table:table-cell table:formula="of:=[.H3]" office:value-type="float" office:value="0.38" calcext:value-type="float">
            <text:p>0.38</text:p>
          </table:table-cell>
          <table:table-cell table:formula="of:=[.F3]" office:value-type="float" office:value="0.8" calcext:value-type="float">
            <text:p>0.8</text:p>
          </table:table-cell>
          <table:table-cell table:formula="of:=[.G3]" office:value-type="float" office:value="1.09" calcext:value-type="float">
            <text:p>1.09</text:p>
          </table:table-cell>
          <table:table-cell table:formula="of:=[.J3]" office:value-type="float" office:value="0.178947368421053" calcext:value-type="float">
            <text:p>0.1789473684210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lay loam</text:p>
          </table:table-cell>
          <table:table-cell office:value-type="float" office:value="0.26" calcext:value-type="float">
            <text:p>0.26</text:p>
          </table:table-cell>
          <table:table-cell table:formula="of:=[.B4]/100/3600" office:value-type="float" office:value="0.000000722222222222222" calcext:value-type="float">
            <text:p>7.22222222222222E-07</text:p>
          </table:table-cell>
          <table:table-cell table:formula="of:=[.C4]/10^7" office:value-type="float" office:value="0.0000000000000722222222222222" calcext:value-type="float">
            <text:p>7.22222222222222E-14</text:p>
          </table:table-cell>
          <table:table-cell office:value-type="float" office:value="0.019" calcext:value-type="float">
            <text:p>0.019</text:p>
          </table:table-cell>
          <table:table-cell table:formula="of:=[.E4]*100" office:value-type="float" office:value="1.9" calcext:value-type="float">
            <text:p>1.9</text:p>
          </table:table-cell>
          <table:table-cell office:value-type="float" office:value="1.31" calcext:value-type="float">
            <text:p>1.31</text:p>
          </table:table-cell>
          <table:table-cell office:value-type="float" office:value="0.41" calcext:value-type="float">
            <text:p>0.41</text:p>
          </table:table-cell>
          <table:table-cell office:value-type="float" office:value="0.095" calcext:value-type="float">
            <text:p>0.095</text:p>
          </table:table-cell>
          <table:table-cell table:formula="of:=[.I4]/[.H4]" office:value-type="float" office:value="0.231707317073171" calcext:value-type="float">
            <text:p>0.231707317073171</text:p>
          </table:table-cell>
          <table:table-cell/>
          <table:table-cell table:formula="of:=[.D4]" office:value-type="float" office:value="0.0000000000000722222222222222" calcext:value-type="float">
            <text:p>7.22222222222222E-14</text:p>
          </table:table-cell>
          <table:table-cell table:formula="of:=[.H4]" office:value-type="float" office:value="0.41" calcext:value-type="float">
            <text:p>0.41</text:p>
          </table:table-cell>
          <table:table-cell table:formula="of:=[.F4]" office:value-type="float" office:value="1.9" calcext:value-type="float">
            <text:p>1.9</text:p>
          </table:table-cell>
          <table:table-cell table:formula="of:=[.G4]" office:value-type="float" office:value="1.31" calcext:value-type="float">
            <text:p>1.31</text:p>
          </table:table-cell>
          <table:table-cell table:formula="of:=[.J4]" office:value-type="float" office:value="0.231707317073171" calcext:value-type="float">
            <text:p>0.2317073170731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am</text:p>
          </table:table-cell>
          <table:table-cell office:value-type="float" office:value="1.04" calcext:value-type="float">
            <text:p>1.04</text:p>
          </table:table-cell>
          <table:table-cell table:formula="of:=[.B5]/100/3600" office:value-type="float" office:value="0.00000288888888888889" calcext:value-type="float">
            <text:p>2.88888888888889E-06</text:p>
          </table:table-cell>
          <table:table-cell table:formula="of:=[.C5]/10^7" office:value-type="float" office:value="0.000000000000288888888888889" calcext:value-type="float">
            <text:p>2.88888888888889E-13</text:p>
          </table:table-cell>
          <table:table-cell office:value-type="float" office:value="0.036" calcext:value-type="float">
            <text:p>0.036</text:p>
          </table:table-cell>
          <table:table-cell table:formula="of:=[.E5]*100" office:value-type="float" office:value="3.6" calcext:value-type="float">
            <text:p>3.6</text:p>
          </table:table-cell>
          <table:table-cell office:value-type="float" office:value="1.56" calcext:value-type="float">
            <text:p>1.56</text:p>
          </table:table-cell>
          <table:table-cell office:value-type="float" office:value="0.43" calcext:value-type="float">
            <text:p>0.43</text:p>
          </table:table-cell>
          <table:table-cell office:value-type="float" office:value="0.078" calcext:value-type="float">
            <text:p>0.078</text:p>
          </table:table-cell>
          <table:table-cell table:formula="of:=[.I5]/[.H5]" office:value-type="float" office:value="0.181395348837209" calcext:value-type="float">
            <text:p>0.181395348837209</text:p>
          </table:table-cell>
          <table:table-cell/>
          <table:table-cell table:formula="of:=[.D5]" office:value-type="float" office:value="0.000000000000288888888888889" calcext:value-type="float">
            <text:p>2.88888888888889E-13</text:p>
          </table:table-cell>
          <table:table-cell table:formula="of:=[.H5]" office:value-type="float" office:value="0.43" calcext:value-type="float">
            <text:p>0.43</text:p>
          </table:table-cell>
          <table:table-cell table:formula="of:=[.F5]" office:value-type="float" office:value="3.6" calcext:value-type="float">
            <text:p>3.6</text:p>
          </table:table-cell>
          <table:table-cell table:formula="of:=[.G5]" office:value-type="float" office:value="1.56" calcext:value-type="float">
            <text:p>1.56</text:p>
          </table:table-cell>
          <table:table-cell table:formula="of:=[.J5]" office:value-type="float" office:value="0.181395348837209" calcext:value-type="float">
            <text:p>0.1813953488372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amy sand</text:p>
          </table:table-cell>
          <table:table-cell office:value-type="float" office:value="14.59" calcext:value-type="float">
            <text:p>14.59</text:p>
          </table:table-cell>
          <table:table-cell table:formula="of:=[.B6]/100/3600" office:value-type="float" office:value="0.0000405277777777778" calcext:value-type="float">
            <text:p>4.05277777777778E-05</text:p>
          </table:table-cell>
          <table:table-cell table:formula="of:=[.C6]/10^7" office:value-type="float" office:value="0.00000000000405277777777778" calcext:value-type="float">
            <text:p>4.05277777777778E-12</text:p>
          </table:table-cell>
          <table:table-cell office:value-type="float" office:value="0.124" calcext:value-type="float">
            <text:p>0.124</text:p>
          </table:table-cell>
          <table:table-cell table:formula="of:=[.E6]*100" office:value-type="float" office:value="12.4" calcext:value-type="float">
            <text:p>12.4</text:p>
          </table:table-cell>
          <table:table-cell office:value-type="float" office:value="2.28" calcext:value-type="float">
            <text:p>2.28</text:p>
          </table:table-cell>
          <table:table-cell office:value-type="float" office:value="0.41" calcext:value-type="float">
            <text:p>0.41</text:p>
          </table:table-cell>
          <table:table-cell office:value-type="float" office:value="0.057" calcext:value-type="float">
            <text:p>0.057</text:p>
          </table:table-cell>
          <table:table-cell table:formula="of:=[.I6]/[.H6]" office:value-type="float" office:value="0.139024390243902" calcext:value-type="float">
            <text:p>0.139024390243902</text:p>
          </table:table-cell>
          <table:table-cell/>
          <table:table-cell table:formula="of:=[.D6]" office:value-type="float" office:value="0.00000000000405277777777778" calcext:value-type="float">
            <text:p>4.05277777777778E-12</text:p>
          </table:table-cell>
          <table:table-cell table:formula="of:=[.H6]" office:value-type="float" office:value="0.41" calcext:value-type="float">
            <text:p>0.41</text:p>
          </table:table-cell>
          <table:table-cell table:formula="of:=[.F6]" office:value-type="float" office:value="12.4" calcext:value-type="float">
            <text:p>12.4</text:p>
          </table:table-cell>
          <table:table-cell table:formula="of:=[.G6]" office:value-type="float" office:value="2.28" calcext:value-type="float">
            <text:p>2.28</text:p>
          </table:table-cell>
          <table:table-cell table:formula="of:=[.J6]" office:value-type="float" office:value="0.139024390243902" calcext:value-type="float">
            <text:p>0.1390243902439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lt</text:p>
          </table:table-cell>
          <table:table-cell office:value-type="float" office:value="0.25" calcext:value-type="float">
            <text:p>0.25</text:p>
          </table:table-cell>
          <table:table-cell table:formula="of:=[.B7]/100/3600" office:value-type="float" office:value="0.000000694444444444445" calcext:value-type="float">
            <text:p>6.94444444444445E-07</text:p>
          </table:table-cell>
          <table:table-cell table:formula="of:=[.C7]/10^7" office:value-type="float" office:value="0.0000000000000694444444444444" calcext:value-type="float">
            <text:p>6.94444444444444E-14</text:p>
          </table:table-cell>
          <table:table-cell office:value-type="float" office:value="0.016" calcext:value-type="float">
            <text:p>0.016</text:p>
          </table:table-cell>
          <table:table-cell table:formula="of:=[.E7]*100" office:value-type="float" office:value="1.6" calcext:value-type="float">
            <text:p>1.6</text:p>
          </table:table-cell>
          <table:table-cell office:value-type="float" office:value="1.37" calcext:value-type="float">
            <text:p>1.37</text:p>
          </table:table-cell>
          <table:table-cell office:value-type="float" office:value="0.46" calcext:value-type="float">
            <text:p>0.46</text:p>
          </table:table-cell>
          <table:table-cell office:value-type="float" office:value="0.034" calcext:value-type="float">
            <text:p>0.034</text:p>
          </table:table-cell>
          <table:table-cell table:formula="of:=[.I7]/[.H7]" office:value-type="float" office:value="0.0739130434782609" calcext:value-type="float">
            <text:p>0.073913043478261</text:p>
          </table:table-cell>
          <table:table-cell/>
          <table:table-cell table:formula="of:=[.D7]" office:value-type="float" office:value="0.0000000000000694444444444444" calcext:value-type="float">
            <text:p>6.94444444444444E-14</text:p>
          </table:table-cell>
          <table:table-cell table:formula="of:=[.H7]" office:value-type="float" office:value="0.46" calcext:value-type="float">
            <text:p>0.46</text:p>
          </table:table-cell>
          <table:table-cell table:formula="of:=[.F7]" office:value-type="float" office:value="1.6" calcext:value-type="float">
            <text:p>1.6</text:p>
          </table:table-cell>
          <table:table-cell table:formula="of:=[.G7]" office:value-type="float" office:value="1.37" calcext:value-type="float">
            <text:p>1.37</text:p>
          </table:table-cell>
          <table:table-cell table:formula="of:=[.J7]" office:value-type="float" office:value="0.0739130434782609" calcext:value-type="float">
            <text:p>0.07391304347826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lt loam</text:p>
          </table:table-cell>
          <table:table-cell office:value-type="float" office:value="0.45" calcext:value-type="float">
            <text:p>0.45</text:p>
          </table:table-cell>
          <table:table-cell table:formula="of:=[.B8]/100/3600" office:value-type="float" office:value="0.00000125" calcext:value-type="float">
            <text:p>1.25E-06</text:p>
          </table:table-cell>
          <table:table-cell table:formula="of:=[.C8]/10^7" office:value-type="float" office:value="0.000000000000125" calcext:value-type="float">
            <text:p>1.25E-13</text:p>
          </table:table-cell>
          <table:table-cell office:value-type="float" office:value="0.02" calcext:value-type="float">
            <text:p>0.02</text:p>
          </table:table-cell>
          <table:table-cell table:formula="of:=[.E8]*100" office:value-type="float" office:value="2" calcext:value-type="float">
            <text:p>2</text:p>
          </table:table-cell>
          <table:table-cell office:value-type="float" office:value="1.41" calcext:value-type="float">
            <text:p>1.41</text:p>
          </table:table-cell>
          <table:table-cell office:value-type="float" office:value="0.45" calcext:value-type="float">
            <text:p>0.45</text:p>
          </table:table-cell>
          <table:table-cell office:value-type="float" office:value="0.067" calcext:value-type="float">
            <text:p>0.067</text:p>
          </table:table-cell>
          <table:table-cell table:formula="of:=[.I8]/[.H8]" office:value-type="float" office:value="0.148888888888889" calcext:value-type="float">
            <text:p>0.148888888888889</text:p>
          </table:table-cell>
          <table:table-cell/>
          <table:table-cell table:formula="of:=[.D8]" office:value-type="float" office:value="0.000000000000125" calcext:value-type="float">
            <text:p>1.25E-13</text:p>
          </table:table-cell>
          <table:table-cell table:formula="of:=[.H8]" office:value-type="float" office:value="0.45" calcext:value-type="float">
            <text:p>0.45</text:p>
          </table:table-cell>
          <table:table-cell table:formula="of:=[.F8]" office:value-type="float" office:value="2" calcext:value-type="float">
            <text:p>2</text:p>
          </table:table-cell>
          <table:table-cell table:formula="of:=[.G8]" office:value-type="float" office:value="1.41" calcext:value-type="float">
            <text:p>1.41</text:p>
          </table:table-cell>
          <table:table-cell table:formula="of:=[.J8]" office:value-type="float" office:value="0.148888888888889" calcext:value-type="float">
            <text:p>0.1488888888888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lty clay</text:p>
          </table:table-cell>
          <table:table-cell office:value-type="float" office:value="0.02" calcext:value-type="float">
            <text:p>0.02</text:p>
          </table:table-cell>
          <table:table-cell table:formula="of:=[.B9]/100/3600" office:value-type="float" office:value="0.0000000555555555555556" calcext:value-type="float">
            <text:p>5.55555555555556E-08</text:p>
          </table:table-cell>
          <table:table-cell table:formula="of:=[.C9]/10^7" office:value-type="float" office:value="5.55555555555556E-015" calcext:value-type="float">
            <text:p>5.55555555555556E-15</text:p>
          </table:table-cell>
          <table:table-cell office:value-type="float" office:value="0.005" calcext:value-type="float">
            <text:p>0.005</text:p>
          </table:table-cell>
          <table:table-cell table:formula="of:=[.E9]*100" office:value-type="float" office:value="0.5" calcext:value-type="float">
            <text:p>0.5</text:p>
          </table:table-cell>
          <table:table-cell office:value-type="float" office:value="1.09" calcext:value-type="float">
            <text:p>1.09</text:p>
          </table:table-cell>
          <table:table-cell office:value-type="float" office:value="0.36" calcext:value-type="float">
            <text:p>0.36</text:p>
          </table:table-cell>
          <table:table-cell office:value-type="float" office:value="0.07" calcext:value-type="float">
            <text:p>0.07</text:p>
          </table:table-cell>
          <table:table-cell table:formula="of:=[.I9]/[.H9]" office:value-type="float" office:value="0.194444444444444" calcext:value-type="float">
            <text:p>0.194444444444444</text:p>
          </table:table-cell>
          <table:table-cell/>
          <table:table-cell table:formula="of:=[.D9]" office:value-type="float" office:value="5.55555555555556E-015" calcext:value-type="float">
            <text:p>5.55555555555556E-15</text:p>
          </table:table-cell>
          <table:table-cell table:formula="of:=[.H9]" office:value-type="float" office:value="0.36" calcext:value-type="float">
            <text:p>0.36</text:p>
          </table:table-cell>
          <table:table-cell table:formula="of:=[.F9]" office:value-type="float" office:value="0.5" calcext:value-type="float">
            <text:p>0.5</text:p>
          </table:table-cell>
          <table:table-cell table:formula="of:=[.G9]" office:value-type="float" office:value="1.09" calcext:value-type="float">
            <text:p>1.09</text:p>
          </table:table-cell>
          <table:table-cell table:formula="of:=[.J9]" office:value-type="float" office:value="0.194444444444444" calcext:value-type="float">
            <text:p>0.1944444444444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lty clay loam</text:p>
          </table:table-cell>
          <table:table-cell office:value-type="float" office:value="0.07" calcext:value-type="float">
            <text:p>0.07</text:p>
          </table:table-cell>
          <table:table-cell table:formula="of:=[.B10]/100/3600" office:value-type="float" office:value="0.000000194444444444444" calcext:value-type="float">
            <text:p>1.94444444444444E-07</text:p>
          </table:table-cell>
          <table:table-cell table:formula="of:=[.C10]/10^7" office:value-type="float" office:value="0.0000000000000194444444444444" calcext:value-type="float">
            <text:p>1.94444444444444E-14</text:p>
          </table:table-cell>
          <table:table-cell office:value-type="float" office:value="0.01" calcext:value-type="float">
            <text:p>0.01</text:p>
          </table:table-cell>
          <table:table-cell table:formula="of:=[.E10]*100"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office:value-type="float" office:value="0.43" calcext:value-type="float">
            <text:p>0.43</text:p>
          </table:table-cell>
          <table:table-cell office:value-type="float" office:value="0.089" calcext:value-type="float">
            <text:p>0.089</text:p>
          </table:table-cell>
          <table:table-cell table:formula="of:=[.I10]/[.H10]" office:value-type="float" office:value="0.206976744186046" calcext:value-type="float">
            <text:p>0.206976744186046</text:p>
          </table:table-cell>
          <table:table-cell/>
          <table:table-cell table:formula="of:=[.D10]" office:value-type="float" office:value="0.0000000000000194444444444444" calcext:value-type="float">
            <text:p>1.94444444444444E-14</text:p>
          </table:table-cell>
          <table:table-cell table:formula="of:=[.H10]" office:value-type="float" office:value="0.43" calcext:value-type="float">
            <text:p>0.43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" office:value-type="float" office:value="1.23" calcext:value-type="float">
            <text:p>1.23</text:p>
          </table:table-cell>
          <table:table-cell table:formula="of:=[.J10]" office:value-type="float" office:value="0.206976744186046" calcext:value-type="float">
            <text:p>0.2069767441860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29.7" calcext:value-type="float">
            <text:p>29.7</text:p>
          </table:table-cell>
          <table:table-cell table:formula="of:=[.B11]/100/3600" office:value-type="float" office:value="0.0000825" calcext:value-type="float">
            <text:p>8.25E-05</text:p>
          </table:table-cell>
          <table:table-cell table:formula="of:=[.C11]/10^7" office:value-type="float" office:value="0.00000000000825" calcext:value-type="float">
            <text:p>8.25E-12</text:p>
          </table:table-cell>
          <table:table-cell office:value-type="float" office:value="0.145" calcext:value-type="float">
            <text:p>0.145</text:p>
          </table:table-cell>
          <table:table-cell table:formula="of:=[.E11]*100" office:value-type="float" office:value="14.5" calcext:value-type="float">
            <text:p>14.5</text:p>
          </table:table-cell>
          <table:table-cell office:value-type="float" office:value="2.68" calcext:value-type="float">
            <text:p>2.68</text:p>
          </table:table-cell>
          <table:table-cell office:value-type="float" office:value="0.43" calcext:value-type="float">
            <text:p>0.43</text:p>
          </table:table-cell>
          <table:table-cell office:value-type="float" office:value="0.045" calcext:value-type="float">
            <text:p>0.045</text:p>
          </table:table-cell>
          <table:table-cell table:formula="of:=[.I11]/[.H11]" office:value-type="float" office:value="0.104651162790698" calcext:value-type="float">
            <text:p>0.104651162790698</text:p>
          </table:table-cell>
          <table:table-cell/>
          <table:table-cell table:formula="of:=[.D11]" office:value-type="float" office:value="0.00000000000825" calcext:value-type="float">
            <text:p>8.25E-12</text:p>
          </table:table-cell>
          <table:table-cell table:formula="of:=[.H11]" office:value-type="float" office:value="0.43" calcext:value-type="float">
            <text:p>0.43</text:p>
          </table:table-cell>
          <table:table-cell table:formula="of:=[.F11]" office:value-type="float" office:value="14.5" calcext:value-type="float">
            <text:p>14.5</text:p>
          </table:table-cell>
          <table:table-cell table:formula="of:=[.G11]" office:value-type="float" office:value="2.68" calcext:value-type="float">
            <text:p>2.68</text:p>
          </table:table-cell>
          <table:table-cell table:formula="of:=[.J11]" office:value-type="float" office:value="0.104651162790698" calcext:value-type="float">
            <text:p>0.10465116279069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ndy clay</text:p>
          </table:table-cell>
          <table:table-cell office:value-type="float" office:value="0.12" calcext:value-type="float">
            <text:p>0.12</text:p>
          </table:table-cell>
          <table:table-cell table:formula="of:=[.B12]/100/3600" office:value-type="float" office:value="0.000000333333333333333" calcext:value-type="float">
            <text:p>3.33333333333333E-07</text:p>
          </table:table-cell>
          <table:table-cell table:formula="of:=[.C12]/10^7" office:value-type="float" office:value="0.0000000000000333333333333333" calcext:value-type="float">
            <text:p>3.33333333333333E-14</text:p>
          </table:table-cell>
          <table:table-cell office:value-type="float" office:value="0.027" calcext:value-type="float">
            <text:p>0.027</text:p>
          </table:table-cell>
          <table:table-cell table:formula="of:=[.E12]*100" office:value-type="float" office:value="2.7" calcext:value-type="float">
            <text:p>2.7</text:p>
          </table:table-cell>
          <table:table-cell office:value-type="float" office:value="1.23" calcext:value-type="float">
            <text:p>1.23</text:p>
          </table:table-cell>
          <table:table-cell office:value-type="float" office:value="0.38" calcext:value-type="float">
            <text:p>0.38</text:p>
          </table:table-cell>
          <table:table-cell office:value-type="float" office:value="0.1" calcext:value-type="float">
            <text:p>0.1</text:p>
          </table:table-cell>
          <table:table-cell table:formula="of:=[.I12]/[.H12]" office:value-type="float" office:value="0.263157894736842" calcext:value-type="float">
            <text:p>0.263157894736842</text:p>
          </table:table-cell>
          <table:table-cell/>
          <table:table-cell table:formula="of:=[.D12]" office:value-type="float" office:value="0.0000000000000333333333333333" calcext:value-type="float">
            <text:p>3.33333333333333E-14</text:p>
          </table:table-cell>
          <table:table-cell table:formula="of:=[.H12]" office:value-type="float" office:value="0.38" calcext:value-type="float">
            <text:p>0.38</text:p>
          </table:table-cell>
          <table:table-cell table:formula="of:=[.F12]" office:value-type="float" office:value="2.7" calcext:value-type="float">
            <text:p>2.7</text:p>
          </table:table-cell>
          <table:table-cell table:formula="of:=[.G12]" office:value-type="float" office:value="1.23" calcext:value-type="float">
            <text:p>1.23</text:p>
          </table:table-cell>
          <table:table-cell table:formula="of:=[.J12]" office:value-type="float" office:value="0.263157894736842" calcext:value-type="float">
            <text:p>0.2631578947368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ndy cla</text:p>
          </table:table-cell>
          <table:table-cell office:value-type="float" office:value="1.31" calcext:value-type="float">
            <text:p>1.31</text:p>
          </table:table-cell>
          <table:table-cell table:formula="of:=[.B13]/100/3600" office:value-type="float" office:value="0.00000363888888888889" calcext:value-type="float">
            <text:p>3.63888888888889E-06</text:p>
          </table:table-cell>
          <table:table-cell table:formula="of:=[.C13]/10^7" office:value-type="float" office:value="0.000000000000363888888888889" calcext:value-type="float">
            <text:p>3.63888888888889E-13</text:p>
          </table:table-cell>
          <table:table-cell office:value-type="float" office:value="0.059" calcext:value-type="float">
            <text:p>0.059</text:p>
          </table:table-cell>
          <table:table-cell table:formula="of:=[.E13]*100" office:value-type="float" office:value="5.9" calcext:value-type="float">
            <text:p>5.9</text:p>
          </table:table-cell>
          <table:table-cell office:value-type="float" office:value="1.48" calcext:value-type="float">
            <text:p>1.48</text:p>
          </table:table-cell>
          <table:table-cell office:value-type="float" office:value="0.39" calcext:value-type="float">
            <text:p>0.39</text:p>
          </table:table-cell>
          <table:table-cell office:value-type="float" office:value="0.1" calcext:value-type="float">
            <text:p>0.1</text:p>
          </table:table-cell>
          <table:table-cell table:formula="of:=[.I13]/[.H13]" office:value-type="float" office:value="0.256410256410256" calcext:value-type="float">
            <text:p>0.256410256410256</text:p>
          </table:table-cell>
          <table:table-cell/>
          <table:table-cell table:formula="of:=[.D13]" office:value-type="float" office:value="0.000000000000363888888888889" calcext:value-type="float">
            <text:p>3.63888888888889E-13</text:p>
          </table:table-cell>
          <table:table-cell table:formula="of:=[.H13]" office:value-type="float" office:value="0.39" calcext:value-type="float">
            <text:p>0.39</text:p>
          </table:table-cell>
          <table:table-cell table:formula="of:=[.F13]" office:value-type="float" office:value="5.9" calcext:value-type="float">
            <text:p>5.9</text:p>
          </table:table-cell>
          <table:table-cell table:formula="of:=[.G13]" office:value-type="float" office:value="1.48" calcext:value-type="float">
            <text:p>1.48</text:p>
          </table:table-cell>
          <table:table-cell table:formula="of:=[.J13]" office:value-type="float" office:value="0.256410256410256" calcext:value-type="float">
            <text:p>0.2564102564102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ndy loam</text:p>
          </table:table-cell>
          <table:table-cell office:value-type="float" office:value="4.42" calcext:value-type="float">
            <text:p>4.42</text:p>
          </table:table-cell>
          <table:table-cell table:formula="of:=[.B14]/100/3600" office:value-type="float" office:value="0.0000122777777777778" calcext:value-type="float">
            <text:p>1.22777777777778E-05</text:p>
          </table:table-cell>
          <table:table-cell table:formula="of:=[.C14]/10^7" office:value-type="float" office:value="0.00000000000122777777777778" calcext:value-type="float">
            <text:p>1.22777777777778E-12</text:p>
          </table:table-cell>
          <table:table-cell office:value-type="float" office:value="0.075" calcext:value-type="float">
            <text:p>0.075</text:p>
          </table:table-cell>
          <table:table-cell table:formula="of:=[.E14]*100" office:value-type="float" office:value="7.5" calcext:value-type="float">
            <text:p>7.5</text:p>
          </table:table-cell>
          <table:table-cell office:value-type="float" office:value="1.89" calcext:value-type="float">
            <text:p>1.89</text:p>
          </table:table-cell>
          <table:table-cell office:value-type="float" office:value="0.41" calcext:value-type="float">
            <text:p>0.41</text:p>
          </table:table-cell>
          <table:table-cell office:value-type="float" office:value="0.065" calcext:value-type="float">
            <text:p>0.065</text:p>
          </table:table-cell>
          <table:table-cell table:formula="of:=[.I14]/[.H14]" office:value-type="float" office:value="0.158536585365854" calcext:value-type="float">
            <text:p>0.158536585365854</text:p>
          </table:table-cell>
          <table:table-cell/>
          <table:table-cell table:formula="of:=[.D14]" office:value-type="float" office:value="0.00000000000122777777777778" calcext:value-type="float">
            <text:p>1.22777777777778E-12</text:p>
          </table:table-cell>
          <table:table-cell table:formula="of:=[.H14]" office:value-type="float" office:value="0.41" calcext:value-type="float">
            <text:p>0.41</text:p>
          </table:table-cell>
          <table:table-cell table:formula="of:=[.F14]" office:value-type="float" office:value="7.5" calcext:value-type="float">
            <text:p>7.5</text:p>
          </table:table-cell>
          <table:table-cell table:formula="of:=[.G14]" office:value-type="float" office:value="1.89" calcext:value-type="float">
            <text:p>1.89</text:p>
          </table:table-cell>
          <table:table-cell table:formula="of:=[.J14]" office:value-type="float" office:value="0.158536585365854" calcext:value-type="float">
            <text:p>0.158536585365854</text:p>
          </table:table-cell>
          <table:table-cell table:number-columns-repeated="100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formula="of:=10/100/600" office:value-type="float" office:value="0.000166666666666667" calcext:value-type="float">
            <text:p>0.000166666666667</text:p>
          </table:table-cell>
          <table:table-cell table:number-columns-repeated="2"/>
          <table:table-cell table:formula="of:=1/100" office:value-type="float" office:value="0.01" calcext:value-type="float">
            <text:p>0.01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2">
        <office:forms form:automatic-focus="false" form:apply-design-mode="false"/>
        <table:table-column table:style-name="co3" table:number-columns-repeated="8" table:default-cell-style-name="Default"/>
        <table:table-row table:style-name="ro1">
          <table:table-cell table:formula="of:=[.C1]/86400" office:value-type="float" office:value="0.0104166666666667" calcext:value-type="float">
            <text:p>0.010416666666667</text:p>
          </table:table-cell>
          <table:table-cell table:formula="of:=[.C1]/3600" office:value-type="float" office:value="0.25" calcext:value-type="float">
            <text:p>0.25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]/900" office:value-type="float" office:value="1" calcext:value-type="float">
            <text:p>1</text:p>
          </table:table-cell>
        </table:table-row>
        <table:table-row table:style-name="ro1">
          <table:table-cell table:formula="of:=[.C2]/86400" office:value-type="float" office:value="0.0208333333333333" calcext:value-type="float">
            <text:p>0.020833333333333</text:p>
          </table:table-cell>
          <table:table-cell table:formula="of:=[.C2]/3600" office:value-type="float" office:value="0.5" calcext:value-type="float">
            <text:p>0.5</text:p>
          </table:table-cell>
          <table:table-cell table:formula="of:=[.C1]+900"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]/900" office:value-type="float" office:value="2" calcext:value-type="float">
            <text:p>2</text:p>
          </table:table-cell>
        </table:table-row>
        <table:table-row table:style-name="ro1">
          <table:table-cell table:formula="of:=[.C3]/86400" office:value-type="float" office:value="0.03125" calcext:value-type="float">
            <text:p>0.03125</text:p>
          </table:table-cell>
          <table:table-cell table:formula="of:=[.C3]/3600" office:value-type="float" office:value="0.75" calcext:value-type="float">
            <text:p>0.75</text:p>
          </table:table-cell>
          <table:table-cell table:formula="of:=[.C2]+900"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]/900" office:value-type="float" office:value="3" calcext:value-type="float">
            <text:p>3</text:p>
          </table:table-cell>
        </table:table-row>
        <table:table-row table:style-name="ro1">
          <table:table-cell table:formula="of:=[.C4]/86400" office:value-type="float" office:value="0.0416666666666667" calcext:value-type="float">
            <text:p>0.041666666666667</text:p>
          </table:table-cell>
          <table:table-cell table:formula="of:=[.C4]/3600" office:value-type="float" office:value="1" calcext:value-type="float">
            <text:p>1</text:p>
          </table:table-cell>
          <table:table-cell table:formula="of:=[.C3]+900" office:value-type="float" office:value="3600" calcext:value-type="float">
            <text:p>3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]/900" office:value-type="float" office:value="4" calcext:value-type="float">
            <text:p>4</text:p>
          </table:table-cell>
        </table:table-row>
        <table:table-row table:style-name="ro1">
          <table:table-cell table:formula="of:=[.C5]/86400" office:value-type="float" office:value="0.0520833333333333" calcext:value-type="float">
            <text:p>0.052083333333333</text:p>
          </table:table-cell>
          <table:table-cell table:formula="of:=[.C5]/3600" office:value-type="float" office:value="1.25" calcext:value-type="float">
            <text:p>1.25</text:p>
          </table:table-cell>
          <table:table-cell table:formula="of:=[.C4]+900"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]/900" office:value-type="float" office:value="5" calcext:value-type="float">
            <text:p>5</text:p>
          </table:table-cell>
        </table:table-row>
        <table:table-row table:style-name="ro1">
          <table:table-cell table:formula="of:=[.C6]/86400" office:value-type="float" office:value="0.0625" calcext:value-type="float">
            <text:p>0.0625</text:p>
          </table:table-cell>
          <table:table-cell table:formula="of:=[.C6]/3600" office:value-type="float" office:value="1.5" calcext:value-type="float">
            <text:p>1.5</text:p>
          </table:table-cell>
          <table:table-cell table:formula="of:=[.C5]+900" office:value-type="float" office:value="5400" calcext:value-type="float">
            <text:p>5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]/900" office:value-type="float" office:value="6" calcext:value-type="float">
            <text:p>6</text:p>
          </table:table-cell>
        </table:table-row>
        <table:table-row table:style-name="ro1">
          <table:table-cell table:formula="of:=[.C7]/86400" office:value-type="float" office:value="0.0729166666666667" calcext:value-type="float">
            <text:p>0.072916666666667</text:p>
          </table:table-cell>
          <table:table-cell table:formula="of:=[.C7]/3600" office:value-type="float" office:value="1.75" calcext:value-type="float">
            <text:p>1.75</text:p>
          </table:table-cell>
          <table:table-cell table:formula="of:=[.C6]+900" office:value-type="float" office:value="6300" calcext:value-type="float">
            <text:p>6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]/900" office:value-type="float" office:value="7" calcext:value-type="float">
            <text:p>7</text:p>
          </table:table-cell>
        </table:table-row>
        <table:table-row table:style-name="ro1">
          <table:table-cell table:formula="of:=[.C8]/86400" office:value-type="float" office:value="0.0833333333333333" calcext:value-type="float">
            <text:p>0.083333333333333</text:p>
          </table:table-cell>
          <table:table-cell table:formula="of:=[.C8]/3600" office:value-type="float" office:value="2" calcext:value-type="float">
            <text:p>2</text:p>
          </table:table-cell>
          <table:table-cell table:formula="of:=[.C7]+900" office:value-type="float" office:value="7200" calcext:value-type="float">
            <text:p>7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]/900" office:value-type="float" office:value="8" calcext:value-type="float">
            <text:p>8</text:p>
          </table:table-cell>
        </table:table-row>
        <table:table-row table:style-name="ro1">
          <table:table-cell table:formula="of:=[.C9]/86400" office:value-type="float" office:value="0.09375" calcext:value-type="float">
            <text:p>0.09375</text:p>
          </table:table-cell>
          <table:table-cell table:formula="of:=[.C9]/3600" office:value-type="float" office:value="2.25" calcext:value-type="float">
            <text:p>2.25</text:p>
          </table:table-cell>
          <table:table-cell table:formula="of:=[.C8]+900" office:value-type="float" office:value="8100" calcext:value-type="float">
            <text:p>8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]/900" office:value-type="float" office:value="9" calcext:value-type="float">
            <text:p>9</text:p>
          </table:table-cell>
        </table:table-row>
        <table:table-row table:style-name="ro1">
          <table:table-cell table:formula="of:=[.C10]/86400" office:value-type="float" office:value="0.104166666666667" calcext:value-type="float">
            <text:p>0.104166666666667</text:p>
          </table:table-cell>
          <table:table-cell table:formula="of:=[.C10]/3600" office:value-type="float" office:value="2.5" calcext:value-type="float">
            <text:p>2.5</text:p>
          </table:table-cell>
          <table:table-cell table:formula="of:=[.C9]+900"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]/900" office:value-type="float" office:value="10" calcext:value-type="float">
            <text:p>10</text:p>
          </table:table-cell>
        </table:table-row>
        <table:table-row table:style-name="ro1">
          <table:table-cell table:formula="of:=[.C11]/86400" office:value-type="float" office:value="0.114583333333333" calcext:value-type="float">
            <text:p>0.114583333333333</text:p>
          </table:table-cell>
          <table:table-cell table:formula="of:=[.C11]/3600" office:value-type="float" office:value="2.75" calcext:value-type="float">
            <text:p>2.75</text:p>
          </table:table-cell>
          <table:table-cell table:formula="of:=[.C10]+900" office:value-type="float" office:value="9900" calcext:value-type="float">
            <text:p>9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]/900" office:value-type="float" office:value="11" calcext:value-type="float">
            <text:p>11</text:p>
          </table:table-cell>
        </table:table-row>
        <table:table-row table:style-name="ro1">
          <table:table-cell table:formula="of:=[.C12]/86400" office:value-type="float" office:value="0.125" calcext:value-type="float">
            <text:p>0.125</text:p>
          </table:table-cell>
          <table:table-cell table:formula="of:=[.C12]/3600" office:value-type="float" office:value="3" calcext:value-type="float">
            <text:p>3</text:p>
          </table:table-cell>
          <table:table-cell table:formula="of:=[.C11]+900" office:value-type="float" office:value="10800" calcext:value-type="float">
            <text:p>10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]/900" office:value-type="float" office:value="12" calcext:value-type="float">
            <text:p>12</text:p>
          </table:table-cell>
        </table:table-row>
        <table:table-row table:style-name="ro1">
          <table:table-cell table:formula="of:=[.C13]/86400" office:value-type="float" office:value="0.135416666666667" calcext:value-type="float">
            <text:p>0.135416666666667</text:p>
          </table:table-cell>
          <table:table-cell table:formula="of:=[.C13]/3600" office:value-type="float" office:value="3.25" calcext:value-type="float">
            <text:p>3.25</text:p>
          </table:table-cell>
          <table:table-cell table:formula="of:=[.C12]+900" office:value-type="float" office:value="11700" calcext:value-type="float">
            <text:p>11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]/900" office:value-type="float" office:value="13" calcext:value-type="float">
            <text:p>13</text:p>
          </table:table-cell>
        </table:table-row>
        <table:table-row table:style-name="ro1">
          <table:table-cell table:formula="of:=[.C14]/86400" office:value-type="float" office:value="0.145833333333333" calcext:value-type="float">
            <text:p>0.145833333333333</text:p>
          </table:table-cell>
          <table:table-cell table:formula="of:=[.C14]/3600" office:value-type="float" office:value="3.5" calcext:value-type="float">
            <text:p>3.5</text:p>
          </table:table-cell>
          <table:table-cell table:formula="of:=[.C13]+900" office:value-type="float" office:value="12600" calcext:value-type="float">
            <text:p>12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]/900" office:value-type="float" office:value="14" calcext:value-type="float">
            <text:p>14</text:p>
          </table:table-cell>
        </table:table-row>
        <table:table-row table:style-name="ro1">
          <table:table-cell table:formula="of:=[.C15]/86400" office:value-type="float" office:value="0.15625" calcext:value-type="float">
            <text:p>0.15625</text:p>
          </table:table-cell>
          <table:table-cell table:formula="of:=[.C15]/3600" office:value-type="float" office:value="3.75" calcext:value-type="float">
            <text:p>3.75</text:p>
          </table:table-cell>
          <table:table-cell table:formula="of:=[.C14]+900" office:value-type="float" office:value="13500" calcext:value-type="float">
            <text:p>13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]/900" office:value-type="float" office:value="15" calcext:value-type="float">
            <text:p>15</text:p>
          </table:table-cell>
        </table:table-row>
        <table:table-row table:style-name="ro1">
          <table:table-cell table:formula="of:=[.C16]/86400" office:value-type="float" office:value="0.166666666666667" calcext:value-type="float">
            <text:p>0.166666666666667</text:p>
          </table:table-cell>
          <table:table-cell table:formula="of:=[.C16]/3600" office:value-type="float" office:value="4" calcext:value-type="float">
            <text:p>4</text:p>
          </table:table-cell>
          <table:table-cell table:formula="of:=[.C15]+900" office:value-type="float" office:value="14400" calcext:value-type="float">
            <text:p>14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]/900" office:value-type="float" office:value="16" calcext:value-type="float">
            <text:p>16</text:p>
          </table:table-cell>
        </table:table-row>
        <table:table-row table:style-name="ro1">
          <table:table-cell table:formula="of:=[.C17]/86400" office:value-type="float" office:value="0.177083333333333" calcext:value-type="float">
            <text:p>0.177083333333333</text:p>
          </table:table-cell>
          <table:table-cell table:formula="of:=[.C17]/3600" office:value-type="float" office:value="4.25" calcext:value-type="float">
            <text:p>4.25</text:p>
          </table:table-cell>
          <table:table-cell table:formula="of:=[.C16]+900" office:value-type="float" office:value="15300" calcext:value-type="float">
            <text:p>15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]/900" office:value-type="float" office:value="17" calcext:value-type="float">
            <text:p>17</text:p>
          </table:table-cell>
        </table:table-row>
        <table:table-row table:style-name="ro1">
          <table:table-cell table:formula="of:=[.C18]/86400" office:value-type="float" office:value="0.1875" calcext:value-type="float">
            <text:p>0.1875</text:p>
          </table:table-cell>
          <table:table-cell table:formula="of:=[.C18]/3600" office:value-type="float" office:value="4.5" calcext:value-type="float">
            <text:p>4.5</text:p>
          </table:table-cell>
          <table:table-cell table:formula="of:=[.C17]+900" office:value-type="float" office:value="16200" calcext:value-type="float">
            <text:p>16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]/900" office:value-type="float" office:value="18" calcext:value-type="float">
            <text:p>18</text:p>
          </table:table-cell>
        </table:table-row>
        <table:table-row table:style-name="ro1">
          <table:table-cell table:formula="of:=[.C19]/86400" office:value-type="float" office:value="0.197916666666667" calcext:value-type="float">
            <text:p>0.197916666666667</text:p>
          </table:table-cell>
          <table:table-cell table:formula="of:=[.C19]/3600" office:value-type="float" office:value="4.75" calcext:value-type="float">
            <text:p>4.75</text:p>
          </table:table-cell>
          <table:table-cell table:formula="of:=[.C18]+900" office:value-type="float" office:value="17100" calcext:value-type="float">
            <text:p>17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]/900" office:value-type="float" office:value="19" calcext:value-type="float">
            <text:p>19</text:p>
          </table:table-cell>
        </table:table-row>
        <table:table-row table:style-name="ro1">
          <table:table-cell table:formula="of:=[.C20]/86400" office:value-type="float" office:value="0.208333333333333" calcext:value-type="float">
            <text:p>0.208333333333333</text:p>
          </table:table-cell>
          <table:table-cell table:formula="of:=[.C20]/3600" office:value-type="float" office:value="5" calcext:value-type="float">
            <text:p>5</text:p>
          </table:table-cell>
          <table:table-cell table:formula="of:=[.C19]+900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0]/900" office:value-type="float" office:value="20" calcext:value-type="float">
            <text:p>20</text:p>
          </table:table-cell>
        </table:table-row>
        <table:table-row table:style-name="ro1">
          <table:table-cell table:formula="of:=[.C21]/86400" office:value-type="float" office:value="0.21875" calcext:value-type="float">
            <text:p>0.21875</text:p>
          </table:table-cell>
          <table:table-cell table:formula="of:=[.C21]/3600" office:value-type="float" office:value="5.25" calcext:value-type="float">
            <text:p>5.25</text:p>
          </table:table-cell>
          <table:table-cell table:formula="of:=[.C20]+900" office:value-type="float" office:value="18900" calcext:value-type="float">
            <text:p>18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1]/900" office:value-type="float" office:value="21" calcext:value-type="float">
            <text:p>21</text:p>
          </table:table-cell>
        </table:table-row>
        <table:table-row table:style-name="ro1">
          <table:table-cell table:formula="of:=[.C22]/86400" office:value-type="float" office:value="0.229166666666667" calcext:value-type="float">
            <text:p>0.229166666666667</text:p>
          </table:table-cell>
          <table:table-cell table:formula="of:=[.C22]/3600" office:value-type="float" office:value="5.5" calcext:value-type="float">
            <text:p>5.5</text:p>
          </table:table-cell>
          <table:table-cell table:formula="of:=[.C21]+900" office:value-type="float" office:value="19800" calcext:value-type="float">
            <text:p>19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2]/900" office:value-type="float" office:value="22" calcext:value-type="float">
            <text:p>22</text:p>
          </table:table-cell>
        </table:table-row>
        <table:table-row table:style-name="ro1">
          <table:table-cell table:formula="of:=[.C23]/86400" office:value-type="float" office:value="0.239583333333333" calcext:value-type="float">
            <text:p>0.239583333333333</text:p>
          </table:table-cell>
          <table:table-cell table:formula="of:=[.C23]/3600" office:value-type="float" office:value="5.75" calcext:value-type="float">
            <text:p>5.75</text:p>
          </table:table-cell>
          <table:table-cell table:formula="of:=[.C22]+900" office:value-type="float" office:value="20700" calcext:value-type="float">
            <text:p>20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3]/900" office:value-type="float" office:value="23" calcext:value-type="float">
            <text:p>23</text:p>
          </table:table-cell>
        </table:table-row>
        <table:table-row table:style-name="ro1">
          <table:table-cell table:formula="of:=[.C24]/86400" office:value-type="float" office:value="0.25" calcext:value-type="float">
            <text:p>0.25</text:p>
          </table:table-cell>
          <table:table-cell table:formula="of:=[.C24]/3600" office:value-type="float" office:value="6" calcext:value-type="float">
            <text:p>6</text:p>
          </table:table-cell>
          <table:table-cell table:formula="of:=[.C23]+900" office:value-type="float" office:value="21600" calcext:value-type="float">
            <text:p>21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4]/900" office:value-type="float" office:value="24" calcext:value-type="float">
            <text:p>24</text:p>
          </table:table-cell>
        </table:table-row>
        <table:table-row table:style-name="ro1">
          <table:table-cell table:formula="of:=[.C25]/86400" office:value-type="float" office:value="0.260416666666667" calcext:value-type="float">
            <text:p>0.260416666666667</text:p>
          </table:table-cell>
          <table:table-cell table:formula="of:=[.C25]/3600" office:value-type="float" office:value="6.25" calcext:value-type="float">
            <text:p>6.25</text:p>
          </table:table-cell>
          <table:table-cell table:formula="of:=[.C24]+900" office:value-type="float" office:value="22500" calcext:value-type="float">
            <text:p>2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5]/900" office:value-type="float" office:value="25" calcext:value-type="float">
            <text:p>25</text:p>
          </table:table-cell>
        </table:table-row>
        <table:table-row table:style-name="ro1">
          <table:table-cell table:formula="of:=[.C26]/86400" office:value-type="float" office:value="0.270833333333333" calcext:value-type="float">
            <text:p>0.270833333333333</text:p>
          </table:table-cell>
          <table:table-cell table:formula="of:=[.C26]/3600" office:value-type="float" office:value="6.5" calcext:value-type="float">
            <text:p>6.5</text:p>
          </table:table-cell>
          <table:table-cell table:formula="of:=[.C25]+900" office:value-type="float" office:value="23400" calcext:value-type="float">
            <text:p>23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6]/900" office:value-type="float" office:value="26" calcext:value-type="float">
            <text:p>26</text:p>
          </table:table-cell>
        </table:table-row>
        <table:table-row table:style-name="ro1">
          <table:table-cell table:formula="of:=[.C27]/86400" office:value-type="float" office:value="0.28125" calcext:value-type="float">
            <text:p>0.28125</text:p>
          </table:table-cell>
          <table:table-cell table:formula="of:=[.C27]/3600" office:value-type="float" office:value="6.75" calcext:value-type="float">
            <text:p>6.75</text:p>
          </table:table-cell>
          <table:table-cell table:formula="of:=[.C26]+900" office:value-type="float" office:value="24300" calcext:value-type="float">
            <text:p>24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7]/900" office:value-type="float" office:value="27" calcext:value-type="float">
            <text:p>27</text:p>
          </table:table-cell>
        </table:table-row>
        <table:table-row table:style-name="ro1">
          <table:table-cell table:formula="of:=[.C28]/86400" office:value-type="float" office:value="0.291666666666667" calcext:value-type="float">
            <text:p>0.291666666666667</text:p>
          </table:table-cell>
          <table:table-cell table:formula="of:=[.C28]/3600" office:value-type="float" office:value="7" calcext:value-type="float">
            <text:p>7</text:p>
          </table:table-cell>
          <table:table-cell table:formula="of:=[.C27]+900" office:value-type="float" office:value="25200" calcext:value-type="float">
            <text:p>25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8]/900" office:value-type="float" office:value="28" calcext:value-type="float">
            <text:p>28</text:p>
          </table:table-cell>
        </table:table-row>
        <table:table-row table:style-name="ro1">
          <table:table-cell table:formula="of:=[.C29]/86400" office:value-type="float" office:value="0.302083333333333" calcext:value-type="float">
            <text:p>0.302083333333333</text:p>
          </table:table-cell>
          <table:table-cell table:formula="of:=[.C29]/3600" office:value-type="float" office:value="7.25" calcext:value-type="float">
            <text:p>7.25</text:p>
          </table:table-cell>
          <table:table-cell table:formula="of:=[.C28]+900" office:value-type="float" office:value="26100" calcext:value-type="float">
            <text:p>26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9]/900" office:value-type="float" office:value="29" calcext:value-type="float">
            <text:p>29</text:p>
          </table:table-cell>
        </table:table-row>
        <table:table-row table:style-name="ro1">
          <table:table-cell table:formula="of:=[.C30]/86400" office:value-type="float" office:value="0.3125" calcext:value-type="float">
            <text:p>0.3125</text:p>
          </table:table-cell>
          <table:table-cell table:formula="of:=[.C30]/3600" office:value-type="float" office:value="7.5" calcext:value-type="float">
            <text:p>7.5</text:p>
          </table:table-cell>
          <table:table-cell table:formula="of:=[.C29]+900" office:value-type="float" office:value="27000" calcext:value-type="float">
            <text:p>2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0]/900" office:value-type="float" office:value="30" calcext:value-type="float">
            <text:p>30</text:p>
          </table:table-cell>
        </table:table-row>
        <table:table-row table:style-name="ro1">
          <table:table-cell table:formula="of:=[.C31]/86400" office:value-type="float" office:value="0.322916666666667" calcext:value-type="float">
            <text:p>0.322916666666667</text:p>
          </table:table-cell>
          <table:table-cell table:formula="of:=[.C31]/3600" office:value-type="float" office:value="7.75" calcext:value-type="float">
            <text:p>7.75</text:p>
          </table:table-cell>
          <table:table-cell table:formula="of:=[.C30]+900" office:value-type="float" office:value="27900" calcext:value-type="float">
            <text:p>27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1]/900" office:value-type="float" office:value="31" calcext:value-type="float">
            <text:p>31</text:p>
          </table:table-cell>
        </table:table-row>
        <table:table-row table:style-name="ro1">
          <table:table-cell table:formula="of:=[.C32]/86400" office:value-type="float" office:value="0.333333333333333" calcext:value-type="float">
            <text:p>0.333333333333333</text:p>
          </table:table-cell>
          <table:table-cell table:formula="of:=[.C32]/3600" office:value-type="float" office:value="8" calcext:value-type="float">
            <text:p>8</text:p>
          </table:table-cell>
          <table:table-cell table:formula="of:=[.C31]+900" office:value-type="float" office:value="28800" calcext:value-type="float">
            <text:p>28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2]/900" office:value-type="float" office:value="32" calcext:value-type="float">
            <text:p>32</text:p>
          </table:table-cell>
        </table:table-row>
        <table:table-row table:style-name="ro1">
          <table:table-cell table:formula="of:=[.C33]/86400" office:value-type="float" office:value="0.34375" calcext:value-type="float">
            <text:p>0.34375</text:p>
          </table:table-cell>
          <table:table-cell table:formula="of:=[.C33]/3600" office:value-type="float" office:value="8.25" calcext:value-type="float">
            <text:p>8.25</text:p>
          </table:table-cell>
          <table:table-cell table:formula="of:=[.C32]+900" office:value-type="float" office:value="29700" calcext:value-type="float">
            <text:p>29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3]/900" office:value-type="float" office:value="33" calcext:value-type="float">
            <text:p>33</text:p>
          </table:table-cell>
        </table:table-row>
        <table:table-row table:style-name="ro1">
          <table:table-cell table:formula="of:=[.C34]/86400" office:value-type="float" office:value="0.354166666666667" calcext:value-type="float">
            <text:p>0.354166666666667</text:p>
          </table:table-cell>
          <table:table-cell table:formula="of:=[.C34]/3600" office:value-type="float" office:value="8.5" calcext:value-type="float">
            <text:p>8.5</text:p>
          </table:table-cell>
          <table:table-cell table:formula="of:=[.C33]+900" office:value-type="float" office:value="30600" calcext:value-type="float">
            <text:p>30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4]/900" office:value-type="float" office:value="34" calcext:value-type="float">
            <text:p>34</text:p>
          </table:table-cell>
        </table:table-row>
        <table:table-row table:style-name="ro1">
          <table:table-cell table:formula="of:=[.C35]/86400" office:value-type="float" office:value="0.364583333333333" calcext:value-type="float">
            <text:p>0.364583333333333</text:p>
          </table:table-cell>
          <table:table-cell table:formula="of:=[.C35]/3600" office:value-type="float" office:value="8.75" calcext:value-type="float">
            <text:p>8.75</text:p>
          </table:table-cell>
          <table:table-cell table:formula="of:=[.C34]+900" office:value-type="float" office:value="31500" calcext:value-type="float">
            <text:p>31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5]/900" office:value-type="float" office:value="35" calcext:value-type="float">
            <text:p>35</text:p>
          </table:table-cell>
        </table:table-row>
        <table:table-row table:style-name="ro1">
          <table:table-cell table:formula="of:=[.C36]/86400" office:value-type="float" office:value="0.375" calcext:value-type="float">
            <text:p>0.375</text:p>
          </table:table-cell>
          <table:table-cell table:formula="of:=[.C36]/3600" office:value-type="float" office:value="9" calcext:value-type="float">
            <text:p>9</text:p>
          </table:table-cell>
          <table:table-cell table:formula="of:=[.C35]+900" office:value-type="float" office:value="32400" calcext:value-type="float">
            <text:p>3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6]/900" office:value-type="float" office:value="36" calcext:value-type="float">
            <text:p>36</text:p>
          </table:table-cell>
        </table:table-row>
        <table:table-row table:style-name="ro1">
          <table:table-cell table:formula="of:=[.C37]/86400" office:value-type="float" office:value="0.385416666666667" calcext:value-type="float">
            <text:p>0.385416666666667</text:p>
          </table:table-cell>
          <table:table-cell table:formula="of:=[.C37]/3600" office:value-type="float" office:value="9.25" calcext:value-type="float">
            <text:p>9.25</text:p>
          </table:table-cell>
          <table:table-cell table:formula="of:=[.C36]+900" office:value-type="float" office:value="33300" calcext:value-type="float">
            <text:p>3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7]/900" office:value-type="float" office:value="37" calcext:value-type="float">
            <text:p>37</text:p>
          </table:table-cell>
        </table:table-row>
        <table:table-row table:style-name="ro1">
          <table:table-cell table:formula="of:=[.C38]/86400" office:value-type="float" office:value="0.395833333333333" calcext:value-type="float">
            <text:p>0.395833333333333</text:p>
          </table:table-cell>
          <table:table-cell table:formula="of:=[.C38]/3600" office:value-type="float" office:value="9.5" calcext:value-type="float">
            <text:p>9.5</text:p>
          </table:table-cell>
          <table:table-cell table:formula="of:=[.C37]+900" office:value-type="float" office:value="34200" calcext:value-type="float">
            <text:p>3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8]/900" office:value-type="float" office:value="38" calcext:value-type="float">
            <text:p>38</text:p>
          </table:table-cell>
        </table:table-row>
        <table:table-row table:style-name="ro1">
          <table:table-cell table:formula="of:=[.C39]/86400" office:value-type="float" office:value="0.40625" calcext:value-type="float">
            <text:p>0.40625</text:p>
          </table:table-cell>
          <table:table-cell table:formula="of:=[.C39]/3600" office:value-type="float" office:value="9.75" calcext:value-type="float">
            <text:p>9.75</text:p>
          </table:table-cell>
          <table:table-cell table:formula="of:=[.C38]+900" office:value-type="float" office:value="35100" calcext:value-type="float">
            <text:p>3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9]/900" office:value-type="float" office:value="39" calcext:value-type="float">
            <text:p>39</text:p>
          </table:table-cell>
        </table:table-row>
        <table:table-row table:style-name="ro1">
          <table:table-cell table:formula="of:=[.C40]/86400" office:value-type="float" office:value="0.416666666666667" calcext:value-type="float">
            <text:p>0.416666666666667</text:p>
          </table:table-cell>
          <table:table-cell table:formula="of:=[.C40]/3600" office:value-type="float" office:value="10" calcext:value-type="float">
            <text:p>10</text:p>
          </table:table-cell>
          <table:table-cell table:formula="of:=[.C39]+900" office:value-type="float" office:value="36000" calcext:value-type="float">
            <text:p>3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0]/900" office:value-type="float" office:value="40" calcext:value-type="float">
            <text:p>40</text:p>
          </table:table-cell>
        </table:table-row>
        <table:table-row table:style-name="ro1">
          <table:table-cell table:formula="of:=[.C41]/86400" office:value-type="float" office:value="0.427083333333333" calcext:value-type="float">
            <text:p>0.427083333333333</text:p>
          </table:table-cell>
          <table:table-cell table:formula="of:=[.C41]/3600" office:value-type="float" office:value="10.25" calcext:value-type="float">
            <text:p>10.25</text:p>
          </table:table-cell>
          <table:table-cell table:formula="of:=[.C40]+900" office:value-type="float" office:value="36900" calcext:value-type="float">
            <text:p>3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1]/900" office:value-type="float" office:value="41" calcext:value-type="float">
            <text:p>41</text:p>
          </table:table-cell>
        </table:table-row>
        <table:table-row table:style-name="ro1">
          <table:table-cell table:formula="of:=[.C42]/86400" office:value-type="float" office:value="0.4375" calcext:value-type="float">
            <text:p>0.4375</text:p>
          </table:table-cell>
          <table:table-cell table:formula="of:=[.C42]/3600" office:value-type="float" office:value="10.5" calcext:value-type="float">
            <text:p>10.5</text:p>
          </table:table-cell>
          <table:table-cell table:formula="of:=[.C41]+900" office:value-type="float" office:value="37800" calcext:value-type="float">
            <text:p>3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2]/900" office:value-type="float" office:value="42" calcext:value-type="float">
            <text:p>42</text:p>
          </table:table-cell>
        </table:table-row>
        <table:table-row table:style-name="ro1">
          <table:table-cell table:formula="of:=[.C43]/86400" office:value-type="float" office:value="0.447916666666667" calcext:value-type="float">
            <text:p>0.447916666666667</text:p>
          </table:table-cell>
          <table:table-cell table:formula="of:=[.C43]/3600" office:value-type="float" office:value="10.75" calcext:value-type="float">
            <text:p>10.75</text:p>
          </table:table-cell>
          <table:table-cell table:formula="of:=[.C42]+900" office:value-type="float" office:value="38700" calcext:value-type="float">
            <text:p>3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3]/900" office:value-type="float" office:value="43" calcext:value-type="float">
            <text:p>43</text:p>
          </table:table-cell>
        </table:table-row>
        <table:table-row table:style-name="ro1">
          <table:table-cell table:formula="of:=[.C44]/86400" office:value-type="float" office:value="0.458333333333333" calcext:value-type="float">
            <text:p>0.458333333333333</text:p>
          </table:table-cell>
          <table:table-cell table:formula="of:=[.C44]/3600" office:value-type="float" office:value="11" calcext:value-type="float">
            <text:p>11</text:p>
          </table:table-cell>
          <table:table-cell table:formula="of:=[.C43]+900" office:value-type="float" office:value="39600" calcext:value-type="float">
            <text:p>3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4]/900" office:value-type="float" office:value="44" calcext:value-type="float">
            <text:p>44</text:p>
          </table:table-cell>
        </table:table-row>
        <table:table-row table:style-name="ro1">
          <table:table-cell table:formula="of:=[.C45]/86400" office:value-type="float" office:value="0.46875" calcext:value-type="float">
            <text:p>0.46875</text:p>
          </table:table-cell>
          <table:table-cell table:formula="of:=[.C45]/3600" office:value-type="float" office:value="11.25" calcext:value-type="float">
            <text:p>11.25</text:p>
          </table:table-cell>
          <table:table-cell table:formula="of:=[.C44]+900" office:value-type="float" office:value="40500" calcext:value-type="float">
            <text:p>4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5]/900" office:value-type="float" office:value="45" calcext:value-type="float">
            <text:p>45</text:p>
          </table:table-cell>
        </table:table-row>
        <table:table-row table:style-name="ro1">
          <table:table-cell table:formula="of:=[.C46]/86400" office:value-type="float" office:value="0.479166666666667" calcext:value-type="float">
            <text:p>0.479166666666667</text:p>
          </table:table-cell>
          <table:table-cell table:formula="of:=[.C46]/3600" office:value-type="float" office:value="11.5" calcext:value-type="float">
            <text:p>11.5</text:p>
          </table:table-cell>
          <table:table-cell table:formula="of:=[.C45]+900" office:value-type="float" office:value="41400" calcext:value-type="float">
            <text:p>4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6]/900" office:value-type="float" office:value="46" calcext:value-type="float">
            <text:p>46</text:p>
          </table:table-cell>
        </table:table-row>
        <table:table-row table:style-name="ro1">
          <table:table-cell table:formula="of:=[.C47]/86400" office:value-type="float" office:value="0.489583333333333" calcext:value-type="float">
            <text:p>0.489583333333333</text:p>
          </table:table-cell>
          <table:table-cell table:formula="of:=[.C47]/3600" office:value-type="float" office:value="11.75" calcext:value-type="float">
            <text:p>11.75</text:p>
          </table:table-cell>
          <table:table-cell table:formula="of:=[.C46]+900" office:value-type="float" office:value="42300" calcext:value-type="float">
            <text:p>4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7]/900" office:value-type="float" office:value="47" calcext:value-type="float">
            <text:p>47</text:p>
          </table:table-cell>
        </table:table-row>
        <table:table-row table:style-name="ro1">
          <table:table-cell table:formula="of:=[.C48]/86400" office:value-type="float" office:value="0.5" calcext:value-type="float">
            <text:p>0.5</text:p>
          </table:table-cell>
          <table:table-cell table:formula="of:=[.C48]/3600" office:value-type="float" office:value="12" calcext:value-type="float">
            <text:p>12</text:p>
          </table:table-cell>
          <table:table-cell table:formula="of:=[.C47]+900" office:value-type="float" office:value="43200" calcext:value-type="float">
            <text:p>4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8]/900" office:value-type="float" office:value="48" calcext:value-type="float">
            <text:p>48</text:p>
          </table:table-cell>
        </table:table-row>
        <table:table-row table:style-name="ro1">
          <table:table-cell table:formula="of:=[.C49]/86400" office:value-type="float" office:value="0.510416666666667" calcext:value-type="float">
            <text:p>0.510416666666667</text:p>
          </table:table-cell>
          <table:table-cell table:formula="of:=[.C49]/3600" office:value-type="float" office:value="12.25" calcext:value-type="float">
            <text:p>12.25</text:p>
          </table:table-cell>
          <table:table-cell table:formula="of:=[.C48]+900" office:value-type="float" office:value="44100" calcext:value-type="float">
            <text:p>4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9]/900" office:value-type="float" office:value="49" calcext:value-type="float">
            <text:p>49</text:p>
          </table:table-cell>
        </table:table-row>
        <table:table-row table:style-name="ro1">
          <table:table-cell table:formula="of:=[.C50]/86400" office:value-type="float" office:value="0.520833333333333" calcext:value-type="float">
            <text:p>0.520833333333333</text:p>
          </table:table-cell>
          <table:table-cell table:formula="of:=[.C50]/3600" office:value-type="float" office:value="12.5" calcext:value-type="float">
            <text:p>12.5</text:p>
          </table:table-cell>
          <table:table-cell table:formula="of:=[.C49]+900" office:value-type="float" office:value="45000" calcext:value-type="float">
            <text:p>4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0]/900" office:value-type="float" office:value="50" calcext:value-type="float">
            <text:p>50</text:p>
          </table:table-cell>
        </table:table-row>
        <table:table-row table:style-name="ro1">
          <table:table-cell table:formula="of:=[.C51]/86400" office:value-type="float" office:value="0.53125" calcext:value-type="float">
            <text:p>0.53125</text:p>
          </table:table-cell>
          <table:table-cell table:formula="of:=[.C51]/3600" office:value-type="float" office:value="12.75" calcext:value-type="float">
            <text:p>12.75</text:p>
          </table:table-cell>
          <table:table-cell table:formula="of:=[.C50]+900" office:value-type="float" office:value="45900" calcext:value-type="float">
            <text:p>4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1]/900" office:value-type="float" office:value="51" calcext:value-type="float">
            <text:p>51</text:p>
          </table:table-cell>
        </table:table-row>
        <table:table-row table:style-name="ro1">
          <table:table-cell table:formula="of:=[.C52]/86400" office:value-type="float" office:value="0.541666666666667" calcext:value-type="float">
            <text:p>0.541666666666667</text:p>
          </table:table-cell>
          <table:table-cell table:formula="of:=[.C52]/3600" office:value-type="float" office:value="13" calcext:value-type="float">
            <text:p>13</text:p>
          </table:table-cell>
          <table:table-cell table:formula="of:=[.C51]+900" office:value-type="float" office:value="46800" calcext:value-type="float">
            <text:p>4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2]/900" office:value-type="float" office:value="52" calcext:value-type="float">
            <text:p>52</text:p>
          </table:table-cell>
        </table:table-row>
        <table:table-row table:style-name="ro1">
          <table:table-cell table:formula="of:=[.C53]/86400" office:value-type="float" office:value="0.552083333333333" calcext:value-type="float">
            <text:p>0.552083333333333</text:p>
          </table:table-cell>
          <table:table-cell table:formula="of:=[.C53]/3600" office:value-type="float" office:value="13.25" calcext:value-type="float">
            <text:p>13.25</text:p>
          </table:table-cell>
          <table:table-cell table:formula="of:=[.C52]+900" office:value-type="float" office:value="47700" calcext:value-type="float">
            <text:p>4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3]/900" office:value-type="float" office:value="53" calcext:value-type="float">
            <text:p>53</text:p>
          </table:table-cell>
        </table:table-row>
        <table:table-row table:style-name="ro1">
          <table:table-cell table:formula="of:=[.C54]/86400" office:value-type="float" office:value="0.5625" calcext:value-type="float">
            <text:p>0.5625</text:p>
          </table:table-cell>
          <table:table-cell table:formula="of:=[.C54]/3600" office:value-type="float" office:value="13.5" calcext:value-type="float">
            <text:p>13.5</text:p>
          </table:table-cell>
          <table:table-cell table:formula="of:=[.C53]+900" office:value-type="float" office:value="48600" calcext:value-type="float">
            <text:p>4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4]/900" office:value-type="float" office:value="54" calcext:value-type="float">
            <text:p>54</text:p>
          </table:table-cell>
        </table:table-row>
        <table:table-row table:style-name="ro1">
          <table:table-cell table:formula="of:=[.C55]/86400" office:value-type="float" office:value="0.572916666666667" calcext:value-type="float">
            <text:p>0.572916666666667</text:p>
          </table:table-cell>
          <table:table-cell table:formula="of:=[.C55]/3600" office:value-type="float" office:value="13.75" calcext:value-type="float">
            <text:p>13.75</text:p>
          </table:table-cell>
          <table:table-cell table:formula="of:=[.C54]+900" office:value-type="float" office:value="49500" calcext:value-type="float">
            <text:p>4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5]/900" office:value-type="float" office:value="55" calcext:value-type="float">
            <text:p>55</text:p>
          </table:table-cell>
        </table:table-row>
        <table:table-row table:style-name="ro1">
          <table:table-cell table:formula="of:=[.C56]/86400" office:value-type="float" office:value="0.583333333333333" calcext:value-type="float">
            <text:p>0.583333333333333</text:p>
          </table:table-cell>
          <table:table-cell table:formula="of:=[.C56]/3600" office:value-type="float" office:value="14" calcext:value-type="float">
            <text:p>14</text:p>
          </table:table-cell>
          <table:table-cell table:formula="of:=[.C55]+900" office:value-type="float" office:value="50400" calcext:value-type="float">
            <text:p>5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6]/900" office:value-type="float" office:value="56" calcext:value-type="float">
            <text:p>56</text:p>
          </table:table-cell>
        </table:table-row>
        <table:table-row table:style-name="ro1">
          <table:table-cell table:formula="of:=[.C57]/86400" office:value-type="float" office:value="0.59375" calcext:value-type="float">
            <text:p>0.59375</text:p>
          </table:table-cell>
          <table:table-cell table:formula="of:=[.C57]/3600" office:value-type="float" office:value="14.25" calcext:value-type="float">
            <text:p>14.25</text:p>
          </table:table-cell>
          <table:table-cell table:formula="of:=[.C56]+900" office:value-type="float" office:value="51300" calcext:value-type="float">
            <text:p>51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7]/900" office:value-type="float" office:value="57" calcext:value-type="float">
            <text:p>57</text:p>
          </table:table-cell>
        </table:table-row>
        <table:table-row table:style-name="ro1">
          <table:table-cell table:formula="of:=[.C58]/86400" office:value-type="float" office:value="0.604166666666667" calcext:value-type="float">
            <text:p>0.604166666666667</text:p>
          </table:table-cell>
          <table:table-cell table:formula="of:=[.C58]/3600" office:value-type="float" office:value="14.5" calcext:value-type="float">
            <text:p>14.5</text:p>
          </table:table-cell>
          <table:table-cell table:formula="of:=[.C57]+900" office:value-type="float" office:value="52200" calcext:value-type="float">
            <text:p>52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8]/900" office:value-type="float" office:value="58" calcext:value-type="float">
            <text:p>58</text:p>
          </table:table-cell>
        </table:table-row>
        <table:table-row table:style-name="ro1">
          <table:table-cell table:formula="of:=[.C59]/86400" office:value-type="float" office:value="0.614583333333333" calcext:value-type="float">
            <text:p>0.614583333333333</text:p>
          </table:table-cell>
          <table:table-cell table:formula="of:=[.C59]/3600" office:value-type="float" office:value="14.75" calcext:value-type="float">
            <text:p>14.75</text:p>
          </table:table-cell>
          <table:table-cell table:formula="of:=[.C58]+900" office:value-type="float" office:value="53100" calcext:value-type="float">
            <text:p>53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9]/900" office:value-type="float" office:value="59" calcext:value-type="float">
            <text:p>59</text:p>
          </table:table-cell>
        </table:table-row>
        <table:table-row table:style-name="ro1">
          <table:table-cell table:formula="of:=[.C60]/86400" office:value-type="float" office:value="0.625" calcext:value-type="float">
            <text:p>0.625</text:p>
          </table:table-cell>
          <table:table-cell table:formula="of:=[.C60]/3600" office:value-type="float" office:value="15" calcext:value-type="float">
            <text:p>15</text:p>
          </table:table-cell>
          <table:table-cell table:formula="of:=[.C59]+900" office:value-type="float" office:value="54000" calcext:value-type="float">
            <text:p>54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0]/900" office:value-type="float" office:value="60" calcext:value-type="float">
            <text:p>60</text:p>
          </table:table-cell>
        </table:table-row>
        <table:table-row table:style-name="ro1">
          <table:table-cell table:formula="of:=[.C61]/86400" office:value-type="float" office:value="0.635416666666667" calcext:value-type="float">
            <text:p>0.635416666666667</text:p>
          </table:table-cell>
          <table:table-cell table:formula="of:=[.C61]/3600" office:value-type="float" office:value="15.25" calcext:value-type="float">
            <text:p>15.25</text:p>
          </table:table-cell>
          <table:table-cell table:formula="of:=[.C60]+900" office:value-type="float" office:value="54900" calcext:value-type="float">
            <text:p>54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1]/900" office:value-type="float" office:value="61" calcext:value-type="float">
            <text:p>61</text:p>
          </table:table-cell>
        </table:table-row>
        <table:table-row table:style-name="ro1">
          <table:table-cell table:formula="of:=[.C62]/86400" office:value-type="float" office:value="0.645833333333333" calcext:value-type="float">
            <text:p>0.645833333333333</text:p>
          </table:table-cell>
          <table:table-cell table:formula="of:=[.C62]/3600" office:value-type="float" office:value="15.5" calcext:value-type="float">
            <text:p>15.5</text:p>
          </table:table-cell>
          <table:table-cell table:formula="of:=[.C61]+900" office:value-type="float" office:value="55800" calcext:value-type="float">
            <text:p>55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2]/900" office:value-type="float" office:value="62" calcext:value-type="float">
            <text:p>62</text:p>
          </table:table-cell>
        </table:table-row>
        <table:table-row table:style-name="ro1">
          <table:table-cell table:formula="of:=[.C63]/86400" office:value-type="float" office:value="0.65625" calcext:value-type="float">
            <text:p>0.65625</text:p>
          </table:table-cell>
          <table:table-cell table:formula="of:=[.C63]/3600" office:value-type="float" office:value="15.75" calcext:value-type="float">
            <text:p>15.75</text:p>
          </table:table-cell>
          <table:table-cell table:formula="of:=[.C62]+900" office:value-type="float" office:value="56700" calcext:value-type="float">
            <text:p>56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3]/900" office:value-type="float" office:value="63" calcext:value-type="float">
            <text:p>63</text:p>
          </table:table-cell>
        </table:table-row>
        <table:table-row table:style-name="ro1">
          <table:table-cell table:formula="of:=[.C64]/86400" office:value-type="float" office:value="0.666666666666667" calcext:value-type="float">
            <text:p>0.666666666666667</text:p>
          </table:table-cell>
          <table:table-cell table:formula="of:=[.C64]/3600" office:value-type="float" office:value="16" calcext:value-type="float">
            <text:p>16</text:p>
          </table:table-cell>
          <table:table-cell table:formula="of:=[.C63]+900" office:value-type="float" office:value="57600" calcext:value-type="float">
            <text:p>57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4]/900" office:value-type="float" office:value="64" calcext:value-type="float">
            <text:p>64</text:p>
          </table:table-cell>
        </table:table-row>
        <table:table-row table:style-name="ro1">
          <table:table-cell table:formula="of:=[.C65]/86400" office:value-type="float" office:value="0.677083333333333" calcext:value-type="float">
            <text:p>0.677083333333333</text:p>
          </table:table-cell>
          <table:table-cell table:formula="of:=[.C65]/3600" office:value-type="float" office:value="16.25" calcext:value-type="float">
            <text:p>16.25</text:p>
          </table:table-cell>
          <table:table-cell table:formula="of:=[.C64]+900" office:value-type="float" office:value="58500" calcext:value-type="float">
            <text:p>58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5]/900" office:value-type="float" office:value="65" calcext:value-type="float">
            <text:p>65</text:p>
          </table:table-cell>
        </table:table-row>
        <table:table-row table:style-name="ro1">
          <table:table-cell table:formula="of:=[.C66]/86400" office:value-type="float" office:value="0.6875" calcext:value-type="float">
            <text:p>0.6875</text:p>
          </table:table-cell>
          <table:table-cell table:formula="of:=[.C66]/3600" office:value-type="float" office:value="16.5" calcext:value-type="float">
            <text:p>16.5</text:p>
          </table:table-cell>
          <table:table-cell table:formula="of:=[.C65]+900" office:value-type="float" office:value="59400" calcext:value-type="float">
            <text:p>59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6]/900" office:value-type="float" office:value="66" calcext:value-type="float">
            <text:p>66</text:p>
          </table:table-cell>
        </table:table-row>
        <table:table-row table:style-name="ro1">
          <table:table-cell table:formula="of:=[.C67]/86400" office:value-type="float" office:value="0.697916666666667" calcext:value-type="float">
            <text:p>0.697916666666667</text:p>
          </table:table-cell>
          <table:table-cell table:formula="of:=[.C67]/3600" office:value-type="float" office:value="16.75" calcext:value-type="float">
            <text:p>16.75</text:p>
          </table:table-cell>
          <table:table-cell table:formula="of:=[.C66]+900" office:value-type="float" office:value="60300" calcext:value-type="float">
            <text:p>60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7]/900" office:value-type="float" office:value="67" calcext:value-type="float">
            <text:p>67</text:p>
          </table:table-cell>
        </table:table-row>
        <table:table-row table:style-name="ro1">
          <table:table-cell table:formula="of:=[.C68]/86400" office:value-type="float" office:value="0.708333333333333" calcext:value-type="float">
            <text:p>0.708333333333333</text:p>
          </table:table-cell>
          <table:table-cell table:formula="of:=[.C68]/3600" office:value-type="float" office:value="17" calcext:value-type="float">
            <text:p>17</text:p>
          </table:table-cell>
          <table:table-cell table:formula="of:=[.C67]+900" office:value-type="float" office:value="61200" calcext:value-type="float">
            <text:p>61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8]/900" office:value-type="float" office:value="68" calcext:value-type="float">
            <text:p>68</text:p>
          </table:table-cell>
        </table:table-row>
        <table:table-row table:style-name="ro1">
          <table:table-cell table:formula="of:=[.C69]/86400" office:value-type="float" office:value="0.71875" calcext:value-type="float">
            <text:p>0.71875</text:p>
          </table:table-cell>
          <table:table-cell table:formula="of:=[.C69]/3600" office:value-type="float" office:value="17.25" calcext:value-type="float">
            <text:p>17.25</text:p>
          </table:table-cell>
          <table:table-cell table:formula="of:=[.C68]+900" office:value-type="float" office:value="62100" calcext:value-type="float">
            <text:p>62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9]/900" office:value-type="float" office:value="69" calcext:value-type="float">
            <text:p>69</text:p>
          </table:table-cell>
        </table:table-row>
        <table:table-row table:style-name="ro1">
          <table:table-cell table:formula="of:=[.C70]/86400" office:value-type="float" office:value="0.729166666666667" calcext:value-type="float">
            <text:p>0.729166666666667</text:p>
          </table:table-cell>
          <table:table-cell table:formula="of:=[.C70]/3600" office:value-type="float" office:value="17.5" calcext:value-type="float">
            <text:p>17.5</text:p>
          </table:table-cell>
          <table:table-cell table:formula="of:=[.C69]+900" office:value-type="float" office:value="63000" calcext:value-type="float">
            <text:p>6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0]/900" office:value-type="float" office:value="70" calcext:value-type="float">
            <text:p>70</text:p>
          </table:table-cell>
        </table:table-row>
        <table:table-row table:style-name="ro1">
          <table:table-cell table:formula="of:=[.C71]/86400" office:value-type="float" office:value="0.739583333333333" calcext:value-type="float">
            <text:p>0.739583333333333</text:p>
          </table:table-cell>
          <table:table-cell table:formula="of:=[.C71]/3600" office:value-type="float" office:value="17.75" calcext:value-type="float">
            <text:p>17.75</text:p>
          </table:table-cell>
          <table:table-cell table:formula="of:=[.C70]+900" office:value-type="float" office:value="63900" calcext:value-type="float">
            <text:p>63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1]/900" office:value-type="float" office:value="71" calcext:value-type="float">
            <text:p>71</text:p>
          </table:table-cell>
        </table:table-row>
        <table:table-row table:style-name="ro1">
          <table:table-cell table:formula="of:=[.C72]/86400" office:value-type="float" office:value="0.75" calcext:value-type="float">
            <text:p>0.75</text:p>
          </table:table-cell>
          <table:table-cell table:formula="of:=[.C72]/3600" office:value-type="float" office:value="18" calcext:value-type="float">
            <text:p>18</text:p>
          </table:table-cell>
          <table:table-cell table:formula="of:=[.C71]+900" office:value-type="float" office:value="64800" calcext:value-type="float">
            <text:p>64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2]/900" office:value-type="float" office:value="72" calcext:value-type="float">
            <text:p>72</text:p>
          </table:table-cell>
        </table:table-row>
        <table:table-row table:style-name="ro1">
          <table:table-cell table:formula="of:=[.C73]/86400" office:value-type="float" office:value="0.760416666666667" calcext:value-type="float">
            <text:p>0.760416666666667</text:p>
          </table:table-cell>
          <table:table-cell table:formula="of:=[.C73]/3600" office:value-type="float" office:value="18.25" calcext:value-type="float">
            <text:p>18.25</text:p>
          </table:table-cell>
          <table:table-cell table:formula="of:=[.C72]+900" office:value-type="float" office:value="65700" calcext:value-type="float">
            <text:p>65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3]/900" office:value-type="float" office:value="73" calcext:value-type="float">
            <text:p>73</text:p>
          </table:table-cell>
        </table:table-row>
        <table:table-row table:style-name="ro1">
          <table:table-cell table:formula="of:=[.C74]/86400" office:value-type="float" office:value="0.770833333333333" calcext:value-type="float">
            <text:p>0.770833333333333</text:p>
          </table:table-cell>
          <table:table-cell table:formula="of:=[.C74]/3600" office:value-type="float" office:value="18.5" calcext:value-type="float">
            <text:p>18.5</text:p>
          </table:table-cell>
          <table:table-cell table:formula="of:=[.C73]+900" office:value-type="float" office:value="66600" calcext:value-type="float">
            <text:p>66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4]/900" office:value-type="float" office:value="74" calcext:value-type="float">
            <text:p>74</text:p>
          </table:table-cell>
        </table:table-row>
        <table:table-row table:style-name="ro1">
          <table:table-cell table:formula="of:=[.C75]/86400" office:value-type="float" office:value="0.78125" calcext:value-type="float">
            <text:p>0.78125</text:p>
          </table:table-cell>
          <table:table-cell table:formula="of:=[.C75]/3600" office:value-type="float" office:value="18.75" calcext:value-type="float">
            <text:p>18.75</text:p>
          </table:table-cell>
          <table:table-cell table:formula="of:=[.C74]+900" office:value-type="float" office:value="67500" calcext:value-type="float">
            <text:p>67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5]/900" office:value-type="float" office:value="75" calcext:value-type="float">
            <text:p>75</text:p>
          </table:table-cell>
        </table:table-row>
        <table:table-row table:style-name="ro1">
          <table:table-cell table:formula="of:=[.C76]/86400" office:value-type="float" office:value="0.791666666666667" calcext:value-type="float">
            <text:p>0.791666666666667</text:p>
          </table:table-cell>
          <table:table-cell table:formula="of:=[.C76]/3600" office:value-type="float" office:value="19" calcext:value-type="float">
            <text:p>19</text:p>
          </table:table-cell>
          <table:table-cell table:formula="of:=[.C75]+900" office:value-type="float" office:value="68400" calcext:value-type="float">
            <text:p>68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6]/900" office:value-type="float" office:value="76" calcext:value-type="float">
            <text:p>76</text:p>
          </table:table-cell>
        </table:table-row>
        <table:table-row table:style-name="ro1">
          <table:table-cell table:formula="of:=[.C77]/86400" office:value-type="float" office:value="0.802083333333333" calcext:value-type="float">
            <text:p>0.802083333333333</text:p>
          </table:table-cell>
          <table:table-cell table:formula="of:=[.C77]/3600" office:value-type="float" office:value="19.25" calcext:value-type="float">
            <text:p>19.25</text:p>
          </table:table-cell>
          <table:table-cell table:formula="of:=[.C76]+900" office:value-type="float" office:value="69300" calcext:value-type="float">
            <text:p>69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7]/900" office:value-type="float" office:value="77" calcext:value-type="float">
            <text:p>77</text:p>
          </table:table-cell>
        </table:table-row>
        <table:table-row table:style-name="ro1">
          <table:table-cell table:formula="of:=[.C78]/86400" office:value-type="float" office:value="0.8125" calcext:value-type="float">
            <text:p>0.8125</text:p>
          </table:table-cell>
          <table:table-cell table:formula="of:=[.C78]/3600" office:value-type="float" office:value="19.5" calcext:value-type="float">
            <text:p>19.5</text:p>
          </table:table-cell>
          <table:table-cell table:formula="of:=[.C77]+900" office:value-type="float" office:value="70200" calcext:value-type="float">
            <text:p>70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8]/900" office:value-type="float" office:value="78" calcext:value-type="float">
            <text:p>78</text:p>
          </table:table-cell>
        </table:table-row>
        <table:table-row table:style-name="ro1">
          <table:table-cell table:formula="of:=[.C79]/86400" office:value-type="float" office:value="0.822916666666667" calcext:value-type="float">
            <text:p>0.822916666666667</text:p>
          </table:table-cell>
          <table:table-cell table:formula="of:=[.C79]/3600" office:value-type="float" office:value="19.75" calcext:value-type="float">
            <text:p>19.75</text:p>
          </table:table-cell>
          <table:table-cell table:formula="of:=[.C78]+900" office:value-type="float" office:value="71100" calcext:value-type="float">
            <text:p>71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9]/900" office:value-type="float" office:value="79" calcext:value-type="float">
            <text:p>79</text:p>
          </table:table-cell>
        </table:table-row>
        <table:table-row table:style-name="ro1">
          <table:table-cell table:formula="of:=[.C80]/86400" office:value-type="float" office:value="0.833333333333333" calcext:value-type="float">
            <text:p>0.833333333333333</text:p>
          </table:table-cell>
          <table:table-cell table:formula="of:=[.C80]/3600" office:value-type="float" office:value="20" calcext:value-type="float">
            <text:p>20</text:p>
          </table:table-cell>
          <table:table-cell table:formula="of:=[.C79]+900" office:value-type="float" office:value="72000" calcext:value-type="float">
            <text:p>7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0]/900" office:value-type="float" office:value="80" calcext:value-type="float">
            <text:p>80</text:p>
          </table:table-cell>
        </table:table-row>
        <table:table-row table:style-name="ro1">
          <table:table-cell table:formula="of:=[.C81]/86400" office:value-type="float" office:value="0.84375" calcext:value-type="float">
            <text:p>0.84375</text:p>
          </table:table-cell>
          <table:table-cell table:formula="of:=[.C81]/3600" office:value-type="float" office:value="20.25" calcext:value-type="float">
            <text:p>20.25</text:p>
          </table:table-cell>
          <table:table-cell table:formula="of:=[.C80]+900" office:value-type="float" office:value="72900" calcext:value-type="float">
            <text:p>72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1]/900" office:value-type="float" office:value="81" calcext:value-type="float">
            <text:p>81</text:p>
          </table:table-cell>
        </table:table-row>
        <table:table-row table:style-name="ro1">
          <table:table-cell table:formula="of:=[.C82]/86400" office:value-type="float" office:value="0.854166666666667" calcext:value-type="float">
            <text:p>0.854166666666667</text:p>
          </table:table-cell>
          <table:table-cell table:formula="of:=[.C82]/3600" office:value-type="float" office:value="20.5" calcext:value-type="float">
            <text:p>20.5</text:p>
          </table:table-cell>
          <table:table-cell table:formula="of:=[.C81]+900" office:value-type="float" office:value="73800" calcext:value-type="float">
            <text:p>73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2]/900" office:value-type="float" office:value="82" calcext:value-type="float">
            <text:p>82</text:p>
          </table:table-cell>
        </table:table-row>
        <table:table-row table:style-name="ro1">
          <table:table-cell table:formula="of:=[.C83]/86400" office:value-type="float" office:value="0.864583333333333" calcext:value-type="float">
            <text:p>0.864583333333333</text:p>
          </table:table-cell>
          <table:table-cell table:formula="of:=[.C83]/3600" office:value-type="float" office:value="20.75" calcext:value-type="float">
            <text:p>20.75</text:p>
          </table:table-cell>
          <table:table-cell table:formula="of:=[.C82]+900" office:value-type="float" office:value="74700" calcext:value-type="float">
            <text:p>74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3]/900" office:value-type="float" office:value="83" calcext:value-type="float">
            <text:p>83</text:p>
          </table:table-cell>
        </table:table-row>
        <table:table-row table:style-name="ro1">
          <table:table-cell table:formula="of:=[.C84]/86400" office:value-type="float" office:value="0.875" calcext:value-type="float">
            <text:p>0.875</text:p>
          </table:table-cell>
          <table:table-cell table:formula="of:=[.C84]/3600" office:value-type="float" office:value="21" calcext:value-type="float">
            <text:p>21</text:p>
          </table:table-cell>
          <table:table-cell table:formula="of:=[.C83]+900" office:value-type="float" office:value="75600" calcext:value-type="float">
            <text:p>75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4]/900" office:value-type="float" office:value="84" calcext:value-type="float">
            <text:p>84</text:p>
          </table:table-cell>
        </table:table-row>
        <table:table-row table:style-name="ro1">
          <table:table-cell table:formula="of:=[.C85]/86400" office:value-type="float" office:value="0.885416666666667" calcext:value-type="float">
            <text:p>0.885416666666667</text:p>
          </table:table-cell>
          <table:table-cell table:formula="of:=[.C85]/3600" office:value-type="float" office:value="21.25" calcext:value-type="float">
            <text:p>21.25</text:p>
          </table:table-cell>
          <table:table-cell table:formula="of:=[.C84]+900" office:value-type="float" office:value="76500" calcext:value-type="float">
            <text:p>7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5]/900" office:value-type="float" office:value="85" calcext:value-type="float">
            <text:p>85</text:p>
          </table:table-cell>
        </table:table-row>
        <table:table-row table:style-name="ro1">
          <table:table-cell table:formula="of:=[.C86]/86400" office:value-type="float" office:value="0.895833333333333" calcext:value-type="float">
            <text:p>0.895833333333333</text:p>
          </table:table-cell>
          <table:table-cell table:formula="of:=[.C86]/3600" office:value-type="float" office:value="21.5" calcext:value-type="float">
            <text:p>21.5</text:p>
          </table:table-cell>
          <table:table-cell table:formula="of:=[.C85]+900" office:value-type="float" office:value="77400" calcext:value-type="float">
            <text:p>77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6]/900" office:value-type="float" office:value="86" calcext:value-type="float">
            <text:p>86</text:p>
          </table:table-cell>
        </table:table-row>
        <table:table-row table:style-name="ro1">
          <table:table-cell table:formula="of:=[.C87]/86400" office:value-type="float" office:value="0.90625" calcext:value-type="float">
            <text:p>0.90625</text:p>
          </table:table-cell>
          <table:table-cell table:formula="of:=[.C87]/3600" office:value-type="float" office:value="21.75" calcext:value-type="float">
            <text:p>21.75</text:p>
          </table:table-cell>
          <table:table-cell table:formula="of:=[.C86]+900" office:value-type="float" office:value="78300" calcext:value-type="float">
            <text:p>78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7]/900" office:value-type="float" office:value="87" calcext:value-type="float">
            <text:p>87</text:p>
          </table:table-cell>
        </table:table-row>
        <table:table-row table:style-name="ro1">
          <table:table-cell table:formula="of:=[.C88]/86400" office:value-type="float" office:value="0.916666666666667" calcext:value-type="float">
            <text:p>0.916666666666667</text:p>
          </table:table-cell>
          <table:table-cell table:formula="of:=[.C88]/3600" office:value-type="float" office:value="22" calcext:value-type="float">
            <text:p>22</text:p>
          </table:table-cell>
          <table:table-cell table:formula="of:=[.C87]+900" office:value-type="float" office:value="79200" calcext:value-type="float">
            <text:p>79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8]/900" office:value-type="float" office:value="88" calcext:value-type="float">
            <text:p>88</text:p>
          </table:table-cell>
        </table:table-row>
        <table:table-row table:style-name="ro1">
          <table:table-cell table:formula="of:=[.C89]/86400" office:value-type="float" office:value="0.927083333333333" calcext:value-type="float">
            <text:p>0.927083333333333</text:p>
          </table:table-cell>
          <table:table-cell table:formula="of:=[.C89]/3600" office:value-type="float" office:value="22.25" calcext:value-type="float">
            <text:p>22.25</text:p>
          </table:table-cell>
          <table:table-cell table:formula="of:=[.C88]+900" office:value-type="float" office:value="80100" calcext:value-type="float">
            <text:p>80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9]/900" office:value-type="float" office:value="89" calcext:value-type="float">
            <text:p>89</text:p>
          </table:table-cell>
        </table:table-row>
        <table:table-row table:style-name="ro1">
          <table:table-cell table:formula="of:=[.C90]/86400" office:value-type="float" office:value="0.9375" calcext:value-type="float">
            <text:p>0.9375</text:p>
          </table:table-cell>
          <table:table-cell table:formula="of:=[.C90]/3600" office:value-type="float" office:value="22.5" calcext:value-type="float">
            <text:p>22.5</text:p>
          </table:table-cell>
          <table:table-cell table:formula="of:=[.C89]+900" office:value-type="float" office:value="81000" calcext:value-type="float">
            <text:p>8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0]/900" office:value-type="float" office:value="90" calcext:value-type="float">
            <text:p>90</text:p>
          </table:table-cell>
        </table:table-row>
        <table:table-row table:style-name="ro1">
          <table:table-cell table:formula="of:=[.C91]/86400" office:value-type="float" office:value="0.947916666666667" calcext:value-type="float">
            <text:p>0.947916666666667</text:p>
          </table:table-cell>
          <table:table-cell table:formula="of:=[.C91]/3600" office:value-type="float" office:value="22.75" calcext:value-type="float">
            <text:p>22.75</text:p>
          </table:table-cell>
          <table:table-cell table:formula="of:=[.C90]+900" office:value-type="float" office:value="81900" calcext:value-type="float">
            <text:p>81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1]/900" office:value-type="float" office:value="91" calcext:value-type="float">
            <text:p>91</text:p>
          </table:table-cell>
        </table:table-row>
        <table:table-row table:style-name="ro1">
          <table:table-cell table:formula="of:=[.C92]/86400" office:value-type="float" office:value="0.958333333333333" calcext:value-type="float">
            <text:p>0.958333333333333</text:p>
          </table:table-cell>
          <table:table-cell table:formula="of:=[.C92]/3600" office:value-type="float" office:value="23" calcext:value-type="float">
            <text:p>23</text:p>
          </table:table-cell>
          <table:table-cell table:formula="of:=[.C91]+900" office:value-type="float" office:value="82800" calcext:value-type="float">
            <text:p>82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2]/900" office:value-type="float" office:value="92" calcext:value-type="float">
            <text:p>92</text:p>
          </table:table-cell>
        </table:table-row>
        <table:table-row table:style-name="ro1">
          <table:table-cell table:formula="of:=[.C93]/86400" office:value-type="float" office:value="0.96875" calcext:value-type="float">
            <text:p>0.96875</text:p>
          </table:table-cell>
          <table:table-cell table:formula="of:=[.C93]/3600" office:value-type="float" office:value="23.25" calcext:value-type="float">
            <text:p>23.25</text:p>
          </table:table-cell>
          <table:table-cell table:formula="of:=[.C92]+900" office:value-type="float" office:value="83700" calcext:value-type="float">
            <text:p>83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3]/900" office:value-type="float" office:value="93" calcext:value-type="float">
            <text:p>93</text:p>
          </table:table-cell>
        </table:table-row>
        <table:table-row table:style-name="ro1">
          <table:table-cell table:formula="of:=[.C94]/86400" office:value-type="float" office:value="0.979166666666667" calcext:value-type="float">
            <text:p>0.979166666666667</text:p>
          </table:table-cell>
          <table:table-cell table:formula="of:=[.C94]/3600" office:value-type="float" office:value="23.5" calcext:value-type="float">
            <text:p>23.5</text:p>
          </table:table-cell>
          <table:table-cell table:formula="of:=[.C93]+900" office:value-type="float" office:value="84600" calcext:value-type="float">
            <text:p>84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4]/900" office:value-type="float" office:value="94" calcext:value-type="float">
            <text:p>94</text:p>
          </table:table-cell>
        </table:table-row>
        <table:table-row table:style-name="ro1">
          <table:table-cell table:formula="of:=[.C95]/86400" office:value-type="float" office:value="0.989583333333333" calcext:value-type="float">
            <text:p>0.989583333333333</text:p>
          </table:table-cell>
          <table:table-cell table:formula="of:=[.C95]/3600" office:value-type="float" office:value="23.75" calcext:value-type="float">
            <text:p>23.75</text:p>
          </table:table-cell>
          <table:table-cell table:formula="of:=[.C94]+900" office:value-type="float" office:value="85500" calcext:value-type="float">
            <text:p>85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5]/900" office:value-type="float" office:value="95" calcext:value-type="float">
            <text:p>95</text:p>
          </table:table-cell>
        </table:table-row>
        <table:table-row table:style-name="ro1">
          <table:table-cell table:formula="of:=[.C96]/86400" office:value-type="float" office:value="1" calcext:value-type="float">
            <text:p>1</text:p>
          </table:table-cell>
          <table:table-cell table:formula="of:=[.C96]/3600" office:value-type="float" office:value="24" calcext:value-type="float">
            <text:p>24</text:p>
          </table:table-cell>
          <table:table-cell table:formula="of:=[.C95]+900" office:value-type="float" office:value="86400" calcext:value-type="float">
            <text:p>86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96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6]/900" office:value-type="float" office:value="96" calcext:value-type="float">
            <text:p>96</text:p>
          </table:table-cell>
        </table:table-row>
        <table:table-row table:style-name="ro1">
          <table:table-cell table:formula="of:=[.C97]/86400" office:value-type="float" office:value="1.01041666666667" calcext:value-type="float">
            <text:p>1.01041666666667</text:p>
          </table:table-cell>
          <table:table-cell table:formula="of:=[.C97]/3600" office:value-type="float" office:value="24.25" calcext:value-type="float">
            <text:p>24.25</text:p>
          </table:table-cell>
          <table:table-cell table:formula="of:=[.C96]+900" office:value-type="float" office:value="87300" calcext:value-type="float">
            <text:p>87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97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7]/900" office:value-type="float" office:value="97" calcext:value-type="float">
            <text:p>97</text:p>
          </table:table-cell>
        </table:table-row>
        <table:table-row table:style-name="ro1">
          <table:table-cell table:formula="of:=[.C98]/86400" office:value-type="float" office:value="1.02083333333333" calcext:value-type="float">
            <text:p>1.02083333333333</text:p>
          </table:table-cell>
          <table:table-cell table:formula="of:=[.C98]/3600" office:value-type="float" office:value="24.5" calcext:value-type="float">
            <text:p>24.5</text:p>
          </table:table-cell>
          <table:table-cell table:formula="of:=[.C97]+900" office:value-type="float" office:value="88200" calcext:value-type="float">
            <text:p>88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98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8]/900" office:value-type="float" office:value="98" calcext:value-type="float">
            <text:p>98</text:p>
          </table:table-cell>
        </table:table-row>
        <table:table-row table:style-name="ro1">
          <table:table-cell table:formula="of:=[.C99]/86400" office:value-type="float" office:value="1.03125" calcext:value-type="float">
            <text:p>1.03125</text:p>
          </table:table-cell>
          <table:table-cell table:formula="of:=[.C99]/3600" office:value-type="float" office:value="24.75" calcext:value-type="float">
            <text:p>24.75</text:p>
          </table:table-cell>
          <table:table-cell table:formula="of:=[.C98]+900" office:value-type="float" office:value="89100" calcext:value-type="float">
            <text:p>89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99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9]/900" office:value-type="float" office:value="99" calcext:value-type="float">
            <text:p>99</text:p>
          </table:table-cell>
        </table:table-row>
        <table:table-row table:style-name="ro1">
          <table:table-cell table:formula="of:=[.C100]/86400" office:value-type="float" office:value="1.04166666666667" calcext:value-type="float">
            <text:p>1.04166666666667</text:p>
          </table:table-cell>
          <table:table-cell table:formula="of:=[.C100]/3600" office:value-type="float" office:value="25" calcext:value-type="float">
            <text:p>25</text:p>
          </table:table-cell>
          <table:table-cell table:formula="of:=[.C99]+900"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00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0]/900" office:value-type="float" office:value="100" calcext:value-type="float">
            <text:p>100</text:p>
          </table:table-cell>
        </table:table-row>
        <table:table-row table:style-name="ro1">
          <table:table-cell table:formula="of:=[.C101]/86400" office:value-type="float" office:value="1.05208333333333" calcext:value-type="float">
            <text:p>1.05208333333333</text:p>
          </table:table-cell>
          <table:table-cell table:formula="of:=[.C101]/3600" office:value-type="float" office:value="25.25" calcext:value-type="float">
            <text:p>25.25</text:p>
          </table:table-cell>
          <table:table-cell table:formula="of:=[.C100]+900"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01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1]/900" office:value-type="float" office:value="101" calcext:value-type="float">
            <text:p>101</text:p>
          </table:table-cell>
        </table:table-row>
        <table:table-row table:style-name="ro1">
          <table:table-cell table:formula="of:=[.C102]/86400" office:value-type="float" office:value="1.0625" calcext:value-type="float">
            <text:p>1.0625</text:p>
          </table:table-cell>
          <table:table-cell table:formula="of:=[.C102]/3600" office:value-type="float" office:value="25.5" calcext:value-type="float">
            <text:p>25.5</text:p>
          </table:table-cell>
          <table:table-cell table:formula="of:=[.C101]+900"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02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2]/900" office:value-type="float" office:value="102" calcext:value-type="float">
            <text:p>102</text:p>
          </table:table-cell>
        </table:table-row>
        <table:table-row table:style-name="ro1">
          <table:table-cell table:formula="of:=[.C103]/86400" office:value-type="float" office:value="1.07291666666667" calcext:value-type="float">
            <text:p>1.07291666666667</text:p>
          </table:table-cell>
          <table:table-cell table:formula="of:=[.C103]/3600" office:value-type="float" office:value="25.75" calcext:value-type="float">
            <text:p>25.75</text:p>
          </table:table-cell>
          <table:table-cell table:formula="of:=[.C102]+900" office:value-type="float" office:value="92700" calcext:value-type="float">
            <text:p>92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03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3]/900" office:value-type="float" office:value="103" calcext:value-type="float">
            <text:p>103</text:p>
          </table:table-cell>
        </table:table-row>
        <table:table-row table:style-name="ro1">
          <table:table-cell table:formula="of:=[.C104]/86400" office:value-type="float" office:value="1.08333333333333" calcext:value-type="float">
            <text:p>1.08333333333333</text:p>
          </table:table-cell>
          <table:table-cell table:formula="of:=[.C104]/3600" office:value-type="float" office:value="26" calcext:value-type="float">
            <text:p>26</text:p>
          </table:table-cell>
          <table:table-cell table:formula="of:=[.C103]+900" office:value-type="float" office:value="93600" calcext:value-type="float">
            <text:p>93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04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4]/900" office:value-type="float" office:value="104" calcext:value-type="float">
            <text:p>104</text:p>
          </table:table-cell>
        </table:table-row>
        <table:table-row table:style-name="ro1">
          <table:table-cell table:formula="of:=[.C105]/86400" office:value-type="float" office:value="1.09375" calcext:value-type="float">
            <text:p>1.09375</text:p>
          </table:table-cell>
          <table:table-cell table:formula="of:=[.C105]/3600" office:value-type="float" office:value="26.25" calcext:value-type="float">
            <text:p>26.25</text:p>
          </table:table-cell>
          <table:table-cell table:formula="of:=[.C104]+900" office:value-type="float" office:value="94500" calcext:value-type="float">
            <text:p>94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05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5]/900" office:value-type="float" office:value="105" calcext:value-type="float">
            <text:p>105</text:p>
          </table:table-cell>
        </table:table-row>
        <table:table-row table:style-name="ro1">
          <table:table-cell table:formula="of:=[.C106]/86400" office:value-type="float" office:value="1.10416666666667" calcext:value-type="float">
            <text:p>1.10416666666667</text:p>
          </table:table-cell>
          <table:table-cell table:formula="of:=[.C106]/3600" office:value-type="float" office:value="26.5" calcext:value-type="float">
            <text:p>26.5</text:p>
          </table:table-cell>
          <table:table-cell table:formula="of:=[.C105]+900" office:value-type="float" office:value="95400" calcext:value-type="float">
            <text:p>95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06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6]/900" office:value-type="float" office:value="106" calcext:value-type="float">
            <text:p>106</text:p>
          </table:table-cell>
        </table:table-row>
        <table:table-row table:style-name="ro1">
          <table:table-cell table:formula="of:=[.C107]/86400" office:value-type="float" office:value="1.11458333333333" calcext:value-type="float">
            <text:p>1.11458333333333</text:p>
          </table:table-cell>
          <table:table-cell table:formula="of:=[.C107]/3600" office:value-type="float" office:value="26.75" calcext:value-type="float">
            <text:p>26.75</text:p>
          </table:table-cell>
          <table:table-cell table:formula="of:=[.C106]+900" office:value-type="float" office:value="96300" calcext:value-type="float">
            <text:p>96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07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7]/900" office:value-type="float" office:value="107" calcext:value-type="float">
            <text:p>107</text:p>
          </table:table-cell>
        </table:table-row>
        <table:table-row table:style-name="ro1">
          <table:table-cell table:formula="of:=[.C108]/86400" office:value-type="float" office:value="1.125" calcext:value-type="float">
            <text:p>1.125</text:p>
          </table:table-cell>
          <table:table-cell table:formula="of:=[.C108]/3600" office:value-type="float" office:value="27" calcext:value-type="float">
            <text:p>27</text:p>
          </table:table-cell>
          <table:table-cell table:formula="of:=[.C107]+900" office:value-type="float" office:value="97200" calcext:value-type="float">
            <text:p>97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08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8]/900" office:value-type="float" office:value="108" calcext:value-type="float">
            <text:p>108</text:p>
          </table:table-cell>
        </table:table-row>
        <table:table-row table:style-name="ro1">
          <table:table-cell table:formula="of:=[.C109]/86400" office:value-type="float" office:value="1.13541666666667" calcext:value-type="float">
            <text:p>1.13541666666667</text:p>
          </table:table-cell>
          <table:table-cell table:formula="of:=[.C109]/3600" office:value-type="float" office:value="27.25" calcext:value-type="float">
            <text:p>27.25</text:p>
          </table:table-cell>
          <table:table-cell table:formula="of:=[.C108]+900" office:value-type="float" office:value="98100" calcext:value-type="float">
            <text:p>98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09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9]/900" office:value-type="float" office:value="109" calcext:value-type="float">
            <text:p>109</text:p>
          </table:table-cell>
        </table:table-row>
        <table:table-row table:style-name="ro1">
          <table:table-cell table:formula="of:=[.C110]/86400" office:value-type="float" office:value="1.14583333333333" calcext:value-type="float">
            <text:p>1.14583333333333</text:p>
          </table:table-cell>
          <table:table-cell table:formula="of:=[.C110]/3600" office:value-type="float" office:value="27.5" calcext:value-type="float">
            <text:p>27.5</text:p>
          </table:table-cell>
          <table:table-cell table:formula="of:=[.C109]+900" office:value-type="float" office:value="99000" calcext:value-type="float">
            <text:p>99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10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0]/900" office:value-type="float" office:value="110" calcext:value-type="float">
            <text:p>110</text:p>
          </table:table-cell>
        </table:table-row>
        <table:table-row table:style-name="ro1">
          <table:table-cell table:formula="of:=[.C111]/86400" office:value-type="float" office:value="1.15625" calcext:value-type="float">
            <text:p>1.15625</text:p>
          </table:table-cell>
          <table:table-cell table:formula="of:=[.C111]/3600" office:value-type="float" office:value="27.75" calcext:value-type="float">
            <text:p>27.75</text:p>
          </table:table-cell>
          <table:table-cell table:formula="of:=[.C110]+900" office:value-type="float" office:value="99900" calcext:value-type="float">
            <text:p>99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111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1]/900" office:value-type="float" office:value="111" calcext:value-type="float">
            <text:p>111</text:p>
          </table:table-cell>
        </table:table-row>
        <table:table-row table:style-name="ro1">
          <table:table-cell table:formula="of:=[.C112]/86400" office:value-type="float" office:value="1.16666666666667" calcext:value-type="float">
            <text:p>1.16666666666667</text:p>
          </table:table-cell>
          <table:table-cell table:formula="of:=[.C112]/3600" office:value-type="float" office:value="28" calcext:value-type="float">
            <text:p>28</text:p>
          </table:table-cell>
          <table:table-cell table:formula="of:=[.C111]+900" office:value-type="float" office:value="100800" calcext:value-type="float">
            <text:p>100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112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2]/900" office:value-type="float" office:value="112" calcext:value-type="float">
            <text:p>112</text:p>
          </table:table-cell>
        </table:table-row>
        <table:table-row table:style-name="ro1">
          <table:table-cell table:formula="of:=[.C113]/86400" office:value-type="float" office:value="1.17708333333333" calcext:value-type="float">
            <text:p>1.17708333333333</text:p>
          </table:table-cell>
          <table:table-cell table:formula="of:=[.C113]/3600" office:value-type="float" office:value="28.25" calcext:value-type="float">
            <text:p>28.25</text:p>
          </table:table-cell>
          <table:table-cell table:formula="of:=[.C112]+900" office:value-type="float" office:value="101700" calcext:value-type="float">
            <text:p>101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113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3]/900" office:value-type="float" office:value="113" calcext:value-type="float">
            <text:p>113</text:p>
          </table:table-cell>
        </table:table-row>
        <table:table-row table:style-name="ro1">
          <table:table-cell table:formula="of:=[.C114]/86400" office:value-type="float" office:value="1.1875" calcext:value-type="float">
            <text:p>1.1875</text:p>
          </table:table-cell>
          <table:table-cell table:formula="of:=[.C114]/3600" office:value-type="float" office:value="28.5" calcext:value-type="float">
            <text:p>28.5</text:p>
          </table:table-cell>
          <table:table-cell table:formula="of:=[.C113]+900" office:value-type="float" office:value="102600" calcext:value-type="float">
            <text:p>102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114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4]/900" office:value-type="float" office:value="114" calcext:value-type="float">
            <text:p>114</text:p>
          </table:table-cell>
        </table:table-row>
        <table:table-row table:style-name="ro1">
          <table:table-cell table:formula="of:=[.C115]/86400" office:value-type="float" office:value="1.19791666666667" calcext:value-type="float">
            <text:p>1.19791666666667</text:p>
          </table:table-cell>
          <table:table-cell table:formula="of:=[.C115]/3600" office:value-type="float" office:value="28.75" calcext:value-type="float">
            <text:p>28.75</text:p>
          </table:table-cell>
          <table:table-cell table:formula="of:=[.C114]+900" office:value-type="float" office:value="103500" calcext:value-type="float">
            <text:p>103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115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5]/900" office:value-type="float" office:value="115" calcext:value-type="float">
            <text:p>115</text:p>
          </table:table-cell>
        </table:table-row>
        <table:table-row table:style-name="ro1">
          <table:table-cell table:formula="of:=[.C116]/86400" office:value-type="float" office:value="1.20833333333333" calcext:value-type="float">
            <text:p>1.20833333333333</text:p>
          </table:table-cell>
          <table:table-cell table:formula="of:=[.C116]/3600" office:value-type="float" office:value="29" calcext:value-type="float">
            <text:p>29</text:p>
          </table:table-cell>
          <table:table-cell table:formula="of:=[.C115]+900" office:value-type="float" office:value="104400" calcext:value-type="float">
            <text:p>104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116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6]/900" office:value-type="float" office:value="116" calcext:value-type="float">
            <text:p>116</text:p>
          </table:table-cell>
        </table:table-row>
        <table:table-row table:style-name="ro1">
          <table:table-cell table:formula="of:=[.C117]/86400" office:value-type="float" office:value="1.21875" calcext:value-type="float">
            <text:p>1.21875</text:p>
          </table:table-cell>
          <table:table-cell table:formula="of:=[.C117]/3600" office:value-type="float" office:value="29.25" calcext:value-type="float">
            <text:p>29.25</text:p>
          </table:table-cell>
          <table:table-cell table:formula="of:=[.C116]+900" office:value-type="float" office:value="105300" calcext:value-type="float">
            <text:p>105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117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7]/900" office:value-type="float" office:value="117" calcext:value-type="float">
            <text:p>117</text:p>
          </table:table-cell>
        </table:table-row>
        <table:table-row table:style-name="ro1">
          <table:table-cell table:formula="of:=[.C118]/86400" office:value-type="float" office:value="1.22916666666667" calcext:value-type="float">
            <text:p>1.22916666666667</text:p>
          </table:table-cell>
          <table:table-cell table:formula="of:=[.C118]/3600" office:value-type="float" office:value="29.5" calcext:value-type="float">
            <text:p>29.5</text:p>
          </table:table-cell>
          <table:table-cell table:formula="of:=[.C117]+900" office:value-type="float" office:value="106200" calcext:value-type="float">
            <text:p>106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118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8]/900" office:value-type="float" office:value="118" calcext:value-type="float">
            <text:p>118</text:p>
          </table:table-cell>
        </table:table-row>
        <table:table-row table:style-name="ro1">
          <table:table-cell table:formula="of:=[.C119]/86400" office:value-type="float" office:value="1.23958333333333" calcext:value-type="float">
            <text:p>1.23958333333333</text:p>
          </table:table-cell>
          <table:table-cell table:formula="of:=[.C119]/3600" office:value-type="float" office:value="29.75" calcext:value-type="float">
            <text:p>29.75</text:p>
          </table:table-cell>
          <table:table-cell table:formula="of:=[.C118]+900" office:value-type="float" office:value="107100" calcext:value-type="float">
            <text:p>107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119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9]/900" office:value-type="float" office:value="119" calcext:value-type="float">
            <text:p>119</text:p>
          </table:table-cell>
        </table:table-row>
        <table:table-row table:style-name="ro1">
          <table:table-cell table:formula="of:=[.C120]/86400" office:value-type="float" office:value="1.25" calcext:value-type="float">
            <text:p>1.25</text:p>
          </table:table-cell>
          <table:table-cell table:formula="of:=[.C120]/3600" office:value-type="float" office:value="30" calcext:value-type="float">
            <text:p>30</text:p>
          </table:table-cell>
          <table:table-cell table:formula="of:=[.C119]+900" office:value-type="float" office:value="108000" calcext:value-type="float">
            <text:p>108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120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0]/900" office:value-type="float" office:value="120" calcext:value-type="float">
            <text:p>120</text:p>
          </table:table-cell>
        </table:table-row>
        <table:table-row table:style-name="ro1">
          <table:table-cell table:formula="of:=[.C121]/86400" office:value-type="float" office:value="1.26041666666667" calcext:value-type="float">
            <text:p>1.26041666666667</text:p>
          </table:table-cell>
          <table:table-cell table:formula="of:=[.C121]/3600" office:value-type="float" office:value="30.25" calcext:value-type="float">
            <text:p>30.25</text:p>
          </table:table-cell>
          <table:table-cell table:formula="of:=[.C120]+900" office:value-type="float" office:value="108900" calcext:value-type="float">
            <text:p>108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121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1]/900" office:value-type="float" office:value="121" calcext:value-type="float">
            <text:p>121</text:p>
          </table:table-cell>
        </table:table-row>
        <table:table-row table:style-name="ro1">
          <table:table-cell table:formula="of:=[.C122]/86400" office:value-type="float" office:value="1.27083333333333" calcext:value-type="float">
            <text:p>1.27083333333333</text:p>
          </table:table-cell>
          <table:table-cell table:formula="of:=[.C122]/3600" office:value-type="float" office:value="30.5" calcext:value-type="float">
            <text:p>30.5</text:p>
          </table:table-cell>
          <table:table-cell table:formula="of:=[.C121]+900" office:value-type="float" office:value="109800" calcext:value-type="float">
            <text:p>109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122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2]/900" office:value-type="float" office:value="122" calcext:value-type="float">
            <text:p>122</text:p>
          </table:table-cell>
        </table:table-row>
        <table:table-row table:style-name="ro1">
          <table:table-cell table:formula="of:=[.C123]/86400" office:value-type="float" office:value="1.28125" calcext:value-type="float">
            <text:p>1.28125</text:p>
          </table:table-cell>
          <table:table-cell table:formula="of:=[.C123]/3600" office:value-type="float" office:value="30.75" calcext:value-type="float">
            <text:p>30.75</text:p>
          </table:table-cell>
          <table:table-cell table:formula="of:=[.C122]+900" office:value-type="float" office:value="110700" calcext:value-type="float">
            <text:p>110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123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3]/900" office:value-type="float" office:value="123" calcext:value-type="float">
            <text:p>123</text:p>
          </table:table-cell>
        </table:table-row>
        <table:table-row table:style-name="ro1">
          <table:table-cell table:formula="of:=[.C124]/86400" office:value-type="float" office:value="1.29166666666667" calcext:value-type="float">
            <text:p>1.29166666666667</text:p>
          </table:table-cell>
          <table:table-cell table:formula="of:=[.C124]/3600" office:value-type="float" office:value="31" calcext:value-type="float">
            <text:p>31</text:p>
          </table:table-cell>
          <table:table-cell table:formula="of:=[.C123]+900" office:value-type="float" office:value="111600" calcext:value-type="float">
            <text:p>1116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24]/100/3600" office:value-type="float" office:value="0.0000222222222222222" calcext:value-type="float">
            <text:p>2.22222222222222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4]/900" office:value-type="float" office:value="124" calcext:value-type="float">
            <text:p>124</text:p>
          </table:table-cell>
        </table:table-row>
        <table:table-row table:style-name="ro1">
          <table:table-cell table:formula="of:=[.C125]/86400" office:value-type="float" office:value="1.30208333333333" calcext:value-type="float">
            <text:p>1.30208333333333</text:p>
          </table:table-cell>
          <table:table-cell table:formula="of:=[.C125]/3600" office:value-type="float" office:value="31.25" calcext:value-type="float">
            <text:p>31.25</text:p>
          </table:table-cell>
          <table:table-cell table:formula="of:=[.C124]+900" office:value-type="float" office:value="112500" calcext:value-type="float">
            <text:p>112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25]/100/3600" office:value-type="float" office:value="0.0000222222222222222" calcext:value-type="float">
            <text:p>2.22222222222222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5]/900" office:value-type="float" office:value="125" calcext:value-type="float">
            <text:p>125</text:p>
          </table:table-cell>
        </table:table-row>
        <table:table-row table:style-name="ro1">
          <table:table-cell table:formula="of:=[.C126]/86400" office:value-type="float" office:value="1.3125" calcext:value-type="float">
            <text:p>1.3125</text:p>
          </table:table-cell>
          <table:table-cell table:formula="of:=[.C126]/3600" office:value-type="float" office:value="31.5" calcext:value-type="float">
            <text:p>31.5</text:p>
          </table:table-cell>
          <table:table-cell table:formula="of:=[.C125]+900" office:value-type="float" office:value="113400" calcext:value-type="float">
            <text:p>1134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26]/100/3600" office:value-type="float" office:value="0.0000222222222222222" calcext:value-type="float">
            <text:p>2.22222222222222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6]/900" office:value-type="float" office:value="126" calcext:value-type="float">
            <text:p>126</text:p>
          </table:table-cell>
        </table:table-row>
        <table:table-row table:style-name="ro1">
          <table:table-cell table:formula="of:=[.C127]/86400" office:value-type="float" office:value="1.32291666666667" calcext:value-type="float">
            <text:p>1.32291666666667</text:p>
          </table:table-cell>
          <table:table-cell table:formula="of:=[.C127]/3600" office:value-type="float" office:value="31.75" calcext:value-type="float">
            <text:p>31.75</text:p>
          </table:table-cell>
          <table:table-cell table:formula="of:=[.C126]+900" office:value-type="float" office:value="114300" calcext:value-type="float">
            <text:p>1143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27]/100/3600" office:value-type="float" office:value="0.0000222222222222222" calcext:value-type="float">
            <text:p>2.22222222222222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7]/900" office:value-type="float" office:value="127" calcext:value-type="float">
            <text:p>127</text:p>
          </table:table-cell>
        </table:table-row>
        <table:table-row table:style-name="ro1">
          <table:table-cell table:formula="of:=[.C128]/86400" office:value-type="float" office:value="1.33333333333333" calcext:value-type="float">
            <text:p>1.33333333333333</text:p>
          </table:table-cell>
          <table:table-cell table:formula="of:=[.C128]/3600" office:value-type="float" office:value="32" calcext:value-type="float">
            <text:p>32</text:p>
          </table:table-cell>
          <table:table-cell table:formula="of:=[.C127]+900" office:value-type="float" office:value="115200" calcext:value-type="float">
            <text:p>115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128]/100/3600" office:value-type="float" office:value="0.0000138888888888889" calcext:value-type="float">
            <text:p>1.38888888888889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8]/900" office:value-type="float" office:value="128" calcext:value-type="float">
            <text:p>128</text:p>
          </table:table-cell>
        </table:table-row>
        <table:table-row table:style-name="ro1">
          <table:table-cell table:formula="of:=[.C129]/86400" office:value-type="float" office:value="1.34375" calcext:value-type="float">
            <text:p>1.34375</text:p>
          </table:table-cell>
          <table:table-cell table:formula="of:=[.C129]/3600" office:value-type="float" office:value="32.25" calcext:value-type="float">
            <text:p>32.25</text:p>
          </table:table-cell>
          <table:table-cell table:formula="of:=[.C128]+900" office:value-type="float" office:value="116100" calcext:value-type="float">
            <text:p>116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129]/100/3600" office:value-type="float" office:value="0.0000138888888888889" calcext:value-type="float">
            <text:p>1.38888888888889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9]/900" office:value-type="float" office:value="129" calcext:value-type="float">
            <text:p>129</text:p>
          </table:table-cell>
        </table:table-row>
        <table:table-row table:style-name="ro1">
          <table:table-cell table:formula="of:=[.C130]/86400" office:value-type="float" office:value="1.35416666666667" calcext:value-type="float">
            <text:p>1.35416666666667</text:p>
          </table:table-cell>
          <table:table-cell table:formula="of:=[.C130]/3600" office:value-type="float" office:value="32.5" calcext:value-type="float">
            <text:p>32.5</text:p>
          </table:table-cell>
          <table:table-cell table:formula="of:=[.C129]+900" office:value-type="float" office:value="117000" calcext:value-type="float">
            <text:p>117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130]/100/3600" office:value-type="float" office:value="0.0000138888888888889" calcext:value-type="float">
            <text:p>1.38888888888889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0]/900" office:value-type="float" office:value="130" calcext:value-type="float">
            <text:p>130</text:p>
          </table:table-cell>
        </table:table-row>
        <table:table-row table:style-name="ro1">
          <table:table-cell table:formula="of:=[.C131]/86400" office:value-type="float" office:value="1.36458333333333" calcext:value-type="float">
            <text:p>1.36458333333333</text:p>
          </table:table-cell>
          <table:table-cell table:formula="of:=[.C131]/3600" office:value-type="float" office:value="32.75" calcext:value-type="float">
            <text:p>32.75</text:p>
          </table:table-cell>
          <table:table-cell table:formula="of:=[.C130]+900" office:value-type="float" office:value="117900" calcext:value-type="float">
            <text:p>117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131]/100/3600" office:value-type="float" office:value="0.0000138888888888889" calcext:value-type="float">
            <text:p>1.38888888888889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1]/900" office:value-type="float" office:value="131" calcext:value-type="float">
            <text:p>131</text:p>
          </table:table-cell>
        </table:table-row>
        <table:table-row table:style-name="ro1">
          <table:table-cell table:formula="of:=[.C132]/86400" office:value-type="float" office:value="1.375" calcext:value-type="float">
            <text:p>1.375</text:p>
          </table:table-cell>
          <table:table-cell table:formula="of:=[.C132]/3600" office:value-type="float" office:value="33" calcext:value-type="float">
            <text:p>33</text:p>
          </table:table-cell>
          <table:table-cell table:formula="of:=[.C131]+900" office:value-type="float" office:value="118800" calcext:value-type="float">
            <text:p>118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32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2]/900" office:value-type="float" office:value="132" calcext:value-type="float">
            <text:p>132</text:p>
          </table:table-cell>
        </table:table-row>
        <table:table-row table:style-name="ro1">
          <table:table-cell table:formula="of:=[.C133]/86400" office:value-type="float" office:value="1.38541666666667" calcext:value-type="float">
            <text:p>1.38541666666667</text:p>
          </table:table-cell>
          <table:table-cell table:formula="of:=[.C133]/3600" office:value-type="float" office:value="33.25" calcext:value-type="float">
            <text:p>33.25</text:p>
          </table:table-cell>
          <table:table-cell table:formula="of:=[.C132]+900" office:value-type="float" office:value="119700" calcext:value-type="float">
            <text:p>119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33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3]/900" office:value-type="float" office:value="133" calcext:value-type="float">
            <text:p>133</text:p>
          </table:table-cell>
        </table:table-row>
        <table:table-row table:style-name="ro1">
          <table:table-cell table:formula="of:=[.C134]/86400" office:value-type="float" office:value="1.39583333333333" calcext:value-type="float">
            <text:p>1.39583333333333</text:p>
          </table:table-cell>
          <table:table-cell table:formula="of:=[.C134]/3600" office:value-type="float" office:value="33.5" calcext:value-type="float">
            <text:p>33.5</text:p>
          </table:table-cell>
          <table:table-cell table:formula="of:=[.C133]+900" office:value-type="float" office:value="120600" calcext:value-type="float">
            <text:p>120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34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4]/900" office:value-type="float" office:value="134" calcext:value-type="float">
            <text:p>134</text:p>
          </table:table-cell>
        </table:table-row>
        <table:table-row table:style-name="ro1">
          <table:table-cell table:formula="of:=[.C135]/86400" office:value-type="float" office:value="1.40625" calcext:value-type="float">
            <text:p>1.40625</text:p>
          </table:table-cell>
          <table:table-cell table:formula="of:=[.C135]/3600" office:value-type="float" office:value="33.75" calcext:value-type="float">
            <text:p>33.75</text:p>
          </table:table-cell>
          <table:table-cell table:formula="of:=[.C134]+900" office:value-type="float" office:value="121500" calcext:value-type="float">
            <text:p>121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35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5]/900" office:value-type="float" office:value="135" calcext:value-type="float">
            <text:p>135</text:p>
          </table:table-cell>
        </table:table-row>
        <table:table-row table:style-name="ro1">
          <table:table-cell table:formula="of:=[.C136]/86400" office:value-type="float" office:value="1.41666666666667" calcext:value-type="float">
            <text:p>1.41666666666667</text:p>
          </table:table-cell>
          <table:table-cell table:formula="of:=[.C136]/3600" office:value-type="float" office:value="34" calcext:value-type="float">
            <text:p>34</text:p>
          </table:table-cell>
          <table:table-cell table:formula="of:=[.C135]+900" office:value-type="float" office:value="122400" calcext:value-type="float">
            <text:p>12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6]/900" office:value-type="float" office:value="136" calcext:value-type="float">
            <text:p>136</text:p>
          </table:table-cell>
        </table:table-row>
        <table:table-row table:style-name="ro1">
          <table:table-cell table:formula="of:=[.C137]/86400" office:value-type="float" office:value="1.42708333333333" calcext:value-type="float">
            <text:p>1.42708333333333</text:p>
          </table:table-cell>
          <table:table-cell table:formula="of:=[.C137]/3600" office:value-type="float" office:value="34.25" calcext:value-type="float">
            <text:p>34.25</text:p>
          </table:table-cell>
          <table:table-cell table:formula="of:=[.C136]+900" office:value-type="float" office:value="123300" calcext:value-type="float">
            <text:p>12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7]/900" office:value-type="float" office:value="137" calcext:value-type="float">
            <text:p>137</text:p>
          </table:table-cell>
        </table:table-row>
        <table:table-row table:style-name="ro1">
          <table:table-cell table:formula="of:=[.C138]/86400" office:value-type="float" office:value="1.4375" calcext:value-type="float">
            <text:p>1.4375</text:p>
          </table:table-cell>
          <table:table-cell table:formula="of:=[.C138]/3600" office:value-type="float" office:value="34.5" calcext:value-type="float">
            <text:p>34.5</text:p>
          </table:table-cell>
          <table:table-cell table:formula="of:=[.C137]+900" office:value-type="float" office:value="124200" calcext:value-type="float">
            <text:p>12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8]/900" office:value-type="float" office:value="138" calcext:value-type="float">
            <text:p>138</text:p>
          </table:table-cell>
        </table:table-row>
        <table:table-row table:style-name="ro1">
          <table:table-cell table:formula="of:=[.C139]/86400" office:value-type="float" office:value="1.44791666666667" calcext:value-type="float">
            <text:p>1.44791666666667</text:p>
          </table:table-cell>
          <table:table-cell table:formula="of:=[.C139]/3600" office:value-type="float" office:value="34.75" calcext:value-type="float">
            <text:p>34.75</text:p>
          </table:table-cell>
          <table:table-cell table:formula="of:=[.C138]+900" office:value-type="float" office:value="125100" calcext:value-type="float">
            <text:p>12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9]/900" office:value-type="float" office:value="139" calcext:value-type="float">
            <text:p>139</text:p>
          </table:table-cell>
        </table:table-row>
        <table:table-row table:style-name="ro1">
          <table:table-cell table:formula="of:=[.C140]/86400" office:value-type="float" office:value="1.45833333333333" calcext:value-type="float">
            <text:p>1.45833333333333</text:p>
          </table:table-cell>
          <table:table-cell table:formula="of:=[.C140]/3600" office:value-type="float" office:value="35" calcext:value-type="float">
            <text:p>35</text:p>
          </table:table-cell>
          <table:table-cell table:formula="of:=[.C139]+900" office:value-type="float" office:value="126000" calcext:value-type="float">
            <text:p>12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0]/900" office:value-type="float" office:value="140" calcext:value-type="float">
            <text:p>140</text:p>
          </table:table-cell>
        </table:table-row>
        <table:table-row table:style-name="ro1">
          <table:table-cell table:formula="of:=[.C141]/86400" office:value-type="float" office:value="1.46875" calcext:value-type="float">
            <text:p>1.46875</text:p>
          </table:table-cell>
          <table:table-cell table:formula="of:=[.C141]/3600" office:value-type="float" office:value="35.25" calcext:value-type="float">
            <text:p>35.25</text:p>
          </table:table-cell>
          <table:table-cell table:formula="of:=[.C140]+900" office:value-type="float" office:value="126900" calcext:value-type="float">
            <text:p>12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1]/900" office:value-type="float" office:value="141" calcext:value-type="float">
            <text:p>141</text:p>
          </table:table-cell>
        </table:table-row>
        <table:table-row table:style-name="ro1">
          <table:table-cell table:formula="of:=[.C142]/86400" office:value-type="float" office:value="1.47916666666667" calcext:value-type="float">
            <text:p>1.47916666666667</text:p>
          </table:table-cell>
          <table:table-cell table:formula="of:=[.C142]/3600" office:value-type="float" office:value="35.5" calcext:value-type="float">
            <text:p>35.5</text:p>
          </table:table-cell>
          <table:table-cell table:formula="of:=[.C141]+900" office:value-type="float" office:value="127800" calcext:value-type="float">
            <text:p>12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2]/900" office:value-type="float" office:value="142" calcext:value-type="float">
            <text:p>142</text:p>
          </table:table-cell>
        </table:table-row>
        <table:table-row table:style-name="ro1">
          <table:table-cell table:formula="of:=[.C143]/86400" office:value-type="float" office:value="1.48958333333333" calcext:value-type="float">
            <text:p>1.48958333333333</text:p>
          </table:table-cell>
          <table:table-cell table:formula="of:=[.C143]/3600" office:value-type="float" office:value="35.75" calcext:value-type="float">
            <text:p>35.75</text:p>
          </table:table-cell>
          <table:table-cell table:formula="of:=[.C142]+900" office:value-type="float" office:value="128700" calcext:value-type="float">
            <text:p>12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3]/900" office:value-type="float" office:value="143" calcext:value-type="float">
            <text:p>143</text:p>
          </table:table-cell>
        </table:table-row>
        <table:table-row table:style-name="ro1">
          <table:table-cell table:formula="of:=[.C144]/86400" office:value-type="float" office:value="1.5" calcext:value-type="float">
            <text:p>1.5</text:p>
          </table:table-cell>
          <table:table-cell table:formula="of:=[.C144]/3600" office:value-type="float" office:value="36" calcext:value-type="float">
            <text:p>36</text:p>
          </table:table-cell>
          <table:table-cell table:formula="of:=[.C143]+900" office:value-type="float" office:value="129600" calcext:value-type="float">
            <text:p>12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4]/900" office:value-type="float" office:value="144" calcext:value-type="float">
            <text:p>144</text:p>
          </table:table-cell>
        </table:table-row>
        <table:table-row table:style-name="ro1">
          <table:table-cell table:formula="of:=[.C145]/86400" office:value-type="float" office:value="1.51041666666667" calcext:value-type="float">
            <text:p>1.51041666666667</text:p>
          </table:table-cell>
          <table:table-cell table:formula="of:=[.C145]/3600" office:value-type="float" office:value="36.25" calcext:value-type="float">
            <text:p>36.25</text:p>
          </table:table-cell>
          <table:table-cell table:formula="of:=[.C144]+900" office:value-type="float" office:value="130500" calcext:value-type="float">
            <text:p>13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5]/900" office:value-type="float" office:value="145" calcext:value-type="float">
            <text:p>145</text:p>
          </table:table-cell>
        </table:table-row>
        <table:table-row table:style-name="ro1">
          <table:table-cell table:formula="of:=[.C146]/86400" office:value-type="float" office:value="1.52083333333333" calcext:value-type="float">
            <text:p>1.52083333333333</text:p>
          </table:table-cell>
          <table:table-cell table:formula="of:=[.C146]/3600" office:value-type="float" office:value="36.5" calcext:value-type="float">
            <text:p>36.5</text:p>
          </table:table-cell>
          <table:table-cell table:formula="of:=[.C145]+900" office:value-type="float" office:value="131400" calcext:value-type="float">
            <text:p>13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6]/900" office:value-type="float" office:value="146" calcext:value-type="float">
            <text:p>146</text:p>
          </table:table-cell>
        </table:table-row>
        <table:table-row table:style-name="ro1">
          <table:table-cell table:formula="of:=[.C147]/86400" office:value-type="float" office:value="1.53125" calcext:value-type="float">
            <text:p>1.53125</text:p>
          </table:table-cell>
          <table:table-cell table:formula="of:=[.C147]/3600" office:value-type="float" office:value="36.75" calcext:value-type="float">
            <text:p>36.75</text:p>
          </table:table-cell>
          <table:table-cell table:formula="of:=[.C146]+900" office:value-type="float" office:value="132300" calcext:value-type="float">
            <text:p>13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7]/900" office:value-type="float" office:value="147" calcext:value-type="float">
            <text:p>147</text:p>
          </table:table-cell>
        </table:table-row>
        <table:table-row table:style-name="ro1">
          <table:table-cell table:formula="of:=[.C148]/86400" office:value-type="float" office:value="1.54166666666667" calcext:value-type="float">
            <text:p>1.54166666666667</text:p>
          </table:table-cell>
          <table:table-cell table:formula="of:=[.C148]/3600" office:value-type="float" office:value="37" calcext:value-type="float">
            <text:p>37</text:p>
          </table:table-cell>
          <table:table-cell table:formula="of:=[.C147]+900" office:value-type="float" office:value="133200" calcext:value-type="float">
            <text:p>13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8]/900" office:value-type="float" office:value="148" calcext:value-type="float">
            <text:p>148</text:p>
          </table:table-cell>
        </table:table-row>
        <table:table-row table:style-name="ro1">
          <table:table-cell table:formula="of:=[.C149]/86400" office:value-type="float" office:value="1.55208333333333" calcext:value-type="float">
            <text:p>1.55208333333333</text:p>
          </table:table-cell>
          <table:table-cell table:formula="of:=[.C149]/3600" office:value-type="float" office:value="37.25" calcext:value-type="float">
            <text:p>37.25</text:p>
          </table:table-cell>
          <table:table-cell table:formula="of:=[.C148]+900" office:value-type="float" office:value="134100" calcext:value-type="float">
            <text:p>13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9]/900" office:value-type="float" office:value="149" calcext:value-type="float">
            <text:p>149</text:p>
          </table:table-cell>
        </table:table-row>
        <table:table-row table:style-name="ro1">
          <table:table-cell table:formula="of:=[.C150]/86400" office:value-type="float" office:value="1.5625" calcext:value-type="float">
            <text:p>1.5625</text:p>
          </table:table-cell>
          <table:table-cell table:formula="of:=[.C150]/3600" office:value-type="float" office:value="37.5" calcext:value-type="float">
            <text:p>37.5</text:p>
          </table:table-cell>
          <table:table-cell table:formula="of:=[.C149]+900" office:value-type="float" office:value="135000" calcext:value-type="float">
            <text:p>13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0]/900" office:value-type="float" office:value="150" calcext:value-type="float">
            <text:p>150</text:p>
          </table:table-cell>
        </table:table-row>
        <table:table-row table:style-name="ro1">
          <table:table-cell table:formula="of:=[.C151]/86400" office:value-type="float" office:value="1.57291666666667" calcext:value-type="float">
            <text:p>1.57291666666667</text:p>
          </table:table-cell>
          <table:table-cell table:formula="of:=[.C151]/3600" office:value-type="float" office:value="37.75" calcext:value-type="float">
            <text:p>37.75</text:p>
          </table:table-cell>
          <table:table-cell table:formula="of:=[.C150]+900" office:value-type="float" office:value="135900" calcext:value-type="float">
            <text:p>13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1]/900" office:value-type="float" office:value="151" calcext:value-type="float">
            <text:p>151</text:p>
          </table:table-cell>
        </table:table-row>
        <table:table-row table:style-name="ro1">
          <table:table-cell table:formula="of:=[.C152]/86400" office:value-type="float" office:value="1.58333333333333" calcext:value-type="float">
            <text:p>1.58333333333333</text:p>
          </table:table-cell>
          <table:table-cell table:formula="of:=[.C152]/3600" office:value-type="float" office:value="38" calcext:value-type="float">
            <text:p>38</text:p>
          </table:table-cell>
          <table:table-cell table:formula="of:=[.C151]+900" office:value-type="float" office:value="136800" calcext:value-type="float">
            <text:p>13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2]/900" office:value-type="float" office:value="152" calcext:value-type="float">
            <text:p>152</text:p>
          </table:table-cell>
        </table:table-row>
        <table:table-row table:style-name="ro1">
          <table:table-cell table:formula="of:=[.C153]/86400" office:value-type="float" office:value="1.59375" calcext:value-type="float">
            <text:p>1.59375</text:p>
          </table:table-cell>
          <table:table-cell table:formula="of:=[.C153]/3600" office:value-type="float" office:value="38.25" calcext:value-type="float">
            <text:p>38.25</text:p>
          </table:table-cell>
          <table:table-cell table:formula="of:=[.C152]+900" office:value-type="float" office:value="137700" calcext:value-type="float">
            <text:p>13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3]/900" office:value-type="float" office:value="153" calcext:value-type="float">
            <text:p>153</text:p>
          </table:table-cell>
        </table:table-row>
        <table:table-row table:style-name="ro1">
          <table:table-cell table:formula="of:=[.C154]/86400" office:value-type="float" office:value="1.60416666666667" calcext:value-type="float">
            <text:p>1.60416666666667</text:p>
          </table:table-cell>
          <table:table-cell table:formula="of:=[.C154]/3600" office:value-type="float" office:value="38.5" calcext:value-type="float">
            <text:p>38.5</text:p>
          </table:table-cell>
          <table:table-cell table:formula="of:=[.C153]+900" office:value-type="float" office:value="138600" calcext:value-type="float">
            <text:p>13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4]/900" office:value-type="float" office:value="154" calcext:value-type="float">
            <text:p>154</text:p>
          </table:table-cell>
        </table:table-row>
        <table:table-row table:style-name="ro1">
          <table:table-cell table:formula="of:=[.C155]/86400" office:value-type="float" office:value="1.61458333333333" calcext:value-type="float">
            <text:p>1.61458333333333</text:p>
          </table:table-cell>
          <table:table-cell table:formula="of:=[.C155]/3600" office:value-type="float" office:value="38.75" calcext:value-type="float">
            <text:p>38.75</text:p>
          </table:table-cell>
          <table:table-cell table:formula="of:=[.C154]+900" office:value-type="float" office:value="139500" calcext:value-type="float">
            <text:p>13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5]/900" office:value-type="float" office:value="155" calcext:value-type="float">
            <text:p>155</text:p>
          </table:table-cell>
        </table:table-row>
        <table:table-row table:style-name="ro1">
          <table:table-cell table:formula="of:=[.C156]/86400" office:value-type="float" office:value="1.625" calcext:value-type="float">
            <text:p>1.625</text:p>
          </table:table-cell>
          <table:table-cell table:formula="of:=[.C156]/3600" office:value-type="float" office:value="39" calcext:value-type="float">
            <text:p>39</text:p>
          </table:table-cell>
          <table:table-cell table:formula="of:=[.C155]+900" office:value-type="float" office:value="140400" calcext:value-type="float">
            <text:p>14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6]/900" office:value-type="float" office:value="156" calcext:value-type="float">
            <text:p>156</text:p>
          </table:table-cell>
        </table:table-row>
        <table:table-row table:style-name="ro1">
          <table:table-cell table:formula="of:=[.C157]/86400" office:value-type="float" office:value="1.63541666666667" calcext:value-type="float">
            <text:p>1.63541666666667</text:p>
          </table:table-cell>
          <table:table-cell table:formula="of:=[.C157]/3600" office:value-type="float" office:value="39.25" calcext:value-type="float">
            <text:p>39.25</text:p>
          </table:table-cell>
          <table:table-cell table:formula="of:=[.C156]+900" office:value-type="float" office:value="141300" calcext:value-type="float">
            <text:p>141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7]/900" office:value-type="float" office:value="157" calcext:value-type="float">
            <text:p>157</text:p>
          </table:table-cell>
        </table:table-row>
        <table:table-row table:style-name="ro1">
          <table:table-cell table:formula="of:=[.C158]/86400" office:value-type="float" office:value="1.64583333333333" calcext:value-type="float">
            <text:p>1.64583333333333</text:p>
          </table:table-cell>
          <table:table-cell table:formula="of:=[.C158]/3600" office:value-type="float" office:value="39.5" calcext:value-type="float">
            <text:p>39.5</text:p>
          </table:table-cell>
          <table:table-cell table:formula="of:=[.C157]+900" office:value-type="float" office:value="142200" calcext:value-type="float">
            <text:p>142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8]/900" office:value-type="float" office:value="158" calcext:value-type="float">
            <text:p>158</text:p>
          </table:table-cell>
        </table:table-row>
        <table:table-row table:style-name="ro1">
          <table:table-cell table:formula="of:=[.C159]/86400" office:value-type="float" office:value="1.65625" calcext:value-type="float">
            <text:p>1.65625</text:p>
          </table:table-cell>
          <table:table-cell table:formula="of:=[.C159]/3600" office:value-type="float" office:value="39.75" calcext:value-type="float">
            <text:p>39.75</text:p>
          </table:table-cell>
          <table:table-cell table:formula="of:=[.C158]+900" office:value-type="float" office:value="143100" calcext:value-type="float">
            <text:p>143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9]/900" office:value-type="float" office:value="159" calcext:value-type="float">
            <text:p>159</text:p>
          </table:table-cell>
        </table:table-row>
        <table:table-row table:style-name="ro1">
          <table:table-cell table:formula="of:=[.C160]/86400" office:value-type="float" office:value="1.66666666666667" calcext:value-type="float">
            <text:p>1.66666666666667</text:p>
          </table:table-cell>
          <table:table-cell table:formula="of:=[.C160]/3600" office:value-type="float" office:value="40" calcext:value-type="float">
            <text:p>40</text:p>
          </table:table-cell>
          <table:table-cell table:formula="of:=[.C159]+900" office:value-type="float" office:value="144000" calcext:value-type="float">
            <text:p>144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0]/900" office:value-type="float" office:value="160" calcext:value-type="float">
            <text:p>160</text:p>
          </table:table-cell>
        </table:table-row>
        <table:table-row table:style-name="ro1">
          <table:table-cell table:formula="of:=[.C161]/86400" office:value-type="float" office:value="1.67708333333333" calcext:value-type="float">
            <text:p>1.67708333333333</text:p>
          </table:table-cell>
          <table:table-cell table:formula="of:=[.C161]/3600" office:value-type="float" office:value="40.25" calcext:value-type="float">
            <text:p>40.25</text:p>
          </table:table-cell>
          <table:table-cell table:formula="of:=[.C160]+900" office:value-type="float" office:value="144900" calcext:value-type="float">
            <text:p>144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1]/900" office:value-type="float" office:value="161" calcext:value-type="float">
            <text:p>161</text:p>
          </table:table-cell>
        </table:table-row>
        <table:table-row table:style-name="ro1">
          <table:table-cell table:formula="of:=[.C162]/86400" office:value-type="float" office:value="1.6875" calcext:value-type="float">
            <text:p>1.6875</text:p>
          </table:table-cell>
          <table:table-cell table:formula="of:=[.C162]/3600" office:value-type="float" office:value="40.5" calcext:value-type="float">
            <text:p>40.5</text:p>
          </table:table-cell>
          <table:table-cell table:formula="of:=[.C161]+900" office:value-type="float" office:value="145800" calcext:value-type="float">
            <text:p>145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2]/900" office:value-type="float" office:value="162" calcext:value-type="float">
            <text:p>162</text:p>
          </table:table-cell>
        </table:table-row>
        <table:table-row table:style-name="ro1">
          <table:table-cell table:formula="of:=[.C163]/86400" office:value-type="float" office:value="1.69791666666667" calcext:value-type="float">
            <text:p>1.69791666666667</text:p>
          </table:table-cell>
          <table:table-cell table:formula="of:=[.C163]/3600" office:value-type="float" office:value="40.75" calcext:value-type="float">
            <text:p>40.75</text:p>
          </table:table-cell>
          <table:table-cell table:formula="of:=[.C162]+900" office:value-type="float" office:value="146700" calcext:value-type="float">
            <text:p>146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3]/900" office:value-type="float" office:value="163" calcext:value-type="float">
            <text:p>163</text:p>
          </table:table-cell>
        </table:table-row>
        <table:table-row table:style-name="ro1">
          <table:table-cell table:formula="of:=[.C164]/86400" office:value-type="float" office:value="1.70833333333333" calcext:value-type="float">
            <text:p>1.70833333333333</text:p>
          </table:table-cell>
          <table:table-cell table:formula="of:=[.C164]/3600" office:value-type="float" office:value="41" calcext:value-type="float">
            <text:p>41</text:p>
          </table:table-cell>
          <table:table-cell table:formula="of:=[.C163]+900" office:value-type="float" office:value="147600" calcext:value-type="float">
            <text:p>147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4]/900" office:value-type="float" office:value="164" calcext:value-type="float">
            <text:p>164</text:p>
          </table:table-cell>
        </table:table-row>
        <table:table-row table:style-name="ro1">
          <table:table-cell table:formula="of:=[.C165]/86400" office:value-type="float" office:value="1.71875" calcext:value-type="float">
            <text:p>1.71875</text:p>
          </table:table-cell>
          <table:table-cell table:formula="of:=[.C165]/3600" office:value-type="float" office:value="41.25" calcext:value-type="float">
            <text:p>41.25</text:p>
          </table:table-cell>
          <table:table-cell table:formula="of:=[.C164]+900" office:value-type="float" office:value="148500" calcext:value-type="float">
            <text:p>148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5]/900" office:value-type="float" office:value="165" calcext:value-type="float">
            <text:p>165</text:p>
          </table:table-cell>
        </table:table-row>
        <table:table-row table:style-name="ro1">
          <table:table-cell table:formula="of:=[.C166]/86400" office:value-type="float" office:value="1.72916666666667" calcext:value-type="float">
            <text:p>1.72916666666667</text:p>
          </table:table-cell>
          <table:table-cell table:formula="of:=[.C166]/3600" office:value-type="float" office:value="41.5" calcext:value-type="float">
            <text:p>41.5</text:p>
          </table:table-cell>
          <table:table-cell table:formula="of:=[.C165]+900" office:value-type="float" office:value="149400" calcext:value-type="float">
            <text:p>149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6]/900" office:value-type="float" office:value="166" calcext:value-type="float">
            <text:p>166</text:p>
          </table:table-cell>
        </table:table-row>
        <table:table-row table:style-name="ro1">
          <table:table-cell table:formula="of:=[.C167]/86400" office:value-type="float" office:value="1.73958333333333" calcext:value-type="float">
            <text:p>1.73958333333333</text:p>
          </table:table-cell>
          <table:table-cell table:formula="of:=[.C167]/3600" office:value-type="float" office:value="41.75" calcext:value-type="float">
            <text:p>41.75</text:p>
          </table:table-cell>
          <table:table-cell table:formula="of:=[.C166]+900" office:value-type="float" office:value="150300" calcext:value-type="float">
            <text:p>150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7]/900" office:value-type="float" office:value="167" calcext:value-type="float">
            <text:p>167</text:p>
          </table:table-cell>
        </table:table-row>
        <table:table-row table:style-name="ro1">
          <table:table-cell table:formula="of:=[.C168]/86400" office:value-type="float" office:value="1.75" calcext:value-type="float">
            <text:p>1.75</text:p>
          </table:table-cell>
          <table:table-cell table:formula="of:=[.C168]/3600" office:value-type="float" office:value="42" calcext:value-type="float">
            <text:p>42</text:p>
          </table:table-cell>
          <table:table-cell table:formula="of:=[.C167]+900" office:value-type="float" office:value="151200" calcext:value-type="float">
            <text:p>151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8]/900" office:value-type="float" office:value="168" calcext:value-type="float">
            <text:p>168</text:p>
          </table:table-cell>
        </table:table-row>
        <table:table-row table:style-name="ro1">
          <table:table-cell table:formula="of:=[.C169]/86400" office:value-type="float" office:value="1.76041666666667" calcext:value-type="float">
            <text:p>1.76041666666667</text:p>
          </table:table-cell>
          <table:table-cell table:formula="of:=[.C169]/3600" office:value-type="float" office:value="42.25" calcext:value-type="float">
            <text:p>42.25</text:p>
          </table:table-cell>
          <table:table-cell table:formula="of:=[.C168]+900" office:value-type="float" office:value="152100" calcext:value-type="float">
            <text:p>152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9]/900" office:value-type="float" office:value="169" calcext:value-type="float">
            <text:p>169</text:p>
          </table:table-cell>
        </table:table-row>
        <table:table-row table:style-name="ro1">
          <table:table-cell table:formula="of:=[.C170]/86400" office:value-type="float" office:value="1.77083333333333" calcext:value-type="float">
            <text:p>1.77083333333333</text:p>
          </table:table-cell>
          <table:table-cell table:formula="of:=[.C170]/3600" office:value-type="float" office:value="42.5" calcext:value-type="float">
            <text:p>42.5</text:p>
          </table:table-cell>
          <table:table-cell table:formula="of:=[.C169]+900" office:value-type="float" office:value="153000" calcext:value-type="float">
            <text:p>15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0]/900" office:value-type="float" office:value="170" calcext:value-type="float">
            <text:p>170</text:p>
          </table:table-cell>
        </table:table-row>
        <table:table-row table:style-name="ro1">
          <table:table-cell table:formula="of:=[.C171]/86400" office:value-type="float" office:value="1.78125" calcext:value-type="float">
            <text:p>1.78125</text:p>
          </table:table-cell>
          <table:table-cell table:formula="of:=[.C171]/3600" office:value-type="float" office:value="42.75" calcext:value-type="float">
            <text:p>42.75</text:p>
          </table:table-cell>
          <table:table-cell table:formula="of:=[.C170]+900" office:value-type="float" office:value="153900" calcext:value-type="float">
            <text:p>153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1]/900" office:value-type="float" office:value="171" calcext:value-type="float">
            <text:p>171</text:p>
          </table:table-cell>
        </table:table-row>
        <table:table-row table:style-name="ro1">
          <table:table-cell table:formula="of:=[.C172]/86400" office:value-type="float" office:value="1.79166666666667" calcext:value-type="float">
            <text:p>1.79166666666667</text:p>
          </table:table-cell>
          <table:table-cell table:formula="of:=[.C172]/3600" office:value-type="float" office:value="43" calcext:value-type="float">
            <text:p>43</text:p>
          </table:table-cell>
          <table:table-cell table:formula="of:=[.C171]+900" office:value-type="float" office:value="154800" calcext:value-type="float">
            <text:p>154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2]/900" office:value-type="float" office:value="172" calcext:value-type="float">
            <text:p>172</text:p>
          </table:table-cell>
        </table:table-row>
        <table:table-row table:style-name="ro1">
          <table:table-cell table:formula="of:=[.C173]/86400" office:value-type="float" office:value="1.80208333333333" calcext:value-type="float">
            <text:p>1.80208333333333</text:p>
          </table:table-cell>
          <table:table-cell table:formula="of:=[.C173]/3600" office:value-type="float" office:value="43.25" calcext:value-type="float">
            <text:p>43.25</text:p>
          </table:table-cell>
          <table:table-cell table:formula="of:=[.C172]+900" office:value-type="float" office:value="155700" calcext:value-type="float">
            <text:p>155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3]/900" office:value-type="float" office:value="173" calcext:value-type="float">
            <text:p>173</text:p>
          </table:table-cell>
        </table:table-row>
        <table:table-row table:style-name="ro1">
          <table:table-cell table:formula="of:=[.C174]/86400" office:value-type="float" office:value="1.8125" calcext:value-type="float">
            <text:p>1.8125</text:p>
          </table:table-cell>
          <table:table-cell table:formula="of:=[.C174]/3600" office:value-type="float" office:value="43.5" calcext:value-type="float">
            <text:p>43.5</text:p>
          </table:table-cell>
          <table:table-cell table:formula="of:=[.C173]+900" office:value-type="float" office:value="156600" calcext:value-type="float">
            <text:p>156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4]/900" office:value-type="float" office:value="174" calcext:value-type="float">
            <text:p>174</text:p>
          </table:table-cell>
        </table:table-row>
        <table:table-row table:style-name="ro1">
          <table:table-cell table:formula="of:=[.C175]/86400" office:value-type="float" office:value="1.82291666666667" calcext:value-type="float">
            <text:p>1.82291666666667</text:p>
          </table:table-cell>
          <table:table-cell table:formula="of:=[.C175]/3600" office:value-type="float" office:value="43.75" calcext:value-type="float">
            <text:p>43.75</text:p>
          </table:table-cell>
          <table:table-cell table:formula="of:=[.C174]+900" office:value-type="float" office:value="157500" calcext:value-type="float">
            <text:p>157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5]/900" office:value-type="float" office:value="175" calcext:value-type="float">
            <text:p>175</text:p>
          </table:table-cell>
        </table:table-row>
        <table:table-row table:style-name="ro1">
          <table:table-cell table:formula="of:=[.C176]/86400" office:value-type="float" office:value="1.83333333333333" calcext:value-type="float">
            <text:p>1.83333333333333</text:p>
          </table:table-cell>
          <table:table-cell table:formula="of:=[.C176]/3600" office:value-type="float" office:value="44" calcext:value-type="float">
            <text:p>44</text:p>
          </table:table-cell>
          <table:table-cell table:formula="of:=[.C175]+900" office:value-type="float" office:value="158400" calcext:value-type="float">
            <text:p>158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6]/900" office:value-type="float" office:value="176" calcext:value-type="float">
            <text:p>176</text:p>
          </table:table-cell>
        </table:table-row>
        <table:table-row table:style-name="ro1">
          <table:table-cell table:formula="of:=[.C177]/86400" office:value-type="float" office:value="1.84375" calcext:value-type="float">
            <text:p>1.84375</text:p>
          </table:table-cell>
          <table:table-cell table:formula="of:=[.C177]/3600" office:value-type="float" office:value="44.25" calcext:value-type="float">
            <text:p>44.25</text:p>
          </table:table-cell>
          <table:table-cell table:formula="of:=[.C176]+900" office:value-type="float" office:value="159300" calcext:value-type="float">
            <text:p>159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7]/900" office:value-type="float" office:value="177" calcext:value-type="float">
            <text:p>177</text:p>
          </table:table-cell>
        </table:table-row>
        <table:table-row table:style-name="ro1">
          <table:table-cell table:formula="of:=[.C178]/86400" office:value-type="float" office:value="1.85416666666667" calcext:value-type="float">
            <text:p>1.85416666666667</text:p>
          </table:table-cell>
          <table:table-cell table:formula="of:=[.C178]/3600" office:value-type="float" office:value="44.5" calcext:value-type="float">
            <text:p>44.5</text:p>
          </table:table-cell>
          <table:table-cell table:formula="of:=[.C177]+900" office:value-type="float" office:value="160200" calcext:value-type="float">
            <text:p>160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8]/900" office:value-type="float" office:value="178" calcext:value-type="float">
            <text:p>178</text:p>
          </table:table-cell>
        </table:table-row>
        <table:table-row table:style-name="ro1">
          <table:table-cell table:formula="of:=[.C179]/86400" office:value-type="float" office:value="1.86458333333333" calcext:value-type="float">
            <text:p>1.86458333333333</text:p>
          </table:table-cell>
          <table:table-cell table:formula="of:=[.C179]/3600" office:value-type="float" office:value="44.75" calcext:value-type="float">
            <text:p>44.75</text:p>
          </table:table-cell>
          <table:table-cell table:formula="of:=[.C178]+900" office:value-type="float" office:value="161100" calcext:value-type="float">
            <text:p>161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9]/900" office:value-type="float" office:value="179" calcext:value-type="float">
            <text:p>179</text:p>
          </table:table-cell>
        </table:table-row>
        <table:table-row table:style-name="ro1">
          <table:table-cell table:formula="of:=[.C180]/86400" office:value-type="float" office:value="1.875" calcext:value-type="float">
            <text:p>1.875</text:p>
          </table:table-cell>
          <table:table-cell table:formula="of:=[.C180]/3600" office:value-type="float" office:value="45" calcext:value-type="float">
            <text:p>45</text:p>
          </table:table-cell>
          <table:table-cell table:formula="of:=[.C179]+900" office:value-type="float" office:value="162000" calcext:value-type="float">
            <text:p>16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0]/900" office:value-type="float" office:value="180" calcext:value-type="float">
            <text:p>180</text:p>
          </table:table-cell>
        </table:table-row>
        <table:table-row table:style-name="ro1">
          <table:table-cell table:formula="of:=[.C181]/86400" office:value-type="float" office:value="1.88541666666667" calcext:value-type="float">
            <text:p>1.88541666666667</text:p>
          </table:table-cell>
          <table:table-cell table:formula="of:=[.C181]/3600" office:value-type="float" office:value="45.25" calcext:value-type="float">
            <text:p>45.25</text:p>
          </table:table-cell>
          <table:table-cell table:formula="of:=[.C180]+900" office:value-type="float" office:value="162900" calcext:value-type="float">
            <text:p>162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1]/900" office:value-type="float" office:value="181" calcext:value-type="float">
            <text:p>181</text:p>
          </table:table-cell>
        </table:table-row>
        <table:table-row table:style-name="ro1">
          <table:table-cell table:formula="of:=[.C182]/86400" office:value-type="float" office:value="1.89583333333333" calcext:value-type="float">
            <text:p>1.89583333333333</text:p>
          </table:table-cell>
          <table:table-cell table:formula="of:=[.C182]/3600" office:value-type="float" office:value="45.5" calcext:value-type="float">
            <text:p>45.5</text:p>
          </table:table-cell>
          <table:table-cell table:formula="of:=[.C181]+900" office:value-type="float" office:value="163800" calcext:value-type="float">
            <text:p>163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2]/900" office:value-type="float" office:value="182" calcext:value-type="float">
            <text:p>182</text:p>
          </table:table-cell>
        </table:table-row>
        <table:table-row table:style-name="ro1">
          <table:table-cell table:formula="of:=[.C183]/86400" office:value-type="float" office:value="1.90625" calcext:value-type="float">
            <text:p>1.90625</text:p>
          </table:table-cell>
          <table:table-cell table:formula="of:=[.C183]/3600" office:value-type="float" office:value="45.75" calcext:value-type="float">
            <text:p>45.75</text:p>
          </table:table-cell>
          <table:table-cell table:formula="of:=[.C182]+900" office:value-type="float" office:value="164700" calcext:value-type="float">
            <text:p>164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3]/900" office:value-type="float" office:value="183" calcext:value-type="float">
            <text:p>183</text:p>
          </table:table-cell>
        </table:table-row>
        <table:table-row table:style-name="ro1">
          <table:table-cell table:formula="of:=[.C184]/86400" office:value-type="float" office:value="1.91666666666667" calcext:value-type="float">
            <text:p>1.91666666666667</text:p>
          </table:table-cell>
          <table:table-cell table:formula="of:=[.C184]/3600" office:value-type="float" office:value="46" calcext:value-type="float">
            <text:p>46</text:p>
          </table:table-cell>
          <table:table-cell table:formula="of:=[.C183]+900" office:value-type="float" office:value="165600" calcext:value-type="float">
            <text:p>165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4]/900" office:value-type="float" office:value="184" calcext:value-type="float">
            <text:p>184</text:p>
          </table:table-cell>
        </table:table-row>
        <table:table-row table:style-name="ro1">
          <table:table-cell table:formula="of:=[.C185]/86400" office:value-type="float" office:value="1.92708333333333" calcext:value-type="float">
            <text:p>1.92708333333333</text:p>
          </table:table-cell>
          <table:table-cell table:formula="of:=[.C185]/3600" office:value-type="float" office:value="46.25" calcext:value-type="float">
            <text:p>46.25</text:p>
          </table:table-cell>
          <table:table-cell table:formula="of:=[.C184]+900" office:value-type="float" office:value="166500" calcext:value-type="float">
            <text:p>16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5]/900" office:value-type="float" office:value="185" calcext:value-type="float">
            <text:p>185</text:p>
          </table:table-cell>
        </table:table-row>
        <table:table-row table:style-name="ro1">
          <table:table-cell table:formula="of:=[.C186]/86400" office:value-type="float" office:value="1.9375" calcext:value-type="float">
            <text:p>1.9375</text:p>
          </table:table-cell>
          <table:table-cell table:formula="of:=[.C186]/3600" office:value-type="float" office:value="46.5" calcext:value-type="float">
            <text:p>46.5</text:p>
          </table:table-cell>
          <table:table-cell table:formula="of:=[.C185]+900" office:value-type="float" office:value="167400" calcext:value-type="float">
            <text:p>167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6]/900" office:value-type="float" office:value="186" calcext:value-type="float">
            <text:p>186</text:p>
          </table:table-cell>
        </table:table-row>
        <table:table-row table:style-name="ro1">
          <table:table-cell table:formula="of:=[.C187]/86400" office:value-type="float" office:value="1.94791666666667" calcext:value-type="float">
            <text:p>1.94791666666667</text:p>
          </table:table-cell>
          <table:table-cell table:formula="of:=[.C187]/3600" office:value-type="float" office:value="46.75" calcext:value-type="float">
            <text:p>46.75</text:p>
          </table:table-cell>
          <table:table-cell table:formula="of:=[.C186]+900" office:value-type="float" office:value="168300" calcext:value-type="float">
            <text:p>168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7]/900" office:value-type="float" office:value="187" calcext:value-type="float">
            <text:p>187</text:p>
          </table:table-cell>
        </table:table-row>
        <table:table-row table:style-name="ro1">
          <table:table-cell table:formula="of:=[.C188]/86400" office:value-type="float" office:value="1.95833333333333" calcext:value-type="float">
            <text:p>1.95833333333333</text:p>
          </table:table-cell>
          <table:table-cell table:formula="of:=[.C188]/3600" office:value-type="float" office:value="47" calcext:value-type="float">
            <text:p>47</text:p>
          </table:table-cell>
          <table:table-cell table:formula="of:=[.C187]+900" office:value-type="float" office:value="169200" calcext:value-type="float">
            <text:p>169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8]/900" office:value-type="float" office:value="188" calcext:value-type="float">
            <text:p>188</text:p>
          </table:table-cell>
        </table:table-row>
        <table:table-row table:style-name="ro1">
          <table:table-cell table:formula="of:=[.C189]/86400" office:value-type="float" office:value="1.96875" calcext:value-type="float">
            <text:p>1.96875</text:p>
          </table:table-cell>
          <table:table-cell table:formula="of:=[.C189]/3600" office:value-type="float" office:value="47.25" calcext:value-type="float">
            <text:p>47.25</text:p>
          </table:table-cell>
          <table:table-cell table:formula="of:=[.C188]+900" office:value-type="float" office:value="170100" calcext:value-type="float">
            <text:p>170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9]/900" office:value-type="float" office:value="189" calcext:value-type="float">
            <text:p>189</text:p>
          </table:table-cell>
        </table:table-row>
        <table:table-row table:style-name="ro1">
          <table:table-cell table:formula="of:=[.C190]/86400" office:value-type="float" office:value="1.97916666666667" calcext:value-type="float">
            <text:p>1.97916666666667</text:p>
          </table:table-cell>
          <table:table-cell table:formula="of:=[.C190]/3600" office:value-type="float" office:value="47.5" calcext:value-type="float">
            <text:p>47.5</text:p>
          </table:table-cell>
          <table:table-cell table:formula="of:=[.C189]+900" office:value-type="float" office:value="171000" calcext:value-type="float">
            <text:p>17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0]/900" office:value-type="float" office:value="190" calcext:value-type="float">
            <text:p>190</text:p>
          </table:table-cell>
        </table:table-row>
        <table:table-row table:style-name="ro1">
          <table:table-cell table:formula="of:=[.C191]/86400" office:value-type="float" office:value="1.98958333333333" calcext:value-type="float">
            <text:p>1.98958333333333</text:p>
          </table:table-cell>
          <table:table-cell table:formula="of:=[.C191]/3600" office:value-type="float" office:value="47.75" calcext:value-type="float">
            <text:p>47.75</text:p>
          </table:table-cell>
          <table:table-cell table:formula="of:=[.C190]+900" office:value-type="float" office:value="171900" calcext:value-type="float">
            <text:p>171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1]/900" office:value-type="float" office:value="191" calcext:value-type="float">
            <text:p>191</text:p>
          </table:table-cell>
        </table:table-row>
        <table:table-row table:style-name="ro1">
          <table:table-cell table:formula="of:=[.C192]/86400" office:value-type="float" office:value="2" calcext:value-type="float">
            <text:p>2</text:p>
          </table:table-cell>
          <table:table-cell table:formula="of:=[.C192]/3600" office:value-type="float" office:value="48" calcext:value-type="float">
            <text:p>48</text:p>
          </table:table-cell>
          <table:table-cell table:formula="of:=[.C191]+900" office:value-type="float" office:value="172800" calcext:value-type="float">
            <text:p>172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2]/900" office:value-type="float" office:value="192" calcext:value-type="float">
            <text:p>192</text:p>
          </table:table-cell>
        </table:table-row>
        <table:table-row table:style-name="ro1">
          <table:table-cell table:formula="of:=[.C193]/86400" office:value-type="float" office:value="2.01041666666667" calcext:value-type="float">
            <text:p>2.01041666666667</text:p>
          </table:table-cell>
          <table:table-cell table:formula="of:=[.C193]/3600" office:value-type="float" office:value="48.25" calcext:value-type="float">
            <text:p>48.25</text:p>
          </table:table-cell>
          <table:table-cell table:formula="of:=[.C192]+900" office:value-type="float" office:value="173700" calcext:value-type="float">
            <text:p>173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3]/900" office:value-type="float" office:value="193" calcext:value-type="float">
            <text:p>193</text:p>
          </table:table-cell>
        </table:table-row>
        <table:table-row table:style-name="ro1">
          <table:table-cell table:formula="of:=[.C194]/86400" office:value-type="float" office:value="2.02083333333333" calcext:value-type="float">
            <text:p>2.02083333333333</text:p>
          </table:table-cell>
          <table:table-cell table:formula="of:=[.C194]/3600" office:value-type="float" office:value="48.5" calcext:value-type="float">
            <text:p>48.5</text:p>
          </table:table-cell>
          <table:table-cell table:formula="of:=[.C193]+900" office:value-type="float" office:value="174600" calcext:value-type="float">
            <text:p>174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4]/900" office:value-type="float" office:value="194" calcext:value-type="float">
            <text:p>194</text:p>
          </table:table-cell>
        </table:table-row>
        <table:table-row table:style-name="ro1">
          <table:table-cell table:formula="of:=[.C195]/86400" office:value-type="float" office:value="2.03125" calcext:value-type="float">
            <text:p>2.03125</text:p>
          </table:table-cell>
          <table:table-cell table:formula="of:=[.C195]/3600" office:value-type="float" office:value="48.75" calcext:value-type="float">
            <text:p>48.75</text:p>
          </table:table-cell>
          <table:table-cell table:formula="of:=[.C194]+900" office:value-type="float" office:value="175500" calcext:value-type="float">
            <text:p>175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5]/900" office:value-type="float" office:value="195" calcext:value-type="float">
            <text:p>195</text:p>
          </table:table-cell>
        </table:table-row>
        <table:table-row table:style-name="ro1">
          <table:table-cell table:formula="of:=[.C196]/86400" office:value-type="float" office:value="2.04166666666667" calcext:value-type="float">
            <text:p>2.04166666666667</text:p>
          </table:table-cell>
          <table:table-cell table:formula="of:=[.C196]/3600" office:value-type="float" office:value="49" calcext:value-type="float">
            <text:p>49</text:p>
          </table:table-cell>
          <table:table-cell table:formula="of:=[.C195]+900" office:value-type="float" office:value="176400" calcext:value-type="float">
            <text:p>176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6]/900" office:value-type="float" office:value="196" calcext:value-type="float">
            <text:p>196</text:p>
          </table:table-cell>
        </table:table-row>
        <table:table-row table:style-name="ro1">
          <table:table-cell table:formula="of:=[.C197]/86400" office:value-type="float" office:value="2.05208333333333" calcext:value-type="float">
            <text:p>2.05208333333333</text:p>
          </table:table-cell>
          <table:table-cell table:formula="of:=[.C197]/3600" office:value-type="float" office:value="49.25" calcext:value-type="float">
            <text:p>49.25</text:p>
          </table:table-cell>
          <table:table-cell table:formula="of:=[.C196]+900" office:value-type="float" office:value="177300" calcext:value-type="float">
            <text:p>177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7]/900" office:value-type="float" office:value="197" calcext:value-type="float">
            <text:p>197</text:p>
          </table:table-cell>
        </table:table-row>
        <table:table-row table:style-name="ro1">
          <table:table-cell table:formula="of:=[.C198]/86400" office:value-type="float" office:value="2.0625" calcext:value-type="float">
            <text:p>2.0625</text:p>
          </table:table-cell>
          <table:table-cell table:formula="of:=[.C198]/3600" office:value-type="float" office:value="49.5" calcext:value-type="float">
            <text:p>49.5</text:p>
          </table:table-cell>
          <table:table-cell table:formula="of:=[.C197]+900" office:value-type="float" office:value="178200" calcext:value-type="float">
            <text:p>178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8]/900" office:value-type="float" office:value="198" calcext:value-type="float">
            <text:p>198</text:p>
          </table:table-cell>
        </table:table-row>
        <table:table-row table:style-name="ro1">
          <table:table-cell table:formula="of:=[.C199]/86400" office:value-type="float" office:value="2.07291666666667" calcext:value-type="float">
            <text:p>2.07291666666667</text:p>
          </table:table-cell>
          <table:table-cell table:formula="of:=[.C199]/3600" office:value-type="float" office:value="49.75" calcext:value-type="float">
            <text:p>49.75</text:p>
          </table:table-cell>
          <table:table-cell table:formula="of:=[.C198]+900" office:value-type="float" office:value="179100" calcext:value-type="float">
            <text:p>179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9]/900" office:value-type="float" office:value="199" calcext:value-type="float">
            <text:p>199</text:p>
          </table:table-cell>
        </table:table-row>
        <table:table-row table:style-name="ro1">
          <table:table-cell table:formula="of:=[.C200]/86400" office:value-type="float" office:value="2.08333333333333" calcext:value-type="float">
            <text:p>2.08333333333333</text:p>
          </table:table-cell>
          <table:table-cell table:formula="of:=[.C200]/3600" office:value-type="float" office:value="50" calcext:value-type="float">
            <text:p>50</text:p>
          </table:table-cell>
          <table:table-cell table:formula="of:=[.C199]+900" office:value-type="float" office:value="180000" calcext:value-type="float">
            <text:p>18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00]/900" office:value-type="float" office:value="200" calcext:value-type="float">
            <text:p>200</text:p>
          </table:table-cell>
        </table:table-row>
        <table:table-row table:style-name="ro1">
          <table:table-cell table:formula="of:=[.C201]/86400" office:value-type="float" office:value="2.09375" calcext:value-type="float">
            <text:p>2.09375</text:p>
          </table:table-cell>
          <table:table-cell table:formula="of:=[.C201]/3600" office:value-type="float" office:value="50.25" calcext:value-type="float">
            <text:p>50.25</text:p>
          </table:table-cell>
          <table:table-cell table:formula="of:=[.C200]+900" office:value-type="float" office:value="180900" calcext:value-type="float">
            <text:p>180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01]/900" office:value-type="float" office:value="201" calcext:value-type="float">
            <text:p>201</text:p>
          </table:table-cell>
        </table:table-row>
        <table:table-row table:style-name="ro1">
          <table:table-cell table:formula="of:=[.C202]/86400" office:value-type="float" office:value="2.10416666666667" calcext:value-type="float">
            <text:p>2.10416666666667</text:p>
          </table:table-cell>
          <table:table-cell table:formula="of:=[.C202]/3600" office:value-type="float" office:value="50.5" calcext:value-type="float">
            <text:p>50.5</text:p>
          </table:table-cell>
          <table:table-cell table:formula="of:=[.C201]+900" office:value-type="float" office:value="181800" calcext:value-type="float">
            <text:p>181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02]/900" office:value-type="float" office:value="202" calcext:value-type="float">
            <text:p>202</text:p>
          </table:table-cell>
        </table:table-row>
        <table:table-row table:style-name="ro1">
          <table:table-cell table:formula="of:=[.C203]/86400" office:value-type="float" office:value="2.11458333333333" calcext:value-type="float">
            <text:p>2.11458333333333</text:p>
          </table:table-cell>
          <table:table-cell table:formula="of:=[.C203]/3600" office:value-type="float" office:value="50.75" calcext:value-type="float">
            <text:p>50.75</text:p>
          </table:table-cell>
          <table:table-cell table:formula="of:=[.C202]+900" office:value-type="float" office:value="182700" calcext:value-type="float">
            <text:p>182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03]/900" office:value-type="float" office:value="203" calcext:value-type="float">
            <text:p>203</text:p>
          </table:table-cell>
        </table:table-row>
        <table:table-row table:style-name="ro1">
          <table:table-cell table:formula="of:=[.C204]/86400" office:value-type="float" office:value="2.125" calcext:value-type="float">
            <text:p>2.125</text:p>
          </table:table-cell>
          <table:table-cell table:formula="of:=[.C204]/3600" office:value-type="float" office:value="51" calcext:value-type="float">
            <text:p>51</text:p>
          </table:table-cell>
          <table:table-cell table:formula="of:=[.C203]+900" office:value-type="float" office:value="183600" calcext:value-type="float">
            <text:p>183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04]/900" office:value-type="float" office:value="204" calcext:value-type="float">
            <text:p>204</text:p>
          </table:table-cell>
        </table:table-row>
        <table:table-row table:style-name="ro1">
          <table:table-cell table:formula="of:=[.C205]/86400" office:value-type="float" office:value="2.13541666666667" calcext:value-type="float">
            <text:p>2.13541666666667</text:p>
          </table:table-cell>
          <table:table-cell table:formula="of:=[.C205]/3600" office:value-type="float" office:value="51.25" calcext:value-type="float">
            <text:p>51.25</text:p>
          </table:table-cell>
          <table:table-cell table:formula="of:=[.C204]+900" office:value-type="float" office:value="184500" calcext:value-type="float">
            <text:p>184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05]/900" office:value-type="float" office:value="205" calcext:value-type="float">
            <text:p>205</text:p>
          </table:table-cell>
        </table:table-row>
        <table:table-row table:style-name="ro1">
          <table:table-cell table:formula="of:=[.C206]/86400" office:value-type="float" office:value="2.14583333333333" calcext:value-type="float">
            <text:p>2.14583333333333</text:p>
          </table:table-cell>
          <table:table-cell table:formula="of:=[.C206]/3600" office:value-type="float" office:value="51.5" calcext:value-type="float">
            <text:p>51.5</text:p>
          </table:table-cell>
          <table:table-cell table:formula="of:=[.C205]+900" office:value-type="float" office:value="185400" calcext:value-type="float">
            <text:p>185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06]/900" office:value-type="float" office:value="206" calcext:value-type="float">
            <text:p>206</text:p>
          </table:table-cell>
        </table:table-row>
        <table:table-row table:style-name="ro1">
          <table:table-cell table:formula="of:=[.C207]/86400" office:value-type="float" office:value="2.15625" calcext:value-type="float">
            <text:p>2.15625</text:p>
          </table:table-cell>
          <table:table-cell table:formula="of:=[.C207]/3600" office:value-type="float" office:value="51.75" calcext:value-type="float">
            <text:p>51.75</text:p>
          </table:table-cell>
          <table:table-cell table:formula="of:=[.C206]+900" office:value-type="float" office:value="186300" calcext:value-type="float">
            <text:p>186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07]/900" office:value-type="float" office:value="207" calcext:value-type="float">
            <text:p>207</text:p>
          </table:table-cell>
        </table:table-row>
        <table:table-row table:style-name="ro1">
          <table:table-cell table:formula="of:=[.C208]/86400" office:value-type="float" office:value="2.16666666666667" calcext:value-type="float">
            <text:p>2.16666666666667</text:p>
          </table:table-cell>
          <table:table-cell table:formula="of:=[.C208]/3600" office:value-type="float" office:value="52" calcext:value-type="float">
            <text:p>52</text:p>
          </table:table-cell>
          <table:table-cell table:formula="of:=[.C207]+900" office:value-type="float" office:value="187200" calcext:value-type="float">
            <text:p>187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08]/900" office:value-type="float" office:value="208" calcext:value-type="float">
            <text:p>208</text:p>
          </table:table-cell>
        </table:table-row>
        <table:table-row table:style-name="ro1">
          <table:table-cell table:formula="of:=[.C209]/86400" office:value-type="float" office:value="2.17708333333333" calcext:value-type="float">
            <text:p>2.17708333333333</text:p>
          </table:table-cell>
          <table:table-cell table:formula="of:=[.C209]/3600" office:value-type="float" office:value="52.25" calcext:value-type="float">
            <text:p>52.25</text:p>
          </table:table-cell>
          <table:table-cell table:formula="of:=[.C208]+900" office:value-type="float" office:value="188100" calcext:value-type="float">
            <text:p>188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09]/900" office:value-type="float" office:value="209" calcext:value-type="float">
            <text:p>209</text:p>
          </table:table-cell>
        </table:table-row>
        <table:table-row table:style-name="ro1">
          <table:table-cell table:formula="of:=[.C210]/86400" office:value-type="float" office:value="2.1875" calcext:value-type="float">
            <text:p>2.1875</text:p>
          </table:table-cell>
          <table:table-cell table:formula="of:=[.C210]/3600" office:value-type="float" office:value="52.5" calcext:value-type="float">
            <text:p>52.5</text:p>
          </table:table-cell>
          <table:table-cell table:formula="of:=[.C209]+900" office:value-type="float" office:value="189000" calcext:value-type="float">
            <text:p>189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10]/900" office:value-type="float" office:value="210" calcext:value-type="float">
            <text:p>210</text:p>
          </table:table-cell>
        </table:table-row>
        <table:table-row table:style-name="ro1">
          <table:table-cell table:formula="of:=[.C211]/86400" office:value-type="float" office:value="2.19791666666667" calcext:value-type="float">
            <text:p>2.19791666666667</text:p>
          </table:table-cell>
          <table:table-cell table:formula="of:=[.C211]/3600" office:value-type="float" office:value="52.75" calcext:value-type="float">
            <text:p>52.75</text:p>
          </table:table-cell>
          <table:table-cell table:formula="of:=[.C210]+900" office:value-type="float" office:value="189900" calcext:value-type="float">
            <text:p>189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11]/900" office:value-type="float" office:value="211" calcext:value-type="float">
            <text:p>211</text:p>
          </table:table-cell>
        </table:table-row>
        <table:table-row table:style-name="ro1">
          <table:table-cell table:formula="of:=[.C212]/86400" office:value-type="float" office:value="2.20833333333333" calcext:value-type="float">
            <text:p>2.20833333333333</text:p>
          </table:table-cell>
          <table:table-cell table:formula="of:=[.C212]/3600" office:value-type="float" office:value="53" calcext:value-type="float">
            <text:p>53</text:p>
          </table:table-cell>
          <table:table-cell table:formula="of:=[.C211]+900" office:value-type="float" office:value="190800" calcext:value-type="float">
            <text:p>190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12]/900" office:value-type="float" office:value="212" calcext:value-type="float">
            <text:p>212</text:p>
          </table:table-cell>
        </table:table-row>
        <table:table-row table:style-name="ro1">
          <table:table-cell table:formula="of:=[.C213]/86400" office:value-type="float" office:value="2.21875" calcext:value-type="float">
            <text:p>2.21875</text:p>
          </table:table-cell>
          <table:table-cell table:formula="of:=[.C213]/3600" office:value-type="float" office:value="53.25" calcext:value-type="float">
            <text:p>53.25</text:p>
          </table:table-cell>
          <table:table-cell table:formula="of:=[.C212]+900" office:value-type="float" office:value="191700" calcext:value-type="float">
            <text:p>191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13]/900" office:value-type="float" office:value="213" calcext:value-type="float">
            <text:p>213</text:p>
          </table:table-cell>
        </table:table-row>
        <table:table-row table:style-name="ro1">
          <table:table-cell table:formula="of:=[.C214]/86400" office:value-type="float" office:value="2.22916666666667" calcext:value-type="float">
            <text:p>2.22916666666667</text:p>
          </table:table-cell>
          <table:table-cell table:formula="of:=[.C214]/3600" office:value-type="float" office:value="53.5" calcext:value-type="float">
            <text:p>53.5</text:p>
          </table:table-cell>
          <table:table-cell table:formula="of:=[.C213]+900" office:value-type="float" office:value="192600" calcext:value-type="float">
            <text:p>192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14]/900" office:value-type="float" office:value="214" calcext:value-type="float">
            <text:p>214</text:p>
          </table:table-cell>
        </table:table-row>
        <table:table-row table:style-name="ro1">
          <table:table-cell table:formula="of:=[.C215]/86400" office:value-type="float" office:value="2.23958333333333" calcext:value-type="float">
            <text:p>2.23958333333333</text:p>
          </table:table-cell>
          <table:table-cell table:formula="of:=[.C215]/3600" office:value-type="float" office:value="53.75" calcext:value-type="float">
            <text:p>53.75</text:p>
          </table:table-cell>
          <table:table-cell table:formula="of:=[.C214]+900" office:value-type="float" office:value="193500" calcext:value-type="float">
            <text:p>193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15]/900" office:value-type="float" office:value="215" calcext:value-type="float">
            <text:p>215</text:p>
          </table:table-cell>
        </table:table-row>
        <table:table-row table:style-name="ro1">
          <table:table-cell table:formula="of:=[.C216]/86400" office:value-type="float" office:value="2.25" calcext:value-type="float">
            <text:p>2.25</text:p>
          </table:table-cell>
          <table:table-cell table:formula="of:=[.C216]/3600" office:value-type="float" office:value="54" calcext:value-type="float">
            <text:p>54</text:p>
          </table:table-cell>
          <table:table-cell table:formula="of:=[.C215]+900" office:value-type="float" office:value="194400" calcext:value-type="float">
            <text:p>194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16]/900" office:value-type="float" office:value="216" calcext:value-type="float">
            <text:p>216</text:p>
          </table:table-cell>
        </table:table-row>
        <table:table-row table:style-name="ro1">
          <table:table-cell table:formula="of:=[.C217]/86400" office:value-type="float" office:value="2.26041666666667" calcext:value-type="float">
            <text:p>2.26041666666667</text:p>
          </table:table-cell>
          <table:table-cell table:formula="of:=[.C217]/3600" office:value-type="float" office:value="54.25" calcext:value-type="float">
            <text:p>54.25</text:p>
          </table:table-cell>
          <table:table-cell table:formula="of:=[.C216]+900" office:value-type="float" office:value="195300" calcext:value-type="float">
            <text:p>195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17]/900" office:value-type="float" office:value="217" calcext:value-type="float">
            <text:p>217</text:p>
          </table:table-cell>
        </table:table-row>
        <table:table-row table:style-name="ro1">
          <table:table-cell table:formula="of:=[.C218]/86400" office:value-type="float" office:value="2.27083333333333" calcext:value-type="float">
            <text:p>2.27083333333333</text:p>
          </table:table-cell>
          <table:table-cell table:formula="of:=[.C218]/3600" office:value-type="float" office:value="54.5" calcext:value-type="float">
            <text:p>54.5</text:p>
          </table:table-cell>
          <table:table-cell table:formula="of:=[.C217]+900" office:value-type="float" office:value="196200" calcext:value-type="float">
            <text:p>196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18]/900" office:value-type="float" office:value="218" calcext:value-type="float">
            <text:p>218</text:p>
          </table:table-cell>
        </table:table-row>
        <table:table-row table:style-name="ro1">
          <table:table-cell table:formula="of:=[.C219]/86400" office:value-type="float" office:value="2.28125" calcext:value-type="float">
            <text:p>2.28125</text:p>
          </table:table-cell>
          <table:table-cell table:formula="of:=[.C219]/3600" office:value-type="float" office:value="54.75" calcext:value-type="float">
            <text:p>54.75</text:p>
          </table:table-cell>
          <table:table-cell table:formula="of:=[.C218]+900" office:value-type="float" office:value="197100" calcext:value-type="float">
            <text:p>197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19]/900" office:value-type="float" office:value="219" calcext:value-type="float">
            <text:p>219</text:p>
          </table:table-cell>
        </table:table-row>
        <table:table-row table:style-name="ro1">
          <table:table-cell table:formula="of:=[.C220]/86400" office:value-type="float" office:value="2.29166666666667" calcext:value-type="float">
            <text:p>2.29166666666667</text:p>
          </table:table-cell>
          <table:table-cell table:formula="of:=[.C220]/3600" office:value-type="float" office:value="55" calcext:value-type="float">
            <text:p>55</text:p>
          </table:table-cell>
          <table:table-cell table:formula="of:=[.C219]+900" office:value-type="float" office:value="198000" calcext:value-type="float">
            <text:p>19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20]/900" office:value-type="float" office:value="220" calcext:value-type="float">
            <text:p>220</text:p>
          </table:table-cell>
        </table:table-row>
        <table:table-row table:style-name="ro1">
          <table:table-cell table:formula="of:=[.C221]/86400" office:value-type="float" office:value="2.30208333333333" calcext:value-type="float">
            <text:p>2.30208333333333</text:p>
          </table:table-cell>
          <table:table-cell table:formula="of:=[.C221]/3600" office:value-type="float" office:value="55.25" calcext:value-type="float">
            <text:p>55.25</text:p>
          </table:table-cell>
          <table:table-cell table:formula="of:=[.C220]+900" office:value-type="float" office:value="198900" calcext:value-type="float">
            <text:p>198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21]/900" office:value-type="float" office:value="221" calcext:value-type="float">
            <text:p>221</text:p>
          </table:table-cell>
        </table:table-row>
        <table:table-row table:style-name="ro1">
          <table:table-cell table:formula="of:=[.C222]/86400" office:value-type="float" office:value="2.3125" calcext:value-type="float">
            <text:p>2.3125</text:p>
          </table:table-cell>
          <table:table-cell table:formula="of:=[.C222]/3600" office:value-type="float" office:value="55.5" calcext:value-type="float">
            <text:p>55.5</text:p>
          </table:table-cell>
          <table:table-cell table:formula="of:=[.C221]+900" office:value-type="float" office:value="199800" calcext:value-type="float">
            <text:p>199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22]/900" office:value-type="float" office:value="222" calcext:value-type="float">
            <text:p>222</text:p>
          </table:table-cell>
        </table:table-row>
        <table:table-row table:style-name="ro1">
          <table:table-cell table:formula="of:=[.C223]/86400" office:value-type="float" office:value="2.32291666666667" calcext:value-type="float">
            <text:p>2.32291666666667</text:p>
          </table:table-cell>
          <table:table-cell table:formula="of:=[.C223]/3600" office:value-type="float" office:value="55.75" calcext:value-type="float">
            <text:p>55.75</text:p>
          </table:table-cell>
          <table:table-cell table:formula="of:=[.C222]+900" office:value-type="float" office:value="200700" calcext:value-type="float">
            <text:p>200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23]/900" office:value-type="float" office:value="223" calcext:value-type="float">
            <text:p>223</text:p>
          </table:table-cell>
        </table:table-row>
        <table:table-row table:style-name="ro1">
          <table:table-cell table:formula="of:=[.C224]/86400" office:value-type="float" office:value="2.33333333333333" calcext:value-type="float">
            <text:p>2.33333333333333</text:p>
          </table:table-cell>
          <table:table-cell table:formula="of:=[.C224]/3600" office:value-type="float" office:value="56" calcext:value-type="float">
            <text:p>56</text:p>
          </table:table-cell>
          <table:table-cell table:formula="of:=[.C223]+900" office:value-type="float" office:value="201600" calcext:value-type="float">
            <text:p>201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24]/900" office:value-type="float" office:value="224" calcext:value-type="float">
            <text:p>224</text:p>
          </table:table-cell>
        </table:table-row>
        <table:table-row table:style-name="ro1">
          <table:table-cell table:formula="of:=[.C225]/86400" office:value-type="float" office:value="2.34375" calcext:value-type="float">
            <text:p>2.34375</text:p>
          </table:table-cell>
          <table:table-cell table:formula="of:=[.C225]/3600" office:value-type="float" office:value="56.25" calcext:value-type="float">
            <text:p>56.25</text:p>
          </table:table-cell>
          <table:table-cell table:formula="of:=[.C224]+900" office:value-type="float" office:value="202500" calcext:value-type="float">
            <text:p>20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25]/900" office:value-type="float" office:value="225" calcext:value-type="float">
            <text:p>225</text:p>
          </table:table-cell>
        </table:table-row>
        <table:table-row table:style-name="ro1">
          <table:table-cell table:formula="of:=[.C226]/86400" office:value-type="float" office:value="2.35416666666667" calcext:value-type="float">
            <text:p>2.35416666666667</text:p>
          </table:table-cell>
          <table:table-cell table:formula="of:=[.C226]/3600" office:value-type="float" office:value="56.5" calcext:value-type="float">
            <text:p>56.5</text:p>
          </table:table-cell>
          <table:table-cell table:formula="of:=[.C225]+900" office:value-type="float" office:value="203400" calcext:value-type="float">
            <text:p>203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26]/900" office:value-type="float" office:value="226" calcext:value-type="float">
            <text:p>226</text:p>
          </table:table-cell>
        </table:table-row>
        <table:table-row table:style-name="ro1">
          <table:table-cell table:formula="of:=[.C227]/86400" office:value-type="float" office:value="2.36458333333333" calcext:value-type="float">
            <text:p>2.36458333333333</text:p>
          </table:table-cell>
          <table:table-cell table:formula="of:=[.C227]/3600" office:value-type="float" office:value="56.75" calcext:value-type="float">
            <text:p>56.75</text:p>
          </table:table-cell>
          <table:table-cell table:formula="of:=[.C226]+900" office:value-type="float" office:value="204300" calcext:value-type="float">
            <text:p>204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27]/900" office:value-type="float" office:value="227" calcext:value-type="float">
            <text:p>227</text:p>
          </table:table-cell>
        </table:table-row>
        <table:table-row table:style-name="ro1">
          <table:table-cell table:formula="of:=[.C228]/86400" office:value-type="float" office:value="2.375" calcext:value-type="float">
            <text:p>2.375</text:p>
          </table:table-cell>
          <table:table-cell table:formula="of:=[.C228]/3600" office:value-type="float" office:value="57" calcext:value-type="float">
            <text:p>57</text:p>
          </table:table-cell>
          <table:table-cell table:formula="of:=[.C227]+900" office:value-type="float" office:value="205200" calcext:value-type="float">
            <text:p>205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28]/900" office:value-type="float" office:value="228" calcext:value-type="float">
            <text:p>228</text:p>
          </table:table-cell>
        </table:table-row>
        <table:table-row table:style-name="ro1">
          <table:table-cell table:formula="of:=[.C229]/86400" office:value-type="float" office:value="2.38541666666667" calcext:value-type="float">
            <text:p>2.38541666666667</text:p>
          </table:table-cell>
          <table:table-cell table:formula="of:=[.C229]/3600" office:value-type="float" office:value="57.25" calcext:value-type="float">
            <text:p>57.25</text:p>
          </table:table-cell>
          <table:table-cell table:formula="of:=[.C228]+900" office:value-type="float" office:value="206100" calcext:value-type="float">
            <text:p>206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29]/900" office:value-type="float" office:value="229" calcext:value-type="float">
            <text:p>229</text:p>
          </table:table-cell>
        </table:table-row>
        <table:table-row table:style-name="ro1">
          <table:table-cell table:formula="of:=[.C230]/86400" office:value-type="float" office:value="2.39583333333333" calcext:value-type="float">
            <text:p>2.39583333333333</text:p>
          </table:table-cell>
          <table:table-cell table:formula="of:=[.C230]/3600" office:value-type="float" office:value="57.5" calcext:value-type="float">
            <text:p>57.5</text:p>
          </table:table-cell>
          <table:table-cell table:formula="of:=[.C229]+900" office:value-type="float" office:value="207000" calcext:value-type="float">
            <text:p>20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3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30]/900" office:value-type="float" office:value="230" calcext:value-type="float">
            <text:p>230</text:p>
          </table:table-cell>
        </table:table-row>
        <table:table-row table:style-name="ro1">
          <table:table-cell table:formula="of:=[.C231]/86400" office:value-type="float" office:value="2.40625" calcext:value-type="float">
            <text:p>2.40625</text:p>
          </table:table-cell>
          <table:table-cell table:formula="of:=[.C231]/3600" office:value-type="float" office:value="57.75" calcext:value-type="float">
            <text:p>57.75</text:p>
          </table:table-cell>
          <table:table-cell table:formula="of:=[.C230]+900" office:value-type="float" office:value="207900" calcext:value-type="float">
            <text:p>207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3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31]/900" office:value-type="float" office:value="231" calcext:value-type="float">
            <text:p>231</text:p>
          </table:table-cell>
        </table:table-row>
        <table:table-row table:style-name="ro1">
          <table:table-cell table:formula="of:=[.C232]/86400" office:value-type="float" office:value="2.41666666666667" calcext:value-type="float">
            <text:p>2.41666666666667</text:p>
          </table:table-cell>
          <table:table-cell table:formula="of:=[.C232]/3600" office:value-type="float" office:value="58" calcext:value-type="float">
            <text:p>58</text:p>
          </table:table-cell>
          <table:table-cell table:formula="of:=[.C231]+900" office:value-type="float" office:value="208800" calcext:value-type="float">
            <text:p>208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3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32]/900" office:value-type="float" office:value="232" calcext:value-type="float">
            <text:p>232</text:p>
          </table:table-cell>
        </table:table-row>
        <table:table-row table:style-name="ro1">
          <table:table-cell table:formula="of:=[.C233]/86400" office:value-type="float" office:value="2.42708333333333" calcext:value-type="float">
            <text:p>2.42708333333333</text:p>
          </table:table-cell>
          <table:table-cell table:formula="of:=[.C233]/3600" office:value-type="float" office:value="58.25" calcext:value-type="float">
            <text:p>58.25</text:p>
          </table:table-cell>
          <table:table-cell table:formula="of:=[.C232]+900" office:value-type="float" office:value="209700" calcext:value-type="float">
            <text:p>209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3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33]/900" office:value-type="float" office:value="233" calcext:value-type="float">
            <text:p>233</text:p>
          </table:table-cell>
        </table:table-row>
        <table:table-row table:style-name="ro1">
          <table:table-cell table:formula="of:=[.C234]/86400" office:value-type="float" office:value="2.4375" calcext:value-type="float">
            <text:p>2.4375</text:p>
          </table:table-cell>
          <table:table-cell table:formula="of:=[.C234]/3600" office:value-type="float" office:value="58.5" calcext:value-type="float">
            <text:p>58.5</text:p>
          </table:table-cell>
          <table:table-cell table:formula="of:=[.C233]+900" office:value-type="float" office:value="210600" calcext:value-type="float">
            <text:p>210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3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34]/900" office:value-type="float" office:value="234" calcext:value-type="float">
            <text:p>234</text:p>
          </table:table-cell>
        </table:table-row>
        <table:table-row table:style-name="ro1">
          <table:table-cell table:formula="of:=[.C235]/86400" office:value-type="float" office:value="2.44791666666667" calcext:value-type="float">
            <text:p>2.44791666666667</text:p>
          </table:table-cell>
          <table:table-cell table:formula="of:=[.C235]/3600" office:value-type="float" office:value="58.75" calcext:value-type="float">
            <text:p>58.75</text:p>
          </table:table-cell>
          <table:table-cell table:formula="of:=[.C234]+900" office:value-type="float" office:value="211500" calcext:value-type="float">
            <text:p>211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3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35]/900" office:value-type="float" office:value="235" calcext:value-type="float">
            <text:p>235</text:p>
          </table:table-cell>
        </table:table-row>
        <table:table-row table:style-name="ro1">
          <table:table-cell table:formula="of:=[.C236]/86400" office:value-type="float" office:value="2.45833333333333" calcext:value-type="float">
            <text:p>2.45833333333333</text:p>
          </table:table-cell>
          <table:table-cell table:formula="of:=[.C236]/3600" office:value-type="float" office:value="59" calcext:value-type="float">
            <text:p>59</text:p>
          </table:table-cell>
          <table:table-cell table:formula="of:=[.C235]+900" office:value-type="float" office:value="212400" calcext:value-type="float">
            <text:p>21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36]/900" office:value-type="float" office:value="236" calcext:value-type="float">
            <text:p>236</text:p>
          </table:table-cell>
        </table:table-row>
        <table:table-row table:style-name="ro1">
          <table:table-cell table:formula="of:=[.C237]/86400" office:value-type="float" office:value="2.46875" calcext:value-type="float">
            <text:p>2.46875</text:p>
          </table:table-cell>
          <table:table-cell table:formula="of:=[.C237]/3600" office:value-type="float" office:value="59.25" calcext:value-type="float">
            <text:p>59.25</text:p>
          </table:table-cell>
          <table:table-cell table:formula="of:=[.C236]+900" office:value-type="float" office:value="213300" calcext:value-type="float">
            <text:p>21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37]/900" office:value-type="float" office:value="237" calcext:value-type="float">
            <text:p>237</text:p>
          </table:table-cell>
        </table:table-row>
        <table:table-row table:style-name="ro1">
          <table:table-cell table:formula="of:=[.C238]/86400" office:value-type="float" office:value="2.47916666666667" calcext:value-type="float">
            <text:p>2.47916666666667</text:p>
          </table:table-cell>
          <table:table-cell table:formula="of:=[.C238]/3600" office:value-type="float" office:value="59.5" calcext:value-type="float">
            <text:p>59.5</text:p>
          </table:table-cell>
          <table:table-cell table:formula="of:=[.C237]+900" office:value-type="float" office:value="214200" calcext:value-type="float">
            <text:p>21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38]/900" office:value-type="float" office:value="238" calcext:value-type="float">
            <text:p>238</text:p>
          </table:table-cell>
        </table:table-row>
        <table:table-row table:style-name="ro1">
          <table:table-cell table:formula="of:=[.C239]/86400" office:value-type="float" office:value="2.48958333333333" calcext:value-type="float">
            <text:p>2.48958333333333</text:p>
          </table:table-cell>
          <table:table-cell table:formula="of:=[.C239]/3600" office:value-type="float" office:value="59.75" calcext:value-type="float">
            <text:p>59.75</text:p>
          </table:table-cell>
          <table:table-cell table:formula="of:=[.C238]+900" office:value-type="float" office:value="215100" calcext:value-type="float">
            <text:p>21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39]/900" office:value-type="float" office:value="239" calcext:value-type="float">
            <text:p>239</text:p>
          </table:table-cell>
        </table:table-row>
        <table:table-row table:style-name="ro1">
          <table:table-cell table:formula="of:=[.C240]/86400" office:value-type="float" office:value="2.5" calcext:value-type="float">
            <text:p>2.5</text:p>
          </table:table-cell>
          <table:table-cell table:formula="of:=[.C240]/3600" office:value-type="float" office:value="60" calcext:value-type="float">
            <text:p>60</text:p>
          </table:table-cell>
          <table:table-cell table:formula="of:=[.C239]+900" office:value-type="float" office:value="216000" calcext:value-type="float">
            <text:p>21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40]/900" office:value-type="float" office:value="240" calcext:value-type="float">
            <text:p>240</text:p>
          </table:table-cell>
        </table:table-row>
        <table:table-row table:style-name="ro1">
          <table:table-cell table:formula="of:=[.C241]/86400" office:value-type="float" office:value="2.51041666666667" calcext:value-type="float">
            <text:p>2.51041666666667</text:p>
          </table:table-cell>
          <table:table-cell table:formula="of:=[.C241]/3600" office:value-type="float" office:value="60.25" calcext:value-type="float">
            <text:p>60.25</text:p>
          </table:table-cell>
          <table:table-cell table:formula="of:=[.C240]+900" office:value-type="float" office:value="216900" calcext:value-type="float">
            <text:p>21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41]/900" office:value-type="float" office:value="241" calcext:value-type="float">
            <text:p>241</text:p>
          </table:table-cell>
        </table:table-row>
        <table:table-row table:style-name="ro1">
          <table:table-cell table:formula="of:=[.C242]/86400" office:value-type="float" office:value="2.52083333333333" calcext:value-type="float">
            <text:p>2.52083333333333</text:p>
          </table:table-cell>
          <table:table-cell table:formula="of:=[.C242]/3600" office:value-type="float" office:value="60.5" calcext:value-type="float">
            <text:p>60.5</text:p>
          </table:table-cell>
          <table:table-cell table:formula="of:=[.C241]+900" office:value-type="float" office:value="217800" calcext:value-type="float">
            <text:p>21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42]/900" office:value-type="float" office:value="242" calcext:value-type="float">
            <text:p>242</text:p>
          </table:table-cell>
        </table:table-row>
        <table:table-row table:style-name="ro1">
          <table:table-cell table:formula="of:=[.C243]/86400" office:value-type="float" office:value="2.53125" calcext:value-type="float">
            <text:p>2.53125</text:p>
          </table:table-cell>
          <table:table-cell table:formula="of:=[.C243]/3600" office:value-type="float" office:value="60.75" calcext:value-type="float">
            <text:p>60.75</text:p>
          </table:table-cell>
          <table:table-cell table:formula="of:=[.C242]+900" office:value-type="float" office:value="218700" calcext:value-type="float">
            <text:p>21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43]/900" office:value-type="float" office:value="243" calcext:value-type="float">
            <text:p>243</text:p>
          </table:table-cell>
        </table:table-row>
        <table:table-row table:style-name="ro1">
          <table:table-cell table:formula="of:=[.C244]/86400" office:value-type="float" office:value="2.54166666666667" calcext:value-type="float">
            <text:p>2.54166666666667</text:p>
          </table:table-cell>
          <table:table-cell table:formula="of:=[.C244]/3600" office:value-type="float" office:value="61" calcext:value-type="float">
            <text:p>61</text:p>
          </table:table-cell>
          <table:table-cell table:formula="of:=[.C243]+900" office:value-type="float" office:value="219600" calcext:value-type="float">
            <text:p>21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44]/900" office:value-type="float" office:value="244" calcext:value-type="float">
            <text:p>244</text:p>
          </table:table-cell>
        </table:table-row>
        <table:table-row table:style-name="ro1">
          <table:table-cell table:formula="of:=[.C245]/86400" office:value-type="float" office:value="2.55208333333333" calcext:value-type="float">
            <text:p>2.55208333333333</text:p>
          </table:table-cell>
          <table:table-cell table:formula="of:=[.C245]/3600" office:value-type="float" office:value="61.25" calcext:value-type="float">
            <text:p>61.25</text:p>
          </table:table-cell>
          <table:table-cell table:formula="of:=[.C244]+900" office:value-type="float" office:value="220500" calcext:value-type="float">
            <text:p>22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45]/900" office:value-type="float" office:value="245" calcext:value-type="float">
            <text:p>245</text:p>
          </table:table-cell>
        </table:table-row>
        <table:table-row table:style-name="ro1">
          <table:table-cell table:formula="of:=[.C246]/86400" office:value-type="float" office:value="2.5625" calcext:value-type="float">
            <text:p>2.5625</text:p>
          </table:table-cell>
          <table:table-cell table:formula="of:=[.C246]/3600" office:value-type="float" office:value="61.5" calcext:value-type="float">
            <text:p>61.5</text:p>
          </table:table-cell>
          <table:table-cell table:formula="of:=[.C245]+900" office:value-type="float" office:value="221400" calcext:value-type="float">
            <text:p>22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46]/900" office:value-type="float" office:value="246" calcext:value-type="float">
            <text:p>246</text:p>
          </table:table-cell>
        </table:table-row>
        <table:table-row table:style-name="ro1">
          <table:table-cell table:formula="of:=[.C247]/86400" office:value-type="float" office:value="2.57291666666667" calcext:value-type="float">
            <text:p>2.57291666666667</text:p>
          </table:table-cell>
          <table:table-cell table:formula="of:=[.C247]/3600" office:value-type="float" office:value="61.75" calcext:value-type="float">
            <text:p>61.75</text:p>
          </table:table-cell>
          <table:table-cell table:formula="of:=[.C246]+900" office:value-type="float" office:value="222300" calcext:value-type="float">
            <text:p>22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47]/900" office:value-type="float" office:value="247" calcext:value-type="float">
            <text:p>247</text:p>
          </table:table-cell>
        </table:table-row>
        <table:table-row table:style-name="ro1">
          <table:table-cell table:formula="of:=[.C248]/86400" office:value-type="float" office:value="2.58333333333333" calcext:value-type="float">
            <text:p>2.58333333333333</text:p>
          </table:table-cell>
          <table:table-cell table:formula="of:=[.C248]/3600" office:value-type="float" office:value="62" calcext:value-type="float">
            <text:p>62</text:p>
          </table:table-cell>
          <table:table-cell table:formula="of:=[.C247]+900" office:value-type="float" office:value="223200" calcext:value-type="float">
            <text:p>22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48]/900" office:value-type="float" office:value="248" calcext:value-type="float">
            <text:p>248</text:p>
          </table:table-cell>
        </table:table-row>
        <table:table-row table:style-name="ro1">
          <table:table-cell table:formula="of:=[.C249]/86400" office:value-type="float" office:value="2.59375" calcext:value-type="float">
            <text:p>2.59375</text:p>
          </table:table-cell>
          <table:table-cell table:formula="of:=[.C249]/3600" office:value-type="float" office:value="62.25" calcext:value-type="float">
            <text:p>62.25</text:p>
          </table:table-cell>
          <table:table-cell table:formula="of:=[.C248]+900" office:value-type="float" office:value="224100" calcext:value-type="float">
            <text:p>22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49]/900" office:value-type="float" office:value="249" calcext:value-type="float">
            <text:p>249</text:p>
          </table:table-cell>
        </table:table-row>
        <table:table-row table:style-name="ro1">
          <table:table-cell table:formula="of:=[.C250]/86400" office:value-type="float" office:value="2.60416666666667" calcext:value-type="float">
            <text:p>2.60416666666667</text:p>
          </table:table-cell>
          <table:table-cell table:formula="of:=[.C250]/3600" office:value-type="float" office:value="62.5" calcext:value-type="float">
            <text:p>62.5</text:p>
          </table:table-cell>
          <table:table-cell table:formula="of:=[.C249]+900" office:value-type="float" office:value="225000" calcext:value-type="float">
            <text:p>22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50]/900" office:value-type="float" office:value="250" calcext:value-type="float">
            <text:p>250</text:p>
          </table:table-cell>
        </table:table-row>
        <table:table-row table:style-name="ro1">
          <table:table-cell table:formula="of:=[.C251]/86400" office:value-type="float" office:value="2.61458333333333" calcext:value-type="float">
            <text:p>2.61458333333333</text:p>
          </table:table-cell>
          <table:table-cell table:formula="of:=[.C251]/3600" office:value-type="float" office:value="62.75" calcext:value-type="float">
            <text:p>62.75</text:p>
          </table:table-cell>
          <table:table-cell table:formula="of:=[.C250]+900" office:value-type="float" office:value="225900" calcext:value-type="float">
            <text:p>22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51]/900" office:value-type="float" office:value="251" calcext:value-type="float">
            <text:p>251</text:p>
          </table:table-cell>
        </table:table-row>
        <table:table-row table:style-name="ro1">
          <table:table-cell table:formula="of:=[.C252]/86400" office:value-type="float" office:value="2.625" calcext:value-type="float">
            <text:p>2.625</text:p>
          </table:table-cell>
          <table:table-cell table:formula="of:=[.C252]/3600" office:value-type="float" office:value="63" calcext:value-type="float">
            <text:p>63</text:p>
          </table:table-cell>
          <table:table-cell table:formula="of:=[.C251]+900" office:value-type="float" office:value="226800" calcext:value-type="float">
            <text:p>22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52]/900" office:value-type="float" office:value="252" calcext:value-type="float">
            <text:p>252</text:p>
          </table:table-cell>
        </table:table-row>
        <table:table-row table:style-name="ro1">
          <table:table-cell table:formula="of:=[.C253]/86400" office:value-type="float" office:value="2.63541666666667" calcext:value-type="float">
            <text:p>2.63541666666667</text:p>
          </table:table-cell>
          <table:table-cell table:formula="of:=[.C253]/3600" office:value-type="float" office:value="63.25" calcext:value-type="float">
            <text:p>63.25</text:p>
          </table:table-cell>
          <table:table-cell table:formula="of:=[.C252]+900" office:value-type="float" office:value="227700" calcext:value-type="float">
            <text:p>22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53]/900" office:value-type="float" office:value="253" calcext:value-type="float">
            <text:p>253</text:p>
          </table:table-cell>
        </table:table-row>
        <table:table-row table:style-name="ro1">
          <table:table-cell table:formula="of:=[.C254]/86400" office:value-type="float" office:value="2.64583333333333" calcext:value-type="float">
            <text:p>2.64583333333333</text:p>
          </table:table-cell>
          <table:table-cell table:formula="of:=[.C254]/3600" office:value-type="float" office:value="63.5" calcext:value-type="float">
            <text:p>63.5</text:p>
          </table:table-cell>
          <table:table-cell table:formula="of:=[.C253]+900" office:value-type="float" office:value="228600" calcext:value-type="float">
            <text:p>22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54]/900" office:value-type="float" office:value="254" calcext:value-type="float">
            <text:p>254</text:p>
          </table:table-cell>
        </table:table-row>
        <table:table-row table:style-name="ro1">
          <table:table-cell table:formula="of:=[.C255]/86400" office:value-type="float" office:value="2.65625" calcext:value-type="float">
            <text:p>2.65625</text:p>
          </table:table-cell>
          <table:table-cell table:formula="of:=[.C255]/3600" office:value-type="float" office:value="63.75" calcext:value-type="float">
            <text:p>63.75</text:p>
          </table:table-cell>
          <table:table-cell table:formula="of:=[.C254]+900" office:value-type="float" office:value="229500" calcext:value-type="float">
            <text:p>22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55]/900" office:value-type="float" office:value="255" calcext:value-type="float">
            <text:p>255</text:p>
          </table:table-cell>
        </table:table-row>
        <table:table-row table:style-name="ro1">
          <table:table-cell table:formula="of:=[.C256]/86400" office:value-type="float" office:value="2.66666666666667" calcext:value-type="float">
            <text:p>2.66666666666667</text:p>
          </table:table-cell>
          <table:table-cell table:formula="of:=[.C256]/3600" office:value-type="float" office:value="64" calcext:value-type="float">
            <text:p>64</text:p>
          </table:table-cell>
          <table:table-cell table:formula="of:=[.C255]+900" office:value-type="float" office:value="230400" calcext:value-type="float">
            <text:p>23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56]/900" office:value-type="float" office:value="256" calcext:value-type="float">
            <text:p>256</text:p>
          </table:table-cell>
        </table:table-row>
        <table:table-row table:style-name="ro1">
          <table:table-cell table:formula="of:=[.C257]/86400" office:value-type="float" office:value="2.67708333333333" calcext:value-type="float">
            <text:p>2.67708333333333</text:p>
          </table:table-cell>
          <table:table-cell table:formula="of:=[.C257]/3600" office:value-type="float" office:value="64.25" calcext:value-type="float">
            <text:p>64.25</text:p>
          </table:table-cell>
          <table:table-cell table:formula="of:=[.C256]+900" office:value-type="float" office:value="231300" calcext:value-type="float">
            <text:p>231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5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57]/900" office:value-type="float" office:value="257" calcext:value-type="float">
            <text:p>257</text:p>
          </table:table-cell>
        </table:table-row>
        <table:table-row table:style-name="ro1">
          <table:table-cell table:formula="of:=[.C258]/86400" office:value-type="float" office:value="2.6875" calcext:value-type="float">
            <text:p>2.6875</text:p>
          </table:table-cell>
          <table:table-cell table:formula="of:=[.C258]/3600" office:value-type="float" office:value="64.5" calcext:value-type="float">
            <text:p>64.5</text:p>
          </table:table-cell>
          <table:table-cell table:formula="of:=[.C257]+900" office:value-type="float" office:value="232200" calcext:value-type="float">
            <text:p>232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5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58]/900" office:value-type="float" office:value="258" calcext:value-type="float">
            <text:p>258</text:p>
          </table:table-cell>
        </table:table-row>
        <table:table-row table:style-name="ro1">
          <table:table-cell table:formula="of:=[.C259]/86400" office:value-type="float" office:value="2.69791666666667" calcext:value-type="float">
            <text:p>2.69791666666667</text:p>
          </table:table-cell>
          <table:table-cell table:formula="of:=[.C259]/3600" office:value-type="float" office:value="64.75" calcext:value-type="float">
            <text:p>64.75</text:p>
          </table:table-cell>
          <table:table-cell table:formula="of:=[.C258]+900" office:value-type="float" office:value="233100" calcext:value-type="float">
            <text:p>233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5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59]/900" office:value-type="float" office:value="259" calcext:value-type="float">
            <text:p>259</text:p>
          </table:table-cell>
        </table:table-row>
        <table:table-row table:style-name="ro1">
          <table:table-cell table:formula="of:=[.C260]/86400" office:value-type="float" office:value="2.70833333333333" calcext:value-type="float">
            <text:p>2.70833333333333</text:p>
          </table:table-cell>
          <table:table-cell table:formula="of:=[.C260]/3600" office:value-type="float" office:value="65" calcext:value-type="float">
            <text:p>65</text:p>
          </table:table-cell>
          <table:table-cell table:formula="of:=[.C259]+900" office:value-type="float" office:value="234000" calcext:value-type="float">
            <text:p>234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6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60]/900" office:value-type="float" office:value="260" calcext:value-type="float">
            <text:p>260</text:p>
          </table:table-cell>
        </table:table-row>
        <table:table-row table:style-name="ro1">
          <table:table-cell table:formula="of:=[.C261]/86400" office:value-type="float" office:value="2.71875" calcext:value-type="float">
            <text:p>2.71875</text:p>
          </table:table-cell>
          <table:table-cell table:formula="of:=[.C261]/3600" office:value-type="float" office:value="65.25" calcext:value-type="float">
            <text:p>65.25</text:p>
          </table:table-cell>
          <table:table-cell table:formula="of:=[.C260]+900" office:value-type="float" office:value="234900" calcext:value-type="float">
            <text:p>234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6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61]/900" office:value-type="float" office:value="261" calcext:value-type="float">
            <text:p>261</text:p>
          </table:table-cell>
        </table:table-row>
        <table:table-row table:style-name="ro1">
          <table:table-cell table:formula="of:=[.C262]/86400" office:value-type="float" office:value="2.72916666666667" calcext:value-type="float">
            <text:p>2.72916666666667</text:p>
          </table:table-cell>
          <table:table-cell table:formula="of:=[.C262]/3600" office:value-type="float" office:value="65.5" calcext:value-type="float">
            <text:p>65.5</text:p>
          </table:table-cell>
          <table:table-cell table:formula="of:=[.C261]+900" office:value-type="float" office:value="235800" calcext:value-type="float">
            <text:p>235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6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62]/900" office:value-type="float" office:value="262" calcext:value-type="float">
            <text:p>262</text:p>
          </table:table-cell>
        </table:table-row>
        <table:table-row table:style-name="ro1">
          <table:table-cell table:formula="of:=[.C263]/86400" office:value-type="float" office:value="2.73958333333333" calcext:value-type="float">
            <text:p>2.73958333333333</text:p>
          </table:table-cell>
          <table:table-cell table:formula="of:=[.C263]/3600" office:value-type="float" office:value="65.75" calcext:value-type="float">
            <text:p>65.75</text:p>
          </table:table-cell>
          <table:table-cell table:formula="of:=[.C262]+900" office:value-type="float" office:value="236700" calcext:value-type="float">
            <text:p>236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6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63]/900" office:value-type="float" office:value="263" calcext:value-type="float">
            <text:p>263</text:p>
          </table:table-cell>
        </table:table-row>
        <table:table-row table:style-name="ro1">
          <table:table-cell table:formula="of:=[.C264]/86400" office:value-type="float" office:value="2.75" calcext:value-type="float">
            <text:p>2.75</text:p>
          </table:table-cell>
          <table:table-cell table:formula="of:=[.C264]/3600" office:value-type="float" office:value="66" calcext:value-type="float">
            <text:p>66</text:p>
          </table:table-cell>
          <table:table-cell table:formula="of:=[.C263]+900" office:value-type="float" office:value="237600" calcext:value-type="float">
            <text:p>237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6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64]/900" office:value-type="float" office:value="264" calcext:value-type="float">
            <text:p>264</text:p>
          </table:table-cell>
        </table:table-row>
        <table:table-row table:style-name="ro1">
          <table:table-cell table:formula="of:=[.C265]/86400" office:value-type="float" office:value="2.76041666666667" calcext:value-type="float">
            <text:p>2.76041666666667</text:p>
          </table:table-cell>
          <table:table-cell table:formula="of:=[.C265]/3600" office:value-type="float" office:value="66.25" calcext:value-type="float">
            <text:p>66.25</text:p>
          </table:table-cell>
          <table:table-cell table:formula="of:=[.C264]+900" office:value-type="float" office:value="238500" calcext:value-type="float">
            <text:p>238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6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65]/900" office:value-type="float" office:value="265" calcext:value-type="float">
            <text:p>265</text:p>
          </table:table-cell>
        </table:table-row>
        <table:table-row table:style-name="ro1">
          <table:table-cell table:formula="of:=[.C266]/86400" office:value-type="float" office:value="2.77083333333333" calcext:value-type="float">
            <text:p>2.77083333333333</text:p>
          </table:table-cell>
          <table:table-cell table:formula="of:=[.C266]/3600" office:value-type="float" office:value="66.5" calcext:value-type="float">
            <text:p>66.5</text:p>
          </table:table-cell>
          <table:table-cell table:formula="of:=[.C265]+900" office:value-type="float" office:value="239400" calcext:value-type="float">
            <text:p>239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6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66]/900" office:value-type="float" office:value="266" calcext:value-type="float">
            <text:p>266</text:p>
          </table:table-cell>
        </table:table-row>
        <table:table-row table:style-name="ro1">
          <table:table-cell table:formula="of:=[.C267]/86400" office:value-type="float" office:value="2.78125" calcext:value-type="float">
            <text:p>2.78125</text:p>
          </table:table-cell>
          <table:table-cell table:formula="of:=[.C267]/3600" office:value-type="float" office:value="66.75" calcext:value-type="float">
            <text:p>66.75</text:p>
          </table:table-cell>
          <table:table-cell table:formula="of:=[.C266]+900" office:value-type="float" office:value="240300" calcext:value-type="float">
            <text:p>240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6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67]/900" office:value-type="float" office:value="267" calcext:value-type="float">
            <text:p>267</text:p>
          </table:table-cell>
        </table:table-row>
        <table:table-row table:style-name="ro1">
          <table:table-cell table:formula="of:=[.C268]/86400" office:value-type="float" office:value="2.79166666666667" calcext:value-type="float">
            <text:p>2.79166666666667</text:p>
          </table:table-cell>
          <table:table-cell table:formula="of:=[.C268]/3600" office:value-type="float" office:value="67" calcext:value-type="float">
            <text:p>67</text:p>
          </table:table-cell>
          <table:table-cell table:formula="of:=[.C267]+900" office:value-type="float" office:value="241200" calcext:value-type="float">
            <text:p>241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6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68]/900" office:value-type="float" office:value="268" calcext:value-type="float">
            <text:p>268</text:p>
          </table:table-cell>
        </table:table-row>
        <table:table-row table:style-name="ro1">
          <table:table-cell table:formula="of:=[.C269]/86400" office:value-type="float" office:value="2.80208333333333" calcext:value-type="float">
            <text:p>2.80208333333333</text:p>
          </table:table-cell>
          <table:table-cell table:formula="of:=[.C269]/3600" office:value-type="float" office:value="67.25" calcext:value-type="float">
            <text:p>67.25</text:p>
          </table:table-cell>
          <table:table-cell table:formula="of:=[.C268]+900" office:value-type="float" office:value="242100" calcext:value-type="float">
            <text:p>242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6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69]/900" office:value-type="float" office:value="269" calcext:value-type="float">
            <text:p>269</text:p>
          </table:table-cell>
        </table:table-row>
        <table:table-row table:style-name="ro1">
          <table:table-cell table:formula="of:=[.C270]/86400" office:value-type="float" office:value="2.8125" calcext:value-type="float">
            <text:p>2.8125</text:p>
          </table:table-cell>
          <table:table-cell table:formula="of:=[.C270]/3600" office:value-type="float" office:value="67.5" calcext:value-type="float">
            <text:p>67.5</text:p>
          </table:table-cell>
          <table:table-cell table:formula="of:=[.C269]+900" office:value-type="float" office:value="243000" calcext:value-type="float">
            <text:p>24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7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70]/900" office:value-type="float" office:value="270" calcext:value-type="float">
            <text:p>270</text:p>
          </table:table-cell>
        </table:table-row>
        <table:table-row table:style-name="ro1">
          <table:table-cell table:formula="of:=[.C271]/86400" office:value-type="float" office:value="2.82291666666667" calcext:value-type="float">
            <text:p>2.82291666666667</text:p>
          </table:table-cell>
          <table:table-cell table:formula="of:=[.C271]/3600" office:value-type="float" office:value="67.75" calcext:value-type="float">
            <text:p>67.75</text:p>
          </table:table-cell>
          <table:table-cell table:formula="of:=[.C270]+900" office:value-type="float" office:value="243900" calcext:value-type="float">
            <text:p>243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7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71]/900" office:value-type="float" office:value="271" calcext:value-type="float">
            <text:p>271</text:p>
          </table:table-cell>
        </table:table-row>
        <table:table-row table:style-name="ro1">
          <table:table-cell table:formula="of:=[.C272]/86400" office:value-type="float" office:value="2.83333333333333" calcext:value-type="float">
            <text:p>2.83333333333333</text:p>
          </table:table-cell>
          <table:table-cell table:formula="of:=[.C272]/3600" office:value-type="float" office:value="68" calcext:value-type="float">
            <text:p>68</text:p>
          </table:table-cell>
          <table:table-cell table:formula="of:=[.C271]+900" office:value-type="float" office:value="244800" calcext:value-type="float">
            <text:p>244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7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72]/900" office:value-type="float" office:value="272" calcext:value-type="float">
            <text:p>272</text:p>
          </table:table-cell>
        </table:table-row>
        <table:table-row table:style-name="ro1">
          <table:table-cell table:formula="of:=[.C273]/86400" office:value-type="float" office:value="2.84375" calcext:value-type="float">
            <text:p>2.84375</text:p>
          </table:table-cell>
          <table:table-cell table:formula="of:=[.C273]/3600" office:value-type="float" office:value="68.25" calcext:value-type="float">
            <text:p>68.25</text:p>
          </table:table-cell>
          <table:table-cell table:formula="of:=[.C272]+900" office:value-type="float" office:value="245700" calcext:value-type="float">
            <text:p>245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7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73]/900" office:value-type="float" office:value="273" calcext:value-type="float">
            <text:p>273</text:p>
          </table:table-cell>
        </table:table-row>
        <table:table-row table:style-name="ro1">
          <table:table-cell table:formula="of:=[.C274]/86400" office:value-type="float" office:value="2.85416666666667" calcext:value-type="float">
            <text:p>2.85416666666667</text:p>
          </table:table-cell>
          <table:table-cell table:formula="of:=[.C274]/3600" office:value-type="float" office:value="68.5" calcext:value-type="float">
            <text:p>68.5</text:p>
          </table:table-cell>
          <table:table-cell table:formula="of:=[.C273]+900" office:value-type="float" office:value="246600" calcext:value-type="float">
            <text:p>246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7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74]/900" office:value-type="float" office:value="274" calcext:value-type="float">
            <text:p>274</text:p>
          </table:table-cell>
        </table:table-row>
        <table:table-row table:style-name="ro1">
          <table:table-cell table:formula="of:=[.C275]/86400" office:value-type="float" office:value="2.86458333333333" calcext:value-type="float">
            <text:p>2.86458333333333</text:p>
          </table:table-cell>
          <table:table-cell table:formula="of:=[.C275]/3600" office:value-type="float" office:value="68.75" calcext:value-type="float">
            <text:p>68.75</text:p>
          </table:table-cell>
          <table:table-cell table:formula="of:=[.C274]+900" office:value-type="float" office:value="247500" calcext:value-type="float">
            <text:p>247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7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75]/900" office:value-type="float" office:value="275" calcext:value-type="float">
            <text:p>275</text:p>
          </table:table-cell>
        </table:table-row>
        <table:table-row table:style-name="ro1">
          <table:table-cell table:formula="of:=[.C276]/86400" office:value-type="float" office:value="2.875" calcext:value-type="float">
            <text:p>2.875</text:p>
          </table:table-cell>
          <table:table-cell table:formula="of:=[.C276]/3600" office:value-type="float" office:value="69" calcext:value-type="float">
            <text:p>69</text:p>
          </table:table-cell>
          <table:table-cell table:formula="of:=[.C275]+900" office:value-type="float" office:value="248400" calcext:value-type="float">
            <text:p>248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7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76]/900" office:value-type="float" office:value="276" calcext:value-type="float">
            <text:p>276</text:p>
          </table:table-cell>
        </table:table-row>
        <table:table-row table:style-name="ro1">
          <table:table-cell table:formula="of:=[.C277]/86400" office:value-type="float" office:value="2.88541666666667" calcext:value-type="float">
            <text:p>2.88541666666667</text:p>
          </table:table-cell>
          <table:table-cell table:formula="of:=[.C277]/3600" office:value-type="float" office:value="69.25" calcext:value-type="float">
            <text:p>69.25</text:p>
          </table:table-cell>
          <table:table-cell table:formula="of:=[.C276]+900" office:value-type="float" office:value="249300" calcext:value-type="float">
            <text:p>249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7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77]/900" office:value-type="float" office:value="277" calcext:value-type="float">
            <text:p>277</text:p>
          </table:table-cell>
        </table:table-row>
        <table:table-row table:style-name="ro1">
          <table:table-cell table:formula="of:=[.C278]/86400" office:value-type="float" office:value="2.89583333333333" calcext:value-type="float">
            <text:p>2.89583333333333</text:p>
          </table:table-cell>
          <table:table-cell table:formula="of:=[.C278]/3600" office:value-type="float" office:value="69.5" calcext:value-type="float">
            <text:p>69.5</text:p>
          </table:table-cell>
          <table:table-cell table:formula="of:=[.C277]+900" office:value-type="float" office:value="250200" calcext:value-type="float">
            <text:p>250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7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78]/900" office:value-type="float" office:value="278" calcext:value-type="float">
            <text:p>278</text:p>
          </table:table-cell>
        </table:table-row>
        <table:table-row table:style-name="ro1">
          <table:table-cell table:formula="of:=[.C279]/86400" office:value-type="float" office:value="2.90625" calcext:value-type="float">
            <text:p>2.90625</text:p>
          </table:table-cell>
          <table:table-cell table:formula="of:=[.C279]/3600" office:value-type="float" office:value="69.75" calcext:value-type="float">
            <text:p>69.75</text:p>
          </table:table-cell>
          <table:table-cell table:formula="of:=[.C278]+900" office:value-type="float" office:value="251100" calcext:value-type="float">
            <text:p>251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7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79]/900" office:value-type="float" office:value="279" calcext:value-type="float">
            <text:p>279</text:p>
          </table:table-cell>
        </table:table-row>
        <table:table-row table:style-name="ro1">
          <table:table-cell table:formula="of:=[.C280]/86400" office:value-type="float" office:value="2.91666666666667" calcext:value-type="float">
            <text:p>2.91666666666667</text:p>
          </table:table-cell>
          <table:table-cell table:formula="of:=[.C280]/3600" office:value-type="float" office:value="70" calcext:value-type="float">
            <text:p>70</text:p>
          </table:table-cell>
          <table:table-cell table:formula="of:=[.C279]+900" office:value-type="float" office:value="252000" calcext:value-type="float">
            <text:p>25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80]/900" office:value-type="float" office:value="280" calcext:value-type="float">
            <text:p>280</text:p>
          </table:table-cell>
        </table:table-row>
        <table:table-row table:style-name="ro1">
          <table:table-cell table:formula="of:=[.C281]/86400" office:value-type="float" office:value="2.92708333333333" calcext:value-type="float">
            <text:p>2.92708333333333</text:p>
          </table:table-cell>
          <table:table-cell table:formula="of:=[.C281]/3600" office:value-type="float" office:value="70.25" calcext:value-type="float">
            <text:p>70.25</text:p>
          </table:table-cell>
          <table:table-cell table:formula="of:=[.C280]+900" office:value-type="float" office:value="252900" calcext:value-type="float">
            <text:p>252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81]/900" office:value-type="float" office:value="281" calcext:value-type="float">
            <text:p>281</text:p>
          </table:table-cell>
        </table:table-row>
        <table:table-row table:style-name="ro1">
          <table:table-cell table:formula="of:=[.C282]/86400" office:value-type="float" office:value="2.9375" calcext:value-type="float">
            <text:p>2.9375</text:p>
          </table:table-cell>
          <table:table-cell table:formula="of:=[.C282]/3600" office:value-type="float" office:value="70.5" calcext:value-type="float">
            <text:p>70.5</text:p>
          </table:table-cell>
          <table:table-cell table:formula="of:=[.C281]+900" office:value-type="float" office:value="253800" calcext:value-type="float">
            <text:p>253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82]/900" office:value-type="float" office:value="282" calcext:value-type="float">
            <text:p>282</text:p>
          </table:table-cell>
        </table:table-row>
        <table:table-row table:style-name="ro1">
          <table:table-cell table:formula="of:=[.C283]/86400" office:value-type="float" office:value="2.94791666666667" calcext:value-type="float">
            <text:p>2.94791666666667</text:p>
          </table:table-cell>
          <table:table-cell table:formula="of:=[.C283]/3600" office:value-type="float" office:value="70.75" calcext:value-type="float">
            <text:p>70.75</text:p>
          </table:table-cell>
          <table:table-cell table:formula="of:=[.C282]+900" office:value-type="float" office:value="254700" calcext:value-type="float">
            <text:p>254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83]/900" office:value-type="float" office:value="283" calcext:value-type="float">
            <text:p>283</text:p>
          </table:table-cell>
        </table:table-row>
        <table:table-row table:style-name="ro1">
          <table:table-cell table:formula="of:=[.C284]/86400" office:value-type="float" office:value="2.95833333333333" calcext:value-type="float">
            <text:p>2.95833333333333</text:p>
          </table:table-cell>
          <table:table-cell table:formula="of:=[.C284]/3600" office:value-type="float" office:value="71" calcext:value-type="float">
            <text:p>71</text:p>
          </table:table-cell>
          <table:table-cell table:formula="of:=[.C283]+900" office:value-type="float" office:value="255600" calcext:value-type="float">
            <text:p>255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84]/900" office:value-type="float" office:value="284" calcext:value-type="float">
            <text:p>284</text:p>
          </table:table-cell>
        </table:table-row>
        <table:table-row table:style-name="ro1">
          <table:table-cell table:formula="of:=[.C285]/86400" office:value-type="float" office:value="2.96875" calcext:value-type="float">
            <text:p>2.96875</text:p>
          </table:table-cell>
          <table:table-cell table:formula="of:=[.C285]/3600" office:value-type="float" office:value="71.25" calcext:value-type="float">
            <text:p>71.25</text:p>
          </table:table-cell>
          <table:table-cell table:formula="of:=[.C284]+900" office:value-type="float" office:value="256500" calcext:value-type="float">
            <text:p>25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85]/900" office:value-type="float" office:value="285" calcext:value-type="float">
            <text:p>285</text:p>
          </table:table-cell>
        </table:table-row>
        <table:table-row table:style-name="ro1">
          <table:table-cell table:formula="of:=[.C286]/86400" office:value-type="float" office:value="2.97916666666667" calcext:value-type="float">
            <text:p>2.97916666666667</text:p>
          </table:table-cell>
          <table:table-cell table:formula="of:=[.C286]/3600" office:value-type="float" office:value="71.5" calcext:value-type="float">
            <text:p>71.5</text:p>
          </table:table-cell>
          <table:table-cell table:formula="of:=[.C285]+900" office:value-type="float" office:value="257400" calcext:value-type="float">
            <text:p>257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86]/900" office:value-type="float" office:value="286" calcext:value-type="float">
            <text:p>286</text:p>
          </table:table-cell>
        </table:table-row>
        <table:table-row table:style-name="ro1">
          <table:table-cell table:formula="of:=[.C287]/86400" office:value-type="float" office:value="2.98958333333333" calcext:value-type="float">
            <text:p>2.98958333333333</text:p>
          </table:table-cell>
          <table:table-cell table:formula="of:=[.C287]/3600" office:value-type="float" office:value="71.75" calcext:value-type="float">
            <text:p>71.75</text:p>
          </table:table-cell>
          <table:table-cell table:formula="of:=[.C286]+900" office:value-type="float" office:value="258300" calcext:value-type="float">
            <text:p>258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87]/900" office:value-type="float" office:value="287" calcext:value-type="float">
            <text:p>287</text:p>
          </table:table-cell>
        </table:table-row>
        <table:table-row table:style-name="ro1">
          <table:table-cell table:formula="of:=[.C288]/86400" office:value-type="float" office:value="3" calcext:value-type="float">
            <text:p>3</text:p>
          </table:table-cell>
          <table:table-cell table:formula="of:=[.C288]/3600" office:value-type="float" office:value="72" calcext:value-type="float">
            <text:p>72</text:p>
          </table:table-cell>
          <table:table-cell table:formula="of:=[.C287]+900" office:value-type="float" office:value="259200" calcext:value-type="float">
            <text:p>259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88]/900" office:value-type="float" office:value="288" calcext:value-type="float">
            <text:p>288</text:p>
          </table:table-cell>
        </table:table-row>
        <table:table-row table:style-name="ro1">
          <table:table-cell table:formula="of:=[.C289]/86400" office:value-type="float" office:value="3.01041666666667" calcext:value-type="float">
            <text:p>3.01041666666667</text:p>
          </table:table-cell>
          <table:table-cell table:formula="of:=[.C289]/3600" office:value-type="float" office:value="72.25" calcext:value-type="float">
            <text:p>72.25</text:p>
          </table:table-cell>
          <table:table-cell table:formula="of:=[.C288]+900" office:value-type="float" office:value="260100" calcext:value-type="float">
            <text:p>260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89]/900" office:value-type="float" office:value="289" calcext:value-type="float">
            <text:p>289</text:p>
          </table:table-cell>
        </table:table-row>
        <table:table-row table:style-name="ro1">
          <table:table-cell table:formula="of:=[.C290]/86400" office:value-type="float" office:value="3.02083333333333" calcext:value-type="float">
            <text:p>3.02083333333333</text:p>
          </table:table-cell>
          <table:table-cell table:formula="of:=[.C290]/3600" office:value-type="float" office:value="72.5" calcext:value-type="float">
            <text:p>72.5</text:p>
          </table:table-cell>
          <table:table-cell table:formula="of:=[.C289]+900" office:value-type="float" office:value="261000" calcext:value-type="float">
            <text:p>26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9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90]/900" office:value-type="float" office:value="290" calcext:value-type="float">
            <text:p>290</text:p>
          </table:table-cell>
        </table:table-row>
        <table:table-row table:style-name="ro1">
          <table:table-cell table:formula="of:=[.C291]/86400" office:value-type="float" office:value="3.03125" calcext:value-type="float">
            <text:p>3.03125</text:p>
          </table:table-cell>
          <table:table-cell table:formula="of:=[.C291]/3600" office:value-type="float" office:value="72.75" calcext:value-type="float">
            <text:p>72.75</text:p>
          </table:table-cell>
          <table:table-cell table:formula="of:=[.C290]+900" office:value-type="float" office:value="261900" calcext:value-type="float">
            <text:p>261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9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91]/900" office:value-type="float" office:value="291" calcext:value-type="float">
            <text:p>291</text:p>
          </table:table-cell>
        </table:table-row>
        <table:table-row table:style-name="ro1">
          <table:table-cell table:formula="of:=[.C292]/86400" office:value-type="float" office:value="3.04166666666667" calcext:value-type="float">
            <text:p>3.04166666666667</text:p>
          </table:table-cell>
          <table:table-cell table:formula="of:=[.C292]/3600" office:value-type="float" office:value="73" calcext:value-type="float">
            <text:p>73</text:p>
          </table:table-cell>
          <table:table-cell table:formula="of:=[.C291]+900" office:value-type="float" office:value="262800" calcext:value-type="float">
            <text:p>262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9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92]/900" office:value-type="float" office:value="292" calcext:value-type="float">
            <text:p>292</text:p>
          </table:table-cell>
        </table:table-row>
        <table:table-row table:style-name="ro1">
          <table:table-cell table:formula="of:=[.C293]/86400" office:value-type="float" office:value="3.05208333333333" calcext:value-type="float">
            <text:p>3.05208333333333</text:p>
          </table:table-cell>
          <table:table-cell table:formula="of:=[.C293]/3600" office:value-type="float" office:value="73.25" calcext:value-type="float">
            <text:p>73.25</text:p>
          </table:table-cell>
          <table:table-cell table:formula="of:=[.C292]+900" office:value-type="float" office:value="263700" calcext:value-type="float">
            <text:p>263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9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93]/900" office:value-type="float" office:value="293" calcext:value-type="float">
            <text:p>293</text:p>
          </table:table-cell>
        </table:table-row>
        <table:table-row table:style-name="ro1">
          <table:table-cell table:formula="of:=[.C294]/86400" office:value-type="float" office:value="3.0625" calcext:value-type="float">
            <text:p>3.0625</text:p>
          </table:table-cell>
          <table:table-cell table:formula="of:=[.C294]/3600" office:value-type="float" office:value="73.5" calcext:value-type="float">
            <text:p>73.5</text:p>
          </table:table-cell>
          <table:table-cell table:formula="of:=[.C293]+900" office:value-type="float" office:value="264600" calcext:value-type="float">
            <text:p>264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9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94]/900" office:value-type="float" office:value="294" calcext:value-type="float">
            <text:p>294</text:p>
          </table:table-cell>
        </table:table-row>
        <table:table-row table:style-name="ro1">
          <table:table-cell table:formula="of:=[.C295]/86400" office:value-type="float" office:value="3.07291666666667" calcext:value-type="float">
            <text:p>3.07291666666667</text:p>
          </table:table-cell>
          <table:table-cell table:formula="of:=[.C295]/3600" office:value-type="float" office:value="73.75" calcext:value-type="float">
            <text:p>73.75</text:p>
          </table:table-cell>
          <table:table-cell table:formula="of:=[.C294]+900" office:value-type="float" office:value="265500" calcext:value-type="float">
            <text:p>265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9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95]/900" office:value-type="float" office:value="295" calcext:value-type="float">
            <text:p>295</text:p>
          </table:table-cell>
        </table:table-row>
        <table:table-row table:style-name="ro1">
          <table:table-cell table:formula="of:=[.C296]/86400" office:value-type="float" office:value="3.08333333333333" calcext:value-type="float">
            <text:p>3.08333333333333</text:p>
          </table:table-cell>
          <table:table-cell table:formula="of:=[.C296]/3600" office:value-type="float" office:value="74" calcext:value-type="float">
            <text:p>74</text:p>
          </table:table-cell>
          <table:table-cell table:formula="of:=[.C295]+900" office:value-type="float" office:value="266400" calcext:value-type="float">
            <text:p>266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9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96]/900" office:value-type="float" office:value="296" calcext:value-type="float">
            <text:p>296</text:p>
          </table:table-cell>
        </table:table-row>
        <table:table-row table:style-name="ro1">
          <table:table-cell table:formula="of:=[.C297]/86400" office:value-type="float" office:value="3.09375" calcext:value-type="float">
            <text:p>3.09375</text:p>
          </table:table-cell>
          <table:table-cell table:formula="of:=[.C297]/3600" office:value-type="float" office:value="74.25" calcext:value-type="float">
            <text:p>74.25</text:p>
          </table:table-cell>
          <table:table-cell table:formula="of:=[.C296]+900" office:value-type="float" office:value="267300" calcext:value-type="float">
            <text:p>267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9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97]/900" office:value-type="float" office:value="297" calcext:value-type="float">
            <text:p>297</text:p>
          </table:table-cell>
        </table:table-row>
        <table:table-row table:style-name="ro1">
          <table:table-cell table:formula="of:=[.C298]/86400" office:value-type="float" office:value="3.10416666666667" calcext:value-type="float">
            <text:p>3.10416666666667</text:p>
          </table:table-cell>
          <table:table-cell table:formula="of:=[.C298]/3600" office:value-type="float" office:value="74.5" calcext:value-type="float">
            <text:p>74.5</text:p>
          </table:table-cell>
          <table:table-cell table:formula="of:=[.C297]+900" office:value-type="float" office:value="268200" calcext:value-type="float">
            <text:p>268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9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98]/900" office:value-type="float" office:value="298" calcext:value-type="float">
            <text:p>298</text:p>
          </table:table-cell>
        </table:table-row>
        <table:table-row table:style-name="ro1">
          <table:table-cell table:formula="of:=[.C299]/86400" office:value-type="float" office:value="3.11458333333333" calcext:value-type="float">
            <text:p>3.11458333333333</text:p>
          </table:table-cell>
          <table:table-cell table:formula="of:=[.C299]/3600" office:value-type="float" office:value="74.75" calcext:value-type="float">
            <text:p>74.75</text:p>
          </table:table-cell>
          <table:table-cell table:formula="of:=[.C298]+900" office:value-type="float" office:value="269100" calcext:value-type="float">
            <text:p>269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9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299]/900" office:value-type="float" office:value="299" calcext:value-type="float">
            <text:p>299</text:p>
          </table:table-cell>
        </table:table-row>
        <table:table-row table:style-name="ro1">
          <table:table-cell table:formula="of:=[.C300]/86400" office:value-type="float" office:value="3.125" calcext:value-type="float">
            <text:p>3.125</text:p>
          </table:table-cell>
          <table:table-cell table:formula="of:=[.C300]/3600" office:value-type="float" office:value="75" calcext:value-type="float">
            <text:p>75</text:p>
          </table:table-cell>
          <table:table-cell table:formula="of:=[.C299]+900" office:value-type="float" office:value="270000" calcext:value-type="float">
            <text:p>27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0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00]/900" office:value-type="float" office:value="300" calcext:value-type="float">
            <text:p>300</text:p>
          </table:table-cell>
        </table:table-row>
        <table:table-row table:style-name="ro1">
          <table:table-cell table:formula="of:=[.C301]/86400" office:value-type="float" office:value="3.13541666666667" calcext:value-type="float">
            <text:p>3.13541666666667</text:p>
          </table:table-cell>
          <table:table-cell table:formula="of:=[.C301]/3600" office:value-type="float" office:value="75.25" calcext:value-type="float">
            <text:p>75.25</text:p>
          </table:table-cell>
          <table:table-cell table:formula="of:=[.C300]+900" office:value-type="float" office:value="270900" calcext:value-type="float">
            <text:p>270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0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01]/900" office:value-type="float" office:value="301" calcext:value-type="float">
            <text:p>301</text:p>
          </table:table-cell>
        </table:table-row>
        <table:table-row table:style-name="ro1">
          <table:table-cell table:formula="of:=[.C302]/86400" office:value-type="float" office:value="3.14583333333333" calcext:value-type="float">
            <text:p>3.14583333333333</text:p>
          </table:table-cell>
          <table:table-cell table:formula="of:=[.C302]/3600" office:value-type="float" office:value="75.5" calcext:value-type="float">
            <text:p>75.5</text:p>
          </table:table-cell>
          <table:table-cell table:formula="of:=[.C301]+900" office:value-type="float" office:value="271800" calcext:value-type="float">
            <text:p>271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0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02]/900" office:value-type="float" office:value="302" calcext:value-type="float">
            <text:p>302</text:p>
          </table:table-cell>
        </table:table-row>
        <table:table-row table:style-name="ro1">
          <table:table-cell table:formula="of:=[.C303]/86400" office:value-type="float" office:value="3.15625" calcext:value-type="float">
            <text:p>3.15625</text:p>
          </table:table-cell>
          <table:table-cell table:formula="of:=[.C303]/3600" office:value-type="float" office:value="75.75" calcext:value-type="float">
            <text:p>75.75</text:p>
          </table:table-cell>
          <table:table-cell table:formula="of:=[.C302]+900" office:value-type="float" office:value="272700" calcext:value-type="float">
            <text:p>272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0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03]/900" office:value-type="float" office:value="303" calcext:value-type="float">
            <text:p>303</text:p>
          </table:table-cell>
        </table:table-row>
        <table:table-row table:style-name="ro1">
          <table:table-cell table:formula="of:=[.C304]/86400" office:value-type="float" office:value="3.16666666666667" calcext:value-type="float">
            <text:p>3.16666666666667</text:p>
          </table:table-cell>
          <table:table-cell table:formula="of:=[.C304]/3600" office:value-type="float" office:value="76" calcext:value-type="float">
            <text:p>76</text:p>
          </table:table-cell>
          <table:table-cell table:formula="of:=[.C303]+900" office:value-type="float" office:value="273600" calcext:value-type="float">
            <text:p>273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0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04]/900" office:value-type="float" office:value="304" calcext:value-type="float">
            <text:p>304</text:p>
          </table:table-cell>
        </table:table-row>
        <table:table-row table:style-name="ro1">
          <table:table-cell table:formula="of:=[.C305]/86400" office:value-type="float" office:value="3.17708333333333" calcext:value-type="float">
            <text:p>3.17708333333333</text:p>
          </table:table-cell>
          <table:table-cell table:formula="of:=[.C305]/3600" office:value-type="float" office:value="76.25" calcext:value-type="float">
            <text:p>76.25</text:p>
          </table:table-cell>
          <table:table-cell table:formula="of:=[.C304]+900" office:value-type="float" office:value="274500" calcext:value-type="float">
            <text:p>274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0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05]/900" office:value-type="float" office:value="305" calcext:value-type="float">
            <text:p>305</text:p>
          </table:table-cell>
        </table:table-row>
        <table:table-row table:style-name="ro1">
          <table:table-cell table:formula="of:=[.C306]/86400" office:value-type="float" office:value="3.1875" calcext:value-type="float">
            <text:p>3.1875</text:p>
          </table:table-cell>
          <table:table-cell table:formula="of:=[.C306]/3600" office:value-type="float" office:value="76.5" calcext:value-type="float">
            <text:p>76.5</text:p>
          </table:table-cell>
          <table:table-cell table:formula="of:=[.C305]+900" office:value-type="float" office:value="275400" calcext:value-type="float">
            <text:p>275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0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06]/900" office:value-type="float" office:value="306" calcext:value-type="float">
            <text:p>306</text:p>
          </table:table-cell>
        </table:table-row>
        <table:table-row table:style-name="ro1">
          <table:table-cell table:formula="of:=[.C307]/86400" office:value-type="float" office:value="3.19791666666667" calcext:value-type="float">
            <text:p>3.19791666666667</text:p>
          </table:table-cell>
          <table:table-cell table:formula="of:=[.C307]/3600" office:value-type="float" office:value="76.75" calcext:value-type="float">
            <text:p>76.75</text:p>
          </table:table-cell>
          <table:table-cell table:formula="of:=[.C306]+900" office:value-type="float" office:value="276300" calcext:value-type="float">
            <text:p>276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0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07]/900" office:value-type="float" office:value="307" calcext:value-type="float">
            <text:p>307</text:p>
          </table:table-cell>
        </table:table-row>
        <table:table-row table:style-name="ro1">
          <table:table-cell table:formula="of:=[.C308]/86400" office:value-type="float" office:value="3.20833333333333" calcext:value-type="float">
            <text:p>3.20833333333333</text:p>
          </table:table-cell>
          <table:table-cell table:formula="of:=[.C308]/3600" office:value-type="float" office:value="77" calcext:value-type="float">
            <text:p>77</text:p>
          </table:table-cell>
          <table:table-cell table:formula="of:=[.C307]+900" office:value-type="float" office:value="277200" calcext:value-type="float">
            <text:p>277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0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08]/900" office:value-type="float" office:value="308" calcext:value-type="float">
            <text:p>308</text:p>
          </table:table-cell>
        </table:table-row>
        <table:table-row table:style-name="ro1">
          <table:table-cell table:formula="of:=[.C309]/86400" office:value-type="float" office:value="3.21875" calcext:value-type="float">
            <text:p>3.21875</text:p>
          </table:table-cell>
          <table:table-cell table:formula="of:=[.C309]/3600" office:value-type="float" office:value="77.25" calcext:value-type="float">
            <text:p>77.25</text:p>
          </table:table-cell>
          <table:table-cell table:formula="of:=[.C308]+900" office:value-type="float" office:value="278100" calcext:value-type="float">
            <text:p>278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0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09]/900" office:value-type="float" office:value="309" calcext:value-type="float">
            <text:p>309</text:p>
          </table:table-cell>
        </table:table-row>
        <table:table-row table:style-name="ro1">
          <table:table-cell table:formula="of:=[.C310]/86400" office:value-type="float" office:value="3.22916666666667" calcext:value-type="float">
            <text:p>3.22916666666667</text:p>
          </table:table-cell>
          <table:table-cell table:formula="of:=[.C310]/3600" office:value-type="float" office:value="77.5" calcext:value-type="float">
            <text:p>77.5</text:p>
          </table:table-cell>
          <table:table-cell table:formula="of:=[.C309]+900" office:value-type="float" office:value="279000" calcext:value-type="float">
            <text:p>279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1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10]/900" office:value-type="float" office:value="310" calcext:value-type="float">
            <text:p>310</text:p>
          </table:table-cell>
        </table:table-row>
        <table:table-row table:style-name="ro1">
          <table:table-cell table:formula="of:=[.C311]/86400" office:value-type="float" office:value="3.23958333333333" calcext:value-type="float">
            <text:p>3.23958333333333</text:p>
          </table:table-cell>
          <table:table-cell table:formula="of:=[.C311]/3600" office:value-type="float" office:value="77.75" calcext:value-type="float">
            <text:p>77.75</text:p>
          </table:table-cell>
          <table:table-cell table:formula="of:=[.C310]+900" office:value-type="float" office:value="279900" calcext:value-type="float">
            <text:p>279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1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11]/900" office:value-type="float" office:value="311" calcext:value-type="float">
            <text:p>311</text:p>
          </table:table-cell>
        </table:table-row>
        <table:table-row table:style-name="ro1">
          <table:table-cell table:formula="of:=[.C312]/86400" office:value-type="float" office:value="3.25" calcext:value-type="float">
            <text:p>3.25</text:p>
          </table:table-cell>
          <table:table-cell table:formula="of:=[.C312]/3600" office:value-type="float" office:value="78" calcext:value-type="float">
            <text:p>78</text:p>
          </table:table-cell>
          <table:table-cell table:formula="of:=[.C311]+900" office:value-type="float" office:value="280800" calcext:value-type="float">
            <text:p>280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1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12]/900" office:value-type="float" office:value="312" calcext:value-type="float">
            <text:p>312</text:p>
          </table:table-cell>
        </table:table-row>
        <table:table-row table:style-name="ro1">
          <table:table-cell table:formula="of:=[.C313]/86400" office:value-type="float" office:value="3.26041666666667" calcext:value-type="float">
            <text:p>3.26041666666667</text:p>
          </table:table-cell>
          <table:table-cell table:formula="of:=[.C313]/3600" office:value-type="float" office:value="78.25" calcext:value-type="float">
            <text:p>78.25</text:p>
          </table:table-cell>
          <table:table-cell table:formula="of:=[.C312]+900" office:value-type="float" office:value="281700" calcext:value-type="float">
            <text:p>281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1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13]/900" office:value-type="float" office:value="313" calcext:value-type="float">
            <text:p>313</text:p>
          </table:table-cell>
        </table:table-row>
        <table:table-row table:style-name="ro1">
          <table:table-cell table:formula="of:=[.C314]/86400" office:value-type="float" office:value="3.27083333333333" calcext:value-type="float">
            <text:p>3.27083333333333</text:p>
          </table:table-cell>
          <table:table-cell table:formula="of:=[.C314]/3600" office:value-type="float" office:value="78.5" calcext:value-type="float">
            <text:p>78.5</text:p>
          </table:table-cell>
          <table:table-cell table:formula="of:=[.C313]+900" office:value-type="float" office:value="282600" calcext:value-type="float">
            <text:p>282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1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14]/900" office:value-type="float" office:value="314" calcext:value-type="float">
            <text:p>314</text:p>
          </table:table-cell>
        </table:table-row>
        <table:table-row table:style-name="ro1">
          <table:table-cell table:formula="of:=[.C315]/86400" office:value-type="float" office:value="3.28125" calcext:value-type="float">
            <text:p>3.28125</text:p>
          </table:table-cell>
          <table:table-cell table:formula="of:=[.C315]/3600" office:value-type="float" office:value="78.75" calcext:value-type="float">
            <text:p>78.75</text:p>
          </table:table-cell>
          <table:table-cell table:formula="of:=[.C314]+900" office:value-type="float" office:value="283500" calcext:value-type="float">
            <text:p>283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1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15]/900" office:value-type="float" office:value="315" calcext:value-type="float">
            <text:p>315</text:p>
          </table:table-cell>
        </table:table-row>
        <table:table-row table:style-name="ro1">
          <table:table-cell table:formula="of:=[.C316]/86400" office:value-type="float" office:value="3.29166666666667" calcext:value-type="float">
            <text:p>3.29166666666667</text:p>
          </table:table-cell>
          <table:table-cell table:formula="of:=[.C316]/3600" office:value-type="float" office:value="79" calcext:value-type="float">
            <text:p>79</text:p>
          </table:table-cell>
          <table:table-cell table:formula="of:=[.C315]+900" office:value-type="float" office:value="284400" calcext:value-type="float">
            <text:p>284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1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16]/900" office:value-type="float" office:value="316" calcext:value-type="float">
            <text:p>316</text:p>
          </table:table-cell>
        </table:table-row>
        <table:table-row table:style-name="ro1">
          <table:table-cell table:formula="of:=[.C317]/86400" office:value-type="float" office:value="3.30208333333333" calcext:value-type="float">
            <text:p>3.30208333333333</text:p>
          </table:table-cell>
          <table:table-cell table:formula="of:=[.C317]/3600" office:value-type="float" office:value="79.25" calcext:value-type="float">
            <text:p>79.25</text:p>
          </table:table-cell>
          <table:table-cell table:formula="of:=[.C316]+900" office:value-type="float" office:value="285300" calcext:value-type="float">
            <text:p>285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1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17]/900" office:value-type="float" office:value="317" calcext:value-type="float">
            <text:p>317</text:p>
          </table:table-cell>
        </table:table-row>
        <table:table-row table:style-name="ro1">
          <table:table-cell table:formula="of:=[.C318]/86400" office:value-type="float" office:value="3.3125" calcext:value-type="float">
            <text:p>3.3125</text:p>
          </table:table-cell>
          <table:table-cell table:formula="of:=[.C318]/3600" office:value-type="float" office:value="79.5" calcext:value-type="float">
            <text:p>79.5</text:p>
          </table:table-cell>
          <table:table-cell table:formula="of:=[.C317]+900" office:value-type="float" office:value="286200" calcext:value-type="float">
            <text:p>286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1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18]/900" office:value-type="float" office:value="318" calcext:value-type="float">
            <text:p>318</text:p>
          </table:table-cell>
        </table:table-row>
        <table:table-row table:style-name="ro1">
          <table:table-cell table:formula="of:=[.C319]/86400" office:value-type="float" office:value="3.32291666666667" calcext:value-type="float">
            <text:p>3.32291666666667</text:p>
          </table:table-cell>
          <table:table-cell table:formula="of:=[.C319]/3600" office:value-type="float" office:value="79.75" calcext:value-type="float">
            <text:p>79.75</text:p>
          </table:table-cell>
          <table:table-cell table:formula="of:=[.C318]+900" office:value-type="float" office:value="287100" calcext:value-type="float">
            <text:p>287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1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19]/900" office:value-type="float" office:value="319" calcext:value-type="float">
            <text:p>319</text:p>
          </table:table-cell>
        </table:table-row>
        <table:table-row table:style-name="ro1">
          <table:table-cell table:formula="of:=[.C320]/86400" office:value-type="float" office:value="3.33333333333333" calcext:value-type="float">
            <text:p>3.33333333333333</text:p>
          </table:table-cell>
          <table:table-cell table:formula="of:=[.C320]/3600" office:value-type="float" office:value="80" calcext:value-type="float">
            <text:p>80</text:p>
          </table:table-cell>
          <table:table-cell table:formula="of:=[.C319]+900" office:value-type="float" office:value="288000" calcext:value-type="float">
            <text:p>28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2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20]/900" office:value-type="float" office:value="320" calcext:value-type="float">
            <text:p>320</text:p>
          </table:table-cell>
        </table:table-row>
        <table:table-row table:style-name="ro1">
          <table:table-cell table:formula="of:=[.C321]/86400" office:value-type="float" office:value="3.34375" calcext:value-type="float">
            <text:p>3.34375</text:p>
          </table:table-cell>
          <table:table-cell table:formula="of:=[.C321]/3600" office:value-type="float" office:value="80.25" calcext:value-type="float">
            <text:p>80.25</text:p>
          </table:table-cell>
          <table:table-cell table:formula="of:=[.C320]+900" office:value-type="float" office:value="288900" calcext:value-type="float">
            <text:p>288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2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21]/900" office:value-type="float" office:value="321" calcext:value-type="float">
            <text:p>321</text:p>
          </table:table-cell>
        </table:table-row>
        <table:table-row table:style-name="ro1">
          <table:table-cell table:formula="of:=[.C322]/86400" office:value-type="float" office:value="3.35416666666667" calcext:value-type="float">
            <text:p>3.35416666666667</text:p>
          </table:table-cell>
          <table:table-cell table:formula="of:=[.C322]/3600" office:value-type="float" office:value="80.5" calcext:value-type="float">
            <text:p>80.5</text:p>
          </table:table-cell>
          <table:table-cell table:formula="of:=[.C321]+900" office:value-type="float" office:value="289800" calcext:value-type="float">
            <text:p>289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2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22]/900" office:value-type="float" office:value="322" calcext:value-type="float">
            <text:p>322</text:p>
          </table:table-cell>
        </table:table-row>
        <table:table-row table:style-name="ro1">
          <table:table-cell table:formula="of:=[.C323]/86400" office:value-type="float" office:value="3.36458333333333" calcext:value-type="float">
            <text:p>3.36458333333333</text:p>
          </table:table-cell>
          <table:table-cell table:formula="of:=[.C323]/3600" office:value-type="float" office:value="80.75" calcext:value-type="float">
            <text:p>80.75</text:p>
          </table:table-cell>
          <table:table-cell table:formula="of:=[.C322]+900" office:value-type="float" office:value="290700" calcext:value-type="float">
            <text:p>290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2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23]/900" office:value-type="float" office:value="323" calcext:value-type="float">
            <text:p>323</text:p>
          </table:table-cell>
        </table:table-row>
        <table:table-row table:style-name="ro1">
          <table:table-cell table:formula="of:=[.C324]/86400" office:value-type="float" office:value="3.375" calcext:value-type="float">
            <text:p>3.375</text:p>
          </table:table-cell>
          <table:table-cell table:formula="of:=[.C324]/3600" office:value-type="float" office:value="81" calcext:value-type="float">
            <text:p>81</text:p>
          </table:table-cell>
          <table:table-cell table:formula="of:=[.C323]+900" office:value-type="float" office:value="291600" calcext:value-type="float">
            <text:p>291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2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24]/900" office:value-type="float" office:value="324" calcext:value-type="float">
            <text:p>324</text:p>
          </table:table-cell>
        </table:table-row>
        <table:table-row table:style-name="ro1">
          <table:table-cell table:formula="of:=[.C325]/86400" office:value-type="float" office:value="3.38541666666667" calcext:value-type="float">
            <text:p>3.38541666666667</text:p>
          </table:table-cell>
          <table:table-cell table:formula="of:=[.C325]/3600" office:value-type="float" office:value="81.25" calcext:value-type="float">
            <text:p>81.25</text:p>
          </table:table-cell>
          <table:table-cell table:formula="of:=[.C324]+900" office:value-type="float" office:value="292500" calcext:value-type="float">
            <text:p>29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2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25]/900" office:value-type="float" office:value="325" calcext:value-type="float">
            <text:p>325</text:p>
          </table:table-cell>
        </table:table-row>
        <table:table-row table:style-name="ro1">
          <table:table-cell table:formula="of:=[.C326]/86400" office:value-type="float" office:value="3.39583333333333" calcext:value-type="float">
            <text:p>3.39583333333333</text:p>
          </table:table-cell>
          <table:table-cell table:formula="of:=[.C326]/3600" office:value-type="float" office:value="81.5" calcext:value-type="float">
            <text:p>81.5</text:p>
          </table:table-cell>
          <table:table-cell table:formula="of:=[.C325]+900" office:value-type="float" office:value="293400" calcext:value-type="float">
            <text:p>293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2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26]/900" office:value-type="float" office:value="326" calcext:value-type="float">
            <text:p>326</text:p>
          </table:table-cell>
        </table:table-row>
        <table:table-row table:style-name="ro1">
          <table:table-cell table:formula="of:=[.C327]/86400" office:value-type="float" office:value="3.40625" calcext:value-type="float">
            <text:p>3.40625</text:p>
          </table:table-cell>
          <table:table-cell table:formula="of:=[.C327]/3600" office:value-type="float" office:value="81.75" calcext:value-type="float">
            <text:p>81.75</text:p>
          </table:table-cell>
          <table:table-cell table:formula="of:=[.C326]+900" office:value-type="float" office:value="294300" calcext:value-type="float">
            <text:p>294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2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27]/900" office:value-type="float" office:value="327" calcext:value-type="float">
            <text:p>327</text:p>
          </table:table-cell>
        </table:table-row>
        <table:table-row table:style-name="ro1">
          <table:table-cell table:formula="of:=[.C328]/86400" office:value-type="float" office:value="3.41666666666667" calcext:value-type="float">
            <text:p>3.41666666666667</text:p>
          </table:table-cell>
          <table:table-cell table:formula="of:=[.C328]/3600" office:value-type="float" office:value="82" calcext:value-type="float">
            <text:p>82</text:p>
          </table:table-cell>
          <table:table-cell table:formula="of:=[.C327]+900" office:value-type="float" office:value="295200" calcext:value-type="float">
            <text:p>295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2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28]/900" office:value-type="float" office:value="328" calcext:value-type="float">
            <text:p>328</text:p>
          </table:table-cell>
        </table:table-row>
        <table:table-row table:style-name="ro1">
          <table:table-cell table:formula="of:=[.C329]/86400" office:value-type="float" office:value="3.42708333333333" calcext:value-type="float">
            <text:p>3.42708333333333</text:p>
          </table:table-cell>
          <table:table-cell table:formula="of:=[.C329]/3600" office:value-type="float" office:value="82.25" calcext:value-type="float">
            <text:p>82.25</text:p>
          </table:table-cell>
          <table:table-cell table:formula="of:=[.C328]+900" office:value-type="float" office:value="296100" calcext:value-type="float">
            <text:p>296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2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29]/900" office:value-type="float" office:value="329" calcext:value-type="float">
            <text:p>329</text:p>
          </table:table-cell>
        </table:table-row>
        <table:table-row table:style-name="ro1">
          <table:table-cell table:formula="of:=[.C330]/86400" office:value-type="float" office:value="3.4375" calcext:value-type="float">
            <text:p>3.4375</text:p>
          </table:table-cell>
          <table:table-cell table:formula="of:=[.C330]/3600" office:value-type="float" office:value="82.5" calcext:value-type="float">
            <text:p>82.5</text:p>
          </table:table-cell>
          <table:table-cell table:formula="of:=[.C329]+900" office:value-type="float" office:value="297000" calcext:value-type="float">
            <text:p>29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30]/900" office:value-type="float" office:value="330" calcext:value-type="float">
            <text:p>330</text:p>
          </table:table-cell>
        </table:table-row>
        <table:table-row table:style-name="ro1">
          <table:table-cell table:formula="of:=[.C331]/86400" office:value-type="float" office:value="3.44791666666667" calcext:value-type="float">
            <text:p>3.44791666666667</text:p>
          </table:table-cell>
          <table:table-cell table:formula="of:=[.C331]/3600" office:value-type="float" office:value="82.75" calcext:value-type="float">
            <text:p>82.75</text:p>
          </table:table-cell>
          <table:table-cell table:formula="of:=[.C330]+900" office:value-type="float" office:value="297900" calcext:value-type="float">
            <text:p>297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31]/900" office:value-type="float" office:value="331" calcext:value-type="float">
            <text:p>331</text:p>
          </table:table-cell>
        </table:table-row>
        <table:table-row table:style-name="ro1">
          <table:table-cell table:formula="of:=[.C332]/86400" office:value-type="float" office:value="3.45833333333333" calcext:value-type="float">
            <text:p>3.45833333333333</text:p>
          </table:table-cell>
          <table:table-cell table:formula="of:=[.C332]/3600" office:value-type="float" office:value="83" calcext:value-type="float">
            <text:p>83</text:p>
          </table:table-cell>
          <table:table-cell table:formula="of:=[.C331]+900" office:value-type="float" office:value="298800" calcext:value-type="float">
            <text:p>298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32]/900" office:value-type="float" office:value="332" calcext:value-type="float">
            <text:p>332</text:p>
          </table:table-cell>
        </table:table-row>
        <table:table-row table:style-name="ro1">
          <table:table-cell table:formula="of:=[.C333]/86400" office:value-type="float" office:value="3.46875" calcext:value-type="float">
            <text:p>3.46875</text:p>
          </table:table-cell>
          <table:table-cell table:formula="of:=[.C333]/3600" office:value-type="float" office:value="83.25" calcext:value-type="float">
            <text:p>83.25</text:p>
          </table:table-cell>
          <table:table-cell table:formula="of:=[.C332]+900" office:value-type="float" office:value="299700" calcext:value-type="float">
            <text:p>299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33]/900" office:value-type="float" office:value="333" calcext:value-type="float">
            <text:p>333</text:p>
          </table:table-cell>
        </table:table-row>
        <table:table-row table:style-name="ro1">
          <table:table-cell table:formula="of:=[.C334]/86400" office:value-type="float" office:value="3.47916666666667" calcext:value-type="float">
            <text:p>3.47916666666667</text:p>
          </table:table-cell>
          <table:table-cell table:formula="of:=[.C334]/3600" office:value-type="float" office:value="83.5" calcext:value-type="float">
            <text:p>83.5</text:p>
          </table:table-cell>
          <table:table-cell table:formula="of:=[.C333]+900" office:value-type="float" office:value="300600" calcext:value-type="float">
            <text:p>300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34]/900" office:value-type="float" office:value="334" calcext:value-type="float">
            <text:p>334</text:p>
          </table:table-cell>
        </table:table-row>
        <table:table-row table:style-name="ro1">
          <table:table-cell table:formula="of:=[.C335]/86400" office:value-type="float" office:value="3.48958333333333" calcext:value-type="float">
            <text:p>3.48958333333333</text:p>
          </table:table-cell>
          <table:table-cell table:formula="of:=[.C335]/3600" office:value-type="float" office:value="83.75" calcext:value-type="float">
            <text:p>83.75</text:p>
          </table:table-cell>
          <table:table-cell table:formula="of:=[.C334]+900" office:value-type="float" office:value="301500" calcext:value-type="float">
            <text:p>301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35]/900" office:value-type="float" office:value="335" calcext:value-type="float">
            <text:p>335</text:p>
          </table:table-cell>
        </table:table-row>
        <table:table-row table:style-name="ro1">
          <table:table-cell table:formula="of:=[.C336]/86400" office:value-type="float" office:value="3.5" calcext:value-type="float">
            <text:p>3.5</text:p>
          </table:table-cell>
          <table:table-cell table:formula="of:=[.C336]/3600" office:value-type="float" office:value="84" calcext:value-type="float">
            <text:p>84</text:p>
          </table:table-cell>
          <table:table-cell table:formula="of:=[.C335]+900" office:value-type="float" office:value="302400" calcext:value-type="float">
            <text:p>30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36]/900" office:value-type="float" office:value="336" calcext:value-type="float">
            <text:p>336</text:p>
          </table:table-cell>
        </table:table-row>
        <table:table-row table:style-name="ro1">
          <table:table-cell table:formula="of:=[.C337]/86400" office:value-type="float" office:value="3.51041666666667" calcext:value-type="float">
            <text:p>3.51041666666667</text:p>
          </table:table-cell>
          <table:table-cell table:formula="of:=[.C337]/3600" office:value-type="float" office:value="84.25" calcext:value-type="float">
            <text:p>84.25</text:p>
          </table:table-cell>
          <table:table-cell table:formula="of:=[.C336]+900" office:value-type="float" office:value="303300" calcext:value-type="float">
            <text:p>30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37]/900" office:value-type="float" office:value="337" calcext:value-type="float">
            <text:p>337</text:p>
          </table:table-cell>
        </table:table-row>
        <table:table-row table:style-name="ro1">
          <table:table-cell table:formula="of:=[.C338]/86400" office:value-type="float" office:value="3.52083333333333" calcext:value-type="float">
            <text:p>3.52083333333333</text:p>
          </table:table-cell>
          <table:table-cell table:formula="of:=[.C338]/3600" office:value-type="float" office:value="84.5" calcext:value-type="float">
            <text:p>84.5</text:p>
          </table:table-cell>
          <table:table-cell table:formula="of:=[.C337]+900" office:value-type="float" office:value="304200" calcext:value-type="float">
            <text:p>30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38]/900" office:value-type="float" office:value="338" calcext:value-type="float">
            <text:p>338</text:p>
          </table:table-cell>
        </table:table-row>
        <table:table-row table:style-name="ro1">
          <table:table-cell table:formula="of:=[.C339]/86400" office:value-type="float" office:value="3.53125" calcext:value-type="float">
            <text:p>3.53125</text:p>
          </table:table-cell>
          <table:table-cell table:formula="of:=[.C339]/3600" office:value-type="float" office:value="84.75" calcext:value-type="float">
            <text:p>84.75</text:p>
          </table:table-cell>
          <table:table-cell table:formula="of:=[.C338]+900" office:value-type="float" office:value="305100" calcext:value-type="float">
            <text:p>30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39]/900" office:value-type="float" office:value="339" calcext:value-type="float">
            <text:p>339</text:p>
          </table:table-cell>
        </table:table-row>
        <table:table-row table:style-name="ro1">
          <table:table-cell table:formula="of:=[.C340]/86400" office:value-type="float" office:value="3.54166666666667" calcext:value-type="float">
            <text:p>3.54166666666667</text:p>
          </table:table-cell>
          <table:table-cell table:formula="of:=[.C340]/3600" office:value-type="float" office:value="85" calcext:value-type="float">
            <text:p>85</text:p>
          </table:table-cell>
          <table:table-cell table:formula="of:=[.C339]+900" office:value-type="float" office:value="306000" calcext:value-type="float">
            <text:p>30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40]/900" office:value-type="float" office:value="340" calcext:value-type="float">
            <text:p>340</text:p>
          </table:table-cell>
        </table:table-row>
        <table:table-row table:style-name="ro1">
          <table:table-cell table:formula="of:=[.C341]/86400" office:value-type="float" office:value="3.55208333333333" calcext:value-type="float">
            <text:p>3.55208333333333</text:p>
          </table:table-cell>
          <table:table-cell table:formula="of:=[.C341]/3600" office:value-type="float" office:value="85.25" calcext:value-type="float">
            <text:p>85.25</text:p>
          </table:table-cell>
          <table:table-cell table:formula="of:=[.C340]+900" office:value-type="float" office:value="306900" calcext:value-type="float">
            <text:p>30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41]/900" office:value-type="float" office:value="341" calcext:value-type="float">
            <text:p>341</text:p>
          </table:table-cell>
        </table:table-row>
        <table:table-row table:style-name="ro1">
          <table:table-cell table:formula="of:=[.C342]/86400" office:value-type="float" office:value="3.5625" calcext:value-type="float">
            <text:p>3.5625</text:p>
          </table:table-cell>
          <table:table-cell table:formula="of:=[.C342]/3600" office:value-type="float" office:value="85.5" calcext:value-type="float">
            <text:p>85.5</text:p>
          </table:table-cell>
          <table:table-cell table:formula="of:=[.C341]+900" office:value-type="float" office:value="307800" calcext:value-type="float">
            <text:p>30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42]/900" office:value-type="float" office:value="342" calcext:value-type="float">
            <text:p>342</text:p>
          </table:table-cell>
        </table:table-row>
        <table:table-row table:style-name="ro1">
          <table:table-cell table:formula="of:=[.C343]/86400" office:value-type="float" office:value="3.57291666666667" calcext:value-type="float">
            <text:p>3.57291666666667</text:p>
          </table:table-cell>
          <table:table-cell table:formula="of:=[.C343]/3600" office:value-type="float" office:value="85.75" calcext:value-type="float">
            <text:p>85.75</text:p>
          </table:table-cell>
          <table:table-cell table:formula="of:=[.C342]+900" office:value-type="float" office:value="308700" calcext:value-type="float">
            <text:p>30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43]/900" office:value-type="float" office:value="343" calcext:value-type="float">
            <text:p>343</text:p>
          </table:table-cell>
        </table:table-row>
        <table:table-row table:style-name="ro1">
          <table:table-cell table:formula="of:=[.C344]/86400" office:value-type="float" office:value="3.58333333333333" calcext:value-type="float">
            <text:p>3.58333333333333</text:p>
          </table:table-cell>
          <table:table-cell table:formula="of:=[.C344]/3600" office:value-type="float" office:value="86" calcext:value-type="float">
            <text:p>86</text:p>
          </table:table-cell>
          <table:table-cell table:formula="of:=[.C343]+900" office:value-type="float" office:value="309600" calcext:value-type="float">
            <text:p>30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44]/900" office:value-type="float" office:value="344" calcext:value-type="float">
            <text:p>344</text:p>
          </table:table-cell>
        </table:table-row>
        <table:table-row table:style-name="ro1">
          <table:table-cell table:formula="of:=[.C345]/86400" office:value-type="float" office:value="3.59375" calcext:value-type="float">
            <text:p>3.59375</text:p>
          </table:table-cell>
          <table:table-cell table:formula="of:=[.C345]/3600" office:value-type="float" office:value="86.25" calcext:value-type="float">
            <text:p>86.25</text:p>
          </table:table-cell>
          <table:table-cell table:formula="of:=[.C344]+900" office:value-type="float" office:value="310500" calcext:value-type="float">
            <text:p>31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45]/900" office:value-type="float" office:value="345" calcext:value-type="float">
            <text:p>345</text:p>
          </table:table-cell>
        </table:table-row>
        <table:table-row table:style-name="ro1">
          <table:table-cell table:formula="of:=[.C346]/86400" office:value-type="float" office:value="3.60416666666667" calcext:value-type="float">
            <text:p>3.60416666666667</text:p>
          </table:table-cell>
          <table:table-cell table:formula="of:=[.C346]/3600" office:value-type="float" office:value="86.5" calcext:value-type="float">
            <text:p>86.5</text:p>
          </table:table-cell>
          <table:table-cell table:formula="of:=[.C345]+900" office:value-type="float" office:value="311400" calcext:value-type="float">
            <text:p>31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46]/900" office:value-type="float" office:value="346" calcext:value-type="float">
            <text:p>346</text:p>
          </table:table-cell>
        </table:table-row>
        <table:table-row table:style-name="ro1">
          <table:table-cell table:formula="of:=[.C347]/86400" office:value-type="float" office:value="3.61458333333333" calcext:value-type="float">
            <text:p>3.61458333333333</text:p>
          </table:table-cell>
          <table:table-cell table:formula="of:=[.C347]/3600" office:value-type="float" office:value="86.75" calcext:value-type="float">
            <text:p>86.75</text:p>
          </table:table-cell>
          <table:table-cell table:formula="of:=[.C346]+900" office:value-type="float" office:value="312300" calcext:value-type="float">
            <text:p>31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47]/900" office:value-type="float" office:value="347" calcext:value-type="float">
            <text:p>347</text:p>
          </table:table-cell>
        </table:table-row>
        <table:table-row table:style-name="ro1">
          <table:table-cell table:formula="of:=[.C348]/86400" office:value-type="float" office:value="3.625" calcext:value-type="float">
            <text:p>3.625</text:p>
          </table:table-cell>
          <table:table-cell table:formula="of:=[.C348]/3600" office:value-type="float" office:value="87" calcext:value-type="float">
            <text:p>87</text:p>
          </table:table-cell>
          <table:table-cell table:formula="of:=[.C347]+900" office:value-type="float" office:value="313200" calcext:value-type="float">
            <text:p>31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48]/900" office:value-type="float" office:value="348" calcext:value-type="float">
            <text:p>348</text:p>
          </table:table-cell>
        </table:table-row>
        <table:table-row table:style-name="ro1">
          <table:table-cell table:formula="of:=[.C349]/86400" office:value-type="float" office:value="3.63541666666667" calcext:value-type="float">
            <text:p>3.63541666666667</text:p>
          </table:table-cell>
          <table:table-cell table:formula="of:=[.C349]/3600" office:value-type="float" office:value="87.25" calcext:value-type="float">
            <text:p>87.25</text:p>
          </table:table-cell>
          <table:table-cell table:formula="of:=[.C348]+900" office:value-type="float" office:value="314100" calcext:value-type="float">
            <text:p>31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49]/900" office:value-type="float" office:value="349" calcext:value-type="float">
            <text:p>349</text:p>
          </table:table-cell>
        </table:table-row>
        <table:table-row table:style-name="ro1">
          <table:table-cell table:formula="of:=[.C350]/86400" office:value-type="float" office:value="3.64583333333333" calcext:value-type="float">
            <text:p>3.64583333333333</text:p>
          </table:table-cell>
          <table:table-cell table:formula="of:=[.C350]/3600" office:value-type="float" office:value="87.5" calcext:value-type="float">
            <text:p>87.5</text:p>
          </table:table-cell>
          <table:table-cell table:formula="of:=[.C349]+900" office:value-type="float" office:value="315000" calcext:value-type="float">
            <text:p>31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50]/900" office:value-type="float" office:value="350" calcext:value-type="float">
            <text:p>350</text:p>
          </table:table-cell>
        </table:table-row>
        <table:table-row table:style-name="ro1">
          <table:table-cell table:formula="of:=[.C351]/86400" office:value-type="float" office:value="3.65625" calcext:value-type="float">
            <text:p>3.65625</text:p>
          </table:table-cell>
          <table:table-cell table:formula="of:=[.C351]/3600" office:value-type="float" office:value="87.75" calcext:value-type="float">
            <text:p>87.75</text:p>
          </table:table-cell>
          <table:table-cell table:formula="of:=[.C350]+900" office:value-type="float" office:value="315900" calcext:value-type="float">
            <text:p>31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51]/900" office:value-type="float" office:value="351" calcext:value-type="float">
            <text:p>351</text:p>
          </table:table-cell>
        </table:table-row>
        <table:table-row table:style-name="ro1">
          <table:table-cell table:formula="of:=[.C352]/86400" office:value-type="float" office:value="3.66666666666667" calcext:value-type="float">
            <text:p>3.66666666666667</text:p>
          </table:table-cell>
          <table:table-cell table:formula="of:=[.C352]/3600" office:value-type="float" office:value="88" calcext:value-type="float">
            <text:p>88</text:p>
          </table:table-cell>
          <table:table-cell table:formula="of:=[.C351]+900" office:value-type="float" office:value="316800" calcext:value-type="float">
            <text:p>31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52]/900" office:value-type="float" office:value="352" calcext:value-type="float">
            <text:p>352</text:p>
          </table:table-cell>
        </table:table-row>
        <table:table-row table:style-name="ro1">
          <table:table-cell table:formula="of:=[.C353]/86400" office:value-type="float" office:value="3.67708333333333" calcext:value-type="float">
            <text:p>3.67708333333333</text:p>
          </table:table-cell>
          <table:table-cell table:formula="of:=[.C353]/3600" office:value-type="float" office:value="88.25" calcext:value-type="float">
            <text:p>88.25</text:p>
          </table:table-cell>
          <table:table-cell table:formula="of:=[.C352]+900" office:value-type="float" office:value="317700" calcext:value-type="float">
            <text:p>31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53]/900" office:value-type="float" office:value="353" calcext:value-type="float">
            <text:p>353</text:p>
          </table:table-cell>
        </table:table-row>
        <table:table-row table:style-name="ro1">
          <table:table-cell table:formula="of:=[.C354]/86400" office:value-type="float" office:value="3.6875" calcext:value-type="float">
            <text:p>3.6875</text:p>
          </table:table-cell>
          <table:table-cell table:formula="of:=[.C354]/3600" office:value-type="float" office:value="88.5" calcext:value-type="float">
            <text:p>88.5</text:p>
          </table:table-cell>
          <table:table-cell table:formula="of:=[.C353]+900" office:value-type="float" office:value="318600" calcext:value-type="float">
            <text:p>31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54]/900" office:value-type="float" office:value="354" calcext:value-type="float">
            <text:p>354</text:p>
          </table:table-cell>
        </table:table-row>
        <table:table-row table:style-name="ro1">
          <table:table-cell table:formula="of:=[.C355]/86400" office:value-type="float" office:value="3.69791666666667" calcext:value-type="float">
            <text:p>3.69791666666667</text:p>
          </table:table-cell>
          <table:table-cell table:formula="of:=[.C355]/3600" office:value-type="float" office:value="88.75" calcext:value-type="float">
            <text:p>88.75</text:p>
          </table:table-cell>
          <table:table-cell table:formula="of:=[.C354]+900" office:value-type="float" office:value="319500" calcext:value-type="float">
            <text:p>31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55]/900" office:value-type="float" office:value="355" calcext:value-type="float">
            <text:p>355</text:p>
          </table:table-cell>
        </table:table-row>
        <table:table-row table:style-name="ro1">
          <table:table-cell table:formula="of:=[.C356]/86400" office:value-type="float" office:value="3.70833333333333" calcext:value-type="float">
            <text:p>3.70833333333333</text:p>
          </table:table-cell>
          <table:table-cell table:formula="of:=[.C356]/3600" office:value-type="float" office:value="89" calcext:value-type="float">
            <text:p>89</text:p>
          </table:table-cell>
          <table:table-cell table:formula="of:=[.C355]+900" office:value-type="float" office:value="320400" calcext:value-type="float">
            <text:p>32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56]/900" office:value-type="float" office:value="356" calcext:value-type="float">
            <text:p>356</text:p>
          </table:table-cell>
        </table:table-row>
        <table:table-row table:style-name="ro1">
          <table:table-cell table:formula="of:=[.C357]/86400" office:value-type="float" office:value="3.71875" calcext:value-type="float">
            <text:p>3.71875</text:p>
          </table:table-cell>
          <table:table-cell table:formula="of:=[.C357]/3600" office:value-type="float" office:value="89.25" calcext:value-type="float">
            <text:p>89.25</text:p>
          </table:table-cell>
          <table:table-cell table:formula="of:=[.C356]+900" office:value-type="float" office:value="321300" calcext:value-type="float">
            <text:p>321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57]/900" office:value-type="float" office:value="357" calcext:value-type="float">
            <text:p>357</text:p>
          </table:table-cell>
        </table:table-row>
        <table:table-row table:style-name="ro1">
          <table:table-cell table:formula="of:=[.C358]/86400" office:value-type="float" office:value="3.72916666666667" calcext:value-type="float">
            <text:p>3.72916666666667</text:p>
          </table:table-cell>
          <table:table-cell table:formula="of:=[.C358]/3600" office:value-type="float" office:value="89.5" calcext:value-type="float">
            <text:p>89.5</text:p>
          </table:table-cell>
          <table:table-cell table:formula="of:=[.C357]+900" office:value-type="float" office:value="322200" calcext:value-type="float">
            <text:p>322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58]/900" office:value-type="float" office:value="358" calcext:value-type="float">
            <text:p>358</text:p>
          </table:table-cell>
        </table:table-row>
        <table:table-row table:style-name="ro1">
          <table:table-cell table:formula="of:=[.C359]/86400" office:value-type="float" office:value="3.73958333333333" calcext:value-type="float">
            <text:p>3.73958333333333</text:p>
          </table:table-cell>
          <table:table-cell table:formula="of:=[.C359]/3600" office:value-type="float" office:value="89.75" calcext:value-type="float">
            <text:p>89.75</text:p>
          </table:table-cell>
          <table:table-cell table:formula="of:=[.C358]+900" office:value-type="float" office:value="323100" calcext:value-type="float">
            <text:p>323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59]/900" office:value-type="float" office:value="359" calcext:value-type="float">
            <text:p>359</text:p>
          </table:table-cell>
        </table:table-row>
        <table:table-row table:style-name="ro1">
          <table:table-cell table:formula="of:=[.C360]/86400" office:value-type="float" office:value="3.75" calcext:value-type="float">
            <text:p>3.75</text:p>
          </table:table-cell>
          <table:table-cell table:formula="of:=[.C360]/3600" office:value-type="float" office:value="90" calcext:value-type="float">
            <text:p>90</text:p>
          </table:table-cell>
          <table:table-cell table:formula="of:=[.C359]+900" office:value-type="float" office:value="324000" calcext:value-type="float">
            <text:p>324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60]/900" office:value-type="float" office:value="360" calcext:value-type="float">
            <text:p>360</text:p>
          </table:table-cell>
        </table:table-row>
        <table:table-row table:style-name="ro1">
          <table:table-cell table:formula="of:=[.C361]/86400" office:value-type="float" office:value="3.76041666666667" calcext:value-type="float">
            <text:p>3.76041666666667</text:p>
          </table:table-cell>
          <table:table-cell table:formula="of:=[.C361]/3600" office:value-type="float" office:value="90.25" calcext:value-type="float">
            <text:p>90.25</text:p>
          </table:table-cell>
          <table:table-cell table:formula="of:=[.C360]+900" office:value-type="float" office:value="324900" calcext:value-type="float">
            <text:p>324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61]/900" office:value-type="float" office:value="361" calcext:value-type="float">
            <text:p>361</text:p>
          </table:table-cell>
        </table:table-row>
        <table:table-row table:style-name="ro1">
          <table:table-cell table:formula="of:=[.C362]/86400" office:value-type="float" office:value="3.77083333333333" calcext:value-type="float">
            <text:p>3.77083333333333</text:p>
          </table:table-cell>
          <table:table-cell table:formula="of:=[.C362]/3600" office:value-type="float" office:value="90.5" calcext:value-type="float">
            <text:p>90.5</text:p>
          </table:table-cell>
          <table:table-cell table:formula="of:=[.C361]+900" office:value-type="float" office:value="325800" calcext:value-type="float">
            <text:p>325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62]/900" office:value-type="float" office:value="362" calcext:value-type="float">
            <text:p>362</text:p>
          </table:table-cell>
        </table:table-row>
        <table:table-row table:style-name="ro1">
          <table:table-cell table:formula="of:=[.C363]/86400" office:value-type="float" office:value="3.78125" calcext:value-type="float">
            <text:p>3.78125</text:p>
          </table:table-cell>
          <table:table-cell table:formula="of:=[.C363]/3600" office:value-type="float" office:value="90.75" calcext:value-type="float">
            <text:p>90.75</text:p>
          </table:table-cell>
          <table:table-cell table:formula="of:=[.C362]+900" office:value-type="float" office:value="326700" calcext:value-type="float">
            <text:p>326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63]/900" office:value-type="float" office:value="363" calcext:value-type="float">
            <text:p>363</text:p>
          </table:table-cell>
        </table:table-row>
        <table:table-row table:style-name="ro1">
          <table:table-cell table:formula="of:=[.C364]/86400" office:value-type="float" office:value="3.79166666666667" calcext:value-type="float">
            <text:p>3.79166666666667</text:p>
          </table:table-cell>
          <table:table-cell table:formula="of:=[.C364]/3600" office:value-type="float" office:value="91" calcext:value-type="float">
            <text:p>91</text:p>
          </table:table-cell>
          <table:table-cell table:formula="of:=[.C363]+900" office:value-type="float" office:value="327600" calcext:value-type="float">
            <text:p>327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64]/900" office:value-type="float" office:value="364" calcext:value-type="float">
            <text:p>364</text:p>
          </table:table-cell>
        </table:table-row>
        <table:table-row table:style-name="ro1">
          <table:table-cell table:formula="of:=[.C365]/86400" office:value-type="float" office:value="3.80208333333333" calcext:value-type="float">
            <text:p>3.80208333333333</text:p>
          </table:table-cell>
          <table:table-cell table:formula="of:=[.C365]/3600" office:value-type="float" office:value="91.25" calcext:value-type="float">
            <text:p>91.25</text:p>
          </table:table-cell>
          <table:table-cell table:formula="of:=[.C364]+900" office:value-type="float" office:value="328500" calcext:value-type="float">
            <text:p>328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65]/900" office:value-type="float" office:value="365" calcext:value-type="float">
            <text:p>365</text:p>
          </table:table-cell>
        </table:table-row>
        <table:table-row table:style-name="ro1">
          <table:table-cell table:formula="of:=[.C366]/86400" office:value-type="float" office:value="3.8125" calcext:value-type="float">
            <text:p>3.8125</text:p>
          </table:table-cell>
          <table:table-cell table:formula="of:=[.C366]/3600" office:value-type="float" office:value="91.5" calcext:value-type="float">
            <text:p>91.5</text:p>
          </table:table-cell>
          <table:table-cell table:formula="of:=[.C365]+900" office:value-type="float" office:value="329400" calcext:value-type="float">
            <text:p>329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66]/900" office:value-type="float" office:value="366" calcext:value-type="float">
            <text:p>366</text:p>
          </table:table-cell>
        </table:table-row>
        <table:table-row table:style-name="ro1">
          <table:table-cell table:formula="of:=[.C367]/86400" office:value-type="float" office:value="3.82291666666667" calcext:value-type="float">
            <text:p>3.82291666666667</text:p>
          </table:table-cell>
          <table:table-cell table:formula="of:=[.C367]/3600" office:value-type="float" office:value="91.75" calcext:value-type="float">
            <text:p>91.75</text:p>
          </table:table-cell>
          <table:table-cell table:formula="of:=[.C366]+900" office:value-type="float" office:value="330300" calcext:value-type="float">
            <text:p>330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67]/900" office:value-type="float" office:value="367" calcext:value-type="float">
            <text:p>367</text:p>
          </table:table-cell>
        </table:table-row>
        <table:table-row table:style-name="ro1">
          <table:table-cell table:formula="of:=[.C368]/86400" office:value-type="float" office:value="3.83333333333333" calcext:value-type="float">
            <text:p>3.83333333333333</text:p>
          </table:table-cell>
          <table:table-cell table:formula="of:=[.C368]/3600" office:value-type="float" office:value="92" calcext:value-type="float">
            <text:p>92</text:p>
          </table:table-cell>
          <table:table-cell table:formula="of:=[.C367]+900" office:value-type="float" office:value="331200" calcext:value-type="float">
            <text:p>331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68]/900" office:value-type="float" office:value="368" calcext:value-type="float">
            <text:p>368</text:p>
          </table:table-cell>
        </table:table-row>
        <table:table-row table:style-name="ro1">
          <table:table-cell table:formula="of:=[.C369]/86400" office:value-type="float" office:value="3.84375" calcext:value-type="float">
            <text:p>3.84375</text:p>
          </table:table-cell>
          <table:table-cell table:formula="of:=[.C369]/3600" office:value-type="float" office:value="92.25" calcext:value-type="float">
            <text:p>92.25</text:p>
          </table:table-cell>
          <table:table-cell table:formula="of:=[.C368]+900" office:value-type="float" office:value="332100" calcext:value-type="float">
            <text:p>332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69]/900" office:value-type="float" office:value="369" calcext:value-type="float">
            <text:p>369</text:p>
          </table:table-cell>
        </table:table-row>
        <table:table-row table:style-name="ro1">
          <table:table-cell table:formula="of:=[.C370]/86400" office:value-type="float" office:value="3.85416666666667" calcext:value-type="float">
            <text:p>3.85416666666667</text:p>
          </table:table-cell>
          <table:table-cell table:formula="of:=[.C370]/3600" office:value-type="float" office:value="92.5" calcext:value-type="float">
            <text:p>92.5</text:p>
          </table:table-cell>
          <table:table-cell table:formula="of:=[.C369]+900" office:value-type="float" office:value="333000" calcext:value-type="float">
            <text:p>33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70]/900" office:value-type="float" office:value="370" calcext:value-type="float">
            <text:p>370</text:p>
          </table:table-cell>
        </table:table-row>
        <table:table-row table:style-name="ro1">
          <table:table-cell table:formula="of:=[.C371]/86400" office:value-type="float" office:value="3.86458333333333" calcext:value-type="float">
            <text:p>3.86458333333333</text:p>
          </table:table-cell>
          <table:table-cell table:formula="of:=[.C371]/3600" office:value-type="float" office:value="92.75" calcext:value-type="float">
            <text:p>92.75</text:p>
          </table:table-cell>
          <table:table-cell table:formula="of:=[.C370]+900" office:value-type="float" office:value="333900" calcext:value-type="float">
            <text:p>333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71]/900" office:value-type="float" office:value="371" calcext:value-type="float">
            <text:p>371</text:p>
          </table:table-cell>
        </table:table-row>
        <table:table-row table:style-name="ro1">
          <table:table-cell table:formula="of:=[.C372]/86400" office:value-type="float" office:value="3.875" calcext:value-type="float">
            <text:p>3.875</text:p>
          </table:table-cell>
          <table:table-cell table:formula="of:=[.C372]/3600" office:value-type="float" office:value="93" calcext:value-type="float">
            <text:p>93</text:p>
          </table:table-cell>
          <table:table-cell table:formula="of:=[.C371]+900" office:value-type="float" office:value="334800" calcext:value-type="float">
            <text:p>334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72]/900" office:value-type="float" office:value="372" calcext:value-type="float">
            <text:p>372</text:p>
          </table:table-cell>
        </table:table-row>
        <table:table-row table:style-name="ro1">
          <table:table-cell table:formula="of:=[.C373]/86400" office:value-type="float" office:value="3.88541666666667" calcext:value-type="float">
            <text:p>3.88541666666667</text:p>
          </table:table-cell>
          <table:table-cell table:formula="of:=[.C373]/3600" office:value-type="float" office:value="93.25" calcext:value-type="float">
            <text:p>93.25</text:p>
          </table:table-cell>
          <table:table-cell table:formula="of:=[.C372]+900" office:value-type="float" office:value="335700" calcext:value-type="float">
            <text:p>335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73]/900" office:value-type="float" office:value="373" calcext:value-type="float">
            <text:p>373</text:p>
          </table:table-cell>
        </table:table-row>
        <table:table-row table:style-name="ro1">
          <table:table-cell table:formula="of:=[.C374]/86400" office:value-type="float" office:value="3.89583333333333" calcext:value-type="float">
            <text:p>3.89583333333333</text:p>
          </table:table-cell>
          <table:table-cell table:formula="of:=[.C374]/3600" office:value-type="float" office:value="93.5" calcext:value-type="float">
            <text:p>93.5</text:p>
          </table:table-cell>
          <table:table-cell table:formula="of:=[.C373]+900" office:value-type="float" office:value="336600" calcext:value-type="float">
            <text:p>336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74]/900" office:value-type="float" office:value="374" calcext:value-type="float">
            <text:p>374</text:p>
          </table:table-cell>
        </table:table-row>
        <table:table-row table:style-name="ro1">
          <table:table-cell table:formula="of:=[.C375]/86400" office:value-type="float" office:value="3.90625" calcext:value-type="float">
            <text:p>3.90625</text:p>
          </table:table-cell>
          <table:table-cell table:formula="of:=[.C375]/3600" office:value-type="float" office:value="93.75" calcext:value-type="float">
            <text:p>93.75</text:p>
          </table:table-cell>
          <table:table-cell table:formula="of:=[.C374]+900" office:value-type="float" office:value="337500" calcext:value-type="float">
            <text:p>337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75]/900" office:value-type="float" office:value="375" calcext:value-type="float">
            <text:p>375</text:p>
          </table:table-cell>
        </table:table-row>
        <table:table-row table:style-name="ro1">
          <table:table-cell table:formula="of:=[.C376]/86400" office:value-type="float" office:value="3.91666666666667" calcext:value-type="float">
            <text:p>3.91666666666667</text:p>
          </table:table-cell>
          <table:table-cell table:formula="of:=[.C376]/3600" office:value-type="float" office:value="94" calcext:value-type="float">
            <text:p>94</text:p>
          </table:table-cell>
          <table:table-cell table:formula="of:=[.C375]+900" office:value-type="float" office:value="338400" calcext:value-type="float">
            <text:p>338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76]/900" office:value-type="float" office:value="376" calcext:value-type="float">
            <text:p>376</text:p>
          </table:table-cell>
        </table:table-row>
        <table:table-row table:style-name="ro1">
          <table:table-cell table:formula="of:=[.C377]/86400" office:value-type="float" office:value="3.92708333333333" calcext:value-type="float">
            <text:p>3.92708333333333</text:p>
          </table:table-cell>
          <table:table-cell table:formula="of:=[.C377]/3600" office:value-type="float" office:value="94.25" calcext:value-type="float">
            <text:p>94.25</text:p>
          </table:table-cell>
          <table:table-cell table:formula="of:=[.C376]+900" office:value-type="float" office:value="339300" calcext:value-type="float">
            <text:p>339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77]/900" office:value-type="float" office:value="377" calcext:value-type="float">
            <text:p>377</text:p>
          </table:table-cell>
        </table:table-row>
        <table:table-row table:style-name="ro1">
          <table:table-cell table:formula="of:=[.C378]/86400" office:value-type="float" office:value="3.9375" calcext:value-type="float">
            <text:p>3.9375</text:p>
          </table:table-cell>
          <table:table-cell table:formula="of:=[.C378]/3600" office:value-type="float" office:value="94.5" calcext:value-type="float">
            <text:p>94.5</text:p>
          </table:table-cell>
          <table:table-cell table:formula="of:=[.C377]+900" office:value-type="float" office:value="340200" calcext:value-type="float">
            <text:p>340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78]/900" office:value-type="float" office:value="378" calcext:value-type="float">
            <text:p>378</text:p>
          </table:table-cell>
        </table:table-row>
        <table:table-row table:style-name="ro1">
          <table:table-cell table:formula="of:=[.C379]/86400" office:value-type="float" office:value="3.94791666666667" calcext:value-type="float">
            <text:p>3.94791666666667</text:p>
          </table:table-cell>
          <table:table-cell table:formula="of:=[.C379]/3600" office:value-type="float" office:value="94.75" calcext:value-type="float">
            <text:p>94.75</text:p>
          </table:table-cell>
          <table:table-cell table:formula="of:=[.C378]+900" office:value-type="float" office:value="341100" calcext:value-type="float">
            <text:p>341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79]/900" office:value-type="float" office:value="379" calcext:value-type="float">
            <text:p>379</text:p>
          </table:table-cell>
        </table:table-row>
        <table:table-row table:style-name="ro1">
          <table:table-cell table:formula="of:=[.C380]/86400" office:value-type="float" office:value="3.95833333333333" calcext:value-type="float">
            <text:p>3.95833333333333</text:p>
          </table:table-cell>
          <table:table-cell table:formula="of:=[.C380]/3600" office:value-type="float" office:value="95" calcext:value-type="float">
            <text:p>95</text:p>
          </table:table-cell>
          <table:table-cell table:formula="of:=[.C379]+900" office:value-type="float" office:value="342000" calcext:value-type="float">
            <text:p>34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80]/900" office:value-type="float" office:value="380" calcext:value-type="float">
            <text:p>380</text:p>
          </table:table-cell>
        </table:table-row>
        <table:table-row table:style-name="ro1">
          <table:table-cell table:formula="of:=[.C381]/86400" office:value-type="float" office:value="3.96875" calcext:value-type="float">
            <text:p>3.96875</text:p>
          </table:table-cell>
          <table:table-cell table:formula="of:=[.C381]/3600" office:value-type="float" office:value="95.25" calcext:value-type="float">
            <text:p>95.25</text:p>
          </table:table-cell>
          <table:table-cell table:formula="of:=[.C380]+900" office:value-type="float" office:value="342900" calcext:value-type="float">
            <text:p>342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81]/900" office:value-type="float" office:value="381" calcext:value-type="float">
            <text:p>381</text:p>
          </table:table-cell>
        </table:table-row>
        <table:table-row table:style-name="ro1">
          <table:table-cell table:formula="of:=[.C382]/86400" office:value-type="float" office:value="3.97916666666667" calcext:value-type="float">
            <text:p>3.97916666666667</text:p>
          </table:table-cell>
          <table:table-cell table:formula="of:=[.C382]/3600" office:value-type="float" office:value="95.5" calcext:value-type="float">
            <text:p>95.5</text:p>
          </table:table-cell>
          <table:table-cell table:formula="of:=[.C381]+900" office:value-type="float" office:value="343800" calcext:value-type="float">
            <text:p>343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82]/900" office:value-type="float" office:value="382" calcext:value-type="float">
            <text:p>382</text:p>
          </table:table-cell>
        </table:table-row>
        <table:table-row table:style-name="ro1">
          <table:table-cell table:formula="of:=[.C383]/86400" office:value-type="float" office:value="3.98958333333333" calcext:value-type="float">
            <text:p>3.98958333333333</text:p>
          </table:table-cell>
          <table:table-cell table:formula="of:=[.C383]/3600" office:value-type="float" office:value="95.75" calcext:value-type="float">
            <text:p>95.75</text:p>
          </table:table-cell>
          <table:table-cell table:formula="of:=[.C382]+900" office:value-type="float" office:value="344700" calcext:value-type="float">
            <text:p>344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383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83]/900" office:value-type="float" office:value="383" calcext:value-type="float">
            <text:p>383</text:p>
          </table:table-cell>
        </table:table-row>
        <table:table-row table:style-name="ro1">
          <table:table-cell table:formula="of:=[.C384]/86400" office:value-type="float" office:value="4" calcext:value-type="float">
            <text:p>4</text:p>
          </table:table-cell>
          <table:table-cell table:formula="of:=[.C384]/3600" office:value-type="float" office:value="96" calcext:value-type="float">
            <text:p>96</text:p>
          </table:table-cell>
          <table:table-cell table:formula="of:=[.C383]+900" office:value-type="float" office:value="345600" calcext:value-type="float">
            <text:p>345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384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84]/900" office:value-type="float" office:value="384" calcext:value-type="float">
            <text:p>384</text:p>
          </table:table-cell>
        </table:table-row>
        <table:table-row table:style-name="ro1">
          <table:table-cell table:formula="of:=[.C385]/86400" office:value-type="float" office:value="4.01041666666667" calcext:value-type="float">
            <text:p>4.01041666666667</text:p>
          </table:table-cell>
          <table:table-cell table:formula="of:=[.C385]/3600" office:value-type="float" office:value="96.25" calcext:value-type="float">
            <text:p>96.25</text:p>
          </table:table-cell>
          <table:table-cell table:formula="of:=[.C384]+900" office:value-type="float" office:value="346500" calcext:value-type="float">
            <text:p>346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385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85]/900" office:value-type="float" office:value="385" calcext:value-type="float">
            <text:p>385</text:p>
          </table:table-cell>
        </table:table-row>
        <table:table-row table:style-name="ro1">
          <table:table-cell table:formula="of:=[.C386]/86400" office:value-type="float" office:value="4.02083333333333" calcext:value-type="float">
            <text:p>4.02083333333333</text:p>
          </table:table-cell>
          <table:table-cell table:formula="of:=[.C386]/3600" office:value-type="float" office:value="96.5" calcext:value-type="float">
            <text:p>96.5</text:p>
          </table:table-cell>
          <table:table-cell table:formula="of:=[.C385]+900" office:value-type="float" office:value="347400" calcext:value-type="float">
            <text:p>347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386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86]/900" office:value-type="float" office:value="386" calcext:value-type="float">
            <text:p>386</text:p>
          </table:table-cell>
        </table:table-row>
        <table:table-row table:style-name="ro1">
          <table:table-cell table:formula="of:=[.C387]/86400" office:value-type="float" office:value="4.03125" calcext:value-type="float">
            <text:p>4.03125</text:p>
          </table:table-cell>
          <table:table-cell table:formula="of:=[.C387]/3600" office:value-type="float" office:value="96.75" calcext:value-type="float">
            <text:p>96.75</text:p>
          </table:table-cell>
          <table:table-cell table:formula="of:=[.C386]+900" office:value-type="float" office:value="348300" calcext:value-type="float">
            <text:p>348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387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87]/900" office:value-type="float" office:value="387" calcext:value-type="float">
            <text:p>387</text:p>
          </table:table-cell>
        </table:table-row>
        <table:table-row table:style-name="ro1">
          <table:table-cell table:formula="of:=[.C388]/86400" office:value-type="float" office:value="4.04166666666667" calcext:value-type="float">
            <text:p>4.04166666666667</text:p>
          </table:table-cell>
          <table:table-cell table:formula="of:=[.C388]/3600" office:value-type="float" office:value="97" calcext:value-type="float">
            <text:p>97</text:p>
          </table:table-cell>
          <table:table-cell table:formula="of:=[.C387]+900" office:value-type="float" office:value="349200" calcext:value-type="float">
            <text:p>349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388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88]/900" office:value-type="float" office:value="388" calcext:value-type="float">
            <text:p>388</text:p>
          </table:table-cell>
        </table:table-row>
        <table:table-row table:style-name="ro1">
          <table:table-cell table:formula="of:=[.C389]/86400" office:value-type="float" office:value="4.05208333333333" calcext:value-type="float">
            <text:p>4.05208333333333</text:p>
          </table:table-cell>
          <table:table-cell table:formula="of:=[.C389]/3600" office:value-type="float" office:value="97.25" calcext:value-type="float">
            <text:p>97.25</text:p>
          </table:table-cell>
          <table:table-cell table:formula="of:=[.C388]+900" office:value-type="float" office:value="350100" calcext:value-type="float">
            <text:p>350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389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89]/900" office:value-type="float" office:value="389" calcext:value-type="float">
            <text:p>389</text:p>
          </table:table-cell>
        </table:table-row>
        <table:table-row table:style-name="ro1">
          <table:table-cell table:formula="of:=[.C390]/86400" office:value-type="float" office:value="4.0625" calcext:value-type="float">
            <text:p>4.0625</text:p>
          </table:table-cell>
          <table:table-cell table:formula="of:=[.C390]/3600" office:value-type="float" office:value="97.5" calcext:value-type="float">
            <text:p>97.5</text:p>
          </table:table-cell>
          <table:table-cell table:formula="of:=[.C389]+900" office:value-type="float" office:value="351000" calcext:value-type="float">
            <text:p>35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390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90]/900" office:value-type="float" office:value="390" calcext:value-type="float">
            <text:p>390</text:p>
          </table:table-cell>
        </table:table-row>
        <table:table-row table:style-name="ro1">
          <table:table-cell table:formula="of:=[.C391]/86400" office:value-type="float" office:value="4.07291666666667" calcext:value-type="float">
            <text:p>4.07291666666667</text:p>
          </table:table-cell>
          <table:table-cell table:formula="of:=[.C391]/3600" office:value-type="float" office:value="97.75" calcext:value-type="float">
            <text:p>97.75</text:p>
          </table:table-cell>
          <table:table-cell table:formula="of:=[.C390]+900" office:value-type="float" office:value="351900" calcext:value-type="float">
            <text:p>351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391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91]/900" office:value-type="float" office:value="391" calcext:value-type="float">
            <text:p>391</text:p>
          </table:table-cell>
        </table:table-row>
        <table:table-row table:style-name="ro1">
          <table:table-cell table:formula="of:=[.C392]/86400" office:value-type="float" office:value="4.08333333333333" calcext:value-type="float">
            <text:p>4.08333333333333</text:p>
          </table:table-cell>
          <table:table-cell table:formula="of:=[.C392]/3600" office:value-type="float" office:value="98" calcext:value-type="float">
            <text:p>98</text:p>
          </table:table-cell>
          <table:table-cell table:formula="of:=[.C391]+900" office:value-type="float" office:value="352800" calcext:value-type="float">
            <text:p>352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392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92]/900" office:value-type="float" office:value="392" calcext:value-type="float">
            <text:p>392</text:p>
          </table:table-cell>
        </table:table-row>
        <table:table-row table:style-name="ro1">
          <table:table-cell table:formula="of:=[.C393]/86400" office:value-type="float" office:value="4.09375" calcext:value-type="float">
            <text:p>4.09375</text:p>
          </table:table-cell>
          <table:table-cell table:formula="of:=[.C393]/3600" office:value-type="float" office:value="98.25" calcext:value-type="float">
            <text:p>98.25</text:p>
          </table:table-cell>
          <table:table-cell table:formula="of:=[.C392]+900" office:value-type="float" office:value="353700" calcext:value-type="float">
            <text:p>353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393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93]/900" office:value-type="float" office:value="393" calcext:value-type="float">
            <text:p>393</text:p>
          </table:table-cell>
        </table:table-row>
        <table:table-row table:style-name="ro1">
          <table:table-cell table:formula="of:=[.C394]/86400" office:value-type="float" office:value="4.10416666666667" calcext:value-type="float">
            <text:p>4.10416666666667</text:p>
          </table:table-cell>
          <table:table-cell table:formula="of:=[.C394]/3600" office:value-type="float" office:value="98.5" calcext:value-type="float">
            <text:p>98.5</text:p>
          </table:table-cell>
          <table:table-cell table:formula="of:=[.C393]+900" office:value-type="float" office:value="354600" calcext:value-type="float">
            <text:p>354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394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94]/900" office:value-type="float" office:value="394" calcext:value-type="float">
            <text:p>394</text:p>
          </table:table-cell>
        </table:table-row>
        <table:table-row table:style-name="ro1">
          <table:table-cell table:formula="of:=[.C395]/86400" office:value-type="float" office:value="4.11458333333333" calcext:value-type="float">
            <text:p>4.11458333333333</text:p>
          </table:table-cell>
          <table:table-cell table:formula="of:=[.C395]/3600" office:value-type="float" office:value="98.75" calcext:value-type="float">
            <text:p>98.75</text:p>
          </table:table-cell>
          <table:table-cell table:formula="of:=[.C394]+900" office:value-type="float" office:value="355500" calcext:value-type="float">
            <text:p>355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395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95]/900" office:value-type="float" office:value="395" calcext:value-type="float">
            <text:p>395</text:p>
          </table:table-cell>
        </table:table-row>
        <table:table-row table:style-name="ro1">
          <table:table-cell table:formula="of:=[.C396]/86400" office:value-type="float" office:value="4.125" calcext:value-type="float">
            <text:p>4.125</text:p>
          </table:table-cell>
          <table:table-cell table:formula="of:=[.C396]/3600" office:value-type="float" office:value="99" calcext:value-type="float">
            <text:p>99</text:p>
          </table:table-cell>
          <table:table-cell table:formula="of:=[.C395]+900" office:value-type="float" office:value="356400" calcext:value-type="float">
            <text:p>356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396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96]/900" office:value-type="float" office:value="396" calcext:value-type="float">
            <text:p>396</text:p>
          </table:table-cell>
        </table:table-row>
        <table:table-row table:style-name="ro1">
          <table:table-cell table:formula="of:=[.C397]/86400" office:value-type="float" office:value="4.13541666666667" calcext:value-type="float">
            <text:p>4.13541666666667</text:p>
          </table:table-cell>
          <table:table-cell table:formula="of:=[.C397]/3600" office:value-type="float" office:value="99.25" calcext:value-type="float">
            <text:p>99.25</text:p>
          </table:table-cell>
          <table:table-cell table:formula="of:=[.C396]+900" office:value-type="float" office:value="357300" calcext:value-type="float">
            <text:p>357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397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97]/900" office:value-type="float" office:value="397" calcext:value-type="float">
            <text:p>397</text:p>
          </table:table-cell>
        </table:table-row>
        <table:table-row table:style-name="ro1">
          <table:table-cell table:formula="of:=[.C398]/86400" office:value-type="float" office:value="4.14583333333333" calcext:value-type="float">
            <text:p>4.14583333333333</text:p>
          </table:table-cell>
          <table:table-cell table:formula="of:=[.C398]/3600" office:value-type="float" office:value="99.5" calcext:value-type="float">
            <text:p>99.5</text:p>
          </table:table-cell>
          <table:table-cell table:formula="of:=[.C397]+900" office:value-type="float" office:value="358200" calcext:value-type="float">
            <text:p>358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398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98]/900" office:value-type="float" office:value="398" calcext:value-type="float">
            <text:p>398</text:p>
          </table:table-cell>
        </table:table-row>
        <table:table-row table:style-name="ro1">
          <table:table-cell table:formula="of:=[.C399]/86400" office:value-type="float" office:value="4.15625" calcext:value-type="float">
            <text:p>4.15625</text:p>
          </table:table-cell>
          <table:table-cell table:formula="of:=[.C399]/3600" office:value-type="float" office:value="99.75" calcext:value-type="float">
            <text:p>99.75</text:p>
          </table:table-cell>
          <table:table-cell table:formula="of:=[.C398]+900" office:value-type="float" office:value="359100" calcext:value-type="float">
            <text:p>359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399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399]/900" office:value-type="float" office:value="399" calcext:value-type="float">
            <text:p>399</text:p>
          </table:table-cell>
        </table:table-row>
        <table:table-row table:style-name="ro1">
          <table:table-cell table:formula="of:=[.C400]/86400" office:value-type="float" office:value="4.16666666666667" calcext:value-type="float">
            <text:p>4.16666666666667</text:p>
          </table:table-cell>
          <table:table-cell table:formula="of:=[.C400]/3600" office:value-type="float" office:value="100" calcext:value-type="float">
            <text:p>100</text:p>
          </table:table-cell>
          <table:table-cell table:formula="of:=[.C399]+900" office:value-type="float" office:value="360000" calcext:value-type="float">
            <text:p>36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400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00]/900" office:value-type="float" office:value="400" calcext:value-type="float">
            <text:p>400</text:p>
          </table:table-cell>
        </table:table-row>
        <table:table-row table:style-name="ro1">
          <table:table-cell table:formula="of:=[.C401]/86400" office:value-type="float" office:value="4.17708333333333" calcext:value-type="float">
            <text:p>4.17708333333333</text:p>
          </table:table-cell>
          <table:table-cell table:formula="of:=[.C401]/3600" office:value-type="float" office:value="100.25" calcext:value-type="float">
            <text:p>100.25</text:p>
          </table:table-cell>
          <table:table-cell table:formula="of:=[.C400]+900" office:value-type="float" office:value="360900" calcext:value-type="float">
            <text:p>360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401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01]/900" office:value-type="float" office:value="401" calcext:value-type="float">
            <text:p>401</text:p>
          </table:table-cell>
        </table:table-row>
        <table:table-row table:style-name="ro1">
          <table:table-cell table:formula="of:=[.C402]/86400" office:value-type="float" office:value="4.1875" calcext:value-type="float">
            <text:p>4.1875</text:p>
          </table:table-cell>
          <table:table-cell table:formula="of:=[.C402]/3600" office:value-type="float" office:value="100.5" calcext:value-type="float">
            <text:p>100.5</text:p>
          </table:table-cell>
          <table:table-cell table:formula="of:=[.C401]+900" office:value-type="float" office:value="361800" calcext:value-type="float">
            <text:p>361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402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02]/900" office:value-type="float" office:value="402" calcext:value-type="float">
            <text:p>402</text:p>
          </table:table-cell>
        </table:table-row>
        <table:table-row table:style-name="ro1">
          <table:table-cell table:formula="of:=[.C403]/86400" office:value-type="float" office:value="4.19791666666667" calcext:value-type="float">
            <text:p>4.19791666666667</text:p>
          </table:table-cell>
          <table:table-cell table:formula="of:=[.C403]/3600" office:value-type="float" office:value="100.75" calcext:value-type="float">
            <text:p>100.75</text:p>
          </table:table-cell>
          <table:table-cell table:formula="of:=[.C402]+900" office:value-type="float" office:value="362700" calcext:value-type="float">
            <text:p>362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403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03]/900" office:value-type="float" office:value="403" calcext:value-type="float">
            <text:p>403</text:p>
          </table:table-cell>
        </table:table-row>
        <table:table-row table:style-name="ro1">
          <table:table-cell table:formula="of:=[.C404]/86400" office:value-type="float" office:value="4.20833333333333" calcext:value-type="float">
            <text:p>4.20833333333333</text:p>
          </table:table-cell>
          <table:table-cell table:formula="of:=[.C404]/3600" office:value-type="float" office:value="101" calcext:value-type="float">
            <text:p>101</text:p>
          </table:table-cell>
          <table:table-cell table:formula="of:=[.C403]+900" office:value-type="float" office:value="363600" calcext:value-type="float">
            <text:p>363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404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04]/900" office:value-type="float" office:value="404" calcext:value-type="float">
            <text:p>404</text:p>
          </table:table-cell>
        </table:table-row>
        <table:table-row table:style-name="ro1">
          <table:table-cell table:formula="of:=[.C405]/86400" office:value-type="float" office:value="4.21875" calcext:value-type="float">
            <text:p>4.21875</text:p>
          </table:table-cell>
          <table:table-cell table:formula="of:=[.C405]/3600" office:value-type="float" office:value="101.25" calcext:value-type="float">
            <text:p>101.25</text:p>
          </table:table-cell>
          <table:table-cell table:formula="of:=[.C404]+900" office:value-type="float" office:value="364500" calcext:value-type="float">
            <text:p>364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405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05]/900" office:value-type="float" office:value="405" calcext:value-type="float">
            <text:p>405</text:p>
          </table:table-cell>
        </table:table-row>
        <table:table-row table:style-name="ro1">
          <table:table-cell table:formula="of:=[.C406]/86400" office:value-type="float" office:value="4.22916666666667" calcext:value-type="float">
            <text:p>4.22916666666667</text:p>
          </table:table-cell>
          <table:table-cell table:formula="of:=[.C406]/3600" office:value-type="float" office:value="101.5" calcext:value-type="float">
            <text:p>101.5</text:p>
          </table:table-cell>
          <table:table-cell table:formula="of:=[.C405]+900" office:value-type="float" office:value="365400" calcext:value-type="float">
            <text:p>365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406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06]/900" office:value-type="float" office:value="406" calcext:value-type="float">
            <text:p>406</text:p>
          </table:table-cell>
        </table:table-row>
        <table:table-row table:style-name="ro1">
          <table:table-cell table:formula="of:=[.C407]/86400" office:value-type="float" office:value="4.23958333333333" calcext:value-type="float">
            <text:p>4.23958333333333</text:p>
          </table:table-cell>
          <table:table-cell table:formula="of:=[.C407]/3600" office:value-type="float" office:value="101.75" calcext:value-type="float">
            <text:p>101.75</text:p>
          </table:table-cell>
          <table:table-cell table:formula="of:=[.C406]+900" office:value-type="float" office:value="366300" calcext:value-type="float">
            <text:p>366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407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07]/900" office:value-type="float" office:value="407" calcext:value-type="float">
            <text:p>407</text:p>
          </table:table-cell>
        </table:table-row>
        <table:table-row table:style-name="ro1">
          <table:table-cell table:formula="of:=[.C408]/86400" office:value-type="float" office:value="4.25" calcext:value-type="float">
            <text:p>4.25</text:p>
          </table:table-cell>
          <table:table-cell table:formula="of:=[.C408]/3600" office:value-type="float" office:value="102" calcext:value-type="float">
            <text:p>102</text:p>
          </table:table-cell>
          <table:table-cell table:formula="of:=[.C407]+900" office:value-type="float" office:value="367200" calcext:value-type="float">
            <text:p>367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408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08]/900" office:value-type="float" office:value="408" calcext:value-type="float">
            <text:p>408</text:p>
          </table:table-cell>
        </table:table-row>
        <table:table-row table:style-name="ro1">
          <table:table-cell table:formula="of:=[.C409]/86400" office:value-type="float" office:value="4.26041666666667" calcext:value-type="float">
            <text:p>4.26041666666667</text:p>
          </table:table-cell>
          <table:table-cell table:formula="of:=[.C409]/3600" office:value-type="float" office:value="102.25" calcext:value-type="float">
            <text:p>102.25</text:p>
          </table:table-cell>
          <table:table-cell table:formula="of:=[.C408]+900" office:value-type="float" office:value="368100" calcext:value-type="float">
            <text:p>368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409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09]/900" office:value-type="float" office:value="409" calcext:value-type="float">
            <text:p>409</text:p>
          </table:table-cell>
        </table:table-row>
        <table:table-row table:style-name="ro1">
          <table:table-cell table:formula="of:=[.C410]/86400" office:value-type="float" office:value="4.27083333333333" calcext:value-type="float">
            <text:p>4.27083333333333</text:p>
          </table:table-cell>
          <table:table-cell table:formula="of:=[.C410]/3600" office:value-type="float" office:value="102.5" calcext:value-type="float">
            <text:p>102.5</text:p>
          </table:table-cell>
          <table:table-cell table:formula="of:=[.C409]+900" office:value-type="float" office:value="369000" calcext:value-type="float">
            <text:p>369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410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10]/900" office:value-type="float" office:value="410" calcext:value-type="float">
            <text:p>410</text:p>
          </table:table-cell>
        </table:table-row>
        <table:table-row table:style-name="ro1">
          <table:table-cell table:formula="of:=[.C411]/86400" office:value-type="float" office:value="4.28125" calcext:value-type="float">
            <text:p>4.28125</text:p>
          </table:table-cell>
          <table:table-cell table:formula="of:=[.C411]/3600" office:value-type="float" office:value="102.75" calcext:value-type="float">
            <text:p>102.75</text:p>
          </table:table-cell>
          <table:table-cell table:formula="of:=[.C410]+900" office:value-type="float" office:value="369900" calcext:value-type="float">
            <text:p>3699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411]/100/3600" office:value-type="float" office:value="0.0000222222222222222" calcext:value-type="float">
            <text:p>2.22222222222222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11]/900" office:value-type="float" office:value="411" calcext:value-type="float">
            <text:p>411</text:p>
          </table:table-cell>
        </table:table-row>
        <table:table-row table:style-name="ro1">
          <table:table-cell table:formula="of:=[.C412]/86400" office:value-type="float" office:value="4.29166666666667" calcext:value-type="float">
            <text:p>4.29166666666667</text:p>
          </table:table-cell>
          <table:table-cell table:formula="of:=[.C412]/3600" office:value-type="float" office:value="103" calcext:value-type="float">
            <text:p>103</text:p>
          </table:table-cell>
          <table:table-cell table:formula="of:=[.C411]+900" office:value-type="float" office:value="370800" calcext:value-type="float">
            <text:p>3708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412]/100/3600" office:value-type="float" office:value="0.0000222222222222222" calcext:value-type="float">
            <text:p>2.22222222222222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12]/900" office:value-type="float" office:value="412" calcext:value-type="float">
            <text:p>412</text:p>
          </table:table-cell>
        </table:table-row>
        <table:table-row table:style-name="ro1">
          <table:table-cell table:formula="of:=[.C413]/86400" office:value-type="float" office:value="4.30208333333333" calcext:value-type="float">
            <text:p>4.30208333333333</text:p>
          </table:table-cell>
          <table:table-cell table:formula="of:=[.C413]/3600" office:value-type="float" office:value="103.25" calcext:value-type="float">
            <text:p>103.25</text:p>
          </table:table-cell>
          <table:table-cell table:formula="of:=[.C412]+900" office:value-type="float" office:value="371700" calcext:value-type="float">
            <text:p>3717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413]/100/3600" office:value-type="float" office:value="0.0000222222222222222" calcext:value-type="float">
            <text:p>2.22222222222222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13]/900" office:value-type="float" office:value="413" calcext:value-type="float">
            <text:p>413</text:p>
          </table:table-cell>
        </table:table-row>
        <table:table-row table:style-name="ro1">
          <table:table-cell table:formula="of:=[.C414]/86400" office:value-type="float" office:value="4.3125" calcext:value-type="float">
            <text:p>4.3125</text:p>
          </table:table-cell>
          <table:table-cell table:formula="of:=[.C414]/3600" office:value-type="float" office:value="103.5" calcext:value-type="float">
            <text:p>103.5</text:p>
          </table:table-cell>
          <table:table-cell table:formula="of:=[.C413]+900" office:value-type="float" office:value="372600" calcext:value-type="float">
            <text:p>3726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414]/100/3600" office:value-type="float" office:value="0.0000222222222222222" calcext:value-type="float">
            <text:p>2.22222222222222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14]/900" office:value-type="float" office:value="414" calcext:value-type="float">
            <text:p>414</text:p>
          </table:table-cell>
        </table:table-row>
        <table:table-row table:style-name="ro1">
          <table:table-cell table:formula="of:=[.C415]/86400" office:value-type="float" office:value="4.32291666666667" calcext:value-type="float">
            <text:p>4.32291666666667</text:p>
          </table:table-cell>
          <table:table-cell table:formula="of:=[.C415]/3600" office:value-type="float" office:value="103.75" calcext:value-type="float">
            <text:p>103.75</text:p>
          </table:table-cell>
          <table:table-cell table:formula="of:=[.C414]+900" office:value-type="float" office:value="373500" calcext:value-type="float">
            <text:p>373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415]/100/3600" office:value-type="float" office:value="0.0000138888888888889" calcext:value-type="float">
            <text:p>1.38888888888889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15]/900" office:value-type="float" office:value="415" calcext:value-type="float">
            <text:p>415</text:p>
          </table:table-cell>
        </table:table-row>
        <table:table-row table:style-name="ro1">
          <table:table-cell table:formula="of:=[.C416]/86400" office:value-type="float" office:value="4.33333333333333" calcext:value-type="float">
            <text:p>4.33333333333333</text:p>
          </table:table-cell>
          <table:table-cell table:formula="of:=[.C416]/3600" office:value-type="float" office:value="104" calcext:value-type="float">
            <text:p>104</text:p>
          </table:table-cell>
          <table:table-cell table:formula="of:=[.C415]+900" office:value-type="float" office:value="374400" calcext:value-type="float">
            <text:p>3744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416]/100/3600" office:value-type="float" office:value="0.0000138888888888889" calcext:value-type="float">
            <text:p>1.38888888888889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16]/900" office:value-type="float" office:value="416" calcext:value-type="float">
            <text:p>416</text:p>
          </table:table-cell>
        </table:table-row>
        <table:table-row table:style-name="ro1">
          <table:table-cell table:formula="of:=[.C417]/86400" office:value-type="float" office:value="4.34375" calcext:value-type="float">
            <text:p>4.34375</text:p>
          </table:table-cell>
          <table:table-cell table:formula="of:=[.C417]/3600" office:value-type="float" office:value="104.25" calcext:value-type="float">
            <text:p>104.25</text:p>
          </table:table-cell>
          <table:table-cell table:formula="of:=[.C416]+900" office:value-type="float" office:value="375300" calcext:value-type="float">
            <text:p>375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417]/100/3600" office:value-type="float" office:value="0.0000138888888888889" calcext:value-type="float">
            <text:p>1.38888888888889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17]/900" office:value-type="float" office:value="417" calcext:value-type="float">
            <text:p>417</text:p>
          </table:table-cell>
        </table:table-row>
        <table:table-row table:style-name="ro1">
          <table:table-cell table:formula="of:=[.C418]/86400" office:value-type="float" office:value="4.35416666666667" calcext:value-type="float">
            <text:p>4.35416666666667</text:p>
          </table:table-cell>
          <table:table-cell table:formula="of:=[.C418]/3600" office:value-type="float" office:value="104.5" calcext:value-type="float">
            <text:p>104.5</text:p>
          </table:table-cell>
          <table:table-cell table:formula="of:=[.C417]+900" office:value-type="float" office:value="376200" calcext:value-type="float">
            <text:p>376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418]/100/3600" office:value-type="float" office:value="0.0000138888888888889" calcext:value-type="float">
            <text:p>1.38888888888889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18]/900" office:value-type="float" office:value="418" calcext:value-type="float">
            <text:p>418</text:p>
          </table:table-cell>
        </table:table-row>
        <table:table-row table:style-name="ro1">
          <table:table-cell table:formula="of:=[.C419]/86400" office:value-type="float" office:value="4.36458333333333" calcext:value-type="float">
            <text:p>4.36458333333333</text:p>
          </table:table-cell>
          <table:table-cell table:formula="of:=[.C419]/3600" office:value-type="float" office:value="104.75" calcext:value-type="float">
            <text:p>104.75</text:p>
          </table:table-cell>
          <table:table-cell table:formula="of:=[.C418]+900" office:value-type="float" office:value="377100" calcext:value-type="float">
            <text:p>377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419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19]/900" office:value-type="float" office:value="419" calcext:value-type="float">
            <text:p>419</text:p>
          </table:table-cell>
        </table:table-row>
        <table:table-row table:style-name="ro1">
          <table:table-cell table:formula="of:=[.C420]/86400" office:value-type="float" office:value="4.375" calcext:value-type="float">
            <text:p>4.375</text:p>
          </table:table-cell>
          <table:table-cell table:formula="of:=[.C420]/3600" office:value-type="float" office:value="105" calcext:value-type="float">
            <text:p>105</text:p>
          </table:table-cell>
          <table:table-cell table:formula="of:=[.C419]+900" office:value-type="float" office:value="378000" calcext:value-type="float">
            <text:p>37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420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20]/900" office:value-type="float" office:value="420" calcext:value-type="float">
            <text:p>420</text:p>
          </table:table-cell>
        </table:table-row>
        <table:table-row table:style-name="ro1">
          <table:table-cell table:formula="of:=[.C421]/86400" office:value-type="float" office:value="4.38541666666667" calcext:value-type="float">
            <text:p>4.38541666666667</text:p>
          </table:table-cell>
          <table:table-cell table:formula="of:=[.C421]/3600" office:value-type="float" office:value="105.25" calcext:value-type="float">
            <text:p>105.25</text:p>
          </table:table-cell>
          <table:table-cell table:formula="of:=[.C420]+900" office:value-type="float" office:value="378900" calcext:value-type="float">
            <text:p>378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421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21]/900" office:value-type="float" office:value="421" calcext:value-type="float">
            <text:p>421</text:p>
          </table:table-cell>
        </table:table-row>
        <table:table-row table:style-name="ro1">
          <table:table-cell table:formula="of:=[.C422]/86400" office:value-type="float" office:value="4.39583333333333" calcext:value-type="float">
            <text:p>4.39583333333333</text:p>
          </table:table-cell>
          <table:table-cell table:formula="of:=[.C422]/3600" office:value-type="float" office:value="105.5" calcext:value-type="float">
            <text:p>105.5</text:p>
          </table:table-cell>
          <table:table-cell table:formula="of:=[.C421]+900" office:value-type="float" office:value="379800" calcext:value-type="float">
            <text:p>379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422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22]/900" office:value-type="float" office:value="422" calcext:value-type="float">
            <text:p>422</text:p>
          </table:table-cell>
        </table:table-row>
        <table:table-row table:style-name="ro1">
          <table:table-cell table:formula="of:=[.C423]/86400" office:value-type="float" office:value="4.40625" calcext:value-type="float">
            <text:p>4.40625</text:p>
          </table:table-cell>
          <table:table-cell table:formula="of:=[.C423]/3600" office:value-type="float" office:value="105.75" calcext:value-type="float">
            <text:p>105.75</text:p>
          </table:table-cell>
          <table:table-cell table:formula="of:=[.C422]+900" office:value-type="float" office:value="380700" calcext:value-type="float">
            <text:p>380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2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23]/900" office:value-type="float" office:value="423" calcext:value-type="float">
            <text:p>423</text:p>
          </table:table-cell>
        </table:table-row>
        <table:table-row table:style-name="ro1">
          <table:table-cell table:formula="of:=[.C424]/86400" office:value-type="float" office:value="4.41666666666667" calcext:value-type="float">
            <text:p>4.41666666666667</text:p>
          </table:table-cell>
          <table:table-cell table:formula="of:=[.C424]/3600" office:value-type="float" office:value="106" calcext:value-type="float">
            <text:p>106</text:p>
          </table:table-cell>
          <table:table-cell table:formula="of:=[.C423]+900" office:value-type="float" office:value="381600" calcext:value-type="float">
            <text:p>381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2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24]/900" office:value-type="float" office:value="424" calcext:value-type="float">
            <text:p>424</text:p>
          </table:table-cell>
        </table:table-row>
        <table:table-row table:style-name="ro1">
          <table:table-cell table:formula="of:=[.C425]/86400" office:value-type="float" office:value="4.42708333333333" calcext:value-type="float">
            <text:p>4.42708333333333</text:p>
          </table:table-cell>
          <table:table-cell table:formula="of:=[.C425]/3600" office:value-type="float" office:value="106.25" calcext:value-type="float">
            <text:p>106.25</text:p>
          </table:table-cell>
          <table:table-cell table:formula="of:=[.C424]+900" office:value-type="float" office:value="382500" calcext:value-type="float">
            <text:p>38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2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25]/900" office:value-type="float" office:value="425" calcext:value-type="float">
            <text:p>425</text:p>
          </table:table-cell>
        </table:table-row>
        <table:table-row table:style-name="ro1">
          <table:table-cell table:formula="of:=[.C426]/86400" office:value-type="float" office:value="4.4375" calcext:value-type="float">
            <text:p>4.4375</text:p>
          </table:table-cell>
          <table:table-cell table:formula="of:=[.C426]/3600" office:value-type="float" office:value="106.5" calcext:value-type="float">
            <text:p>106.5</text:p>
          </table:table-cell>
          <table:table-cell table:formula="of:=[.C425]+900" office:value-type="float" office:value="383400" calcext:value-type="float">
            <text:p>383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2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26]/900" office:value-type="float" office:value="426" calcext:value-type="float">
            <text:p>426</text:p>
          </table:table-cell>
        </table:table-row>
        <table:table-row table:style-name="ro1">
          <table:table-cell table:formula="of:=[.C427]/86400" office:value-type="float" office:value="4.44791666666667" calcext:value-type="float">
            <text:p>4.44791666666667</text:p>
          </table:table-cell>
          <table:table-cell table:formula="of:=[.C427]/3600" office:value-type="float" office:value="106.75" calcext:value-type="float">
            <text:p>106.75</text:p>
          </table:table-cell>
          <table:table-cell table:formula="of:=[.C426]+900" office:value-type="float" office:value="384300" calcext:value-type="float">
            <text:p>384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2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27]/900" office:value-type="float" office:value="427" calcext:value-type="float">
            <text:p>427</text:p>
          </table:table-cell>
        </table:table-row>
        <table:table-row table:style-name="ro1">
          <table:table-cell table:formula="of:=[.C428]/86400" office:value-type="float" office:value="4.45833333333333" calcext:value-type="float">
            <text:p>4.45833333333333</text:p>
          </table:table-cell>
          <table:table-cell table:formula="of:=[.C428]/3600" office:value-type="float" office:value="107" calcext:value-type="float">
            <text:p>107</text:p>
          </table:table-cell>
          <table:table-cell table:formula="of:=[.C427]+900" office:value-type="float" office:value="385200" calcext:value-type="float">
            <text:p>385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2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28]/900" office:value-type="float" office:value="428" calcext:value-type="float">
            <text:p>428</text:p>
          </table:table-cell>
        </table:table-row>
        <table:table-row table:style-name="ro1">
          <table:table-cell table:formula="of:=[.C429]/86400" office:value-type="float" office:value="4.46875" calcext:value-type="float">
            <text:p>4.46875</text:p>
          </table:table-cell>
          <table:table-cell table:formula="of:=[.C429]/3600" office:value-type="float" office:value="107.25" calcext:value-type="float">
            <text:p>107.25</text:p>
          </table:table-cell>
          <table:table-cell table:formula="of:=[.C428]+900" office:value-type="float" office:value="386100" calcext:value-type="float">
            <text:p>386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2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29]/900" office:value-type="float" office:value="429" calcext:value-type="float">
            <text:p>429</text:p>
          </table:table-cell>
        </table:table-row>
        <table:table-row table:style-name="ro1">
          <table:table-cell table:formula="of:=[.C430]/86400" office:value-type="float" office:value="4.47916666666667" calcext:value-type="float">
            <text:p>4.47916666666667</text:p>
          </table:table-cell>
          <table:table-cell table:formula="of:=[.C430]/3600" office:value-type="float" office:value="107.5" calcext:value-type="float">
            <text:p>107.5</text:p>
          </table:table-cell>
          <table:table-cell table:formula="of:=[.C429]+900" office:value-type="float" office:value="387000" calcext:value-type="float">
            <text:p>38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30]/900" office:value-type="float" office:value="430" calcext:value-type="float">
            <text:p>430</text:p>
          </table:table-cell>
        </table:table-row>
        <table:table-row table:style-name="ro1">
          <table:table-cell table:formula="of:=[.C431]/86400" office:value-type="float" office:value="4.48958333333333" calcext:value-type="float">
            <text:p>4.48958333333333</text:p>
          </table:table-cell>
          <table:table-cell table:formula="of:=[.C431]/3600" office:value-type="float" office:value="107.75" calcext:value-type="float">
            <text:p>107.75</text:p>
          </table:table-cell>
          <table:table-cell table:formula="of:=[.C430]+900" office:value-type="float" office:value="387900" calcext:value-type="float">
            <text:p>387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31]/900" office:value-type="float" office:value="431" calcext:value-type="float">
            <text:p>431</text:p>
          </table:table-cell>
        </table:table-row>
        <table:table-row table:style-name="ro1">
          <table:table-cell table:formula="of:=[.C432]/86400" office:value-type="float" office:value="4.5" calcext:value-type="float">
            <text:p>4.5</text:p>
          </table:table-cell>
          <table:table-cell table:formula="of:=[.C432]/3600" office:value-type="float" office:value="108" calcext:value-type="float">
            <text:p>108</text:p>
          </table:table-cell>
          <table:table-cell table:formula="of:=[.C431]+900" office:value-type="float" office:value="388800" calcext:value-type="float">
            <text:p>388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32]/900" office:value-type="float" office:value="432" calcext:value-type="float">
            <text:p>432</text:p>
          </table:table-cell>
        </table:table-row>
        <table:table-row table:style-name="ro1">
          <table:table-cell table:formula="of:=[.C433]/86400" office:value-type="float" office:value="4.51041666666667" calcext:value-type="float">
            <text:p>4.51041666666667</text:p>
          </table:table-cell>
          <table:table-cell table:formula="of:=[.C433]/3600" office:value-type="float" office:value="108.25" calcext:value-type="float">
            <text:p>108.25</text:p>
          </table:table-cell>
          <table:table-cell table:formula="of:=[.C432]+900" office:value-type="float" office:value="389700" calcext:value-type="float">
            <text:p>389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33]/900" office:value-type="float" office:value="433" calcext:value-type="float">
            <text:p>433</text:p>
          </table:table-cell>
        </table:table-row>
        <table:table-row table:style-name="ro1">
          <table:table-cell table:formula="of:=[.C434]/86400" office:value-type="float" office:value="4.52083333333333" calcext:value-type="float">
            <text:p>4.52083333333333</text:p>
          </table:table-cell>
          <table:table-cell table:formula="of:=[.C434]/3600" office:value-type="float" office:value="108.5" calcext:value-type="float">
            <text:p>108.5</text:p>
          </table:table-cell>
          <table:table-cell table:formula="of:=[.C433]+900" office:value-type="float" office:value="390600" calcext:value-type="float">
            <text:p>390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34]/900" office:value-type="float" office:value="434" calcext:value-type="float">
            <text:p>434</text:p>
          </table:table-cell>
        </table:table-row>
        <table:table-row table:style-name="ro1">
          <table:table-cell table:formula="of:=[.C435]/86400" office:value-type="float" office:value="4.53125" calcext:value-type="float">
            <text:p>4.53125</text:p>
          </table:table-cell>
          <table:table-cell table:formula="of:=[.C435]/3600" office:value-type="float" office:value="108.75" calcext:value-type="float">
            <text:p>108.75</text:p>
          </table:table-cell>
          <table:table-cell table:formula="of:=[.C434]+900" office:value-type="float" office:value="391500" calcext:value-type="float">
            <text:p>391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35]/900" office:value-type="float" office:value="435" calcext:value-type="float">
            <text:p>435</text:p>
          </table:table-cell>
        </table:table-row>
        <table:table-row table:style-name="ro1">
          <table:table-cell table:formula="of:=[.C436]/86400" office:value-type="float" office:value="4.54166666666667" calcext:value-type="float">
            <text:p>4.54166666666667</text:p>
          </table:table-cell>
          <table:table-cell table:formula="of:=[.C436]/3600" office:value-type="float" office:value="109" calcext:value-type="float">
            <text:p>109</text:p>
          </table:table-cell>
          <table:table-cell table:formula="of:=[.C435]+900" office:value-type="float" office:value="392400" calcext:value-type="float">
            <text:p>39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36]/900" office:value-type="float" office:value="436" calcext:value-type="float">
            <text:p>436</text:p>
          </table:table-cell>
        </table:table-row>
        <table:table-row table:style-name="ro1">
          <table:table-cell table:formula="of:=[.C437]/86400" office:value-type="float" office:value="4.55208333333333" calcext:value-type="float">
            <text:p>4.55208333333333</text:p>
          </table:table-cell>
          <table:table-cell table:formula="of:=[.C437]/3600" office:value-type="float" office:value="109.25" calcext:value-type="float">
            <text:p>109.25</text:p>
          </table:table-cell>
          <table:table-cell table:formula="of:=[.C436]+900" office:value-type="float" office:value="393300" calcext:value-type="float">
            <text:p>39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37]/900" office:value-type="float" office:value="437" calcext:value-type="float">
            <text:p>437</text:p>
          </table:table-cell>
        </table:table-row>
        <table:table-row table:style-name="ro1">
          <table:table-cell table:formula="of:=[.C438]/86400" office:value-type="float" office:value="4.5625" calcext:value-type="float">
            <text:p>4.5625</text:p>
          </table:table-cell>
          <table:table-cell table:formula="of:=[.C438]/3600" office:value-type="float" office:value="109.5" calcext:value-type="float">
            <text:p>109.5</text:p>
          </table:table-cell>
          <table:table-cell table:formula="of:=[.C437]+900" office:value-type="float" office:value="394200" calcext:value-type="float">
            <text:p>39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38]/900" office:value-type="float" office:value="438" calcext:value-type="float">
            <text:p>438</text:p>
          </table:table-cell>
        </table:table-row>
        <table:table-row table:style-name="ro1">
          <table:table-cell table:formula="of:=[.C439]/86400" office:value-type="float" office:value="4.57291666666667" calcext:value-type="float">
            <text:p>4.57291666666667</text:p>
          </table:table-cell>
          <table:table-cell table:formula="of:=[.C439]/3600" office:value-type="float" office:value="109.75" calcext:value-type="float">
            <text:p>109.75</text:p>
          </table:table-cell>
          <table:table-cell table:formula="of:=[.C438]+900" office:value-type="float" office:value="395100" calcext:value-type="float">
            <text:p>39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39]/900" office:value-type="float" office:value="439" calcext:value-type="float">
            <text:p>439</text:p>
          </table:table-cell>
        </table:table-row>
        <table:table-row table:style-name="ro1">
          <table:table-cell table:formula="of:=[.C440]/86400" office:value-type="float" office:value="4.58333333333333" calcext:value-type="float">
            <text:p>4.58333333333333</text:p>
          </table:table-cell>
          <table:table-cell table:formula="of:=[.C440]/3600" office:value-type="float" office:value="110" calcext:value-type="float">
            <text:p>110</text:p>
          </table:table-cell>
          <table:table-cell table:formula="of:=[.C439]+900" office:value-type="float" office:value="396000" calcext:value-type="float">
            <text:p>39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40]/900" office:value-type="float" office:value="440" calcext:value-type="float">
            <text:p>440</text:p>
          </table:table-cell>
        </table:table-row>
        <table:table-row table:style-name="ro1">
          <table:table-cell table:formula="of:=[.C441]/86400" office:value-type="float" office:value="4.59375" calcext:value-type="float">
            <text:p>4.59375</text:p>
          </table:table-cell>
          <table:table-cell table:formula="of:=[.C441]/3600" office:value-type="float" office:value="110.25" calcext:value-type="float">
            <text:p>110.25</text:p>
          </table:table-cell>
          <table:table-cell table:formula="of:=[.C440]+900" office:value-type="float" office:value="396900" calcext:value-type="float">
            <text:p>39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41]/900" office:value-type="float" office:value="441" calcext:value-type="float">
            <text:p>441</text:p>
          </table:table-cell>
        </table:table-row>
        <table:table-row table:style-name="ro1">
          <table:table-cell table:formula="of:=[.C442]/86400" office:value-type="float" office:value="4.60416666666667" calcext:value-type="float">
            <text:p>4.60416666666667</text:p>
          </table:table-cell>
          <table:table-cell table:formula="of:=[.C442]/3600" office:value-type="float" office:value="110.5" calcext:value-type="float">
            <text:p>110.5</text:p>
          </table:table-cell>
          <table:table-cell table:formula="of:=[.C441]+900" office:value-type="float" office:value="397800" calcext:value-type="float">
            <text:p>39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42]/900" office:value-type="float" office:value="442" calcext:value-type="float">
            <text:p>442</text:p>
          </table:table-cell>
        </table:table-row>
        <table:table-row table:style-name="ro1">
          <table:table-cell table:formula="of:=[.C443]/86400" office:value-type="float" office:value="4.61458333333333" calcext:value-type="float">
            <text:p>4.61458333333333</text:p>
          </table:table-cell>
          <table:table-cell table:formula="of:=[.C443]/3600" office:value-type="float" office:value="110.75" calcext:value-type="float">
            <text:p>110.75</text:p>
          </table:table-cell>
          <table:table-cell table:formula="of:=[.C442]+900" office:value-type="float" office:value="398700" calcext:value-type="float">
            <text:p>39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43]/900" office:value-type="float" office:value="443" calcext:value-type="float">
            <text:p>443</text:p>
          </table:table-cell>
        </table:table-row>
        <table:table-row table:style-name="ro1">
          <table:table-cell table:formula="of:=[.C444]/86400" office:value-type="float" office:value="4.625" calcext:value-type="float">
            <text:p>4.625</text:p>
          </table:table-cell>
          <table:table-cell table:formula="of:=[.C444]/3600" office:value-type="float" office:value="111" calcext:value-type="float">
            <text:p>111</text:p>
          </table:table-cell>
          <table:table-cell table:formula="of:=[.C443]+900" office:value-type="float" office:value="399600" calcext:value-type="float">
            <text:p>39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44]/900" office:value-type="float" office:value="444" calcext:value-type="float">
            <text:p>444</text:p>
          </table:table-cell>
        </table:table-row>
        <table:table-row table:style-name="ro1">
          <table:table-cell table:formula="of:=[.C445]/86400" office:value-type="float" office:value="4.63541666666667" calcext:value-type="float">
            <text:p>4.63541666666667</text:p>
          </table:table-cell>
          <table:table-cell table:formula="of:=[.C445]/3600" office:value-type="float" office:value="111.25" calcext:value-type="float">
            <text:p>111.25</text:p>
          </table:table-cell>
          <table:table-cell table:formula="of:=[.C444]+900" office:value-type="float" office:value="400500" calcext:value-type="float">
            <text:p>40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45]/900" office:value-type="float" office:value="445" calcext:value-type="float">
            <text:p>445</text:p>
          </table:table-cell>
        </table:table-row>
        <table:table-row table:style-name="ro1">
          <table:table-cell table:formula="of:=[.C446]/86400" office:value-type="float" office:value="4.64583333333333" calcext:value-type="float">
            <text:p>4.64583333333333</text:p>
          </table:table-cell>
          <table:table-cell table:formula="of:=[.C446]/3600" office:value-type="float" office:value="111.5" calcext:value-type="float">
            <text:p>111.5</text:p>
          </table:table-cell>
          <table:table-cell table:formula="of:=[.C445]+900" office:value-type="float" office:value="401400" calcext:value-type="float">
            <text:p>40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46]/900" office:value-type="float" office:value="446" calcext:value-type="float">
            <text:p>446</text:p>
          </table:table-cell>
        </table:table-row>
        <table:table-row table:style-name="ro1">
          <table:table-cell table:formula="of:=[.C447]/86400" office:value-type="float" office:value="4.65625" calcext:value-type="float">
            <text:p>4.65625</text:p>
          </table:table-cell>
          <table:table-cell table:formula="of:=[.C447]/3600" office:value-type="float" office:value="111.75" calcext:value-type="float">
            <text:p>111.75</text:p>
          </table:table-cell>
          <table:table-cell table:formula="of:=[.C446]+900" office:value-type="float" office:value="402300" calcext:value-type="float">
            <text:p>40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47]/900" office:value-type="float" office:value="447" calcext:value-type="float">
            <text:p>447</text:p>
          </table:table-cell>
        </table:table-row>
        <table:table-row table:style-name="ro1">
          <table:table-cell table:formula="of:=[.C448]/86400" office:value-type="float" office:value="4.66666666666667" calcext:value-type="float">
            <text:p>4.66666666666667</text:p>
          </table:table-cell>
          <table:table-cell table:formula="of:=[.C448]/3600" office:value-type="float" office:value="112" calcext:value-type="float">
            <text:p>112</text:p>
          </table:table-cell>
          <table:table-cell table:formula="of:=[.C447]+900" office:value-type="float" office:value="403200" calcext:value-type="float">
            <text:p>40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48]/900" office:value-type="float" office:value="448" calcext:value-type="float">
            <text:p>448</text:p>
          </table:table-cell>
        </table:table-row>
        <table:table-row table:style-name="ro1">
          <table:table-cell table:formula="of:=[.C449]/86400" office:value-type="float" office:value="4.67708333333333" calcext:value-type="float">
            <text:p>4.67708333333333</text:p>
          </table:table-cell>
          <table:table-cell table:formula="of:=[.C449]/3600" office:value-type="float" office:value="112.25" calcext:value-type="float">
            <text:p>112.25</text:p>
          </table:table-cell>
          <table:table-cell table:formula="of:=[.C448]+900" office:value-type="float" office:value="404100" calcext:value-type="float">
            <text:p>40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49]/900" office:value-type="float" office:value="449" calcext:value-type="float">
            <text:p>449</text:p>
          </table:table-cell>
        </table:table-row>
        <table:table-row table:style-name="ro1">
          <table:table-cell table:formula="of:=[.C450]/86400" office:value-type="float" office:value="4.6875" calcext:value-type="float">
            <text:p>4.6875</text:p>
          </table:table-cell>
          <table:table-cell table:formula="of:=[.C450]/3600" office:value-type="float" office:value="112.5" calcext:value-type="float">
            <text:p>112.5</text:p>
          </table:table-cell>
          <table:table-cell table:formula="of:=[.C449]+900" office:value-type="float" office:value="405000" calcext:value-type="float">
            <text:p>40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50]/900" office:value-type="float" office:value="450" calcext:value-type="float">
            <text:p>450</text:p>
          </table:table-cell>
        </table:table-row>
        <table:table-row table:style-name="ro1">
          <table:table-cell table:formula="of:=[.C451]/86400" office:value-type="float" office:value="4.69791666666667" calcext:value-type="float">
            <text:p>4.69791666666667</text:p>
          </table:table-cell>
          <table:table-cell table:formula="of:=[.C451]/3600" office:value-type="float" office:value="112.75" calcext:value-type="float">
            <text:p>112.75</text:p>
          </table:table-cell>
          <table:table-cell table:formula="of:=[.C450]+900" office:value-type="float" office:value="405900" calcext:value-type="float">
            <text:p>40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51]/900" office:value-type="float" office:value="451" calcext:value-type="float">
            <text:p>451</text:p>
          </table:table-cell>
        </table:table-row>
        <table:table-row table:style-name="ro1">
          <table:table-cell table:formula="of:=[.C452]/86400" office:value-type="float" office:value="4.70833333333333" calcext:value-type="float">
            <text:p>4.70833333333333</text:p>
          </table:table-cell>
          <table:table-cell table:formula="of:=[.C452]/3600" office:value-type="float" office:value="113" calcext:value-type="float">
            <text:p>113</text:p>
          </table:table-cell>
          <table:table-cell table:formula="of:=[.C451]+900" office:value-type="float" office:value="406800" calcext:value-type="float">
            <text:p>40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52]/900" office:value-type="float" office:value="452" calcext:value-type="float">
            <text:p>452</text:p>
          </table:table-cell>
        </table:table-row>
        <table:table-row table:style-name="ro1">
          <table:table-cell table:formula="of:=[.C453]/86400" office:value-type="float" office:value="4.71875" calcext:value-type="float">
            <text:p>4.71875</text:p>
          </table:table-cell>
          <table:table-cell table:formula="of:=[.C453]/3600" office:value-type="float" office:value="113.25" calcext:value-type="float">
            <text:p>113.25</text:p>
          </table:table-cell>
          <table:table-cell table:formula="of:=[.C452]+900" office:value-type="float" office:value="407700" calcext:value-type="float">
            <text:p>40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53]/900" office:value-type="float" office:value="453" calcext:value-type="float">
            <text:p>453</text:p>
          </table:table-cell>
        </table:table-row>
        <table:table-row table:style-name="ro1">
          <table:table-cell table:formula="of:=[.C454]/86400" office:value-type="float" office:value="4.72916666666667" calcext:value-type="float">
            <text:p>4.72916666666667</text:p>
          </table:table-cell>
          <table:table-cell table:formula="of:=[.C454]/3600" office:value-type="float" office:value="113.5" calcext:value-type="float">
            <text:p>113.5</text:p>
          </table:table-cell>
          <table:table-cell table:formula="of:=[.C453]+900" office:value-type="float" office:value="408600" calcext:value-type="float">
            <text:p>40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54]/900" office:value-type="float" office:value="454" calcext:value-type="float">
            <text:p>454</text:p>
          </table:table-cell>
        </table:table-row>
        <table:table-row table:style-name="ro1">
          <table:table-cell table:formula="of:=[.C455]/86400" office:value-type="float" office:value="4.73958333333333" calcext:value-type="float">
            <text:p>4.73958333333333</text:p>
          </table:table-cell>
          <table:table-cell table:formula="of:=[.C455]/3600" office:value-type="float" office:value="113.75" calcext:value-type="float">
            <text:p>113.75</text:p>
          </table:table-cell>
          <table:table-cell table:formula="of:=[.C454]+900" office:value-type="float" office:value="409500" calcext:value-type="float">
            <text:p>40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55]/900" office:value-type="float" office:value="455" calcext:value-type="float">
            <text:p>455</text:p>
          </table:table-cell>
        </table:table-row>
        <table:table-row table:style-name="ro1">
          <table:table-cell table:formula="of:=[.C456]/86400" office:value-type="float" office:value="4.75" calcext:value-type="float">
            <text:p>4.75</text:p>
          </table:table-cell>
          <table:table-cell table:formula="of:=[.C456]/3600" office:value-type="float" office:value="114" calcext:value-type="float">
            <text:p>114</text:p>
          </table:table-cell>
          <table:table-cell table:formula="of:=[.C455]+900" office:value-type="float" office:value="410400" calcext:value-type="float">
            <text:p>41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56]/900" office:value-type="float" office:value="456" calcext:value-type="float">
            <text:p>456</text:p>
          </table:table-cell>
        </table:table-row>
        <table:table-row table:style-name="ro1">
          <table:table-cell table:formula="of:=[.C457]/86400" office:value-type="float" office:value="4.76041666666667" calcext:value-type="float">
            <text:p>4.76041666666667</text:p>
          </table:table-cell>
          <table:table-cell table:formula="of:=[.C457]/3600" office:value-type="float" office:value="114.25" calcext:value-type="float">
            <text:p>114.25</text:p>
          </table:table-cell>
          <table:table-cell table:formula="of:=[.C456]+900" office:value-type="float" office:value="411300" calcext:value-type="float">
            <text:p>411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5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57]/900" office:value-type="float" office:value="457" calcext:value-type="float">
            <text:p>457</text:p>
          </table:table-cell>
        </table:table-row>
        <table:table-row table:style-name="ro1">
          <table:table-cell table:formula="of:=[.C458]/86400" office:value-type="float" office:value="4.77083333333333" calcext:value-type="float">
            <text:p>4.77083333333333</text:p>
          </table:table-cell>
          <table:table-cell table:formula="of:=[.C458]/3600" office:value-type="float" office:value="114.5" calcext:value-type="float">
            <text:p>114.5</text:p>
          </table:table-cell>
          <table:table-cell table:formula="of:=[.C457]+900" office:value-type="float" office:value="412200" calcext:value-type="float">
            <text:p>412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5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58]/900" office:value-type="float" office:value="458" calcext:value-type="float">
            <text:p>458</text:p>
          </table:table-cell>
        </table:table-row>
        <table:table-row table:style-name="ro1">
          <table:table-cell table:formula="of:=[.C459]/86400" office:value-type="float" office:value="4.78125" calcext:value-type="float">
            <text:p>4.78125</text:p>
          </table:table-cell>
          <table:table-cell table:formula="of:=[.C459]/3600" office:value-type="float" office:value="114.75" calcext:value-type="float">
            <text:p>114.75</text:p>
          </table:table-cell>
          <table:table-cell table:formula="of:=[.C458]+900" office:value-type="float" office:value="413100" calcext:value-type="float">
            <text:p>413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5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59]/900" office:value-type="float" office:value="459" calcext:value-type="float">
            <text:p>459</text:p>
          </table:table-cell>
        </table:table-row>
        <table:table-row table:style-name="ro1">
          <table:table-cell table:formula="of:=[.C460]/86400" office:value-type="float" office:value="4.79166666666667" calcext:value-type="float">
            <text:p>4.79166666666667</text:p>
          </table:table-cell>
          <table:table-cell table:formula="of:=[.C460]/3600" office:value-type="float" office:value="115" calcext:value-type="float">
            <text:p>115</text:p>
          </table:table-cell>
          <table:table-cell table:formula="of:=[.C459]+900" office:value-type="float" office:value="414000" calcext:value-type="float">
            <text:p>414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60]/900" office:value-type="float" office:value="460" calcext:value-type="float">
            <text:p>460</text:p>
          </table:table-cell>
        </table:table-row>
        <table:table-row table:style-name="ro1">
          <table:table-cell table:formula="of:=[.C461]/86400" office:value-type="float" office:value="4.80208333333333" calcext:value-type="float">
            <text:p>4.80208333333333</text:p>
          </table:table-cell>
          <table:table-cell table:formula="of:=[.C461]/3600" office:value-type="float" office:value="115.25" calcext:value-type="float">
            <text:p>115.25</text:p>
          </table:table-cell>
          <table:table-cell table:formula="of:=[.C460]+900" office:value-type="float" office:value="414900" calcext:value-type="float">
            <text:p>414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61]/900" office:value-type="float" office:value="461" calcext:value-type="float">
            <text:p>461</text:p>
          </table:table-cell>
        </table:table-row>
        <table:table-row table:style-name="ro1">
          <table:table-cell table:formula="of:=[.C462]/86400" office:value-type="float" office:value="4.8125" calcext:value-type="float">
            <text:p>4.8125</text:p>
          </table:table-cell>
          <table:table-cell table:formula="of:=[.C462]/3600" office:value-type="float" office:value="115.5" calcext:value-type="float">
            <text:p>115.5</text:p>
          </table:table-cell>
          <table:table-cell table:formula="of:=[.C461]+900" office:value-type="float" office:value="415800" calcext:value-type="float">
            <text:p>415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62]/900" office:value-type="float" office:value="462" calcext:value-type="float">
            <text:p>462</text:p>
          </table:table-cell>
        </table:table-row>
        <table:table-row table:style-name="ro1">
          <table:table-cell table:formula="of:=[.C463]/86400" office:value-type="float" office:value="4.82291666666667" calcext:value-type="float">
            <text:p>4.82291666666667</text:p>
          </table:table-cell>
          <table:table-cell table:formula="of:=[.C463]/3600" office:value-type="float" office:value="115.75" calcext:value-type="float">
            <text:p>115.75</text:p>
          </table:table-cell>
          <table:table-cell table:formula="of:=[.C462]+900" office:value-type="float" office:value="416700" calcext:value-type="float">
            <text:p>416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63]/900" office:value-type="float" office:value="463" calcext:value-type="float">
            <text:p>463</text:p>
          </table:table-cell>
        </table:table-row>
        <table:table-row table:style-name="ro1">
          <table:table-cell table:formula="of:=[.C464]/86400" office:value-type="float" office:value="4.83333333333333" calcext:value-type="float">
            <text:p>4.83333333333333</text:p>
          </table:table-cell>
          <table:table-cell table:formula="of:=[.C464]/3600" office:value-type="float" office:value="116" calcext:value-type="float">
            <text:p>116</text:p>
          </table:table-cell>
          <table:table-cell table:formula="of:=[.C463]+900" office:value-type="float" office:value="417600" calcext:value-type="float">
            <text:p>417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64]/900" office:value-type="float" office:value="464" calcext:value-type="float">
            <text:p>464</text:p>
          </table:table-cell>
        </table:table-row>
        <table:table-row table:style-name="ro1">
          <table:table-cell table:formula="of:=[.C465]/86400" office:value-type="float" office:value="4.84375" calcext:value-type="float">
            <text:p>4.84375</text:p>
          </table:table-cell>
          <table:table-cell table:formula="of:=[.C465]/3600" office:value-type="float" office:value="116.25" calcext:value-type="float">
            <text:p>116.25</text:p>
          </table:table-cell>
          <table:table-cell table:formula="of:=[.C464]+900" office:value-type="float" office:value="418500" calcext:value-type="float">
            <text:p>418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65]/900" office:value-type="float" office:value="465" calcext:value-type="float">
            <text:p>465</text:p>
          </table:table-cell>
        </table:table-row>
        <table:table-row table:style-name="ro1">
          <table:table-cell table:formula="of:=[.C466]/86400" office:value-type="float" office:value="4.85416666666667" calcext:value-type="float">
            <text:p>4.85416666666667</text:p>
          </table:table-cell>
          <table:table-cell table:formula="of:=[.C466]/3600" office:value-type="float" office:value="116.5" calcext:value-type="float">
            <text:p>116.5</text:p>
          </table:table-cell>
          <table:table-cell table:formula="of:=[.C465]+900" office:value-type="float" office:value="419400" calcext:value-type="float">
            <text:p>419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66]/900" office:value-type="float" office:value="466" calcext:value-type="float">
            <text:p>466</text:p>
          </table:table-cell>
        </table:table-row>
        <table:table-row table:style-name="ro1">
          <table:table-cell table:formula="of:=[.C467]/86400" office:value-type="float" office:value="4.86458333333333" calcext:value-type="float">
            <text:p>4.86458333333333</text:p>
          </table:table-cell>
          <table:table-cell table:formula="of:=[.C467]/3600" office:value-type="float" office:value="116.75" calcext:value-type="float">
            <text:p>116.75</text:p>
          </table:table-cell>
          <table:table-cell table:formula="of:=[.C466]+900" office:value-type="float" office:value="420300" calcext:value-type="float">
            <text:p>420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67]/900" office:value-type="float" office:value="467" calcext:value-type="float">
            <text:p>467</text:p>
          </table:table-cell>
        </table:table-row>
        <table:table-row table:style-name="ro1">
          <table:table-cell table:formula="of:=[.C468]/86400" office:value-type="float" office:value="4.875" calcext:value-type="float">
            <text:p>4.875</text:p>
          </table:table-cell>
          <table:table-cell table:formula="of:=[.C468]/3600" office:value-type="float" office:value="117" calcext:value-type="float">
            <text:p>117</text:p>
          </table:table-cell>
          <table:table-cell table:formula="of:=[.C467]+900" office:value-type="float" office:value="421200" calcext:value-type="float">
            <text:p>421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68]/900" office:value-type="float" office:value="468" calcext:value-type="float">
            <text:p>468</text:p>
          </table:table-cell>
        </table:table-row>
        <table:table-row table:style-name="ro1">
          <table:table-cell table:formula="of:=[.C469]/86400" office:value-type="float" office:value="4.88541666666667" calcext:value-type="float">
            <text:p>4.88541666666667</text:p>
          </table:table-cell>
          <table:table-cell table:formula="of:=[.C469]/3600" office:value-type="float" office:value="117.25" calcext:value-type="float">
            <text:p>117.25</text:p>
          </table:table-cell>
          <table:table-cell table:formula="of:=[.C468]+900" office:value-type="float" office:value="422100" calcext:value-type="float">
            <text:p>422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69]/900" office:value-type="float" office:value="469" calcext:value-type="float">
            <text:p>469</text:p>
          </table:table-cell>
        </table:table-row>
        <table:table-row table:style-name="ro1">
          <table:table-cell table:formula="of:=[.C470]/86400" office:value-type="float" office:value="4.89583333333333" calcext:value-type="float">
            <text:p>4.89583333333333</text:p>
          </table:table-cell>
          <table:table-cell table:formula="of:=[.C470]/3600" office:value-type="float" office:value="117.5" calcext:value-type="float">
            <text:p>117.5</text:p>
          </table:table-cell>
          <table:table-cell table:formula="of:=[.C469]+900" office:value-type="float" office:value="423000" calcext:value-type="float">
            <text:p>42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70]/900" office:value-type="float" office:value="470" calcext:value-type="float">
            <text:p>470</text:p>
          </table:table-cell>
        </table:table-row>
        <table:table-row table:style-name="ro1">
          <table:table-cell table:formula="of:=[.C471]/86400" office:value-type="float" office:value="4.90625" calcext:value-type="float">
            <text:p>4.90625</text:p>
          </table:table-cell>
          <table:table-cell table:formula="of:=[.C471]/3600" office:value-type="float" office:value="117.75" calcext:value-type="float">
            <text:p>117.75</text:p>
          </table:table-cell>
          <table:table-cell table:formula="of:=[.C470]+900" office:value-type="float" office:value="423900" calcext:value-type="float">
            <text:p>423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71]/900" office:value-type="float" office:value="471" calcext:value-type="float">
            <text:p>471</text:p>
          </table:table-cell>
        </table:table-row>
        <table:table-row table:style-name="ro1">
          <table:table-cell table:formula="of:=[.C472]/86400" office:value-type="float" office:value="4.91666666666667" calcext:value-type="float">
            <text:p>4.91666666666667</text:p>
          </table:table-cell>
          <table:table-cell table:formula="of:=[.C472]/3600" office:value-type="float" office:value="118" calcext:value-type="float">
            <text:p>118</text:p>
          </table:table-cell>
          <table:table-cell table:formula="of:=[.C471]+900" office:value-type="float" office:value="424800" calcext:value-type="float">
            <text:p>424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72]/900" office:value-type="float" office:value="472" calcext:value-type="float">
            <text:p>472</text:p>
          </table:table-cell>
        </table:table-row>
        <table:table-row table:style-name="ro1">
          <table:table-cell table:formula="of:=[.C473]/86400" office:value-type="float" office:value="4.92708333333333" calcext:value-type="float">
            <text:p>4.92708333333333</text:p>
          </table:table-cell>
          <table:table-cell table:formula="of:=[.C473]/3600" office:value-type="float" office:value="118.25" calcext:value-type="float">
            <text:p>118.25</text:p>
          </table:table-cell>
          <table:table-cell table:formula="of:=[.C472]+900" office:value-type="float" office:value="425700" calcext:value-type="float">
            <text:p>425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73]/900" office:value-type="float" office:value="473" calcext:value-type="float">
            <text:p>473</text:p>
          </table:table-cell>
        </table:table-row>
        <table:table-row table:style-name="ro1">
          <table:table-cell table:formula="of:=[.C474]/86400" office:value-type="float" office:value="4.9375" calcext:value-type="float">
            <text:p>4.9375</text:p>
          </table:table-cell>
          <table:table-cell table:formula="of:=[.C474]/3600" office:value-type="float" office:value="118.5" calcext:value-type="float">
            <text:p>118.5</text:p>
          </table:table-cell>
          <table:table-cell table:formula="of:=[.C473]+900" office:value-type="float" office:value="426600" calcext:value-type="float">
            <text:p>426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74]/900" office:value-type="float" office:value="474" calcext:value-type="float">
            <text:p>474</text:p>
          </table:table-cell>
        </table:table-row>
        <table:table-row table:style-name="ro1">
          <table:table-cell table:formula="of:=[.C475]/86400" office:value-type="float" office:value="4.94791666666667" calcext:value-type="float">
            <text:p>4.94791666666667</text:p>
          </table:table-cell>
          <table:table-cell table:formula="of:=[.C475]/3600" office:value-type="float" office:value="118.75" calcext:value-type="float">
            <text:p>118.75</text:p>
          </table:table-cell>
          <table:table-cell table:formula="of:=[.C474]+900" office:value-type="float" office:value="427500" calcext:value-type="float">
            <text:p>427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75]/900" office:value-type="float" office:value="475" calcext:value-type="float">
            <text:p>475</text:p>
          </table:table-cell>
        </table:table-row>
        <table:table-row table:style-name="ro1">
          <table:table-cell table:formula="of:=[.C476]/86400" office:value-type="float" office:value="4.95833333333333" calcext:value-type="float">
            <text:p>4.95833333333333</text:p>
          </table:table-cell>
          <table:table-cell table:formula="of:=[.C476]/3600" office:value-type="float" office:value="119" calcext:value-type="float">
            <text:p>119</text:p>
          </table:table-cell>
          <table:table-cell table:formula="of:=[.C475]+900" office:value-type="float" office:value="428400" calcext:value-type="float">
            <text:p>428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76]/900" office:value-type="float" office:value="476" calcext:value-type="float">
            <text:p>476</text:p>
          </table:table-cell>
        </table:table-row>
        <table:table-row table:style-name="ro1">
          <table:table-cell table:formula="of:=[.C477]/86400" office:value-type="float" office:value="4.96875" calcext:value-type="float">
            <text:p>4.96875</text:p>
          </table:table-cell>
          <table:table-cell table:formula="of:=[.C477]/3600" office:value-type="float" office:value="119.25" calcext:value-type="float">
            <text:p>119.25</text:p>
          </table:table-cell>
          <table:table-cell table:formula="of:=[.C476]+900" office:value-type="float" office:value="429300" calcext:value-type="float">
            <text:p>429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77]/900" office:value-type="float" office:value="477" calcext:value-type="float">
            <text:p>477</text:p>
          </table:table-cell>
        </table:table-row>
        <table:table-row table:style-name="ro1">
          <table:table-cell table:formula="of:=[.C478]/86400" office:value-type="float" office:value="4.97916666666667" calcext:value-type="float">
            <text:p>4.97916666666667</text:p>
          </table:table-cell>
          <table:table-cell table:formula="of:=[.C478]/3600" office:value-type="float" office:value="119.5" calcext:value-type="float">
            <text:p>119.5</text:p>
          </table:table-cell>
          <table:table-cell table:formula="of:=[.C477]+900" office:value-type="float" office:value="430200" calcext:value-type="float">
            <text:p>430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78]/900" office:value-type="float" office:value="478" calcext:value-type="float">
            <text:p>478</text:p>
          </table:table-cell>
        </table:table-row>
        <table:table-row table:style-name="ro1">
          <table:table-cell table:formula="of:=[.C479]/86400" office:value-type="float" office:value="4.98958333333333" calcext:value-type="float">
            <text:p>4.98958333333333</text:p>
          </table:table-cell>
          <table:table-cell table:formula="of:=[.C479]/3600" office:value-type="float" office:value="119.75" calcext:value-type="float">
            <text:p>119.75</text:p>
          </table:table-cell>
          <table:table-cell table:formula="of:=[.C478]+900" office:value-type="float" office:value="431100" calcext:value-type="float">
            <text:p>431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79]/900" office:value-type="float" office:value="479" calcext:value-type="float">
            <text:p>479</text:p>
          </table:table-cell>
        </table:table-row>
        <table:table-row table:style-name="ro1">
          <table:table-cell table:formula="of:=[.C480]/86400" office:value-type="float" office:value="5" calcext:value-type="float">
            <text:p>5</text:p>
          </table:table-cell>
          <table:table-cell table:formula="of:=[.C480]/3600" office:value-type="float" office:value="120" calcext:value-type="float">
            <text:p>120</text:p>
          </table:table-cell>
          <table:table-cell table:formula="of:=[.C479]+900" office:value-type="float" office:value="432000" calcext:value-type="float">
            <text:p>43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8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80]/900" office:value-type="float" office:value="480" calcext:value-type="float">
            <text:p>480</text:p>
          </table:table-cell>
        </table:table-row>
        <table:table-row table:style-name="ro1">
          <table:table-cell table:formula="of:=[.C481]/86400" office:value-type="float" office:value="5.01041666666667" calcext:value-type="float">
            <text:p>5.01041666666667</text:p>
          </table:table-cell>
          <table:table-cell table:formula="of:=[.C481]/3600" office:value-type="float" office:value="120.25" calcext:value-type="float">
            <text:p>120.25</text:p>
          </table:table-cell>
          <table:table-cell table:formula="of:=[.C480]+900" office:value-type="float" office:value="432900" calcext:value-type="float">
            <text:p>432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8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81]/900" office:value-type="float" office:value="481" calcext:value-type="float">
            <text:p>481</text:p>
          </table:table-cell>
        </table:table-row>
        <table:table-row table:style-name="ro1">
          <table:table-cell table:formula="of:=[.C482]/86400" office:value-type="float" office:value="5.02083333333333" calcext:value-type="float">
            <text:p>5.02083333333333</text:p>
          </table:table-cell>
          <table:table-cell table:formula="of:=[.C482]/3600" office:value-type="float" office:value="120.5" calcext:value-type="float">
            <text:p>120.5</text:p>
          </table:table-cell>
          <table:table-cell table:formula="of:=[.C481]+900" office:value-type="float" office:value="433800" calcext:value-type="float">
            <text:p>433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8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82]/900" office:value-type="float" office:value="482" calcext:value-type="float">
            <text:p>482</text:p>
          </table:table-cell>
        </table:table-row>
        <table:table-row table:style-name="ro1">
          <table:table-cell table:formula="of:=[.C483]/86400" office:value-type="float" office:value="5.03125" calcext:value-type="float">
            <text:p>5.03125</text:p>
          </table:table-cell>
          <table:table-cell table:formula="of:=[.C483]/3600" office:value-type="float" office:value="120.75" calcext:value-type="float">
            <text:p>120.75</text:p>
          </table:table-cell>
          <table:table-cell table:formula="of:=[.C482]+900" office:value-type="float" office:value="434700" calcext:value-type="float">
            <text:p>434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8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83]/900" office:value-type="float" office:value="483" calcext:value-type="float">
            <text:p>483</text:p>
          </table:table-cell>
        </table:table-row>
        <table:table-row table:style-name="ro1">
          <table:table-cell table:formula="of:=[.C484]/86400" office:value-type="float" office:value="5.04166666666667" calcext:value-type="float">
            <text:p>5.04166666666667</text:p>
          </table:table-cell>
          <table:table-cell table:formula="of:=[.C484]/3600" office:value-type="float" office:value="121" calcext:value-type="float">
            <text:p>121</text:p>
          </table:table-cell>
          <table:table-cell table:formula="of:=[.C483]+900" office:value-type="float" office:value="435600" calcext:value-type="float">
            <text:p>435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8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84]/900" office:value-type="float" office:value="484" calcext:value-type="float">
            <text:p>484</text:p>
          </table:table-cell>
        </table:table-row>
        <table:table-row table:style-name="ro1">
          <table:table-cell table:formula="of:=[.C485]/86400" office:value-type="float" office:value="5.05208333333333" calcext:value-type="float">
            <text:p>5.05208333333333</text:p>
          </table:table-cell>
          <table:table-cell table:formula="of:=[.C485]/3600" office:value-type="float" office:value="121.25" calcext:value-type="float">
            <text:p>121.25</text:p>
          </table:table-cell>
          <table:table-cell table:formula="of:=[.C484]+900" office:value-type="float" office:value="436500" calcext:value-type="float">
            <text:p>43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8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85]/900" office:value-type="float" office:value="485" calcext:value-type="float">
            <text:p>485</text:p>
          </table:table-cell>
        </table:table-row>
        <table:table-row table:style-name="ro1">
          <table:table-cell table:formula="of:=[.C486]/86400" office:value-type="float" office:value="5.0625" calcext:value-type="float">
            <text:p>5.0625</text:p>
          </table:table-cell>
          <table:table-cell table:formula="of:=[.C486]/3600" office:value-type="float" office:value="121.5" calcext:value-type="float">
            <text:p>121.5</text:p>
          </table:table-cell>
          <table:table-cell table:formula="of:=[.C485]+900" office:value-type="float" office:value="437400" calcext:value-type="float">
            <text:p>437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8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86]/900" office:value-type="float" office:value="486" calcext:value-type="float">
            <text:p>486</text:p>
          </table:table-cell>
        </table:table-row>
        <table:table-row table:style-name="ro1">
          <table:table-cell table:formula="of:=[.C487]/86400" office:value-type="float" office:value="5.07291666666667" calcext:value-type="float">
            <text:p>5.07291666666667</text:p>
          </table:table-cell>
          <table:table-cell table:formula="of:=[.C487]/3600" office:value-type="float" office:value="121.75" calcext:value-type="float">
            <text:p>121.75</text:p>
          </table:table-cell>
          <table:table-cell table:formula="of:=[.C486]+900" office:value-type="float" office:value="438300" calcext:value-type="float">
            <text:p>438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8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87]/900" office:value-type="float" office:value="487" calcext:value-type="float">
            <text:p>487</text:p>
          </table:table-cell>
        </table:table-row>
        <table:table-row table:style-name="ro1">
          <table:table-cell table:formula="of:=[.C488]/86400" office:value-type="float" office:value="5.08333333333333" calcext:value-type="float">
            <text:p>5.08333333333333</text:p>
          </table:table-cell>
          <table:table-cell table:formula="of:=[.C488]/3600" office:value-type="float" office:value="122" calcext:value-type="float">
            <text:p>122</text:p>
          </table:table-cell>
          <table:table-cell table:formula="of:=[.C487]+900" office:value-type="float" office:value="439200" calcext:value-type="float">
            <text:p>439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8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88]/900" office:value-type="float" office:value="488" calcext:value-type="float">
            <text:p>488</text:p>
          </table:table-cell>
        </table:table-row>
        <table:table-row table:style-name="ro1">
          <table:table-cell table:formula="of:=[.C489]/86400" office:value-type="float" office:value="5.09375" calcext:value-type="float">
            <text:p>5.09375</text:p>
          </table:table-cell>
          <table:table-cell table:formula="of:=[.C489]/3600" office:value-type="float" office:value="122.25" calcext:value-type="float">
            <text:p>122.25</text:p>
          </table:table-cell>
          <table:table-cell table:formula="of:=[.C488]+900" office:value-type="float" office:value="440100" calcext:value-type="float">
            <text:p>440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8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89]/900" office:value-type="float" office:value="489" calcext:value-type="float">
            <text:p>489</text:p>
          </table:table-cell>
        </table:table-row>
        <table:table-row table:style-name="ro1">
          <table:table-cell table:formula="of:=[.C490]/86400" office:value-type="float" office:value="5.10416666666667" calcext:value-type="float">
            <text:p>5.10416666666667</text:p>
          </table:table-cell>
          <table:table-cell table:formula="of:=[.C490]/3600" office:value-type="float" office:value="122.5" calcext:value-type="float">
            <text:p>122.5</text:p>
          </table:table-cell>
          <table:table-cell table:formula="of:=[.C489]+900" office:value-type="float" office:value="441000" calcext:value-type="float">
            <text:p>44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9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90]/900" office:value-type="float" office:value="490" calcext:value-type="float">
            <text:p>490</text:p>
          </table:table-cell>
        </table:table-row>
        <table:table-row table:style-name="ro1">
          <table:table-cell table:formula="of:=[.C491]/86400" office:value-type="float" office:value="5.11458333333333" calcext:value-type="float">
            <text:p>5.11458333333333</text:p>
          </table:table-cell>
          <table:table-cell table:formula="of:=[.C491]/3600" office:value-type="float" office:value="122.75" calcext:value-type="float">
            <text:p>122.75</text:p>
          </table:table-cell>
          <table:table-cell table:formula="of:=[.C490]+900" office:value-type="float" office:value="441900" calcext:value-type="float">
            <text:p>441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9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91]/900" office:value-type="float" office:value="491" calcext:value-type="float">
            <text:p>491</text:p>
          </table:table-cell>
        </table:table-row>
        <table:table-row table:style-name="ro1">
          <table:table-cell table:formula="of:=[.C492]/86400" office:value-type="float" office:value="5.125" calcext:value-type="float">
            <text:p>5.125</text:p>
          </table:table-cell>
          <table:table-cell table:formula="of:=[.C492]/3600" office:value-type="float" office:value="123" calcext:value-type="float">
            <text:p>123</text:p>
          </table:table-cell>
          <table:table-cell table:formula="of:=[.C491]+900" office:value-type="float" office:value="442800" calcext:value-type="float">
            <text:p>442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9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92]/900" office:value-type="float" office:value="492" calcext:value-type="float">
            <text:p>492</text:p>
          </table:table-cell>
        </table:table-row>
        <table:table-row table:style-name="ro1">
          <table:table-cell table:formula="of:=[.C493]/86400" office:value-type="float" office:value="5.13541666666667" calcext:value-type="float">
            <text:p>5.13541666666667</text:p>
          </table:table-cell>
          <table:table-cell table:formula="of:=[.C493]/3600" office:value-type="float" office:value="123.25" calcext:value-type="float">
            <text:p>123.25</text:p>
          </table:table-cell>
          <table:table-cell table:formula="of:=[.C492]+900" office:value-type="float" office:value="443700" calcext:value-type="float">
            <text:p>443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9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93]/900" office:value-type="float" office:value="493" calcext:value-type="float">
            <text:p>493</text:p>
          </table:table-cell>
        </table:table-row>
        <table:table-row table:style-name="ro1">
          <table:table-cell table:formula="of:=[.C494]/86400" office:value-type="float" office:value="5.14583333333333" calcext:value-type="float">
            <text:p>5.14583333333333</text:p>
          </table:table-cell>
          <table:table-cell table:formula="of:=[.C494]/3600" office:value-type="float" office:value="123.5" calcext:value-type="float">
            <text:p>123.5</text:p>
          </table:table-cell>
          <table:table-cell table:formula="of:=[.C493]+900" office:value-type="float" office:value="444600" calcext:value-type="float">
            <text:p>444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9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94]/900" office:value-type="float" office:value="494" calcext:value-type="float">
            <text:p>494</text:p>
          </table:table-cell>
        </table:table-row>
        <table:table-row table:style-name="ro1">
          <table:table-cell table:formula="of:=[.C495]/86400" office:value-type="float" office:value="5.15625" calcext:value-type="float">
            <text:p>5.15625</text:p>
          </table:table-cell>
          <table:table-cell table:formula="of:=[.C495]/3600" office:value-type="float" office:value="123.75" calcext:value-type="float">
            <text:p>123.75</text:p>
          </table:table-cell>
          <table:table-cell table:formula="of:=[.C494]+900" office:value-type="float" office:value="445500" calcext:value-type="float">
            <text:p>445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9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95]/900" office:value-type="float" office:value="495" calcext:value-type="float">
            <text:p>495</text:p>
          </table:table-cell>
        </table:table-row>
        <table:table-row table:style-name="ro1">
          <table:table-cell table:formula="of:=[.C496]/86400" office:value-type="float" office:value="5.16666666666667" calcext:value-type="float">
            <text:p>5.16666666666667</text:p>
          </table:table-cell>
          <table:table-cell table:formula="of:=[.C496]/3600" office:value-type="float" office:value="124" calcext:value-type="float">
            <text:p>124</text:p>
          </table:table-cell>
          <table:table-cell table:formula="of:=[.C495]+900" office:value-type="float" office:value="446400" calcext:value-type="float">
            <text:p>446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9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96]/900" office:value-type="float" office:value="496" calcext:value-type="float">
            <text:p>496</text:p>
          </table:table-cell>
        </table:table-row>
        <table:table-row table:style-name="ro1">
          <table:table-cell table:formula="of:=[.C497]/86400" office:value-type="float" office:value="5.17708333333333" calcext:value-type="float">
            <text:p>5.17708333333333</text:p>
          </table:table-cell>
          <table:table-cell table:formula="of:=[.C497]/3600" office:value-type="float" office:value="124.25" calcext:value-type="float">
            <text:p>124.25</text:p>
          </table:table-cell>
          <table:table-cell table:formula="of:=[.C496]+900" office:value-type="float" office:value="447300" calcext:value-type="float">
            <text:p>447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9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97]/900" office:value-type="float" office:value="497" calcext:value-type="float">
            <text:p>497</text:p>
          </table:table-cell>
        </table:table-row>
        <table:table-row table:style-name="ro1">
          <table:table-cell table:formula="of:=[.C498]/86400" office:value-type="float" office:value="5.1875" calcext:value-type="float">
            <text:p>5.1875</text:p>
          </table:table-cell>
          <table:table-cell table:formula="of:=[.C498]/3600" office:value-type="float" office:value="124.5" calcext:value-type="float">
            <text:p>124.5</text:p>
          </table:table-cell>
          <table:table-cell table:formula="of:=[.C497]+900" office:value-type="float" office:value="448200" calcext:value-type="float">
            <text:p>448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9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98]/900" office:value-type="float" office:value="498" calcext:value-type="float">
            <text:p>498</text:p>
          </table:table-cell>
        </table:table-row>
        <table:table-row table:style-name="ro1">
          <table:table-cell table:formula="of:=[.C499]/86400" office:value-type="float" office:value="5.19791666666667" calcext:value-type="float">
            <text:p>5.19791666666667</text:p>
          </table:table-cell>
          <table:table-cell table:formula="of:=[.C499]/3600" office:value-type="float" office:value="124.75" calcext:value-type="float">
            <text:p>124.75</text:p>
          </table:table-cell>
          <table:table-cell table:formula="of:=[.C498]+900" office:value-type="float" office:value="449100" calcext:value-type="float">
            <text:p>449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9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499]/900" office:value-type="float" office:value="499" calcext:value-type="float">
            <text:p>499</text:p>
          </table:table-cell>
        </table:table-row>
        <table:table-row table:style-name="ro1">
          <table:table-cell table:formula="of:=[.C500]/86400" office:value-type="float" office:value="5.20833333333333" calcext:value-type="float">
            <text:p>5.20833333333333</text:p>
          </table:table-cell>
          <table:table-cell table:formula="of:=[.C500]/3600" office:value-type="float" office:value="125" calcext:value-type="float">
            <text:p>125</text:p>
          </table:table-cell>
          <table:table-cell table:formula="of:=[.C499]+900" office:value-type="float" office:value="450000" calcext:value-type="float">
            <text:p>45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0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00]/900" office:value-type="float" office:value="500" calcext:value-type="float">
            <text:p>500</text:p>
          </table:table-cell>
        </table:table-row>
        <table:table-row table:style-name="ro1">
          <table:table-cell table:formula="of:=[.C501]/86400" office:value-type="float" office:value="5.21875" calcext:value-type="float">
            <text:p>5.21875</text:p>
          </table:table-cell>
          <table:table-cell table:formula="of:=[.C501]/3600" office:value-type="float" office:value="125.25" calcext:value-type="float">
            <text:p>125.25</text:p>
          </table:table-cell>
          <table:table-cell table:formula="of:=[.C500]+900" office:value-type="float" office:value="450900" calcext:value-type="float">
            <text:p>450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0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01]/900" office:value-type="float" office:value="501" calcext:value-type="float">
            <text:p>501</text:p>
          </table:table-cell>
        </table:table-row>
        <table:table-row table:style-name="ro1">
          <table:table-cell table:formula="of:=[.C502]/86400" office:value-type="float" office:value="5.22916666666667" calcext:value-type="float">
            <text:p>5.22916666666667</text:p>
          </table:table-cell>
          <table:table-cell table:formula="of:=[.C502]/3600" office:value-type="float" office:value="125.5" calcext:value-type="float">
            <text:p>125.5</text:p>
          </table:table-cell>
          <table:table-cell table:formula="of:=[.C501]+900" office:value-type="float" office:value="451800" calcext:value-type="float">
            <text:p>451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0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02]/900" office:value-type="float" office:value="502" calcext:value-type="float">
            <text:p>502</text:p>
          </table:table-cell>
        </table:table-row>
        <table:table-row table:style-name="ro1">
          <table:table-cell table:formula="of:=[.C503]/86400" office:value-type="float" office:value="5.23958333333333" calcext:value-type="float">
            <text:p>5.23958333333333</text:p>
          </table:table-cell>
          <table:table-cell table:formula="of:=[.C503]/3600" office:value-type="float" office:value="125.75" calcext:value-type="float">
            <text:p>125.75</text:p>
          </table:table-cell>
          <table:table-cell table:formula="of:=[.C502]+900" office:value-type="float" office:value="452700" calcext:value-type="float">
            <text:p>452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0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03]/900" office:value-type="float" office:value="503" calcext:value-type="float">
            <text:p>503</text:p>
          </table:table-cell>
        </table:table-row>
        <table:table-row table:style-name="ro1">
          <table:table-cell table:formula="of:=[.C504]/86400" office:value-type="float" office:value="5.25" calcext:value-type="float">
            <text:p>5.25</text:p>
          </table:table-cell>
          <table:table-cell table:formula="of:=[.C504]/3600" office:value-type="float" office:value="126" calcext:value-type="float">
            <text:p>126</text:p>
          </table:table-cell>
          <table:table-cell table:formula="of:=[.C503]+900" office:value-type="float" office:value="453600" calcext:value-type="float">
            <text:p>453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0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04]/900" office:value-type="float" office:value="504" calcext:value-type="float">
            <text:p>504</text:p>
          </table:table-cell>
        </table:table-row>
        <table:table-row table:style-name="ro1">
          <table:table-cell table:formula="of:=[.C505]/86400" office:value-type="float" office:value="5.26041666666667" calcext:value-type="float">
            <text:p>5.26041666666667</text:p>
          </table:table-cell>
          <table:table-cell table:formula="of:=[.C505]/3600" office:value-type="float" office:value="126.25" calcext:value-type="float">
            <text:p>126.25</text:p>
          </table:table-cell>
          <table:table-cell table:formula="of:=[.C504]+900" office:value-type="float" office:value="454500" calcext:value-type="float">
            <text:p>454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0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05]/900" office:value-type="float" office:value="505" calcext:value-type="float">
            <text:p>505</text:p>
          </table:table-cell>
        </table:table-row>
        <table:table-row table:style-name="ro1">
          <table:table-cell table:formula="of:=[.C506]/86400" office:value-type="float" office:value="5.27083333333333" calcext:value-type="float">
            <text:p>5.27083333333333</text:p>
          </table:table-cell>
          <table:table-cell table:formula="of:=[.C506]/3600" office:value-type="float" office:value="126.5" calcext:value-type="float">
            <text:p>126.5</text:p>
          </table:table-cell>
          <table:table-cell table:formula="of:=[.C505]+900" office:value-type="float" office:value="455400" calcext:value-type="float">
            <text:p>455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0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06]/900" office:value-type="float" office:value="506" calcext:value-type="float">
            <text:p>506</text:p>
          </table:table-cell>
        </table:table-row>
        <table:table-row table:style-name="ro1">
          <table:table-cell table:formula="of:=[.C507]/86400" office:value-type="float" office:value="5.28125" calcext:value-type="float">
            <text:p>5.28125</text:p>
          </table:table-cell>
          <table:table-cell table:formula="of:=[.C507]/3600" office:value-type="float" office:value="126.75" calcext:value-type="float">
            <text:p>126.75</text:p>
          </table:table-cell>
          <table:table-cell table:formula="of:=[.C506]+900" office:value-type="float" office:value="456300" calcext:value-type="float">
            <text:p>456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0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07]/900" office:value-type="float" office:value="507" calcext:value-type="float">
            <text:p>507</text:p>
          </table:table-cell>
        </table:table-row>
        <table:table-row table:style-name="ro1">
          <table:table-cell table:formula="of:=[.C508]/86400" office:value-type="float" office:value="5.29166666666667" calcext:value-type="float">
            <text:p>5.29166666666667</text:p>
          </table:table-cell>
          <table:table-cell table:formula="of:=[.C508]/3600" office:value-type="float" office:value="127" calcext:value-type="float">
            <text:p>127</text:p>
          </table:table-cell>
          <table:table-cell table:formula="of:=[.C507]+900" office:value-type="float" office:value="457200" calcext:value-type="float">
            <text:p>457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0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08]/900" office:value-type="float" office:value="508" calcext:value-type="float">
            <text:p>508</text:p>
          </table:table-cell>
        </table:table-row>
        <table:table-row table:style-name="ro1">
          <table:table-cell table:formula="of:=[.C509]/86400" office:value-type="float" office:value="5.30208333333333" calcext:value-type="float">
            <text:p>5.30208333333333</text:p>
          </table:table-cell>
          <table:table-cell table:formula="of:=[.C509]/3600" office:value-type="float" office:value="127.25" calcext:value-type="float">
            <text:p>127.25</text:p>
          </table:table-cell>
          <table:table-cell table:formula="of:=[.C508]+900" office:value-type="float" office:value="458100" calcext:value-type="float">
            <text:p>458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0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09]/900" office:value-type="float" office:value="509" calcext:value-type="float">
            <text:p>509</text:p>
          </table:table-cell>
        </table:table-row>
        <table:table-row table:style-name="ro1">
          <table:table-cell table:formula="of:=[.C510]/86400" office:value-type="float" office:value="5.3125" calcext:value-type="float">
            <text:p>5.3125</text:p>
          </table:table-cell>
          <table:table-cell table:formula="of:=[.C510]/3600" office:value-type="float" office:value="127.5" calcext:value-type="float">
            <text:p>127.5</text:p>
          </table:table-cell>
          <table:table-cell table:formula="of:=[.C509]+900" office:value-type="float" office:value="459000" calcext:value-type="float">
            <text:p>459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1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10]/900" office:value-type="float" office:value="510" calcext:value-type="float">
            <text:p>510</text:p>
          </table:table-cell>
        </table:table-row>
        <table:table-row table:style-name="ro1">
          <table:table-cell table:formula="of:=[.C511]/86400" office:value-type="float" office:value="5.32291666666667" calcext:value-type="float">
            <text:p>5.32291666666667</text:p>
          </table:table-cell>
          <table:table-cell table:formula="of:=[.C511]/3600" office:value-type="float" office:value="127.75" calcext:value-type="float">
            <text:p>127.75</text:p>
          </table:table-cell>
          <table:table-cell table:formula="of:=[.C510]+900" office:value-type="float" office:value="459900" calcext:value-type="float">
            <text:p>459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1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11]/900" office:value-type="float" office:value="511" calcext:value-type="float">
            <text:p>511</text:p>
          </table:table-cell>
        </table:table-row>
        <table:table-row table:style-name="ro1">
          <table:table-cell table:formula="of:=[.C512]/86400" office:value-type="float" office:value="5.33333333333333" calcext:value-type="float">
            <text:p>5.33333333333333</text:p>
          </table:table-cell>
          <table:table-cell table:formula="of:=[.C512]/3600" office:value-type="float" office:value="128" calcext:value-type="float">
            <text:p>128</text:p>
          </table:table-cell>
          <table:table-cell table:formula="of:=[.C511]+900" office:value-type="float" office:value="460800" calcext:value-type="float">
            <text:p>460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1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12]/900" office:value-type="float" office:value="512" calcext:value-type="float">
            <text:p>512</text:p>
          </table:table-cell>
        </table:table-row>
        <table:table-row table:style-name="ro1">
          <table:table-cell table:formula="of:=[.C513]/86400" office:value-type="float" office:value="5.34375" calcext:value-type="float">
            <text:p>5.34375</text:p>
          </table:table-cell>
          <table:table-cell table:formula="of:=[.C513]/3600" office:value-type="float" office:value="128.25" calcext:value-type="float">
            <text:p>128.25</text:p>
          </table:table-cell>
          <table:table-cell table:formula="of:=[.C512]+900" office:value-type="float" office:value="461700" calcext:value-type="float">
            <text:p>461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1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13]/900" office:value-type="float" office:value="513" calcext:value-type="float">
            <text:p>513</text:p>
          </table:table-cell>
        </table:table-row>
        <table:table-row table:style-name="ro1">
          <table:table-cell table:formula="of:=[.C514]/86400" office:value-type="float" office:value="5.35416666666667" calcext:value-type="float">
            <text:p>5.35416666666667</text:p>
          </table:table-cell>
          <table:table-cell table:formula="of:=[.C514]/3600" office:value-type="float" office:value="128.5" calcext:value-type="float">
            <text:p>128.5</text:p>
          </table:table-cell>
          <table:table-cell table:formula="of:=[.C513]+900" office:value-type="float" office:value="462600" calcext:value-type="float">
            <text:p>462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1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14]/900" office:value-type="float" office:value="514" calcext:value-type="float">
            <text:p>514</text:p>
          </table:table-cell>
        </table:table-row>
        <table:table-row table:style-name="ro1">
          <table:table-cell table:formula="of:=[.C515]/86400" office:value-type="float" office:value="5.36458333333333" calcext:value-type="float">
            <text:p>5.36458333333333</text:p>
          </table:table-cell>
          <table:table-cell table:formula="of:=[.C515]/3600" office:value-type="float" office:value="128.75" calcext:value-type="float">
            <text:p>128.75</text:p>
          </table:table-cell>
          <table:table-cell table:formula="of:=[.C514]+900" office:value-type="float" office:value="463500" calcext:value-type="float">
            <text:p>463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1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15]/900" office:value-type="float" office:value="515" calcext:value-type="float">
            <text:p>515</text:p>
          </table:table-cell>
        </table:table-row>
        <table:table-row table:style-name="ro1">
          <table:table-cell table:formula="of:=[.C516]/86400" office:value-type="float" office:value="5.375" calcext:value-type="float">
            <text:p>5.375</text:p>
          </table:table-cell>
          <table:table-cell table:formula="of:=[.C516]/3600" office:value-type="float" office:value="129" calcext:value-type="float">
            <text:p>129</text:p>
          </table:table-cell>
          <table:table-cell table:formula="of:=[.C515]+900" office:value-type="float" office:value="464400" calcext:value-type="float">
            <text:p>464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1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16]/900" office:value-type="float" office:value="516" calcext:value-type="float">
            <text:p>516</text:p>
          </table:table-cell>
        </table:table-row>
        <table:table-row table:style-name="ro1">
          <table:table-cell table:formula="of:=[.C517]/86400" office:value-type="float" office:value="5.38541666666667" calcext:value-type="float">
            <text:p>5.38541666666667</text:p>
          </table:table-cell>
          <table:table-cell table:formula="of:=[.C517]/3600" office:value-type="float" office:value="129.25" calcext:value-type="float">
            <text:p>129.25</text:p>
          </table:table-cell>
          <table:table-cell table:formula="of:=[.C516]+900" office:value-type="float" office:value="465300" calcext:value-type="float">
            <text:p>465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1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17]/900" office:value-type="float" office:value="517" calcext:value-type="float">
            <text:p>517</text:p>
          </table:table-cell>
        </table:table-row>
        <table:table-row table:style-name="ro1">
          <table:table-cell table:formula="of:=[.C518]/86400" office:value-type="float" office:value="5.39583333333333" calcext:value-type="float">
            <text:p>5.39583333333333</text:p>
          </table:table-cell>
          <table:table-cell table:formula="of:=[.C518]/3600" office:value-type="float" office:value="129.5" calcext:value-type="float">
            <text:p>129.5</text:p>
          </table:table-cell>
          <table:table-cell table:formula="of:=[.C517]+900" office:value-type="float" office:value="466200" calcext:value-type="float">
            <text:p>466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1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18]/900" office:value-type="float" office:value="518" calcext:value-type="float">
            <text:p>518</text:p>
          </table:table-cell>
        </table:table-row>
        <table:table-row table:style-name="ro1">
          <table:table-cell table:formula="of:=[.C519]/86400" office:value-type="float" office:value="5.40625" calcext:value-type="float">
            <text:p>5.40625</text:p>
          </table:table-cell>
          <table:table-cell table:formula="of:=[.C519]/3600" office:value-type="float" office:value="129.75" calcext:value-type="float">
            <text:p>129.75</text:p>
          </table:table-cell>
          <table:table-cell table:formula="of:=[.C518]+900" office:value-type="float" office:value="467100" calcext:value-type="float">
            <text:p>467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1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19]/900" office:value-type="float" office:value="519" calcext:value-type="float">
            <text:p>519</text:p>
          </table:table-cell>
        </table:table-row>
        <table:table-row table:style-name="ro1">
          <table:table-cell table:formula="of:=[.C520]/86400" office:value-type="float" office:value="5.41666666666667" calcext:value-type="float">
            <text:p>5.41666666666667</text:p>
          </table:table-cell>
          <table:table-cell table:formula="of:=[.C520]/3600" office:value-type="float" office:value="130" calcext:value-type="float">
            <text:p>130</text:p>
          </table:table-cell>
          <table:table-cell table:formula="of:=[.C519]+900" office:value-type="float" office:value="468000" calcext:value-type="float">
            <text:p>46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2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20]/900" office:value-type="float" office:value="520" calcext:value-type="float">
            <text:p>520</text:p>
          </table:table-cell>
        </table:table-row>
        <table:table-row table:style-name="ro1">
          <table:table-cell table:formula="of:=[.C521]/86400" office:value-type="float" office:value="5.42708333333333" calcext:value-type="float">
            <text:p>5.42708333333333</text:p>
          </table:table-cell>
          <table:table-cell table:formula="of:=[.C521]/3600" office:value-type="float" office:value="130.25" calcext:value-type="float">
            <text:p>130.25</text:p>
          </table:table-cell>
          <table:table-cell table:formula="of:=[.C520]+900" office:value-type="float" office:value="468900" calcext:value-type="float">
            <text:p>468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2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21]/900" office:value-type="float" office:value="521" calcext:value-type="float">
            <text:p>521</text:p>
          </table:table-cell>
        </table:table-row>
        <table:table-row table:style-name="ro1">
          <table:table-cell table:formula="of:=[.C522]/86400" office:value-type="float" office:value="5.4375" calcext:value-type="float">
            <text:p>5.4375</text:p>
          </table:table-cell>
          <table:table-cell table:formula="of:=[.C522]/3600" office:value-type="float" office:value="130.5" calcext:value-type="float">
            <text:p>130.5</text:p>
          </table:table-cell>
          <table:table-cell table:formula="of:=[.C521]+900" office:value-type="float" office:value="469800" calcext:value-type="float">
            <text:p>469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2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22]/900" office:value-type="float" office:value="522" calcext:value-type="float">
            <text:p>522</text:p>
          </table:table-cell>
        </table:table-row>
        <table:table-row table:style-name="ro1">
          <table:table-cell table:formula="of:=[.C523]/86400" office:value-type="float" office:value="5.44791666666667" calcext:value-type="float">
            <text:p>5.44791666666667</text:p>
          </table:table-cell>
          <table:table-cell table:formula="of:=[.C523]/3600" office:value-type="float" office:value="130.75" calcext:value-type="float">
            <text:p>130.75</text:p>
          </table:table-cell>
          <table:table-cell table:formula="of:=[.C522]+900" office:value-type="float" office:value="470700" calcext:value-type="float">
            <text:p>470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2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23]/900" office:value-type="float" office:value="523" calcext:value-type="float">
            <text:p>523</text:p>
          </table:table-cell>
        </table:table-row>
        <table:table-row table:style-name="ro1">
          <table:table-cell table:formula="of:=[.C524]/86400" office:value-type="float" office:value="5.45833333333333" calcext:value-type="float">
            <text:p>5.45833333333333</text:p>
          </table:table-cell>
          <table:table-cell table:formula="of:=[.C524]/3600" office:value-type="float" office:value="131" calcext:value-type="float">
            <text:p>131</text:p>
          </table:table-cell>
          <table:table-cell table:formula="of:=[.C523]+900" office:value-type="float" office:value="471600" calcext:value-type="float">
            <text:p>471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2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24]/900" office:value-type="float" office:value="524" calcext:value-type="float">
            <text:p>524</text:p>
          </table:table-cell>
        </table:table-row>
        <table:table-row table:style-name="ro1">
          <table:table-cell table:formula="of:=[.C525]/86400" office:value-type="float" office:value="5.46875" calcext:value-type="float">
            <text:p>5.46875</text:p>
          </table:table-cell>
          <table:table-cell table:formula="of:=[.C525]/3600" office:value-type="float" office:value="131.25" calcext:value-type="float">
            <text:p>131.25</text:p>
          </table:table-cell>
          <table:table-cell table:formula="of:=[.C524]+900" office:value-type="float" office:value="472500" calcext:value-type="float">
            <text:p>47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2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25]/900" office:value-type="float" office:value="525" calcext:value-type="float">
            <text:p>525</text:p>
          </table:table-cell>
        </table:table-row>
        <table:table-row table:style-name="ro1">
          <table:table-cell table:formula="of:=[.C526]/86400" office:value-type="float" office:value="5.47916666666667" calcext:value-type="float">
            <text:p>5.47916666666667</text:p>
          </table:table-cell>
          <table:table-cell table:formula="of:=[.C526]/3600" office:value-type="float" office:value="131.5" calcext:value-type="float">
            <text:p>131.5</text:p>
          </table:table-cell>
          <table:table-cell table:formula="of:=[.C525]+900" office:value-type="float" office:value="473400" calcext:value-type="float">
            <text:p>473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2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26]/900" office:value-type="float" office:value="526" calcext:value-type="float">
            <text:p>526</text:p>
          </table:table-cell>
        </table:table-row>
        <table:table-row table:style-name="ro1">
          <table:table-cell table:formula="of:=[.C527]/86400" office:value-type="float" office:value="5.48958333333333" calcext:value-type="float">
            <text:p>5.48958333333333</text:p>
          </table:table-cell>
          <table:table-cell table:formula="of:=[.C527]/3600" office:value-type="float" office:value="131.75" calcext:value-type="float">
            <text:p>131.75</text:p>
          </table:table-cell>
          <table:table-cell table:formula="of:=[.C526]+900" office:value-type="float" office:value="474300" calcext:value-type="float">
            <text:p>474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2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27]/900" office:value-type="float" office:value="527" calcext:value-type="float">
            <text:p>527</text:p>
          </table:table-cell>
        </table:table-row>
        <table:table-row table:style-name="ro1">
          <table:table-cell table:formula="of:=[.C528]/86400" office:value-type="float" office:value="5.5" calcext:value-type="float">
            <text:p>5.5</text:p>
          </table:table-cell>
          <table:table-cell table:formula="of:=[.C528]/3600" office:value-type="float" office:value="132" calcext:value-type="float">
            <text:p>132</text:p>
          </table:table-cell>
          <table:table-cell table:formula="of:=[.C527]+900" office:value-type="float" office:value="475200" calcext:value-type="float">
            <text:p>475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2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28]/900" office:value-type="float" office:value="528" calcext:value-type="float">
            <text:p>528</text:p>
          </table:table-cell>
        </table:table-row>
        <table:table-row table:style-name="ro1">
          <table:table-cell table:formula="of:=[.C529]/86400" office:value-type="float" office:value="5.51041666666667" calcext:value-type="float">
            <text:p>5.51041666666667</text:p>
          </table:table-cell>
          <table:table-cell table:formula="of:=[.C529]/3600" office:value-type="float" office:value="132.25" calcext:value-type="float">
            <text:p>132.25</text:p>
          </table:table-cell>
          <table:table-cell table:formula="of:=[.C528]+900" office:value-type="float" office:value="476100" calcext:value-type="float">
            <text:p>476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2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29]/900" office:value-type="float" office:value="529" calcext:value-type="float">
            <text:p>529</text:p>
          </table:table-cell>
        </table:table-row>
        <table:table-row table:style-name="ro1">
          <table:table-cell table:formula="of:=[.C530]/86400" office:value-type="float" office:value="5.52083333333333" calcext:value-type="float">
            <text:p>5.52083333333333</text:p>
          </table:table-cell>
          <table:table-cell table:formula="of:=[.C530]/3600" office:value-type="float" office:value="132.5" calcext:value-type="float">
            <text:p>132.5</text:p>
          </table:table-cell>
          <table:table-cell table:formula="of:=[.C529]+900" office:value-type="float" office:value="477000" calcext:value-type="float">
            <text:p>47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3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30]/900" office:value-type="float" office:value="530" calcext:value-type="float">
            <text:p>530</text:p>
          </table:table-cell>
        </table:table-row>
        <table:table-row table:style-name="ro1">
          <table:table-cell table:formula="of:=[.C531]/86400" office:value-type="float" office:value="5.53125" calcext:value-type="float">
            <text:p>5.53125</text:p>
          </table:table-cell>
          <table:table-cell table:formula="of:=[.C531]/3600" office:value-type="float" office:value="132.75" calcext:value-type="float">
            <text:p>132.75</text:p>
          </table:table-cell>
          <table:table-cell table:formula="of:=[.C530]+900" office:value-type="float" office:value="477900" calcext:value-type="float">
            <text:p>477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3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31]/900" office:value-type="float" office:value="531" calcext:value-type="float">
            <text:p>531</text:p>
          </table:table-cell>
        </table:table-row>
        <table:table-row table:style-name="ro1">
          <table:table-cell table:formula="of:=[.C532]/86400" office:value-type="float" office:value="5.54166666666667" calcext:value-type="float">
            <text:p>5.54166666666667</text:p>
          </table:table-cell>
          <table:table-cell table:formula="of:=[.C532]/3600" office:value-type="float" office:value="133" calcext:value-type="float">
            <text:p>133</text:p>
          </table:table-cell>
          <table:table-cell table:formula="of:=[.C531]+900" office:value-type="float" office:value="478800" calcext:value-type="float">
            <text:p>478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3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32]/900" office:value-type="float" office:value="532" calcext:value-type="float">
            <text:p>532</text:p>
          </table:table-cell>
        </table:table-row>
        <table:table-row table:style-name="ro1">
          <table:table-cell table:formula="of:=[.C533]/86400" office:value-type="float" office:value="5.55208333333333" calcext:value-type="float">
            <text:p>5.55208333333333</text:p>
          </table:table-cell>
          <table:table-cell table:formula="of:=[.C533]/3600" office:value-type="float" office:value="133.25" calcext:value-type="float">
            <text:p>133.25</text:p>
          </table:table-cell>
          <table:table-cell table:formula="of:=[.C532]+900" office:value-type="float" office:value="479700" calcext:value-type="float">
            <text:p>479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3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33]/900" office:value-type="float" office:value="533" calcext:value-type="float">
            <text:p>533</text:p>
          </table:table-cell>
        </table:table-row>
        <table:table-row table:style-name="ro1">
          <table:table-cell table:formula="of:=[.C534]/86400" office:value-type="float" office:value="5.5625" calcext:value-type="float">
            <text:p>5.5625</text:p>
          </table:table-cell>
          <table:table-cell table:formula="of:=[.C534]/3600" office:value-type="float" office:value="133.5" calcext:value-type="float">
            <text:p>133.5</text:p>
          </table:table-cell>
          <table:table-cell table:formula="of:=[.C533]+900" office:value-type="float" office:value="480600" calcext:value-type="float">
            <text:p>480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3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34]/900" office:value-type="float" office:value="534" calcext:value-type="float">
            <text:p>534</text:p>
          </table:table-cell>
        </table:table-row>
        <table:table-row table:style-name="ro1">
          <table:table-cell table:formula="of:=[.C535]/86400" office:value-type="float" office:value="5.57291666666667" calcext:value-type="float">
            <text:p>5.57291666666667</text:p>
          </table:table-cell>
          <table:table-cell table:formula="of:=[.C535]/3600" office:value-type="float" office:value="133.75" calcext:value-type="float">
            <text:p>133.75</text:p>
          </table:table-cell>
          <table:table-cell table:formula="of:=[.C534]+900" office:value-type="float" office:value="481500" calcext:value-type="float">
            <text:p>481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3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35]/900" office:value-type="float" office:value="535" calcext:value-type="float">
            <text:p>535</text:p>
          </table:table-cell>
        </table:table-row>
        <table:table-row table:style-name="ro1">
          <table:table-cell table:formula="of:=[.C536]/86400" office:value-type="float" office:value="5.58333333333333" calcext:value-type="float">
            <text:p>5.58333333333333</text:p>
          </table:table-cell>
          <table:table-cell table:formula="of:=[.C536]/3600" office:value-type="float" office:value="134" calcext:value-type="float">
            <text:p>134</text:p>
          </table:table-cell>
          <table:table-cell table:formula="of:=[.C535]+900" office:value-type="float" office:value="482400" calcext:value-type="float">
            <text:p>48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36]/900" office:value-type="float" office:value="536" calcext:value-type="float">
            <text:p>536</text:p>
          </table:table-cell>
        </table:table-row>
        <table:table-row table:style-name="ro1">
          <table:table-cell table:formula="of:=[.C537]/86400" office:value-type="float" office:value="5.59375" calcext:value-type="float">
            <text:p>5.59375</text:p>
          </table:table-cell>
          <table:table-cell table:formula="of:=[.C537]/3600" office:value-type="float" office:value="134.25" calcext:value-type="float">
            <text:p>134.25</text:p>
          </table:table-cell>
          <table:table-cell table:formula="of:=[.C536]+900" office:value-type="float" office:value="483300" calcext:value-type="float">
            <text:p>48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37]/900" office:value-type="float" office:value="537" calcext:value-type="float">
            <text:p>537</text:p>
          </table:table-cell>
        </table:table-row>
        <table:table-row table:style-name="ro1">
          <table:table-cell table:formula="of:=[.C538]/86400" office:value-type="float" office:value="5.60416666666667" calcext:value-type="float">
            <text:p>5.60416666666667</text:p>
          </table:table-cell>
          <table:table-cell table:formula="of:=[.C538]/3600" office:value-type="float" office:value="134.5" calcext:value-type="float">
            <text:p>134.5</text:p>
          </table:table-cell>
          <table:table-cell table:formula="of:=[.C537]+900" office:value-type="float" office:value="484200" calcext:value-type="float">
            <text:p>48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38]/900" office:value-type="float" office:value="538" calcext:value-type="float">
            <text:p>538</text:p>
          </table:table-cell>
        </table:table-row>
        <table:table-row table:style-name="ro1">
          <table:table-cell table:formula="of:=[.C539]/86400" office:value-type="float" office:value="5.61458333333333" calcext:value-type="float">
            <text:p>5.61458333333333</text:p>
          </table:table-cell>
          <table:table-cell table:formula="of:=[.C539]/3600" office:value-type="float" office:value="134.75" calcext:value-type="float">
            <text:p>134.75</text:p>
          </table:table-cell>
          <table:table-cell table:formula="of:=[.C538]+900" office:value-type="float" office:value="485100" calcext:value-type="float">
            <text:p>48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39]/900" office:value-type="float" office:value="539" calcext:value-type="float">
            <text:p>539</text:p>
          </table:table-cell>
        </table:table-row>
        <table:table-row table:style-name="ro1">
          <table:table-cell table:formula="of:=[.C540]/86400" office:value-type="float" office:value="5.625" calcext:value-type="float">
            <text:p>5.625</text:p>
          </table:table-cell>
          <table:table-cell table:formula="of:=[.C540]/3600" office:value-type="float" office:value="135" calcext:value-type="float">
            <text:p>135</text:p>
          </table:table-cell>
          <table:table-cell table:formula="of:=[.C539]+900" office:value-type="float" office:value="486000" calcext:value-type="float">
            <text:p>48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40]/900" office:value-type="float" office:value="540" calcext:value-type="float">
            <text:p>540</text:p>
          </table:table-cell>
        </table:table-row>
        <table:table-row table:style-name="ro1">
          <table:table-cell table:formula="of:=[.C541]/86400" office:value-type="float" office:value="5.63541666666667" calcext:value-type="float">
            <text:p>5.63541666666667</text:p>
          </table:table-cell>
          <table:table-cell table:formula="of:=[.C541]/3600" office:value-type="float" office:value="135.25" calcext:value-type="float">
            <text:p>135.25</text:p>
          </table:table-cell>
          <table:table-cell table:formula="of:=[.C540]+900" office:value-type="float" office:value="486900" calcext:value-type="float">
            <text:p>48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41]/900" office:value-type="float" office:value="541" calcext:value-type="float">
            <text:p>541</text:p>
          </table:table-cell>
        </table:table-row>
        <table:table-row table:style-name="ro1">
          <table:table-cell table:formula="of:=[.C542]/86400" office:value-type="float" office:value="5.64583333333333" calcext:value-type="float">
            <text:p>5.64583333333333</text:p>
          </table:table-cell>
          <table:table-cell table:formula="of:=[.C542]/3600" office:value-type="float" office:value="135.5" calcext:value-type="float">
            <text:p>135.5</text:p>
          </table:table-cell>
          <table:table-cell table:formula="of:=[.C541]+900" office:value-type="float" office:value="487800" calcext:value-type="float">
            <text:p>48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42]/900" office:value-type="float" office:value="542" calcext:value-type="float">
            <text:p>542</text:p>
          </table:table-cell>
        </table:table-row>
        <table:table-row table:style-name="ro1">
          <table:table-cell table:formula="of:=[.C543]/86400" office:value-type="float" office:value="5.65625" calcext:value-type="float">
            <text:p>5.65625</text:p>
          </table:table-cell>
          <table:table-cell table:formula="of:=[.C543]/3600" office:value-type="float" office:value="135.75" calcext:value-type="float">
            <text:p>135.75</text:p>
          </table:table-cell>
          <table:table-cell table:formula="of:=[.C542]+900" office:value-type="float" office:value="488700" calcext:value-type="float">
            <text:p>48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43]/900" office:value-type="float" office:value="543" calcext:value-type="float">
            <text:p>543</text:p>
          </table:table-cell>
        </table:table-row>
        <table:table-row table:style-name="ro1">
          <table:table-cell table:formula="of:=[.C544]/86400" office:value-type="float" office:value="5.66666666666667" calcext:value-type="float">
            <text:p>5.66666666666667</text:p>
          </table:table-cell>
          <table:table-cell table:formula="of:=[.C544]/3600" office:value-type="float" office:value="136" calcext:value-type="float">
            <text:p>136</text:p>
          </table:table-cell>
          <table:table-cell table:formula="of:=[.C543]+900" office:value-type="float" office:value="489600" calcext:value-type="float">
            <text:p>48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44]/900" office:value-type="float" office:value="544" calcext:value-type="float">
            <text:p>544</text:p>
          </table:table-cell>
        </table:table-row>
        <table:table-row table:style-name="ro1">
          <table:table-cell table:formula="of:=[.C545]/86400" office:value-type="float" office:value="5.67708333333333" calcext:value-type="float">
            <text:p>5.67708333333333</text:p>
          </table:table-cell>
          <table:table-cell table:formula="of:=[.C545]/3600" office:value-type="float" office:value="136.25" calcext:value-type="float">
            <text:p>136.25</text:p>
          </table:table-cell>
          <table:table-cell table:formula="of:=[.C544]+900" office:value-type="float" office:value="490500" calcext:value-type="float">
            <text:p>49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45]/900" office:value-type="float" office:value="545" calcext:value-type="float">
            <text:p>545</text:p>
          </table:table-cell>
        </table:table-row>
        <table:table-row table:style-name="ro1">
          <table:table-cell table:formula="of:=[.C546]/86400" office:value-type="float" office:value="5.6875" calcext:value-type="float">
            <text:p>5.6875</text:p>
          </table:table-cell>
          <table:table-cell table:formula="of:=[.C546]/3600" office:value-type="float" office:value="136.5" calcext:value-type="float">
            <text:p>136.5</text:p>
          </table:table-cell>
          <table:table-cell table:formula="of:=[.C545]+900" office:value-type="float" office:value="491400" calcext:value-type="float">
            <text:p>49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46]/900" office:value-type="float" office:value="546" calcext:value-type="float">
            <text:p>546</text:p>
          </table:table-cell>
        </table:table-row>
        <table:table-row table:style-name="ro1">
          <table:table-cell table:formula="of:=[.C547]/86400" office:value-type="float" office:value="5.69791666666667" calcext:value-type="float">
            <text:p>5.69791666666667</text:p>
          </table:table-cell>
          <table:table-cell table:formula="of:=[.C547]/3600" office:value-type="float" office:value="136.75" calcext:value-type="float">
            <text:p>136.75</text:p>
          </table:table-cell>
          <table:table-cell table:formula="of:=[.C546]+900" office:value-type="float" office:value="492300" calcext:value-type="float">
            <text:p>49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47]/900" office:value-type="float" office:value="547" calcext:value-type="float">
            <text:p>547</text:p>
          </table:table-cell>
        </table:table-row>
        <table:table-row table:style-name="ro1">
          <table:table-cell table:formula="of:=[.C548]/86400" office:value-type="float" office:value="5.70833333333333" calcext:value-type="float">
            <text:p>5.70833333333333</text:p>
          </table:table-cell>
          <table:table-cell table:formula="of:=[.C548]/3600" office:value-type="float" office:value="137" calcext:value-type="float">
            <text:p>137</text:p>
          </table:table-cell>
          <table:table-cell table:formula="of:=[.C547]+900" office:value-type="float" office:value="493200" calcext:value-type="float">
            <text:p>49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48]/900" office:value-type="float" office:value="548" calcext:value-type="float">
            <text:p>548</text:p>
          </table:table-cell>
        </table:table-row>
        <table:table-row table:style-name="ro1">
          <table:table-cell table:formula="of:=[.C549]/86400" office:value-type="float" office:value="5.71875" calcext:value-type="float">
            <text:p>5.71875</text:p>
          </table:table-cell>
          <table:table-cell table:formula="of:=[.C549]/3600" office:value-type="float" office:value="137.25" calcext:value-type="float">
            <text:p>137.25</text:p>
          </table:table-cell>
          <table:table-cell table:formula="of:=[.C548]+900" office:value-type="float" office:value="494100" calcext:value-type="float">
            <text:p>49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49]/900" office:value-type="float" office:value="549" calcext:value-type="float">
            <text:p>549</text:p>
          </table:table-cell>
        </table:table-row>
        <table:table-row table:style-name="ro1">
          <table:table-cell table:formula="of:=[.C550]/86400" office:value-type="float" office:value="5.72916666666667" calcext:value-type="float">
            <text:p>5.72916666666667</text:p>
          </table:table-cell>
          <table:table-cell table:formula="of:=[.C550]/3600" office:value-type="float" office:value="137.5" calcext:value-type="float">
            <text:p>137.5</text:p>
          </table:table-cell>
          <table:table-cell table:formula="of:=[.C549]+900" office:value-type="float" office:value="495000" calcext:value-type="float">
            <text:p>49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50]/900" office:value-type="float" office:value="550" calcext:value-type="float">
            <text:p>550</text:p>
          </table:table-cell>
        </table:table-row>
        <table:table-row table:style-name="ro1">
          <table:table-cell table:formula="of:=[.C551]/86400" office:value-type="float" office:value="5.73958333333333" calcext:value-type="float">
            <text:p>5.73958333333333</text:p>
          </table:table-cell>
          <table:table-cell table:formula="of:=[.C551]/3600" office:value-type="float" office:value="137.75" calcext:value-type="float">
            <text:p>137.75</text:p>
          </table:table-cell>
          <table:table-cell table:formula="of:=[.C550]+900" office:value-type="float" office:value="495900" calcext:value-type="float">
            <text:p>49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51]/900" office:value-type="float" office:value="551" calcext:value-type="float">
            <text:p>551</text:p>
          </table:table-cell>
        </table:table-row>
        <table:table-row table:style-name="ro1">
          <table:table-cell table:formula="of:=[.C552]/86400" office:value-type="float" office:value="5.75" calcext:value-type="float">
            <text:p>5.75</text:p>
          </table:table-cell>
          <table:table-cell table:formula="of:=[.C552]/3600" office:value-type="float" office:value="138" calcext:value-type="float">
            <text:p>138</text:p>
          </table:table-cell>
          <table:table-cell table:formula="of:=[.C551]+900" office:value-type="float" office:value="496800" calcext:value-type="float">
            <text:p>49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52]/900" office:value-type="float" office:value="552" calcext:value-type="float">
            <text:p>552</text:p>
          </table:table-cell>
        </table:table-row>
        <table:table-row table:style-name="ro1">
          <table:table-cell table:formula="of:=[.C553]/86400" office:value-type="float" office:value="5.76041666666667" calcext:value-type="float">
            <text:p>5.76041666666667</text:p>
          </table:table-cell>
          <table:table-cell table:formula="of:=[.C553]/3600" office:value-type="float" office:value="138.25" calcext:value-type="float">
            <text:p>138.25</text:p>
          </table:table-cell>
          <table:table-cell table:formula="of:=[.C552]+900" office:value-type="float" office:value="497700" calcext:value-type="float">
            <text:p>49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53]/900" office:value-type="float" office:value="553" calcext:value-type="float">
            <text:p>553</text:p>
          </table:table-cell>
        </table:table-row>
        <table:table-row table:style-name="ro1">
          <table:table-cell table:formula="of:=[.C554]/86400" office:value-type="float" office:value="5.77083333333333" calcext:value-type="float">
            <text:p>5.77083333333333</text:p>
          </table:table-cell>
          <table:table-cell table:formula="of:=[.C554]/3600" office:value-type="float" office:value="138.5" calcext:value-type="float">
            <text:p>138.5</text:p>
          </table:table-cell>
          <table:table-cell table:formula="of:=[.C553]+900" office:value-type="float" office:value="498600" calcext:value-type="float">
            <text:p>49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54]/900" office:value-type="float" office:value="554" calcext:value-type="float">
            <text:p>554</text:p>
          </table:table-cell>
        </table:table-row>
        <table:table-row table:style-name="ro1">
          <table:table-cell table:formula="of:=[.C555]/86400" office:value-type="float" office:value="5.78125" calcext:value-type="float">
            <text:p>5.78125</text:p>
          </table:table-cell>
          <table:table-cell table:formula="of:=[.C555]/3600" office:value-type="float" office:value="138.75" calcext:value-type="float">
            <text:p>138.75</text:p>
          </table:table-cell>
          <table:table-cell table:formula="of:=[.C554]+900" office:value-type="float" office:value="499500" calcext:value-type="float">
            <text:p>49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55]/900" office:value-type="float" office:value="555" calcext:value-type="float">
            <text:p>555</text:p>
          </table:table-cell>
        </table:table-row>
        <table:table-row table:style-name="ro1">
          <table:table-cell table:formula="of:=[.C556]/86400" office:value-type="float" office:value="5.79166666666667" calcext:value-type="float">
            <text:p>5.79166666666667</text:p>
          </table:table-cell>
          <table:table-cell table:formula="of:=[.C556]/3600" office:value-type="float" office:value="139" calcext:value-type="float">
            <text:p>139</text:p>
          </table:table-cell>
          <table:table-cell table:formula="of:=[.C555]+900" office:value-type="float" office:value="500400" calcext:value-type="float">
            <text:p>50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56]/900" office:value-type="float" office:value="556" calcext:value-type="float">
            <text:p>556</text:p>
          </table:table-cell>
        </table:table-row>
        <table:table-row table:style-name="ro1">
          <table:table-cell table:formula="of:=[.C557]/86400" office:value-type="float" office:value="5.80208333333333" calcext:value-type="float">
            <text:p>5.80208333333333</text:p>
          </table:table-cell>
          <table:table-cell table:formula="of:=[.C557]/3600" office:value-type="float" office:value="139.25" calcext:value-type="float">
            <text:p>139.25</text:p>
          </table:table-cell>
          <table:table-cell table:formula="of:=[.C556]+900" office:value-type="float" office:value="501300" calcext:value-type="float">
            <text:p>501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5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57]/900" office:value-type="float" office:value="557" calcext:value-type="float">
            <text:p>557</text:p>
          </table:table-cell>
        </table:table-row>
        <table:table-row table:style-name="ro1">
          <table:table-cell table:formula="of:=[.C558]/86400" office:value-type="float" office:value="5.8125" calcext:value-type="float">
            <text:p>5.8125</text:p>
          </table:table-cell>
          <table:table-cell table:formula="of:=[.C558]/3600" office:value-type="float" office:value="139.5" calcext:value-type="float">
            <text:p>139.5</text:p>
          </table:table-cell>
          <table:table-cell table:formula="of:=[.C557]+900" office:value-type="float" office:value="502200" calcext:value-type="float">
            <text:p>502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5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58]/900" office:value-type="float" office:value="558" calcext:value-type="float">
            <text:p>558</text:p>
          </table:table-cell>
        </table:table-row>
        <table:table-row table:style-name="ro1">
          <table:table-cell table:formula="of:=[.C559]/86400" office:value-type="float" office:value="5.82291666666667" calcext:value-type="float">
            <text:p>5.82291666666667</text:p>
          </table:table-cell>
          <table:table-cell table:formula="of:=[.C559]/3600" office:value-type="float" office:value="139.75" calcext:value-type="float">
            <text:p>139.75</text:p>
          </table:table-cell>
          <table:table-cell table:formula="of:=[.C558]+900" office:value-type="float" office:value="503100" calcext:value-type="float">
            <text:p>503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5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59]/900" office:value-type="float" office:value="559" calcext:value-type="float">
            <text:p>559</text:p>
          </table:table-cell>
        </table:table-row>
        <table:table-row table:style-name="ro1">
          <table:table-cell table:formula="of:=[.C560]/86400" office:value-type="float" office:value="5.83333333333333" calcext:value-type="float">
            <text:p>5.83333333333333</text:p>
          </table:table-cell>
          <table:table-cell table:formula="of:=[.C560]/3600" office:value-type="float" office:value="140" calcext:value-type="float">
            <text:p>140</text:p>
          </table:table-cell>
          <table:table-cell table:formula="of:=[.C559]+900" office:value-type="float" office:value="504000" calcext:value-type="float">
            <text:p>504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60]/900" office:value-type="float" office:value="560" calcext:value-type="float">
            <text:p>560</text:p>
          </table:table-cell>
        </table:table-row>
        <table:table-row table:style-name="ro1">
          <table:table-cell table:formula="of:=[.C561]/86400" office:value-type="float" office:value="5.84375" calcext:value-type="float">
            <text:p>5.84375</text:p>
          </table:table-cell>
          <table:table-cell table:formula="of:=[.C561]/3600" office:value-type="float" office:value="140.25" calcext:value-type="float">
            <text:p>140.25</text:p>
          </table:table-cell>
          <table:table-cell table:formula="of:=[.C560]+900" office:value-type="float" office:value="504900" calcext:value-type="float">
            <text:p>504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61]/900" office:value-type="float" office:value="561" calcext:value-type="float">
            <text:p>561</text:p>
          </table:table-cell>
        </table:table-row>
        <table:table-row table:style-name="ro1">
          <table:table-cell table:formula="of:=[.C562]/86400" office:value-type="float" office:value="5.85416666666667" calcext:value-type="float">
            <text:p>5.85416666666667</text:p>
          </table:table-cell>
          <table:table-cell table:formula="of:=[.C562]/3600" office:value-type="float" office:value="140.5" calcext:value-type="float">
            <text:p>140.5</text:p>
          </table:table-cell>
          <table:table-cell table:formula="of:=[.C561]+900" office:value-type="float" office:value="505800" calcext:value-type="float">
            <text:p>505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62]/900" office:value-type="float" office:value="562" calcext:value-type="float">
            <text:p>562</text:p>
          </table:table-cell>
        </table:table-row>
        <table:table-row table:style-name="ro1">
          <table:table-cell table:formula="of:=[.C563]/86400" office:value-type="float" office:value="5.86458333333333" calcext:value-type="float">
            <text:p>5.86458333333333</text:p>
          </table:table-cell>
          <table:table-cell table:formula="of:=[.C563]/3600" office:value-type="float" office:value="140.75" calcext:value-type="float">
            <text:p>140.75</text:p>
          </table:table-cell>
          <table:table-cell table:formula="of:=[.C562]+900" office:value-type="float" office:value="506700" calcext:value-type="float">
            <text:p>506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63]/900" office:value-type="float" office:value="563" calcext:value-type="float">
            <text:p>563</text:p>
          </table:table-cell>
        </table:table-row>
        <table:table-row table:style-name="ro1">
          <table:table-cell table:formula="of:=[.C564]/86400" office:value-type="float" office:value="5.875" calcext:value-type="float">
            <text:p>5.875</text:p>
          </table:table-cell>
          <table:table-cell table:formula="of:=[.C564]/3600" office:value-type="float" office:value="141" calcext:value-type="float">
            <text:p>141</text:p>
          </table:table-cell>
          <table:table-cell table:formula="of:=[.C563]+900" office:value-type="float" office:value="507600" calcext:value-type="float">
            <text:p>507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64]/900" office:value-type="float" office:value="564" calcext:value-type="float">
            <text:p>564</text:p>
          </table:table-cell>
        </table:table-row>
        <table:table-row table:style-name="ro1">
          <table:table-cell table:formula="of:=[.C565]/86400" office:value-type="float" office:value="5.88541666666667" calcext:value-type="float">
            <text:p>5.88541666666667</text:p>
          </table:table-cell>
          <table:table-cell table:formula="of:=[.C565]/3600" office:value-type="float" office:value="141.25" calcext:value-type="float">
            <text:p>141.25</text:p>
          </table:table-cell>
          <table:table-cell table:formula="of:=[.C564]+900" office:value-type="float" office:value="508500" calcext:value-type="float">
            <text:p>508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65]/900" office:value-type="float" office:value="565" calcext:value-type="float">
            <text:p>565</text:p>
          </table:table-cell>
        </table:table-row>
        <table:table-row table:style-name="ro1">
          <table:table-cell table:formula="of:=[.C566]/86400" office:value-type="float" office:value="5.89583333333333" calcext:value-type="float">
            <text:p>5.89583333333333</text:p>
          </table:table-cell>
          <table:table-cell table:formula="of:=[.C566]/3600" office:value-type="float" office:value="141.5" calcext:value-type="float">
            <text:p>141.5</text:p>
          </table:table-cell>
          <table:table-cell table:formula="of:=[.C565]+900" office:value-type="float" office:value="509400" calcext:value-type="float">
            <text:p>509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66]/900" office:value-type="float" office:value="566" calcext:value-type="float">
            <text:p>566</text:p>
          </table:table-cell>
        </table:table-row>
        <table:table-row table:style-name="ro1">
          <table:table-cell table:formula="of:=[.C567]/86400" office:value-type="float" office:value="5.90625" calcext:value-type="float">
            <text:p>5.90625</text:p>
          </table:table-cell>
          <table:table-cell table:formula="of:=[.C567]/3600" office:value-type="float" office:value="141.75" calcext:value-type="float">
            <text:p>141.75</text:p>
          </table:table-cell>
          <table:table-cell table:formula="of:=[.C566]+900" office:value-type="float" office:value="510300" calcext:value-type="float">
            <text:p>510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67]/900" office:value-type="float" office:value="567" calcext:value-type="float">
            <text:p>567</text:p>
          </table:table-cell>
        </table:table-row>
        <table:table-row table:style-name="ro1">
          <table:table-cell table:formula="of:=[.C568]/86400" office:value-type="float" office:value="5.91666666666667" calcext:value-type="float">
            <text:p>5.91666666666667</text:p>
          </table:table-cell>
          <table:table-cell table:formula="of:=[.C568]/3600" office:value-type="float" office:value="142" calcext:value-type="float">
            <text:p>142</text:p>
          </table:table-cell>
          <table:table-cell table:formula="of:=[.C567]+900" office:value-type="float" office:value="511200" calcext:value-type="float">
            <text:p>511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68]/900" office:value-type="float" office:value="568" calcext:value-type="float">
            <text:p>568</text:p>
          </table:table-cell>
        </table:table-row>
        <table:table-row table:style-name="ro1">
          <table:table-cell table:formula="of:=[.C569]/86400" office:value-type="float" office:value="5.92708333333333" calcext:value-type="float">
            <text:p>5.92708333333333</text:p>
          </table:table-cell>
          <table:table-cell table:formula="of:=[.C569]/3600" office:value-type="float" office:value="142.25" calcext:value-type="float">
            <text:p>142.25</text:p>
          </table:table-cell>
          <table:table-cell table:formula="of:=[.C568]+900" office:value-type="float" office:value="512100" calcext:value-type="float">
            <text:p>512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69]/900" office:value-type="float" office:value="569" calcext:value-type="float">
            <text:p>569</text:p>
          </table:table-cell>
        </table:table-row>
        <table:table-row table:style-name="ro1">
          <table:table-cell table:formula="of:=[.C570]/86400" office:value-type="float" office:value="5.9375" calcext:value-type="float">
            <text:p>5.9375</text:p>
          </table:table-cell>
          <table:table-cell table:formula="of:=[.C570]/3600" office:value-type="float" office:value="142.5" calcext:value-type="float">
            <text:p>142.5</text:p>
          </table:table-cell>
          <table:table-cell table:formula="of:=[.C569]+900" office:value-type="float" office:value="513000" calcext:value-type="float">
            <text:p>51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7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70]/900" office:value-type="float" office:value="570" calcext:value-type="float">
            <text:p>570</text:p>
          </table:table-cell>
        </table:table-row>
        <table:table-row table:style-name="ro1">
          <table:table-cell table:formula="of:=[.C571]/86400" office:value-type="float" office:value="5.94791666666667" calcext:value-type="float">
            <text:p>5.94791666666667</text:p>
          </table:table-cell>
          <table:table-cell table:formula="of:=[.C571]/3600" office:value-type="float" office:value="142.75" calcext:value-type="float">
            <text:p>142.75</text:p>
          </table:table-cell>
          <table:table-cell table:formula="of:=[.C570]+900" office:value-type="float" office:value="513900" calcext:value-type="float">
            <text:p>513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7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71]/900" office:value-type="float" office:value="571" calcext:value-type="float">
            <text:p>571</text:p>
          </table:table-cell>
        </table:table-row>
        <table:table-row table:style-name="ro1">
          <table:table-cell table:formula="of:=[.C572]/86400" office:value-type="float" office:value="5.95833333333333" calcext:value-type="float">
            <text:p>5.95833333333333</text:p>
          </table:table-cell>
          <table:table-cell table:formula="of:=[.C572]/3600" office:value-type="float" office:value="143" calcext:value-type="float">
            <text:p>143</text:p>
          </table:table-cell>
          <table:table-cell table:formula="of:=[.C571]+900" office:value-type="float" office:value="514800" calcext:value-type="float">
            <text:p>514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7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72]/900" office:value-type="float" office:value="572" calcext:value-type="float">
            <text:p>572</text:p>
          </table:table-cell>
        </table:table-row>
        <table:table-row table:style-name="ro1">
          <table:table-cell table:formula="of:=[.C573]/86400" office:value-type="float" office:value="5.96875" calcext:value-type="float">
            <text:p>5.96875</text:p>
          </table:table-cell>
          <table:table-cell table:formula="of:=[.C573]/3600" office:value-type="float" office:value="143.25" calcext:value-type="float">
            <text:p>143.25</text:p>
          </table:table-cell>
          <table:table-cell table:formula="of:=[.C572]+900" office:value-type="float" office:value="515700" calcext:value-type="float">
            <text:p>515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7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73]/900" office:value-type="float" office:value="573" calcext:value-type="float">
            <text:p>573</text:p>
          </table:table-cell>
        </table:table-row>
        <table:table-row table:style-name="ro1">
          <table:table-cell table:formula="of:=[.C574]/86400" office:value-type="float" office:value="5.97916666666667" calcext:value-type="float">
            <text:p>5.97916666666667</text:p>
          </table:table-cell>
          <table:table-cell table:formula="of:=[.C574]/3600" office:value-type="float" office:value="143.5" calcext:value-type="float">
            <text:p>143.5</text:p>
          </table:table-cell>
          <table:table-cell table:formula="of:=[.C573]+900" office:value-type="float" office:value="516600" calcext:value-type="float">
            <text:p>516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7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74]/900" office:value-type="float" office:value="574" calcext:value-type="float">
            <text:p>574</text:p>
          </table:table-cell>
        </table:table-row>
        <table:table-row table:style-name="ro1">
          <table:table-cell table:formula="of:=[.C575]/86400" office:value-type="float" office:value="5.98958333333333" calcext:value-type="float">
            <text:p>5.98958333333333</text:p>
          </table:table-cell>
          <table:table-cell table:formula="of:=[.C575]/3600" office:value-type="float" office:value="143.75" calcext:value-type="float">
            <text:p>143.75</text:p>
          </table:table-cell>
          <table:table-cell table:formula="of:=[.C574]+900" office:value-type="float" office:value="517500" calcext:value-type="float">
            <text:p>517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7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75]/900" office:value-type="float" office:value="575" calcext:value-type="float">
            <text:p>575</text:p>
          </table:table-cell>
        </table:table-row>
        <table:table-row table:style-name="ro1">
          <table:table-cell table:formula="of:=[.C576]/86400" office:value-type="float" office:value="6" calcext:value-type="float">
            <text:p>6</text:p>
          </table:table-cell>
          <table:table-cell table:formula="of:=[.C576]/3600" office:value-type="float" office:value="144" calcext:value-type="float">
            <text:p>144</text:p>
          </table:table-cell>
          <table:table-cell table:formula="of:=[.C575]+900" office:value-type="float" office:value="518400" calcext:value-type="float">
            <text:p>518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7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76]/900" office:value-type="float" office:value="576" calcext:value-type="float">
            <text:p>576</text:p>
          </table:table-cell>
        </table:table-row>
        <table:table-row table:style-name="ro1">
          <table:table-cell table:formula="of:=[.C577]/86400" office:value-type="float" office:value="6.01041666666667" calcext:value-type="float">
            <text:p>6.01041666666667</text:p>
          </table:table-cell>
          <table:table-cell table:formula="of:=[.C577]/3600" office:value-type="float" office:value="144.25" calcext:value-type="float">
            <text:p>144.25</text:p>
          </table:table-cell>
          <table:table-cell table:formula="of:=[.C576]+900" office:value-type="float" office:value="519300" calcext:value-type="float">
            <text:p>519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7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77]/900" office:value-type="float" office:value="577" calcext:value-type="float">
            <text:p>577</text:p>
          </table:table-cell>
        </table:table-row>
        <table:table-row table:style-name="ro1">
          <table:table-cell table:formula="of:=[.C578]/86400" office:value-type="float" office:value="6.02083333333333" calcext:value-type="float">
            <text:p>6.02083333333333</text:p>
          </table:table-cell>
          <table:table-cell table:formula="of:=[.C578]/3600" office:value-type="float" office:value="144.5" calcext:value-type="float">
            <text:p>144.5</text:p>
          </table:table-cell>
          <table:table-cell table:formula="of:=[.C577]+900" office:value-type="float" office:value="520200" calcext:value-type="float">
            <text:p>520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7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78]/900" office:value-type="float" office:value="578" calcext:value-type="float">
            <text:p>578</text:p>
          </table:table-cell>
        </table:table-row>
        <table:table-row table:style-name="ro1">
          <table:table-cell table:formula="of:=[.C579]/86400" office:value-type="float" office:value="6.03125" calcext:value-type="float">
            <text:p>6.03125</text:p>
          </table:table-cell>
          <table:table-cell table:formula="of:=[.C579]/3600" office:value-type="float" office:value="144.75" calcext:value-type="float">
            <text:p>144.75</text:p>
          </table:table-cell>
          <table:table-cell table:formula="of:=[.C578]+900" office:value-type="float" office:value="521100" calcext:value-type="float">
            <text:p>521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7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79]/900" office:value-type="float" office:value="579" calcext:value-type="float">
            <text:p>579</text:p>
          </table:table-cell>
        </table:table-row>
        <table:table-row table:style-name="ro1">
          <table:table-cell table:formula="of:=[.C580]/86400" office:value-type="float" office:value="6.04166666666667" calcext:value-type="float">
            <text:p>6.04166666666667</text:p>
          </table:table-cell>
          <table:table-cell table:formula="of:=[.C580]/3600" office:value-type="float" office:value="145" calcext:value-type="float">
            <text:p>145</text:p>
          </table:table-cell>
          <table:table-cell table:formula="of:=[.C579]+900" office:value-type="float" office:value="522000" calcext:value-type="float">
            <text:p>52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8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80]/900" office:value-type="float" office:value="580" calcext:value-type="float">
            <text:p>580</text:p>
          </table:table-cell>
        </table:table-row>
        <table:table-row table:style-name="ro1">
          <table:table-cell table:formula="of:=[.C581]/86400" office:value-type="float" office:value="6.05208333333333" calcext:value-type="float">
            <text:p>6.05208333333333</text:p>
          </table:table-cell>
          <table:table-cell table:formula="of:=[.C581]/3600" office:value-type="float" office:value="145.25" calcext:value-type="float">
            <text:p>145.25</text:p>
          </table:table-cell>
          <table:table-cell table:formula="of:=[.C580]+900" office:value-type="float" office:value="522900" calcext:value-type="float">
            <text:p>522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8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81]/900" office:value-type="float" office:value="581" calcext:value-type="float">
            <text:p>581</text:p>
          </table:table-cell>
        </table:table-row>
        <table:table-row table:style-name="ro1">
          <table:table-cell table:formula="of:=[.C582]/86400" office:value-type="float" office:value="6.0625" calcext:value-type="float">
            <text:p>6.0625</text:p>
          </table:table-cell>
          <table:table-cell table:formula="of:=[.C582]/3600" office:value-type="float" office:value="145.5" calcext:value-type="float">
            <text:p>145.5</text:p>
          </table:table-cell>
          <table:table-cell table:formula="of:=[.C581]+900" office:value-type="float" office:value="523800" calcext:value-type="float">
            <text:p>523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8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82]/900" office:value-type="float" office:value="582" calcext:value-type="float">
            <text:p>582</text:p>
          </table:table-cell>
        </table:table-row>
        <table:table-row table:style-name="ro1">
          <table:table-cell table:formula="of:=[.C583]/86400" office:value-type="float" office:value="6.07291666666667" calcext:value-type="float">
            <text:p>6.07291666666667</text:p>
          </table:table-cell>
          <table:table-cell table:formula="of:=[.C583]/3600" office:value-type="float" office:value="145.75" calcext:value-type="float">
            <text:p>145.75</text:p>
          </table:table-cell>
          <table:table-cell table:formula="of:=[.C582]+900" office:value-type="float" office:value="524700" calcext:value-type="float">
            <text:p>524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8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83]/900" office:value-type="float" office:value="583" calcext:value-type="float">
            <text:p>583</text:p>
          </table:table-cell>
        </table:table-row>
        <table:table-row table:style-name="ro1">
          <table:table-cell table:formula="of:=[.C584]/86400" office:value-type="float" office:value="6.08333333333333" calcext:value-type="float">
            <text:p>6.08333333333333</text:p>
          </table:table-cell>
          <table:table-cell table:formula="of:=[.C584]/3600" office:value-type="float" office:value="146" calcext:value-type="float">
            <text:p>146</text:p>
          </table:table-cell>
          <table:table-cell table:formula="of:=[.C583]+900" office:value-type="float" office:value="525600" calcext:value-type="float">
            <text:p>525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8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84]/900" office:value-type="float" office:value="584" calcext:value-type="float">
            <text:p>584</text:p>
          </table:table-cell>
        </table:table-row>
        <table:table-row table:style-name="ro1">
          <table:table-cell table:formula="of:=[.C585]/86400" office:value-type="float" office:value="6.09375" calcext:value-type="float">
            <text:p>6.09375</text:p>
          </table:table-cell>
          <table:table-cell table:formula="of:=[.C585]/3600" office:value-type="float" office:value="146.25" calcext:value-type="float">
            <text:p>146.25</text:p>
          </table:table-cell>
          <table:table-cell table:formula="of:=[.C584]+900" office:value-type="float" office:value="526500" calcext:value-type="float">
            <text:p>52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8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85]/900" office:value-type="float" office:value="585" calcext:value-type="float">
            <text:p>585</text:p>
          </table:table-cell>
        </table:table-row>
        <table:table-row table:style-name="ro1">
          <table:table-cell table:formula="of:=[.C586]/86400" office:value-type="float" office:value="6.10416666666667" calcext:value-type="float">
            <text:p>6.10416666666667</text:p>
          </table:table-cell>
          <table:table-cell table:formula="of:=[.C586]/3600" office:value-type="float" office:value="146.5" calcext:value-type="float">
            <text:p>146.5</text:p>
          </table:table-cell>
          <table:table-cell table:formula="of:=[.C585]+900" office:value-type="float" office:value="527400" calcext:value-type="float">
            <text:p>527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8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86]/900" office:value-type="float" office:value="586" calcext:value-type="float">
            <text:p>586</text:p>
          </table:table-cell>
        </table:table-row>
        <table:table-row table:style-name="ro1">
          <table:table-cell table:formula="of:=[.C587]/86400" office:value-type="float" office:value="6.11458333333333" calcext:value-type="float">
            <text:p>6.11458333333333</text:p>
          </table:table-cell>
          <table:table-cell table:formula="of:=[.C587]/3600" office:value-type="float" office:value="146.75" calcext:value-type="float">
            <text:p>146.75</text:p>
          </table:table-cell>
          <table:table-cell table:formula="of:=[.C586]+900" office:value-type="float" office:value="528300" calcext:value-type="float">
            <text:p>528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8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87]/900" office:value-type="float" office:value="587" calcext:value-type="float">
            <text:p>587</text:p>
          </table:table-cell>
        </table:table-row>
        <table:table-row table:style-name="ro1">
          <table:table-cell table:formula="of:=[.C588]/86400" office:value-type="float" office:value="6.125" calcext:value-type="float">
            <text:p>6.125</text:p>
          </table:table-cell>
          <table:table-cell table:formula="of:=[.C588]/3600" office:value-type="float" office:value="147" calcext:value-type="float">
            <text:p>147</text:p>
          </table:table-cell>
          <table:table-cell table:formula="of:=[.C587]+900" office:value-type="float" office:value="529200" calcext:value-type="float">
            <text:p>529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8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88]/900" office:value-type="float" office:value="588" calcext:value-type="float">
            <text:p>588</text:p>
          </table:table-cell>
        </table:table-row>
        <table:table-row table:style-name="ro1">
          <table:table-cell table:formula="of:=[.C589]/86400" office:value-type="float" office:value="6.13541666666667" calcext:value-type="float">
            <text:p>6.13541666666667</text:p>
          </table:table-cell>
          <table:table-cell table:formula="of:=[.C589]/3600" office:value-type="float" office:value="147.25" calcext:value-type="float">
            <text:p>147.25</text:p>
          </table:table-cell>
          <table:table-cell table:formula="of:=[.C588]+900" office:value-type="float" office:value="530100" calcext:value-type="float">
            <text:p>530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8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89]/900" office:value-type="float" office:value="589" calcext:value-type="float">
            <text:p>589</text:p>
          </table:table-cell>
        </table:table-row>
        <table:table-row table:style-name="ro1">
          <table:table-cell table:formula="of:=[.C590]/86400" office:value-type="float" office:value="6.14583333333333" calcext:value-type="float">
            <text:p>6.14583333333333</text:p>
          </table:table-cell>
          <table:table-cell table:formula="of:=[.C590]/3600" office:value-type="float" office:value="147.5" calcext:value-type="float">
            <text:p>147.5</text:p>
          </table:table-cell>
          <table:table-cell table:formula="of:=[.C589]+900" office:value-type="float" office:value="531000" calcext:value-type="float">
            <text:p>53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90]/900" office:value-type="float" office:value="590" calcext:value-type="float">
            <text:p>590</text:p>
          </table:table-cell>
        </table:table-row>
        <table:table-row table:style-name="ro1">
          <table:table-cell table:formula="of:=[.C591]/86400" office:value-type="float" office:value="6.15625" calcext:value-type="float">
            <text:p>6.15625</text:p>
          </table:table-cell>
          <table:table-cell table:formula="of:=[.C591]/3600" office:value-type="float" office:value="147.75" calcext:value-type="float">
            <text:p>147.75</text:p>
          </table:table-cell>
          <table:table-cell table:formula="of:=[.C590]+900" office:value-type="float" office:value="531900" calcext:value-type="float">
            <text:p>531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91]/900" office:value-type="float" office:value="591" calcext:value-type="float">
            <text:p>591</text:p>
          </table:table-cell>
        </table:table-row>
        <table:table-row table:style-name="ro1">
          <table:table-cell table:formula="of:=[.C592]/86400" office:value-type="float" office:value="6.16666666666667" calcext:value-type="float">
            <text:p>6.16666666666667</text:p>
          </table:table-cell>
          <table:table-cell table:formula="of:=[.C592]/3600" office:value-type="float" office:value="148" calcext:value-type="float">
            <text:p>148</text:p>
          </table:table-cell>
          <table:table-cell table:formula="of:=[.C591]+900" office:value-type="float" office:value="532800" calcext:value-type="float">
            <text:p>532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92]/900" office:value-type="float" office:value="592" calcext:value-type="float">
            <text:p>592</text:p>
          </table:table-cell>
        </table:table-row>
        <table:table-row table:style-name="ro1">
          <table:table-cell table:formula="of:=[.C593]/86400" office:value-type="float" office:value="6.17708333333333" calcext:value-type="float">
            <text:p>6.17708333333333</text:p>
          </table:table-cell>
          <table:table-cell table:formula="of:=[.C593]/3600" office:value-type="float" office:value="148.25" calcext:value-type="float">
            <text:p>148.25</text:p>
          </table:table-cell>
          <table:table-cell table:formula="of:=[.C592]+900" office:value-type="float" office:value="533700" calcext:value-type="float">
            <text:p>533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93]/900" office:value-type="float" office:value="593" calcext:value-type="float">
            <text:p>593</text:p>
          </table:table-cell>
        </table:table-row>
        <table:table-row table:style-name="ro1">
          <table:table-cell table:formula="of:=[.C594]/86400" office:value-type="float" office:value="6.1875" calcext:value-type="float">
            <text:p>6.1875</text:p>
          </table:table-cell>
          <table:table-cell table:formula="of:=[.C594]/3600" office:value-type="float" office:value="148.5" calcext:value-type="float">
            <text:p>148.5</text:p>
          </table:table-cell>
          <table:table-cell table:formula="of:=[.C593]+900" office:value-type="float" office:value="534600" calcext:value-type="float">
            <text:p>534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94]/900" office:value-type="float" office:value="594" calcext:value-type="float">
            <text:p>594</text:p>
          </table:table-cell>
        </table:table-row>
        <table:table-row table:style-name="ro1">
          <table:table-cell table:formula="of:=[.C595]/86400" office:value-type="float" office:value="6.19791666666667" calcext:value-type="float">
            <text:p>6.19791666666667</text:p>
          </table:table-cell>
          <table:table-cell table:formula="of:=[.C595]/3600" office:value-type="float" office:value="148.75" calcext:value-type="float">
            <text:p>148.75</text:p>
          </table:table-cell>
          <table:table-cell table:formula="of:=[.C594]+900" office:value-type="float" office:value="535500" calcext:value-type="float">
            <text:p>535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95]/900" office:value-type="float" office:value="595" calcext:value-type="float">
            <text:p>595</text:p>
          </table:table-cell>
        </table:table-row>
        <table:table-row table:style-name="ro1">
          <table:table-cell table:formula="of:=[.C596]/86400" office:value-type="float" office:value="6.20833333333333" calcext:value-type="float">
            <text:p>6.20833333333333</text:p>
          </table:table-cell>
          <table:table-cell table:formula="of:=[.C596]/3600" office:value-type="float" office:value="149" calcext:value-type="float">
            <text:p>149</text:p>
          </table:table-cell>
          <table:table-cell table:formula="of:=[.C595]+900" office:value-type="float" office:value="536400" calcext:value-type="float">
            <text:p>536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96]/900" office:value-type="float" office:value="596" calcext:value-type="float">
            <text:p>596</text:p>
          </table:table-cell>
        </table:table-row>
        <table:table-row table:style-name="ro1">
          <table:table-cell table:formula="of:=[.C597]/86400" office:value-type="float" office:value="6.21875" calcext:value-type="float">
            <text:p>6.21875</text:p>
          </table:table-cell>
          <table:table-cell table:formula="of:=[.C597]/3600" office:value-type="float" office:value="149.25" calcext:value-type="float">
            <text:p>149.25</text:p>
          </table:table-cell>
          <table:table-cell table:formula="of:=[.C596]+900" office:value-type="float" office:value="537300" calcext:value-type="float">
            <text:p>537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97]/900" office:value-type="float" office:value="597" calcext:value-type="float">
            <text:p>597</text:p>
          </table:table-cell>
        </table:table-row>
        <table:table-row table:style-name="ro1">
          <table:table-cell table:formula="of:=[.C598]/86400" office:value-type="float" office:value="6.22916666666667" calcext:value-type="float">
            <text:p>6.22916666666667</text:p>
          </table:table-cell>
          <table:table-cell table:formula="of:=[.C598]/3600" office:value-type="float" office:value="149.5" calcext:value-type="float">
            <text:p>149.5</text:p>
          </table:table-cell>
          <table:table-cell table:formula="of:=[.C597]+900" office:value-type="float" office:value="538200" calcext:value-type="float">
            <text:p>538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98]/900" office:value-type="float" office:value="598" calcext:value-type="float">
            <text:p>598</text:p>
          </table:table-cell>
        </table:table-row>
        <table:table-row table:style-name="ro1">
          <table:table-cell table:formula="of:=[.C599]/86400" office:value-type="float" office:value="6.23958333333333" calcext:value-type="float">
            <text:p>6.23958333333333</text:p>
          </table:table-cell>
          <table:table-cell table:formula="of:=[.C599]/3600" office:value-type="float" office:value="149.75" calcext:value-type="float">
            <text:p>149.75</text:p>
          </table:table-cell>
          <table:table-cell table:formula="of:=[.C598]+900" office:value-type="float" office:value="539100" calcext:value-type="float">
            <text:p>539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599]/900" office:value-type="float" office:value="599" calcext:value-type="float">
            <text:p>599</text:p>
          </table:table-cell>
        </table:table-row>
        <table:table-row table:style-name="ro1">
          <table:table-cell table:formula="of:=[.C600]/86400" office:value-type="float" office:value="6.25" calcext:value-type="float">
            <text:p>6.25</text:p>
          </table:table-cell>
          <table:table-cell table:formula="of:=[.C600]/3600" office:value-type="float" office:value="150" calcext:value-type="float">
            <text:p>150</text:p>
          </table:table-cell>
          <table:table-cell table:formula="of:=[.C599]+900" office:value-type="float" office:value="540000" calcext:value-type="float">
            <text:p>54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00]/900" office:value-type="float" office:value="600" calcext:value-type="float">
            <text:p>600</text:p>
          </table:table-cell>
        </table:table-row>
        <table:table-row table:style-name="ro1">
          <table:table-cell table:formula="of:=[.C601]/86400" office:value-type="float" office:value="6.26041666666667" calcext:value-type="float">
            <text:p>6.26041666666667</text:p>
          </table:table-cell>
          <table:table-cell table:formula="of:=[.C601]/3600" office:value-type="float" office:value="150.25" calcext:value-type="float">
            <text:p>150.25</text:p>
          </table:table-cell>
          <table:table-cell table:formula="of:=[.C600]+900" office:value-type="float" office:value="540900" calcext:value-type="float">
            <text:p>540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01]/900" office:value-type="float" office:value="601" calcext:value-type="float">
            <text:p>601</text:p>
          </table:table-cell>
        </table:table-row>
        <table:table-row table:style-name="ro1">
          <table:table-cell table:formula="of:=[.C602]/86400" office:value-type="float" office:value="6.27083333333333" calcext:value-type="float">
            <text:p>6.27083333333333</text:p>
          </table:table-cell>
          <table:table-cell table:formula="of:=[.C602]/3600" office:value-type="float" office:value="150.5" calcext:value-type="float">
            <text:p>150.5</text:p>
          </table:table-cell>
          <table:table-cell table:formula="of:=[.C601]+900" office:value-type="float" office:value="541800" calcext:value-type="float">
            <text:p>541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02]/900" office:value-type="float" office:value="602" calcext:value-type="float">
            <text:p>602</text:p>
          </table:table-cell>
        </table:table-row>
        <table:table-row table:style-name="ro1">
          <table:table-cell table:formula="of:=[.C603]/86400" office:value-type="float" office:value="6.28125" calcext:value-type="float">
            <text:p>6.28125</text:p>
          </table:table-cell>
          <table:table-cell table:formula="of:=[.C603]/3600" office:value-type="float" office:value="150.75" calcext:value-type="float">
            <text:p>150.75</text:p>
          </table:table-cell>
          <table:table-cell table:formula="of:=[.C602]+900" office:value-type="float" office:value="542700" calcext:value-type="float">
            <text:p>542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03]/900" office:value-type="float" office:value="603" calcext:value-type="float">
            <text:p>603</text:p>
          </table:table-cell>
        </table:table-row>
        <table:table-row table:style-name="ro1">
          <table:table-cell table:formula="of:=[.C604]/86400" office:value-type="float" office:value="6.29166666666667" calcext:value-type="float">
            <text:p>6.29166666666667</text:p>
          </table:table-cell>
          <table:table-cell table:formula="of:=[.C604]/3600" office:value-type="float" office:value="151" calcext:value-type="float">
            <text:p>151</text:p>
          </table:table-cell>
          <table:table-cell table:formula="of:=[.C603]+900" office:value-type="float" office:value="543600" calcext:value-type="float">
            <text:p>543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04]/900" office:value-type="float" office:value="604" calcext:value-type="float">
            <text:p>604</text:p>
          </table:table-cell>
        </table:table-row>
        <table:table-row table:style-name="ro1">
          <table:table-cell table:formula="of:=[.C605]/86400" office:value-type="float" office:value="6.30208333333333" calcext:value-type="float">
            <text:p>6.30208333333333</text:p>
          </table:table-cell>
          <table:table-cell table:formula="of:=[.C605]/3600" office:value-type="float" office:value="151.25" calcext:value-type="float">
            <text:p>151.25</text:p>
          </table:table-cell>
          <table:table-cell table:formula="of:=[.C604]+900" office:value-type="float" office:value="544500" calcext:value-type="float">
            <text:p>544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05]/900" office:value-type="float" office:value="605" calcext:value-type="float">
            <text:p>605</text:p>
          </table:table-cell>
        </table:table-row>
        <table:table-row table:style-name="ro1">
          <table:table-cell table:formula="of:=[.C606]/86400" office:value-type="float" office:value="6.3125" calcext:value-type="float">
            <text:p>6.3125</text:p>
          </table:table-cell>
          <table:table-cell table:formula="of:=[.C606]/3600" office:value-type="float" office:value="151.5" calcext:value-type="float">
            <text:p>151.5</text:p>
          </table:table-cell>
          <table:table-cell table:formula="of:=[.C605]+900" office:value-type="float" office:value="545400" calcext:value-type="float">
            <text:p>545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06]/900" office:value-type="float" office:value="606" calcext:value-type="float">
            <text:p>606</text:p>
          </table:table-cell>
        </table:table-row>
        <table:table-row table:style-name="ro1">
          <table:table-cell table:formula="of:=[.C607]/86400" office:value-type="float" office:value="6.32291666666667" calcext:value-type="float">
            <text:p>6.32291666666667</text:p>
          </table:table-cell>
          <table:table-cell table:formula="of:=[.C607]/3600" office:value-type="float" office:value="151.75" calcext:value-type="float">
            <text:p>151.75</text:p>
          </table:table-cell>
          <table:table-cell table:formula="of:=[.C606]+900" office:value-type="float" office:value="546300" calcext:value-type="float">
            <text:p>546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07]/900" office:value-type="float" office:value="607" calcext:value-type="float">
            <text:p>607</text:p>
          </table:table-cell>
        </table:table-row>
        <table:table-row table:style-name="ro1">
          <table:table-cell table:formula="of:=[.C608]/86400" office:value-type="float" office:value="6.33333333333333" calcext:value-type="float">
            <text:p>6.33333333333333</text:p>
          </table:table-cell>
          <table:table-cell table:formula="of:=[.C608]/3600" office:value-type="float" office:value="152" calcext:value-type="float">
            <text:p>152</text:p>
          </table:table-cell>
          <table:table-cell table:formula="of:=[.C607]+900" office:value-type="float" office:value="547200" calcext:value-type="float">
            <text:p>547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08]/900" office:value-type="float" office:value="608" calcext:value-type="float">
            <text:p>608</text:p>
          </table:table-cell>
        </table:table-row>
        <table:table-row table:style-name="ro1">
          <table:table-cell table:formula="of:=[.C609]/86400" office:value-type="float" office:value="6.34375" calcext:value-type="float">
            <text:p>6.34375</text:p>
          </table:table-cell>
          <table:table-cell table:formula="of:=[.C609]/3600" office:value-type="float" office:value="152.25" calcext:value-type="float">
            <text:p>152.25</text:p>
          </table:table-cell>
          <table:table-cell table:formula="of:=[.C608]+900" office:value-type="float" office:value="548100" calcext:value-type="float">
            <text:p>548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09]/900" office:value-type="float" office:value="609" calcext:value-type="float">
            <text:p>609</text:p>
          </table:table-cell>
        </table:table-row>
        <table:table-row table:style-name="ro1">
          <table:table-cell table:formula="of:=[.C610]/86400" office:value-type="float" office:value="6.35416666666667" calcext:value-type="float">
            <text:p>6.35416666666667</text:p>
          </table:table-cell>
          <table:table-cell table:formula="of:=[.C610]/3600" office:value-type="float" office:value="152.5" calcext:value-type="float">
            <text:p>152.5</text:p>
          </table:table-cell>
          <table:table-cell table:formula="of:=[.C609]+900" office:value-type="float" office:value="549000" calcext:value-type="float">
            <text:p>549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1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10]/900" office:value-type="float" office:value="610" calcext:value-type="float">
            <text:p>610</text:p>
          </table:table-cell>
        </table:table-row>
        <table:table-row table:style-name="ro1">
          <table:table-cell table:formula="of:=[.C611]/86400" office:value-type="float" office:value="6.36458333333333" calcext:value-type="float">
            <text:p>6.36458333333333</text:p>
          </table:table-cell>
          <table:table-cell table:formula="of:=[.C611]/3600" office:value-type="float" office:value="152.75" calcext:value-type="float">
            <text:p>152.75</text:p>
          </table:table-cell>
          <table:table-cell table:formula="of:=[.C610]+900" office:value-type="float" office:value="549900" calcext:value-type="float">
            <text:p>549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1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11]/900" office:value-type="float" office:value="611" calcext:value-type="float">
            <text:p>611</text:p>
          </table:table-cell>
        </table:table-row>
        <table:table-row table:style-name="ro1">
          <table:table-cell table:formula="of:=[.C612]/86400" office:value-type="float" office:value="6.375" calcext:value-type="float">
            <text:p>6.375</text:p>
          </table:table-cell>
          <table:table-cell table:formula="of:=[.C612]/3600" office:value-type="float" office:value="153" calcext:value-type="float">
            <text:p>153</text:p>
          </table:table-cell>
          <table:table-cell table:formula="of:=[.C611]+900" office:value-type="float" office:value="550800" calcext:value-type="float">
            <text:p>550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1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12]/900" office:value-type="float" office:value="612" calcext:value-type="float">
            <text:p>612</text:p>
          </table:table-cell>
        </table:table-row>
        <table:table-row table:style-name="ro1">
          <table:table-cell table:formula="of:=[.C613]/86400" office:value-type="float" office:value="6.38541666666667" calcext:value-type="float">
            <text:p>6.38541666666667</text:p>
          </table:table-cell>
          <table:table-cell table:formula="of:=[.C613]/3600" office:value-type="float" office:value="153.25" calcext:value-type="float">
            <text:p>153.25</text:p>
          </table:table-cell>
          <table:table-cell table:formula="of:=[.C612]+900" office:value-type="float" office:value="551700" calcext:value-type="float">
            <text:p>551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1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13]/900" office:value-type="float" office:value="613" calcext:value-type="float">
            <text:p>613</text:p>
          </table:table-cell>
        </table:table-row>
        <table:table-row table:style-name="ro1">
          <table:table-cell table:formula="of:=[.C614]/86400" office:value-type="float" office:value="6.39583333333333" calcext:value-type="float">
            <text:p>6.39583333333333</text:p>
          </table:table-cell>
          <table:table-cell table:formula="of:=[.C614]/3600" office:value-type="float" office:value="153.5" calcext:value-type="float">
            <text:p>153.5</text:p>
          </table:table-cell>
          <table:table-cell table:formula="of:=[.C613]+900" office:value-type="float" office:value="552600" calcext:value-type="float">
            <text:p>552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1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14]/900" office:value-type="float" office:value="614" calcext:value-type="float">
            <text:p>614</text:p>
          </table:table-cell>
        </table:table-row>
        <table:table-row table:style-name="ro1">
          <table:table-cell table:formula="of:=[.C615]/86400" office:value-type="float" office:value="6.40625" calcext:value-type="float">
            <text:p>6.40625</text:p>
          </table:table-cell>
          <table:table-cell table:formula="of:=[.C615]/3600" office:value-type="float" office:value="153.75" calcext:value-type="float">
            <text:p>153.75</text:p>
          </table:table-cell>
          <table:table-cell table:formula="of:=[.C614]+900" office:value-type="float" office:value="553500" calcext:value-type="float">
            <text:p>553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1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15]/900" office:value-type="float" office:value="615" calcext:value-type="float">
            <text:p>615</text:p>
          </table:table-cell>
        </table:table-row>
        <table:table-row table:style-name="ro1">
          <table:table-cell table:formula="of:=[.C616]/86400" office:value-type="float" office:value="6.41666666666667" calcext:value-type="float">
            <text:p>6.41666666666667</text:p>
          </table:table-cell>
          <table:table-cell table:formula="of:=[.C616]/3600" office:value-type="float" office:value="154" calcext:value-type="float">
            <text:p>154</text:p>
          </table:table-cell>
          <table:table-cell table:formula="of:=[.C615]+900" office:value-type="float" office:value="554400" calcext:value-type="float">
            <text:p>554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1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16]/900" office:value-type="float" office:value="616" calcext:value-type="float">
            <text:p>616</text:p>
          </table:table-cell>
        </table:table-row>
        <table:table-row table:style-name="ro1">
          <table:table-cell table:formula="of:=[.C617]/86400" office:value-type="float" office:value="6.42708333333333" calcext:value-type="float">
            <text:p>6.42708333333333</text:p>
          </table:table-cell>
          <table:table-cell table:formula="of:=[.C617]/3600" office:value-type="float" office:value="154.25" calcext:value-type="float">
            <text:p>154.25</text:p>
          </table:table-cell>
          <table:table-cell table:formula="of:=[.C616]+900" office:value-type="float" office:value="555300" calcext:value-type="float">
            <text:p>555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1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17]/900" office:value-type="float" office:value="617" calcext:value-type="float">
            <text:p>617</text:p>
          </table:table-cell>
        </table:table-row>
        <table:table-row table:style-name="ro1">
          <table:table-cell table:formula="of:=[.C618]/86400" office:value-type="float" office:value="6.4375" calcext:value-type="float">
            <text:p>6.4375</text:p>
          </table:table-cell>
          <table:table-cell table:formula="of:=[.C618]/3600" office:value-type="float" office:value="154.5" calcext:value-type="float">
            <text:p>154.5</text:p>
          </table:table-cell>
          <table:table-cell table:formula="of:=[.C617]+900" office:value-type="float" office:value="556200" calcext:value-type="float">
            <text:p>556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1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18]/900" office:value-type="float" office:value="618" calcext:value-type="float">
            <text:p>618</text:p>
          </table:table-cell>
        </table:table-row>
        <table:table-row table:style-name="ro1">
          <table:table-cell table:formula="of:=[.C619]/86400" office:value-type="float" office:value="6.44791666666667" calcext:value-type="float">
            <text:p>6.44791666666667</text:p>
          </table:table-cell>
          <table:table-cell table:formula="of:=[.C619]/3600" office:value-type="float" office:value="154.75" calcext:value-type="float">
            <text:p>154.75</text:p>
          </table:table-cell>
          <table:table-cell table:formula="of:=[.C618]+900" office:value-type="float" office:value="557100" calcext:value-type="float">
            <text:p>557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1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19]/900" office:value-type="float" office:value="619" calcext:value-type="float">
            <text:p>619</text:p>
          </table:table-cell>
        </table:table-row>
        <table:table-row table:style-name="ro1">
          <table:table-cell table:formula="of:=[.C620]/86400" office:value-type="float" office:value="6.45833333333333" calcext:value-type="float">
            <text:p>6.45833333333333</text:p>
          </table:table-cell>
          <table:table-cell table:formula="of:=[.C620]/3600" office:value-type="float" office:value="155" calcext:value-type="float">
            <text:p>155</text:p>
          </table:table-cell>
          <table:table-cell table:formula="of:=[.C619]+900" office:value-type="float" office:value="558000" calcext:value-type="float">
            <text:p>55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2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20]/900" office:value-type="float" office:value="620" calcext:value-type="float">
            <text:p>620</text:p>
          </table:table-cell>
        </table:table-row>
        <table:table-row table:style-name="ro1">
          <table:table-cell table:formula="of:=[.C621]/86400" office:value-type="float" office:value="6.46875" calcext:value-type="float">
            <text:p>6.46875</text:p>
          </table:table-cell>
          <table:table-cell table:formula="of:=[.C621]/3600" office:value-type="float" office:value="155.25" calcext:value-type="float">
            <text:p>155.25</text:p>
          </table:table-cell>
          <table:table-cell table:formula="of:=[.C620]+900" office:value-type="float" office:value="558900" calcext:value-type="float">
            <text:p>558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2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21]/900" office:value-type="float" office:value="621" calcext:value-type="float">
            <text:p>621</text:p>
          </table:table-cell>
        </table:table-row>
        <table:table-row table:style-name="ro1">
          <table:table-cell table:formula="of:=[.C622]/86400" office:value-type="float" office:value="6.47916666666667" calcext:value-type="float">
            <text:p>6.47916666666667</text:p>
          </table:table-cell>
          <table:table-cell table:formula="of:=[.C622]/3600" office:value-type="float" office:value="155.5" calcext:value-type="float">
            <text:p>155.5</text:p>
          </table:table-cell>
          <table:table-cell table:formula="of:=[.C621]+900" office:value-type="float" office:value="559800" calcext:value-type="float">
            <text:p>559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2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22]/900" office:value-type="float" office:value="622" calcext:value-type="float">
            <text:p>622</text:p>
          </table:table-cell>
        </table:table-row>
        <table:table-row table:style-name="ro1">
          <table:table-cell table:formula="of:=[.C623]/86400" office:value-type="float" office:value="6.48958333333333" calcext:value-type="float">
            <text:p>6.48958333333333</text:p>
          </table:table-cell>
          <table:table-cell table:formula="of:=[.C623]/3600" office:value-type="float" office:value="155.75" calcext:value-type="float">
            <text:p>155.75</text:p>
          </table:table-cell>
          <table:table-cell table:formula="of:=[.C622]+900" office:value-type="float" office:value="560700" calcext:value-type="float">
            <text:p>560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2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23]/900" office:value-type="float" office:value="623" calcext:value-type="float">
            <text:p>623</text:p>
          </table:table-cell>
        </table:table-row>
        <table:table-row table:style-name="ro1">
          <table:table-cell table:formula="of:=[.C624]/86400" office:value-type="float" office:value="6.5" calcext:value-type="float">
            <text:p>6.5</text:p>
          </table:table-cell>
          <table:table-cell table:formula="of:=[.C624]/3600" office:value-type="float" office:value="156" calcext:value-type="float">
            <text:p>156</text:p>
          </table:table-cell>
          <table:table-cell table:formula="of:=[.C623]+900" office:value-type="float" office:value="561600" calcext:value-type="float">
            <text:p>561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2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24]/900" office:value-type="float" office:value="624" calcext:value-type="float">
            <text:p>624</text:p>
          </table:table-cell>
        </table:table-row>
        <table:table-row table:style-name="ro1">
          <table:table-cell table:formula="of:=[.C625]/86400" office:value-type="float" office:value="6.51041666666667" calcext:value-type="float">
            <text:p>6.51041666666667</text:p>
          </table:table-cell>
          <table:table-cell table:formula="of:=[.C625]/3600" office:value-type="float" office:value="156.25" calcext:value-type="float">
            <text:p>156.25</text:p>
          </table:table-cell>
          <table:table-cell table:formula="of:=[.C624]+900" office:value-type="float" office:value="562500" calcext:value-type="float">
            <text:p>56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2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25]/900" office:value-type="float" office:value="625" calcext:value-type="float">
            <text:p>625</text:p>
          </table:table-cell>
        </table:table-row>
        <table:table-row table:style-name="ro1">
          <table:table-cell table:formula="of:=[.C626]/86400" office:value-type="float" office:value="6.52083333333333" calcext:value-type="float">
            <text:p>6.52083333333333</text:p>
          </table:table-cell>
          <table:table-cell table:formula="of:=[.C626]/3600" office:value-type="float" office:value="156.5" calcext:value-type="float">
            <text:p>156.5</text:p>
          </table:table-cell>
          <table:table-cell table:formula="of:=[.C625]+900" office:value-type="float" office:value="563400" calcext:value-type="float">
            <text:p>563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2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26]/900" office:value-type="float" office:value="626" calcext:value-type="float">
            <text:p>626</text:p>
          </table:table-cell>
        </table:table-row>
        <table:table-row table:style-name="ro1">
          <table:table-cell table:formula="of:=[.C627]/86400" office:value-type="float" office:value="6.53125" calcext:value-type="float">
            <text:p>6.53125</text:p>
          </table:table-cell>
          <table:table-cell table:formula="of:=[.C627]/3600" office:value-type="float" office:value="156.75" calcext:value-type="float">
            <text:p>156.75</text:p>
          </table:table-cell>
          <table:table-cell table:formula="of:=[.C626]+900" office:value-type="float" office:value="564300" calcext:value-type="float">
            <text:p>564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2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27]/900" office:value-type="float" office:value="627" calcext:value-type="float">
            <text:p>627</text:p>
          </table:table-cell>
        </table:table-row>
        <table:table-row table:style-name="ro1">
          <table:table-cell table:formula="of:=[.C628]/86400" office:value-type="float" office:value="6.54166666666667" calcext:value-type="float">
            <text:p>6.54166666666667</text:p>
          </table:table-cell>
          <table:table-cell table:formula="of:=[.C628]/3600" office:value-type="float" office:value="157" calcext:value-type="float">
            <text:p>157</text:p>
          </table:table-cell>
          <table:table-cell table:formula="of:=[.C627]+900" office:value-type="float" office:value="565200" calcext:value-type="float">
            <text:p>565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2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28]/900" office:value-type="float" office:value="628" calcext:value-type="float">
            <text:p>628</text:p>
          </table:table-cell>
        </table:table-row>
        <table:table-row table:style-name="ro1">
          <table:table-cell table:formula="of:=[.C629]/86400" office:value-type="float" office:value="6.55208333333333" calcext:value-type="float">
            <text:p>6.55208333333333</text:p>
          </table:table-cell>
          <table:table-cell table:formula="of:=[.C629]/3600" office:value-type="float" office:value="157.25" calcext:value-type="float">
            <text:p>157.25</text:p>
          </table:table-cell>
          <table:table-cell table:formula="of:=[.C628]+900" office:value-type="float" office:value="566100" calcext:value-type="float">
            <text:p>566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2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29]/900" office:value-type="float" office:value="629" calcext:value-type="float">
            <text:p>629</text:p>
          </table:table-cell>
        </table:table-row>
        <table:table-row table:style-name="ro1">
          <table:table-cell table:formula="of:=[.C630]/86400" office:value-type="float" office:value="6.5625" calcext:value-type="float">
            <text:p>6.5625</text:p>
          </table:table-cell>
          <table:table-cell table:formula="of:=[.C630]/3600" office:value-type="float" office:value="157.5" calcext:value-type="float">
            <text:p>157.5</text:p>
          </table:table-cell>
          <table:table-cell table:formula="of:=[.C629]+900" office:value-type="float" office:value="567000" calcext:value-type="float">
            <text:p>56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30]/900" office:value-type="float" office:value="630" calcext:value-type="float">
            <text:p>630</text:p>
          </table:table-cell>
        </table:table-row>
        <table:table-row table:style-name="ro1">
          <table:table-cell table:formula="of:=[.C631]/86400" office:value-type="float" office:value="6.57291666666667" calcext:value-type="float">
            <text:p>6.57291666666667</text:p>
          </table:table-cell>
          <table:table-cell table:formula="of:=[.C631]/3600" office:value-type="float" office:value="157.75" calcext:value-type="float">
            <text:p>157.75</text:p>
          </table:table-cell>
          <table:table-cell table:formula="of:=[.C630]+900" office:value-type="float" office:value="567900" calcext:value-type="float">
            <text:p>567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31]/900" office:value-type="float" office:value="631" calcext:value-type="float">
            <text:p>631</text:p>
          </table:table-cell>
        </table:table-row>
        <table:table-row table:style-name="ro1">
          <table:table-cell table:formula="of:=[.C632]/86400" office:value-type="float" office:value="6.58333333333333" calcext:value-type="float">
            <text:p>6.58333333333333</text:p>
          </table:table-cell>
          <table:table-cell table:formula="of:=[.C632]/3600" office:value-type="float" office:value="158" calcext:value-type="float">
            <text:p>158</text:p>
          </table:table-cell>
          <table:table-cell table:formula="of:=[.C631]+900" office:value-type="float" office:value="568800" calcext:value-type="float">
            <text:p>568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32]/900" office:value-type="float" office:value="632" calcext:value-type="float">
            <text:p>632</text:p>
          </table:table-cell>
        </table:table-row>
        <table:table-row table:style-name="ro1">
          <table:table-cell table:formula="of:=[.C633]/86400" office:value-type="float" office:value="6.59375" calcext:value-type="float">
            <text:p>6.59375</text:p>
          </table:table-cell>
          <table:table-cell table:formula="of:=[.C633]/3600" office:value-type="float" office:value="158.25" calcext:value-type="float">
            <text:p>158.25</text:p>
          </table:table-cell>
          <table:table-cell table:formula="of:=[.C632]+900" office:value-type="float" office:value="569700" calcext:value-type="float">
            <text:p>569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33]/900" office:value-type="float" office:value="633" calcext:value-type="float">
            <text:p>633</text:p>
          </table:table-cell>
        </table:table-row>
        <table:table-row table:style-name="ro1">
          <table:table-cell table:formula="of:=[.C634]/86400" office:value-type="float" office:value="6.60416666666667" calcext:value-type="float">
            <text:p>6.60416666666667</text:p>
          </table:table-cell>
          <table:table-cell table:formula="of:=[.C634]/3600" office:value-type="float" office:value="158.5" calcext:value-type="float">
            <text:p>158.5</text:p>
          </table:table-cell>
          <table:table-cell table:formula="of:=[.C633]+900" office:value-type="float" office:value="570600" calcext:value-type="float">
            <text:p>570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34]/900" office:value-type="float" office:value="634" calcext:value-type="float">
            <text:p>634</text:p>
          </table:table-cell>
        </table:table-row>
        <table:table-row table:style-name="ro1">
          <table:table-cell table:formula="of:=[.C635]/86400" office:value-type="float" office:value="6.61458333333333" calcext:value-type="float">
            <text:p>6.61458333333333</text:p>
          </table:table-cell>
          <table:table-cell table:formula="of:=[.C635]/3600" office:value-type="float" office:value="158.75" calcext:value-type="float">
            <text:p>158.75</text:p>
          </table:table-cell>
          <table:table-cell table:formula="of:=[.C634]+900" office:value-type="float" office:value="571500" calcext:value-type="float">
            <text:p>571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35]/900" office:value-type="float" office:value="635" calcext:value-type="float">
            <text:p>635</text:p>
          </table:table-cell>
        </table:table-row>
        <table:table-row table:style-name="ro1">
          <table:table-cell table:formula="of:=[.C636]/86400" office:value-type="float" office:value="6.625" calcext:value-type="float">
            <text:p>6.625</text:p>
          </table:table-cell>
          <table:table-cell table:formula="of:=[.C636]/3600" office:value-type="float" office:value="159" calcext:value-type="float">
            <text:p>159</text:p>
          </table:table-cell>
          <table:table-cell table:formula="of:=[.C635]+900" office:value-type="float" office:value="572400" calcext:value-type="float">
            <text:p>57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36]/900" office:value-type="float" office:value="636" calcext:value-type="float">
            <text:p>636</text:p>
          </table:table-cell>
        </table:table-row>
        <table:table-row table:style-name="ro1">
          <table:table-cell table:formula="of:=[.C637]/86400" office:value-type="float" office:value="6.63541666666667" calcext:value-type="float">
            <text:p>6.63541666666667</text:p>
          </table:table-cell>
          <table:table-cell table:formula="of:=[.C637]/3600" office:value-type="float" office:value="159.25" calcext:value-type="float">
            <text:p>159.25</text:p>
          </table:table-cell>
          <table:table-cell table:formula="of:=[.C636]+900" office:value-type="float" office:value="573300" calcext:value-type="float">
            <text:p>57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37]/900" office:value-type="float" office:value="637" calcext:value-type="float">
            <text:p>637</text:p>
          </table:table-cell>
        </table:table-row>
        <table:table-row table:style-name="ro1">
          <table:table-cell table:formula="of:=[.C638]/86400" office:value-type="float" office:value="6.64583333333333" calcext:value-type="float">
            <text:p>6.64583333333333</text:p>
          </table:table-cell>
          <table:table-cell table:formula="of:=[.C638]/3600" office:value-type="float" office:value="159.5" calcext:value-type="float">
            <text:p>159.5</text:p>
          </table:table-cell>
          <table:table-cell table:formula="of:=[.C637]+900" office:value-type="float" office:value="574200" calcext:value-type="float">
            <text:p>57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38]/900" office:value-type="float" office:value="638" calcext:value-type="float">
            <text:p>638</text:p>
          </table:table-cell>
        </table:table-row>
        <table:table-row table:style-name="ro1">
          <table:table-cell table:formula="of:=[.C639]/86400" office:value-type="float" office:value="6.65625" calcext:value-type="float">
            <text:p>6.65625</text:p>
          </table:table-cell>
          <table:table-cell table:formula="of:=[.C639]/3600" office:value-type="float" office:value="159.75" calcext:value-type="float">
            <text:p>159.75</text:p>
          </table:table-cell>
          <table:table-cell table:formula="of:=[.C638]+900" office:value-type="float" office:value="575100" calcext:value-type="float">
            <text:p>57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39]/900" office:value-type="float" office:value="639" calcext:value-type="float">
            <text:p>639</text:p>
          </table:table-cell>
        </table:table-row>
        <table:table-row table:style-name="ro1">
          <table:table-cell table:formula="of:=[.C640]/86400" office:value-type="float" office:value="6.66666666666667" calcext:value-type="float">
            <text:p>6.66666666666667</text:p>
          </table:table-cell>
          <table:table-cell table:formula="of:=[.C640]/3600" office:value-type="float" office:value="160" calcext:value-type="float">
            <text:p>160</text:p>
          </table:table-cell>
          <table:table-cell table:formula="of:=[.C639]+900" office:value-type="float" office:value="576000" calcext:value-type="float">
            <text:p>57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40]/900" office:value-type="float" office:value="640" calcext:value-type="float">
            <text:p>640</text:p>
          </table:table-cell>
        </table:table-row>
        <table:table-row table:style-name="ro1">
          <table:table-cell table:formula="of:=[.C641]/86400" office:value-type="float" office:value="6.67708333333333" calcext:value-type="float">
            <text:p>6.67708333333333</text:p>
          </table:table-cell>
          <table:table-cell table:formula="of:=[.C641]/3600" office:value-type="float" office:value="160.25" calcext:value-type="float">
            <text:p>160.25</text:p>
          </table:table-cell>
          <table:table-cell table:formula="of:=[.C640]+900" office:value-type="float" office:value="576900" calcext:value-type="float">
            <text:p>57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41]/900" office:value-type="float" office:value="641" calcext:value-type="float">
            <text:p>641</text:p>
          </table:table-cell>
        </table:table-row>
        <table:table-row table:style-name="ro1">
          <table:table-cell table:formula="of:=[.C642]/86400" office:value-type="float" office:value="6.6875" calcext:value-type="float">
            <text:p>6.6875</text:p>
          </table:table-cell>
          <table:table-cell table:formula="of:=[.C642]/3600" office:value-type="float" office:value="160.5" calcext:value-type="float">
            <text:p>160.5</text:p>
          </table:table-cell>
          <table:table-cell table:formula="of:=[.C641]+900" office:value-type="float" office:value="577800" calcext:value-type="float">
            <text:p>57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42]/900" office:value-type="float" office:value="642" calcext:value-type="float">
            <text:p>642</text:p>
          </table:table-cell>
        </table:table-row>
        <table:table-row table:style-name="ro1">
          <table:table-cell table:formula="of:=[.C643]/86400" office:value-type="float" office:value="6.69791666666667" calcext:value-type="float">
            <text:p>6.69791666666667</text:p>
          </table:table-cell>
          <table:table-cell table:formula="of:=[.C643]/3600" office:value-type="float" office:value="160.75" calcext:value-type="float">
            <text:p>160.75</text:p>
          </table:table-cell>
          <table:table-cell table:formula="of:=[.C642]+900" office:value-type="float" office:value="578700" calcext:value-type="float">
            <text:p>57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43]/900" office:value-type="float" office:value="643" calcext:value-type="float">
            <text:p>643</text:p>
          </table:table-cell>
        </table:table-row>
        <table:table-row table:style-name="ro1">
          <table:table-cell table:formula="of:=[.C644]/86400" office:value-type="float" office:value="6.70833333333333" calcext:value-type="float">
            <text:p>6.70833333333333</text:p>
          </table:table-cell>
          <table:table-cell table:formula="of:=[.C644]/3600" office:value-type="float" office:value="161" calcext:value-type="float">
            <text:p>161</text:p>
          </table:table-cell>
          <table:table-cell table:formula="of:=[.C643]+900" office:value-type="float" office:value="579600" calcext:value-type="float">
            <text:p>57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44]/900" office:value-type="float" office:value="644" calcext:value-type="float">
            <text:p>644</text:p>
          </table:table-cell>
        </table:table-row>
        <table:table-row table:style-name="ro1">
          <table:table-cell table:formula="of:=[.C645]/86400" office:value-type="float" office:value="6.71875" calcext:value-type="float">
            <text:p>6.71875</text:p>
          </table:table-cell>
          <table:table-cell table:formula="of:=[.C645]/3600" office:value-type="float" office:value="161.25" calcext:value-type="float">
            <text:p>161.25</text:p>
          </table:table-cell>
          <table:table-cell table:formula="of:=[.C644]+900" office:value-type="float" office:value="580500" calcext:value-type="float">
            <text:p>58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45]/900" office:value-type="float" office:value="645" calcext:value-type="float">
            <text:p>645</text:p>
          </table:table-cell>
        </table:table-row>
        <table:table-row table:style-name="ro1">
          <table:table-cell table:formula="of:=[.C646]/86400" office:value-type="float" office:value="6.72916666666667" calcext:value-type="float">
            <text:p>6.72916666666667</text:p>
          </table:table-cell>
          <table:table-cell table:formula="of:=[.C646]/3600" office:value-type="float" office:value="161.5" calcext:value-type="float">
            <text:p>161.5</text:p>
          </table:table-cell>
          <table:table-cell table:formula="of:=[.C645]+900" office:value-type="float" office:value="581400" calcext:value-type="float">
            <text:p>58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46]/900" office:value-type="float" office:value="646" calcext:value-type="float">
            <text:p>646</text:p>
          </table:table-cell>
        </table:table-row>
        <table:table-row table:style-name="ro1">
          <table:table-cell table:formula="of:=[.C647]/86400" office:value-type="float" office:value="6.73958333333333" calcext:value-type="float">
            <text:p>6.73958333333333</text:p>
          </table:table-cell>
          <table:table-cell table:formula="of:=[.C647]/3600" office:value-type="float" office:value="161.75" calcext:value-type="float">
            <text:p>161.75</text:p>
          </table:table-cell>
          <table:table-cell table:formula="of:=[.C646]+900" office:value-type="float" office:value="582300" calcext:value-type="float">
            <text:p>58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47]/900" office:value-type="float" office:value="647" calcext:value-type="float">
            <text:p>647</text:p>
          </table:table-cell>
        </table:table-row>
        <table:table-row table:style-name="ro1">
          <table:table-cell table:formula="of:=[.C648]/86400" office:value-type="float" office:value="6.75" calcext:value-type="float">
            <text:p>6.75</text:p>
          </table:table-cell>
          <table:table-cell table:formula="of:=[.C648]/3600" office:value-type="float" office:value="162" calcext:value-type="float">
            <text:p>162</text:p>
          </table:table-cell>
          <table:table-cell table:formula="of:=[.C647]+900" office:value-type="float" office:value="583200" calcext:value-type="float">
            <text:p>58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48]/900" office:value-type="float" office:value="648" calcext:value-type="float">
            <text:p>648</text:p>
          </table:table-cell>
        </table:table-row>
        <table:table-row table:style-name="ro1">
          <table:table-cell table:formula="of:=[.C649]/86400" office:value-type="float" office:value="6.76041666666667" calcext:value-type="float">
            <text:p>6.76041666666667</text:p>
          </table:table-cell>
          <table:table-cell table:formula="of:=[.C649]/3600" office:value-type="float" office:value="162.25" calcext:value-type="float">
            <text:p>162.25</text:p>
          </table:table-cell>
          <table:table-cell table:formula="of:=[.C648]+900" office:value-type="float" office:value="584100" calcext:value-type="float">
            <text:p>58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49]/900" office:value-type="float" office:value="649" calcext:value-type="float">
            <text:p>649</text:p>
          </table:table-cell>
        </table:table-row>
        <table:table-row table:style-name="ro1">
          <table:table-cell table:formula="of:=[.C650]/86400" office:value-type="float" office:value="6.77083333333333" calcext:value-type="float">
            <text:p>6.77083333333333</text:p>
          </table:table-cell>
          <table:table-cell table:formula="of:=[.C650]/3600" office:value-type="float" office:value="162.5" calcext:value-type="float">
            <text:p>162.5</text:p>
          </table:table-cell>
          <table:table-cell table:formula="of:=[.C649]+900" office:value-type="float" office:value="585000" calcext:value-type="float">
            <text:p>58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50]/900" office:value-type="float" office:value="650" calcext:value-type="float">
            <text:p>650</text:p>
          </table:table-cell>
        </table:table-row>
        <table:table-row table:style-name="ro1">
          <table:table-cell table:formula="of:=[.C651]/86400" office:value-type="float" office:value="6.78125" calcext:value-type="float">
            <text:p>6.78125</text:p>
          </table:table-cell>
          <table:table-cell table:formula="of:=[.C651]/3600" office:value-type="float" office:value="162.75" calcext:value-type="float">
            <text:p>162.75</text:p>
          </table:table-cell>
          <table:table-cell table:formula="of:=[.C650]+900" office:value-type="float" office:value="585900" calcext:value-type="float">
            <text:p>58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51]/900" office:value-type="float" office:value="651" calcext:value-type="float">
            <text:p>651</text:p>
          </table:table-cell>
        </table:table-row>
        <table:table-row table:style-name="ro1">
          <table:table-cell table:formula="of:=[.C652]/86400" office:value-type="float" office:value="6.79166666666667" calcext:value-type="float">
            <text:p>6.79166666666667</text:p>
          </table:table-cell>
          <table:table-cell table:formula="of:=[.C652]/3600" office:value-type="float" office:value="163" calcext:value-type="float">
            <text:p>163</text:p>
          </table:table-cell>
          <table:table-cell table:formula="of:=[.C651]+900" office:value-type="float" office:value="586800" calcext:value-type="float">
            <text:p>58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52]/900" office:value-type="float" office:value="652" calcext:value-type="float">
            <text:p>652</text:p>
          </table:table-cell>
        </table:table-row>
        <table:table-row table:style-name="ro1">
          <table:table-cell table:formula="of:=[.C653]/86400" office:value-type="float" office:value="6.80208333333333" calcext:value-type="float">
            <text:p>6.80208333333333</text:p>
          </table:table-cell>
          <table:table-cell table:formula="of:=[.C653]/3600" office:value-type="float" office:value="163.25" calcext:value-type="float">
            <text:p>163.25</text:p>
          </table:table-cell>
          <table:table-cell table:formula="of:=[.C652]+900" office:value-type="float" office:value="587700" calcext:value-type="float">
            <text:p>58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53]/900" office:value-type="float" office:value="653" calcext:value-type="float">
            <text:p>653</text:p>
          </table:table-cell>
        </table:table-row>
        <table:table-row table:style-name="ro1">
          <table:table-cell table:formula="of:=[.C654]/86400" office:value-type="float" office:value="6.8125" calcext:value-type="float">
            <text:p>6.8125</text:p>
          </table:table-cell>
          <table:table-cell table:formula="of:=[.C654]/3600" office:value-type="float" office:value="163.5" calcext:value-type="float">
            <text:p>163.5</text:p>
          </table:table-cell>
          <table:table-cell table:formula="of:=[.C653]+900" office:value-type="float" office:value="588600" calcext:value-type="float">
            <text:p>58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54]/900" office:value-type="float" office:value="654" calcext:value-type="float">
            <text:p>654</text:p>
          </table:table-cell>
        </table:table-row>
        <table:table-row table:style-name="ro1">
          <table:table-cell table:formula="of:=[.C655]/86400" office:value-type="float" office:value="6.82291666666667" calcext:value-type="float">
            <text:p>6.82291666666667</text:p>
          </table:table-cell>
          <table:table-cell table:formula="of:=[.C655]/3600" office:value-type="float" office:value="163.75" calcext:value-type="float">
            <text:p>163.75</text:p>
          </table:table-cell>
          <table:table-cell table:formula="of:=[.C654]+900" office:value-type="float" office:value="589500" calcext:value-type="float">
            <text:p>58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55]/900" office:value-type="float" office:value="655" calcext:value-type="float">
            <text:p>655</text:p>
          </table:table-cell>
        </table:table-row>
        <table:table-row table:style-name="ro1">
          <table:table-cell table:formula="of:=[.C656]/86400" office:value-type="float" office:value="6.83333333333333" calcext:value-type="float">
            <text:p>6.83333333333333</text:p>
          </table:table-cell>
          <table:table-cell table:formula="of:=[.C656]/3600" office:value-type="float" office:value="164" calcext:value-type="float">
            <text:p>164</text:p>
          </table:table-cell>
          <table:table-cell table:formula="of:=[.C655]+900" office:value-type="float" office:value="590400" calcext:value-type="float">
            <text:p>59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56]/900" office:value-type="float" office:value="656" calcext:value-type="float">
            <text:p>656</text:p>
          </table:table-cell>
        </table:table-row>
        <table:table-row table:style-name="ro1">
          <table:table-cell table:formula="of:=[.C657]/86400" office:value-type="float" office:value="6.84375" calcext:value-type="float">
            <text:p>6.84375</text:p>
          </table:table-cell>
          <table:table-cell table:formula="of:=[.C657]/3600" office:value-type="float" office:value="164.25" calcext:value-type="float">
            <text:p>164.25</text:p>
          </table:table-cell>
          <table:table-cell table:formula="of:=[.C656]+900" office:value-type="float" office:value="591300" calcext:value-type="float">
            <text:p>591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57]/900" office:value-type="float" office:value="657" calcext:value-type="float">
            <text:p>657</text:p>
          </table:table-cell>
        </table:table-row>
        <table:table-row table:style-name="ro1">
          <table:table-cell table:formula="of:=[.C658]/86400" office:value-type="float" office:value="6.85416666666667" calcext:value-type="float">
            <text:p>6.85416666666667</text:p>
          </table:table-cell>
          <table:table-cell table:formula="of:=[.C658]/3600" office:value-type="float" office:value="164.5" calcext:value-type="float">
            <text:p>164.5</text:p>
          </table:table-cell>
          <table:table-cell table:formula="of:=[.C657]+900" office:value-type="float" office:value="592200" calcext:value-type="float">
            <text:p>592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58]/900" office:value-type="float" office:value="658" calcext:value-type="float">
            <text:p>658</text:p>
          </table:table-cell>
        </table:table-row>
        <table:table-row table:style-name="ro1">
          <table:table-cell table:formula="of:=[.C659]/86400" office:value-type="float" office:value="6.86458333333333" calcext:value-type="float">
            <text:p>6.86458333333333</text:p>
          </table:table-cell>
          <table:table-cell table:formula="of:=[.C659]/3600" office:value-type="float" office:value="164.75" calcext:value-type="float">
            <text:p>164.75</text:p>
          </table:table-cell>
          <table:table-cell table:formula="of:=[.C658]+900" office:value-type="float" office:value="593100" calcext:value-type="float">
            <text:p>593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59]/900" office:value-type="float" office:value="659" calcext:value-type="float">
            <text:p>659</text:p>
          </table:table-cell>
        </table:table-row>
        <table:table-row table:style-name="ro1">
          <table:table-cell table:formula="of:=[.C660]/86400" office:value-type="float" office:value="6.875" calcext:value-type="float">
            <text:p>6.875</text:p>
          </table:table-cell>
          <table:table-cell table:formula="of:=[.C660]/3600" office:value-type="float" office:value="165" calcext:value-type="float">
            <text:p>165</text:p>
          </table:table-cell>
          <table:table-cell table:formula="of:=[.C659]+900" office:value-type="float" office:value="594000" calcext:value-type="float">
            <text:p>594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6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60]/900" office:value-type="float" office:value="660" calcext:value-type="float">
            <text:p>660</text:p>
          </table:table-cell>
        </table:table-row>
        <table:table-row table:style-name="ro1">
          <table:table-cell table:formula="of:=[.C661]/86400" office:value-type="float" office:value="6.88541666666667" calcext:value-type="float">
            <text:p>6.88541666666667</text:p>
          </table:table-cell>
          <table:table-cell table:formula="of:=[.C661]/3600" office:value-type="float" office:value="165.25" calcext:value-type="float">
            <text:p>165.25</text:p>
          </table:table-cell>
          <table:table-cell table:formula="of:=[.C660]+900" office:value-type="float" office:value="594900" calcext:value-type="float">
            <text:p>594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6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61]/900" office:value-type="float" office:value="661" calcext:value-type="float">
            <text:p>661</text:p>
          </table:table-cell>
        </table:table-row>
        <table:table-row table:style-name="ro1">
          <table:table-cell table:formula="of:=[.C662]/86400" office:value-type="float" office:value="6.89583333333333" calcext:value-type="float">
            <text:p>6.89583333333333</text:p>
          </table:table-cell>
          <table:table-cell table:formula="of:=[.C662]/3600" office:value-type="float" office:value="165.5" calcext:value-type="float">
            <text:p>165.5</text:p>
          </table:table-cell>
          <table:table-cell table:formula="of:=[.C661]+900" office:value-type="float" office:value="595800" calcext:value-type="float">
            <text:p>595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6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62]/900" office:value-type="float" office:value="662" calcext:value-type="float">
            <text:p>662</text:p>
          </table:table-cell>
        </table:table-row>
        <table:table-row table:style-name="ro1">
          <table:table-cell table:formula="of:=[.C663]/86400" office:value-type="float" office:value="6.90625" calcext:value-type="float">
            <text:p>6.90625</text:p>
          </table:table-cell>
          <table:table-cell table:formula="of:=[.C663]/3600" office:value-type="float" office:value="165.75" calcext:value-type="float">
            <text:p>165.75</text:p>
          </table:table-cell>
          <table:table-cell table:formula="of:=[.C662]+900" office:value-type="float" office:value="596700" calcext:value-type="float">
            <text:p>596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6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63]/900" office:value-type="float" office:value="663" calcext:value-type="float">
            <text:p>663</text:p>
          </table:table-cell>
        </table:table-row>
        <table:table-row table:style-name="ro1">
          <table:table-cell table:formula="of:=[.C664]/86400" office:value-type="float" office:value="6.91666666666667" calcext:value-type="float">
            <text:p>6.91666666666667</text:p>
          </table:table-cell>
          <table:table-cell table:formula="of:=[.C664]/3600" office:value-type="float" office:value="166" calcext:value-type="float">
            <text:p>166</text:p>
          </table:table-cell>
          <table:table-cell table:formula="of:=[.C663]+900" office:value-type="float" office:value="597600" calcext:value-type="float">
            <text:p>597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6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64]/900" office:value-type="float" office:value="664" calcext:value-type="float">
            <text:p>664</text:p>
          </table:table-cell>
        </table:table-row>
        <table:table-row table:style-name="ro1">
          <table:table-cell table:formula="of:=[.C665]/86400" office:value-type="float" office:value="6.92708333333333" calcext:value-type="float">
            <text:p>6.92708333333333</text:p>
          </table:table-cell>
          <table:table-cell table:formula="of:=[.C665]/3600" office:value-type="float" office:value="166.25" calcext:value-type="float">
            <text:p>166.25</text:p>
          </table:table-cell>
          <table:table-cell table:formula="of:=[.C664]+900" office:value-type="float" office:value="598500" calcext:value-type="float">
            <text:p>598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6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65]/900" office:value-type="float" office:value="665" calcext:value-type="float">
            <text:p>665</text:p>
          </table:table-cell>
        </table:table-row>
        <table:table-row table:style-name="ro1">
          <table:table-cell table:formula="of:=[.C666]/86400" office:value-type="float" office:value="6.9375" calcext:value-type="float">
            <text:p>6.9375</text:p>
          </table:table-cell>
          <table:table-cell table:formula="of:=[.C666]/3600" office:value-type="float" office:value="166.5" calcext:value-type="float">
            <text:p>166.5</text:p>
          </table:table-cell>
          <table:table-cell table:formula="of:=[.C665]+900" office:value-type="float" office:value="599400" calcext:value-type="float">
            <text:p>599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6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66]/900" office:value-type="float" office:value="666" calcext:value-type="float">
            <text:p>666</text:p>
          </table:table-cell>
        </table:table-row>
        <table:table-row table:style-name="ro1">
          <table:table-cell table:formula="of:=[.C667]/86400" office:value-type="float" office:value="6.94791666666667" calcext:value-type="float">
            <text:p>6.94791666666667</text:p>
          </table:table-cell>
          <table:table-cell table:formula="of:=[.C667]/3600" office:value-type="float" office:value="166.75" calcext:value-type="float">
            <text:p>166.75</text:p>
          </table:table-cell>
          <table:table-cell table:formula="of:=[.C666]+900" office:value-type="float" office:value="600300" calcext:value-type="float">
            <text:p>600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6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67]/900" office:value-type="float" office:value="667" calcext:value-type="float">
            <text:p>667</text:p>
          </table:table-cell>
        </table:table-row>
        <table:table-row table:style-name="ro1">
          <table:table-cell table:formula="of:=[.C668]/86400" office:value-type="float" office:value="6.95833333333333" calcext:value-type="float">
            <text:p>6.95833333333333</text:p>
          </table:table-cell>
          <table:table-cell table:formula="of:=[.C668]/3600" office:value-type="float" office:value="167" calcext:value-type="float">
            <text:p>167</text:p>
          </table:table-cell>
          <table:table-cell table:formula="of:=[.C667]+900" office:value-type="float" office:value="601200" calcext:value-type="float">
            <text:p>601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6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68]/900" office:value-type="float" office:value="668" calcext:value-type="float">
            <text:p>668</text:p>
          </table:table-cell>
        </table:table-row>
        <table:table-row table:style-name="ro1">
          <table:table-cell table:formula="of:=[.C669]/86400" office:value-type="float" office:value="6.96875" calcext:value-type="float">
            <text:p>6.96875</text:p>
          </table:table-cell>
          <table:table-cell table:formula="of:=[.C669]/3600" office:value-type="float" office:value="167.25" calcext:value-type="float">
            <text:p>167.25</text:p>
          </table:table-cell>
          <table:table-cell table:formula="of:=[.C668]+900" office:value-type="float" office:value="602100" calcext:value-type="float">
            <text:p>602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6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69]/900" office:value-type="float" office:value="669" calcext:value-type="float">
            <text:p>669</text:p>
          </table:table-cell>
        </table:table-row>
        <table:table-row table:style-name="ro1">
          <table:table-cell table:formula="of:=[.C670]/86400" office:value-type="float" office:value="6.97916666666667" calcext:value-type="float">
            <text:p>6.97916666666667</text:p>
          </table:table-cell>
          <table:table-cell table:formula="of:=[.C670]/3600" office:value-type="float" office:value="167.5" calcext:value-type="float">
            <text:p>167.5</text:p>
          </table:table-cell>
          <table:table-cell table:formula="of:=[.C669]+900" office:value-type="float" office:value="603000" calcext:value-type="float">
            <text:p>60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7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70]/900" office:value-type="float" office:value="670" calcext:value-type="float">
            <text:p>670</text:p>
          </table:table-cell>
        </table:table-row>
        <table:table-row table:style-name="ro1">
          <table:table-cell table:formula="of:=[.C671]/86400" office:value-type="float" office:value="6.98958333333333" calcext:value-type="float">
            <text:p>6.98958333333333</text:p>
          </table:table-cell>
          <table:table-cell table:formula="of:=[.C671]/3600" office:value-type="float" office:value="167.75" calcext:value-type="float">
            <text:p>167.75</text:p>
          </table:table-cell>
          <table:table-cell table:formula="of:=[.C670]+900" office:value-type="float" office:value="603900" calcext:value-type="float">
            <text:p>603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7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71]/900" office:value-type="float" office:value="671" calcext:value-type="float">
            <text:p>671</text:p>
          </table:table-cell>
        </table:table-row>
        <table:table-row table:style-name="ro1">
          <table:table-cell table:formula="of:=[.C672]/86400" office:value-type="float" office:value="7" calcext:value-type="float">
            <text:p>7</text:p>
          </table:table-cell>
          <table:table-cell table:formula="of:=[.C672]/3600" office:value-type="float" office:value="168" calcext:value-type="float">
            <text:p>168</text:p>
          </table:table-cell>
          <table:table-cell table:formula="of:=[.C671]+900" office:value-type="float" office:value="604800" calcext:value-type="float">
            <text:p>604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7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72]/900" office:value-type="float" office:value="672" calcext:value-type="float">
            <text:p>672</text:p>
          </table:table-cell>
        </table:table-row>
        <table:table-row table:style-name="ro1">
          <table:table-cell table:formula="of:=[.C673]/86400" office:value-type="float" office:value="7.01041666666667" calcext:value-type="float">
            <text:p>7.01041666666667</text:p>
          </table:table-cell>
          <table:table-cell table:formula="of:=[.C673]/3600" office:value-type="float" office:value="168.25" calcext:value-type="float">
            <text:p>168.25</text:p>
          </table:table-cell>
          <table:table-cell table:formula="of:=[.C672]+900" office:value-type="float" office:value="605700" calcext:value-type="float">
            <text:p>605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7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73]/900" office:value-type="float" office:value="673" calcext:value-type="float">
            <text:p>673</text:p>
          </table:table-cell>
        </table:table-row>
        <table:table-row table:style-name="ro1">
          <table:table-cell table:formula="of:=[.C674]/86400" office:value-type="float" office:value="7.02083333333333" calcext:value-type="float">
            <text:p>7.02083333333333</text:p>
          </table:table-cell>
          <table:table-cell table:formula="of:=[.C674]/3600" office:value-type="float" office:value="168.5" calcext:value-type="float">
            <text:p>168.5</text:p>
          </table:table-cell>
          <table:table-cell table:formula="of:=[.C673]+900" office:value-type="float" office:value="606600" calcext:value-type="float">
            <text:p>606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7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74]/900" office:value-type="float" office:value="674" calcext:value-type="float">
            <text:p>674</text:p>
          </table:table-cell>
        </table:table-row>
        <table:table-row table:style-name="ro1">
          <table:table-cell table:formula="of:=[.C675]/86400" office:value-type="float" office:value="7.03125" calcext:value-type="float">
            <text:p>7.03125</text:p>
          </table:table-cell>
          <table:table-cell table:formula="of:=[.C675]/3600" office:value-type="float" office:value="168.75" calcext:value-type="float">
            <text:p>168.75</text:p>
          </table:table-cell>
          <table:table-cell table:formula="of:=[.C674]+900" office:value-type="float" office:value="607500" calcext:value-type="float">
            <text:p>607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7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75]/900" office:value-type="float" office:value="675" calcext:value-type="float">
            <text:p>675</text:p>
          </table:table-cell>
        </table:table-row>
        <table:table-row table:style-name="ro1">
          <table:table-cell table:formula="of:=[.C676]/86400" office:value-type="float" office:value="7.04166666666667" calcext:value-type="float">
            <text:p>7.04166666666667</text:p>
          </table:table-cell>
          <table:table-cell table:formula="of:=[.C676]/3600" office:value-type="float" office:value="169" calcext:value-type="float">
            <text:p>169</text:p>
          </table:table-cell>
          <table:table-cell table:formula="of:=[.C675]+900" office:value-type="float" office:value="608400" calcext:value-type="float">
            <text:p>608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7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76]/900" office:value-type="float" office:value="676" calcext:value-type="float">
            <text:p>676</text:p>
          </table:table-cell>
        </table:table-row>
        <table:table-row table:style-name="ro1">
          <table:table-cell table:formula="of:=[.C677]/86400" office:value-type="float" office:value="7.05208333333333" calcext:value-type="float">
            <text:p>7.05208333333333</text:p>
          </table:table-cell>
          <table:table-cell table:formula="of:=[.C677]/3600" office:value-type="float" office:value="169.25" calcext:value-type="float">
            <text:p>169.25</text:p>
          </table:table-cell>
          <table:table-cell table:formula="of:=[.C676]+900" office:value-type="float" office:value="609300" calcext:value-type="float">
            <text:p>609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7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77]/900" office:value-type="float" office:value="677" calcext:value-type="float">
            <text:p>677</text:p>
          </table:table-cell>
        </table:table-row>
        <table:table-row table:style-name="ro1">
          <table:table-cell table:formula="of:=[.C678]/86400" office:value-type="float" office:value="7.0625" calcext:value-type="float">
            <text:p>7.0625</text:p>
          </table:table-cell>
          <table:table-cell table:formula="of:=[.C678]/3600" office:value-type="float" office:value="169.5" calcext:value-type="float">
            <text:p>169.5</text:p>
          </table:table-cell>
          <table:table-cell table:formula="of:=[.C677]+900" office:value-type="float" office:value="610200" calcext:value-type="float">
            <text:p>610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7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78]/900" office:value-type="float" office:value="678" calcext:value-type="float">
            <text:p>678</text:p>
          </table:table-cell>
        </table:table-row>
        <table:table-row table:style-name="ro1">
          <table:table-cell table:formula="of:=[.C679]/86400" office:value-type="float" office:value="7.07291666666667" calcext:value-type="float">
            <text:p>7.07291666666667</text:p>
          </table:table-cell>
          <table:table-cell table:formula="of:=[.C679]/3600" office:value-type="float" office:value="169.75" calcext:value-type="float">
            <text:p>169.75</text:p>
          </table:table-cell>
          <table:table-cell table:formula="of:=[.C678]+900" office:value-type="float" office:value="611100" calcext:value-type="float">
            <text:p>611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7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79]/900" office:value-type="float" office:value="679" calcext:value-type="float">
            <text:p>679</text:p>
          </table:table-cell>
        </table:table-row>
        <table:table-row table:style-name="ro1">
          <table:table-cell table:formula="of:=[.C680]/86400" office:value-type="float" office:value="7.08333333333333" calcext:value-type="float">
            <text:p>7.08333333333333</text:p>
          </table:table-cell>
          <table:table-cell table:formula="of:=[.C680]/3600" office:value-type="float" office:value="170" calcext:value-type="float">
            <text:p>170</text:p>
          </table:table-cell>
          <table:table-cell table:formula="of:=[.C679]+900" office:value-type="float" office:value="612000" calcext:value-type="float">
            <text:p>61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80]/900" office:value-type="float" office:value="680" calcext:value-type="float">
            <text:p>680</text:p>
          </table:table-cell>
        </table:table-row>
        <table:table-row table:style-name="ro1">
          <table:table-cell table:formula="of:=[.C681]/86400" office:value-type="float" office:value="7.09375" calcext:value-type="float">
            <text:p>7.09375</text:p>
          </table:table-cell>
          <table:table-cell table:formula="of:=[.C681]/3600" office:value-type="float" office:value="170.25" calcext:value-type="float">
            <text:p>170.25</text:p>
          </table:table-cell>
          <table:table-cell table:formula="of:=[.C680]+900" office:value-type="float" office:value="612900" calcext:value-type="float">
            <text:p>612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81]/900" office:value-type="float" office:value="681" calcext:value-type="float">
            <text:p>681</text:p>
          </table:table-cell>
        </table:table-row>
        <table:table-row table:style-name="ro1">
          <table:table-cell table:formula="of:=[.C682]/86400" office:value-type="float" office:value="7.10416666666667" calcext:value-type="float">
            <text:p>7.10416666666667</text:p>
          </table:table-cell>
          <table:table-cell table:formula="of:=[.C682]/3600" office:value-type="float" office:value="170.5" calcext:value-type="float">
            <text:p>170.5</text:p>
          </table:table-cell>
          <table:table-cell table:formula="of:=[.C681]+900" office:value-type="float" office:value="613800" calcext:value-type="float">
            <text:p>613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82]/900" office:value-type="float" office:value="682" calcext:value-type="float">
            <text:p>682</text:p>
          </table:table-cell>
        </table:table-row>
        <table:table-row table:style-name="ro1">
          <table:table-cell table:formula="of:=[.C683]/86400" office:value-type="float" office:value="7.11458333333333" calcext:value-type="float">
            <text:p>7.11458333333333</text:p>
          </table:table-cell>
          <table:table-cell table:formula="of:=[.C683]/3600" office:value-type="float" office:value="170.75" calcext:value-type="float">
            <text:p>170.75</text:p>
          </table:table-cell>
          <table:table-cell table:formula="of:=[.C682]+900" office:value-type="float" office:value="614700" calcext:value-type="float">
            <text:p>614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83]/900" office:value-type="float" office:value="683" calcext:value-type="float">
            <text:p>683</text:p>
          </table:table-cell>
        </table:table-row>
        <table:table-row table:style-name="ro1">
          <table:table-cell table:formula="of:=[.C684]/86400" office:value-type="float" office:value="7.125" calcext:value-type="float">
            <text:p>7.125</text:p>
          </table:table-cell>
          <table:table-cell table:formula="of:=[.C684]/3600" office:value-type="float" office:value="171" calcext:value-type="float">
            <text:p>171</text:p>
          </table:table-cell>
          <table:table-cell table:formula="of:=[.C683]+900" office:value-type="float" office:value="615600" calcext:value-type="float">
            <text:p>615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84]/900" office:value-type="float" office:value="684" calcext:value-type="float">
            <text:p>684</text:p>
          </table:table-cell>
        </table:table-row>
        <table:table-row table:style-name="ro1">
          <table:table-cell table:formula="of:=[.C685]/86400" office:value-type="float" office:value="7.13541666666667" calcext:value-type="float">
            <text:p>7.13541666666667</text:p>
          </table:table-cell>
          <table:table-cell table:formula="of:=[.C685]/3600" office:value-type="float" office:value="171.25" calcext:value-type="float">
            <text:p>171.25</text:p>
          </table:table-cell>
          <table:table-cell table:formula="of:=[.C684]+900" office:value-type="float" office:value="616500" calcext:value-type="float">
            <text:p>61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85]/900" office:value-type="float" office:value="685" calcext:value-type="float">
            <text:p>685</text:p>
          </table:table-cell>
        </table:table-row>
        <table:table-row table:style-name="ro1">
          <table:table-cell table:formula="of:=[.C686]/86400" office:value-type="float" office:value="7.14583333333333" calcext:value-type="float">
            <text:p>7.14583333333333</text:p>
          </table:table-cell>
          <table:table-cell table:formula="of:=[.C686]/3600" office:value-type="float" office:value="171.5" calcext:value-type="float">
            <text:p>171.5</text:p>
          </table:table-cell>
          <table:table-cell table:formula="of:=[.C685]+900" office:value-type="float" office:value="617400" calcext:value-type="float">
            <text:p>617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86]/900" office:value-type="float" office:value="686" calcext:value-type="float">
            <text:p>686</text:p>
          </table:table-cell>
        </table:table-row>
        <table:table-row table:style-name="ro1">
          <table:table-cell table:formula="of:=[.C687]/86400" office:value-type="float" office:value="7.15625" calcext:value-type="float">
            <text:p>7.15625</text:p>
          </table:table-cell>
          <table:table-cell table:formula="of:=[.C687]/3600" office:value-type="float" office:value="171.75" calcext:value-type="float">
            <text:p>171.75</text:p>
          </table:table-cell>
          <table:table-cell table:formula="of:=[.C686]+900" office:value-type="float" office:value="618300" calcext:value-type="float">
            <text:p>618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87]/900" office:value-type="float" office:value="687" calcext:value-type="float">
            <text:p>687</text:p>
          </table:table-cell>
        </table:table-row>
        <table:table-row table:style-name="ro1">
          <table:table-cell table:formula="of:=[.C688]/86400" office:value-type="float" office:value="7.16666666666667" calcext:value-type="float">
            <text:p>7.16666666666667</text:p>
          </table:table-cell>
          <table:table-cell table:formula="of:=[.C688]/3600" office:value-type="float" office:value="172" calcext:value-type="float">
            <text:p>172</text:p>
          </table:table-cell>
          <table:table-cell table:formula="of:=[.C687]+900" office:value-type="float" office:value="619200" calcext:value-type="float">
            <text:p>619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88]/900" office:value-type="float" office:value="688" calcext:value-type="float">
            <text:p>688</text:p>
          </table:table-cell>
        </table:table-row>
        <table:table-row table:style-name="ro1">
          <table:table-cell table:formula="of:=[.C689]/86400" office:value-type="float" office:value="7.17708333333333" calcext:value-type="float">
            <text:p>7.17708333333333</text:p>
          </table:table-cell>
          <table:table-cell table:formula="of:=[.C689]/3600" office:value-type="float" office:value="172.25" calcext:value-type="float">
            <text:p>172.25</text:p>
          </table:table-cell>
          <table:table-cell table:formula="of:=[.C688]+900" office:value-type="float" office:value="620100" calcext:value-type="float">
            <text:p>620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89]/900" office:value-type="float" office:value="689" calcext:value-type="float">
            <text:p>689</text:p>
          </table:table-cell>
        </table:table-row>
        <table:table-row table:style-name="ro1">
          <table:table-cell table:formula="of:=[.C690]/86400" office:value-type="float" office:value="7.1875" calcext:value-type="float">
            <text:p>7.1875</text:p>
          </table:table-cell>
          <table:table-cell table:formula="of:=[.C690]/3600" office:value-type="float" office:value="172.5" calcext:value-type="float">
            <text:p>172.5</text:p>
          </table:table-cell>
          <table:table-cell table:formula="of:=[.C689]+900" office:value-type="float" office:value="621000" calcext:value-type="float">
            <text:p>62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9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90]/900" office:value-type="float" office:value="690" calcext:value-type="float">
            <text:p>690</text:p>
          </table:table-cell>
        </table:table-row>
        <table:table-row table:style-name="ro1">
          <table:table-cell table:formula="of:=[.C691]/86400" office:value-type="float" office:value="7.19791666666667" calcext:value-type="float">
            <text:p>7.19791666666667</text:p>
          </table:table-cell>
          <table:table-cell table:formula="of:=[.C691]/3600" office:value-type="float" office:value="172.75" calcext:value-type="float">
            <text:p>172.75</text:p>
          </table:table-cell>
          <table:table-cell table:formula="of:=[.C690]+900" office:value-type="float" office:value="621900" calcext:value-type="float">
            <text:p>621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9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91]/900" office:value-type="float" office:value="691" calcext:value-type="float">
            <text:p>691</text:p>
          </table:table-cell>
        </table:table-row>
        <table:table-row table:style-name="ro1">
          <table:table-cell table:formula="of:=[.C692]/86400" office:value-type="float" office:value="7.20833333333333" calcext:value-type="float">
            <text:p>7.20833333333333</text:p>
          </table:table-cell>
          <table:table-cell table:formula="of:=[.C692]/3600" office:value-type="float" office:value="173" calcext:value-type="float">
            <text:p>173</text:p>
          </table:table-cell>
          <table:table-cell table:formula="of:=[.C691]+900" office:value-type="float" office:value="622800" calcext:value-type="float">
            <text:p>622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9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92]/900" office:value-type="float" office:value="692" calcext:value-type="float">
            <text:p>692</text:p>
          </table:table-cell>
        </table:table-row>
        <table:table-row table:style-name="ro1">
          <table:table-cell table:formula="of:=[.C693]/86400" office:value-type="float" office:value="7.21875" calcext:value-type="float">
            <text:p>7.21875</text:p>
          </table:table-cell>
          <table:table-cell table:formula="of:=[.C693]/3600" office:value-type="float" office:value="173.25" calcext:value-type="float">
            <text:p>173.25</text:p>
          </table:table-cell>
          <table:table-cell table:formula="of:=[.C692]+900" office:value-type="float" office:value="623700" calcext:value-type="float">
            <text:p>623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9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93]/900" office:value-type="float" office:value="693" calcext:value-type="float">
            <text:p>693</text:p>
          </table:table-cell>
        </table:table-row>
        <table:table-row table:style-name="ro1">
          <table:table-cell table:formula="of:=[.C694]/86400" office:value-type="float" office:value="7.22916666666667" calcext:value-type="float">
            <text:p>7.22916666666667</text:p>
          </table:table-cell>
          <table:table-cell table:formula="of:=[.C694]/3600" office:value-type="float" office:value="173.5" calcext:value-type="float">
            <text:p>173.5</text:p>
          </table:table-cell>
          <table:table-cell table:formula="of:=[.C693]+900" office:value-type="float" office:value="624600" calcext:value-type="float">
            <text:p>624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9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94]/900" office:value-type="float" office:value="694" calcext:value-type="float">
            <text:p>694</text:p>
          </table:table-cell>
        </table:table-row>
        <table:table-row table:style-name="ro1">
          <table:table-cell table:formula="of:=[.C695]/86400" office:value-type="float" office:value="7.23958333333333" calcext:value-type="float">
            <text:p>7.23958333333333</text:p>
          </table:table-cell>
          <table:table-cell table:formula="of:=[.C695]/3600" office:value-type="float" office:value="173.75" calcext:value-type="float">
            <text:p>173.75</text:p>
          </table:table-cell>
          <table:table-cell table:formula="of:=[.C694]+900" office:value-type="float" office:value="625500" calcext:value-type="float">
            <text:p>625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9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95]/900" office:value-type="float" office:value="695" calcext:value-type="float">
            <text:p>695</text:p>
          </table:table-cell>
        </table:table-row>
        <table:table-row table:style-name="ro1">
          <table:table-cell table:formula="of:=[.C696]/86400" office:value-type="float" office:value="7.25" calcext:value-type="float">
            <text:p>7.25</text:p>
          </table:table-cell>
          <table:table-cell table:formula="of:=[.C696]/3600" office:value-type="float" office:value="174" calcext:value-type="float">
            <text:p>174</text:p>
          </table:table-cell>
          <table:table-cell table:formula="of:=[.C695]+900" office:value-type="float" office:value="626400" calcext:value-type="float">
            <text:p>626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9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96]/900" office:value-type="float" office:value="696" calcext:value-type="float">
            <text:p>696</text:p>
          </table:table-cell>
        </table:table-row>
        <table:table-row table:style-name="ro1">
          <table:table-cell table:formula="of:=[.C697]/86400" office:value-type="float" office:value="7.26041666666667" calcext:value-type="float">
            <text:p>7.26041666666667</text:p>
          </table:table-cell>
          <table:table-cell table:formula="of:=[.C697]/3600" office:value-type="float" office:value="174.25" calcext:value-type="float">
            <text:p>174.25</text:p>
          </table:table-cell>
          <table:table-cell table:formula="of:=[.C696]+900" office:value-type="float" office:value="627300" calcext:value-type="float">
            <text:p>627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9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97]/900" office:value-type="float" office:value="697" calcext:value-type="float">
            <text:p>697</text:p>
          </table:table-cell>
        </table:table-row>
        <table:table-row table:style-name="ro1">
          <table:table-cell table:formula="of:=[.C698]/86400" office:value-type="float" office:value="7.27083333333333" calcext:value-type="float">
            <text:p>7.27083333333333</text:p>
          </table:table-cell>
          <table:table-cell table:formula="of:=[.C698]/3600" office:value-type="float" office:value="174.5" calcext:value-type="float">
            <text:p>174.5</text:p>
          </table:table-cell>
          <table:table-cell table:formula="of:=[.C697]+900" office:value-type="float" office:value="628200" calcext:value-type="float">
            <text:p>628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9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98]/900" office:value-type="float" office:value="698" calcext:value-type="float">
            <text:p>698</text:p>
          </table:table-cell>
        </table:table-row>
        <table:table-row table:style-name="ro1">
          <table:table-cell table:formula="of:=[.C699]/86400" office:value-type="float" office:value="7.28125" calcext:value-type="float">
            <text:p>7.28125</text:p>
          </table:table-cell>
          <table:table-cell table:formula="of:=[.C699]/3600" office:value-type="float" office:value="174.75" calcext:value-type="float">
            <text:p>174.75</text:p>
          </table:table-cell>
          <table:table-cell table:formula="of:=[.C698]+900" office:value-type="float" office:value="629100" calcext:value-type="float">
            <text:p>629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9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699]/900" office:value-type="float" office:value="699" calcext:value-type="float">
            <text:p>699</text:p>
          </table:table-cell>
        </table:table-row>
        <table:table-row table:style-name="ro1">
          <table:table-cell table:formula="of:=[.C700]/86400" office:value-type="float" office:value="7.29166666666667" calcext:value-type="float">
            <text:p>7.29166666666667</text:p>
          </table:table-cell>
          <table:table-cell table:formula="of:=[.C700]/3600" office:value-type="float" office:value="175" calcext:value-type="float">
            <text:p>175</text:p>
          </table:table-cell>
          <table:table-cell table:formula="of:=[.C699]+900" office:value-type="float" office:value="630000" calcext:value-type="float">
            <text:p>63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0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00]/900" office:value-type="float" office:value="700" calcext:value-type="float">
            <text:p>700</text:p>
          </table:table-cell>
        </table:table-row>
        <table:table-row table:style-name="ro1">
          <table:table-cell table:formula="of:=[.C701]/86400" office:value-type="float" office:value="7.30208333333333" calcext:value-type="float">
            <text:p>7.30208333333333</text:p>
          </table:table-cell>
          <table:table-cell table:formula="of:=[.C701]/3600" office:value-type="float" office:value="175.25" calcext:value-type="float">
            <text:p>175.25</text:p>
          </table:table-cell>
          <table:table-cell table:formula="of:=[.C700]+900" office:value-type="float" office:value="630900" calcext:value-type="float">
            <text:p>630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0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01]/900" office:value-type="float" office:value="701" calcext:value-type="float">
            <text:p>701</text:p>
          </table:table-cell>
        </table:table-row>
        <table:table-row table:style-name="ro1">
          <table:table-cell table:formula="of:=[.C702]/86400" office:value-type="float" office:value="7.3125" calcext:value-type="float">
            <text:p>7.3125</text:p>
          </table:table-cell>
          <table:table-cell table:formula="of:=[.C702]/3600" office:value-type="float" office:value="175.5" calcext:value-type="float">
            <text:p>175.5</text:p>
          </table:table-cell>
          <table:table-cell table:formula="of:=[.C701]+900" office:value-type="float" office:value="631800" calcext:value-type="float">
            <text:p>631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0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02]/900" office:value-type="float" office:value="702" calcext:value-type="float">
            <text:p>702</text:p>
          </table:table-cell>
        </table:table-row>
        <table:table-row table:style-name="ro1">
          <table:table-cell table:formula="of:=[.C703]/86400" office:value-type="float" office:value="7.32291666666667" calcext:value-type="float">
            <text:p>7.32291666666667</text:p>
          </table:table-cell>
          <table:table-cell table:formula="of:=[.C703]/3600" office:value-type="float" office:value="175.75" calcext:value-type="float">
            <text:p>175.75</text:p>
          </table:table-cell>
          <table:table-cell table:formula="of:=[.C702]+900" office:value-type="float" office:value="632700" calcext:value-type="float">
            <text:p>632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0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03]/900" office:value-type="float" office:value="703" calcext:value-type="float">
            <text:p>703</text:p>
          </table:table-cell>
        </table:table-row>
        <table:table-row table:style-name="ro1">
          <table:table-cell table:formula="of:=[.C704]/86400" office:value-type="float" office:value="7.33333333333333" calcext:value-type="float">
            <text:p>7.33333333333333</text:p>
          </table:table-cell>
          <table:table-cell table:formula="of:=[.C704]/3600" office:value-type="float" office:value="176" calcext:value-type="float">
            <text:p>176</text:p>
          </table:table-cell>
          <table:table-cell table:formula="of:=[.C703]+900" office:value-type="float" office:value="633600" calcext:value-type="float">
            <text:p>633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0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04]/900" office:value-type="float" office:value="704" calcext:value-type="float">
            <text:p>704</text:p>
          </table:table-cell>
        </table:table-row>
        <table:table-row table:style-name="ro1">
          <table:table-cell table:formula="of:=[.C705]/86400" office:value-type="float" office:value="7.34375" calcext:value-type="float">
            <text:p>7.34375</text:p>
          </table:table-cell>
          <table:table-cell table:formula="of:=[.C705]/3600" office:value-type="float" office:value="176.25" calcext:value-type="float">
            <text:p>176.25</text:p>
          </table:table-cell>
          <table:table-cell table:formula="of:=[.C704]+900" office:value-type="float" office:value="634500" calcext:value-type="float">
            <text:p>634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0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05]/900" office:value-type="float" office:value="705" calcext:value-type="float">
            <text:p>705</text:p>
          </table:table-cell>
        </table:table-row>
        <table:table-row table:style-name="ro1">
          <table:table-cell table:formula="of:=[.C706]/86400" office:value-type="float" office:value="7.35416666666667" calcext:value-type="float">
            <text:p>7.35416666666667</text:p>
          </table:table-cell>
          <table:table-cell table:formula="of:=[.C706]/3600" office:value-type="float" office:value="176.5" calcext:value-type="float">
            <text:p>176.5</text:p>
          </table:table-cell>
          <table:table-cell table:formula="of:=[.C705]+900" office:value-type="float" office:value="635400" calcext:value-type="float">
            <text:p>635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0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06]/900" office:value-type="float" office:value="706" calcext:value-type="float">
            <text:p>706</text:p>
          </table:table-cell>
        </table:table-row>
        <table:table-row table:style-name="ro1">
          <table:table-cell table:formula="of:=[.C707]/86400" office:value-type="float" office:value="7.36458333333333" calcext:value-type="float">
            <text:p>7.36458333333333</text:p>
          </table:table-cell>
          <table:table-cell table:formula="of:=[.C707]/3600" office:value-type="float" office:value="176.75" calcext:value-type="float">
            <text:p>176.75</text:p>
          </table:table-cell>
          <table:table-cell table:formula="of:=[.C706]+900" office:value-type="float" office:value="636300" calcext:value-type="float">
            <text:p>636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0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07]/900" office:value-type="float" office:value="707" calcext:value-type="float">
            <text:p>707</text:p>
          </table:table-cell>
        </table:table-row>
        <table:table-row table:style-name="ro1">
          <table:table-cell table:formula="of:=[.C708]/86400" office:value-type="float" office:value="7.375" calcext:value-type="float">
            <text:p>7.375</text:p>
          </table:table-cell>
          <table:table-cell table:formula="of:=[.C708]/3600" office:value-type="float" office:value="177" calcext:value-type="float">
            <text:p>177</text:p>
          </table:table-cell>
          <table:table-cell table:formula="of:=[.C707]+900" office:value-type="float" office:value="637200" calcext:value-type="float">
            <text:p>637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0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08]/900" office:value-type="float" office:value="708" calcext:value-type="float">
            <text:p>708</text:p>
          </table:table-cell>
        </table:table-row>
        <table:table-row table:style-name="ro1">
          <table:table-cell table:formula="of:=[.C709]/86400" office:value-type="float" office:value="7.38541666666667" calcext:value-type="float">
            <text:p>7.38541666666667</text:p>
          </table:table-cell>
          <table:table-cell table:formula="of:=[.C709]/3600" office:value-type="float" office:value="177.25" calcext:value-type="float">
            <text:p>177.25</text:p>
          </table:table-cell>
          <table:table-cell table:formula="of:=[.C708]+900" office:value-type="float" office:value="638100" calcext:value-type="float">
            <text:p>638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0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09]/900" office:value-type="float" office:value="709" calcext:value-type="float">
            <text:p>709</text:p>
          </table:table-cell>
        </table:table-row>
        <table:table-row table:style-name="ro1">
          <table:table-cell table:formula="of:=[.C710]/86400" office:value-type="float" office:value="7.39583333333333" calcext:value-type="float">
            <text:p>7.39583333333333</text:p>
          </table:table-cell>
          <table:table-cell table:formula="of:=[.C710]/3600" office:value-type="float" office:value="177.5" calcext:value-type="float">
            <text:p>177.5</text:p>
          </table:table-cell>
          <table:table-cell table:formula="of:=[.C709]+900" office:value-type="float" office:value="639000" calcext:value-type="float">
            <text:p>639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1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10]/900" office:value-type="float" office:value="710" calcext:value-type="float">
            <text:p>710</text:p>
          </table:table-cell>
        </table:table-row>
        <table:table-row table:style-name="ro1">
          <table:table-cell table:formula="of:=[.C711]/86400" office:value-type="float" office:value="7.40625" calcext:value-type="float">
            <text:p>7.40625</text:p>
          </table:table-cell>
          <table:table-cell table:formula="of:=[.C711]/3600" office:value-type="float" office:value="177.75" calcext:value-type="float">
            <text:p>177.75</text:p>
          </table:table-cell>
          <table:table-cell table:formula="of:=[.C710]+900" office:value-type="float" office:value="639900" calcext:value-type="float">
            <text:p>639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1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11]/900" office:value-type="float" office:value="711" calcext:value-type="float">
            <text:p>711</text:p>
          </table:table-cell>
        </table:table-row>
        <table:table-row table:style-name="ro1">
          <table:table-cell table:formula="of:=[.C712]/86400" office:value-type="float" office:value="7.41666666666667" calcext:value-type="float">
            <text:p>7.41666666666667</text:p>
          </table:table-cell>
          <table:table-cell table:formula="of:=[.C712]/3600" office:value-type="float" office:value="178" calcext:value-type="float">
            <text:p>178</text:p>
          </table:table-cell>
          <table:table-cell table:formula="of:=[.C711]+900" office:value-type="float" office:value="640800" calcext:value-type="float">
            <text:p>640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1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12]/900" office:value-type="float" office:value="712" calcext:value-type="float">
            <text:p>712</text:p>
          </table:table-cell>
        </table:table-row>
        <table:table-row table:style-name="ro1">
          <table:table-cell table:formula="of:=[.C713]/86400" office:value-type="float" office:value="7.42708333333333" calcext:value-type="float">
            <text:p>7.42708333333333</text:p>
          </table:table-cell>
          <table:table-cell table:formula="of:=[.C713]/3600" office:value-type="float" office:value="178.25" calcext:value-type="float">
            <text:p>178.25</text:p>
          </table:table-cell>
          <table:table-cell table:formula="of:=[.C712]+900" office:value-type="float" office:value="641700" calcext:value-type="float">
            <text:p>641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1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13]/900" office:value-type="float" office:value="713" calcext:value-type="float">
            <text:p>713</text:p>
          </table:table-cell>
        </table:table-row>
        <table:table-row table:style-name="ro1">
          <table:table-cell table:formula="of:=[.C714]/86400" office:value-type="float" office:value="7.4375" calcext:value-type="float">
            <text:p>7.4375</text:p>
          </table:table-cell>
          <table:table-cell table:formula="of:=[.C714]/3600" office:value-type="float" office:value="178.5" calcext:value-type="float">
            <text:p>178.5</text:p>
          </table:table-cell>
          <table:table-cell table:formula="of:=[.C713]+900" office:value-type="float" office:value="642600" calcext:value-type="float">
            <text:p>642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1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14]/900" office:value-type="float" office:value="714" calcext:value-type="float">
            <text:p>714</text:p>
          </table:table-cell>
        </table:table-row>
        <table:table-row table:style-name="ro1">
          <table:table-cell table:formula="of:=[.C715]/86400" office:value-type="float" office:value="7.44791666666667" calcext:value-type="float">
            <text:p>7.44791666666667</text:p>
          </table:table-cell>
          <table:table-cell table:formula="of:=[.C715]/3600" office:value-type="float" office:value="178.75" calcext:value-type="float">
            <text:p>178.75</text:p>
          </table:table-cell>
          <table:table-cell table:formula="of:=[.C714]+900" office:value-type="float" office:value="643500" calcext:value-type="float">
            <text:p>643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1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15]/900" office:value-type="float" office:value="715" calcext:value-type="float">
            <text:p>715</text:p>
          </table:table-cell>
        </table:table-row>
        <table:table-row table:style-name="ro1">
          <table:table-cell table:formula="of:=[.C716]/86400" office:value-type="float" office:value="7.45833333333333" calcext:value-type="float">
            <text:p>7.45833333333333</text:p>
          </table:table-cell>
          <table:table-cell table:formula="of:=[.C716]/3600" office:value-type="float" office:value="179" calcext:value-type="float">
            <text:p>179</text:p>
          </table:table-cell>
          <table:table-cell table:formula="of:=[.C715]+900" office:value-type="float" office:value="644400" calcext:value-type="float">
            <text:p>644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1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16]/900" office:value-type="float" office:value="716" calcext:value-type="float">
            <text:p>716</text:p>
          </table:table-cell>
        </table:table-row>
        <table:table-row table:style-name="ro1">
          <table:table-cell table:formula="of:=[.C717]/86400" office:value-type="float" office:value="7.46875" calcext:value-type="float">
            <text:p>7.46875</text:p>
          </table:table-cell>
          <table:table-cell table:formula="of:=[.C717]/3600" office:value-type="float" office:value="179.25" calcext:value-type="float">
            <text:p>179.25</text:p>
          </table:table-cell>
          <table:table-cell table:formula="of:=[.C716]+900" office:value-type="float" office:value="645300" calcext:value-type="float">
            <text:p>645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1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17]/900" office:value-type="float" office:value="717" calcext:value-type="float">
            <text:p>717</text:p>
          </table:table-cell>
        </table:table-row>
        <table:table-row table:style-name="ro1">
          <table:table-cell table:formula="of:=[.C718]/86400" office:value-type="float" office:value="7.47916666666667" calcext:value-type="float">
            <text:p>7.47916666666667</text:p>
          </table:table-cell>
          <table:table-cell table:formula="of:=[.C718]/3600" office:value-type="float" office:value="179.5" calcext:value-type="float">
            <text:p>179.5</text:p>
          </table:table-cell>
          <table:table-cell table:formula="of:=[.C717]+900" office:value-type="float" office:value="646200" calcext:value-type="float">
            <text:p>646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1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18]/900" office:value-type="float" office:value="718" calcext:value-type="float">
            <text:p>718</text:p>
          </table:table-cell>
        </table:table-row>
        <table:table-row table:style-name="ro1">
          <table:table-cell table:formula="of:=[.C719]/86400" office:value-type="float" office:value="7.48958333333333" calcext:value-type="float">
            <text:p>7.48958333333333</text:p>
          </table:table-cell>
          <table:table-cell table:formula="of:=[.C719]/3600" office:value-type="float" office:value="179.75" calcext:value-type="float">
            <text:p>179.75</text:p>
          </table:table-cell>
          <table:table-cell table:formula="of:=[.C718]+900" office:value-type="float" office:value="647100" calcext:value-type="float">
            <text:p>647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1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19]/900" office:value-type="float" office:value="719" calcext:value-type="float">
            <text:p>719</text:p>
          </table:table-cell>
        </table:table-row>
        <table:table-row table:style-name="ro1">
          <table:table-cell table:formula="of:=[.C720]/86400" office:value-type="float" office:value="7.5" calcext:value-type="float">
            <text:p>7.5</text:p>
          </table:table-cell>
          <table:table-cell table:formula="of:=[.C720]/3600" office:value-type="float" office:value="180" calcext:value-type="float">
            <text:p>180</text:p>
          </table:table-cell>
          <table:table-cell table:formula="of:=[.C719]+900" office:value-type="float" office:value="648000" calcext:value-type="float">
            <text:p>64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20]/900" office:value-type="float" office:value="720" calcext:value-type="float">
            <text:p>720</text:p>
          </table:table-cell>
        </table:table-row>
        <table:table-row table:style-name="ro1">
          <table:table-cell table:formula="of:=[.C721]/86400" office:value-type="float" office:value="7.51041666666667" calcext:value-type="float">
            <text:p>7.51041666666667</text:p>
          </table:table-cell>
          <table:table-cell table:formula="of:=[.C721]/3600" office:value-type="float" office:value="180.25" calcext:value-type="float">
            <text:p>180.25</text:p>
          </table:table-cell>
          <table:table-cell table:formula="of:=[.C720]+900" office:value-type="float" office:value="648900" calcext:value-type="float">
            <text:p>648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21]/900" office:value-type="float" office:value="721" calcext:value-type="float">
            <text:p>721</text:p>
          </table:table-cell>
        </table:table-row>
        <table:table-row table:style-name="ro1">
          <table:table-cell table:formula="of:=[.C722]/86400" office:value-type="float" office:value="7.52083333333333" calcext:value-type="float">
            <text:p>7.52083333333333</text:p>
          </table:table-cell>
          <table:table-cell table:formula="of:=[.C722]/3600" office:value-type="float" office:value="180.5" calcext:value-type="float">
            <text:p>180.5</text:p>
          </table:table-cell>
          <table:table-cell table:formula="of:=[.C721]+900" office:value-type="float" office:value="649800" calcext:value-type="float">
            <text:p>649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22]/900" office:value-type="float" office:value="722" calcext:value-type="float">
            <text:p>722</text:p>
          </table:table-cell>
        </table:table-row>
        <table:table-row table:style-name="ro1">
          <table:table-cell table:formula="of:=[.C723]/86400" office:value-type="float" office:value="7.53125" calcext:value-type="float">
            <text:p>7.53125</text:p>
          </table:table-cell>
          <table:table-cell table:formula="of:=[.C723]/3600" office:value-type="float" office:value="180.75" calcext:value-type="float">
            <text:p>180.75</text:p>
          </table:table-cell>
          <table:table-cell table:formula="of:=[.C722]+900" office:value-type="float" office:value="650700" calcext:value-type="float">
            <text:p>650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23]/900" office:value-type="float" office:value="723" calcext:value-type="float">
            <text:p>723</text:p>
          </table:table-cell>
        </table:table-row>
        <table:table-row table:style-name="ro1">
          <table:table-cell table:formula="of:=[.C724]/86400" office:value-type="float" office:value="7.54166666666667" calcext:value-type="float">
            <text:p>7.54166666666667</text:p>
          </table:table-cell>
          <table:table-cell table:formula="of:=[.C724]/3600" office:value-type="float" office:value="181" calcext:value-type="float">
            <text:p>181</text:p>
          </table:table-cell>
          <table:table-cell table:formula="of:=[.C723]+900" office:value-type="float" office:value="651600" calcext:value-type="float">
            <text:p>651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24]/900" office:value-type="float" office:value="724" calcext:value-type="float">
            <text:p>724</text:p>
          </table:table-cell>
        </table:table-row>
        <table:table-row table:style-name="ro1">
          <table:table-cell table:formula="of:=[.C725]/86400" office:value-type="float" office:value="7.55208333333333" calcext:value-type="float">
            <text:p>7.55208333333333</text:p>
          </table:table-cell>
          <table:table-cell table:formula="of:=[.C725]/3600" office:value-type="float" office:value="181.25" calcext:value-type="float">
            <text:p>181.25</text:p>
          </table:table-cell>
          <table:table-cell table:formula="of:=[.C724]+900" office:value-type="float" office:value="652500" calcext:value-type="float">
            <text:p>65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25]/900" office:value-type="float" office:value="725" calcext:value-type="float">
            <text:p>725</text:p>
          </table:table-cell>
        </table:table-row>
        <table:table-row table:style-name="ro1">
          <table:table-cell table:formula="of:=[.C726]/86400" office:value-type="float" office:value="7.5625" calcext:value-type="float">
            <text:p>7.5625</text:p>
          </table:table-cell>
          <table:table-cell table:formula="of:=[.C726]/3600" office:value-type="float" office:value="181.5" calcext:value-type="float">
            <text:p>181.5</text:p>
          </table:table-cell>
          <table:table-cell table:formula="of:=[.C725]+900" office:value-type="float" office:value="653400" calcext:value-type="float">
            <text:p>653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26]/900" office:value-type="float" office:value="726" calcext:value-type="float">
            <text:p>726</text:p>
          </table:table-cell>
        </table:table-row>
        <table:table-row table:style-name="ro1">
          <table:table-cell table:formula="of:=[.C727]/86400" office:value-type="float" office:value="7.57291666666667" calcext:value-type="float">
            <text:p>7.57291666666667</text:p>
          </table:table-cell>
          <table:table-cell table:formula="of:=[.C727]/3600" office:value-type="float" office:value="181.75" calcext:value-type="float">
            <text:p>181.75</text:p>
          </table:table-cell>
          <table:table-cell table:formula="of:=[.C726]+900" office:value-type="float" office:value="654300" calcext:value-type="float">
            <text:p>654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27]/900" office:value-type="float" office:value="727" calcext:value-type="float">
            <text:p>727</text:p>
          </table:table-cell>
        </table:table-row>
        <table:table-row table:style-name="ro1">
          <table:table-cell table:formula="of:=[.C728]/86400" office:value-type="float" office:value="7.58333333333333" calcext:value-type="float">
            <text:p>7.58333333333333</text:p>
          </table:table-cell>
          <table:table-cell table:formula="of:=[.C728]/3600" office:value-type="float" office:value="182" calcext:value-type="float">
            <text:p>182</text:p>
          </table:table-cell>
          <table:table-cell table:formula="of:=[.C727]+900" office:value-type="float" office:value="655200" calcext:value-type="float">
            <text:p>655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28]/900" office:value-type="float" office:value="728" calcext:value-type="float">
            <text:p>728</text:p>
          </table:table-cell>
        </table:table-row>
        <table:table-row table:style-name="ro1">
          <table:table-cell table:formula="of:=[.C729]/86400" office:value-type="float" office:value="7.59375" calcext:value-type="float">
            <text:p>7.59375</text:p>
          </table:table-cell>
          <table:table-cell table:formula="of:=[.C729]/3600" office:value-type="float" office:value="182.25" calcext:value-type="float">
            <text:p>182.25</text:p>
          </table:table-cell>
          <table:table-cell table:formula="of:=[.C728]+900" office:value-type="float" office:value="656100" calcext:value-type="float">
            <text:p>656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29]/900" office:value-type="float" office:value="729" calcext:value-type="float">
            <text:p>729</text:p>
          </table:table-cell>
        </table:table-row>
        <table:table-row table:style-name="ro1">
          <table:table-cell table:formula="of:=[.C730]/86400" office:value-type="float" office:value="7.60416666666667" calcext:value-type="float">
            <text:p>7.60416666666667</text:p>
          </table:table-cell>
          <table:table-cell table:formula="of:=[.C730]/3600" office:value-type="float" office:value="182.5" calcext:value-type="float">
            <text:p>182.5</text:p>
          </table:table-cell>
          <table:table-cell table:formula="of:=[.C729]+900" office:value-type="float" office:value="657000" calcext:value-type="float">
            <text:p>65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30]/900" office:value-type="float" office:value="730" calcext:value-type="float">
            <text:p>730</text:p>
          </table:table-cell>
        </table:table-row>
        <table:table-row table:style-name="ro1">
          <table:table-cell table:formula="of:=[.C731]/86400" office:value-type="float" office:value="7.61458333333333" calcext:value-type="float">
            <text:p>7.61458333333333</text:p>
          </table:table-cell>
          <table:table-cell table:formula="of:=[.C731]/3600" office:value-type="float" office:value="182.75" calcext:value-type="float">
            <text:p>182.75</text:p>
          </table:table-cell>
          <table:table-cell table:formula="of:=[.C730]+900" office:value-type="float" office:value="657900" calcext:value-type="float">
            <text:p>657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31]/900" office:value-type="float" office:value="731" calcext:value-type="float">
            <text:p>731</text:p>
          </table:table-cell>
        </table:table-row>
        <table:table-row table:style-name="ro1">
          <table:table-cell table:formula="of:=[.C732]/86400" office:value-type="float" office:value="7.625" calcext:value-type="float">
            <text:p>7.625</text:p>
          </table:table-cell>
          <table:table-cell table:formula="of:=[.C732]/3600" office:value-type="float" office:value="183" calcext:value-type="float">
            <text:p>183</text:p>
          </table:table-cell>
          <table:table-cell table:formula="of:=[.C731]+900" office:value-type="float" office:value="658800" calcext:value-type="float">
            <text:p>658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32]/900" office:value-type="float" office:value="732" calcext:value-type="float">
            <text:p>732</text:p>
          </table:table-cell>
        </table:table-row>
        <table:table-row table:style-name="ro1">
          <table:table-cell table:formula="of:=[.C733]/86400" office:value-type="float" office:value="7.63541666666667" calcext:value-type="float">
            <text:p>7.63541666666667</text:p>
          </table:table-cell>
          <table:table-cell table:formula="of:=[.C733]/3600" office:value-type="float" office:value="183.25" calcext:value-type="float">
            <text:p>183.25</text:p>
          </table:table-cell>
          <table:table-cell table:formula="of:=[.C732]+900" office:value-type="float" office:value="659700" calcext:value-type="float">
            <text:p>659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33]/900" office:value-type="float" office:value="733" calcext:value-type="float">
            <text:p>733</text:p>
          </table:table-cell>
        </table:table-row>
        <table:table-row table:style-name="ro1">
          <table:table-cell table:formula="of:=[.C734]/86400" office:value-type="float" office:value="7.64583333333333" calcext:value-type="float">
            <text:p>7.64583333333333</text:p>
          </table:table-cell>
          <table:table-cell table:formula="of:=[.C734]/3600" office:value-type="float" office:value="183.5" calcext:value-type="float">
            <text:p>183.5</text:p>
          </table:table-cell>
          <table:table-cell table:formula="of:=[.C733]+900" office:value-type="float" office:value="660600" calcext:value-type="float">
            <text:p>660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34]/900" office:value-type="float" office:value="734" calcext:value-type="float">
            <text:p>734</text:p>
          </table:table-cell>
        </table:table-row>
        <table:table-row table:style-name="ro1">
          <table:table-cell table:formula="of:=[.C735]/86400" office:value-type="float" office:value="7.65625" calcext:value-type="float">
            <text:p>7.65625</text:p>
          </table:table-cell>
          <table:table-cell table:formula="of:=[.C735]/3600" office:value-type="float" office:value="183.75" calcext:value-type="float">
            <text:p>183.75</text:p>
          </table:table-cell>
          <table:table-cell table:formula="of:=[.C734]+900" office:value-type="float" office:value="661500" calcext:value-type="float">
            <text:p>661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35]/900" office:value-type="float" office:value="735" calcext:value-type="float">
            <text:p>735</text:p>
          </table:table-cell>
        </table:table-row>
        <table:table-row table:style-name="ro1">
          <table:table-cell table:formula="of:=[.C736]/86400" office:value-type="float" office:value="7.66666666666667" calcext:value-type="float">
            <text:p>7.66666666666667</text:p>
          </table:table-cell>
          <table:table-cell table:formula="of:=[.C736]/3600" office:value-type="float" office:value="184" calcext:value-type="float">
            <text:p>184</text:p>
          </table:table-cell>
          <table:table-cell table:formula="of:=[.C735]+900" office:value-type="float" office:value="662400" calcext:value-type="float">
            <text:p>66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36]/900" office:value-type="float" office:value="736" calcext:value-type="float">
            <text:p>736</text:p>
          </table:table-cell>
        </table:table-row>
        <table:table-row table:style-name="ro1">
          <table:table-cell table:formula="of:=[.C737]/86400" office:value-type="float" office:value="7.67708333333333" calcext:value-type="float">
            <text:p>7.67708333333333</text:p>
          </table:table-cell>
          <table:table-cell table:formula="of:=[.C737]/3600" office:value-type="float" office:value="184.25" calcext:value-type="float">
            <text:p>184.25</text:p>
          </table:table-cell>
          <table:table-cell table:formula="of:=[.C736]+900" office:value-type="float" office:value="663300" calcext:value-type="float">
            <text:p>66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37]/900" office:value-type="float" office:value="737" calcext:value-type="float">
            <text:p>737</text:p>
          </table:table-cell>
        </table:table-row>
        <table:table-row table:style-name="ro1">
          <table:table-cell table:formula="of:=[.C738]/86400" office:value-type="float" office:value="7.6875" calcext:value-type="float">
            <text:p>7.6875</text:p>
          </table:table-cell>
          <table:table-cell table:formula="of:=[.C738]/3600" office:value-type="float" office:value="184.5" calcext:value-type="float">
            <text:p>184.5</text:p>
          </table:table-cell>
          <table:table-cell table:formula="of:=[.C737]+900" office:value-type="float" office:value="664200" calcext:value-type="float">
            <text:p>66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38]/900" office:value-type="float" office:value="738" calcext:value-type="float">
            <text:p>738</text:p>
          </table:table-cell>
        </table:table-row>
        <table:table-row table:style-name="ro1">
          <table:table-cell table:formula="of:=[.C739]/86400" office:value-type="float" office:value="7.69791666666667" calcext:value-type="float">
            <text:p>7.69791666666667</text:p>
          </table:table-cell>
          <table:table-cell table:formula="of:=[.C739]/3600" office:value-type="float" office:value="184.75" calcext:value-type="float">
            <text:p>184.75</text:p>
          </table:table-cell>
          <table:table-cell table:formula="of:=[.C738]+900" office:value-type="float" office:value="665100" calcext:value-type="float">
            <text:p>66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39]/900" office:value-type="float" office:value="739" calcext:value-type="float">
            <text:p>739</text:p>
          </table:table-cell>
        </table:table-row>
        <table:table-row table:style-name="ro1">
          <table:table-cell table:formula="of:=[.C740]/86400" office:value-type="float" office:value="7.70833333333333" calcext:value-type="float">
            <text:p>7.70833333333333</text:p>
          </table:table-cell>
          <table:table-cell table:formula="of:=[.C740]/3600" office:value-type="float" office:value="185" calcext:value-type="float">
            <text:p>185</text:p>
          </table:table-cell>
          <table:table-cell table:formula="of:=[.C739]+900" office:value-type="float" office:value="666000" calcext:value-type="float">
            <text:p>66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40]/900" office:value-type="float" office:value="740" calcext:value-type="float">
            <text:p>740</text:p>
          </table:table-cell>
        </table:table-row>
        <table:table-row table:style-name="ro1">
          <table:table-cell table:formula="of:=[.C741]/86400" office:value-type="float" office:value="7.71875" calcext:value-type="float">
            <text:p>7.71875</text:p>
          </table:table-cell>
          <table:table-cell table:formula="of:=[.C741]/3600" office:value-type="float" office:value="185.25" calcext:value-type="float">
            <text:p>185.25</text:p>
          </table:table-cell>
          <table:table-cell table:formula="of:=[.C740]+900" office:value-type="float" office:value="666900" calcext:value-type="float">
            <text:p>66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41]/900" office:value-type="float" office:value="741" calcext:value-type="float">
            <text:p>741</text:p>
          </table:table-cell>
        </table:table-row>
        <table:table-row table:style-name="ro1">
          <table:table-cell table:formula="of:=[.C742]/86400" office:value-type="float" office:value="7.72916666666667" calcext:value-type="float">
            <text:p>7.72916666666667</text:p>
          </table:table-cell>
          <table:table-cell table:formula="of:=[.C742]/3600" office:value-type="float" office:value="185.5" calcext:value-type="float">
            <text:p>185.5</text:p>
          </table:table-cell>
          <table:table-cell table:formula="of:=[.C741]+900" office:value-type="float" office:value="667800" calcext:value-type="float">
            <text:p>66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42]/900" office:value-type="float" office:value="742" calcext:value-type="float">
            <text:p>742</text:p>
          </table:table-cell>
        </table:table-row>
        <table:table-row table:style-name="ro1">
          <table:table-cell table:formula="of:=[.C743]/86400" office:value-type="float" office:value="7.73958333333333" calcext:value-type="float">
            <text:p>7.73958333333333</text:p>
          </table:table-cell>
          <table:table-cell table:formula="of:=[.C743]/3600" office:value-type="float" office:value="185.75" calcext:value-type="float">
            <text:p>185.75</text:p>
          </table:table-cell>
          <table:table-cell table:formula="of:=[.C742]+900" office:value-type="float" office:value="668700" calcext:value-type="float">
            <text:p>66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43]/900" office:value-type="float" office:value="743" calcext:value-type="float">
            <text:p>743</text:p>
          </table:table-cell>
        </table:table-row>
        <table:table-row table:style-name="ro1">
          <table:table-cell table:formula="of:=[.C744]/86400" office:value-type="float" office:value="7.75" calcext:value-type="float">
            <text:p>7.75</text:p>
          </table:table-cell>
          <table:table-cell table:formula="of:=[.C744]/3600" office:value-type="float" office:value="186" calcext:value-type="float">
            <text:p>186</text:p>
          </table:table-cell>
          <table:table-cell table:formula="of:=[.C743]+900" office:value-type="float" office:value="669600" calcext:value-type="float">
            <text:p>66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44]/900" office:value-type="float" office:value="744" calcext:value-type="float">
            <text:p>744</text:p>
          </table:table-cell>
        </table:table-row>
        <table:table-row table:style-name="ro1">
          <table:table-cell table:formula="of:=[.C745]/86400" office:value-type="float" office:value="7.76041666666667" calcext:value-type="float">
            <text:p>7.76041666666667</text:p>
          </table:table-cell>
          <table:table-cell table:formula="of:=[.C745]/3600" office:value-type="float" office:value="186.25" calcext:value-type="float">
            <text:p>186.25</text:p>
          </table:table-cell>
          <table:table-cell table:formula="of:=[.C744]+900" office:value-type="float" office:value="670500" calcext:value-type="float">
            <text:p>67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45]/900" office:value-type="float" office:value="745" calcext:value-type="float">
            <text:p>745</text:p>
          </table:table-cell>
        </table:table-row>
        <table:table-row table:style-name="ro1">
          <table:table-cell table:formula="of:=[.C746]/86400" office:value-type="float" office:value="7.77083333333333" calcext:value-type="float">
            <text:p>7.77083333333333</text:p>
          </table:table-cell>
          <table:table-cell table:formula="of:=[.C746]/3600" office:value-type="float" office:value="186.5" calcext:value-type="float">
            <text:p>186.5</text:p>
          </table:table-cell>
          <table:table-cell table:formula="of:=[.C745]+900" office:value-type="float" office:value="671400" calcext:value-type="float">
            <text:p>67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46]/900" office:value-type="float" office:value="746" calcext:value-type="float">
            <text:p>746</text:p>
          </table:table-cell>
        </table:table-row>
        <table:table-row table:style-name="ro1">
          <table:table-cell table:formula="of:=[.C747]/86400" office:value-type="float" office:value="7.78125" calcext:value-type="float">
            <text:p>7.78125</text:p>
          </table:table-cell>
          <table:table-cell table:formula="of:=[.C747]/3600" office:value-type="float" office:value="186.75" calcext:value-type="float">
            <text:p>186.75</text:p>
          </table:table-cell>
          <table:table-cell table:formula="of:=[.C746]+900" office:value-type="float" office:value="672300" calcext:value-type="float">
            <text:p>67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47]/900" office:value-type="float" office:value="747" calcext:value-type="float">
            <text:p>747</text:p>
          </table:table-cell>
        </table:table-row>
        <table:table-row table:style-name="ro1">
          <table:table-cell table:formula="of:=[.C748]/86400" office:value-type="float" office:value="7.79166666666667" calcext:value-type="float">
            <text:p>7.79166666666667</text:p>
          </table:table-cell>
          <table:table-cell table:formula="of:=[.C748]/3600" office:value-type="float" office:value="187" calcext:value-type="float">
            <text:p>187</text:p>
          </table:table-cell>
          <table:table-cell table:formula="of:=[.C747]+900" office:value-type="float" office:value="673200" calcext:value-type="float">
            <text:p>67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48]/900" office:value-type="float" office:value="748" calcext:value-type="float">
            <text:p>748</text:p>
          </table:table-cell>
        </table:table-row>
        <table:table-row table:style-name="ro1">
          <table:table-cell table:formula="of:=[.C749]/86400" office:value-type="float" office:value="7.80208333333333" calcext:value-type="float">
            <text:p>7.80208333333333</text:p>
          </table:table-cell>
          <table:table-cell table:formula="of:=[.C749]/3600" office:value-type="float" office:value="187.25" calcext:value-type="float">
            <text:p>187.25</text:p>
          </table:table-cell>
          <table:table-cell table:formula="of:=[.C748]+900" office:value-type="float" office:value="674100" calcext:value-type="float">
            <text:p>67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49]/900" office:value-type="float" office:value="749" calcext:value-type="float">
            <text:p>749</text:p>
          </table:table-cell>
        </table:table-row>
        <table:table-row table:style-name="ro1">
          <table:table-cell table:formula="of:=[.C750]/86400" office:value-type="float" office:value="7.8125" calcext:value-type="float">
            <text:p>7.8125</text:p>
          </table:table-cell>
          <table:table-cell table:formula="of:=[.C750]/3600" office:value-type="float" office:value="187.5" calcext:value-type="float">
            <text:p>187.5</text:p>
          </table:table-cell>
          <table:table-cell table:formula="of:=[.C749]+900" office:value-type="float" office:value="675000" calcext:value-type="float">
            <text:p>67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50]/900" office:value-type="float" office:value="750" calcext:value-type="float">
            <text:p>750</text:p>
          </table:table-cell>
        </table:table-row>
        <table:table-row table:style-name="ro1">
          <table:table-cell table:formula="of:=[.C751]/86400" office:value-type="float" office:value="7.82291666666667" calcext:value-type="float">
            <text:p>7.82291666666667</text:p>
          </table:table-cell>
          <table:table-cell table:formula="of:=[.C751]/3600" office:value-type="float" office:value="187.75" calcext:value-type="float">
            <text:p>187.75</text:p>
          </table:table-cell>
          <table:table-cell table:formula="of:=[.C750]+900" office:value-type="float" office:value="675900" calcext:value-type="float">
            <text:p>67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51]/900" office:value-type="float" office:value="751" calcext:value-type="float">
            <text:p>751</text:p>
          </table:table-cell>
        </table:table-row>
        <table:table-row table:style-name="ro1">
          <table:table-cell table:formula="of:=[.C752]/86400" office:value-type="float" office:value="7.83333333333333" calcext:value-type="float">
            <text:p>7.83333333333333</text:p>
          </table:table-cell>
          <table:table-cell table:formula="of:=[.C752]/3600" office:value-type="float" office:value="188" calcext:value-type="float">
            <text:p>188</text:p>
          </table:table-cell>
          <table:table-cell table:formula="of:=[.C751]+900" office:value-type="float" office:value="676800" calcext:value-type="float">
            <text:p>67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52]/900" office:value-type="float" office:value="752" calcext:value-type="float">
            <text:p>752</text:p>
          </table:table-cell>
        </table:table-row>
        <table:table-row table:style-name="ro1">
          <table:table-cell table:formula="of:=[.C753]/86400" office:value-type="float" office:value="7.84375" calcext:value-type="float">
            <text:p>7.84375</text:p>
          </table:table-cell>
          <table:table-cell table:formula="of:=[.C753]/3600" office:value-type="float" office:value="188.25" calcext:value-type="float">
            <text:p>188.25</text:p>
          </table:table-cell>
          <table:table-cell table:formula="of:=[.C752]+900" office:value-type="float" office:value="677700" calcext:value-type="float">
            <text:p>67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53]/900" office:value-type="float" office:value="753" calcext:value-type="float">
            <text:p>753</text:p>
          </table:table-cell>
        </table:table-row>
        <table:table-row table:style-name="ro1">
          <table:table-cell table:formula="of:=[.C754]/86400" office:value-type="float" office:value="7.85416666666667" calcext:value-type="float">
            <text:p>7.85416666666667</text:p>
          </table:table-cell>
          <table:table-cell table:formula="of:=[.C754]/3600" office:value-type="float" office:value="188.5" calcext:value-type="float">
            <text:p>188.5</text:p>
          </table:table-cell>
          <table:table-cell table:formula="of:=[.C753]+900" office:value-type="float" office:value="678600" calcext:value-type="float">
            <text:p>67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54]/900" office:value-type="float" office:value="754" calcext:value-type="float">
            <text:p>754</text:p>
          </table:table-cell>
        </table:table-row>
        <table:table-row table:style-name="ro1">
          <table:table-cell table:formula="of:=[.C755]/86400" office:value-type="float" office:value="7.86458333333333" calcext:value-type="float">
            <text:p>7.86458333333333</text:p>
          </table:table-cell>
          <table:table-cell table:formula="of:=[.C755]/3600" office:value-type="float" office:value="188.75" calcext:value-type="float">
            <text:p>188.75</text:p>
          </table:table-cell>
          <table:table-cell table:formula="of:=[.C754]+900" office:value-type="float" office:value="679500" calcext:value-type="float">
            <text:p>67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55]/900" office:value-type="float" office:value="755" calcext:value-type="float">
            <text:p>755</text:p>
          </table:table-cell>
        </table:table-row>
        <table:table-row table:style-name="ro1">
          <table:table-cell table:formula="of:=[.C756]/86400" office:value-type="float" office:value="7.875" calcext:value-type="float">
            <text:p>7.875</text:p>
          </table:table-cell>
          <table:table-cell table:formula="of:=[.C756]/3600" office:value-type="float" office:value="189" calcext:value-type="float">
            <text:p>189</text:p>
          </table:table-cell>
          <table:table-cell table:formula="of:=[.C755]+900" office:value-type="float" office:value="680400" calcext:value-type="float">
            <text:p>68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56]/900" office:value-type="float" office:value="756" calcext:value-type="float">
            <text:p>756</text:p>
          </table:table-cell>
        </table:table-row>
        <table:table-row table:style-name="ro1">
          <table:table-cell table:formula="of:=[.C757]/86400" office:value-type="float" office:value="7.88541666666667" calcext:value-type="float">
            <text:p>7.88541666666667</text:p>
          </table:table-cell>
          <table:table-cell table:formula="of:=[.C757]/3600" office:value-type="float" office:value="189.25" calcext:value-type="float">
            <text:p>189.25</text:p>
          </table:table-cell>
          <table:table-cell table:formula="of:=[.C756]+900" office:value-type="float" office:value="681300" calcext:value-type="float">
            <text:p>681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57]/900" office:value-type="float" office:value="757" calcext:value-type="float">
            <text:p>757</text:p>
          </table:table-cell>
        </table:table-row>
        <table:table-row table:style-name="ro1">
          <table:table-cell table:formula="of:=[.C758]/86400" office:value-type="float" office:value="7.89583333333333" calcext:value-type="float">
            <text:p>7.89583333333333</text:p>
          </table:table-cell>
          <table:table-cell table:formula="of:=[.C758]/3600" office:value-type="float" office:value="189.5" calcext:value-type="float">
            <text:p>189.5</text:p>
          </table:table-cell>
          <table:table-cell table:formula="of:=[.C757]+900" office:value-type="float" office:value="682200" calcext:value-type="float">
            <text:p>682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58]/900" office:value-type="float" office:value="758" calcext:value-type="float">
            <text:p>758</text:p>
          </table:table-cell>
        </table:table-row>
        <table:table-row table:style-name="ro1">
          <table:table-cell table:formula="of:=[.C759]/86400" office:value-type="float" office:value="7.90625" calcext:value-type="float">
            <text:p>7.90625</text:p>
          </table:table-cell>
          <table:table-cell table:formula="of:=[.C759]/3600" office:value-type="float" office:value="189.75" calcext:value-type="float">
            <text:p>189.75</text:p>
          </table:table-cell>
          <table:table-cell table:formula="of:=[.C758]+900" office:value-type="float" office:value="683100" calcext:value-type="float">
            <text:p>683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59]/900" office:value-type="float" office:value="759" calcext:value-type="float">
            <text:p>759</text:p>
          </table:table-cell>
        </table:table-row>
        <table:table-row table:style-name="ro1">
          <table:table-cell table:formula="of:=[.C760]/86400" office:value-type="float" office:value="7.91666666666667" calcext:value-type="float">
            <text:p>7.91666666666667</text:p>
          </table:table-cell>
          <table:table-cell table:formula="of:=[.C760]/3600" office:value-type="float" office:value="190" calcext:value-type="float">
            <text:p>190</text:p>
          </table:table-cell>
          <table:table-cell table:formula="of:=[.C759]+900" office:value-type="float" office:value="684000" calcext:value-type="float">
            <text:p>684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60]/900" office:value-type="float" office:value="760" calcext:value-type="float">
            <text:p>760</text:p>
          </table:table-cell>
        </table:table-row>
        <table:table-row table:style-name="ro1">
          <table:table-cell table:formula="of:=[.C761]/86400" office:value-type="float" office:value="7.92708333333333" calcext:value-type="float">
            <text:p>7.92708333333333</text:p>
          </table:table-cell>
          <table:table-cell table:formula="of:=[.C761]/3600" office:value-type="float" office:value="190.25" calcext:value-type="float">
            <text:p>190.25</text:p>
          </table:table-cell>
          <table:table-cell table:formula="of:=[.C760]+900" office:value-type="float" office:value="684900" calcext:value-type="float">
            <text:p>684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61]/900" office:value-type="float" office:value="761" calcext:value-type="float">
            <text:p>761</text:p>
          </table:table-cell>
        </table:table-row>
        <table:table-row table:style-name="ro1">
          <table:table-cell table:formula="of:=[.C762]/86400" office:value-type="float" office:value="7.9375" calcext:value-type="float">
            <text:p>7.9375</text:p>
          </table:table-cell>
          <table:table-cell table:formula="of:=[.C762]/3600" office:value-type="float" office:value="190.5" calcext:value-type="float">
            <text:p>190.5</text:p>
          </table:table-cell>
          <table:table-cell table:formula="of:=[.C761]+900" office:value-type="float" office:value="685800" calcext:value-type="float">
            <text:p>685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62]/900" office:value-type="float" office:value="762" calcext:value-type="float">
            <text:p>762</text:p>
          </table:table-cell>
        </table:table-row>
        <table:table-row table:style-name="ro1">
          <table:table-cell table:formula="of:=[.C763]/86400" office:value-type="float" office:value="7.94791666666667" calcext:value-type="float">
            <text:p>7.94791666666667</text:p>
          </table:table-cell>
          <table:table-cell table:formula="of:=[.C763]/3600" office:value-type="float" office:value="190.75" calcext:value-type="float">
            <text:p>190.75</text:p>
          </table:table-cell>
          <table:table-cell table:formula="of:=[.C762]+900" office:value-type="float" office:value="686700" calcext:value-type="float">
            <text:p>686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63]/900" office:value-type="float" office:value="763" calcext:value-type="float">
            <text:p>763</text:p>
          </table:table-cell>
        </table:table-row>
        <table:table-row table:style-name="ro1">
          <table:table-cell table:formula="of:=[.C764]/86400" office:value-type="float" office:value="7.95833333333333" calcext:value-type="float">
            <text:p>7.95833333333333</text:p>
          </table:table-cell>
          <table:table-cell table:formula="of:=[.C764]/3600" office:value-type="float" office:value="191" calcext:value-type="float">
            <text:p>191</text:p>
          </table:table-cell>
          <table:table-cell table:formula="of:=[.C763]+900" office:value-type="float" office:value="687600" calcext:value-type="float">
            <text:p>687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64]/900" office:value-type="float" office:value="764" calcext:value-type="float">
            <text:p>764</text:p>
          </table:table-cell>
        </table:table-row>
        <table:table-row table:style-name="ro1">
          <table:table-cell table:formula="of:=[.C765]/86400" office:value-type="float" office:value="7.96875" calcext:value-type="float">
            <text:p>7.96875</text:p>
          </table:table-cell>
          <table:table-cell table:formula="of:=[.C765]/3600" office:value-type="float" office:value="191.25" calcext:value-type="float">
            <text:p>191.25</text:p>
          </table:table-cell>
          <table:table-cell table:formula="of:=[.C764]+900" office:value-type="float" office:value="688500" calcext:value-type="float">
            <text:p>688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65]/900" office:value-type="float" office:value="765" calcext:value-type="float">
            <text:p>765</text:p>
          </table:table-cell>
        </table:table-row>
        <table:table-row table:style-name="ro1">
          <table:table-cell table:formula="of:=[.C766]/86400" office:value-type="float" office:value="7.97916666666667" calcext:value-type="float">
            <text:p>7.97916666666667</text:p>
          </table:table-cell>
          <table:table-cell table:formula="of:=[.C766]/3600" office:value-type="float" office:value="191.5" calcext:value-type="float">
            <text:p>191.5</text:p>
          </table:table-cell>
          <table:table-cell table:formula="of:=[.C765]+900" office:value-type="float" office:value="689400" calcext:value-type="float">
            <text:p>689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66]/900" office:value-type="float" office:value="766" calcext:value-type="float">
            <text:p>766</text:p>
          </table:table-cell>
        </table:table-row>
        <table:table-row table:style-name="ro1">
          <table:table-cell table:formula="of:=[.C767]/86400" office:value-type="float" office:value="7.98958333333333" calcext:value-type="float">
            <text:p>7.98958333333333</text:p>
          </table:table-cell>
          <table:table-cell table:formula="of:=[.C767]/3600" office:value-type="float" office:value="191.75" calcext:value-type="float">
            <text:p>191.75</text:p>
          </table:table-cell>
          <table:table-cell table:formula="of:=[.C766]+900" office:value-type="float" office:value="690300" calcext:value-type="float">
            <text:p>690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67]/900" office:value-type="float" office:value="767" calcext:value-type="float">
            <text:p>767</text:p>
          </table:table-cell>
        </table:table-row>
        <table:table-row table:style-name="ro1">
          <table:table-cell table:formula="of:=[.C768]/86400" office:value-type="float" office:value="8" calcext:value-type="float">
            <text:p>8</text:p>
          </table:table-cell>
          <table:table-cell table:formula="of:=[.C768]/3600" office:value-type="float" office:value="192" calcext:value-type="float">
            <text:p>192</text:p>
          </table:table-cell>
          <table:table-cell table:formula="of:=[.C767]+900" office:value-type="float" office:value="691200" calcext:value-type="float">
            <text:p>691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768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68]/900" office:value-type="float" office:value="768" calcext:value-type="float">
            <text:p>768</text:p>
          </table:table-cell>
        </table:table-row>
        <table:table-row table:style-name="ro1">
          <table:table-cell table:formula="of:=[.C769]/86400" office:value-type="float" office:value="8.01041666666667" calcext:value-type="float">
            <text:p>8.01041666666667</text:p>
          </table:table-cell>
          <table:table-cell table:formula="of:=[.C769]/3600" office:value-type="float" office:value="192.25" calcext:value-type="float">
            <text:p>192.25</text:p>
          </table:table-cell>
          <table:table-cell table:formula="of:=[.C768]+900" office:value-type="float" office:value="692100" calcext:value-type="float">
            <text:p>692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769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69]/900" office:value-type="float" office:value="769" calcext:value-type="float">
            <text:p>769</text:p>
          </table:table-cell>
        </table:table-row>
        <table:table-row table:style-name="ro1">
          <table:table-cell table:formula="of:=[.C770]/86400" office:value-type="float" office:value="8.02083333333333" calcext:value-type="float">
            <text:p>8.02083333333333</text:p>
          </table:table-cell>
          <table:table-cell table:formula="of:=[.C770]/3600" office:value-type="float" office:value="192.5" calcext:value-type="float">
            <text:p>192.5</text:p>
          </table:table-cell>
          <table:table-cell table:formula="of:=[.C769]+900" office:value-type="float" office:value="693000" calcext:value-type="float">
            <text:p>69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770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70]/900" office:value-type="float" office:value="770" calcext:value-type="float">
            <text:p>770</text:p>
          </table:table-cell>
        </table:table-row>
        <table:table-row table:style-name="ro1">
          <table:table-cell table:formula="of:=[.C771]/86400" office:value-type="float" office:value="8.03125" calcext:value-type="float">
            <text:p>8.03125</text:p>
          </table:table-cell>
          <table:table-cell table:formula="of:=[.C771]/3600" office:value-type="float" office:value="192.75" calcext:value-type="float">
            <text:p>192.75</text:p>
          </table:table-cell>
          <table:table-cell table:formula="of:=[.C770]+900" office:value-type="float" office:value="693900" calcext:value-type="float">
            <text:p>693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771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71]/900" office:value-type="float" office:value="771" calcext:value-type="float">
            <text:p>771</text:p>
          </table:table-cell>
        </table:table-row>
        <table:table-row table:style-name="ro1">
          <table:table-cell table:formula="of:=[.C772]/86400" office:value-type="float" office:value="8.04166666666667" calcext:value-type="float">
            <text:p>8.04166666666667</text:p>
          </table:table-cell>
          <table:table-cell table:formula="of:=[.C772]/3600" office:value-type="float" office:value="193" calcext:value-type="float">
            <text:p>193</text:p>
          </table:table-cell>
          <table:table-cell table:formula="of:=[.C771]+900" office:value-type="float" office:value="694800" calcext:value-type="float">
            <text:p>694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772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72]/900" office:value-type="float" office:value="772" calcext:value-type="float">
            <text:p>772</text:p>
          </table:table-cell>
        </table:table-row>
        <table:table-row table:style-name="ro1">
          <table:table-cell table:formula="of:=[.C773]/86400" office:value-type="float" office:value="8.05208333333333" calcext:value-type="float">
            <text:p>8.05208333333333</text:p>
          </table:table-cell>
          <table:table-cell table:formula="of:=[.C773]/3600" office:value-type="float" office:value="193.25" calcext:value-type="float">
            <text:p>193.25</text:p>
          </table:table-cell>
          <table:table-cell table:formula="of:=[.C772]+900" office:value-type="float" office:value="695700" calcext:value-type="float">
            <text:p>695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773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73]/900" office:value-type="float" office:value="773" calcext:value-type="float">
            <text:p>773</text:p>
          </table:table-cell>
        </table:table-row>
        <table:table-row table:style-name="ro1">
          <table:table-cell table:formula="of:=[.C774]/86400" office:value-type="float" office:value="8.0625" calcext:value-type="float">
            <text:p>8.0625</text:p>
          </table:table-cell>
          <table:table-cell table:formula="of:=[.C774]/3600" office:value-type="float" office:value="193.5" calcext:value-type="float">
            <text:p>193.5</text:p>
          </table:table-cell>
          <table:table-cell table:formula="of:=[.C773]+900" office:value-type="float" office:value="696600" calcext:value-type="float">
            <text:p>696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774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74]/900" office:value-type="float" office:value="774" calcext:value-type="float">
            <text:p>774</text:p>
          </table:table-cell>
        </table:table-row>
        <table:table-row table:style-name="ro1">
          <table:table-cell table:formula="of:=[.C775]/86400" office:value-type="float" office:value="8.07291666666667" calcext:value-type="float">
            <text:p>8.07291666666667</text:p>
          </table:table-cell>
          <table:table-cell table:formula="of:=[.C775]/3600" office:value-type="float" office:value="193.75" calcext:value-type="float">
            <text:p>193.75</text:p>
          </table:table-cell>
          <table:table-cell table:formula="of:=[.C774]+900" office:value-type="float" office:value="697500" calcext:value-type="float">
            <text:p>697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775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75]/900" office:value-type="float" office:value="775" calcext:value-type="float">
            <text:p>775</text:p>
          </table:table-cell>
        </table:table-row>
        <table:table-row table:style-name="ro1">
          <table:table-cell table:formula="of:=[.C776]/86400" office:value-type="float" office:value="8.08333333333333" calcext:value-type="float">
            <text:p>8.08333333333333</text:p>
          </table:table-cell>
          <table:table-cell table:formula="of:=[.C776]/3600" office:value-type="float" office:value="194" calcext:value-type="float">
            <text:p>194</text:p>
          </table:table-cell>
          <table:table-cell table:formula="of:=[.C775]+900" office:value-type="float" office:value="698400" calcext:value-type="float">
            <text:p>698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776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76]/900" office:value-type="float" office:value="776" calcext:value-type="float">
            <text:p>776</text:p>
          </table:table-cell>
        </table:table-row>
        <table:table-row table:style-name="ro1">
          <table:table-cell table:formula="of:=[.C777]/86400" office:value-type="float" office:value="8.09375" calcext:value-type="float">
            <text:p>8.09375</text:p>
          </table:table-cell>
          <table:table-cell table:formula="of:=[.C777]/3600" office:value-type="float" office:value="194.25" calcext:value-type="float">
            <text:p>194.25</text:p>
          </table:table-cell>
          <table:table-cell table:formula="of:=[.C776]+900" office:value-type="float" office:value="699300" calcext:value-type="float">
            <text:p>699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777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77]/900" office:value-type="float" office:value="777" calcext:value-type="float">
            <text:p>777</text:p>
          </table:table-cell>
        </table:table-row>
        <table:table-row table:style-name="ro1">
          <table:table-cell table:formula="of:=[.C778]/86400" office:value-type="float" office:value="8.10416666666667" calcext:value-type="float">
            <text:p>8.10416666666667</text:p>
          </table:table-cell>
          <table:table-cell table:formula="of:=[.C778]/3600" office:value-type="float" office:value="194.5" calcext:value-type="float">
            <text:p>194.5</text:p>
          </table:table-cell>
          <table:table-cell table:formula="of:=[.C777]+900" office:value-type="float" office:value="700200" calcext:value-type="float">
            <text:p>700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778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78]/900" office:value-type="float" office:value="778" calcext:value-type="float">
            <text:p>778</text:p>
          </table:table-cell>
        </table:table-row>
        <table:table-row table:style-name="ro1">
          <table:table-cell table:formula="of:=[.C779]/86400" office:value-type="float" office:value="8.11458333333333" calcext:value-type="float">
            <text:p>8.11458333333333</text:p>
          </table:table-cell>
          <table:table-cell table:formula="of:=[.C779]/3600" office:value-type="float" office:value="194.75" calcext:value-type="float">
            <text:p>194.75</text:p>
          </table:table-cell>
          <table:table-cell table:formula="of:=[.C778]+900" office:value-type="float" office:value="701100" calcext:value-type="float">
            <text:p>701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779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79]/900" office:value-type="float" office:value="779" calcext:value-type="float">
            <text:p>779</text:p>
          </table:table-cell>
        </table:table-row>
        <table:table-row table:style-name="ro1">
          <table:table-cell table:formula="of:=[.C780]/86400" office:value-type="float" office:value="8.125" calcext:value-type="float">
            <text:p>8.125</text:p>
          </table:table-cell>
          <table:table-cell table:formula="of:=[.C780]/3600" office:value-type="float" office:value="195" calcext:value-type="float">
            <text:p>195</text:p>
          </table:table-cell>
          <table:table-cell table:formula="of:=[.C779]+900" office:value-type="float" office:value="702000" calcext:value-type="float">
            <text:p>70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780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80]/900" office:value-type="float" office:value="780" calcext:value-type="float">
            <text:p>780</text:p>
          </table:table-cell>
        </table:table-row>
        <table:table-row table:style-name="ro1">
          <table:table-cell table:formula="of:=[.C781]/86400" office:value-type="float" office:value="8.13541666666667" calcext:value-type="float">
            <text:p>8.13541666666667</text:p>
          </table:table-cell>
          <table:table-cell table:formula="of:=[.C781]/3600" office:value-type="float" office:value="195.25" calcext:value-type="float">
            <text:p>195.25</text:p>
          </table:table-cell>
          <table:table-cell table:formula="of:=[.C780]+900" office:value-type="float" office:value="702900" calcext:value-type="float">
            <text:p>702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781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81]/900" office:value-type="float" office:value="781" calcext:value-type="float">
            <text:p>781</text:p>
          </table:table-cell>
        </table:table-row>
        <table:table-row table:style-name="ro1">
          <table:table-cell table:formula="of:=[.C782]/86400" office:value-type="float" office:value="8.14583333333333" calcext:value-type="float">
            <text:p>8.14583333333333</text:p>
          </table:table-cell>
          <table:table-cell table:formula="of:=[.C782]/3600" office:value-type="float" office:value="195.5" calcext:value-type="float">
            <text:p>195.5</text:p>
          </table:table-cell>
          <table:table-cell table:formula="of:=[.C781]+900" office:value-type="float" office:value="703800" calcext:value-type="float">
            <text:p>703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782]/100/3600" office:value-type="float" office:value="0.0000111111111111111" calcext:value-type="float">
            <text:p>1.11111111111111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82]/900" office:value-type="float" office:value="782" calcext:value-type="float">
            <text:p>782</text:p>
          </table:table-cell>
        </table:table-row>
        <table:table-row table:style-name="ro1">
          <table:table-cell table:formula="of:=[.C783]/86400" office:value-type="float" office:value="8.15625" calcext:value-type="float">
            <text:p>8.15625</text:p>
          </table:table-cell>
          <table:table-cell table:formula="of:=[.C783]/3600" office:value-type="float" office:value="195.75" calcext:value-type="float">
            <text:p>195.75</text:p>
          </table:table-cell>
          <table:table-cell table:formula="of:=[.C782]+900" office:value-type="float" office:value="704700" calcext:value-type="float">
            <text:p>704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783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83]/900" office:value-type="float" office:value="783" calcext:value-type="float">
            <text:p>783</text:p>
          </table:table-cell>
        </table:table-row>
        <table:table-row table:style-name="ro1">
          <table:table-cell table:formula="of:=[.C784]/86400" office:value-type="float" office:value="8.16666666666667" calcext:value-type="float">
            <text:p>8.16666666666667</text:p>
          </table:table-cell>
          <table:table-cell table:formula="of:=[.C784]/3600" office:value-type="float" office:value="196" calcext:value-type="float">
            <text:p>196</text:p>
          </table:table-cell>
          <table:table-cell table:formula="of:=[.C783]+900" office:value-type="float" office:value="705600" calcext:value-type="float">
            <text:p>705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784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84]/900" office:value-type="float" office:value="784" calcext:value-type="float">
            <text:p>784</text:p>
          </table:table-cell>
        </table:table-row>
        <table:table-row table:style-name="ro1">
          <table:table-cell table:formula="of:=[.C785]/86400" office:value-type="float" office:value="8.17708333333333" calcext:value-type="float">
            <text:p>8.17708333333333</text:p>
          </table:table-cell>
          <table:table-cell table:formula="of:=[.C785]/3600" office:value-type="float" office:value="196.25" calcext:value-type="float">
            <text:p>196.25</text:p>
          </table:table-cell>
          <table:table-cell table:formula="of:=[.C784]+900" office:value-type="float" office:value="706500" calcext:value-type="float">
            <text:p>706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785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85]/900" office:value-type="float" office:value="785" calcext:value-type="float">
            <text:p>785</text:p>
          </table:table-cell>
        </table:table-row>
        <table:table-row table:style-name="ro1">
          <table:table-cell table:formula="of:=[.C786]/86400" office:value-type="float" office:value="8.1875" calcext:value-type="float">
            <text:p>8.1875</text:p>
          </table:table-cell>
          <table:table-cell table:formula="of:=[.C786]/3600" office:value-type="float" office:value="196.5" calcext:value-type="float">
            <text:p>196.5</text:p>
          </table:table-cell>
          <table:table-cell table:formula="of:=[.C785]+900" office:value-type="float" office:value="707400" calcext:value-type="float">
            <text:p>707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786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86]/900" office:value-type="float" office:value="786" calcext:value-type="float">
            <text:p>786</text:p>
          </table:table-cell>
        </table:table-row>
        <table:table-row table:style-name="ro1">
          <table:table-cell table:formula="of:=[.C787]/86400" office:value-type="float" office:value="8.19791666666667" calcext:value-type="float">
            <text:p>8.19791666666667</text:p>
          </table:table-cell>
          <table:table-cell table:formula="of:=[.C787]/3600" office:value-type="float" office:value="196.75" calcext:value-type="float">
            <text:p>196.75</text:p>
          </table:table-cell>
          <table:table-cell table:formula="of:=[.C786]+900" office:value-type="float" office:value="708300" calcext:value-type="float">
            <text:p>708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787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87]/900" office:value-type="float" office:value="787" calcext:value-type="float">
            <text:p>787</text:p>
          </table:table-cell>
        </table:table-row>
        <table:table-row table:style-name="ro1">
          <table:table-cell table:formula="of:=[.C788]/86400" office:value-type="float" office:value="8.20833333333333" calcext:value-type="float">
            <text:p>8.20833333333333</text:p>
          </table:table-cell>
          <table:table-cell table:formula="of:=[.C788]/3600" office:value-type="float" office:value="197" calcext:value-type="float">
            <text:p>197</text:p>
          </table:table-cell>
          <table:table-cell table:formula="of:=[.C787]+900" office:value-type="float" office:value="709200" calcext:value-type="float">
            <text:p>709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788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88]/900" office:value-type="float" office:value="788" calcext:value-type="float">
            <text:p>788</text:p>
          </table:table-cell>
        </table:table-row>
        <table:table-row table:style-name="ro1">
          <table:table-cell table:formula="of:=[.C789]/86400" office:value-type="float" office:value="8.21875" calcext:value-type="float">
            <text:p>8.21875</text:p>
          </table:table-cell>
          <table:table-cell table:formula="of:=[.C789]/3600" office:value-type="float" office:value="197.25" calcext:value-type="float">
            <text:p>197.25</text:p>
          </table:table-cell>
          <table:table-cell table:formula="of:=[.C788]+900" office:value-type="float" office:value="710100" calcext:value-type="float">
            <text:p>710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789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89]/900" office:value-type="float" office:value="789" calcext:value-type="float">
            <text:p>789</text:p>
          </table:table-cell>
        </table:table-row>
        <table:table-row table:style-name="ro1">
          <table:table-cell table:formula="of:=[.C790]/86400" office:value-type="float" office:value="8.22916666666667" calcext:value-type="float">
            <text:p>8.22916666666667</text:p>
          </table:table-cell>
          <table:table-cell table:formula="of:=[.C790]/3600" office:value-type="float" office:value="197.5" calcext:value-type="float">
            <text:p>197.5</text:p>
          </table:table-cell>
          <table:table-cell table:formula="of:=[.C789]+900" office:value-type="float" office:value="711000" calcext:value-type="float">
            <text:p>711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790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90]/900" office:value-type="float" office:value="790" calcext:value-type="float">
            <text:p>790</text:p>
          </table:table-cell>
        </table:table-row>
        <table:table-row table:style-name="ro1">
          <table:table-cell table:formula="of:=[.C791]/86400" office:value-type="float" office:value="8.23958333333333" calcext:value-type="float">
            <text:p>8.23958333333333</text:p>
          </table:table-cell>
          <table:table-cell table:formula="of:=[.C791]/3600" office:value-type="float" office:value="197.75" calcext:value-type="float">
            <text:p>197.75</text:p>
          </table:table-cell>
          <table:table-cell table:formula="of:=[.C790]+900" office:value-type="float" office:value="711900" calcext:value-type="float">
            <text:p>711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791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91]/900" office:value-type="float" office:value="791" calcext:value-type="float">
            <text:p>791</text:p>
          </table:table-cell>
        </table:table-row>
        <table:table-row table:style-name="ro1">
          <table:table-cell table:formula="of:=[.C792]/86400" office:value-type="float" office:value="8.25" calcext:value-type="float">
            <text:p>8.25</text:p>
          </table:table-cell>
          <table:table-cell table:formula="of:=[.C792]/3600" office:value-type="float" office:value="198" calcext:value-type="float">
            <text:p>198</text:p>
          </table:table-cell>
          <table:table-cell table:formula="of:=[.C791]+900" office:value-type="float" office:value="712800" calcext:value-type="float">
            <text:p>712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792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92]/900" office:value-type="float" office:value="792" calcext:value-type="float">
            <text:p>792</text:p>
          </table:table-cell>
        </table:table-row>
        <table:table-row table:style-name="ro1">
          <table:table-cell table:formula="of:=[.C793]/86400" office:value-type="float" office:value="8.26041666666667" calcext:value-type="float">
            <text:p>8.26041666666667</text:p>
          </table:table-cell>
          <table:table-cell table:formula="of:=[.C793]/3600" office:value-type="float" office:value="198.25" calcext:value-type="float">
            <text:p>198.25</text:p>
          </table:table-cell>
          <table:table-cell table:formula="of:=[.C792]+900" office:value-type="float" office:value="713700" calcext:value-type="float">
            <text:p>713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793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93]/900" office:value-type="float" office:value="793" calcext:value-type="float">
            <text:p>793</text:p>
          </table:table-cell>
        </table:table-row>
        <table:table-row table:style-name="ro1">
          <table:table-cell table:formula="of:=[.C794]/86400" office:value-type="float" office:value="8.27083333333333" calcext:value-type="float">
            <text:p>8.27083333333333</text:p>
          </table:table-cell>
          <table:table-cell table:formula="of:=[.C794]/3600" office:value-type="float" office:value="198.5" calcext:value-type="float">
            <text:p>198.5</text:p>
          </table:table-cell>
          <table:table-cell table:formula="of:=[.C793]+900" office:value-type="float" office:value="714600" calcext:value-type="float">
            <text:p>714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794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94]/900" office:value-type="float" office:value="794" calcext:value-type="float">
            <text:p>794</text:p>
          </table:table-cell>
        </table:table-row>
        <table:table-row table:style-name="ro1">
          <table:table-cell table:formula="of:=[.C795]/86400" office:value-type="float" office:value="8.28125" calcext:value-type="float">
            <text:p>8.28125</text:p>
          </table:table-cell>
          <table:table-cell table:formula="of:=[.C795]/3600" office:value-type="float" office:value="198.75" calcext:value-type="float">
            <text:p>198.75</text:p>
          </table:table-cell>
          <table:table-cell table:formula="of:=[.C794]+900" office:value-type="float" office:value="715500" calcext:value-type="float">
            <text:p>715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795]/100/3600" office:value-type="float" office:value="0.0000166666666666667" calcext:value-type="float">
            <text:p>1.66666666666667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95]/900" office:value-type="float" office:value="795" calcext:value-type="float">
            <text:p>795</text:p>
          </table:table-cell>
        </table:table-row>
        <table:table-row table:style-name="ro1">
          <table:table-cell table:formula="of:=[.C796]/86400" office:value-type="float" office:value="8.29166666666667" calcext:value-type="float">
            <text:p>8.29166666666667</text:p>
          </table:table-cell>
          <table:table-cell table:formula="of:=[.C796]/3600" office:value-type="float" office:value="199" calcext:value-type="float">
            <text:p>199</text:p>
          </table:table-cell>
          <table:table-cell table:formula="of:=[.C795]+900" office:value-type="float" office:value="716400" calcext:value-type="float">
            <text:p>7164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796]/100/3600" office:value-type="float" office:value="0.0000222222222222222" calcext:value-type="float">
            <text:p>2.22222222222222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96]/900" office:value-type="float" office:value="796" calcext:value-type="float">
            <text:p>796</text:p>
          </table:table-cell>
        </table:table-row>
        <table:table-row table:style-name="ro1">
          <table:table-cell table:formula="of:=[.C797]/86400" office:value-type="float" office:value="8.30208333333333" calcext:value-type="float">
            <text:p>8.30208333333333</text:p>
          </table:table-cell>
          <table:table-cell table:formula="of:=[.C797]/3600" office:value-type="float" office:value="199.25" calcext:value-type="float">
            <text:p>199.25</text:p>
          </table:table-cell>
          <table:table-cell table:formula="of:=[.C796]+900" office:value-type="float" office:value="717300" calcext:value-type="float">
            <text:p>7173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797]/100/3600" office:value-type="float" office:value="0.0000222222222222222" calcext:value-type="float">
            <text:p>2.22222222222222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97]/900" office:value-type="float" office:value="797" calcext:value-type="float">
            <text:p>797</text:p>
          </table:table-cell>
        </table:table-row>
        <table:table-row table:style-name="ro1">
          <table:table-cell table:formula="of:=[.C798]/86400" office:value-type="float" office:value="8.3125" calcext:value-type="float">
            <text:p>8.3125</text:p>
          </table:table-cell>
          <table:table-cell table:formula="of:=[.C798]/3600" office:value-type="float" office:value="199.5" calcext:value-type="float">
            <text:p>199.5</text:p>
          </table:table-cell>
          <table:table-cell table:formula="of:=[.C797]+900" office:value-type="float" office:value="718200" calcext:value-type="float">
            <text:p>718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798]/100/3600" office:value-type="float" office:value="0.0000222222222222222" calcext:value-type="float">
            <text:p>2.22222222222222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98]/900" office:value-type="float" office:value="798" calcext:value-type="float">
            <text:p>798</text:p>
          </table:table-cell>
        </table:table-row>
        <table:table-row table:style-name="ro1">
          <table:table-cell table:formula="of:=[.C799]/86400" office:value-type="float" office:value="8.32291666666667" calcext:value-type="float">
            <text:p>8.32291666666667</text:p>
          </table:table-cell>
          <table:table-cell table:formula="of:=[.C799]/3600" office:value-type="float" office:value="199.75" calcext:value-type="float">
            <text:p>199.75</text:p>
          </table:table-cell>
          <table:table-cell table:formula="of:=[.C798]+900" office:value-type="float" office:value="719100" calcext:value-type="float">
            <text:p>7191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799]/100/3600" office:value-type="float" office:value="0.0000222222222222222" calcext:value-type="float">
            <text:p>2.22222222222222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799]/900" office:value-type="float" office:value="799" calcext:value-type="float">
            <text:p>799</text:p>
          </table:table-cell>
        </table:table-row>
        <table:table-row table:style-name="ro1">
          <table:table-cell table:formula="of:=[.C800]/86400" office:value-type="float" office:value="8.33333333333333" calcext:value-type="float">
            <text:p>8.33333333333333</text:p>
          </table:table-cell>
          <table:table-cell table:formula="of:=[.C800]/3600" office:value-type="float" office:value="200" calcext:value-type="float">
            <text:p>200</text:p>
          </table:table-cell>
          <table:table-cell table:formula="of:=[.C799]+900" office:value-type="float" office:value="720000" calcext:value-type="float">
            <text:p>72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800]/100/3600" office:value-type="float" office:value="0.0000138888888888889" calcext:value-type="float">
            <text:p>1.38888888888889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00]/900" office:value-type="float" office:value="800" calcext:value-type="float">
            <text:p>800</text:p>
          </table:table-cell>
        </table:table-row>
        <table:table-row table:style-name="ro1">
          <table:table-cell table:formula="of:=[.C801]/86400" office:value-type="float" office:value="8.34375" calcext:value-type="float">
            <text:p>8.34375</text:p>
          </table:table-cell>
          <table:table-cell table:formula="of:=[.C801]/3600" office:value-type="float" office:value="200.25" calcext:value-type="float">
            <text:p>200.25</text:p>
          </table:table-cell>
          <table:table-cell table:formula="of:=[.C800]+900" office:value-type="float" office:value="720900" calcext:value-type="float">
            <text:p>720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801]/100/3600" office:value-type="float" office:value="0.0000138888888888889" calcext:value-type="float">
            <text:p>1.38888888888889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01]/900" office:value-type="float" office:value="801" calcext:value-type="float">
            <text:p>801</text:p>
          </table:table-cell>
        </table:table-row>
        <table:table-row table:style-name="ro1">
          <table:table-cell table:formula="of:=[.C802]/86400" office:value-type="float" office:value="8.35416666666667" calcext:value-type="float">
            <text:p>8.35416666666667</text:p>
          </table:table-cell>
          <table:table-cell table:formula="of:=[.C802]/3600" office:value-type="float" office:value="200.5" calcext:value-type="float">
            <text:p>200.5</text:p>
          </table:table-cell>
          <table:table-cell table:formula="of:=[.C801]+900" office:value-type="float" office:value="721800" calcext:value-type="float">
            <text:p>721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802]/100/3600" office:value-type="float" office:value="0.0000138888888888889" calcext:value-type="float">
            <text:p>1.38888888888889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02]/900" office:value-type="float" office:value="802" calcext:value-type="float">
            <text:p>802</text:p>
          </table:table-cell>
        </table:table-row>
        <table:table-row table:style-name="ro1">
          <table:table-cell table:formula="of:=[.C803]/86400" office:value-type="float" office:value="8.36458333333333" calcext:value-type="float">
            <text:p>8.36458333333333</text:p>
          </table:table-cell>
          <table:table-cell table:formula="of:=[.C803]/3600" office:value-type="float" office:value="200.75" calcext:value-type="float">
            <text:p>200.75</text:p>
          </table:table-cell>
          <table:table-cell table:formula="of:=[.C802]+900" office:value-type="float" office:value="722700" calcext:value-type="float">
            <text:p>7227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803]/100/3600" office:value-type="float" office:value="0.0000138888888888889" calcext:value-type="float">
            <text:p>1.38888888888889E-05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03]/900" office:value-type="float" office:value="803" calcext:value-type="float">
            <text:p>803</text:p>
          </table:table-cell>
        </table:table-row>
        <table:table-row table:style-name="ro1">
          <table:table-cell table:formula="of:=[.C804]/86400" office:value-type="float" office:value="8.375" calcext:value-type="float">
            <text:p>8.375</text:p>
          </table:table-cell>
          <table:table-cell table:formula="of:=[.C804]/3600" office:value-type="float" office:value="201" calcext:value-type="float">
            <text:p>201</text:p>
          </table:table-cell>
          <table:table-cell table:formula="of:=[.C803]+900" office:value-type="float" office:value="723600" calcext:value-type="float">
            <text:p>723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804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04]/900" office:value-type="float" office:value="804" calcext:value-type="float">
            <text:p>804</text:p>
          </table:table-cell>
        </table:table-row>
        <table:table-row table:style-name="ro1">
          <table:table-cell table:formula="of:=[.C805]/86400" office:value-type="float" office:value="8.38541666666667" calcext:value-type="float">
            <text:p>8.38541666666667</text:p>
          </table:table-cell>
          <table:table-cell table:formula="of:=[.C805]/3600" office:value-type="float" office:value="201.25" calcext:value-type="float">
            <text:p>201.25</text:p>
          </table:table-cell>
          <table:table-cell table:formula="of:=[.C804]+900" office:value-type="float" office:value="724500" calcext:value-type="float">
            <text:p>724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805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05]/900" office:value-type="float" office:value="805" calcext:value-type="float">
            <text:p>805</text:p>
          </table:table-cell>
        </table:table-row>
        <table:table-row table:style-name="ro1">
          <table:table-cell table:formula="of:=[.C806]/86400" office:value-type="float" office:value="8.39583333333333" calcext:value-type="float">
            <text:p>8.39583333333333</text:p>
          </table:table-cell>
          <table:table-cell table:formula="of:=[.C806]/3600" office:value-type="float" office:value="201.5" calcext:value-type="float">
            <text:p>201.5</text:p>
          </table:table-cell>
          <table:table-cell table:formula="of:=[.C805]+900" office:value-type="float" office:value="725400" calcext:value-type="float">
            <text:p>725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806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06]/900" office:value-type="float" office:value="806" calcext:value-type="float">
            <text:p>806</text:p>
          </table:table-cell>
        </table:table-row>
        <table:table-row table:style-name="ro1">
          <table:table-cell table:formula="of:=[.C807]/86400" office:value-type="float" office:value="8.40625" calcext:value-type="float">
            <text:p>8.40625</text:p>
          </table:table-cell>
          <table:table-cell table:formula="of:=[.C807]/3600" office:value-type="float" office:value="201.75" calcext:value-type="float">
            <text:p>201.75</text:p>
          </table:table-cell>
          <table:table-cell table:formula="of:=[.C806]+900" office:value-type="float" office:value="726300" calcext:value-type="float">
            <text:p>726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807]/100/3600" office:value-type="float" office:value="0.00000555555555555556" calcext:value-type="float">
            <text:p>5.55555555555556E-06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07]/900" office:value-type="float" office:value="807" calcext:value-type="float">
            <text:p>807</text:p>
          </table:table-cell>
        </table:table-row>
        <table:table-row table:style-name="ro1">
          <table:table-cell table:formula="of:=[.C808]/86400" office:value-type="float" office:value="8.41666666666667" calcext:value-type="float">
            <text:p>8.41666666666667</text:p>
          </table:table-cell>
          <table:table-cell table:formula="of:=[.C808]/3600" office:value-type="float" office:value="202" calcext:value-type="float">
            <text:p>202</text:p>
          </table:table-cell>
          <table:table-cell table:formula="of:=[.C807]+900" office:value-type="float" office:value="727200" calcext:value-type="float">
            <text:p>727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0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08]/900" office:value-type="float" office:value="808" calcext:value-type="float">
            <text:p>808</text:p>
          </table:table-cell>
        </table:table-row>
        <table:table-row table:style-name="ro1">
          <table:table-cell table:formula="of:=[.C809]/86400" office:value-type="float" office:value="8.42708333333333" calcext:value-type="float">
            <text:p>8.42708333333333</text:p>
          </table:table-cell>
          <table:table-cell table:formula="of:=[.C809]/3600" office:value-type="float" office:value="202.25" calcext:value-type="float">
            <text:p>202.25</text:p>
          </table:table-cell>
          <table:table-cell table:formula="of:=[.C808]+900" office:value-type="float" office:value="728100" calcext:value-type="float">
            <text:p>728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0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09]/900" office:value-type="float" office:value="809" calcext:value-type="float">
            <text:p>809</text:p>
          </table:table-cell>
        </table:table-row>
        <table:table-row table:style-name="ro1">
          <table:table-cell table:formula="of:=[.C810]/86400" office:value-type="float" office:value="8.4375" calcext:value-type="float">
            <text:p>8.4375</text:p>
          </table:table-cell>
          <table:table-cell table:formula="of:=[.C810]/3600" office:value-type="float" office:value="202.5" calcext:value-type="float">
            <text:p>202.5</text:p>
          </table:table-cell>
          <table:table-cell table:formula="of:=[.C809]+900" office:value-type="float" office:value="729000" calcext:value-type="float">
            <text:p>729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10]/900" office:value-type="float" office:value="810" calcext:value-type="float">
            <text:p>810</text:p>
          </table:table-cell>
        </table:table-row>
        <table:table-row table:style-name="ro1">
          <table:table-cell table:formula="of:=[.C811]/86400" office:value-type="float" office:value="8.44791666666667" calcext:value-type="float">
            <text:p>8.44791666666667</text:p>
          </table:table-cell>
          <table:table-cell table:formula="of:=[.C811]/3600" office:value-type="float" office:value="202.75" calcext:value-type="float">
            <text:p>202.75</text:p>
          </table:table-cell>
          <table:table-cell table:formula="of:=[.C810]+900" office:value-type="float" office:value="729900" calcext:value-type="float">
            <text:p>729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11]/900" office:value-type="float" office:value="811" calcext:value-type="float">
            <text:p>811</text:p>
          </table:table-cell>
        </table:table-row>
        <table:table-row table:style-name="ro1">
          <table:table-cell table:formula="of:=[.C812]/86400" office:value-type="float" office:value="8.45833333333333" calcext:value-type="float">
            <text:p>8.45833333333333</text:p>
          </table:table-cell>
          <table:table-cell table:formula="of:=[.C812]/3600" office:value-type="float" office:value="203" calcext:value-type="float">
            <text:p>203</text:p>
          </table:table-cell>
          <table:table-cell table:formula="of:=[.C811]+900" office:value-type="float" office:value="730800" calcext:value-type="float">
            <text:p>730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12]/900" office:value-type="float" office:value="812" calcext:value-type="float">
            <text:p>812</text:p>
          </table:table-cell>
        </table:table-row>
        <table:table-row table:style-name="ro1">
          <table:table-cell table:formula="of:=[.C813]/86400" office:value-type="float" office:value="8.46875" calcext:value-type="float">
            <text:p>8.46875</text:p>
          </table:table-cell>
          <table:table-cell table:formula="of:=[.C813]/3600" office:value-type="float" office:value="203.25" calcext:value-type="float">
            <text:p>203.25</text:p>
          </table:table-cell>
          <table:table-cell table:formula="of:=[.C812]+900" office:value-type="float" office:value="731700" calcext:value-type="float">
            <text:p>731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13]/900" office:value-type="float" office:value="813" calcext:value-type="float">
            <text:p>813</text:p>
          </table:table-cell>
        </table:table-row>
        <table:table-row table:style-name="ro1">
          <table:table-cell table:formula="of:=[.C814]/86400" office:value-type="float" office:value="8.47916666666667" calcext:value-type="float">
            <text:p>8.47916666666667</text:p>
          </table:table-cell>
          <table:table-cell table:formula="of:=[.C814]/3600" office:value-type="float" office:value="203.5" calcext:value-type="float">
            <text:p>203.5</text:p>
          </table:table-cell>
          <table:table-cell table:formula="of:=[.C813]+900" office:value-type="float" office:value="732600" calcext:value-type="float">
            <text:p>732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14]/900" office:value-type="float" office:value="814" calcext:value-type="float">
            <text:p>814</text:p>
          </table:table-cell>
        </table:table-row>
        <table:table-row table:style-name="ro1">
          <table:table-cell table:formula="of:=[.C815]/86400" office:value-type="float" office:value="8.48958333333333" calcext:value-type="float">
            <text:p>8.48958333333333</text:p>
          </table:table-cell>
          <table:table-cell table:formula="of:=[.C815]/3600" office:value-type="float" office:value="203.75" calcext:value-type="float">
            <text:p>203.75</text:p>
          </table:table-cell>
          <table:table-cell table:formula="of:=[.C814]+900" office:value-type="float" office:value="733500" calcext:value-type="float">
            <text:p>733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15]/900" office:value-type="float" office:value="815" calcext:value-type="float">
            <text:p>815</text:p>
          </table:table-cell>
        </table:table-row>
        <table:table-row table:style-name="ro1">
          <table:table-cell table:formula="of:=[.C816]/86400" office:value-type="float" office:value="8.5" calcext:value-type="float">
            <text:p>8.5</text:p>
          </table:table-cell>
          <table:table-cell table:formula="of:=[.C816]/3600" office:value-type="float" office:value="204" calcext:value-type="float">
            <text:p>204</text:p>
          </table:table-cell>
          <table:table-cell table:formula="of:=[.C815]+900" office:value-type="float" office:value="734400" calcext:value-type="float">
            <text:p>734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16]/900" office:value-type="float" office:value="816" calcext:value-type="float">
            <text:p>816</text:p>
          </table:table-cell>
        </table:table-row>
        <table:table-row table:style-name="ro1">
          <table:table-cell table:formula="of:=[.C817]/86400" office:value-type="float" office:value="8.51041666666667" calcext:value-type="float">
            <text:p>8.51041666666667</text:p>
          </table:table-cell>
          <table:table-cell table:formula="of:=[.C817]/3600" office:value-type="float" office:value="204.25" calcext:value-type="float">
            <text:p>204.25</text:p>
          </table:table-cell>
          <table:table-cell table:formula="of:=[.C816]+900" office:value-type="float" office:value="735300" calcext:value-type="float">
            <text:p>735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17]/900" office:value-type="float" office:value="817" calcext:value-type="float">
            <text:p>817</text:p>
          </table:table-cell>
        </table:table-row>
        <table:table-row table:style-name="ro1">
          <table:table-cell table:formula="of:=[.C818]/86400" office:value-type="float" office:value="8.52083333333333" calcext:value-type="float">
            <text:p>8.52083333333333</text:p>
          </table:table-cell>
          <table:table-cell table:formula="of:=[.C818]/3600" office:value-type="float" office:value="204.5" calcext:value-type="float">
            <text:p>204.5</text:p>
          </table:table-cell>
          <table:table-cell table:formula="of:=[.C817]+900" office:value-type="float" office:value="736200" calcext:value-type="float">
            <text:p>736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18]/900" office:value-type="float" office:value="818" calcext:value-type="float">
            <text:p>818</text:p>
          </table:table-cell>
        </table:table-row>
        <table:table-row table:style-name="ro1">
          <table:table-cell table:formula="of:=[.C819]/86400" office:value-type="float" office:value="8.53125" calcext:value-type="float">
            <text:p>8.53125</text:p>
          </table:table-cell>
          <table:table-cell table:formula="of:=[.C819]/3600" office:value-type="float" office:value="204.75" calcext:value-type="float">
            <text:p>204.75</text:p>
          </table:table-cell>
          <table:table-cell table:formula="of:=[.C818]+900" office:value-type="float" office:value="737100" calcext:value-type="float">
            <text:p>737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19]/900" office:value-type="float" office:value="819" calcext:value-type="float">
            <text:p>819</text:p>
          </table:table-cell>
        </table:table-row>
        <table:table-row table:style-name="ro1">
          <table:table-cell table:formula="of:=[.C820]/86400" office:value-type="float" office:value="8.54166666666667" calcext:value-type="float">
            <text:p>8.54166666666667</text:p>
          </table:table-cell>
          <table:table-cell table:formula="of:=[.C820]/3600" office:value-type="float" office:value="205" calcext:value-type="float">
            <text:p>205</text:p>
          </table:table-cell>
          <table:table-cell table:formula="of:=[.C819]+900" office:value-type="float" office:value="738000" calcext:value-type="float">
            <text:p>73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20]/900" office:value-type="float" office:value="820" calcext:value-type="float">
            <text:p>820</text:p>
          </table:table-cell>
        </table:table-row>
        <table:table-row table:style-name="ro1">
          <table:table-cell table:formula="of:=[.C821]/86400" office:value-type="float" office:value="8.55208333333333" calcext:value-type="float">
            <text:p>8.55208333333333</text:p>
          </table:table-cell>
          <table:table-cell table:formula="of:=[.C821]/3600" office:value-type="float" office:value="205.25" calcext:value-type="float">
            <text:p>205.25</text:p>
          </table:table-cell>
          <table:table-cell table:formula="of:=[.C820]+900" office:value-type="float" office:value="738900" calcext:value-type="float">
            <text:p>738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21]/900" office:value-type="float" office:value="821" calcext:value-type="float">
            <text:p>821</text:p>
          </table:table-cell>
        </table:table-row>
        <table:table-row table:style-name="ro1">
          <table:table-cell table:formula="of:=[.C822]/86400" office:value-type="float" office:value="8.5625" calcext:value-type="float">
            <text:p>8.5625</text:p>
          </table:table-cell>
          <table:table-cell table:formula="of:=[.C822]/3600" office:value-type="float" office:value="205.5" calcext:value-type="float">
            <text:p>205.5</text:p>
          </table:table-cell>
          <table:table-cell table:formula="of:=[.C821]+900" office:value-type="float" office:value="739800" calcext:value-type="float">
            <text:p>739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22]/900" office:value-type="float" office:value="822" calcext:value-type="float">
            <text:p>822</text:p>
          </table:table-cell>
        </table:table-row>
        <table:table-row table:style-name="ro1">
          <table:table-cell table:formula="of:=[.C823]/86400" office:value-type="float" office:value="8.57291666666667" calcext:value-type="float">
            <text:p>8.57291666666667</text:p>
          </table:table-cell>
          <table:table-cell table:formula="of:=[.C823]/3600" office:value-type="float" office:value="205.75" calcext:value-type="float">
            <text:p>205.75</text:p>
          </table:table-cell>
          <table:table-cell table:formula="of:=[.C822]+900" office:value-type="float" office:value="740700" calcext:value-type="float">
            <text:p>740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23]/900" office:value-type="float" office:value="823" calcext:value-type="float">
            <text:p>823</text:p>
          </table:table-cell>
        </table:table-row>
        <table:table-row table:style-name="ro1">
          <table:table-cell table:formula="of:=[.C824]/86400" office:value-type="float" office:value="8.58333333333333" calcext:value-type="float">
            <text:p>8.58333333333333</text:p>
          </table:table-cell>
          <table:table-cell table:formula="of:=[.C824]/3600" office:value-type="float" office:value="206" calcext:value-type="float">
            <text:p>206</text:p>
          </table:table-cell>
          <table:table-cell table:formula="of:=[.C823]+900" office:value-type="float" office:value="741600" calcext:value-type="float">
            <text:p>741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24]/900" office:value-type="float" office:value="824" calcext:value-type="float">
            <text:p>824</text:p>
          </table:table-cell>
        </table:table-row>
        <table:table-row table:style-name="ro1">
          <table:table-cell table:formula="of:=[.C825]/86400" office:value-type="float" office:value="8.59375" calcext:value-type="float">
            <text:p>8.59375</text:p>
          </table:table-cell>
          <table:table-cell table:formula="of:=[.C825]/3600" office:value-type="float" office:value="206.25" calcext:value-type="float">
            <text:p>206.25</text:p>
          </table:table-cell>
          <table:table-cell table:formula="of:=[.C824]+900" office:value-type="float" office:value="742500" calcext:value-type="float">
            <text:p>74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25]/900" office:value-type="float" office:value="825" calcext:value-type="float">
            <text:p>825</text:p>
          </table:table-cell>
        </table:table-row>
        <table:table-row table:style-name="ro1">
          <table:table-cell table:formula="of:=[.C826]/86400" office:value-type="float" office:value="8.60416666666667" calcext:value-type="float">
            <text:p>8.60416666666667</text:p>
          </table:table-cell>
          <table:table-cell table:formula="of:=[.C826]/3600" office:value-type="float" office:value="206.5" calcext:value-type="float">
            <text:p>206.5</text:p>
          </table:table-cell>
          <table:table-cell table:formula="of:=[.C825]+900" office:value-type="float" office:value="743400" calcext:value-type="float">
            <text:p>743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26]/900" office:value-type="float" office:value="826" calcext:value-type="float">
            <text:p>826</text:p>
          </table:table-cell>
        </table:table-row>
        <table:table-row table:style-name="ro1">
          <table:table-cell table:formula="of:=[.C827]/86400" office:value-type="float" office:value="8.61458333333333" calcext:value-type="float">
            <text:p>8.61458333333333</text:p>
          </table:table-cell>
          <table:table-cell table:formula="of:=[.C827]/3600" office:value-type="float" office:value="206.75" calcext:value-type="float">
            <text:p>206.75</text:p>
          </table:table-cell>
          <table:table-cell table:formula="of:=[.C826]+900" office:value-type="float" office:value="744300" calcext:value-type="float">
            <text:p>744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27]/900" office:value-type="float" office:value="827" calcext:value-type="float">
            <text:p>827</text:p>
          </table:table-cell>
        </table:table-row>
        <table:table-row table:style-name="ro1">
          <table:table-cell table:formula="of:=[.C828]/86400" office:value-type="float" office:value="8.625" calcext:value-type="float">
            <text:p>8.625</text:p>
          </table:table-cell>
          <table:table-cell table:formula="of:=[.C828]/3600" office:value-type="float" office:value="207" calcext:value-type="float">
            <text:p>207</text:p>
          </table:table-cell>
          <table:table-cell table:formula="of:=[.C827]+900" office:value-type="float" office:value="745200" calcext:value-type="float">
            <text:p>745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28]/900" office:value-type="float" office:value="828" calcext:value-type="float">
            <text:p>828</text:p>
          </table:table-cell>
        </table:table-row>
        <table:table-row table:style-name="ro1">
          <table:table-cell table:formula="of:=[.C829]/86400" office:value-type="float" office:value="8.63541666666667" calcext:value-type="float">
            <text:p>8.63541666666667</text:p>
          </table:table-cell>
          <table:table-cell table:formula="of:=[.C829]/3600" office:value-type="float" office:value="207.25" calcext:value-type="float">
            <text:p>207.25</text:p>
          </table:table-cell>
          <table:table-cell table:formula="of:=[.C828]+900" office:value-type="float" office:value="746100" calcext:value-type="float">
            <text:p>746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29]/900" office:value-type="float" office:value="829" calcext:value-type="float">
            <text:p>829</text:p>
          </table:table-cell>
        </table:table-row>
        <table:table-row table:style-name="ro1">
          <table:table-cell table:formula="of:=[.C830]/86400" office:value-type="float" office:value="8.64583333333333" calcext:value-type="float">
            <text:p>8.64583333333333</text:p>
          </table:table-cell>
          <table:table-cell table:formula="of:=[.C830]/3600" office:value-type="float" office:value="207.5" calcext:value-type="float">
            <text:p>207.5</text:p>
          </table:table-cell>
          <table:table-cell table:formula="of:=[.C829]+900" office:value-type="float" office:value="747000" calcext:value-type="float">
            <text:p>74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30]/900" office:value-type="float" office:value="830" calcext:value-type="float">
            <text:p>830</text:p>
          </table:table-cell>
        </table:table-row>
        <table:table-row table:style-name="ro1">
          <table:table-cell table:formula="of:=[.C831]/86400" office:value-type="float" office:value="8.65625" calcext:value-type="float">
            <text:p>8.65625</text:p>
          </table:table-cell>
          <table:table-cell table:formula="of:=[.C831]/3600" office:value-type="float" office:value="207.75" calcext:value-type="float">
            <text:p>207.75</text:p>
          </table:table-cell>
          <table:table-cell table:formula="of:=[.C830]+900" office:value-type="float" office:value="747900" calcext:value-type="float">
            <text:p>747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31]/900" office:value-type="float" office:value="831" calcext:value-type="float">
            <text:p>831</text:p>
          </table:table-cell>
        </table:table-row>
        <table:table-row table:style-name="ro1">
          <table:table-cell table:formula="of:=[.C832]/86400" office:value-type="float" office:value="8.66666666666667" calcext:value-type="float">
            <text:p>8.66666666666667</text:p>
          </table:table-cell>
          <table:table-cell table:formula="of:=[.C832]/3600" office:value-type="float" office:value="208" calcext:value-type="float">
            <text:p>208</text:p>
          </table:table-cell>
          <table:table-cell table:formula="of:=[.C831]+900" office:value-type="float" office:value="748800" calcext:value-type="float">
            <text:p>748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32]/900" office:value-type="float" office:value="832" calcext:value-type="float">
            <text:p>832</text:p>
          </table:table-cell>
        </table:table-row>
        <table:table-row table:style-name="ro1">
          <table:table-cell table:formula="of:=[.C833]/86400" office:value-type="float" office:value="8.67708333333333" calcext:value-type="float">
            <text:p>8.67708333333333</text:p>
          </table:table-cell>
          <table:table-cell table:formula="of:=[.C833]/3600" office:value-type="float" office:value="208.25" calcext:value-type="float">
            <text:p>208.25</text:p>
          </table:table-cell>
          <table:table-cell table:formula="of:=[.C832]+900" office:value-type="float" office:value="749700" calcext:value-type="float">
            <text:p>749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33]/900" office:value-type="float" office:value="833" calcext:value-type="float">
            <text:p>833</text:p>
          </table:table-cell>
        </table:table-row>
        <table:table-row table:style-name="ro1">
          <table:table-cell table:formula="of:=[.C834]/86400" office:value-type="float" office:value="8.6875" calcext:value-type="float">
            <text:p>8.6875</text:p>
          </table:table-cell>
          <table:table-cell table:formula="of:=[.C834]/3600" office:value-type="float" office:value="208.5" calcext:value-type="float">
            <text:p>208.5</text:p>
          </table:table-cell>
          <table:table-cell table:formula="of:=[.C833]+900" office:value-type="float" office:value="750600" calcext:value-type="float">
            <text:p>750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34]/900" office:value-type="float" office:value="834" calcext:value-type="float">
            <text:p>834</text:p>
          </table:table-cell>
        </table:table-row>
        <table:table-row table:style-name="ro1">
          <table:table-cell table:formula="of:=[.C835]/86400" office:value-type="float" office:value="8.69791666666667" calcext:value-type="float">
            <text:p>8.69791666666667</text:p>
          </table:table-cell>
          <table:table-cell table:formula="of:=[.C835]/3600" office:value-type="float" office:value="208.75" calcext:value-type="float">
            <text:p>208.75</text:p>
          </table:table-cell>
          <table:table-cell table:formula="of:=[.C834]+900" office:value-type="float" office:value="751500" calcext:value-type="float">
            <text:p>751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35]/900" office:value-type="float" office:value="835" calcext:value-type="float">
            <text:p>835</text:p>
          </table:table-cell>
        </table:table-row>
        <table:table-row table:style-name="ro1">
          <table:table-cell table:formula="of:=[.C836]/86400" office:value-type="float" office:value="8.70833333333333" calcext:value-type="float">
            <text:p>8.70833333333333</text:p>
          </table:table-cell>
          <table:table-cell table:formula="of:=[.C836]/3600" office:value-type="float" office:value="209" calcext:value-type="float">
            <text:p>209</text:p>
          </table:table-cell>
          <table:table-cell table:formula="of:=[.C835]+900" office:value-type="float" office:value="752400" calcext:value-type="float">
            <text:p>75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36]/900" office:value-type="float" office:value="836" calcext:value-type="float">
            <text:p>836</text:p>
          </table:table-cell>
        </table:table-row>
        <table:table-row table:style-name="ro1">
          <table:table-cell table:formula="of:=[.C837]/86400" office:value-type="float" office:value="8.71875" calcext:value-type="float">
            <text:p>8.71875</text:p>
          </table:table-cell>
          <table:table-cell table:formula="of:=[.C837]/3600" office:value-type="float" office:value="209.25" calcext:value-type="float">
            <text:p>209.25</text:p>
          </table:table-cell>
          <table:table-cell table:formula="of:=[.C836]+900" office:value-type="float" office:value="753300" calcext:value-type="float">
            <text:p>75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37]/900" office:value-type="float" office:value="837" calcext:value-type="float">
            <text:p>837</text:p>
          </table:table-cell>
        </table:table-row>
        <table:table-row table:style-name="ro1">
          <table:table-cell table:formula="of:=[.C838]/86400" office:value-type="float" office:value="8.72916666666667" calcext:value-type="float">
            <text:p>8.72916666666667</text:p>
          </table:table-cell>
          <table:table-cell table:formula="of:=[.C838]/3600" office:value-type="float" office:value="209.5" calcext:value-type="float">
            <text:p>209.5</text:p>
          </table:table-cell>
          <table:table-cell table:formula="of:=[.C837]+900" office:value-type="float" office:value="754200" calcext:value-type="float">
            <text:p>75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38]/900" office:value-type="float" office:value="838" calcext:value-type="float">
            <text:p>838</text:p>
          </table:table-cell>
        </table:table-row>
        <table:table-row table:style-name="ro1">
          <table:table-cell table:formula="of:=[.C839]/86400" office:value-type="float" office:value="8.73958333333333" calcext:value-type="float">
            <text:p>8.73958333333333</text:p>
          </table:table-cell>
          <table:table-cell table:formula="of:=[.C839]/3600" office:value-type="float" office:value="209.75" calcext:value-type="float">
            <text:p>209.75</text:p>
          </table:table-cell>
          <table:table-cell table:formula="of:=[.C838]+900" office:value-type="float" office:value="755100" calcext:value-type="float">
            <text:p>75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39]/900" office:value-type="float" office:value="839" calcext:value-type="float">
            <text:p>839</text:p>
          </table:table-cell>
        </table:table-row>
        <table:table-row table:style-name="ro1">
          <table:table-cell table:formula="of:=[.C840]/86400" office:value-type="float" office:value="8.75" calcext:value-type="float">
            <text:p>8.75</text:p>
          </table:table-cell>
          <table:table-cell table:formula="of:=[.C840]/3600" office:value-type="float" office:value="210" calcext:value-type="float">
            <text:p>210</text:p>
          </table:table-cell>
          <table:table-cell table:formula="of:=[.C839]+900" office:value-type="float" office:value="756000" calcext:value-type="float">
            <text:p>75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40]/900" office:value-type="float" office:value="840" calcext:value-type="float">
            <text:p>840</text:p>
          </table:table-cell>
        </table:table-row>
        <table:table-row table:style-name="ro1">
          <table:table-cell table:formula="of:=[.C841]/86400" office:value-type="float" office:value="8.76041666666667" calcext:value-type="float">
            <text:p>8.76041666666667</text:p>
          </table:table-cell>
          <table:table-cell table:formula="of:=[.C841]/3600" office:value-type="float" office:value="210.25" calcext:value-type="float">
            <text:p>210.25</text:p>
          </table:table-cell>
          <table:table-cell table:formula="of:=[.C840]+900" office:value-type="float" office:value="756900" calcext:value-type="float">
            <text:p>75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41]/900" office:value-type="float" office:value="841" calcext:value-type="float">
            <text:p>841</text:p>
          </table:table-cell>
        </table:table-row>
        <table:table-row table:style-name="ro1">
          <table:table-cell table:formula="of:=[.C842]/86400" office:value-type="float" office:value="8.77083333333333" calcext:value-type="float">
            <text:p>8.77083333333333</text:p>
          </table:table-cell>
          <table:table-cell table:formula="of:=[.C842]/3600" office:value-type="float" office:value="210.5" calcext:value-type="float">
            <text:p>210.5</text:p>
          </table:table-cell>
          <table:table-cell table:formula="of:=[.C841]+900" office:value-type="float" office:value="757800" calcext:value-type="float">
            <text:p>75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42]/900" office:value-type="float" office:value="842" calcext:value-type="float">
            <text:p>842</text:p>
          </table:table-cell>
        </table:table-row>
        <table:table-row table:style-name="ro1">
          <table:table-cell table:formula="of:=[.C843]/86400" office:value-type="float" office:value="8.78125" calcext:value-type="float">
            <text:p>8.78125</text:p>
          </table:table-cell>
          <table:table-cell table:formula="of:=[.C843]/3600" office:value-type="float" office:value="210.75" calcext:value-type="float">
            <text:p>210.75</text:p>
          </table:table-cell>
          <table:table-cell table:formula="of:=[.C842]+900" office:value-type="float" office:value="758700" calcext:value-type="float">
            <text:p>75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43]/900" office:value-type="float" office:value="843" calcext:value-type="float">
            <text:p>843</text:p>
          </table:table-cell>
        </table:table-row>
        <table:table-row table:style-name="ro1">
          <table:table-cell table:formula="of:=[.C844]/86400" office:value-type="float" office:value="8.79166666666667" calcext:value-type="float">
            <text:p>8.79166666666667</text:p>
          </table:table-cell>
          <table:table-cell table:formula="of:=[.C844]/3600" office:value-type="float" office:value="211" calcext:value-type="float">
            <text:p>211</text:p>
          </table:table-cell>
          <table:table-cell table:formula="of:=[.C843]+900" office:value-type="float" office:value="759600" calcext:value-type="float">
            <text:p>75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44]/900" office:value-type="float" office:value="844" calcext:value-type="float">
            <text:p>844</text:p>
          </table:table-cell>
        </table:table-row>
        <table:table-row table:style-name="ro1">
          <table:table-cell table:formula="of:=[.C845]/86400" office:value-type="float" office:value="8.80208333333333" calcext:value-type="float">
            <text:p>8.80208333333333</text:p>
          </table:table-cell>
          <table:table-cell table:formula="of:=[.C845]/3600" office:value-type="float" office:value="211.25" calcext:value-type="float">
            <text:p>211.25</text:p>
          </table:table-cell>
          <table:table-cell table:formula="of:=[.C844]+900" office:value-type="float" office:value="760500" calcext:value-type="float">
            <text:p>76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45]/900" office:value-type="float" office:value="845" calcext:value-type="float">
            <text:p>845</text:p>
          </table:table-cell>
        </table:table-row>
        <table:table-row table:style-name="ro1">
          <table:table-cell table:formula="of:=[.C846]/86400" office:value-type="float" office:value="8.8125" calcext:value-type="float">
            <text:p>8.8125</text:p>
          </table:table-cell>
          <table:table-cell table:formula="of:=[.C846]/3600" office:value-type="float" office:value="211.5" calcext:value-type="float">
            <text:p>211.5</text:p>
          </table:table-cell>
          <table:table-cell table:formula="of:=[.C845]+900" office:value-type="float" office:value="761400" calcext:value-type="float">
            <text:p>76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46]/900" office:value-type="float" office:value="846" calcext:value-type="float">
            <text:p>846</text:p>
          </table:table-cell>
        </table:table-row>
        <table:table-row table:style-name="ro1">
          <table:table-cell table:formula="of:=[.C847]/86400" office:value-type="float" office:value="8.82291666666667" calcext:value-type="float">
            <text:p>8.82291666666667</text:p>
          </table:table-cell>
          <table:table-cell table:formula="of:=[.C847]/3600" office:value-type="float" office:value="211.75" calcext:value-type="float">
            <text:p>211.75</text:p>
          </table:table-cell>
          <table:table-cell table:formula="of:=[.C846]+900" office:value-type="float" office:value="762300" calcext:value-type="float">
            <text:p>76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47]/900" office:value-type="float" office:value="847" calcext:value-type="float">
            <text:p>847</text:p>
          </table:table-cell>
        </table:table-row>
        <table:table-row table:style-name="ro1">
          <table:table-cell table:formula="of:=[.C848]/86400" office:value-type="float" office:value="8.83333333333333" calcext:value-type="float">
            <text:p>8.83333333333333</text:p>
          </table:table-cell>
          <table:table-cell table:formula="of:=[.C848]/3600" office:value-type="float" office:value="212" calcext:value-type="float">
            <text:p>212</text:p>
          </table:table-cell>
          <table:table-cell table:formula="of:=[.C847]+900" office:value-type="float" office:value="763200" calcext:value-type="float">
            <text:p>76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48]/900" office:value-type="float" office:value="848" calcext:value-type="float">
            <text:p>848</text:p>
          </table:table-cell>
        </table:table-row>
        <table:table-row table:style-name="ro1">
          <table:table-cell table:formula="of:=[.C849]/86400" office:value-type="float" office:value="8.84375" calcext:value-type="float">
            <text:p>8.84375</text:p>
          </table:table-cell>
          <table:table-cell table:formula="of:=[.C849]/3600" office:value-type="float" office:value="212.25" calcext:value-type="float">
            <text:p>212.25</text:p>
          </table:table-cell>
          <table:table-cell table:formula="of:=[.C848]+900" office:value-type="float" office:value="764100" calcext:value-type="float">
            <text:p>76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49]/900" office:value-type="float" office:value="849" calcext:value-type="float">
            <text:p>849</text:p>
          </table:table-cell>
        </table:table-row>
        <table:table-row table:style-name="ro1">
          <table:table-cell table:formula="of:=[.C850]/86400" office:value-type="float" office:value="8.85416666666667" calcext:value-type="float">
            <text:p>8.85416666666667</text:p>
          </table:table-cell>
          <table:table-cell table:formula="of:=[.C850]/3600" office:value-type="float" office:value="212.5" calcext:value-type="float">
            <text:p>212.5</text:p>
          </table:table-cell>
          <table:table-cell table:formula="of:=[.C849]+900" office:value-type="float" office:value="765000" calcext:value-type="float">
            <text:p>76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50]/900" office:value-type="float" office:value="850" calcext:value-type="float">
            <text:p>850</text:p>
          </table:table-cell>
        </table:table-row>
        <table:table-row table:style-name="ro1">
          <table:table-cell table:formula="of:=[.C851]/86400" office:value-type="float" office:value="8.86458333333333" calcext:value-type="float">
            <text:p>8.86458333333333</text:p>
          </table:table-cell>
          <table:table-cell table:formula="of:=[.C851]/3600" office:value-type="float" office:value="212.75" calcext:value-type="float">
            <text:p>212.75</text:p>
          </table:table-cell>
          <table:table-cell table:formula="of:=[.C850]+900" office:value-type="float" office:value="765900" calcext:value-type="float">
            <text:p>76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51]/900" office:value-type="float" office:value="851" calcext:value-type="float">
            <text:p>851</text:p>
          </table:table-cell>
        </table:table-row>
        <table:table-row table:style-name="ro1">
          <table:table-cell table:formula="of:=[.C852]/86400" office:value-type="float" office:value="8.875" calcext:value-type="float">
            <text:p>8.875</text:p>
          </table:table-cell>
          <table:table-cell table:formula="of:=[.C852]/3600" office:value-type="float" office:value="213" calcext:value-type="float">
            <text:p>213</text:p>
          </table:table-cell>
          <table:table-cell table:formula="of:=[.C851]+900" office:value-type="float" office:value="766800" calcext:value-type="float">
            <text:p>76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52]/900" office:value-type="float" office:value="852" calcext:value-type="float">
            <text:p>852</text:p>
          </table:table-cell>
        </table:table-row>
        <table:table-row table:style-name="ro1">
          <table:table-cell table:formula="of:=[.C853]/86400" office:value-type="float" office:value="8.88541666666667" calcext:value-type="float">
            <text:p>8.88541666666667</text:p>
          </table:table-cell>
          <table:table-cell table:formula="of:=[.C853]/3600" office:value-type="float" office:value="213.25" calcext:value-type="float">
            <text:p>213.25</text:p>
          </table:table-cell>
          <table:table-cell table:formula="of:=[.C852]+900" office:value-type="float" office:value="767700" calcext:value-type="float">
            <text:p>76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53]/900" office:value-type="float" office:value="853" calcext:value-type="float">
            <text:p>853</text:p>
          </table:table-cell>
        </table:table-row>
        <table:table-row table:style-name="ro1">
          <table:table-cell table:formula="of:=[.C854]/86400" office:value-type="float" office:value="8.89583333333333" calcext:value-type="float">
            <text:p>8.89583333333333</text:p>
          </table:table-cell>
          <table:table-cell table:formula="of:=[.C854]/3600" office:value-type="float" office:value="213.5" calcext:value-type="float">
            <text:p>213.5</text:p>
          </table:table-cell>
          <table:table-cell table:formula="of:=[.C853]+900" office:value-type="float" office:value="768600" calcext:value-type="float">
            <text:p>76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54]/900" office:value-type="float" office:value="854" calcext:value-type="float">
            <text:p>854</text:p>
          </table:table-cell>
        </table:table-row>
        <table:table-row table:style-name="ro1">
          <table:table-cell table:formula="of:=[.C855]/86400" office:value-type="float" office:value="8.90625" calcext:value-type="float">
            <text:p>8.90625</text:p>
          </table:table-cell>
          <table:table-cell table:formula="of:=[.C855]/3600" office:value-type="float" office:value="213.75" calcext:value-type="float">
            <text:p>213.75</text:p>
          </table:table-cell>
          <table:table-cell table:formula="of:=[.C854]+900" office:value-type="float" office:value="769500" calcext:value-type="float">
            <text:p>76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55]/900" office:value-type="float" office:value="855" calcext:value-type="float">
            <text:p>855</text:p>
          </table:table-cell>
        </table:table-row>
        <table:table-row table:style-name="ro1">
          <table:table-cell table:formula="of:=[.C856]/86400" office:value-type="float" office:value="8.91666666666667" calcext:value-type="float">
            <text:p>8.91666666666667</text:p>
          </table:table-cell>
          <table:table-cell table:formula="of:=[.C856]/3600" office:value-type="float" office:value="214" calcext:value-type="float">
            <text:p>214</text:p>
          </table:table-cell>
          <table:table-cell table:formula="of:=[.C855]+900" office:value-type="float" office:value="770400" calcext:value-type="float">
            <text:p>77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56]/900" office:value-type="float" office:value="856" calcext:value-type="float">
            <text:p>856</text:p>
          </table:table-cell>
        </table:table-row>
        <table:table-row table:style-name="ro1">
          <table:table-cell table:formula="of:=[.C857]/86400" office:value-type="float" office:value="8.92708333333333" calcext:value-type="float">
            <text:p>8.92708333333333</text:p>
          </table:table-cell>
          <table:table-cell table:formula="of:=[.C857]/3600" office:value-type="float" office:value="214.25" calcext:value-type="float">
            <text:p>214.25</text:p>
          </table:table-cell>
          <table:table-cell table:formula="of:=[.C856]+900" office:value-type="float" office:value="771300" calcext:value-type="float">
            <text:p>771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57]/900" office:value-type="float" office:value="857" calcext:value-type="float">
            <text:p>857</text:p>
          </table:table-cell>
        </table:table-row>
        <table:table-row table:style-name="ro1">
          <table:table-cell table:formula="of:=[.C858]/86400" office:value-type="float" office:value="8.9375" calcext:value-type="float">
            <text:p>8.9375</text:p>
          </table:table-cell>
          <table:table-cell table:formula="of:=[.C858]/3600" office:value-type="float" office:value="214.5" calcext:value-type="float">
            <text:p>214.5</text:p>
          </table:table-cell>
          <table:table-cell table:formula="of:=[.C857]+900" office:value-type="float" office:value="772200" calcext:value-type="float">
            <text:p>772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58]/900" office:value-type="float" office:value="858" calcext:value-type="float">
            <text:p>858</text:p>
          </table:table-cell>
        </table:table-row>
        <table:table-row table:style-name="ro1">
          <table:table-cell table:formula="of:=[.C859]/86400" office:value-type="float" office:value="8.94791666666667" calcext:value-type="float">
            <text:p>8.94791666666667</text:p>
          </table:table-cell>
          <table:table-cell table:formula="of:=[.C859]/3600" office:value-type="float" office:value="214.75" calcext:value-type="float">
            <text:p>214.75</text:p>
          </table:table-cell>
          <table:table-cell table:formula="of:=[.C858]+900" office:value-type="float" office:value="773100" calcext:value-type="float">
            <text:p>773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59]/900" office:value-type="float" office:value="859" calcext:value-type="float">
            <text:p>859</text:p>
          </table:table-cell>
        </table:table-row>
        <table:table-row table:style-name="ro1">
          <table:table-cell table:formula="of:=[.C860]/86400" office:value-type="float" office:value="8.95833333333333" calcext:value-type="float">
            <text:p>8.95833333333333</text:p>
          </table:table-cell>
          <table:table-cell table:formula="of:=[.C860]/3600" office:value-type="float" office:value="215" calcext:value-type="float">
            <text:p>215</text:p>
          </table:table-cell>
          <table:table-cell table:formula="of:=[.C859]+900" office:value-type="float" office:value="774000" calcext:value-type="float">
            <text:p>774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6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60]/900" office:value-type="float" office:value="860" calcext:value-type="float">
            <text:p>860</text:p>
          </table:table-cell>
        </table:table-row>
        <table:table-row table:style-name="ro1">
          <table:table-cell table:formula="of:=[.C861]/86400" office:value-type="float" office:value="8.96875" calcext:value-type="float">
            <text:p>8.96875</text:p>
          </table:table-cell>
          <table:table-cell table:formula="of:=[.C861]/3600" office:value-type="float" office:value="215.25" calcext:value-type="float">
            <text:p>215.25</text:p>
          </table:table-cell>
          <table:table-cell table:formula="of:=[.C860]+900" office:value-type="float" office:value="774900" calcext:value-type="float">
            <text:p>774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6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61]/900" office:value-type="float" office:value="861" calcext:value-type="float">
            <text:p>861</text:p>
          </table:table-cell>
        </table:table-row>
        <table:table-row table:style-name="ro1">
          <table:table-cell table:formula="of:=[.C862]/86400" office:value-type="float" office:value="8.97916666666667" calcext:value-type="float">
            <text:p>8.97916666666667</text:p>
          </table:table-cell>
          <table:table-cell table:formula="of:=[.C862]/3600" office:value-type="float" office:value="215.5" calcext:value-type="float">
            <text:p>215.5</text:p>
          </table:table-cell>
          <table:table-cell table:formula="of:=[.C861]+900" office:value-type="float" office:value="775800" calcext:value-type="float">
            <text:p>775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6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62]/900" office:value-type="float" office:value="862" calcext:value-type="float">
            <text:p>862</text:p>
          </table:table-cell>
        </table:table-row>
        <table:table-row table:style-name="ro1">
          <table:table-cell table:formula="of:=[.C863]/86400" office:value-type="float" office:value="8.98958333333333" calcext:value-type="float">
            <text:p>8.98958333333333</text:p>
          </table:table-cell>
          <table:table-cell table:formula="of:=[.C863]/3600" office:value-type="float" office:value="215.75" calcext:value-type="float">
            <text:p>215.75</text:p>
          </table:table-cell>
          <table:table-cell table:formula="of:=[.C862]+900" office:value-type="float" office:value="776700" calcext:value-type="float">
            <text:p>776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6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63]/900" office:value-type="float" office:value="863" calcext:value-type="float">
            <text:p>863</text:p>
          </table:table-cell>
        </table:table-row>
        <table:table-row table:style-name="ro1">
          <table:table-cell table:formula="of:=[.C864]/86400" office:value-type="float" office:value="9" calcext:value-type="float">
            <text:p>9</text:p>
          </table:table-cell>
          <table:table-cell table:formula="of:=[.C864]/3600" office:value-type="float" office:value="216" calcext:value-type="float">
            <text:p>216</text:p>
          </table:table-cell>
          <table:table-cell table:formula="of:=[.C863]+900" office:value-type="float" office:value="777600" calcext:value-type="float">
            <text:p>777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6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64]/900" office:value-type="float" office:value="864" calcext:value-type="float">
            <text:p>864</text:p>
          </table:table-cell>
        </table:table-row>
        <table:table-row table:style-name="ro1">
          <table:table-cell table:formula="of:=[.C865]/86400" office:value-type="float" office:value="9.01041666666667" calcext:value-type="float">
            <text:p>9.01041666666667</text:p>
          </table:table-cell>
          <table:table-cell table:formula="of:=[.C865]/3600" office:value-type="float" office:value="216.25" calcext:value-type="float">
            <text:p>216.25</text:p>
          </table:table-cell>
          <table:table-cell table:formula="of:=[.C864]+900" office:value-type="float" office:value="778500" calcext:value-type="float">
            <text:p>778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6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65]/900" office:value-type="float" office:value="865" calcext:value-type="float">
            <text:p>865</text:p>
          </table:table-cell>
        </table:table-row>
        <table:table-row table:style-name="ro1">
          <table:table-cell table:formula="of:=[.C866]/86400" office:value-type="float" office:value="9.02083333333333" calcext:value-type="float">
            <text:p>9.02083333333333</text:p>
          </table:table-cell>
          <table:table-cell table:formula="of:=[.C866]/3600" office:value-type="float" office:value="216.5" calcext:value-type="float">
            <text:p>216.5</text:p>
          </table:table-cell>
          <table:table-cell table:formula="of:=[.C865]+900" office:value-type="float" office:value="779400" calcext:value-type="float">
            <text:p>779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6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66]/900" office:value-type="float" office:value="866" calcext:value-type="float">
            <text:p>866</text:p>
          </table:table-cell>
        </table:table-row>
        <table:table-row table:style-name="ro1">
          <table:table-cell table:formula="of:=[.C867]/86400" office:value-type="float" office:value="9.03125" calcext:value-type="float">
            <text:p>9.03125</text:p>
          </table:table-cell>
          <table:table-cell table:formula="of:=[.C867]/3600" office:value-type="float" office:value="216.75" calcext:value-type="float">
            <text:p>216.75</text:p>
          </table:table-cell>
          <table:table-cell table:formula="of:=[.C866]+900" office:value-type="float" office:value="780300" calcext:value-type="float">
            <text:p>780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6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67]/900" office:value-type="float" office:value="867" calcext:value-type="float">
            <text:p>867</text:p>
          </table:table-cell>
        </table:table-row>
        <table:table-row table:style-name="ro1">
          <table:table-cell table:formula="of:=[.C868]/86400" office:value-type="float" office:value="9.04166666666667" calcext:value-type="float">
            <text:p>9.04166666666667</text:p>
          </table:table-cell>
          <table:table-cell table:formula="of:=[.C868]/3600" office:value-type="float" office:value="217" calcext:value-type="float">
            <text:p>217</text:p>
          </table:table-cell>
          <table:table-cell table:formula="of:=[.C867]+900" office:value-type="float" office:value="781200" calcext:value-type="float">
            <text:p>781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6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68]/900" office:value-type="float" office:value="868" calcext:value-type="float">
            <text:p>868</text:p>
          </table:table-cell>
        </table:table-row>
        <table:table-row table:style-name="ro1">
          <table:table-cell table:formula="of:=[.C869]/86400" office:value-type="float" office:value="9.05208333333333" calcext:value-type="float">
            <text:p>9.05208333333333</text:p>
          </table:table-cell>
          <table:table-cell table:formula="of:=[.C869]/3600" office:value-type="float" office:value="217.25" calcext:value-type="float">
            <text:p>217.25</text:p>
          </table:table-cell>
          <table:table-cell table:formula="of:=[.C868]+900" office:value-type="float" office:value="782100" calcext:value-type="float">
            <text:p>782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6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69]/900" office:value-type="float" office:value="869" calcext:value-type="float">
            <text:p>869</text:p>
          </table:table-cell>
        </table:table-row>
        <table:table-row table:style-name="ro1">
          <table:table-cell table:formula="of:=[.C870]/86400" office:value-type="float" office:value="9.0625" calcext:value-type="float">
            <text:p>9.0625</text:p>
          </table:table-cell>
          <table:table-cell table:formula="of:=[.C870]/3600" office:value-type="float" office:value="217.5" calcext:value-type="float">
            <text:p>217.5</text:p>
          </table:table-cell>
          <table:table-cell table:formula="of:=[.C869]+900" office:value-type="float" office:value="783000" calcext:value-type="float">
            <text:p>78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70]/900" office:value-type="float" office:value="870" calcext:value-type="float">
            <text:p>870</text:p>
          </table:table-cell>
        </table:table-row>
        <table:table-row table:style-name="ro1">
          <table:table-cell table:formula="of:=[.C871]/86400" office:value-type="float" office:value="9.07291666666667" calcext:value-type="float">
            <text:p>9.07291666666667</text:p>
          </table:table-cell>
          <table:table-cell table:formula="of:=[.C871]/3600" office:value-type="float" office:value="217.75" calcext:value-type="float">
            <text:p>217.75</text:p>
          </table:table-cell>
          <table:table-cell table:formula="of:=[.C870]+900" office:value-type="float" office:value="783900" calcext:value-type="float">
            <text:p>783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71]/900" office:value-type="float" office:value="871" calcext:value-type="float">
            <text:p>871</text:p>
          </table:table-cell>
        </table:table-row>
        <table:table-row table:style-name="ro1">
          <table:table-cell table:formula="of:=[.C872]/86400" office:value-type="float" office:value="9.08333333333333" calcext:value-type="float">
            <text:p>9.08333333333333</text:p>
          </table:table-cell>
          <table:table-cell table:formula="of:=[.C872]/3600" office:value-type="float" office:value="218" calcext:value-type="float">
            <text:p>218</text:p>
          </table:table-cell>
          <table:table-cell table:formula="of:=[.C871]+900" office:value-type="float" office:value="784800" calcext:value-type="float">
            <text:p>784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72]/900" office:value-type="float" office:value="872" calcext:value-type="float">
            <text:p>872</text:p>
          </table:table-cell>
        </table:table-row>
        <table:table-row table:style-name="ro1">
          <table:table-cell table:formula="of:=[.C873]/86400" office:value-type="float" office:value="9.09375" calcext:value-type="float">
            <text:p>9.09375</text:p>
          </table:table-cell>
          <table:table-cell table:formula="of:=[.C873]/3600" office:value-type="float" office:value="218.25" calcext:value-type="float">
            <text:p>218.25</text:p>
          </table:table-cell>
          <table:table-cell table:formula="of:=[.C872]+900" office:value-type="float" office:value="785700" calcext:value-type="float">
            <text:p>785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73]/900" office:value-type="float" office:value="873" calcext:value-type="float">
            <text:p>873</text:p>
          </table:table-cell>
        </table:table-row>
        <table:table-row table:style-name="ro1">
          <table:table-cell table:formula="of:=[.C874]/86400" office:value-type="float" office:value="9.10416666666667" calcext:value-type="float">
            <text:p>9.10416666666667</text:p>
          </table:table-cell>
          <table:table-cell table:formula="of:=[.C874]/3600" office:value-type="float" office:value="218.5" calcext:value-type="float">
            <text:p>218.5</text:p>
          </table:table-cell>
          <table:table-cell table:formula="of:=[.C873]+900" office:value-type="float" office:value="786600" calcext:value-type="float">
            <text:p>786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74]/900" office:value-type="float" office:value="874" calcext:value-type="float">
            <text:p>874</text:p>
          </table:table-cell>
        </table:table-row>
        <table:table-row table:style-name="ro1">
          <table:table-cell table:formula="of:=[.C875]/86400" office:value-type="float" office:value="9.11458333333333" calcext:value-type="float">
            <text:p>9.11458333333333</text:p>
          </table:table-cell>
          <table:table-cell table:formula="of:=[.C875]/3600" office:value-type="float" office:value="218.75" calcext:value-type="float">
            <text:p>218.75</text:p>
          </table:table-cell>
          <table:table-cell table:formula="of:=[.C874]+900" office:value-type="float" office:value="787500" calcext:value-type="float">
            <text:p>787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75]/900" office:value-type="float" office:value="875" calcext:value-type="float">
            <text:p>875</text:p>
          </table:table-cell>
        </table:table-row>
        <table:table-row table:style-name="ro1">
          <table:table-cell table:formula="of:=[.C876]/86400" office:value-type="float" office:value="9.125" calcext:value-type="float">
            <text:p>9.125</text:p>
          </table:table-cell>
          <table:table-cell table:formula="of:=[.C876]/3600" office:value-type="float" office:value="219" calcext:value-type="float">
            <text:p>219</text:p>
          </table:table-cell>
          <table:table-cell table:formula="of:=[.C875]+900" office:value-type="float" office:value="788400" calcext:value-type="float">
            <text:p>788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76]/900" office:value-type="float" office:value="876" calcext:value-type="float">
            <text:p>876</text:p>
          </table:table-cell>
        </table:table-row>
        <table:table-row table:style-name="ro1">
          <table:table-cell table:formula="of:=[.C877]/86400" office:value-type="float" office:value="9.13541666666667" calcext:value-type="float">
            <text:p>9.13541666666667</text:p>
          </table:table-cell>
          <table:table-cell table:formula="of:=[.C877]/3600" office:value-type="float" office:value="219.25" calcext:value-type="float">
            <text:p>219.25</text:p>
          </table:table-cell>
          <table:table-cell table:formula="of:=[.C876]+900" office:value-type="float" office:value="789300" calcext:value-type="float">
            <text:p>789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77]/900" office:value-type="float" office:value="877" calcext:value-type="float">
            <text:p>877</text:p>
          </table:table-cell>
        </table:table-row>
        <table:table-row table:style-name="ro1">
          <table:table-cell table:formula="of:=[.C878]/86400" office:value-type="float" office:value="9.14583333333333" calcext:value-type="float">
            <text:p>9.14583333333333</text:p>
          </table:table-cell>
          <table:table-cell table:formula="of:=[.C878]/3600" office:value-type="float" office:value="219.5" calcext:value-type="float">
            <text:p>219.5</text:p>
          </table:table-cell>
          <table:table-cell table:formula="of:=[.C877]+900" office:value-type="float" office:value="790200" calcext:value-type="float">
            <text:p>790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78]/900" office:value-type="float" office:value="878" calcext:value-type="float">
            <text:p>878</text:p>
          </table:table-cell>
        </table:table-row>
        <table:table-row table:style-name="ro1">
          <table:table-cell table:formula="of:=[.C879]/86400" office:value-type="float" office:value="9.15625" calcext:value-type="float">
            <text:p>9.15625</text:p>
          </table:table-cell>
          <table:table-cell table:formula="of:=[.C879]/3600" office:value-type="float" office:value="219.75" calcext:value-type="float">
            <text:p>219.75</text:p>
          </table:table-cell>
          <table:table-cell table:formula="of:=[.C878]+900" office:value-type="float" office:value="791100" calcext:value-type="float">
            <text:p>791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79]/900" office:value-type="float" office:value="879" calcext:value-type="float">
            <text:p>879</text:p>
          </table:table-cell>
        </table:table-row>
        <table:table-row table:style-name="ro1">
          <table:table-cell table:formula="of:=[.C880]/86400" office:value-type="float" office:value="9.16666666666667" calcext:value-type="float">
            <text:p>9.16666666666667</text:p>
          </table:table-cell>
          <table:table-cell table:formula="of:=[.C880]/3600" office:value-type="float" office:value="220" calcext:value-type="float">
            <text:p>220</text:p>
          </table:table-cell>
          <table:table-cell table:formula="of:=[.C879]+900" office:value-type="float" office:value="792000" calcext:value-type="float">
            <text:p>79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8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80]/900" office:value-type="float" office:value="880" calcext:value-type="float">
            <text:p>880</text:p>
          </table:table-cell>
        </table:table-row>
        <table:table-row table:style-name="ro1">
          <table:table-cell table:formula="of:=[.C881]/86400" office:value-type="float" office:value="9.17708333333333" calcext:value-type="float">
            <text:p>9.17708333333333</text:p>
          </table:table-cell>
          <table:table-cell table:formula="of:=[.C881]/3600" office:value-type="float" office:value="220.25" calcext:value-type="float">
            <text:p>220.25</text:p>
          </table:table-cell>
          <table:table-cell table:formula="of:=[.C880]+900" office:value-type="float" office:value="792900" calcext:value-type="float">
            <text:p>792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8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81]/900" office:value-type="float" office:value="881" calcext:value-type="float">
            <text:p>881</text:p>
          </table:table-cell>
        </table:table-row>
        <table:table-row table:style-name="ro1">
          <table:table-cell table:formula="of:=[.C882]/86400" office:value-type="float" office:value="9.1875" calcext:value-type="float">
            <text:p>9.1875</text:p>
          </table:table-cell>
          <table:table-cell table:formula="of:=[.C882]/3600" office:value-type="float" office:value="220.5" calcext:value-type="float">
            <text:p>220.5</text:p>
          </table:table-cell>
          <table:table-cell table:formula="of:=[.C881]+900" office:value-type="float" office:value="793800" calcext:value-type="float">
            <text:p>793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8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82]/900" office:value-type="float" office:value="882" calcext:value-type="float">
            <text:p>882</text:p>
          </table:table-cell>
        </table:table-row>
        <table:table-row table:style-name="ro1">
          <table:table-cell table:formula="of:=[.C883]/86400" office:value-type="float" office:value="9.19791666666667" calcext:value-type="float">
            <text:p>9.19791666666667</text:p>
          </table:table-cell>
          <table:table-cell table:formula="of:=[.C883]/3600" office:value-type="float" office:value="220.75" calcext:value-type="float">
            <text:p>220.75</text:p>
          </table:table-cell>
          <table:table-cell table:formula="of:=[.C882]+900" office:value-type="float" office:value="794700" calcext:value-type="float">
            <text:p>794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8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83]/900" office:value-type="float" office:value="883" calcext:value-type="float">
            <text:p>883</text:p>
          </table:table-cell>
        </table:table-row>
        <table:table-row table:style-name="ro1">
          <table:table-cell table:formula="of:=[.C884]/86400" office:value-type="float" office:value="9.20833333333333" calcext:value-type="float">
            <text:p>9.20833333333333</text:p>
          </table:table-cell>
          <table:table-cell table:formula="of:=[.C884]/3600" office:value-type="float" office:value="221" calcext:value-type="float">
            <text:p>221</text:p>
          </table:table-cell>
          <table:table-cell table:formula="of:=[.C883]+900" office:value-type="float" office:value="795600" calcext:value-type="float">
            <text:p>795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8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84]/900" office:value-type="float" office:value="884" calcext:value-type="float">
            <text:p>884</text:p>
          </table:table-cell>
        </table:table-row>
        <table:table-row table:style-name="ro1">
          <table:table-cell table:formula="of:=[.C885]/86400" office:value-type="float" office:value="9.21875" calcext:value-type="float">
            <text:p>9.21875</text:p>
          </table:table-cell>
          <table:table-cell table:formula="of:=[.C885]/3600" office:value-type="float" office:value="221.25" calcext:value-type="float">
            <text:p>221.25</text:p>
          </table:table-cell>
          <table:table-cell table:formula="of:=[.C884]+900" office:value-type="float" office:value="796500" calcext:value-type="float">
            <text:p>79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8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85]/900" office:value-type="float" office:value="885" calcext:value-type="float">
            <text:p>885</text:p>
          </table:table-cell>
        </table:table-row>
        <table:table-row table:style-name="ro1">
          <table:table-cell table:formula="of:=[.C886]/86400" office:value-type="float" office:value="9.22916666666667" calcext:value-type="float">
            <text:p>9.22916666666667</text:p>
          </table:table-cell>
          <table:table-cell table:formula="of:=[.C886]/3600" office:value-type="float" office:value="221.5" calcext:value-type="float">
            <text:p>221.5</text:p>
          </table:table-cell>
          <table:table-cell table:formula="of:=[.C885]+900" office:value-type="float" office:value="797400" calcext:value-type="float">
            <text:p>797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8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86]/900" office:value-type="float" office:value="886" calcext:value-type="float">
            <text:p>886</text:p>
          </table:table-cell>
        </table:table-row>
        <table:table-row table:style-name="ro1">
          <table:table-cell table:formula="of:=[.C887]/86400" office:value-type="float" office:value="9.23958333333333" calcext:value-type="float">
            <text:p>9.23958333333333</text:p>
          </table:table-cell>
          <table:table-cell table:formula="of:=[.C887]/3600" office:value-type="float" office:value="221.75" calcext:value-type="float">
            <text:p>221.75</text:p>
          </table:table-cell>
          <table:table-cell table:formula="of:=[.C886]+900" office:value-type="float" office:value="798300" calcext:value-type="float">
            <text:p>798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8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87]/900" office:value-type="float" office:value="887" calcext:value-type="float">
            <text:p>887</text:p>
          </table:table-cell>
        </table:table-row>
        <table:table-row table:style-name="ro1">
          <table:table-cell table:formula="of:=[.C888]/86400" office:value-type="float" office:value="9.25" calcext:value-type="float">
            <text:p>9.25</text:p>
          </table:table-cell>
          <table:table-cell table:formula="of:=[.C888]/3600" office:value-type="float" office:value="222" calcext:value-type="float">
            <text:p>222</text:p>
          </table:table-cell>
          <table:table-cell table:formula="of:=[.C887]+900" office:value-type="float" office:value="799200" calcext:value-type="float">
            <text:p>799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8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88]/900" office:value-type="float" office:value="888" calcext:value-type="float">
            <text:p>888</text:p>
          </table:table-cell>
        </table:table-row>
        <table:table-row table:style-name="ro1">
          <table:table-cell table:formula="of:=[.C889]/86400" office:value-type="float" office:value="9.26041666666667" calcext:value-type="float">
            <text:p>9.26041666666667</text:p>
          </table:table-cell>
          <table:table-cell table:formula="of:=[.C889]/3600" office:value-type="float" office:value="222.25" calcext:value-type="float">
            <text:p>222.25</text:p>
          </table:table-cell>
          <table:table-cell table:formula="of:=[.C888]+900" office:value-type="float" office:value="800100" calcext:value-type="float">
            <text:p>800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8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89]/900" office:value-type="float" office:value="889" calcext:value-type="float">
            <text:p>889</text:p>
          </table:table-cell>
        </table:table-row>
        <table:table-row table:style-name="ro1">
          <table:table-cell table:formula="of:=[.C890]/86400" office:value-type="float" office:value="9.27083333333333" calcext:value-type="float">
            <text:p>9.27083333333333</text:p>
          </table:table-cell>
          <table:table-cell table:formula="of:=[.C890]/3600" office:value-type="float" office:value="222.5" calcext:value-type="float">
            <text:p>222.5</text:p>
          </table:table-cell>
          <table:table-cell table:formula="of:=[.C889]+900" office:value-type="float" office:value="801000" calcext:value-type="float">
            <text:p>80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9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90]/900" office:value-type="float" office:value="890" calcext:value-type="float">
            <text:p>890</text:p>
          </table:table-cell>
        </table:table-row>
        <table:table-row table:style-name="ro1">
          <table:table-cell table:formula="of:=[.C891]/86400" office:value-type="float" office:value="9.28125" calcext:value-type="float">
            <text:p>9.28125</text:p>
          </table:table-cell>
          <table:table-cell table:formula="of:=[.C891]/3600" office:value-type="float" office:value="222.75" calcext:value-type="float">
            <text:p>222.75</text:p>
          </table:table-cell>
          <table:table-cell table:formula="of:=[.C890]+900" office:value-type="float" office:value="801900" calcext:value-type="float">
            <text:p>801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9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91]/900" office:value-type="float" office:value="891" calcext:value-type="float">
            <text:p>891</text:p>
          </table:table-cell>
        </table:table-row>
        <table:table-row table:style-name="ro1">
          <table:table-cell table:formula="of:=[.C892]/86400" office:value-type="float" office:value="9.29166666666667" calcext:value-type="float">
            <text:p>9.29166666666667</text:p>
          </table:table-cell>
          <table:table-cell table:formula="of:=[.C892]/3600" office:value-type="float" office:value="223" calcext:value-type="float">
            <text:p>223</text:p>
          </table:table-cell>
          <table:table-cell table:formula="of:=[.C891]+900" office:value-type="float" office:value="802800" calcext:value-type="float">
            <text:p>802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9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92]/900" office:value-type="float" office:value="892" calcext:value-type="float">
            <text:p>892</text:p>
          </table:table-cell>
        </table:table-row>
        <table:table-row table:style-name="ro1">
          <table:table-cell table:formula="of:=[.C893]/86400" office:value-type="float" office:value="9.30208333333333" calcext:value-type="float">
            <text:p>9.30208333333333</text:p>
          </table:table-cell>
          <table:table-cell table:formula="of:=[.C893]/3600" office:value-type="float" office:value="223.25" calcext:value-type="float">
            <text:p>223.25</text:p>
          </table:table-cell>
          <table:table-cell table:formula="of:=[.C892]+900" office:value-type="float" office:value="803700" calcext:value-type="float">
            <text:p>803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9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93]/900" office:value-type="float" office:value="893" calcext:value-type="float">
            <text:p>893</text:p>
          </table:table-cell>
        </table:table-row>
        <table:table-row table:style-name="ro1">
          <table:table-cell table:formula="of:=[.C894]/86400" office:value-type="float" office:value="9.3125" calcext:value-type="float">
            <text:p>9.3125</text:p>
          </table:table-cell>
          <table:table-cell table:formula="of:=[.C894]/3600" office:value-type="float" office:value="223.5" calcext:value-type="float">
            <text:p>223.5</text:p>
          </table:table-cell>
          <table:table-cell table:formula="of:=[.C893]+900" office:value-type="float" office:value="804600" calcext:value-type="float">
            <text:p>804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9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94]/900" office:value-type="float" office:value="894" calcext:value-type="float">
            <text:p>894</text:p>
          </table:table-cell>
        </table:table-row>
        <table:table-row table:style-name="ro1">
          <table:table-cell table:formula="of:=[.C895]/86400" office:value-type="float" office:value="9.32291666666667" calcext:value-type="float">
            <text:p>9.32291666666667</text:p>
          </table:table-cell>
          <table:table-cell table:formula="of:=[.C895]/3600" office:value-type="float" office:value="223.75" calcext:value-type="float">
            <text:p>223.75</text:p>
          </table:table-cell>
          <table:table-cell table:formula="of:=[.C894]+900" office:value-type="float" office:value="805500" calcext:value-type="float">
            <text:p>805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9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95]/900" office:value-type="float" office:value="895" calcext:value-type="float">
            <text:p>895</text:p>
          </table:table-cell>
        </table:table-row>
        <table:table-row table:style-name="ro1">
          <table:table-cell table:formula="of:=[.C896]/86400" office:value-type="float" office:value="9.33333333333333" calcext:value-type="float">
            <text:p>9.33333333333333</text:p>
          </table:table-cell>
          <table:table-cell table:formula="of:=[.C896]/3600" office:value-type="float" office:value="224" calcext:value-type="float">
            <text:p>224</text:p>
          </table:table-cell>
          <table:table-cell table:formula="of:=[.C895]+900" office:value-type="float" office:value="806400" calcext:value-type="float">
            <text:p>806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9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96]/900" office:value-type="float" office:value="896" calcext:value-type="float">
            <text:p>896</text:p>
          </table:table-cell>
        </table:table-row>
        <table:table-row table:style-name="ro1">
          <table:table-cell table:formula="of:=[.C897]/86400" office:value-type="float" office:value="9.34375" calcext:value-type="float">
            <text:p>9.34375</text:p>
          </table:table-cell>
          <table:table-cell table:formula="of:=[.C897]/3600" office:value-type="float" office:value="224.25" calcext:value-type="float">
            <text:p>224.25</text:p>
          </table:table-cell>
          <table:table-cell table:formula="of:=[.C896]+900" office:value-type="float" office:value="807300" calcext:value-type="float">
            <text:p>807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9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97]/900" office:value-type="float" office:value="897" calcext:value-type="float">
            <text:p>897</text:p>
          </table:table-cell>
        </table:table-row>
        <table:table-row table:style-name="ro1">
          <table:table-cell table:formula="of:=[.C898]/86400" office:value-type="float" office:value="9.35416666666667" calcext:value-type="float">
            <text:p>9.35416666666667</text:p>
          </table:table-cell>
          <table:table-cell table:formula="of:=[.C898]/3600" office:value-type="float" office:value="224.5" calcext:value-type="float">
            <text:p>224.5</text:p>
          </table:table-cell>
          <table:table-cell table:formula="of:=[.C897]+900" office:value-type="float" office:value="808200" calcext:value-type="float">
            <text:p>808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9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98]/900" office:value-type="float" office:value="898" calcext:value-type="float">
            <text:p>898</text:p>
          </table:table-cell>
        </table:table-row>
        <table:table-row table:style-name="ro1">
          <table:table-cell table:formula="of:=[.C899]/86400" office:value-type="float" office:value="9.36458333333333" calcext:value-type="float">
            <text:p>9.36458333333333</text:p>
          </table:table-cell>
          <table:table-cell table:formula="of:=[.C899]/3600" office:value-type="float" office:value="224.75" calcext:value-type="float">
            <text:p>224.75</text:p>
          </table:table-cell>
          <table:table-cell table:formula="of:=[.C898]+900" office:value-type="float" office:value="809100" calcext:value-type="float">
            <text:p>809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9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899]/900" office:value-type="float" office:value="899" calcext:value-type="float">
            <text:p>899</text:p>
          </table:table-cell>
        </table:table-row>
        <table:table-row table:style-name="ro1">
          <table:table-cell table:formula="of:=[.C900]/86400" office:value-type="float" office:value="9.375" calcext:value-type="float">
            <text:p>9.375</text:p>
          </table:table-cell>
          <table:table-cell table:formula="of:=[.C900]/3600" office:value-type="float" office:value="225" calcext:value-type="float">
            <text:p>225</text:p>
          </table:table-cell>
          <table:table-cell table:formula="of:=[.C899]+900" office:value-type="float" office:value="810000" calcext:value-type="float">
            <text:p>81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00]/900" office:value-type="float" office:value="900" calcext:value-type="float">
            <text:p>900</text:p>
          </table:table-cell>
        </table:table-row>
        <table:table-row table:style-name="ro1">
          <table:table-cell table:formula="of:=[.C901]/86400" office:value-type="float" office:value="9.38541666666667" calcext:value-type="float">
            <text:p>9.38541666666667</text:p>
          </table:table-cell>
          <table:table-cell table:formula="of:=[.C901]/3600" office:value-type="float" office:value="225.25" calcext:value-type="float">
            <text:p>225.25</text:p>
          </table:table-cell>
          <table:table-cell table:formula="of:=[.C900]+900" office:value-type="float" office:value="810900" calcext:value-type="float">
            <text:p>810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01]/900" office:value-type="float" office:value="901" calcext:value-type="float">
            <text:p>901</text:p>
          </table:table-cell>
        </table:table-row>
        <table:table-row table:style-name="ro1">
          <table:table-cell table:formula="of:=[.C902]/86400" office:value-type="float" office:value="9.39583333333333" calcext:value-type="float">
            <text:p>9.39583333333333</text:p>
          </table:table-cell>
          <table:table-cell table:formula="of:=[.C902]/3600" office:value-type="float" office:value="225.5" calcext:value-type="float">
            <text:p>225.5</text:p>
          </table:table-cell>
          <table:table-cell table:formula="of:=[.C901]+900" office:value-type="float" office:value="811800" calcext:value-type="float">
            <text:p>811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02]/900" office:value-type="float" office:value="902" calcext:value-type="float">
            <text:p>902</text:p>
          </table:table-cell>
        </table:table-row>
        <table:table-row table:style-name="ro1">
          <table:table-cell table:formula="of:=[.C903]/86400" office:value-type="float" office:value="9.40625" calcext:value-type="float">
            <text:p>9.40625</text:p>
          </table:table-cell>
          <table:table-cell table:formula="of:=[.C903]/3600" office:value-type="float" office:value="225.75" calcext:value-type="float">
            <text:p>225.75</text:p>
          </table:table-cell>
          <table:table-cell table:formula="of:=[.C902]+900" office:value-type="float" office:value="812700" calcext:value-type="float">
            <text:p>812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03]/900" office:value-type="float" office:value="903" calcext:value-type="float">
            <text:p>903</text:p>
          </table:table-cell>
        </table:table-row>
        <table:table-row table:style-name="ro1">
          <table:table-cell table:formula="of:=[.C904]/86400" office:value-type="float" office:value="9.41666666666667" calcext:value-type="float">
            <text:p>9.41666666666667</text:p>
          </table:table-cell>
          <table:table-cell table:formula="of:=[.C904]/3600" office:value-type="float" office:value="226" calcext:value-type="float">
            <text:p>226</text:p>
          </table:table-cell>
          <table:table-cell table:formula="of:=[.C903]+900" office:value-type="float" office:value="813600" calcext:value-type="float">
            <text:p>813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04]/900" office:value-type="float" office:value="904" calcext:value-type="float">
            <text:p>904</text:p>
          </table:table-cell>
        </table:table-row>
        <table:table-row table:style-name="ro1">
          <table:table-cell table:formula="of:=[.C905]/86400" office:value-type="float" office:value="9.42708333333333" calcext:value-type="float">
            <text:p>9.42708333333333</text:p>
          </table:table-cell>
          <table:table-cell table:formula="of:=[.C905]/3600" office:value-type="float" office:value="226.25" calcext:value-type="float">
            <text:p>226.25</text:p>
          </table:table-cell>
          <table:table-cell table:formula="of:=[.C904]+900" office:value-type="float" office:value="814500" calcext:value-type="float">
            <text:p>814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05]/900" office:value-type="float" office:value="905" calcext:value-type="float">
            <text:p>905</text:p>
          </table:table-cell>
        </table:table-row>
        <table:table-row table:style-name="ro1">
          <table:table-cell table:formula="of:=[.C906]/86400" office:value-type="float" office:value="9.4375" calcext:value-type="float">
            <text:p>9.4375</text:p>
          </table:table-cell>
          <table:table-cell table:formula="of:=[.C906]/3600" office:value-type="float" office:value="226.5" calcext:value-type="float">
            <text:p>226.5</text:p>
          </table:table-cell>
          <table:table-cell table:formula="of:=[.C905]+900" office:value-type="float" office:value="815400" calcext:value-type="float">
            <text:p>815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06]/900" office:value-type="float" office:value="906" calcext:value-type="float">
            <text:p>906</text:p>
          </table:table-cell>
        </table:table-row>
        <table:table-row table:style-name="ro1">
          <table:table-cell table:formula="of:=[.C907]/86400" office:value-type="float" office:value="9.44791666666667" calcext:value-type="float">
            <text:p>9.44791666666667</text:p>
          </table:table-cell>
          <table:table-cell table:formula="of:=[.C907]/3600" office:value-type="float" office:value="226.75" calcext:value-type="float">
            <text:p>226.75</text:p>
          </table:table-cell>
          <table:table-cell table:formula="of:=[.C906]+900" office:value-type="float" office:value="816300" calcext:value-type="float">
            <text:p>816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07]/900" office:value-type="float" office:value="907" calcext:value-type="float">
            <text:p>907</text:p>
          </table:table-cell>
        </table:table-row>
        <table:table-row table:style-name="ro1">
          <table:table-cell table:formula="of:=[.C908]/86400" office:value-type="float" office:value="9.45833333333333" calcext:value-type="float">
            <text:p>9.45833333333333</text:p>
          </table:table-cell>
          <table:table-cell table:formula="of:=[.C908]/3600" office:value-type="float" office:value="227" calcext:value-type="float">
            <text:p>227</text:p>
          </table:table-cell>
          <table:table-cell table:formula="of:=[.C907]+900" office:value-type="float" office:value="817200" calcext:value-type="float">
            <text:p>817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08]/900" office:value-type="float" office:value="908" calcext:value-type="float">
            <text:p>908</text:p>
          </table:table-cell>
        </table:table-row>
        <table:table-row table:style-name="ro1">
          <table:table-cell table:formula="of:=[.C909]/86400" office:value-type="float" office:value="9.46875" calcext:value-type="float">
            <text:p>9.46875</text:p>
          </table:table-cell>
          <table:table-cell table:formula="of:=[.C909]/3600" office:value-type="float" office:value="227.25" calcext:value-type="float">
            <text:p>227.25</text:p>
          </table:table-cell>
          <table:table-cell table:formula="of:=[.C908]+900" office:value-type="float" office:value="818100" calcext:value-type="float">
            <text:p>818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09]/900" office:value-type="float" office:value="909" calcext:value-type="float">
            <text:p>909</text:p>
          </table:table-cell>
        </table:table-row>
        <table:table-row table:style-name="ro1">
          <table:table-cell table:formula="of:=[.C910]/86400" office:value-type="float" office:value="9.47916666666667" calcext:value-type="float">
            <text:p>9.47916666666667</text:p>
          </table:table-cell>
          <table:table-cell table:formula="of:=[.C910]/3600" office:value-type="float" office:value="227.5" calcext:value-type="float">
            <text:p>227.5</text:p>
          </table:table-cell>
          <table:table-cell table:formula="of:=[.C909]+900" office:value-type="float" office:value="819000" calcext:value-type="float">
            <text:p>819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1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10]/900" office:value-type="float" office:value="910" calcext:value-type="float">
            <text:p>910</text:p>
          </table:table-cell>
        </table:table-row>
        <table:table-row table:style-name="ro1">
          <table:table-cell table:formula="of:=[.C911]/86400" office:value-type="float" office:value="9.48958333333333" calcext:value-type="float">
            <text:p>9.48958333333333</text:p>
          </table:table-cell>
          <table:table-cell table:formula="of:=[.C911]/3600" office:value-type="float" office:value="227.75" calcext:value-type="float">
            <text:p>227.75</text:p>
          </table:table-cell>
          <table:table-cell table:formula="of:=[.C910]+900" office:value-type="float" office:value="819900" calcext:value-type="float">
            <text:p>819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1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11]/900" office:value-type="float" office:value="911" calcext:value-type="float">
            <text:p>911</text:p>
          </table:table-cell>
        </table:table-row>
        <table:table-row table:style-name="ro1">
          <table:table-cell table:formula="of:=[.C912]/86400" office:value-type="float" office:value="9.5" calcext:value-type="float">
            <text:p>9.5</text:p>
          </table:table-cell>
          <table:table-cell table:formula="of:=[.C912]/3600" office:value-type="float" office:value="228" calcext:value-type="float">
            <text:p>228</text:p>
          </table:table-cell>
          <table:table-cell table:formula="of:=[.C911]+900" office:value-type="float" office:value="820800" calcext:value-type="float">
            <text:p>820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1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12]/900" office:value-type="float" office:value="912" calcext:value-type="float">
            <text:p>912</text:p>
          </table:table-cell>
        </table:table-row>
        <table:table-row table:style-name="ro1">
          <table:table-cell table:formula="of:=[.C913]/86400" office:value-type="float" office:value="9.51041666666667" calcext:value-type="float">
            <text:p>9.51041666666667</text:p>
          </table:table-cell>
          <table:table-cell table:formula="of:=[.C913]/3600" office:value-type="float" office:value="228.25" calcext:value-type="float">
            <text:p>228.25</text:p>
          </table:table-cell>
          <table:table-cell table:formula="of:=[.C912]+900" office:value-type="float" office:value="821700" calcext:value-type="float">
            <text:p>821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1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13]/900" office:value-type="float" office:value="913" calcext:value-type="float">
            <text:p>913</text:p>
          </table:table-cell>
        </table:table-row>
        <table:table-row table:style-name="ro1">
          <table:table-cell table:formula="of:=[.C914]/86400" office:value-type="float" office:value="9.52083333333333" calcext:value-type="float">
            <text:p>9.52083333333333</text:p>
          </table:table-cell>
          <table:table-cell table:formula="of:=[.C914]/3600" office:value-type="float" office:value="228.5" calcext:value-type="float">
            <text:p>228.5</text:p>
          </table:table-cell>
          <table:table-cell table:formula="of:=[.C913]+900" office:value-type="float" office:value="822600" calcext:value-type="float">
            <text:p>822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1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14]/900" office:value-type="float" office:value="914" calcext:value-type="float">
            <text:p>914</text:p>
          </table:table-cell>
        </table:table-row>
        <table:table-row table:style-name="ro1">
          <table:table-cell table:formula="of:=[.C915]/86400" office:value-type="float" office:value="9.53125" calcext:value-type="float">
            <text:p>9.53125</text:p>
          </table:table-cell>
          <table:table-cell table:formula="of:=[.C915]/3600" office:value-type="float" office:value="228.75" calcext:value-type="float">
            <text:p>228.75</text:p>
          </table:table-cell>
          <table:table-cell table:formula="of:=[.C914]+900" office:value-type="float" office:value="823500" calcext:value-type="float">
            <text:p>823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1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15]/900" office:value-type="float" office:value="915" calcext:value-type="float">
            <text:p>915</text:p>
          </table:table-cell>
        </table:table-row>
        <table:table-row table:style-name="ro1">
          <table:table-cell table:formula="of:=[.C916]/86400" office:value-type="float" office:value="9.54166666666667" calcext:value-type="float">
            <text:p>9.54166666666667</text:p>
          </table:table-cell>
          <table:table-cell table:formula="of:=[.C916]/3600" office:value-type="float" office:value="229" calcext:value-type="float">
            <text:p>229</text:p>
          </table:table-cell>
          <table:table-cell table:formula="of:=[.C915]+900" office:value-type="float" office:value="824400" calcext:value-type="float">
            <text:p>824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1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16]/900" office:value-type="float" office:value="916" calcext:value-type="float">
            <text:p>916</text:p>
          </table:table-cell>
        </table:table-row>
        <table:table-row table:style-name="ro1">
          <table:table-cell table:formula="of:=[.C917]/86400" office:value-type="float" office:value="9.55208333333333" calcext:value-type="float">
            <text:p>9.55208333333333</text:p>
          </table:table-cell>
          <table:table-cell table:formula="of:=[.C917]/3600" office:value-type="float" office:value="229.25" calcext:value-type="float">
            <text:p>229.25</text:p>
          </table:table-cell>
          <table:table-cell table:formula="of:=[.C916]+900" office:value-type="float" office:value="825300" calcext:value-type="float">
            <text:p>825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1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17]/900" office:value-type="float" office:value="917" calcext:value-type="float">
            <text:p>917</text:p>
          </table:table-cell>
        </table:table-row>
        <table:table-row table:style-name="ro1">
          <table:table-cell table:formula="of:=[.C918]/86400" office:value-type="float" office:value="9.5625" calcext:value-type="float">
            <text:p>9.5625</text:p>
          </table:table-cell>
          <table:table-cell table:formula="of:=[.C918]/3600" office:value-type="float" office:value="229.5" calcext:value-type="float">
            <text:p>229.5</text:p>
          </table:table-cell>
          <table:table-cell table:formula="of:=[.C917]+900" office:value-type="float" office:value="826200" calcext:value-type="float">
            <text:p>826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1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18]/900" office:value-type="float" office:value="918" calcext:value-type="float">
            <text:p>918</text:p>
          </table:table-cell>
        </table:table-row>
        <table:table-row table:style-name="ro1">
          <table:table-cell table:formula="of:=[.C919]/86400" office:value-type="float" office:value="9.57291666666667" calcext:value-type="float">
            <text:p>9.57291666666667</text:p>
          </table:table-cell>
          <table:table-cell table:formula="of:=[.C919]/3600" office:value-type="float" office:value="229.75" calcext:value-type="float">
            <text:p>229.75</text:p>
          </table:table-cell>
          <table:table-cell table:formula="of:=[.C918]+900" office:value-type="float" office:value="827100" calcext:value-type="float">
            <text:p>827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1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19]/900" office:value-type="float" office:value="919" calcext:value-type="float">
            <text:p>919</text:p>
          </table:table-cell>
        </table:table-row>
        <table:table-row table:style-name="ro1">
          <table:table-cell table:formula="of:=[.C920]/86400" office:value-type="float" office:value="9.58333333333333" calcext:value-type="float">
            <text:p>9.58333333333333</text:p>
          </table:table-cell>
          <table:table-cell table:formula="of:=[.C920]/3600" office:value-type="float" office:value="230" calcext:value-type="float">
            <text:p>230</text:p>
          </table:table-cell>
          <table:table-cell table:formula="of:=[.C919]+900" office:value-type="float" office:value="828000" calcext:value-type="float">
            <text:p>82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20]/900" office:value-type="float" office:value="920" calcext:value-type="float">
            <text:p>920</text:p>
          </table:table-cell>
        </table:table-row>
        <table:table-row table:style-name="ro1">
          <table:table-cell table:formula="of:=[.C921]/86400" office:value-type="float" office:value="9.59375" calcext:value-type="float">
            <text:p>9.59375</text:p>
          </table:table-cell>
          <table:table-cell table:formula="of:=[.C921]/3600" office:value-type="float" office:value="230.25" calcext:value-type="float">
            <text:p>230.25</text:p>
          </table:table-cell>
          <table:table-cell table:formula="of:=[.C920]+900" office:value-type="float" office:value="828900" calcext:value-type="float">
            <text:p>828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21]/900" office:value-type="float" office:value="921" calcext:value-type="float">
            <text:p>921</text:p>
          </table:table-cell>
        </table:table-row>
        <table:table-row table:style-name="ro1">
          <table:table-cell table:formula="of:=[.C922]/86400" office:value-type="float" office:value="9.60416666666667" calcext:value-type="float">
            <text:p>9.60416666666667</text:p>
          </table:table-cell>
          <table:table-cell table:formula="of:=[.C922]/3600" office:value-type="float" office:value="230.5" calcext:value-type="float">
            <text:p>230.5</text:p>
          </table:table-cell>
          <table:table-cell table:formula="of:=[.C921]+900" office:value-type="float" office:value="829800" calcext:value-type="float">
            <text:p>829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22]/900" office:value-type="float" office:value="922" calcext:value-type="float">
            <text:p>922</text:p>
          </table:table-cell>
        </table:table-row>
        <table:table-row table:style-name="ro1">
          <table:table-cell table:formula="of:=[.C923]/86400" office:value-type="float" office:value="9.61458333333333" calcext:value-type="float">
            <text:p>9.61458333333333</text:p>
          </table:table-cell>
          <table:table-cell table:formula="of:=[.C923]/3600" office:value-type="float" office:value="230.75" calcext:value-type="float">
            <text:p>230.75</text:p>
          </table:table-cell>
          <table:table-cell table:formula="of:=[.C922]+900" office:value-type="float" office:value="830700" calcext:value-type="float">
            <text:p>830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23]/900" office:value-type="float" office:value="923" calcext:value-type="float">
            <text:p>923</text:p>
          </table:table-cell>
        </table:table-row>
        <table:table-row table:style-name="ro1">
          <table:table-cell table:formula="of:=[.C924]/86400" office:value-type="float" office:value="9.625" calcext:value-type="float">
            <text:p>9.625</text:p>
          </table:table-cell>
          <table:table-cell table:formula="of:=[.C924]/3600" office:value-type="float" office:value="231" calcext:value-type="float">
            <text:p>231</text:p>
          </table:table-cell>
          <table:table-cell table:formula="of:=[.C923]+900" office:value-type="float" office:value="831600" calcext:value-type="float">
            <text:p>831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24]/900" office:value-type="float" office:value="924" calcext:value-type="float">
            <text:p>924</text:p>
          </table:table-cell>
        </table:table-row>
        <table:table-row table:style-name="ro1">
          <table:table-cell table:formula="of:=[.C925]/86400" office:value-type="float" office:value="9.63541666666667" calcext:value-type="float">
            <text:p>9.63541666666667</text:p>
          </table:table-cell>
          <table:table-cell table:formula="of:=[.C925]/3600" office:value-type="float" office:value="231.25" calcext:value-type="float">
            <text:p>231.25</text:p>
          </table:table-cell>
          <table:table-cell table:formula="of:=[.C924]+900" office:value-type="float" office:value="832500" calcext:value-type="float">
            <text:p>83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25]/900" office:value-type="float" office:value="925" calcext:value-type="float">
            <text:p>925</text:p>
          </table:table-cell>
        </table:table-row>
        <table:table-row table:style-name="ro1">
          <table:table-cell table:formula="of:=[.C926]/86400" office:value-type="float" office:value="9.64583333333333" calcext:value-type="float">
            <text:p>9.64583333333333</text:p>
          </table:table-cell>
          <table:table-cell table:formula="of:=[.C926]/3600" office:value-type="float" office:value="231.5" calcext:value-type="float">
            <text:p>231.5</text:p>
          </table:table-cell>
          <table:table-cell table:formula="of:=[.C925]+900" office:value-type="float" office:value="833400" calcext:value-type="float">
            <text:p>833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26]/900" office:value-type="float" office:value="926" calcext:value-type="float">
            <text:p>926</text:p>
          </table:table-cell>
        </table:table-row>
        <table:table-row table:style-name="ro1">
          <table:table-cell table:formula="of:=[.C927]/86400" office:value-type="float" office:value="9.65625" calcext:value-type="float">
            <text:p>9.65625</text:p>
          </table:table-cell>
          <table:table-cell table:formula="of:=[.C927]/3600" office:value-type="float" office:value="231.75" calcext:value-type="float">
            <text:p>231.75</text:p>
          </table:table-cell>
          <table:table-cell table:formula="of:=[.C926]+900" office:value-type="float" office:value="834300" calcext:value-type="float">
            <text:p>834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27]/900" office:value-type="float" office:value="927" calcext:value-type="float">
            <text:p>927</text:p>
          </table:table-cell>
        </table:table-row>
        <table:table-row table:style-name="ro1">
          <table:table-cell table:formula="of:=[.C928]/86400" office:value-type="float" office:value="9.66666666666667" calcext:value-type="float">
            <text:p>9.66666666666667</text:p>
          </table:table-cell>
          <table:table-cell table:formula="of:=[.C928]/3600" office:value-type="float" office:value="232" calcext:value-type="float">
            <text:p>232</text:p>
          </table:table-cell>
          <table:table-cell table:formula="of:=[.C927]+900" office:value-type="float" office:value="835200" calcext:value-type="float">
            <text:p>835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28]/900" office:value-type="float" office:value="928" calcext:value-type="float">
            <text:p>928</text:p>
          </table:table-cell>
        </table:table-row>
        <table:table-row table:style-name="ro1">
          <table:table-cell table:formula="of:=[.C929]/86400" office:value-type="float" office:value="9.67708333333333" calcext:value-type="float">
            <text:p>9.67708333333333</text:p>
          </table:table-cell>
          <table:table-cell table:formula="of:=[.C929]/3600" office:value-type="float" office:value="232.25" calcext:value-type="float">
            <text:p>232.25</text:p>
          </table:table-cell>
          <table:table-cell table:formula="of:=[.C928]+900" office:value-type="float" office:value="836100" calcext:value-type="float">
            <text:p>836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29]/900" office:value-type="float" office:value="929" calcext:value-type="float">
            <text:p>929</text:p>
          </table:table-cell>
        </table:table-row>
        <table:table-row table:style-name="ro1">
          <table:table-cell table:formula="of:=[.C930]/86400" office:value-type="float" office:value="9.6875" calcext:value-type="float">
            <text:p>9.6875</text:p>
          </table:table-cell>
          <table:table-cell table:formula="of:=[.C930]/3600" office:value-type="float" office:value="232.5" calcext:value-type="float">
            <text:p>232.5</text:p>
          </table:table-cell>
          <table:table-cell table:formula="of:=[.C929]+900" office:value-type="float" office:value="837000" calcext:value-type="float">
            <text:p>83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3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30]/900" office:value-type="float" office:value="930" calcext:value-type="float">
            <text:p>930</text:p>
          </table:table-cell>
        </table:table-row>
        <table:table-row table:style-name="ro1">
          <table:table-cell table:formula="of:=[.C931]/86400" office:value-type="float" office:value="9.69791666666667" calcext:value-type="float">
            <text:p>9.69791666666667</text:p>
          </table:table-cell>
          <table:table-cell table:formula="of:=[.C931]/3600" office:value-type="float" office:value="232.75" calcext:value-type="float">
            <text:p>232.75</text:p>
          </table:table-cell>
          <table:table-cell table:formula="of:=[.C930]+900" office:value-type="float" office:value="837900" calcext:value-type="float">
            <text:p>837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3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31]/900" office:value-type="float" office:value="931" calcext:value-type="float">
            <text:p>931</text:p>
          </table:table-cell>
        </table:table-row>
        <table:table-row table:style-name="ro1">
          <table:table-cell table:formula="of:=[.C932]/86400" office:value-type="float" office:value="9.70833333333333" calcext:value-type="float">
            <text:p>9.70833333333333</text:p>
          </table:table-cell>
          <table:table-cell table:formula="of:=[.C932]/3600" office:value-type="float" office:value="233" calcext:value-type="float">
            <text:p>233</text:p>
          </table:table-cell>
          <table:table-cell table:formula="of:=[.C931]+900" office:value-type="float" office:value="838800" calcext:value-type="float">
            <text:p>838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3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32]/900" office:value-type="float" office:value="932" calcext:value-type="float">
            <text:p>932</text:p>
          </table:table-cell>
        </table:table-row>
        <table:table-row table:style-name="ro1">
          <table:table-cell table:formula="of:=[.C933]/86400" office:value-type="float" office:value="9.71875" calcext:value-type="float">
            <text:p>9.71875</text:p>
          </table:table-cell>
          <table:table-cell table:formula="of:=[.C933]/3600" office:value-type="float" office:value="233.25" calcext:value-type="float">
            <text:p>233.25</text:p>
          </table:table-cell>
          <table:table-cell table:formula="of:=[.C932]+900" office:value-type="float" office:value="839700" calcext:value-type="float">
            <text:p>839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3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33]/900" office:value-type="float" office:value="933" calcext:value-type="float">
            <text:p>933</text:p>
          </table:table-cell>
        </table:table-row>
        <table:table-row table:style-name="ro1">
          <table:table-cell table:formula="of:=[.C934]/86400" office:value-type="float" office:value="9.72916666666667" calcext:value-type="float">
            <text:p>9.72916666666667</text:p>
          </table:table-cell>
          <table:table-cell table:formula="of:=[.C934]/3600" office:value-type="float" office:value="233.5" calcext:value-type="float">
            <text:p>233.5</text:p>
          </table:table-cell>
          <table:table-cell table:formula="of:=[.C933]+900" office:value-type="float" office:value="840600" calcext:value-type="float">
            <text:p>840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3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34]/900" office:value-type="float" office:value="934" calcext:value-type="float">
            <text:p>934</text:p>
          </table:table-cell>
        </table:table-row>
        <table:table-row table:style-name="ro1">
          <table:table-cell table:formula="of:=[.C935]/86400" office:value-type="float" office:value="9.73958333333333" calcext:value-type="float">
            <text:p>9.73958333333333</text:p>
          </table:table-cell>
          <table:table-cell table:formula="of:=[.C935]/3600" office:value-type="float" office:value="233.75" calcext:value-type="float">
            <text:p>233.75</text:p>
          </table:table-cell>
          <table:table-cell table:formula="of:=[.C934]+900" office:value-type="float" office:value="841500" calcext:value-type="float">
            <text:p>841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3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35]/900" office:value-type="float" office:value="935" calcext:value-type="float">
            <text:p>935</text:p>
          </table:table-cell>
        </table:table-row>
        <table:table-row table:style-name="ro1">
          <table:table-cell table:formula="of:=[.C936]/86400" office:value-type="float" office:value="9.75" calcext:value-type="float">
            <text:p>9.75</text:p>
          </table:table-cell>
          <table:table-cell table:formula="of:=[.C936]/3600" office:value-type="float" office:value="234" calcext:value-type="float">
            <text:p>234</text:p>
          </table:table-cell>
          <table:table-cell table:formula="of:=[.C935]+900" office:value-type="float" office:value="842400" calcext:value-type="float">
            <text:p>84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36]/900" office:value-type="float" office:value="936" calcext:value-type="float">
            <text:p>936</text:p>
          </table:table-cell>
        </table:table-row>
        <table:table-row table:style-name="ro1">
          <table:table-cell table:formula="of:=[.C937]/86400" office:value-type="float" office:value="9.76041666666667" calcext:value-type="float">
            <text:p>9.76041666666667</text:p>
          </table:table-cell>
          <table:table-cell table:formula="of:=[.C937]/3600" office:value-type="float" office:value="234.25" calcext:value-type="float">
            <text:p>234.25</text:p>
          </table:table-cell>
          <table:table-cell table:formula="of:=[.C936]+900" office:value-type="float" office:value="843300" calcext:value-type="float">
            <text:p>84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37]/900" office:value-type="float" office:value="937" calcext:value-type="float">
            <text:p>937</text:p>
          </table:table-cell>
        </table:table-row>
        <table:table-row table:style-name="ro1">
          <table:table-cell table:formula="of:=[.C938]/86400" office:value-type="float" office:value="9.77083333333333" calcext:value-type="float">
            <text:p>9.77083333333333</text:p>
          </table:table-cell>
          <table:table-cell table:formula="of:=[.C938]/3600" office:value-type="float" office:value="234.5" calcext:value-type="float">
            <text:p>234.5</text:p>
          </table:table-cell>
          <table:table-cell table:formula="of:=[.C937]+900" office:value-type="float" office:value="844200" calcext:value-type="float">
            <text:p>84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38]/900" office:value-type="float" office:value="938" calcext:value-type="float">
            <text:p>938</text:p>
          </table:table-cell>
        </table:table-row>
        <table:table-row table:style-name="ro1">
          <table:table-cell table:formula="of:=[.C939]/86400" office:value-type="float" office:value="9.78125" calcext:value-type="float">
            <text:p>9.78125</text:p>
          </table:table-cell>
          <table:table-cell table:formula="of:=[.C939]/3600" office:value-type="float" office:value="234.75" calcext:value-type="float">
            <text:p>234.75</text:p>
          </table:table-cell>
          <table:table-cell table:formula="of:=[.C938]+900" office:value-type="float" office:value="845100" calcext:value-type="float">
            <text:p>84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39]/900" office:value-type="float" office:value="939" calcext:value-type="float">
            <text:p>939</text:p>
          </table:table-cell>
        </table:table-row>
        <table:table-row table:style-name="ro1">
          <table:table-cell table:formula="of:=[.C940]/86400" office:value-type="float" office:value="9.79166666666667" calcext:value-type="float">
            <text:p>9.79166666666667</text:p>
          </table:table-cell>
          <table:table-cell table:formula="of:=[.C940]/3600" office:value-type="float" office:value="235" calcext:value-type="float">
            <text:p>235</text:p>
          </table:table-cell>
          <table:table-cell table:formula="of:=[.C939]+900" office:value-type="float" office:value="846000" calcext:value-type="float">
            <text:p>84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40]/900" office:value-type="float" office:value="940" calcext:value-type="float">
            <text:p>940</text:p>
          </table:table-cell>
        </table:table-row>
        <table:table-row table:style-name="ro1">
          <table:table-cell table:formula="of:=[.C941]/86400" office:value-type="float" office:value="9.80208333333333" calcext:value-type="float">
            <text:p>9.80208333333333</text:p>
          </table:table-cell>
          <table:table-cell table:formula="of:=[.C941]/3600" office:value-type="float" office:value="235.25" calcext:value-type="float">
            <text:p>235.25</text:p>
          </table:table-cell>
          <table:table-cell table:formula="of:=[.C940]+900" office:value-type="float" office:value="846900" calcext:value-type="float">
            <text:p>84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41]/900" office:value-type="float" office:value="941" calcext:value-type="float">
            <text:p>941</text:p>
          </table:table-cell>
        </table:table-row>
        <table:table-row table:style-name="ro1">
          <table:table-cell table:formula="of:=[.C942]/86400" office:value-type="float" office:value="9.8125" calcext:value-type="float">
            <text:p>9.8125</text:p>
          </table:table-cell>
          <table:table-cell table:formula="of:=[.C942]/3600" office:value-type="float" office:value="235.5" calcext:value-type="float">
            <text:p>235.5</text:p>
          </table:table-cell>
          <table:table-cell table:formula="of:=[.C941]+900" office:value-type="float" office:value="847800" calcext:value-type="float">
            <text:p>84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42]/900" office:value-type="float" office:value="942" calcext:value-type="float">
            <text:p>942</text:p>
          </table:table-cell>
        </table:table-row>
        <table:table-row table:style-name="ro1">
          <table:table-cell table:formula="of:=[.C943]/86400" office:value-type="float" office:value="9.82291666666667" calcext:value-type="float">
            <text:p>9.82291666666667</text:p>
          </table:table-cell>
          <table:table-cell table:formula="of:=[.C943]/3600" office:value-type="float" office:value="235.75" calcext:value-type="float">
            <text:p>235.75</text:p>
          </table:table-cell>
          <table:table-cell table:formula="of:=[.C942]+900" office:value-type="float" office:value="848700" calcext:value-type="float">
            <text:p>84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43]/900" office:value-type="float" office:value="943" calcext:value-type="float">
            <text:p>943</text:p>
          </table:table-cell>
        </table:table-row>
        <table:table-row table:style-name="ro1">
          <table:table-cell table:formula="of:=[.C944]/86400" office:value-type="float" office:value="9.83333333333333" calcext:value-type="float">
            <text:p>9.83333333333333</text:p>
          </table:table-cell>
          <table:table-cell table:formula="of:=[.C944]/3600" office:value-type="float" office:value="236" calcext:value-type="float">
            <text:p>236</text:p>
          </table:table-cell>
          <table:table-cell table:formula="of:=[.C943]+900" office:value-type="float" office:value="849600" calcext:value-type="float">
            <text:p>84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44]/900" office:value-type="float" office:value="944" calcext:value-type="float">
            <text:p>944</text:p>
          </table:table-cell>
        </table:table-row>
        <table:table-row table:style-name="ro1">
          <table:table-cell table:formula="of:=[.C945]/86400" office:value-type="float" office:value="9.84375" calcext:value-type="float">
            <text:p>9.84375</text:p>
          </table:table-cell>
          <table:table-cell table:formula="of:=[.C945]/3600" office:value-type="float" office:value="236.25" calcext:value-type="float">
            <text:p>236.25</text:p>
          </table:table-cell>
          <table:table-cell table:formula="of:=[.C944]+900" office:value-type="float" office:value="850500" calcext:value-type="float">
            <text:p>85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45]/900" office:value-type="float" office:value="945" calcext:value-type="float">
            <text:p>945</text:p>
          </table:table-cell>
        </table:table-row>
        <table:table-row table:style-name="ro1">
          <table:table-cell table:formula="of:=[.C946]/86400" office:value-type="float" office:value="9.85416666666667" calcext:value-type="float">
            <text:p>9.85416666666667</text:p>
          </table:table-cell>
          <table:table-cell table:formula="of:=[.C946]/3600" office:value-type="float" office:value="236.5" calcext:value-type="float">
            <text:p>236.5</text:p>
          </table:table-cell>
          <table:table-cell table:formula="of:=[.C945]+900" office:value-type="float" office:value="851400" calcext:value-type="float">
            <text:p>85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46]/900" office:value-type="float" office:value="946" calcext:value-type="float">
            <text:p>946</text:p>
          </table:table-cell>
        </table:table-row>
        <table:table-row table:style-name="ro1">
          <table:table-cell table:formula="of:=[.C947]/86400" office:value-type="float" office:value="9.86458333333333" calcext:value-type="float">
            <text:p>9.86458333333333</text:p>
          </table:table-cell>
          <table:table-cell table:formula="of:=[.C947]/3600" office:value-type="float" office:value="236.75" calcext:value-type="float">
            <text:p>236.75</text:p>
          </table:table-cell>
          <table:table-cell table:formula="of:=[.C946]+900" office:value-type="float" office:value="852300" calcext:value-type="float">
            <text:p>85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47]/900" office:value-type="float" office:value="947" calcext:value-type="float">
            <text:p>947</text:p>
          </table:table-cell>
        </table:table-row>
        <table:table-row table:style-name="ro1">
          <table:table-cell table:formula="of:=[.C948]/86400" office:value-type="float" office:value="9.875" calcext:value-type="float">
            <text:p>9.875</text:p>
          </table:table-cell>
          <table:table-cell table:formula="of:=[.C948]/3600" office:value-type="float" office:value="237" calcext:value-type="float">
            <text:p>237</text:p>
          </table:table-cell>
          <table:table-cell table:formula="of:=[.C947]+900" office:value-type="float" office:value="853200" calcext:value-type="float">
            <text:p>85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48]/900" office:value-type="float" office:value="948" calcext:value-type="float">
            <text:p>948</text:p>
          </table:table-cell>
        </table:table-row>
        <table:table-row table:style-name="ro1">
          <table:table-cell table:formula="of:=[.C949]/86400" office:value-type="float" office:value="9.88541666666667" calcext:value-type="float">
            <text:p>9.88541666666667</text:p>
          </table:table-cell>
          <table:table-cell table:formula="of:=[.C949]/3600" office:value-type="float" office:value="237.25" calcext:value-type="float">
            <text:p>237.25</text:p>
          </table:table-cell>
          <table:table-cell table:formula="of:=[.C948]+900" office:value-type="float" office:value="854100" calcext:value-type="float">
            <text:p>85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49]/900" office:value-type="float" office:value="949" calcext:value-type="float">
            <text:p>949</text:p>
          </table:table-cell>
        </table:table-row>
        <table:table-row table:style-name="ro1">
          <table:table-cell table:formula="of:=[.C950]/86400" office:value-type="float" office:value="9.89583333333333" calcext:value-type="float">
            <text:p>9.89583333333333</text:p>
          </table:table-cell>
          <table:table-cell table:formula="of:=[.C950]/3600" office:value-type="float" office:value="237.5" calcext:value-type="float">
            <text:p>237.5</text:p>
          </table:table-cell>
          <table:table-cell table:formula="of:=[.C949]+900" office:value-type="float" office:value="855000" calcext:value-type="float">
            <text:p>85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50]/900" office:value-type="float" office:value="950" calcext:value-type="float">
            <text:p>950</text:p>
          </table:table-cell>
        </table:table-row>
        <table:table-row table:style-name="ro1">
          <table:table-cell table:formula="of:=[.C951]/86400" office:value-type="float" office:value="9.90625" calcext:value-type="float">
            <text:p>9.90625</text:p>
          </table:table-cell>
          <table:table-cell table:formula="of:=[.C951]/3600" office:value-type="float" office:value="237.75" calcext:value-type="float">
            <text:p>237.75</text:p>
          </table:table-cell>
          <table:table-cell table:formula="of:=[.C950]+900" office:value-type="float" office:value="855900" calcext:value-type="float">
            <text:p>85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51]/900" office:value-type="float" office:value="951" calcext:value-type="float">
            <text:p>951</text:p>
          </table:table-cell>
        </table:table-row>
        <table:table-row table:style-name="ro1">
          <table:table-cell table:formula="of:=[.C952]/86400" office:value-type="float" office:value="9.91666666666667" calcext:value-type="float">
            <text:p>9.91666666666667</text:p>
          </table:table-cell>
          <table:table-cell table:formula="of:=[.C952]/3600" office:value-type="float" office:value="238" calcext:value-type="float">
            <text:p>238</text:p>
          </table:table-cell>
          <table:table-cell table:formula="of:=[.C951]+900" office:value-type="float" office:value="856800" calcext:value-type="float">
            <text:p>85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52]/900" office:value-type="float" office:value="952" calcext:value-type="float">
            <text:p>952</text:p>
          </table:table-cell>
        </table:table-row>
        <table:table-row table:style-name="ro1">
          <table:table-cell table:formula="of:=[.C953]/86400" office:value-type="float" office:value="9.92708333333333" calcext:value-type="float">
            <text:p>9.92708333333333</text:p>
          </table:table-cell>
          <table:table-cell table:formula="of:=[.C953]/3600" office:value-type="float" office:value="238.25" calcext:value-type="float">
            <text:p>238.25</text:p>
          </table:table-cell>
          <table:table-cell table:formula="of:=[.C952]+900" office:value-type="float" office:value="857700" calcext:value-type="float">
            <text:p>85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53]/900" office:value-type="float" office:value="953" calcext:value-type="float">
            <text:p>953</text:p>
          </table:table-cell>
        </table:table-row>
        <table:table-row table:style-name="ro1">
          <table:table-cell table:formula="of:=[.C954]/86400" office:value-type="float" office:value="9.9375" calcext:value-type="float">
            <text:p>9.9375</text:p>
          </table:table-cell>
          <table:table-cell table:formula="of:=[.C954]/3600" office:value-type="float" office:value="238.5" calcext:value-type="float">
            <text:p>238.5</text:p>
          </table:table-cell>
          <table:table-cell table:formula="of:=[.C953]+900" office:value-type="float" office:value="858600" calcext:value-type="float">
            <text:p>85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54]/900" office:value-type="float" office:value="954" calcext:value-type="float">
            <text:p>954</text:p>
          </table:table-cell>
        </table:table-row>
        <table:table-row table:style-name="ro1">
          <table:table-cell table:formula="of:=[.C955]/86400" office:value-type="float" office:value="9.94791666666667" calcext:value-type="float">
            <text:p>9.94791666666667</text:p>
          </table:table-cell>
          <table:table-cell table:formula="of:=[.C955]/3600" office:value-type="float" office:value="238.75" calcext:value-type="float">
            <text:p>238.75</text:p>
          </table:table-cell>
          <table:table-cell table:formula="of:=[.C954]+900" office:value-type="float" office:value="859500" calcext:value-type="float">
            <text:p>85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55]/900" office:value-type="float" office:value="955" calcext:value-type="float">
            <text:p>955</text:p>
          </table:table-cell>
        </table:table-row>
        <table:table-row table:style-name="ro1">
          <table:table-cell table:formula="of:=[.C956]/86400" office:value-type="float" office:value="9.95833333333333" calcext:value-type="float">
            <text:p>9.95833333333333</text:p>
          </table:table-cell>
          <table:table-cell table:formula="of:=[.C956]/3600" office:value-type="float" office:value="239" calcext:value-type="float">
            <text:p>239</text:p>
          </table:table-cell>
          <table:table-cell table:formula="of:=[.C955]+900" office:value-type="float" office:value="860400" calcext:value-type="float">
            <text:p>86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56]/900" office:value-type="float" office:value="956" calcext:value-type="float">
            <text:p>956</text:p>
          </table:table-cell>
        </table:table-row>
        <table:table-row table:style-name="ro1">
          <table:table-cell table:formula="of:=[.C957]/86400" office:value-type="float" office:value="9.96875" calcext:value-type="float">
            <text:p>9.96875</text:p>
          </table:table-cell>
          <table:table-cell table:formula="of:=[.C957]/3600" office:value-type="float" office:value="239.25" calcext:value-type="float">
            <text:p>239.25</text:p>
          </table:table-cell>
          <table:table-cell table:formula="of:=[.C956]+900" office:value-type="float" office:value="861300" calcext:value-type="float">
            <text:p>861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57]/900" office:value-type="float" office:value="957" calcext:value-type="float">
            <text:p>957</text:p>
          </table:table-cell>
        </table:table-row>
        <table:table-row table:style-name="ro1">
          <table:table-cell table:formula="of:=[.C958]/86400" office:value-type="float" office:value="9.97916666666667" calcext:value-type="float">
            <text:p>9.97916666666667</text:p>
          </table:table-cell>
          <table:table-cell table:formula="of:=[.C958]/3600" office:value-type="float" office:value="239.5" calcext:value-type="float">
            <text:p>239.5</text:p>
          </table:table-cell>
          <table:table-cell table:formula="of:=[.C957]+900" office:value-type="float" office:value="862200" calcext:value-type="float">
            <text:p>862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58]/900" office:value-type="float" office:value="958" calcext:value-type="float">
            <text:p>958</text:p>
          </table:table-cell>
        </table:table-row>
        <table:table-row table:style-name="ro1">
          <table:table-cell table:formula="of:=[.C959]/86400" office:value-type="float" office:value="9.98958333333333" calcext:value-type="float">
            <text:p>9.98958333333333</text:p>
          </table:table-cell>
          <table:table-cell table:formula="of:=[.C959]/3600" office:value-type="float" office:value="239.75" calcext:value-type="float">
            <text:p>239.75</text:p>
          </table:table-cell>
          <table:table-cell table:formula="of:=[.C958]+900" office:value-type="float" office:value="863100" calcext:value-type="float">
            <text:p>863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59]/900" office:value-type="float" office:value="959" calcext:value-type="float">
            <text:p>959</text:p>
          </table:table-cell>
        </table:table-row>
        <table:table-row table:style-name="ro1">
          <table:table-cell table:formula="of:=[.C960]/86400" office:value-type="float" office:value="10" calcext:value-type="float">
            <text:p>10</text:p>
          </table:table-cell>
          <table:table-cell table:formula="of:=[.C960]/3600" office:value-type="float" office:value="240" calcext:value-type="float">
            <text:p>240</text:p>
          </table:table-cell>
          <table:table-cell table:formula="of:=[.C959]+900" office:value-type="float" office:value="864000" calcext:value-type="float">
            <text:p>864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6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60]/900" office:value-type="float" office:value="960" calcext:value-type="float">
            <text:p>960</text:p>
          </table:table-cell>
        </table:table-row>
        <table:table-row table:style-name="ro1">
          <table:table-cell table:formula="of:=[.C961]/86400" office:value-type="float" office:value="10.0104166666667" calcext:value-type="float">
            <text:p>10.0104166666667</text:p>
          </table:table-cell>
          <table:table-cell table:formula="of:=[.C961]/3600" office:value-type="float" office:value="240.25" calcext:value-type="float">
            <text:p>240.25</text:p>
          </table:table-cell>
          <table:table-cell table:formula="of:=[.C960]+900" office:value-type="float" office:value="864900" calcext:value-type="float">
            <text:p>864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6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61]/900" office:value-type="float" office:value="961" calcext:value-type="float">
            <text:p>961</text:p>
          </table:table-cell>
        </table:table-row>
        <table:table-row table:style-name="ro1">
          <table:table-cell table:formula="of:=[.C962]/86400" office:value-type="float" office:value="10.0208333333333" calcext:value-type="float">
            <text:p>10.0208333333333</text:p>
          </table:table-cell>
          <table:table-cell table:formula="of:=[.C962]/3600" office:value-type="float" office:value="240.5" calcext:value-type="float">
            <text:p>240.5</text:p>
          </table:table-cell>
          <table:table-cell table:formula="of:=[.C961]+900" office:value-type="float" office:value="865800" calcext:value-type="float">
            <text:p>865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6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62]/900" office:value-type="float" office:value="962" calcext:value-type="float">
            <text:p>962</text:p>
          </table:table-cell>
        </table:table-row>
        <table:table-row table:style-name="ro1">
          <table:table-cell table:formula="of:=[.C963]/86400" office:value-type="float" office:value="10.03125" calcext:value-type="float">
            <text:p>10.03125</text:p>
          </table:table-cell>
          <table:table-cell table:formula="of:=[.C963]/3600" office:value-type="float" office:value="240.75" calcext:value-type="float">
            <text:p>240.75</text:p>
          </table:table-cell>
          <table:table-cell table:formula="of:=[.C962]+900" office:value-type="float" office:value="866700" calcext:value-type="float">
            <text:p>866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6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63]/900" office:value-type="float" office:value="963" calcext:value-type="float">
            <text:p>963</text:p>
          </table:table-cell>
        </table:table-row>
        <table:table-row table:style-name="ro1">
          <table:table-cell table:formula="of:=[.C964]/86400" office:value-type="float" office:value="10.0416666666667" calcext:value-type="float">
            <text:p>10.0416666666667</text:p>
          </table:table-cell>
          <table:table-cell table:formula="of:=[.C964]/3600" office:value-type="float" office:value="241" calcext:value-type="float">
            <text:p>241</text:p>
          </table:table-cell>
          <table:table-cell table:formula="of:=[.C963]+900" office:value-type="float" office:value="867600" calcext:value-type="float">
            <text:p>867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6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64]/900" office:value-type="float" office:value="964" calcext:value-type="float">
            <text:p>964</text:p>
          </table:table-cell>
        </table:table-row>
        <table:table-row table:style-name="ro1">
          <table:table-cell table:formula="of:=[.C965]/86400" office:value-type="float" office:value="10.0520833333333" calcext:value-type="float">
            <text:p>10.0520833333333</text:p>
          </table:table-cell>
          <table:table-cell table:formula="of:=[.C965]/3600" office:value-type="float" office:value="241.25" calcext:value-type="float">
            <text:p>241.25</text:p>
          </table:table-cell>
          <table:table-cell table:formula="of:=[.C964]+900" office:value-type="float" office:value="868500" calcext:value-type="float">
            <text:p>868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6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65]/900" office:value-type="float" office:value="965" calcext:value-type="float">
            <text:p>965</text:p>
          </table:table-cell>
        </table:table-row>
        <table:table-row table:style-name="ro1">
          <table:table-cell table:formula="of:=[.C966]/86400" office:value-type="float" office:value="10.0625" calcext:value-type="float">
            <text:p>10.0625</text:p>
          </table:table-cell>
          <table:table-cell table:formula="of:=[.C966]/3600" office:value-type="float" office:value="241.5" calcext:value-type="float">
            <text:p>241.5</text:p>
          </table:table-cell>
          <table:table-cell table:formula="of:=[.C965]+900" office:value-type="float" office:value="869400" calcext:value-type="float">
            <text:p>869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6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66]/900" office:value-type="float" office:value="966" calcext:value-type="float">
            <text:p>966</text:p>
          </table:table-cell>
        </table:table-row>
        <table:table-row table:style-name="ro1">
          <table:table-cell table:formula="of:=[.C967]/86400" office:value-type="float" office:value="10.0729166666667" calcext:value-type="float">
            <text:p>10.0729166666667</text:p>
          </table:table-cell>
          <table:table-cell table:formula="of:=[.C967]/3600" office:value-type="float" office:value="241.75" calcext:value-type="float">
            <text:p>241.75</text:p>
          </table:table-cell>
          <table:table-cell table:formula="of:=[.C966]+900" office:value-type="float" office:value="870300" calcext:value-type="float">
            <text:p>870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6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67]/900" office:value-type="float" office:value="967" calcext:value-type="float">
            <text:p>967</text:p>
          </table:table-cell>
        </table:table-row>
        <table:table-row table:style-name="ro1">
          <table:table-cell table:formula="of:=[.C968]/86400" office:value-type="float" office:value="10.0833333333333" calcext:value-type="float">
            <text:p>10.0833333333333</text:p>
          </table:table-cell>
          <table:table-cell table:formula="of:=[.C968]/3600" office:value-type="float" office:value="242" calcext:value-type="float">
            <text:p>242</text:p>
          </table:table-cell>
          <table:table-cell table:formula="of:=[.C967]+900" office:value-type="float" office:value="871200" calcext:value-type="float">
            <text:p>871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6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68]/900" office:value-type="float" office:value="968" calcext:value-type="float">
            <text:p>968</text:p>
          </table:table-cell>
        </table:table-row>
        <table:table-row table:style-name="ro1">
          <table:table-cell table:formula="of:=[.C969]/86400" office:value-type="float" office:value="10.09375" calcext:value-type="float">
            <text:p>10.09375</text:p>
          </table:table-cell>
          <table:table-cell table:formula="of:=[.C969]/3600" office:value-type="float" office:value="242.25" calcext:value-type="float">
            <text:p>242.25</text:p>
          </table:table-cell>
          <table:table-cell table:formula="of:=[.C968]+900" office:value-type="float" office:value="872100" calcext:value-type="float">
            <text:p>872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6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69]/900" office:value-type="float" office:value="969" calcext:value-type="float">
            <text:p>969</text:p>
          </table:table-cell>
        </table:table-row>
        <table:table-row table:style-name="ro1">
          <table:table-cell table:formula="of:=[.C970]/86400" office:value-type="float" office:value="10.1041666666667" calcext:value-type="float">
            <text:p>10.1041666666667</text:p>
          </table:table-cell>
          <table:table-cell table:formula="of:=[.C970]/3600" office:value-type="float" office:value="242.5" calcext:value-type="float">
            <text:p>242.5</text:p>
          </table:table-cell>
          <table:table-cell table:formula="of:=[.C969]+900" office:value-type="float" office:value="873000" calcext:value-type="float">
            <text:p>87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7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70]/900" office:value-type="float" office:value="970" calcext:value-type="float">
            <text:p>970</text:p>
          </table:table-cell>
        </table:table-row>
        <table:table-row table:style-name="ro1">
          <table:table-cell table:formula="of:=[.C971]/86400" office:value-type="float" office:value="10.1145833333333" calcext:value-type="float">
            <text:p>10.1145833333333</text:p>
          </table:table-cell>
          <table:table-cell table:formula="of:=[.C971]/3600" office:value-type="float" office:value="242.75" calcext:value-type="float">
            <text:p>242.75</text:p>
          </table:table-cell>
          <table:table-cell table:formula="of:=[.C970]+900" office:value-type="float" office:value="873900" calcext:value-type="float">
            <text:p>873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7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71]/900" office:value-type="float" office:value="971" calcext:value-type="float">
            <text:p>971</text:p>
          </table:table-cell>
        </table:table-row>
        <table:table-row table:style-name="ro1">
          <table:table-cell table:formula="of:=[.C972]/86400" office:value-type="float" office:value="10.125" calcext:value-type="float">
            <text:p>10.125</text:p>
          </table:table-cell>
          <table:table-cell table:formula="of:=[.C972]/3600" office:value-type="float" office:value="243" calcext:value-type="float">
            <text:p>243</text:p>
          </table:table-cell>
          <table:table-cell table:formula="of:=[.C971]+900" office:value-type="float" office:value="874800" calcext:value-type="float">
            <text:p>874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7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72]/900" office:value-type="float" office:value="972" calcext:value-type="float">
            <text:p>972</text:p>
          </table:table-cell>
        </table:table-row>
        <table:table-row table:style-name="ro1">
          <table:table-cell table:formula="of:=[.C973]/86400" office:value-type="float" office:value="10.1354166666667" calcext:value-type="float">
            <text:p>10.1354166666667</text:p>
          </table:table-cell>
          <table:table-cell table:formula="of:=[.C973]/3600" office:value-type="float" office:value="243.25" calcext:value-type="float">
            <text:p>243.25</text:p>
          </table:table-cell>
          <table:table-cell table:formula="of:=[.C972]+900" office:value-type="float" office:value="875700" calcext:value-type="float">
            <text:p>875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7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73]/900" office:value-type="float" office:value="973" calcext:value-type="float">
            <text:p>973</text:p>
          </table:table-cell>
        </table:table-row>
        <table:table-row table:style-name="ro1">
          <table:table-cell table:formula="of:=[.C974]/86400" office:value-type="float" office:value="10.1458333333333" calcext:value-type="float">
            <text:p>10.1458333333333</text:p>
          </table:table-cell>
          <table:table-cell table:formula="of:=[.C974]/3600" office:value-type="float" office:value="243.5" calcext:value-type="float">
            <text:p>243.5</text:p>
          </table:table-cell>
          <table:table-cell table:formula="of:=[.C973]+900" office:value-type="float" office:value="876600" calcext:value-type="float">
            <text:p>876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7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74]/900" office:value-type="float" office:value="974" calcext:value-type="float">
            <text:p>974</text:p>
          </table:table-cell>
        </table:table-row>
        <table:table-row table:style-name="ro1">
          <table:table-cell table:formula="of:=[.C975]/86400" office:value-type="float" office:value="10.15625" calcext:value-type="float">
            <text:p>10.15625</text:p>
          </table:table-cell>
          <table:table-cell table:formula="of:=[.C975]/3600" office:value-type="float" office:value="243.75" calcext:value-type="float">
            <text:p>243.75</text:p>
          </table:table-cell>
          <table:table-cell table:formula="of:=[.C974]+900" office:value-type="float" office:value="877500" calcext:value-type="float">
            <text:p>877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7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75]/900" office:value-type="float" office:value="975" calcext:value-type="float">
            <text:p>975</text:p>
          </table:table-cell>
        </table:table-row>
        <table:table-row table:style-name="ro1">
          <table:table-cell table:formula="of:=[.C976]/86400" office:value-type="float" office:value="10.1666666666667" calcext:value-type="float">
            <text:p>10.1666666666667</text:p>
          </table:table-cell>
          <table:table-cell table:formula="of:=[.C976]/3600" office:value-type="float" office:value="244" calcext:value-type="float">
            <text:p>244</text:p>
          </table:table-cell>
          <table:table-cell table:formula="of:=[.C975]+900" office:value-type="float" office:value="878400" calcext:value-type="float">
            <text:p>878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7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76]/900" office:value-type="float" office:value="976" calcext:value-type="float">
            <text:p>976</text:p>
          </table:table-cell>
        </table:table-row>
        <table:table-row table:style-name="ro1">
          <table:table-cell table:formula="of:=[.C977]/86400" office:value-type="float" office:value="10.1770833333333" calcext:value-type="float">
            <text:p>10.1770833333333</text:p>
          </table:table-cell>
          <table:table-cell table:formula="of:=[.C977]/3600" office:value-type="float" office:value="244.25" calcext:value-type="float">
            <text:p>244.25</text:p>
          </table:table-cell>
          <table:table-cell table:formula="of:=[.C976]+900" office:value-type="float" office:value="879300" calcext:value-type="float">
            <text:p>879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7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77]/900" office:value-type="float" office:value="977" calcext:value-type="float">
            <text:p>977</text:p>
          </table:table-cell>
        </table:table-row>
        <table:table-row table:style-name="ro1">
          <table:table-cell table:formula="of:=[.C978]/86400" office:value-type="float" office:value="10.1875" calcext:value-type="float">
            <text:p>10.1875</text:p>
          </table:table-cell>
          <table:table-cell table:formula="of:=[.C978]/3600" office:value-type="float" office:value="244.5" calcext:value-type="float">
            <text:p>244.5</text:p>
          </table:table-cell>
          <table:table-cell table:formula="of:=[.C977]+900" office:value-type="float" office:value="880200" calcext:value-type="float">
            <text:p>880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7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78]/900" office:value-type="float" office:value="978" calcext:value-type="float">
            <text:p>978</text:p>
          </table:table-cell>
        </table:table-row>
        <table:table-row table:style-name="ro1">
          <table:table-cell table:formula="of:=[.C979]/86400" office:value-type="float" office:value="10.1979166666667" calcext:value-type="float">
            <text:p>10.1979166666667</text:p>
          </table:table-cell>
          <table:table-cell table:formula="of:=[.C979]/3600" office:value-type="float" office:value="244.75" calcext:value-type="float">
            <text:p>244.75</text:p>
          </table:table-cell>
          <table:table-cell table:formula="of:=[.C978]+900" office:value-type="float" office:value="881100" calcext:value-type="float">
            <text:p>881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7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79]/900" office:value-type="float" office:value="979" calcext:value-type="float">
            <text:p>979</text:p>
          </table:table-cell>
        </table:table-row>
        <table:table-row table:style-name="ro1">
          <table:table-cell table:formula="of:=[.C980]/86400" office:value-type="float" office:value="10.2083333333333" calcext:value-type="float">
            <text:p>10.2083333333333</text:p>
          </table:table-cell>
          <table:table-cell table:formula="of:=[.C980]/3600" office:value-type="float" office:value="245" calcext:value-type="float">
            <text:p>245</text:p>
          </table:table-cell>
          <table:table-cell table:formula="of:=[.C979]+900" office:value-type="float" office:value="882000" calcext:value-type="float">
            <text:p>88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80]/900" office:value-type="float" office:value="980" calcext:value-type="float">
            <text:p>980</text:p>
          </table:table-cell>
        </table:table-row>
        <table:table-row table:style-name="ro1">
          <table:table-cell table:formula="of:=[.C981]/86400" office:value-type="float" office:value="10.21875" calcext:value-type="float">
            <text:p>10.21875</text:p>
          </table:table-cell>
          <table:table-cell table:formula="of:=[.C981]/3600" office:value-type="float" office:value="245.25" calcext:value-type="float">
            <text:p>245.25</text:p>
          </table:table-cell>
          <table:table-cell table:formula="of:=[.C980]+900" office:value-type="float" office:value="882900" calcext:value-type="float">
            <text:p>882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81]/900" office:value-type="float" office:value="981" calcext:value-type="float">
            <text:p>981</text:p>
          </table:table-cell>
        </table:table-row>
        <table:table-row table:style-name="ro1">
          <table:table-cell table:formula="of:=[.C982]/86400" office:value-type="float" office:value="10.2291666666667" calcext:value-type="float">
            <text:p>10.2291666666667</text:p>
          </table:table-cell>
          <table:table-cell table:formula="of:=[.C982]/3600" office:value-type="float" office:value="245.5" calcext:value-type="float">
            <text:p>245.5</text:p>
          </table:table-cell>
          <table:table-cell table:formula="of:=[.C981]+900" office:value-type="float" office:value="883800" calcext:value-type="float">
            <text:p>883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82]/900" office:value-type="float" office:value="982" calcext:value-type="float">
            <text:p>982</text:p>
          </table:table-cell>
        </table:table-row>
        <table:table-row table:style-name="ro1">
          <table:table-cell table:formula="of:=[.C983]/86400" office:value-type="float" office:value="10.2395833333333" calcext:value-type="float">
            <text:p>10.2395833333333</text:p>
          </table:table-cell>
          <table:table-cell table:formula="of:=[.C983]/3600" office:value-type="float" office:value="245.75" calcext:value-type="float">
            <text:p>245.75</text:p>
          </table:table-cell>
          <table:table-cell table:formula="of:=[.C982]+900" office:value-type="float" office:value="884700" calcext:value-type="float">
            <text:p>884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83]/900" office:value-type="float" office:value="983" calcext:value-type="float">
            <text:p>983</text:p>
          </table:table-cell>
        </table:table-row>
        <table:table-row table:style-name="ro1">
          <table:table-cell table:formula="of:=[.C984]/86400" office:value-type="float" office:value="10.25" calcext:value-type="float">
            <text:p>10.25</text:p>
          </table:table-cell>
          <table:table-cell table:formula="of:=[.C984]/3600" office:value-type="float" office:value="246" calcext:value-type="float">
            <text:p>246</text:p>
          </table:table-cell>
          <table:table-cell table:formula="of:=[.C983]+900" office:value-type="float" office:value="885600" calcext:value-type="float">
            <text:p>885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84]/900" office:value-type="float" office:value="984" calcext:value-type="float">
            <text:p>984</text:p>
          </table:table-cell>
        </table:table-row>
        <table:table-row table:style-name="ro1">
          <table:table-cell table:formula="of:=[.C985]/86400" office:value-type="float" office:value="10.2604166666667" calcext:value-type="float">
            <text:p>10.2604166666667</text:p>
          </table:table-cell>
          <table:table-cell table:formula="of:=[.C985]/3600" office:value-type="float" office:value="246.25" calcext:value-type="float">
            <text:p>246.25</text:p>
          </table:table-cell>
          <table:table-cell table:formula="of:=[.C984]+900" office:value-type="float" office:value="886500" calcext:value-type="float">
            <text:p>88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85]/900" office:value-type="float" office:value="985" calcext:value-type="float">
            <text:p>985</text:p>
          </table:table-cell>
        </table:table-row>
        <table:table-row table:style-name="ro1">
          <table:table-cell table:formula="of:=[.C986]/86400" office:value-type="float" office:value="10.2708333333333" calcext:value-type="float">
            <text:p>10.2708333333333</text:p>
          </table:table-cell>
          <table:table-cell table:formula="of:=[.C986]/3600" office:value-type="float" office:value="246.5" calcext:value-type="float">
            <text:p>246.5</text:p>
          </table:table-cell>
          <table:table-cell table:formula="of:=[.C985]+900" office:value-type="float" office:value="887400" calcext:value-type="float">
            <text:p>887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86]/900" office:value-type="float" office:value="986" calcext:value-type="float">
            <text:p>986</text:p>
          </table:table-cell>
        </table:table-row>
        <table:table-row table:style-name="ro1">
          <table:table-cell table:formula="of:=[.C987]/86400" office:value-type="float" office:value="10.28125" calcext:value-type="float">
            <text:p>10.28125</text:p>
          </table:table-cell>
          <table:table-cell table:formula="of:=[.C987]/3600" office:value-type="float" office:value="246.75" calcext:value-type="float">
            <text:p>246.75</text:p>
          </table:table-cell>
          <table:table-cell table:formula="of:=[.C986]+900" office:value-type="float" office:value="888300" calcext:value-type="float">
            <text:p>888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87]/900" office:value-type="float" office:value="987" calcext:value-type="float">
            <text:p>987</text:p>
          </table:table-cell>
        </table:table-row>
        <table:table-row table:style-name="ro1">
          <table:table-cell table:formula="of:=[.C988]/86400" office:value-type="float" office:value="10.2916666666667" calcext:value-type="float">
            <text:p>10.2916666666667</text:p>
          </table:table-cell>
          <table:table-cell table:formula="of:=[.C988]/3600" office:value-type="float" office:value="247" calcext:value-type="float">
            <text:p>247</text:p>
          </table:table-cell>
          <table:table-cell table:formula="of:=[.C987]+900" office:value-type="float" office:value="889200" calcext:value-type="float">
            <text:p>889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88]/900" office:value-type="float" office:value="988" calcext:value-type="float">
            <text:p>988</text:p>
          </table:table-cell>
        </table:table-row>
        <table:table-row table:style-name="ro1">
          <table:table-cell table:formula="of:=[.C989]/86400" office:value-type="float" office:value="10.3020833333333" calcext:value-type="float">
            <text:p>10.3020833333333</text:p>
          </table:table-cell>
          <table:table-cell table:formula="of:=[.C989]/3600" office:value-type="float" office:value="247.25" calcext:value-type="float">
            <text:p>247.25</text:p>
          </table:table-cell>
          <table:table-cell table:formula="of:=[.C988]+900" office:value-type="float" office:value="890100" calcext:value-type="float">
            <text:p>890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89]/900" office:value-type="float" office:value="989" calcext:value-type="float">
            <text:p>989</text:p>
          </table:table-cell>
        </table:table-row>
        <table:table-row table:style-name="ro1">
          <table:table-cell table:formula="of:=[.C990]/86400" office:value-type="float" office:value="10.3125" calcext:value-type="float">
            <text:p>10.3125</text:p>
          </table:table-cell>
          <table:table-cell table:formula="of:=[.C990]/3600" office:value-type="float" office:value="247.5" calcext:value-type="float">
            <text:p>247.5</text:p>
          </table:table-cell>
          <table:table-cell table:formula="of:=[.C989]+900" office:value-type="float" office:value="891000" calcext:value-type="float">
            <text:p>89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9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90]/900" office:value-type="float" office:value="990" calcext:value-type="float">
            <text:p>990</text:p>
          </table:table-cell>
        </table:table-row>
        <table:table-row table:style-name="ro1">
          <table:table-cell table:formula="of:=[.C991]/86400" office:value-type="float" office:value="10.3229166666667" calcext:value-type="float">
            <text:p>10.3229166666667</text:p>
          </table:table-cell>
          <table:table-cell table:formula="of:=[.C991]/3600" office:value-type="float" office:value="247.75" calcext:value-type="float">
            <text:p>247.75</text:p>
          </table:table-cell>
          <table:table-cell table:formula="of:=[.C990]+900" office:value-type="float" office:value="891900" calcext:value-type="float">
            <text:p>891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9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91]/900" office:value-type="float" office:value="991" calcext:value-type="float">
            <text:p>991</text:p>
          </table:table-cell>
        </table:table-row>
        <table:table-row table:style-name="ro1">
          <table:table-cell table:formula="of:=[.C992]/86400" office:value-type="float" office:value="10.3333333333333" calcext:value-type="float">
            <text:p>10.3333333333333</text:p>
          </table:table-cell>
          <table:table-cell table:formula="of:=[.C992]/3600" office:value-type="float" office:value="248" calcext:value-type="float">
            <text:p>248</text:p>
          </table:table-cell>
          <table:table-cell table:formula="of:=[.C991]+900" office:value-type="float" office:value="892800" calcext:value-type="float">
            <text:p>892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9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92]/900" office:value-type="float" office:value="992" calcext:value-type="float">
            <text:p>992</text:p>
          </table:table-cell>
        </table:table-row>
        <table:table-row table:style-name="ro1">
          <table:table-cell table:formula="of:=[.C993]/86400" office:value-type="float" office:value="10.34375" calcext:value-type="float">
            <text:p>10.34375</text:p>
          </table:table-cell>
          <table:table-cell table:formula="of:=[.C993]/3600" office:value-type="float" office:value="248.25" calcext:value-type="float">
            <text:p>248.25</text:p>
          </table:table-cell>
          <table:table-cell table:formula="of:=[.C992]+900" office:value-type="float" office:value="893700" calcext:value-type="float">
            <text:p>893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9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93]/900" office:value-type="float" office:value="993" calcext:value-type="float">
            <text:p>993</text:p>
          </table:table-cell>
        </table:table-row>
        <table:table-row table:style-name="ro1">
          <table:table-cell table:formula="of:=[.C994]/86400" office:value-type="float" office:value="10.3541666666667" calcext:value-type="float">
            <text:p>10.3541666666667</text:p>
          </table:table-cell>
          <table:table-cell table:formula="of:=[.C994]/3600" office:value-type="float" office:value="248.5" calcext:value-type="float">
            <text:p>248.5</text:p>
          </table:table-cell>
          <table:table-cell table:formula="of:=[.C993]+900" office:value-type="float" office:value="894600" calcext:value-type="float">
            <text:p>894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9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94]/900" office:value-type="float" office:value="994" calcext:value-type="float">
            <text:p>994</text:p>
          </table:table-cell>
        </table:table-row>
        <table:table-row table:style-name="ro1">
          <table:table-cell table:formula="of:=[.C995]/86400" office:value-type="float" office:value="10.3645833333333" calcext:value-type="float">
            <text:p>10.3645833333333</text:p>
          </table:table-cell>
          <table:table-cell table:formula="of:=[.C995]/3600" office:value-type="float" office:value="248.75" calcext:value-type="float">
            <text:p>248.75</text:p>
          </table:table-cell>
          <table:table-cell table:formula="of:=[.C994]+900" office:value-type="float" office:value="895500" calcext:value-type="float">
            <text:p>895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9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95]/900" office:value-type="float" office:value="995" calcext:value-type="float">
            <text:p>995</text:p>
          </table:table-cell>
        </table:table-row>
        <table:table-row table:style-name="ro1">
          <table:table-cell table:formula="of:=[.C996]/86400" office:value-type="float" office:value="10.375" calcext:value-type="float">
            <text:p>10.375</text:p>
          </table:table-cell>
          <table:table-cell table:formula="of:=[.C996]/3600" office:value-type="float" office:value="249" calcext:value-type="float">
            <text:p>249</text:p>
          </table:table-cell>
          <table:table-cell table:formula="of:=[.C995]+900" office:value-type="float" office:value="896400" calcext:value-type="float">
            <text:p>896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9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96]/900" office:value-type="float" office:value="996" calcext:value-type="float">
            <text:p>996</text:p>
          </table:table-cell>
        </table:table-row>
        <table:table-row table:style-name="ro1">
          <table:table-cell table:formula="of:=[.C997]/86400" office:value-type="float" office:value="10.3854166666667" calcext:value-type="float">
            <text:p>10.3854166666667</text:p>
          </table:table-cell>
          <table:table-cell table:formula="of:=[.C997]/3600" office:value-type="float" office:value="249.25" calcext:value-type="float">
            <text:p>249.25</text:p>
          </table:table-cell>
          <table:table-cell table:formula="of:=[.C996]+900" office:value-type="float" office:value="897300" calcext:value-type="float">
            <text:p>897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9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97]/900" office:value-type="float" office:value="997" calcext:value-type="float">
            <text:p>997</text:p>
          </table:table-cell>
        </table:table-row>
        <table:table-row table:style-name="ro1">
          <table:table-cell table:formula="of:=[.C998]/86400" office:value-type="float" office:value="10.3958333333333" calcext:value-type="float">
            <text:p>10.3958333333333</text:p>
          </table:table-cell>
          <table:table-cell table:formula="of:=[.C998]/3600" office:value-type="float" office:value="249.5" calcext:value-type="float">
            <text:p>249.5</text:p>
          </table:table-cell>
          <table:table-cell table:formula="of:=[.C997]+900" office:value-type="float" office:value="898200" calcext:value-type="float">
            <text:p>898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9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98]/900" office:value-type="float" office:value="998" calcext:value-type="float">
            <text:p>998</text:p>
          </table:table-cell>
        </table:table-row>
        <table:table-row table:style-name="ro1">
          <table:table-cell table:formula="of:=[.C999]/86400" office:value-type="float" office:value="10.40625" calcext:value-type="float">
            <text:p>10.40625</text:p>
          </table:table-cell>
          <table:table-cell table:formula="of:=[.C999]/3600" office:value-type="float" office:value="249.75" calcext:value-type="float">
            <text:p>249.75</text:p>
          </table:table-cell>
          <table:table-cell table:formula="of:=[.C998]+900" office:value-type="float" office:value="899100" calcext:value-type="float">
            <text:p>899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9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999]/900" office:value-type="float" office:value="999" calcext:value-type="float">
            <text:p>999</text:p>
          </table:table-cell>
        </table:table-row>
        <table:table-row table:style-name="ro1">
          <table:table-cell table:formula="of:=[.C1000]/86400" office:value-type="float" office:value="10.4166666666667" calcext:value-type="float">
            <text:p>10.4166666666667</text:p>
          </table:table-cell>
          <table:table-cell table:formula="of:=[.C1000]/3600" office:value-type="float" office:value="250" calcext:value-type="float">
            <text:p>250</text:p>
          </table:table-cell>
          <table:table-cell table:formula="of:=[.C999]+900" office:value-type="float" office:value="900000" calcext:value-type="float">
            <text:p>90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00]/900" office:value-type="float" office:value="1000" calcext:value-type="float">
            <text:p>1000</text:p>
          </table:table-cell>
        </table:table-row>
        <table:table-row table:style-name="ro1">
          <table:table-cell table:formula="of:=[.C1001]/86400" office:value-type="float" office:value="10.4270833333333" calcext:value-type="float">
            <text:p>10.4270833333333</text:p>
          </table:table-cell>
          <table:table-cell table:formula="of:=[.C1001]/3600" office:value-type="float" office:value="250.25" calcext:value-type="float">
            <text:p>250.25</text:p>
          </table:table-cell>
          <table:table-cell table:formula="of:=[.C1000]+900" office:value-type="float" office:value="900900" calcext:value-type="float">
            <text:p>900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01]/900" office:value-type="float" office:value="1001" calcext:value-type="float">
            <text:p>1001</text:p>
          </table:table-cell>
        </table:table-row>
        <table:table-row table:style-name="ro1">
          <table:table-cell table:formula="of:=[.C1002]/86400" office:value-type="float" office:value="10.4375" calcext:value-type="float">
            <text:p>10.4375</text:p>
          </table:table-cell>
          <table:table-cell table:formula="of:=[.C1002]/3600" office:value-type="float" office:value="250.5" calcext:value-type="float">
            <text:p>250.5</text:p>
          </table:table-cell>
          <table:table-cell table:formula="of:=[.C1001]+900" office:value-type="float" office:value="901800" calcext:value-type="float">
            <text:p>901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02]/900" office:value-type="float" office:value="1002" calcext:value-type="float">
            <text:p>1002</text:p>
          </table:table-cell>
        </table:table-row>
        <table:table-row table:style-name="ro1">
          <table:table-cell table:formula="of:=[.C1003]/86400" office:value-type="float" office:value="10.4479166666667" calcext:value-type="float">
            <text:p>10.4479166666667</text:p>
          </table:table-cell>
          <table:table-cell table:formula="of:=[.C1003]/3600" office:value-type="float" office:value="250.75" calcext:value-type="float">
            <text:p>250.75</text:p>
          </table:table-cell>
          <table:table-cell table:formula="of:=[.C1002]+900" office:value-type="float" office:value="902700" calcext:value-type="float">
            <text:p>902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03]/900" office:value-type="float" office:value="1003" calcext:value-type="float">
            <text:p>1003</text:p>
          </table:table-cell>
        </table:table-row>
        <table:table-row table:style-name="ro1">
          <table:table-cell table:formula="of:=[.C1004]/86400" office:value-type="float" office:value="10.4583333333333" calcext:value-type="float">
            <text:p>10.4583333333333</text:p>
          </table:table-cell>
          <table:table-cell table:formula="of:=[.C1004]/3600" office:value-type="float" office:value="251" calcext:value-type="float">
            <text:p>251</text:p>
          </table:table-cell>
          <table:table-cell table:formula="of:=[.C1003]+900" office:value-type="float" office:value="903600" calcext:value-type="float">
            <text:p>903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04]/900" office:value-type="float" office:value="1004" calcext:value-type="float">
            <text:p>1004</text:p>
          </table:table-cell>
        </table:table-row>
        <table:table-row table:style-name="ro1">
          <table:table-cell table:formula="of:=[.C1005]/86400" office:value-type="float" office:value="10.46875" calcext:value-type="float">
            <text:p>10.46875</text:p>
          </table:table-cell>
          <table:table-cell table:formula="of:=[.C1005]/3600" office:value-type="float" office:value="251.25" calcext:value-type="float">
            <text:p>251.25</text:p>
          </table:table-cell>
          <table:table-cell table:formula="of:=[.C1004]+900" office:value-type="float" office:value="904500" calcext:value-type="float">
            <text:p>904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05]/900" office:value-type="float" office:value="1005" calcext:value-type="float">
            <text:p>1005</text:p>
          </table:table-cell>
        </table:table-row>
        <table:table-row table:style-name="ro1">
          <table:table-cell table:formula="of:=[.C1006]/86400" office:value-type="float" office:value="10.4791666666667" calcext:value-type="float">
            <text:p>10.4791666666667</text:p>
          </table:table-cell>
          <table:table-cell table:formula="of:=[.C1006]/3600" office:value-type="float" office:value="251.5" calcext:value-type="float">
            <text:p>251.5</text:p>
          </table:table-cell>
          <table:table-cell table:formula="of:=[.C1005]+900" office:value-type="float" office:value="905400" calcext:value-type="float">
            <text:p>905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06]/900" office:value-type="float" office:value="1006" calcext:value-type="float">
            <text:p>1006</text:p>
          </table:table-cell>
        </table:table-row>
        <table:table-row table:style-name="ro1">
          <table:table-cell table:formula="of:=[.C1007]/86400" office:value-type="float" office:value="10.4895833333333" calcext:value-type="float">
            <text:p>10.4895833333333</text:p>
          </table:table-cell>
          <table:table-cell table:formula="of:=[.C1007]/3600" office:value-type="float" office:value="251.75" calcext:value-type="float">
            <text:p>251.75</text:p>
          </table:table-cell>
          <table:table-cell table:formula="of:=[.C1006]+900" office:value-type="float" office:value="906300" calcext:value-type="float">
            <text:p>906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07]/900" office:value-type="float" office:value="1007" calcext:value-type="float">
            <text:p>1007</text:p>
          </table:table-cell>
        </table:table-row>
        <table:table-row table:style-name="ro1">
          <table:table-cell table:formula="of:=[.C1008]/86400" office:value-type="float" office:value="10.5" calcext:value-type="float">
            <text:p>10.5</text:p>
          </table:table-cell>
          <table:table-cell table:formula="of:=[.C1008]/3600" office:value-type="float" office:value="252" calcext:value-type="float">
            <text:p>252</text:p>
          </table:table-cell>
          <table:table-cell table:formula="of:=[.C1007]+900" office:value-type="float" office:value="907200" calcext:value-type="float">
            <text:p>907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08]/900" office:value-type="float" office:value="1008" calcext:value-type="float">
            <text:p>1008</text:p>
          </table:table-cell>
        </table:table-row>
        <table:table-row table:style-name="ro1">
          <table:table-cell table:formula="of:=[.C1009]/86400" office:value-type="float" office:value="10.5104166666667" calcext:value-type="float">
            <text:p>10.5104166666667</text:p>
          </table:table-cell>
          <table:table-cell table:formula="of:=[.C1009]/3600" office:value-type="float" office:value="252.25" calcext:value-type="float">
            <text:p>252.25</text:p>
          </table:table-cell>
          <table:table-cell table:formula="of:=[.C1008]+900" office:value-type="float" office:value="908100" calcext:value-type="float">
            <text:p>908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09]/900" office:value-type="float" office:value="1009" calcext:value-type="float">
            <text:p>1009</text:p>
          </table:table-cell>
        </table:table-row>
        <table:table-row table:style-name="ro1">
          <table:table-cell table:formula="of:=[.C1010]/86400" office:value-type="float" office:value="10.5208333333333" calcext:value-type="float">
            <text:p>10.5208333333333</text:p>
          </table:table-cell>
          <table:table-cell table:formula="of:=[.C1010]/3600" office:value-type="float" office:value="252.5" calcext:value-type="float">
            <text:p>252.5</text:p>
          </table:table-cell>
          <table:table-cell table:formula="of:=[.C1009]+900" office:value-type="float" office:value="909000" calcext:value-type="float">
            <text:p>909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10]/900" office:value-type="float" office:value="1010" calcext:value-type="float">
            <text:p>1010</text:p>
          </table:table-cell>
        </table:table-row>
        <table:table-row table:style-name="ro1">
          <table:table-cell table:formula="of:=[.C1011]/86400" office:value-type="float" office:value="10.53125" calcext:value-type="float">
            <text:p>10.53125</text:p>
          </table:table-cell>
          <table:table-cell table:formula="of:=[.C1011]/3600" office:value-type="float" office:value="252.75" calcext:value-type="float">
            <text:p>252.75</text:p>
          </table:table-cell>
          <table:table-cell table:formula="of:=[.C1010]+900" office:value-type="float" office:value="909900" calcext:value-type="float">
            <text:p>909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11]/900" office:value-type="float" office:value="1011" calcext:value-type="float">
            <text:p>1011</text:p>
          </table:table-cell>
        </table:table-row>
        <table:table-row table:style-name="ro1">
          <table:table-cell table:formula="of:=[.C1012]/86400" office:value-type="float" office:value="10.5416666666667" calcext:value-type="float">
            <text:p>10.5416666666667</text:p>
          </table:table-cell>
          <table:table-cell table:formula="of:=[.C1012]/3600" office:value-type="float" office:value="253" calcext:value-type="float">
            <text:p>253</text:p>
          </table:table-cell>
          <table:table-cell table:formula="of:=[.C1011]+900" office:value-type="float" office:value="910800" calcext:value-type="float">
            <text:p>910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12]/900" office:value-type="float" office:value="1012" calcext:value-type="float">
            <text:p>1012</text:p>
          </table:table-cell>
        </table:table-row>
        <table:table-row table:style-name="ro1">
          <table:table-cell table:formula="of:=[.C1013]/86400" office:value-type="float" office:value="10.5520833333333" calcext:value-type="float">
            <text:p>10.5520833333333</text:p>
          </table:table-cell>
          <table:table-cell table:formula="of:=[.C1013]/3600" office:value-type="float" office:value="253.25" calcext:value-type="float">
            <text:p>253.25</text:p>
          </table:table-cell>
          <table:table-cell table:formula="of:=[.C1012]+900" office:value-type="float" office:value="911700" calcext:value-type="float">
            <text:p>911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13]/900" office:value-type="float" office:value="1013" calcext:value-type="float">
            <text:p>1013</text:p>
          </table:table-cell>
        </table:table-row>
        <table:table-row table:style-name="ro1">
          <table:table-cell table:formula="of:=[.C1014]/86400" office:value-type="float" office:value="10.5625" calcext:value-type="float">
            <text:p>10.5625</text:p>
          </table:table-cell>
          <table:table-cell table:formula="of:=[.C1014]/3600" office:value-type="float" office:value="253.5" calcext:value-type="float">
            <text:p>253.5</text:p>
          </table:table-cell>
          <table:table-cell table:formula="of:=[.C1013]+900" office:value-type="float" office:value="912600" calcext:value-type="float">
            <text:p>912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14]/900" office:value-type="float" office:value="1014" calcext:value-type="float">
            <text:p>1014</text:p>
          </table:table-cell>
        </table:table-row>
        <table:table-row table:style-name="ro1">
          <table:table-cell table:formula="of:=[.C1015]/86400" office:value-type="float" office:value="10.5729166666667" calcext:value-type="float">
            <text:p>10.5729166666667</text:p>
          </table:table-cell>
          <table:table-cell table:formula="of:=[.C1015]/3600" office:value-type="float" office:value="253.75" calcext:value-type="float">
            <text:p>253.75</text:p>
          </table:table-cell>
          <table:table-cell table:formula="of:=[.C1014]+900" office:value-type="float" office:value="913500" calcext:value-type="float">
            <text:p>913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15]/900" office:value-type="float" office:value="1015" calcext:value-type="float">
            <text:p>1015</text:p>
          </table:table-cell>
        </table:table-row>
        <table:table-row table:style-name="ro1">
          <table:table-cell table:formula="of:=[.C1016]/86400" office:value-type="float" office:value="10.5833333333333" calcext:value-type="float">
            <text:p>10.5833333333333</text:p>
          </table:table-cell>
          <table:table-cell table:formula="of:=[.C1016]/3600" office:value-type="float" office:value="254" calcext:value-type="float">
            <text:p>254</text:p>
          </table:table-cell>
          <table:table-cell table:formula="of:=[.C1015]+900" office:value-type="float" office:value="914400" calcext:value-type="float">
            <text:p>914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16]/900" office:value-type="float" office:value="1016" calcext:value-type="float">
            <text:p>1016</text:p>
          </table:table-cell>
        </table:table-row>
        <table:table-row table:style-name="ro1">
          <table:table-cell table:formula="of:=[.C1017]/86400" office:value-type="float" office:value="10.59375" calcext:value-type="float">
            <text:p>10.59375</text:p>
          </table:table-cell>
          <table:table-cell table:formula="of:=[.C1017]/3600" office:value-type="float" office:value="254.25" calcext:value-type="float">
            <text:p>254.25</text:p>
          </table:table-cell>
          <table:table-cell table:formula="of:=[.C1016]+900" office:value-type="float" office:value="915300" calcext:value-type="float">
            <text:p>915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17]/900" office:value-type="float" office:value="1017" calcext:value-type="float">
            <text:p>1017</text:p>
          </table:table-cell>
        </table:table-row>
        <table:table-row table:style-name="ro1">
          <table:table-cell table:formula="of:=[.C1018]/86400" office:value-type="float" office:value="10.6041666666667" calcext:value-type="float">
            <text:p>10.6041666666667</text:p>
          </table:table-cell>
          <table:table-cell table:formula="of:=[.C1018]/3600" office:value-type="float" office:value="254.5" calcext:value-type="float">
            <text:p>254.5</text:p>
          </table:table-cell>
          <table:table-cell table:formula="of:=[.C1017]+900" office:value-type="float" office:value="916200" calcext:value-type="float">
            <text:p>916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18]/900" office:value-type="float" office:value="1018" calcext:value-type="float">
            <text:p>1018</text:p>
          </table:table-cell>
        </table:table-row>
        <table:table-row table:style-name="ro1">
          <table:table-cell table:formula="of:=[.C1019]/86400" office:value-type="float" office:value="10.6145833333333" calcext:value-type="float">
            <text:p>10.6145833333333</text:p>
          </table:table-cell>
          <table:table-cell table:formula="of:=[.C1019]/3600" office:value-type="float" office:value="254.75" calcext:value-type="float">
            <text:p>254.75</text:p>
          </table:table-cell>
          <table:table-cell table:formula="of:=[.C1018]+900" office:value-type="float" office:value="917100" calcext:value-type="float">
            <text:p>917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19]/900" office:value-type="float" office:value="1019" calcext:value-type="float">
            <text:p>1019</text:p>
          </table:table-cell>
        </table:table-row>
        <table:table-row table:style-name="ro1">
          <table:table-cell table:formula="of:=[.C1020]/86400" office:value-type="float" office:value="10.625" calcext:value-type="float">
            <text:p>10.625</text:p>
          </table:table-cell>
          <table:table-cell table:formula="of:=[.C1020]/3600" office:value-type="float" office:value="255" calcext:value-type="float">
            <text:p>255</text:p>
          </table:table-cell>
          <table:table-cell table:formula="of:=[.C1019]+900" office:value-type="float" office:value="918000" calcext:value-type="float">
            <text:p>91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20]/900" office:value-type="float" office:value="1020" calcext:value-type="float">
            <text:p>1020</text:p>
          </table:table-cell>
        </table:table-row>
        <table:table-row table:style-name="ro1">
          <table:table-cell table:formula="of:=[.C1021]/86400" office:value-type="float" office:value="10.6354166666667" calcext:value-type="float">
            <text:p>10.6354166666667</text:p>
          </table:table-cell>
          <table:table-cell table:formula="of:=[.C1021]/3600" office:value-type="float" office:value="255.25" calcext:value-type="float">
            <text:p>255.25</text:p>
          </table:table-cell>
          <table:table-cell table:formula="of:=[.C1020]+900" office:value-type="float" office:value="918900" calcext:value-type="float">
            <text:p>918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21]/900" office:value-type="float" office:value="1021" calcext:value-type="float">
            <text:p>1021</text:p>
          </table:table-cell>
        </table:table-row>
        <table:table-row table:style-name="ro1">
          <table:table-cell table:formula="of:=[.C1022]/86400" office:value-type="float" office:value="10.6458333333333" calcext:value-type="float">
            <text:p>10.6458333333333</text:p>
          </table:table-cell>
          <table:table-cell table:formula="of:=[.C1022]/3600" office:value-type="float" office:value="255.5" calcext:value-type="float">
            <text:p>255.5</text:p>
          </table:table-cell>
          <table:table-cell table:formula="of:=[.C1021]+900" office:value-type="float" office:value="919800" calcext:value-type="float">
            <text:p>919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22]/900" office:value-type="float" office:value="1022" calcext:value-type="float">
            <text:p>1022</text:p>
          </table:table-cell>
        </table:table-row>
        <table:table-row table:style-name="ro1">
          <table:table-cell table:formula="of:=[.C1023]/86400" office:value-type="float" office:value="10.65625" calcext:value-type="float">
            <text:p>10.65625</text:p>
          </table:table-cell>
          <table:table-cell table:formula="of:=[.C1023]/3600" office:value-type="float" office:value="255.75" calcext:value-type="float">
            <text:p>255.75</text:p>
          </table:table-cell>
          <table:table-cell table:formula="of:=[.C1022]+900" office:value-type="float" office:value="920700" calcext:value-type="float">
            <text:p>920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23]/900" office:value-type="float" office:value="1023" calcext:value-type="float">
            <text:p>1023</text:p>
          </table:table-cell>
        </table:table-row>
        <table:table-row table:style-name="ro1">
          <table:table-cell table:formula="of:=[.C1024]/86400" office:value-type="float" office:value="10.6666666666667" calcext:value-type="float">
            <text:p>10.6666666666667</text:p>
          </table:table-cell>
          <table:table-cell table:formula="of:=[.C1024]/3600" office:value-type="float" office:value="256" calcext:value-type="float">
            <text:p>256</text:p>
          </table:table-cell>
          <table:table-cell table:formula="of:=[.C1023]+900" office:value-type="float" office:value="921600" calcext:value-type="float">
            <text:p>921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24]/900" office:value-type="float" office:value="1024" calcext:value-type="float">
            <text:p>1024</text:p>
          </table:table-cell>
        </table:table-row>
        <table:table-row table:style-name="ro1">
          <table:table-cell table:formula="of:=[.C1025]/86400" office:value-type="float" office:value="10.6770833333333" calcext:value-type="float">
            <text:p>10.6770833333333</text:p>
          </table:table-cell>
          <table:table-cell table:formula="of:=[.C1025]/3600" office:value-type="float" office:value="256.25" calcext:value-type="float">
            <text:p>256.25</text:p>
          </table:table-cell>
          <table:table-cell table:formula="of:=[.C1024]+900" office:value-type="float" office:value="922500" calcext:value-type="float">
            <text:p>92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25]/900" office:value-type="float" office:value="1025" calcext:value-type="float">
            <text:p>1025</text:p>
          </table:table-cell>
        </table:table-row>
        <table:table-row table:style-name="ro1">
          <table:table-cell table:formula="of:=[.C1026]/86400" office:value-type="float" office:value="10.6875" calcext:value-type="float">
            <text:p>10.6875</text:p>
          </table:table-cell>
          <table:table-cell table:formula="of:=[.C1026]/3600" office:value-type="float" office:value="256.5" calcext:value-type="float">
            <text:p>256.5</text:p>
          </table:table-cell>
          <table:table-cell table:formula="of:=[.C1025]+900" office:value-type="float" office:value="923400" calcext:value-type="float">
            <text:p>923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26]/900" office:value-type="float" office:value="1026" calcext:value-type="float">
            <text:p>1026</text:p>
          </table:table-cell>
        </table:table-row>
        <table:table-row table:style-name="ro1">
          <table:table-cell table:formula="of:=[.C1027]/86400" office:value-type="float" office:value="10.6979166666667" calcext:value-type="float">
            <text:p>10.6979166666667</text:p>
          </table:table-cell>
          <table:table-cell table:formula="of:=[.C1027]/3600" office:value-type="float" office:value="256.75" calcext:value-type="float">
            <text:p>256.75</text:p>
          </table:table-cell>
          <table:table-cell table:formula="of:=[.C1026]+900" office:value-type="float" office:value="924300" calcext:value-type="float">
            <text:p>924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27]/900" office:value-type="float" office:value="1027" calcext:value-type="float">
            <text:p>1027</text:p>
          </table:table-cell>
        </table:table-row>
        <table:table-row table:style-name="ro1">
          <table:table-cell table:formula="of:=[.C1028]/86400" office:value-type="float" office:value="10.7083333333333" calcext:value-type="float">
            <text:p>10.7083333333333</text:p>
          </table:table-cell>
          <table:table-cell table:formula="of:=[.C1028]/3600" office:value-type="float" office:value="257" calcext:value-type="float">
            <text:p>257</text:p>
          </table:table-cell>
          <table:table-cell table:formula="of:=[.C1027]+900" office:value-type="float" office:value="925200" calcext:value-type="float">
            <text:p>925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28]/900" office:value-type="float" office:value="1028" calcext:value-type="float">
            <text:p>1028</text:p>
          </table:table-cell>
        </table:table-row>
        <table:table-row table:style-name="ro1">
          <table:table-cell table:formula="of:=[.C1029]/86400" office:value-type="float" office:value="10.71875" calcext:value-type="float">
            <text:p>10.71875</text:p>
          </table:table-cell>
          <table:table-cell table:formula="of:=[.C1029]/3600" office:value-type="float" office:value="257.25" calcext:value-type="float">
            <text:p>257.25</text:p>
          </table:table-cell>
          <table:table-cell table:formula="of:=[.C1028]+900" office:value-type="float" office:value="926100" calcext:value-type="float">
            <text:p>926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29]/900" office:value-type="float" office:value="1029" calcext:value-type="float">
            <text:p>1029</text:p>
          </table:table-cell>
        </table:table-row>
        <table:table-row table:style-name="ro1">
          <table:table-cell table:formula="of:=[.C1030]/86400" office:value-type="float" office:value="10.7291666666667" calcext:value-type="float">
            <text:p>10.7291666666667</text:p>
          </table:table-cell>
          <table:table-cell table:formula="of:=[.C1030]/3600" office:value-type="float" office:value="257.5" calcext:value-type="float">
            <text:p>257.5</text:p>
          </table:table-cell>
          <table:table-cell table:formula="of:=[.C1029]+900" office:value-type="float" office:value="927000" calcext:value-type="float">
            <text:p>92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30]/900" office:value-type="float" office:value="1030" calcext:value-type="float">
            <text:p>1030</text:p>
          </table:table-cell>
        </table:table-row>
        <table:table-row table:style-name="ro1">
          <table:table-cell table:formula="of:=[.C1031]/86400" office:value-type="float" office:value="10.7395833333333" calcext:value-type="float">
            <text:p>10.7395833333333</text:p>
          </table:table-cell>
          <table:table-cell table:formula="of:=[.C1031]/3600" office:value-type="float" office:value="257.75" calcext:value-type="float">
            <text:p>257.75</text:p>
          </table:table-cell>
          <table:table-cell table:formula="of:=[.C1030]+900" office:value-type="float" office:value="927900" calcext:value-type="float">
            <text:p>927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31]/900" office:value-type="float" office:value="1031" calcext:value-type="float">
            <text:p>1031</text:p>
          </table:table-cell>
        </table:table-row>
        <table:table-row table:style-name="ro1">
          <table:table-cell table:formula="of:=[.C1032]/86400" office:value-type="float" office:value="10.75" calcext:value-type="float">
            <text:p>10.75</text:p>
          </table:table-cell>
          <table:table-cell table:formula="of:=[.C1032]/3600" office:value-type="float" office:value="258" calcext:value-type="float">
            <text:p>258</text:p>
          </table:table-cell>
          <table:table-cell table:formula="of:=[.C1031]+900" office:value-type="float" office:value="928800" calcext:value-type="float">
            <text:p>928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32]/900" office:value-type="float" office:value="1032" calcext:value-type="float">
            <text:p>1032</text:p>
          </table:table-cell>
        </table:table-row>
        <table:table-row table:style-name="ro1">
          <table:table-cell table:formula="of:=[.C1033]/86400" office:value-type="float" office:value="10.7604166666667" calcext:value-type="float">
            <text:p>10.7604166666667</text:p>
          </table:table-cell>
          <table:table-cell table:formula="of:=[.C1033]/3600" office:value-type="float" office:value="258.25" calcext:value-type="float">
            <text:p>258.25</text:p>
          </table:table-cell>
          <table:table-cell table:formula="of:=[.C1032]+900" office:value-type="float" office:value="929700" calcext:value-type="float">
            <text:p>929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33]/900" office:value-type="float" office:value="1033" calcext:value-type="float">
            <text:p>1033</text:p>
          </table:table-cell>
        </table:table-row>
        <table:table-row table:style-name="ro1">
          <table:table-cell table:formula="of:=[.C1034]/86400" office:value-type="float" office:value="10.7708333333333" calcext:value-type="float">
            <text:p>10.7708333333333</text:p>
          </table:table-cell>
          <table:table-cell table:formula="of:=[.C1034]/3600" office:value-type="float" office:value="258.5" calcext:value-type="float">
            <text:p>258.5</text:p>
          </table:table-cell>
          <table:table-cell table:formula="of:=[.C1033]+900" office:value-type="float" office:value="930600" calcext:value-type="float">
            <text:p>930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34]/900" office:value-type="float" office:value="1034" calcext:value-type="float">
            <text:p>1034</text:p>
          </table:table-cell>
        </table:table-row>
        <table:table-row table:style-name="ro1">
          <table:table-cell table:formula="of:=[.C1035]/86400" office:value-type="float" office:value="10.78125" calcext:value-type="float">
            <text:p>10.78125</text:p>
          </table:table-cell>
          <table:table-cell table:formula="of:=[.C1035]/3600" office:value-type="float" office:value="258.75" calcext:value-type="float">
            <text:p>258.75</text:p>
          </table:table-cell>
          <table:table-cell table:formula="of:=[.C1034]+900" office:value-type="float" office:value="931500" calcext:value-type="float">
            <text:p>931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35]/900" office:value-type="float" office:value="1035" calcext:value-type="float">
            <text:p>1035</text:p>
          </table:table-cell>
        </table:table-row>
        <table:table-row table:style-name="ro1">
          <table:table-cell table:formula="of:=[.C1036]/86400" office:value-type="float" office:value="10.7916666666667" calcext:value-type="float">
            <text:p>10.7916666666667</text:p>
          </table:table-cell>
          <table:table-cell table:formula="of:=[.C1036]/3600" office:value-type="float" office:value="259" calcext:value-type="float">
            <text:p>259</text:p>
          </table:table-cell>
          <table:table-cell table:formula="of:=[.C1035]+900" office:value-type="float" office:value="932400" calcext:value-type="float">
            <text:p>93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36]/900" office:value-type="float" office:value="1036" calcext:value-type="float">
            <text:p>1036</text:p>
          </table:table-cell>
        </table:table-row>
        <table:table-row table:style-name="ro1">
          <table:table-cell table:formula="of:=[.C1037]/86400" office:value-type="float" office:value="10.8020833333333" calcext:value-type="float">
            <text:p>10.8020833333333</text:p>
          </table:table-cell>
          <table:table-cell table:formula="of:=[.C1037]/3600" office:value-type="float" office:value="259.25" calcext:value-type="float">
            <text:p>259.25</text:p>
          </table:table-cell>
          <table:table-cell table:formula="of:=[.C1036]+900" office:value-type="float" office:value="933300" calcext:value-type="float">
            <text:p>93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37]/900" office:value-type="float" office:value="1037" calcext:value-type="float">
            <text:p>1037</text:p>
          </table:table-cell>
        </table:table-row>
        <table:table-row table:style-name="ro1">
          <table:table-cell table:formula="of:=[.C1038]/86400" office:value-type="float" office:value="10.8125" calcext:value-type="float">
            <text:p>10.8125</text:p>
          </table:table-cell>
          <table:table-cell table:formula="of:=[.C1038]/3600" office:value-type="float" office:value="259.5" calcext:value-type="float">
            <text:p>259.5</text:p>
          </table:table-cell>
          <table:table-cell table:formula="of:=[.C1037]+900" office:value-type="float" office:value="934200" calcext:value-type="float">
            <text:p>93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38]/900" office:value-type="float" office:value="1038" calcext:value-type="float">
            <text:p>1038</text:p>
          </table:table-cell>
        </table:table-row>
        <table:table-row table:style-name="ro1">
          <table:table-cell table:formula="of:=[.C1039]/86400" office:value-type="float" office:value="10.8229166666667" calcext:value-type="float">
            <text:p>10.8229166666667</text:p>
          </table:table-cell>
          <table:table-cell table:formula="of:=[.C1039]/3600" office:value-type="float" office:value="259.75" calcext:value-type="float">
            <text:p>259.75</text:p>
          </table:table-cell>
          <table:table-cell table:formula="of:=[.C1038]+900" office:value-type="float" office:value="935100" calcext:value-type="float">
            <text:p>93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39]/900" office:value-type="float" office:value="1039" calcext:value-type="float">
            <text:p>1039</text:p>
          </table:table-cell>
        </table:table-row>
        <table:table-row table:style-name="ro1">
          <table:table-cell table:formula="of:=[.C1040]/86400" office:value-type="float" office:value="10.8333333333333" calcext:value-type="float">
            <text:p>10.8333333333333</text:p>
          </table:table-cell>
          <table:table-cell table:formula="of:=[.C1040]/3600" office:value-type="float" office:value="260" calcext:value-type="float">
            <text:p>260</text:p>
          </table:table-cell>
          <table:table-cell table:formula="of:=[.C1039]+900" office:value-type="float" office:value="936000" calcext:value-type="float">
            <text:p>93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40]/900" office:value-type="float" office:value="1040" calcext:value-type="float">
            <text:p>1040</text:p>
          </table:table-cell>
        </table:table-row>
        <table:table-row table:style-name="ro1">
          <table:table-cell table:formula="of:=[.C1041]/86400" office:value-type="float" office:value="10.84375" calcext:value-type="float">
            <text:p>10.84375</text:p>
          </table:table-cell>
          <table:table-cell table:formula="of:=[.C1041]/3600" office:value-type="float" office:value="260.25" calcext:value-type="float">
            <text:p>260.25</text:p>
          </table:table-cell>
          <table:table-cell table:formula="of:=[.C1040]+900" office:value-type="float" office:value="936900" calcext:value-type="float">
            <text:p>93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41]/900" office:value-type="float" office:value="1041" calcext:value-type="float">
            <text:p>1041</text:p>
          </table:table-cell>
        </table:table-row>
        <table:table-row table:style-name="ro1">
          <table:table-cell table:formula="of:=[.C1042]/86400" office:value-type="float" office:value="10.8541666666667" calcext:value-type="float">
            <text:p>10.8541666666667</text:p>
          </table:table-cell>
          <table:table-cell table:formula="of:=[.C1042]/3600" office:value-type="float" office:value="260.5" calcext:value-type="float">
            <text:p>260.5</text:p>
          </table:table-cell>
          <table:table-cell table:formula="of:=[.C1041]+900" office:value-type="float" office:value="937800" calcext:value-type="float">
            <text:p>93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42]/900" office:value-type="float" office:value="1042" calcext:value-type="float">
            <text:p>1042</text:p>
          </table:table-cell>
        </table:table-row>
        <table:table-row table:style-name="ro1">
          <table:table-cell table:formula="of:=[.C1043]/86400" office:value-type="float" office:value="10.8645833333333" calcext:value-type="float">
            <text:p>10.8645833333333</text:p>
          </table:table-cell>
          <table:table-cell table:formula="of:=[.C1043]/3600" office:value-type="float" office:value="260.75" calcext:value-type="float">
            <text:p>260.75</text:p>
          </table:table-cell>
          <table:table-cell table:formula="of:=[.C1042]+900" office:value-type="float" office:value="938700" calcext:value-type="float">
            <text:p>93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43]/900" office:value-type="float" office:value="1043" calcext:value-type="float">
            <text:p>1043</text:p>
          </table:table-cell>
        </table:table-row>
        <table:table-row table:style-name="ro1">
          <table:table-cell table:formula="of:=[.C1044]/86400" office:value-type="float" office:value="10.875" calcext:value-type="float">
            <text:p>10.875</text:p>
          </table:table-cell>
          <table:table-cell table:formula="of:=[.C1044]/3600" office:value-type="float" office:value="261" calcext:value-type="float">
            <text:p>261</text:p>
          </table:table-cell>
          <table:table-cell table:formula="of:=[.C1043]+900" office:value-type="float" office:value="939600" calcext:value-type="float">
            <text:p>93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44]/900" office:value-type="float" office:value="1044" calcext:value-type="float">
            <text:p>1044</text:p>
          </table:table-cell>
        </table:table-row>
        <table:table-row table:style-name="ro1">
          <table:table-cell table:formula="of:=[.C1045]/86400" office:value-type="float" office:value="10.8854166666667" calcext:value-type="float">
            <text:p>10.8854166666667</text:p>
          </table:table-cell>
          <table:table-cell table:formula="of:=[.C1045]/3600" office:value-type="float" office:value="261.25" calcext:value-type="float">
            <text:p>261.25</text:p>
          </table:table-cell>
          <table:table-cell table:formula="of:=[.C1044]+900" office:value-type="float" office:value="940500" calcext:value-type="float">
            <text:p>94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45]/900" office:value-type="float" office:value="1045" calcext:value-type="float">
            <text:p>1045</text:p>
          </table:table-cell>
        </table:table-row>
        <table:table-row table:style-name="ro1">
          <table:table-cell table:formula="of:=[.C1046]/86400" office:value-type="float" office:value="10.8958333333333" calcext:value-type="float">
            <text:p>10.8958333333333</text:p>
          </table:table-cell>
          <table:table-cell table:formula="of:=[.C1046]/3600" office:value-type="float" office:value="261.5" calcext:value-type="float">
            <text:p>261.5</text:p>
          </table:table-cell>
          <table:table-cell table:formula="of:=[.C1045]+900" office:value-type="float" office:value="941400" calcext:value-type="float">
            <text:p>94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46]/900" office:value-type="float" office:value="1046" calcext:value-type="float">
            <text:p>1046</text:p>
          </table:table-cell>
        </table:table-row>
        <table:table-row table:style-name="ro1">
          <table:table-cell table:formula="of:=[.C1047]/86400" office:value-type="float" office:value="10.90625" calcext:value-type="float">
            <text:p>10.90625</text:p>
          </table:table-cell>
          <table:table-cell table:formula="of:=[.C1047]/3600" office:value-type="float" office:value="261.75" calcext:value-type="float">
            <text:p>261.75</text:p>
          </table:table-cell>
          <table:table-cell table:formula="of:=[.C1046]+900" office:value-type="float" office:value="942300" calcext:value-type="float">
            <text:p>94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47]/900" office:value-type="float" office:value="1047" calcext:value-type="float">
            <text:p>1047</text:p>
          </table:table-cell>
        </table:table-row>
        <table:table-row table:style-name="ro1">
          <table:table-cell table:formula="of:=[.C1048]/86400" office:value-type="float" office:value="10.9166666666667" calcext:value-type="float">
            <text:p>10.9166666666667</text:p>
          </table:table-cell>
          <table:table-cell table:formula="of:=[.C1048]/3600" office:value-type="float" office:value="262" calcext:value-type="float">
            <text:p>262</text:p>
          </table:table-cell>
          <table:table-cell table:formula="of:=[.C1047]+900" office:value-type="float" office:value="943200" calcext:value-type="float">
            <text:p>94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48]/900" office:value-type="float" office:value="1048" calcext:value-type="float">
            <text:p>1048</text:p>
          </table:table-cell>
        </table:table-row>
        <table:table-row table:style-name="ro1">
          <table:table-cell table:formula="of:=[.C1049]/86400" office:value-type="float" office:value="10.9270833333333" calcext:value-type="float">
            <text:p>10.9270833333333</text:p>
          </table:table-cell>
          <table:table-cell table:formula="of:=[.C1049]/3600" office:value-type="float" office:value="262.25" calcext:value-type="float">
            <text:p>262.25</text:p>
          </table:table-cell>
          <table:table-cell table:formula="of:=[.C1048]+900" office:value-type="float" office:value="944100" calcext:value-type="float">
            <text:p>94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49]/900" office:value-type="float" office:value="1049" calcext:value-type="float">
            <text:p>1049</text:p>
          </table:table-cell>
        </table:table-row>
        <table:table-row table:style-name="ro1">
          <table:table-cell table:formula="of:=[.C1050]/86400" office:value-type="float" office:value="10.9375" calcext:value-type="float">
            <text:p>10.9375</text:p>
          </table:table-cell>
          <table:table-cell table:formula="of:=[.C1050]/3600" office:value-type="float" office:value="262.5" calcext:value-type="float">
            <text:p>262.5</text:p>
          </table:table-cell>
          <table:table-cell table:formula="of:=[.C1049]+900" office:value-type="float" office:value="945000" calcext:value-type="float">
            <text:p>94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50]/900" office:value-type="float" office:value="1050" calcext:value-type="float">
            <text:p>1050</text:p>
          </table:table-cell>
        </table:table-row>
        <table:table-row table:style-name="ro1">
          <table:table-cell table:formula="of:=[.C1051]/86400" office:value-type="float" office:value="10.9479166666667" calcext:value-type="float">
            <text:p>10.9479166666667</text:p>
          </table:table-cell>
          <table:table-cell table:formula="of:=[.C1051]/3600" office:value-type="float" office:value="262.75" calcext:value-type="float">
            <text:p>262.75</text:p>
          </table:table-cell>
          <table:table-cell table:formula="of:=[.C1050]+900" office:value-type="float" office:value="945900" calcext:value-type="float">
            <text:p>94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51]/900" office:value-type="float" office:value="1051" calcext:value-type="float">
            <text:p>1051</text:p>
          </table:table-cell>
        </table:table-row>
        <table:table-row table:style-name="ro1">
          <table:table-cell table:formula="of:=[.C1052]/86400" office:value-type="float" office:value="10.9583333333333" calcext:value-type="float">
            <text:p>10.9583333333333</text:p>
          </table:table-cell>
          <table:table-cell table:formula="of:=[.C1052]/3600" office:value-type="float" office:value="263" calcext:value-type="float">
            <text:p>263</text:p>
          </table:table-cell>
          <table:table-cell table:formula="of:=[.C1051]+900" office:value-type="float" office:value="946800" calcext:value-type="float">
            <text:p>94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52]/900" office:value-type="float" office:value="1052" calcext:value-type="float">
            <text:p>1052</text:p>
          </table:table-cell>
        </table:table-row>
        <table:table-row table:style-name="ro1">
          <table:table-cell table:formula="of:=[.C1053]/86400" office:value-type="float" office:value="10.96875" calcext:value-type="float">
            <text:p>10.96875</text:p>
          </table:table-cell>
          <table:table-cell table:formula="of:=[.C1053]/3600" office:value-type="float" office:value="263.25" calcext:value-type="float">
            <text:p>263.25</text:p>
          </table:table-cell>
          <table:table-cell table:formula="of:=[.C1052]+900" office:value-type="float" office:value="947700" calcext:value-type="float">
            <text:p>94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53]/900" office:value-type="float" office:value="1053" calcext:value-type="float">
            <text:p>1053</text:p>
          </table:table-cell>
        </table:table-row>
        <table:table-row table:style-name="ro1">
          <table:table-cell table:formula="of:=[.C1054]/86400" office:value-type="float" office:value="10.9791666666667" calcext:value-type="float">
            <text:p>10.9791666666667</text:p>
          </table:table-cell>
          <table:table-cell table:formula="of:=[.C1054]/3600" office:value-type="float" office:value="263.5" calcext:value-type="float">
            <text:p>263.5</text:p>
          </table:table-cell>
          <table:table-cell table:formula="of:=[.C1053]+900" office:value-type="float" office:value="948600" calcext:value-type="float">
            <text:p>94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54]/900" office:value-type="float" office:value="1054" calcext:value-type="float">
            <text:p>1054</text:p>
          </table:table-cell>
        </table:table-row>
        <table:table-row table:style-name="ro1">
          <table:table-cell table:formula="of:=[.C1055]/86400" office:value-type="float" office:value="10.9895833333333" calcext:value-type="float">
            <text:p>10.9895833333333</text:p>
          </table:table-cell>
          <table:table-cell table:formula="of:=[.C1055]/3600" office:value-type="float" office:value="263.75" calcext:value-type="float">
            <text:p>263.75</text:p>
          </table:table-cell>
          <table:table-cell table:formula="of:=[.C1054]+900" office:value-type="float" office:value="949500" calcext:value-type="float">
            <text:p>94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55]/900" office:value-type="float" office:value="1055" calcext:value-type="float">
            <text:p>1055</text:p>
          </table:table-cell>
        </table:table-row>
        <table:table-row table:style-name="ro1">
          <table:table-cell table:formula="of:=[.C1056]/86400" office:value-type="float" office:value="11" calcext:value-type="float">
            <text:p>11</text:p>
          </table:table-cell>
          <table:table-cell table:formula="of:=[.C1056]/3600" office:value-type="float" office:value="264" calcext:value-type="float">
            <text:p>264</text:p>
          </table:table-cell>
          <table:table-cell table:formula="of:=[.C1055]+900" office:value-type="float" office:value="950400" calcext:value-type="float">
            <text:p>95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56]/900" office:value-type="float" office:value="1056" calcext:value-type="float">
            <text:p>1056</text:p>
          </table:table-cell>
        </table:table-row>
        <table:table-row table:style-name="ro1">
          <table:table-cell table:formula="of:=[.C1057]/86400" office:value-type="float" office:value="11.0104166666667" calcext:value-type="float">
            <text:p>11.0104166666667</text:p>
          </table:table-cell>
          <table:table-cell table:formula="of:=[.C1057]/3600" office:value-type="float" office:value="264.25" calcext:value-type="float">
            <text:p>264.25</text:p>
          </table:table-cell>
          <table:table-cell table:formula="of:=[.C1056]+900" office:value-type="float" office:value="951300" calcext:value-type="float">
            <text:p>951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57]/900" office:value-type="float" office:value="1057" calcext:value-type="float">
            <text:p>1057</text:p>
          </table:table-cell>
        </table:table-row>
        <table:table-row table:style-name="ro1">
          <table:table-cell table:formula="of:=[.C1058]/86400" office:value-type="float" office:value="11.0208333333333" calcext:value-type="float">
            <text:p>11.0208333333333</text:p>
          </table:table-cell>
          <table:table-cell table:formula="of:=[.C1058]/3600" office:value-type="float" office:value="264.5" calcext:value-type="float">
            <text:p>264.5</text:p>
          </table:table-cell>
          <table:table-cell table:formula="of:=[.C1057]+900" office:value-type="float" office:value="952200" calcext:value-type="float">
            <text:p>952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58]/900" office:value-type="float" office:value="1058" calcext:value-type="float">
            <text:p>1058</text:p>
          </table:table-cell>
        </table:table-row>
        <table:table-row table:style-name="ro1">
          <table:table-cell table:formula="of:=[.C1059]/86400" office:value-type="float" office:value="11.03125" calcext:value-type="float">
            <text:p>11.03125</text:p>
          </table:table-cell>
          <table:table-cell table:formula="of:=[.C1059]/3600" office:value-type="float" office:value="264.75" calcext:value-type="float">
            <text:p>264.75</text:p>
          </table:table-cell>
          <table:table-cell table:formula="of:=[.C1058]+900" office:value-type="float" office:value="953100" calcext:value-type="float">
            <text:p>953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59]/900" office:value-type="float" office:value="1059" calcext:value-type="float">
            <text:p>1059</text:p>
          </table:table-cell>
        </table:table-row>
        <table:table-row table:style-name="ro1">
          <table:table-cell table:formula="of:=[.C1060]/86400" office:value-type="float" office:value="11.0416666666667" calcext:value-type="float">
            <text:p>11.0416666666667</text:p>
          </table:table-cell>
          <table:table-cell table:formula="of:=[.C1060]/3600" office:value-type="float" office:value="265" calcext:value-type="float">
            <text:p>265</text:p>
          </table:table-cell>
          <table:table-cell table:formula="of:=[.C1059]+900" office:value-type="float" office:value="954000" calcext:value-type="float">
            <text:p>954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60]/900" office:value-type="float" office:value="1060" calcext:value-type="float">
            <text:p>1060</text:p>
          </table:table-cell>
        </table:table-row>
        <table:table-row table:style-name="ro1">
          <table:table-cell table:formula="of:=[.C1061]/86400" office:value-type="float" office:value="11.0520833333333" calcext:value-type="float">
            <text:p>11.0520833333333</text:p>
          </table:table-cell>
          <table:table-cell table:formula="of:=[.C1061]/3600" office:value-type="float" office:value="265.25" calcext:value-type="float">
            <text:p>265.25</text:p>
          </table:table-cell>
          <table:table-cell table:formula="of:=[.C1060]+900" office:value-type="float" office:value="954900" calcext:value-type="float">
            <text:p>954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61]/900" office:value-type="float" office:value="1061" calcext:value-type="float">
            <text:p>1061</text:p>
          </table:table-cell>
        </table:table-row>
        <table:table-row table:style-name="ro1">
          <table:table-cell table:formula="of:=[.C1062]/86400" office:value-type="float" office:value="11.0625" calcext:value-type="float">
            <text:p>11.0625</text:p>
          </table:table-cell>
          <table:table-cell table:formula="of:=[.C1062]/3600" office:value-type="float" office:value="265.5" calcext:value-type="float">
            <text:p>265.5</text:p>
          </table:table-cell>
          <table:table-cell table:formula="of:=[.C1061]+900" office:value-type="float" office:value="955800" calcext:value-type="float">
            <text:p>955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62]/900" office:value-type="float" office:value="1062" calcext:value-type="float">
            <text:p>1062</text:p>
          </table:table-cell>
        </table:table-row>
        <table:table-row table:style-name="ro1">
          <table:table-cell table:formula="of:=[.C1063]/86400" office:value-type="float" office:value="11.0729166666667" calcext:value-type="float">
            <text:p>11.0729166666667</text:p>
          </table:table-cell>
          <table:table-cell table:formula="of:=[.C1063]/3600" office:value-type="float" office:value="265.75" calcext:value-type="float">
            <text:p>265.75</text:p>
          </table:table-cell>
          <table:table-cell table:formula="of:=[.C1062]+900" office:value-type="float" office:value="956700" calcext:value-type="float">
            <text:p>956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63]/900" office:value-type="float" office:value="1063" calcext:value-type="float">
            <text:p>1063</text:p>
          </table:table-cell>
        </table:table-row>
        <table:table-row table:style-name="ro1">
          <table:table-cell table:formula="of:=[.C1064]/86400" office:value-type="float" office:value="11.0833333333333" calcext:value-type="float">
            <text:p>11.0833333333333</text:p>
          </table:table-cell>
          <table:table-cell table:formula="of:=[.C1064]/3600" office:value-type="float" office:value="266" calcext:value-type="float">
            <text:p>266</text:p>
          </table:table-cell>
          <table:table-cell table:formula="of:=[.C1063]+900" office:value-type="float" office:value="957600" calcext:value-type="float">
            <text:p>957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64]/900" office:value-type="float" office:value="1064" calcext:value-type="float">
            <text:p>1064</text:p>
          </table:table-cell>
        </table:table-row>
        <table:table-row table:style-name="ro1">
          <table:table-cell table:formula="of:=[.C1065]/86400" office:value-type="float" office:value="11.09375" calcext:value-type="float">
            <text:p>11.09375</text:p>
          </table:table-cell>
          <table:table-cell table:formula="of:=[.C1065]/3600" office:value-type="float" office:value="266.25" calcext:value-type="float">
            <text:p>266.25</text:p>
          </table:table-cell>
          <table:table-cell table:formula="of:=[.C1064]+900" office:value-type="float" office:value="958500" calcext:value-type="float">
            <text:p>958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65]/900" office:value-type="float" office:value="1065" calcext:value-type="float">
            <text:p>1065</text:p>
          </table:table-cell>
        </table:table-row>
        <table:table-row table:style-name="ro1">
          <table:table-cell table:formula="of:=[.C1066]/86400" office:value-type="float" office:value="11.1041666666667" calcext:value-type="float">
            <text:p>11.1041666666667</text:p>
          </table:table-cell>
          <table:table-cell table:formula="of:=[.C1066]/3600" office:value-type="float" office:value="266.5" calcext:value-type="float">
            <text:p>266.5</text:p>
          </table:table-cell>
          <table:table-cell table:formula="of:=[.C1065]+900" office:value-type="float" office:value="959400" calcext:value-type="float">
            <text:p>959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66]/900" office:value-type="float" office:value="1066" calcext:value-type="float">
            <text:p>1066</text:p>
          </table:table-cell>
        </table:table-row>
        <table:table-row table:style-name="ro1">
          <table:table-cell table:formula="of:=[.C1067]/86400" office:value-type="float" office:value="11.1145833333333" calcext:value-type="float">
            <text:p>11.1145833333333</text:p>
          </table:table-cell>
          <table:table-cell table:formula="of:=[.C1067]/3600" office:value-type="float" office:value="266.75" calcext:value-type="float">
            <text:p>266.75</text:p>
          </table:table-cell>
          <table:table-cell table:formula="of:=[.C1066]+900" office:value-type="float" office:value="960300" calcext:value-type="float">
            <text:p>960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67]/900" office:value-type="float" office:value="1067" calcext:value-type="float">
            <text:p>1067</text:p>
          </table:table-cell>
        </table:table-row>
        <table:table-row table:style-name="ro1">
          <table:table-cell table:formula="of:=[.C1068]/86400" office:value-type="float" office:value="11.125" calcext:value-type="float">
            <text:p>11.125</text:p>
          </table:table-cell>
          <table:table-cell table:formula="of:=[.C1068]/3600" office:value-type="float" office:value="267" calcext:value-type="float">
            <text:p>267</text:p>
          </table:table-cell>
          <table:table-cell table:formula="of:=[.C1067]+900" office:value-type="float" office:value="961200" calcext:value-type="float">
            <text:p>961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68]/900" office:value-type="float" office:value="1068" calcext:value-type="float">
            <text:p>1068</text:p>
          </table:table-cell>
        </table:table-row>
        <table:table-row table:style-name="ro1">
          <table:table-cell table:formula="of:=[.C1069]/86400" office:value-type="float" office:value="11.1354166666667" calcext:value-type="float">
            <text:p>11.1354166666667</text:p>
          </table:table-cell>
          <table:table-cell table:formula="of:=[.C1069]/3600" office:value-type="float" office:value="267.25" calcext:value-type="float">
            <text:p>267.25</text:p>
          </table:table-cell>
          <table:table-cell table:formula="of:=[.C1068]+900" office:value-type="float" office:value="962100" calcext:value-type="float">
            <text:p>962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69]/900" office:value-type="float" office:value="1069" calcext:value-type="float">
            <text:p>1069</text:p>
          </table:table-cell>
        </table:table-row>
        <table:table-row table:style-name="ro1">
          <table:table-cell table:formula="of:=[.C1070]/86400" office:value-type="float" office:value="11.1458333333333" calcext:value-type="float">
            <text:p>11.1458333333333</text:p>
          </table:table-cell>
          <table:table-cell table:formula="of:=[.C1070]/3600" office:value-type="float" office:value="267.5" calcext:value-type="float">
            <text:p>267.5</text:p>
          </table:table-cell>
          <table:table-cell table:formula="of:=[.C1069]+900" office:value-type="float" office:value="963000" calcext:value-type="float">
            <text:p>96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7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70]/900" office:value-type="float" office:value="1070" calcext:value-type="float">
            <text:p>1070</text:p>
          </table:table-cell>
        </table:table-row>
        <table:table-row table:style-name="ro1">
          <table:table-cell table:formula="of:=[.C1071]/86400" office:value-type="float" office:value="11.15625" calcext:value-type="float">
            <text:p>11.15625</text:p>
          </table:table-cell>
          <table:table-cell table:formula="of:=[.C1071]/3600" office:value-type="float" office:value="267.75" calcext:value-type="float">
            <text:p>267.75</text:p>
          </table:table-cell>
          <table:table-cell table:formula="of:=[.C1070]+900" office:value-type="float" office:value="963900" calcext:value-type="float">
            <text:p>963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7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71]/900" office:value-type="float" office:value="1071" calcext:value-type="float">
            <text:p>1071</text:p>
          </table:table-cell>
        </table:table-row>
        <table:table-row table:style-name="ro1">
          <table:table-cell table:formula="of:=[.C1072]/86400" office:value-type="float" office:value="11.1666666666667" calcext:value-type="float">
            <text:p>11.1666666666667</text:p>
          </table:table-cell>
          <table:table-cell table:formula="of:=[.C1072]/3600" office:value-type="float" office:value="268" calcext:value-type="float">
            <text:p>268</text:p>
          </table:table-cell>
          <table:table-cell table:formula="of:=[.C1071]+900" office:value-type="float" office:value="964800" calcext:value-type="float">
            <text:p>964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7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72]/900" office:value-type="float" office:value="1072" calcext:value-type="float">
            <text:p>1072</text:p>
          </table:table-cell>
        </table:table-row>
        <table:table-row table:style-name="ro1">
          <table:table-cell table:formula="of:=[.C1073]/86400" office:value-type="float" office:value="11.1770833333333" calcext:value-type="float">
            <text:p>11.1770833333333</text:p>
          </table:table-cell>
          <table:table-cell table:formula="of:=[.C1073]/3600" office:value-type="float" office:value="268.25" calcext:value-type="float">
            <text:p>268.25</text:p>
          </table:table-cell>
          <table:table-cell table:formula="of:=[.C1072]+900" office:value-type="float" office:value="965700" calcext:value-type="float">
            <text:p>965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7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73]/900" office:value-type="float" office:value="1073" calcext:value-type="float">
            <text:p>1073</text:p>
          </table:table-cell>
        </table:table-row>
        <table:table-row table:style-name="ro1">
          <table:table-cell table:formula="of:=[.C1074]/86400" office:value-type="float" office:value="11.1875" calcext:value-type="float">
            <text:p>11.1875</text:p>
          </table:table-cell>
          <table:table-cell table:formula="of:=[.C1074]/3600" office:value-type="float" office:value="268.5" calcext:value-type="float">
            <text:p>268.5</text:p>
          </table:table-cell>
          <table:table-cell table:formula="of:=[.C1073]+900" office:value-type="float" office:value="966600" calcext:value-type="float">
            <text:p>966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7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74]/900" office:value-type="float" office:value="1074" calcext:value-type="float">
            <text:p>1074</text:p>
          </table:table-cell>
        </table:table-row>
        <table:table-row table:style-name="ro1">
          <table:table-cell table:formula="of:=[.C1075]/86400" office:value-type="float" office:value="11.1979166666667" calcext:value-type="float">
            <text:p>11.1979166666667</text:p>
          </table:table-cell>
          <table:table-cell table:formula="of:=[.C1075]/3600" office:value-type="float" office:value="268.75" calcext:value-type="float">
            <text:p>268.75</text:p>
          </table:table-cell>
          <table:table-cell table:formula="of:=[.C1074]+900" office:value-type="float" office:value="967500" calcext:value-type="float">
            <text:p>967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7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75]/900" office:value-type="float" office:value="1075" calcext:value-type="float">
            <text:p>1075</text:p>
          </table:table-cell>
        </table:table-row>
        <table:table-row table:style-name="ro1">
          <table:table-cell table:formula="of:=[.C1076]/86400" office:value-type="float" office:value="11.2083333333333" calcext:value-type="float">
            <text:p>11.2083333333333</text:p>
          </table:table-cell>
          <table:table-cell table:formula="of:=[.C1076]/3600" office:value-type="float" office:value="269" calcext:value-type="float">
            <text:p>269</text:p>
          </table:table-cell>
          <table:table-cell table:formula="of:=[.C1075]+900" office:value-type="float" office:value="968400" calcext:value-type="float">
            <text:p>968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7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76]/900" office:value-type="float" office:value="1076" calcext:value-type="float">
            <text:p>1076</text:p>
          </table:table-cell>
        </table:table-row>
        <table:table-row table:style-name="ro1">
          <table:table-cell table:formula="of:=[.C1077]/86400" office:value-type="float" office:value="11.21875" calcext:value-type="float">
            <text:p>11.21875</text:p>
          </table:table-cell>
          <table:table-cell table:formula="of:=[.C1077]/3600" office:value-type="float" office:value="269.25" calcext:value-type="float">
            <text:p>269.25</text:p>
          </table:table-cell>
          <table:table-cell table:formula="of:=[.C1076]+900" office:value-type="float" office:value="969300" calcext:value-type="float">
            <text:p>969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7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77]/900" office:value-type="float" office:value="1077" calcext:value-type="float">
            <text:p>1077</text:p>
          </table:table-cell>
        </table:table-row>
        <table:table-row table:style-name="ro1">
          <table:table-cell table:formula="of:=[.C1078]/86400" office:value-type="float" office:value="11.2291666666667" calcext:value-type="float">
            <text:p>11.2291666666667</text:p>
          </table:table-cell>
          <table:table-cell table:formula="of:=[.C1078]/3600" office:value-type="float" office:value="269.5" calcext:value-type="float">
            <text:p>269.5</text:p>
          </table:table-cell>
          <table:table-cell table:formula="of:=[.C1077]+900" office:value-type="float" office:value="970200" calcext:value-type="float">
            <text:p>970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7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78]/900" office:value-type="float" office:value="1078" calcext:value-type="float">
            <text:p>1078</text:p>
          </table:table-cell>
        </table:table-row>
        <table:table-row table:style-name="ro1">
          <table:table-cell table:formula="of:=[.C1079]/86400" office:value-type="float" office:value="11.2395833333333" calcext:value-type="float">
            <text:p>11.2395833333333</text:p>
          </table:table-cell>
          <table:table-cell table:formula="of:=[.C1079]/3600" office:value-type="float" office:value="269.75" calcext:value-type="float">
            <text:p>269.75</text:p>
          </table:table-cell>
          <table:table-cell table:formula="of:=[.C1078]+900" office:value-type="float" office:value="971100" calcext:value-type="float">
            <text:p>971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7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79]/900" office:value-type="float" office:value="1079" calcext:value-type="float">
            <text:p>1079</text:p>
          </table:table-cell>
        </table:table-row>
        <table:table-row table:style-name="ro1">
          <table:table-cell table:formula="of:=[.C1080]/86400" office:value-type="float" office:value="11.25" calcext:value-type="float">
            <text:p>11.25</text:p>
          </table:table-cell>
          <table:table-cell table:formula="of:=[.C1080]/3600" office:value-type="float" office:value="270" calcext:value-type="float">
            <text:p>270</text:p>
          </table:table-cell>
          <table:table-cell table:formula="of:=[.C1079]+900" office:value-type="float" office:value="972000" calcext:value-type="float">
            <text:p>97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80]/900" office:value-type="float" office:value="1080" calcext:value-type="float">
            <text:p>1080</text:p>
          </table:table-cell>
        </table:table-row>
        <table:table-row table:style-name="ro1">
          <table:table-cell table:formula="of:=[.C1081]/86400" office:value-type="float" office:value="11.2604166666667" calcext:value-type="float">
            <text:p>11.2604166666667</text:p>
          </table:table-cell>
          <table:table-cell table:formula="of:=[.C1081]/3600" office:value-type="float" office:value="270.25" calcext:value-type="float">
            <text:p>270.25</text:p>
          </table:table-cell>
          <table:table-cell table:formula="of:=[.C1080]+900" office:value-type="float" office:value="972900" calcext:value-type="float">
            <text:p>972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81]/900" office:value-type="float" office:value="1081" calcext:value-type="float">
            <text:p>1081</text:p>
          </table:table-cell>
        </table:table-row>
        <table:table-row table:style-name="ro1">
          <table:table-cell table:formula="of:=[.C1082]/86400" office:value-type="float" office:value="11.2708333333333" calcext:value-type="float">
            <text:p>11.2708333333333</text:p>
          </table:table-cell>
          <table:table-cell table:formula="of:=[.C1082]/3600" office:value-type="float" office:value="270.5" calcext:value-type="float">
            <text:p>270.5</text:p>
          </table:table-cell>
          <table:table-cell table:formula="of:=[.C1081]+900" office:value-type="float" office:value="973800" calcext:value-type="float">
            <text:p>973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82]/900" office:value-type="float" office:value="1082" calcext:value-type="float">
            <text:p>1082</text:p>
          </table:table-cell>
        </table:table-row>
        <table:table-row table:style-name="ro1">
          <table:table-cell table:formula="of:=[.C1083]/86400" office:value-type="float" office:value="11.28125" calcext:value-type="float">
            <text:p>11.28125</text:p>
          </table:table-cell>
          <table:table-cell table:formula="of:=[.C1083]/3600" office:value-type="float" office:value="270.75" calcext:value-type="float">
            <text:p>270.75</text:p>
          </table:table-cell>
          <table:table-cell table:formula="of:=[.C1082]+900" office:value-type="float" office:value="974700" calcext:value-type="float">
            <text:p>974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83]/900" office:value-type="float" office:value="1083" calcext:value-type="float">
            <text:p>1083</text:p>
          </table:table-cell>
        </table:table-row>
        <table:table-row table:style-name="ro1">
          <table:table-cell table:formula="of:=[.C1084]/86400" office:value-type="float" office:value="11.2916666666667" calcext:value-type="float">
            <text:p>11.2916666666667</text:p>
          </table:table-cell>
          <table:table-cell table:formula="of:=[.C1084]/3600" office:value-type="float" office:value="271" calcext:value-type="float">
            <text:p>271</text:p>
          </table:table-cell>
          <table:table-cell table:formula="of:=[.C1083]+900" office:value-type="float" office:value="975600" calcext:value-type="float">
            <text:p>975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84]/900" office:value-type="float" office:value="1084" calcext:value-type="float">
            <text:p>1084</text:p>
          </table:table-cell>
        </table:table-row>
        <table:table-row table:style-name="ro1">
          <table:table-cell table:formula="of:=[.C1085]/86400" office:value-type="float" office:value="11.3020833333333" calcext:value-type="float">
            <text:p>11.3020833333333</text:p>
          </table:table-cell>
          <table:table-cell table:formula="of:=[.C1085]/3600" office:value-type="float" office:value="271.25" calcext:value-type="float">
            <text:p>271.25</text:p>
          </table:table-cell>
          <table:table-cell table:formula="of:=[.C1084]+900" office:value-type="float" office:value="976500" calcext:value-type="float">
            <text:p>97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85]/900" office:value-type="float" office:value="1085" calcext:value-type="float">
            <text:p>1085</text:p>
          </table:table-cell>
        </table:table-row>
        <table:table-row table:style-name="ro1">
          <table:table-cell table:formula="of:=[.C1086]/86400" office:value-type="float" office:value="11.3125" calcext:value-type="float">
            <text:p>11.3125</text:p>
          </table:table-cell>
          <table:table-cell table:formula="of:=[.C1086]/3600" office:value-type="float" office:value="271.5" calcext:value-type="float">
            <text:p>271.5</text:p>
          </table:table-cell>
          <table:table-cell table:formula="of:=[.C1085]+900" office:value-type="float" office:value="977400" calcext:value-type="float">
            <text:p>977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86]/900" office:value-type="float" office:value="1086" calcext:value-type="float">
            <text:p>1086</text:p>
          </table:table-cell>
        </table:table-row>
        <table:table-row table:style-name="ro1">
          <table:table-cell table:formula="of:=[.C1087]/86400" office:value-type="float" office:value="11.3229166666667" calcext:value-type="float">
            <text:p>11.3229166666667</text:p>
          </table:table-cell>
          <table:table-cell table:formula="of:=[.C1087]/3600" office:value-type="float" office:value="271.75" calcext:value-type="float">
            <text:p>271.75</text:p>
          </table:table-cell>
          <table:table-cell table:formula="of:=[.C1086]+900" office:value-type="float" office:value="978300" calcext:value-type="float">
            <text:p>978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87]/900" office:value-type="float" office:value="1087" calcext:value-type="float">
            <text:p>1087</text:p>
          </table:table-cell>
        </table:table-row>
        <table:table-row table:style-name="ro1">
          <table:table-cell table:formula="of:=[.C1088]/86400" office:value-type="float" office:value="11.3333333333333" calcext:value-type="float">
            <text:p>11.3333333333333</text:p>
          </table:table-cell>
          <table:table-cell table:formula="of:=[.C1088]/3600" office:value-type="float" office:value="272" calcext:value-type="float">
            <text:p>272</text:p>
          </table:table-cell>
          <table:table-cell table:formula="of:=[.C1087]+900" office:value-type="float" office:value="979200" calcext:value-type="float">
            <text:p>979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88]/900" office:value-type="float" office:value="1088" calcext:value-type="float">
            <text:p>1088</text:p>
          </table:table-cell>
        </table:table-row>
        <table:table-row table:style-name="ro1">
          <table:table-cell table:formula="of:=[.C1089]/86400" office:value-type="float" office:value="11.34375" calcext:value-type="float">
            <text:p>11.34375</text:p>
          </table:table-cell>
          <table:table-cell table:formula="of:=[.C1089]/3600" office:value-type="float" office:value="272.25" calcext:value-type="float">
            <text:p>272.25</text:p>
          </table:table-cell>
          <table:table-cell table:formula="of:=[.C1088]+900" office:value-type="float" office:value="980100" calcext:value-type="float">
            <text:p>980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89]/900" office:value-type="float" office:value="1089" calcext:value-type="float">
            <text:p>1089</text:p>
          </table:table-cell>
        </table:table-row>
        <table:table-row table:style-name="ro1">
          <table:table-cell table:formula="of:=[.C1090]/86400" office:value-type="float" office:value="11.3541666666667" calcext:value-type="float">
            <text:p>11.3541666666667</text:p>
          </table:table-cell>
          <table:table-cell table:formula="of:=[.C1090]/3600" office:value-type="float" office:value="272.5" calcext:value-type="float">
            <text:p>272.5</text:p>
          </table:table-cell>
          <table:table-cell table:formula="of:=[.C1089]+900" office:value-type="float" office:value="981000" calcext:value-type="float">
            <text:p>98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9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90]/900" office:value-type="float" office:value="1090" calcext:value-type="float">
            <text:p>1090</text:p>
          </table:table-cell>
        </table:table-row>
        <table:table-row table:style-name="ro1">
          <table:table-cell table:formula="of:=[.C1091]/86400" office:value-type="float" office:value="11.3645833333333" calcext:value-type="float">
            <text:p>11.3645833333333</text:p>
          </table:table-cell>
          <table:table-cell table:formula="of:=[.C1091]/3600" office:value-type="float" office:value="272.75" calcext:value-type="float">
            <text:p>272.75</text:p>
          </table:table-cell>
          <table:table-cell table:formula="of:=[.C1090]+900" office:value-type="float" office:value="981900" calcext:value-type="float">
            <text:p>981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9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91]/900" office:value-type="float" office:value="1091" calcext:value-type="float">
            <text:p>1091</text:p>
          </table:table-cell>
        </table:table-row>
        <table:table-row table:style-name="ro1">
          <table:table-cell table:formula="of:=[.C1092]/86400" office:value-type="float" office:value="11.375" calcext:value-type="float">
            <text:p>11.375</text:p>
          </table:table-cell>
          <table:table-cell table:formula="of:=[.C1092]/3600" office:value-type="float" office:value="273" calcext:value-type="float">
            <text:p>273</text:p>
          </table:table-cell>
          <table:table-cell table:formula="of:=[.C1091]+900" office:value-type="float" office:value="982800" calcext:value-type="float">
            <text:p>982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9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92]/900" office:value-type="float" office:value="1092" calcext:value-type="float">
            <text:p>1092</text:p>
          </table:table-cell>
        </table:table-row>
        <table:table-row table:style-name="ro1">
          <table:table-cell table:formula="of:=[.C1093]/86400" office:value-type="float" office:value="11.3854166666667" calcext:value-type="float">
            <text:p>11.3854166666667</text:p>
          </table:table-cell>
          <table:table-cell table:formula="of:=[.C1093]/3600" office:value-type="float" office:value="273.25" calcext:value-type="float">
            <text:p>273.25</text:p>
          </table:table-cell>
          <table:table-cell table:formula="of:=[.C1092]+900" office:value-type="float" office:value="983700" calcext:value-type="float">
            <text:p>983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9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93]/900" office:value-type="float" office:value="1093" calcext:value-type="float">
            <text:p>1093</text:p>
          </table:table-cell>
        </table:table-row>
        <table:table-row table:style-name="ro1">
          <table:table-cell table:formula="of:=[.C1094]/86400" office:value-type="float" office:value="11.3958333333333" calcext:value-type="float">
            <text:p>11.3958333333333</text:p>
          </table:table-cell>
          <table:table-cell table:formula="of:=[.C1094]/3600" office:value-type="float" office:value="273.5" calcext:value-type="float">
            <text:p>273.5</text:p>
          </table:table-cell>
          <table:table-cell table:formula="of:=[.C1093]+900" office:value-type="float" office:value="984600" calcext:value-type="float">
            <text:p>984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9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94]/900" office:value-type="float" office:value="1094" calcext:value-type="float">
            <text:p>1094</text:p>
          </table:table-cell>
        </table:table-row>
        <table:table-row table:style-name="ro1">
          <table:table-cell table:formula="of:=[.C1095]/86400" office:value-type="float" office:value="11.40625" calcext:value-type="float">
            <text:p>11.40625</text:p>
          </table:table-cell>
          <table:table-cell table:formula="of:=[.C1095]/3600" office:value-type="float" office:value="273.75" calcext:value-type="float">
            <text:p>273.75</text:p>
          </table:table-cell>
          <table:table-cell table:formula="of:=[.C1094]+900" office:value-type="float" office:value="985500" calcext:value-type="float">
            <text:p>985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9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95]/900" office:value-type="float" office:value="1095" calcext:value-type="float">
            <text:p>1095</text:p>
          </table:table-cell>
        </table:table-row>
        <table:table-row table:style-name="ro1">
          <table:table-cell table:formula="of:=[.C1096]/86400" office:value-type="float" office:value="11.4166666666667" calcext:value-type="float">
            <text:p>11.4166666666667</text:p>
          </table:table-cell>
          <table:table-cell table:formula="of:=[.C1096]/3600" office:value-type="float" office:value="274" calcext:value-type="float">
            <text:p>274</text:p>
          </table:table-cell>
          <table:table-cell table:formula="of:=[.C1095]+900" office:value-type="float" office:value="986400" calcext:value-type="float">
            <text:p>986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9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96]/900" office:value-type="float" office:value="1096" calcext:value-type="float">
            <text:p>1096</text:p>
          </table:table-cell>
        </table:table-row>
        <table:table-row table:style-name="ro1">
          <table:table-cell table:formula="of:=[.C1097]/86400" office:value-type="float" office:value="11.4270833333333" calcext:value-type="float">
            <text:p>11.4270833333333</text:p>
          </table:table-cell>
          <table:table-cell table:formula="of:=[.C1097]/3600" office:value-type="float" office:value="274.25" calcext:value-type="float">
            <text:p>274.25</text:p>
          </table:table-cell>
          <table:table-cell table:formula="of:=[.C1096]+900" office:value-type="float" office:value="987300" calcext:value-type="float">
            <text:p>987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9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97]/900" office:value-type="float" office:value="1097" calcext:value-type="float">
            <text:p>1097</text:p>
          </table:table-cell>
        </table:table-row>
        <table:table-row table:style-name="ro1">
          <table:table-cell table:formula="of:=[.C1098]/86400" office:value-type="float" office:value="11.4375" calcext:value-type="float">
            <text:p>11.4375</text:p>
          </table:table-cell>
          <table:table-cell table:formula="of:=[.C1098]/3600" office:value-type="float" office:value="274.5" calcext:value-type="float">
            <text:p>274.5</text:p>
          </table:table-cell>
          <table:table-cell table:formula="of:=[.C1097]+900" office:value-type="float" office:value="988200" calcext:value-type="float">
            <text:p>988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9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98]/900" office:value-type="float" office:value="1098" calcext:value-type="float">
            <text:p>1098</text:p>
          </table:table-cell>
        </table:table-row>
        <table:table-row table:style-name="ro1">
          <table:table-cell table:formula="of:=[.C1099]/86400" office:value-type="float" office:value="11.4479166666667" calcext:value-type="float">
            <text:p>11.4479166666667</text:p>
          </table:table-cell>
          <table:table-cell table:formula="of:=[.C1099]/3600" office:value-type="float" office:value="274.75" calcext:value-type="float">
            <text:p>274.75</text:p>
          </table:table-cell>
          <table:table-cell table:formula="of:=[.C1098]+900" office:value-type="float" office:value="989100" calcext:value-type="float">
            <text:p>989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9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099]/900" office:value-type="float" office:value="1099" calcext:value-type="float">
            <text:p>1099</text:p>
          </table:table-cell>
        </table:table-row>
        <table:table-row table:style-name="ro1">
          <table:table-cell table:formula="of:=[.C1100]/86400" office:value-type="float" office:value="11.4583333333333" calcext:value-type="float">
            <text:p>11.4583333333333</text:p>
          </table:table-cell>
          <table:table-cell table:formula="of:=[.C1100]/3600" office:value-type="float" office:value="275" calcext:value-type="float">
            <text:p>275</text:p>
          </table:table-cell>
          <table:table-cell table:formula="of:=[.C1099]+900" office:value-type="float" office:value="990000" calcext:value-type="float">
            <text:p>99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00]/900" office:value-type="float" office:value="1100" calcext:value-type="float">
            <text:p>1100</text:p>
          </table:table-cell>
        </table:table-row>
        <table:table-row table:style-name="ro1">
          <table:table-cell table:formula="of:=[.C1101]/86400" office:value-type="float" office:value="11.46875" calcext:value-type="float">
            <text:p>11.46875</text:p>
          </table:table-cell>
          <table:table-cell table:formula="of:=[.C1101]/3600" office:value-type="float" office:value="275.25" calcext:value-type="float">
            <text:p>275.25</text:p>
          </table:table-cell>
          <table:table-cell table:formula="of:=[.C1100]+900" office:value-type="float" office:value="990900" calcext:value-type="float">
            <text:p>990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01]/900" office:value-type="float" office:value="1101" calcext:value-type="float">
            <text:p>1101</text:p>
          </table:table-cell>
        </table:table-row>
        <table:table-row table:style-name="ro1">
          <table:table-cell table:formula="of:=[.C1102]/86400" office:value-type="float" office:value="11.4791666666667" calcext:value-type="float">
            <text:p>11.4791666666667</text:p>
          </table:table-cell>
          <table:table-cell table:formula="of:=[.C1102]/3600" office:value-type="float" office:value="275.5" calcext:value-type="float">
            <text:p>275.5</text:p>
          </table:table-cell>
          <table:table-cell table:formula="of:=[.C1101]+900" office:value-type="float" office:value="991800" calcext:value-type="float">
            <text:p>991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02]/900" office:value-type="float" office:value="1102" calcext:value-type="float">
            <text:p>1102</text:p>
          </table:table-cell>
        </table:table-row>
        <table:table-row table:style-name="ro1">
          <table:table-cell table:formula="of:=[.C1103]/86400" office:value-type="float" office:value="11.4895833333333" calcext:value-type="float">
            <text:p>11.4895833333333</text:p>
          </table:table-cell>
          <table:table-cell table:formula="of:=[.C1103]/3600" office:value-type="float" office:value="275.75" calcext:value-type="float">
            <text:p>275.75</text:p>
          </table:table-cell>
          <table:table-cell table:formula="of:=[.C1102]+900" office:value-type="float" office:value="992700" calcext:value-type="float">
            <text:p>992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03]/900" office:value-type="float" office:value="1103" calcext:value-type="float">
            <text:p>1103</text:p>
          </table:table-cell>
        </table:table-row>
        <table:table-row table:style-name="ro1">
          <table:table-cell table:formula="of:=[.C1104]/86400" office:value-type="float" office:value="11.5" calcext:value-type="float">
            <text:p>11.5</text:p>
          </table:table-cell>
          <table:table-cell table:formula="of:=[.C1104]/3600" office:value-type="float" office:value="276" calcext:value-type="float">
            <text:p>276</text:p>
          </table:table-cell>
          <table:table-cell table:formula="of:=[.C1103]+900" office:value-type="float" office:value="993600" calcext:value-type="float">
            <text:p>993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04]/900" office:value-type="float" office:value="1104" calcext:value-type="float">
            <text:p>1104</text:p>
          </table:table-cell>
        </table:table-row>
        <table:table-row table:style-name="ro1">
          <table:table-cell table:formula="of:=[.C1105]/86400" office:value-type="float" office:value="11.5104166666667" calcext:value-type="float">
            <text:p>11.5104166666667</text:p>
          </table:table-cell>
          <table:table-cell table:formula="of:=[.C1105]/3600" office:value-type="float" office:value="276.25" calcext:value-type="float">
            <text:p>276.25</text:p>
          </table:table-cell>
          <table:table-cell table:formula="of:=[.C1104]+900" office:value-type="float" office:value="994500" calcext:value-type="float">
            <text:p>994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05]/900" office:value-type="float" office:value="1105" calcext:value-type="float">
            <text:p>1105</text:p>
          </table:table-cell>
        </table:table-row>
        <table:table-row table:style-name="ro1">
          <table:table-cell table:formula="of:=[.C1106]/86400" office:value-type="float" office:value="11.5208333333333" calcext:value-type="float">
            <text:p>11.5208333333333</text:p>
          </table:table-cell>
          <table:table-cell table:formula="of:=[.C1106]/3600" office:value-type="float" office:value="276.5" calcext:value-type="float">
            <text:p>276.5</text:p>
          </table:table-cell>
          <table:table-cell table:formula="of:=[.C1105]+900" office:value-type="float" office:value="995400" calcext:value-type="float">
            <text:p>995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06]/900" office:value-type="float" office:value="1106" calcext:value-type="float">
            <text:p>1106</text:p>
          </table:table-cell>
        </table:table-row>
        <table:table-row table:style-name="ro1">
          <table:table-cell table:formula="of:=[.C1107]/86400" office:value-type="float" office:value="11.53125" calcext:value-type="float">
            <text:p>11.53125</text:p>
          </table:table-cell>
          <table:table-cell table:formula="of:=[.C1107]/3600" office:value-type="float" office:value="276.75" calcext:value-type="float">
            <text:p>276.75</text:p>
          </table:table-cell>
          <table:table-cell table:formula="of:=[.C1106]+900" office:value-type="float" office:value="996300" calcext:value-type="float">
            <text:p>996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07]/900" office:value-type="float" office:value="1107" calcext:value-type="float">
            <text:p>1107</text:p>
          </table:table-cell>
        </table:table-row>
        <table:table-row table:style-name="ro1">
          <table:table-cell table:formula="of:=[.C1108]/86400" office:value-type="float" office:value="11.5416666666667" calcext:value-type="float">
            <text:p>11.5416666666667</text:p>
          </table:table-cell>
          <table:table-cell table:formula="of:=[.C1108]/3600" office:value-type="float" office:value="277" calcext:value-type="float">
            <text:p>277</text:p>
          </table:table-cell>
          <table:table-cell table:formula="of:=[.C1107]+900" office:value-type="float" office:value="997200" calcext:value-type="float">
            <text:p>997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08]/900" office:value-type="float" office:value="1108" calcext:value-type="float">
            <text:p>1108</text:p>
          </table:table-cell>
        </table:table-row>
        <table:table-row table:style-name="ro1">
          <table:table-cell table:formula="of:=[.C1109]/86400" office:value-type="float" office:value="11.5520833333333" calcext:value-type="float">
            <text:p>11.5520833333333</text:p>
          </table:table-cell>
          <table:table-cell table:formula="of:=[.C1109]/3600" office:value-type="float" office:value="277.25" calcext:value-type="float">
            <text:p>277.25</text:p>
          </table:table-cell>
          <table:table-cell table:formula="of:=[.C1108]+900" office:value-type="float" office:value="998100" calcext:value-type="float">
            <text:p>998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09]/900" office:value-type="float" office:value="1109" calcext:value-type="float">
            <text:p>1109</text:p>
          </table:table-cell>
        </table:table-row>
        <table:table-row table:style-name="ro1">
          <table:table-cell table:formula="of:=[.C1110]/86400" office:value-type="float" office:value="11.5625" calcext:value-type="float">
            <text:p>11.5625</text:p>
          </table:table-cell>
          <table:table-cell table:formula="of:=[.C1110]/3600" office:value-type="float" office:value="277.5" calcext:value-type="float">
            <text:p>277.5</text:p>
          </table:table-cell>
          <table:table-cell table:formula="of:=[.C1109]+900" office:value-type="float" office:value="999000" calcext:value-type="float">
            <text:p>999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10]/900" office:value-type="float" office:value="1110" calcext:value-type="float">
            <text:p>1110</text:p>
          </table:table-cell>
        </table:table-row>
        <table:table-row table:style-name="ro1">
          <table:table-cell table:formula="of:=[.C1111]/86400" office:value-type="float" office:value="11.5729166666667" calcext:value-type="float">
            <text:p>11.5729166666667</text:p>
          </table:table-cell>
          <table:table-cell table:formula="of:=[.C1111]/3600" office:value-type="float" office:value="277.75" calcext:value-type="float">
            <text:p>277.75</text:p>
          </table:table-cell>
          <table:table-cell table:formula="of:=[.C1110]+900" office:value-type="float" office:value="999900" calcext:value-type="float">
            <text:p>999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11]/900" office:value-type="float" office:value="1111" calcext:value-type="float">
            <text:p>1111</text:p>
          </table:table-cell>
        </table:table-row>
        <table:table-row table:style-name="ro1">
          <table:table-cell table:formula="of:=[.C1112]/86400" office:value-type="float" office:value="11.5833333333333" calcext:value-type="float">
            <text:p>11.5833333333333</text:p>
          </table:table-cell>
          <table:table-cell table:formula="of:=[.C1112]/3600" office:value-type="float" office:value="278" calcext:value-type="float">
            <text:p>278</text:p>
          </table:table-cell>
          <table:table-cell table:formula="of:=[.C1111]+900" office:value-type="float" office:value="1000800" calcext:value-type="float">
            <text:p>1000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12]/900" office:value-type="float" office:value="1112" calcext:value-type="float">
            <text:p>1112</text:p>
          </table:table-cell>
        </table:table-row>
        <table:table-row table:style-name="ro1">
          <table:table-cell table:formula="of:=[.C1113]/86400" office:value-type="float" office:value="11.59375" calcext:value-type="float">
            <text:p>11.59375</text:p>
          </table:table-cell>
          <table:table-cell table:formula="of:=[.C1113]/3600" office:value-type="float" office:value="278.25" calcext:value-type="float">
            <text:p>278.25</text:p>
          </table:table-cell>
          <table:table-cell table:formula="of:=[.C1112]+900" office:value-type="float" office:value="1001700" calcext:value-type="float">
            <text:p>1001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13]/900" office:value-type="float" office:value="1113" calcext:value-type="float">
            <text:p>1113</text:p>
          </table:table-cell>
        </table:table-row>
        <table:table-row table:style-name="ro1">
          <table:table-cell table:formula="of:=[.C1114]/86400" office:value-type="float" office:value="11.6041666666667" calcext:value-type="float">
            <text:p>11.6041666666667</text:p>
          </table:table-cell>
          <table:table-cell table:formula="of:=[.C1114]/3600" office:value-type="float" office:value="278.5" calcext:value-type="float">
            <text:p>278.5</text:p>
          </table:table-cell>
          <table:table-cell table:formula="of:=[.C1113]+900" office:value-type="float" office:value="1002600" calcext:value-type="float">
            <text:p>1002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14]/900" office:value-type="float" office:value="1114" calcext:value-type="float">
            <text:p>1114</text:p>
          </table:table-cell>
        </table:table-row>
        <table:table-row table:style-name="ro1">
          <table:table-cell table:formula="of:=[.C1115]/86400" office:value-type="float" office:value="11.6145833333333" calcext:value-type="float">
            <text:p>11.6145833333333</text:p>
          </table:table-cell>
          <table:table-cell table:formula="of:=[.C1115]/3600" office:value-type="float" office:value="278.75" calcext:value-type="float">
            <text:p>278.75</text:p>
          </table:table-cell>
          <table:table-cell table:formula="of:=[.C1114]+900" office:value-type="float" office:value="1003500" calcext:value-type="float">
            <text:p>1003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15]/900" office:value-type="float" office:value="1115" calcext:value-type="float">
            <text:p>1115</text:p>
          </table:table-cell>
        </table:table-row>
        <table:table-row table:style-name="ro1">
          <table:table-cell table:formula="of:=[.C1116]/86400" office:value-type="float" office:value="11.625" calcext:value-type="float">
            <text:p>11.625</text:p>
          </table:table-cell>
          <table:table-cell table:formula="of:=[.C1116]/3600" office:value-type="float" office:value="279" calcext:value-type="float">
            <text:p>279</text:p>
          </table:table-cell>
          <table:table-cell table:formula="of:=[.C1115]+900" office:value-type="float" office:value="1004400" calcext:value-type="float">
            <text:p>1004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16]/900" office:value-type="float" office:value="1116" calcext:value-type="float">
            <text:p>1116</text:p>
          </table:table-cell>
        </table:table-row>
        <table:table-row table:style-name="ro1">
          <table:table-cell table:formula="of:=[.C1117]/86400" office:value-type="float" office:value="11.6354166666667" calcext:value-type="float">
            <text:p>11.6354166666667</text:p>
          </table:table-cell>
          <table:table-cell table:formula="of:=[.C1117]/3600" office:value-type="float" office:value="279.25" calcext:value-type="float">
            <text:p>279.25</text:p>
          </table:table-cell>
          <table:table-cell table:formula="of:=[.C1116]+900" office:value-type="float" office:value="1005300" calcext:value-type="float">
            <text:p>1005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17]/900" office:value-type="float" office:value="1117" calcext:value-type="float">
            <text:p>1117</text:p>
          </table:table-cell>
        </table:table-row>
        <table:table-row table:style-name="ro1">
          <table:table-cell table:formula="of:=[.C1118]/86400" office:value-type="float" office:value="11.6458333333333" calcext:value-type="float">
            <text:p>11.6458333333333</text:p>
          </table:table-cell>
          <table:table-cell table:formula="of:=[.C1118]/3600" office:value-type="float" office:value="279.5" calcext:value-type="float">
            <text:p>279.5</text:p>
          </table:table-cell>
          <table:table-cell table:formula="of:=[.C1117]+900" office:value-type="float" office:value="1006200" calcext:value-type="float">
            <text:p>1006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18]/900" office:value-type="float" office:value="1118" calcext:value-type="float">
            <text:p>1118</text:p>
          </table:table-cell>
        </table:table-row>
        <table:table-row table:style-name="ro1">
          <table:table-cell table:formula="of:=[.C1119]/86400" office:value-type="float" office:value="11.65625" calcext:value-type="float">
            <text:p>11.65625</text:p>
          </table:table-cell>
          <table:table-cell table:formula="of:=[.C1119]/3600" office:value-type="float" office:value="279.75" calcext:value-type="float">
            <text:p>279.75</text:p>
          </table:table-cell>
          <table:table-cell table:formula="of:=[.C1118]+900" office:value-type="float" office:value="1007100" calcext:value-type="float">
            <text:p>1007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19]/900" office:value-type="float" office:value="1119" calcext:value-type="float">
            <text:p>1119</text:p>
          </table:table-cell>
        </table:table-row>
        <table:table-row table:style-name="ro1">
          <table:table-cell table:formula="of:=[.C1120]/86400" office:value-type="float" office:value="11.6666666666667" calcext:value-type="float">
            <text:p>11.6666666666667</text:p>
          </table:table-cell>
          <table:table-cell table:formula="of:=[.C1120]/3600" office:value-type="float" office:value="280" calcext:value-type="float">
            <text:p>280</text:p>
          </table:table-cell>
          <table:table-cell table:formula="of:=[.C1119]+900" office:value-type="float" office:value="1008000" calcext:value-type="float">
            <text:p>100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20]/900" office:value-type="float" office:value="1120" calcext:value-type="float">
            <text:p>1120</text:p>
          </table:table-cell>
        </table:table-row>
        <table:table-row table:style-name="ro1">
          <table:table-cell table:formula="of:=[.C1121]/86400" office:value-type="float" office:value="11.6770833333333" calcext:value-type="float">
            <text:p>11.6770833333333</text:p>
          </table:table-cell>
          <table:table-cell table:formula="of:=[.C1121]/3600" office:value-type="float" office:value="280.25" calcext:value-type="float">
            <text:p>280.25</text:p>
          </table:table-cell>
          <table:table-cell table:formula="of:=[.C1120]+900" office:value-type="float" office:value="1008900" calcext:value-type="float">
            <text:p>1008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21]/900" office:value-type="float" office:value="1121" calcext:value-type="float">
            <text:p>1121</text:p>
          </table:table-cell>
        </table:table-row>
        <table:table-row table:style-name="ro1">
          <table:table-cell table:formula="of:=[.C1122]/86400" office:value-type="float" office:value="11.6875" calcext:value-type="float">
            <text:p>11.6875</text:p>
          </table:table-cell>
          <table:table-cell table:formula="of:=[.C1122]/3600" office:value-type="float" office:value="280.5" calcext:value-type="float">
            <text:p>280.5</text:p>
          </table:table-cell>
          <table:table-cell table:formula="of:=[.C1121]+900" office:value-type="float" office:value="1009800" calcext:value-type="float">
            <text:p>1009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22]/900" office:value-type="float" office:value="1122" calcext:value-type="float">
            <text:p>1122</text:p>
          </table:table-cell>
        </table:table-row>
        <table:table-row table:style-name="ro1">
          <table:table-cell table:formula="of:=[.C1123]/86400" office:value-type="float" office:value="11.6979166666667" calcext:value-type="float">
            <text:p>11.6979166666667</text:p>
          </table:table-cell>
          <table:table-cell table:formula="of:=[.C1123]/3600" office:value-type="float" office:value="280.75" calcext:value-type="float">
            <text:p>280.75</text:p>
          </table:table-cell>
          <table:table-cell table:formula="of:=[.C1122]+900" office:value-type="float" office:value="1010700" calcext:value-type="float">
            <text:p>1010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23]/900" office:value-type="float" office:value="1123" calcext:value-type="float">
            <text:p>1123</text:p>
          </table:table-cell>
        </table:table-row>
        <table:table-row table:style-name="ro1">
          <table:table-cell table:formula="of:=[.C1124]/86400" office:value-type="float" office:value="11.7083333333333" calcext:value-type="float">
            <text:p>11.7083333333333</text:p>
          </table:table-cell>
          <table:table-cell table:formula="of:=[.C1124]/3600" office:value-type="float" office:value="281" calcext:value-type="float">
            <text:p>281</text:p>
          </table:table-cell>
          <table:table-cell table:formula="of:=[.C1123]+900" office:value-type="float" office:value="1011600" calcext:value-type="float">
            <text:p>1011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24]/900" office:value-type="float" office:value="1124" calcext:value-type="float">
            <text:p>1124</text:p>
          </table:table-cell>
        </table:table-row>
        <table:table-row table:style-name="ro1">
          <table:table-cell table:formula="of:=[.C1125]/86400" office:value-type="float" office:value="11.71875" calcext:value-type="float">
            <text:p>11.71875</text:p>
          </table:table-cell>
          <table:table-cell table:formula="of:=[.C1125]/3600" office:value-type="float" office:value="281.25" calcext:value-type="float">
            <text:p>281.25</text:p>
          </table:table-cell>
          <table:table-cell table:formula="of:=[.C1124]+900" office:value-type="float" office:value="1012500" calcext:value-type="float">
            <text:p>101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25]/900" office:value-type="float" office:value="1125" calcext:value-type="float">
            <text:p>1125</text:p>
          </table:table-cell>
        </table:table-row>
        <table:table-row table:style-name="ro1">
          <table:table-cell table:formula="of:=[.C1126]/86400" office:value-type="float" office:value="11.7291666666667" calcext:value-type="float">
            <text:p>11.7291666666667</text:p>
          </table:table-cell>
          <table:table-cell table:formula="of:=[.C1126]/3600" office:value-type="float" office:value="281.5" calcext:value-type="float">
            <text:p>281.5</text:p>
          </table:table-cell>
          <table:table-cell table:formula="of:=[.C1125]+900" office:value-type="float" office:value="1013400" calcext:value-type="float">
            <text:p>1013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26]/900" office:value-type="float" office:value="1126" calcext:value-type="float">
            <text:p>1126</text:p>
          </table:table-cell>
        </table:table-row>
        <table:table-row table:style-name="ro1">
          <table:table-cell table:formula="of:=[.C1127]/86400" office:value-type="float" office:value="11.7395833333333" calcext:value-type="float">
            <text:p>11.7395833333333</text:p>
          </table:table-cell>
          <table:table-cell table:formula="of:=[.C1127]/3600" office:value-type="float" office:value="281.75" calcext:value-type="float">
            <text:p>281.75</text:p>
          </table:table-cell>
          <table:table-cell table:formula="of:=[.C1126]+900" office:value-type="float" office:value="1014300" calcext:value-type="float">
            <text:p>1014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27]/900" office:value-type="float" office:value="1127" calcext:value-type="float">
            <text:p>1127</text:p>
          </table:table-cell>
        </table:table-row>
        <table:table-row table:style-name="ro1">
          <table:table-cell table:formula="of:=[.C1128]/86400" office:value-type="float" office:value="11.75" calcext:value-type="float">
            <text:p>11.75</text:p>
          </table:table-cell>
          <table:table-cell table:formula="of:=[.C1128]/3600" office:value-type="float" office:value="282" calcext:value-type="float">
            <text:p>282</text:p>
          </table:table-cell>
          <table:table-cell table:formula="of:=[.C1127]+900" office:value-type="float" office:value="1015200" calcext:value-type="float">
            <text:p>1015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28]/900" office:value-type="float" office:value="1128" calcext:value-type="float">
            <text:p>1128</text:p>
          </table:table-cell>
        </table:table-row>
        <table:table-row table:style-name="ro1">
          <table:table-cell table:formula="of:=[.C1129]/86400" office:value-type="float" office:value="11.7604166666667" calcext:value-type="float">
            <text:p>11.7604166666667</text:p>
          </table:table-cell>
          <table:table-cell table:formula="of:=[.C1129]/3600" office:value-type="float" office:value="282.25" calcext:value-type="float">
            <text:p>282.25</text:p>
          </table:table-cell>
          <table:table-cell table:formula="of:=[.C1128]+900" office:value-type="float" office:value="1016100" calcext:value-type="float">
            <text:p>1016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29]/900" office:value-type="float" office:value="1129" calcext:value-type="float">
            <text:p>1129</text:p>
          </table:table-cell>
        </table:table-row>
        <table:table-row table:style-name="ro1">
          <table:table-cell table:formula="of:=[.C1130]/86400" office:value-type="float" office:value="11.7708333333333" calcext:value-type="float">
            <text:p>11.7708333333333</text:p>
          </table:table-cell>
          <table:table-cell table:formula="of:=[.C1130]/3600" office:value-type="float" office:value="282.5" calcext:value-type="float">
            <text:p>282.5</text:p>
          </table:table-cell>
          <table:table-cell table:formula="of:=[.C1129]+900" office:value-type="float" office:value="1017000" calcext:value-type="float">
            <text:p>101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30]/900" office:value-type="float" office:value="1130" calcext:value-type="float">
            <text:p>1130</text:p>
          </table:table-cell>
        </table:table-row>
        <table:table-row table:style-name="ro1">
          <table:table-cell table:formula="of:=[.C1131]/86400" office:value-type="float" office:value="11.78125" calcext:value-type="float">
            <text:p>11.78125</text:p>
          </table:table-cell>
          <table:table-cell table:formula="of:=[.C1131]/3600" office:value-type="float" office:value="282.75" calcext:value-type="float">
            <text:p>282.75</text:p>
          </table:table-cell>
          <table:table-cell table:formula="of:=[.C1130]+900" office:value-type="float" office:value="1017900" calcext:value-type="float">
            <text:p>1017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31]/900" office:value-type="float" office:value="1131" calcext:value-type="float">
            <text:p>1131</text:p>
          </table:table-cell>
        </table:table-row>
        <table:table-row table:style-name="ro1">
          <table:table-cell table:formula="of:=[.C1132]/86400" office:value-type="float" office:value="11.7916666666667" calcext:value-type="float">
            <text:p>11.7916666666667</text:p>
          </table:table-cell>
          <table:table-cell table:formula="of:=[.C1132]/3600" office:value-type="float" office:value="283" calcext:value-type="float">
            <text:p>283</text:p>
          </table:table-cell>
          <table:table-cell table:formula="of:=[.C1131]+900" office:value-type="float" office:value="1018800" calcext:value-type="float">
            <text:p>1018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32]/900" office:value-type="float" office:value="1132" calcext:value-type="float">
            <text:p>1132</text:p>
          </table:table-cell>
        </table:table-row>
        <table:table-row table:style-name="ro1">
          <table:table-cell table:formula="of:=[.C1133]/86400" office:value-type="float" office:value="11.8020833333333" calcext:value-type="float">
            <text:p>11.8020833333333</text:p>
          </table:table-cell>
          <table:table-cell table:formula="of:=[.C1133]/3600" office:value-type="float" office:value="283.25" calcext:value-type="float">
            <text:p>283.25</text:p>
          </table:table-cell>
          <table:table-cell table:formula="of:=[.C1132]+900" office:value-type="float" office:value="1019700" calcext:value-type="float">
            <text:p>1019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33]/900" office:value-type="float" office:value="1133" calcext:value-type="float">
            <text:p>1133</text:p>
          </table:table-cell>
        </table:table-row>
        <table:table-row table:style-name="ro1">
          <table:table-cell table:formula="of:=[.C1134]/86400" office:value-type="float" office:value="11.8125" calcext:value-type="float">
            <text:p>11.8125</text:p>
          </table:table-cell>
          <table:table-cell table:formula="of:=[.C1134]/3600" office:value-type="float" office:value="283.5" calcext:value-type="float">
            <text:p>283.5</text:p>
          </table:table-cell>
          <table:table-cell table:formula="of:=[.C1133]+900" office:value-type="float" office:value="1020600" calcext:value-type="float">
            <text:p>1020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34]/900" office:value-type="float" office:value="1134" calcext:value-type="float">
            <text:p>1134</text:p>
          </table:table-cell>
        </table:table-row>
        <table:table-row table:style-name="ro1">
          <table:table-cell table:formula="of:=[.C1135]/86400" office:value-type="float" office:value="11.8229166666667" calcext:value-type="float">
            <text:p>11.8229166666667</text:p>
          </table:table-cell>
          <table:table-cell table:formula="of:=[.C1135]/3600" office:value-type="float" office:value="283.75" calcext:value-type="float">
            <text:p>283.75</text:p>
          </table:table-cell>
          <table:table-cell table:formula="of:=[.C1134]+900" office:value-type="float" office:value="1021500" calcext:value-type="float">
            <text:p>1021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35]/900" office:value-type="float" office:value="1135" calcext:value-type="float">
            <text:p>1135</text:p>
          </table:table-cell>
        </table:table-row>
        <table:table-row table:style-name="ro1">
          <table:table-cell table:formula="of:=[.C1136]/86400" office:value-type="float" office:value="11.8333333333333" calcext:value-type="float">
            <text:p>11.8333333333333</text:p>
          </table:table-cell>
          <table:table-cell table:formula="of:=[.C1136]/3600" office:value-type="float" office:value="284" calcext:value-type="float">
            <text:p>284</text:p>
          </table:table-cell>
          <table:table-cell table:formula="of:=[.C1135]+900" office:value-type="float" office:value="1022400" calcext:value-type="float">
            <text:p>102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36]/900" office:value-type="float" office:value="1136" calcext:value-type="float">
            <text:p>1136</text:p>
          </table:table-cell>
        </table:table-row>
        <table:table-row table:style-name="ro1">
          <table:table-cell table:formula="of:=[.C1137]/86400" office:value-type="float" office:value="11.84375" calcext:value-type="float">
            <text:p>11.84375</text:p>
          </table:table-cell>
          <table:table-cell table:formula="of:=[.C1137]/3600" office:value-type="float" office:value="284.25" calcext:value-type="float">
            <text:p>284.25</text:p>
          </table:table-cell>
          <table:table-cell table:formula="of:=[.C1136]+900" office:value-type="float" office:value="1023300" calcext:value-type="float">
            <text:p>102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37]/900" office:value-type="float" office:value="1137" calcext:value-type="float">
            <text:p>1137</text:p>
          </table:table-cell>
        </table:table-row>
        <table:table-row table:style-name="ro1">
          <table:table-cell table:formula="of:=[.C1138]/86400" office:value-type="float" office:value="11.8541666666667" calcext:value-type="float">
            <text:p>11.8541666666667</text:p>
          </table:table-cell>
          <table:table-cell table:formula="of:=[.C1138]/3600" office:value-type="float" office:value="284.5" calcext:value-type="float">
            <text:p>284.5</text:p>
          </table:table-cell>
          <table:table-cell table:formula="of:=[.C1137]+900" office:value-type="float" office:value="1024200" calcext:value-type="float">
            <text:p>102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38]/900" office:value-type="float" office:value="1138" calcext:value-type="float">
            <text:p>1138</text:p>
          </table:table-cell>
        </table:table-row>
        <table:table-row table:style-name="ro1">
          <table:table-cell table:formula="of:=[.C1139]/86400" office:value-type="float" office:value="11.8645833333333" calcext:value-type="float">
            <text:p>11.8645833333333</text:p>
          </table:table-cell>
          <table:table-cell table:formula="of:=[.C1139]/3600" office:value-type="float" office:value="284.75" calcext:value-type="float">
            <text:p>284.75</text:p>
          </table:table-cell>
          <table:table-cell table:formula="of:=[.C1138]+900" office:value-type="float" office:value="1025100" calcext:value-type="float">
            <text:p>102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39]/900" office:value-type="float" office:value="1139" calcext:value-type="float">
            <text:p>1139</text:p>
          </table:table-cell>
        </table:table-row>
        <table:table-row table:style-name="ro1">
          <table:table-cell table:formula="of:=[.C1140]/86400" office:value-type="float" office:value="11.875" calcext:value-type="float">
            <text:p>11.875</text:p>
          </table:table-cell>
          <table:table-cell table:formula="of:=[.C1140]/3600" office:value-type="float" office:value="285" calcext:value-type="float">
            <text:p>285</text:p>
          </table:table-cell>
          <table:table-cell table:formula="of:=[.C1139]+900" office:value-type="float" office:value="1026000" calcext:value-type="float">
            <text:p>102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40]/900" office:value-type="float" office:value="1140" calcext:value-type="float">
            <text:p>1140</text:p>
          </table:table-cell>
        </table:table-row>
        <table:table-row table:style-name="ro1">
          <table:table-cell table:formula="of:=[.C1141]/86400" office:value-type="float" office:value="11.8854166666667" calcext:value-type="float">
            <text:p>11.8854166666667</text:p>
          </table:table-cell>
          <table:table-cell table:formula="of:=[.C1141]/3600" office:value-type="float" office:value="285.25" calcext:value-type="float">
            <text:p>285.25</text:p>
          </table:table-cell>
          <table:table-cell table:formula="of:=[.C1140]+900" office:value-type="float" office:value="1026900" calcext:value-type="float">
            <text:p>102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41]/900" office:value-type="float" office:value="1141" calcext:value-type="float">
            <text:p>1141</text:p>
          </table:table-cell>
        </table:table-row>
        <table:table-row table:style-name="ro1">
          <table:table-cell table:formula="of:=[.C1142]/86400" office:value-type="float" office:value="11.8958333333333" calcext:value-type="float">
            <text:p>11.8958333333333</text:p>
          </table:table-cell>
          <table:table-cell table:formula="of:=[.C1142]/3600" office:value-type="float" office:value="285.5" calcext:value-type="float">
            <text:p>285.5</text:p>
          </table:table-cell>
          <table:table-cell table:formula="of:=[.C1141]+900" office:value-type="float" office:value="1027800" calcext:value-type="float">
            <text:p>102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42]/900" office:value-type="float" office:value="1142" calcext:value-type="float">
            <text:p>1142</text:p>
          </table:table-cell>
        </table:table-row>
        <table:table-row table:style-name="ro1">
          <table:table-cell table:formula="of:=[.C1143]/86400" office:value-type="float" office:value="11.90625" calcext:value-type="float">
            <text:p>11.90625</text:p>
          </table:table-cell>
          <table:table-cell table:formula="of:=[.C1143]/3600" office:value-type="float" office:value="285.75" calcext:value-type="float">
            <text:p>285.75</text:p>
          </table:table-cell>
          <table:table-cell table:formula="of:=[.C1142]+900" office:value-type="float" office:value="1028700" calcext:value-type="float">
            <text:p>102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43]/900" office:value-type="float" office:value="1143" calcext:value-type="float">
            <text:p>1143</text:p>
          </table:table-cell>
        </table:table-row>
        <table:table-row table:style-name="ro1">
          <table:table-cell table:formula="of:=[.C1144]/86400" office:value-type="float" office:value="11.9166666666667" calcext:value-type="float">
            <text:p>11.9166666666667</text:p>
          </table:table-cell>
          <table:table-cell table:formula="of:=[.C1144]/3600" office:value-type="float" office:value="286" calcext:value-type="float">
            <text:p>286</text:p>
          </table:table-cell>
          <table:table-cell table:formula="of:=[.C1143]+900" office:value-type="float" office:value="1029600" calcext:value-type="float">
            <text:p>102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44]/900" office:value-type="float" office:value="1144" calcext:value-type="float">
            <text:p>1144</text:p>
          </table:table-cell>
        </table:table-row>
        <table:table-row table:style-name="ro1">
          <table:table-cell table:formula="of:=[.C1145]/86400" office:value-type="float" office:value="11.9270833333333" calcext:value-type="float">
            <text:p>11.9270833333333</text:p>
          </table:table-cell>
          <table:table-cell table:formula="of:=[.C1145]/3600" office:value-type="float" office:value="286.25" calcext:value-type="float">
            <text:p>286.25</text:p>
          </table:table-cell>
          <table:table-cell table:formula="of:=[.C1144]+900" office:value-type="float" office:value="1030500" calcext:value-type="float">
            <text:p>103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45]/900" office:value-type="float" office:value="1145" calcext:value-type="float">
            <text:p>1145</text:p>
          </table:table-cell>
        </table:table-row>
        <table:table-row table:style-name="ro1">
          <table:table-cell table:formula="of:=[.C1146]/86400" office:value-type="float" office:value="11.9375" calcext:value-type="float">
            <text:p>11.9375</text:p>
          </table:table-cell>
          <table:table-cell table:formula="of:=[.C1146]/3600" office:value-type="float" office:value="286.5" calcext:value-type="float">
            <text:p>286.5</text:p>
          </table:table-cell>
          <table:table-cell table:formula="of:=[.C1145]+900" office:value-type="float" office:value="1031400" calcext:value-type="float">
            <text:p>103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46]/900" office:value-type="float" office:value="1146" calcext:value-type="float">
            <text:p>1146</text:p>
          </table:table-cell>
        </table:table-row>
        <table:table-row table:style-name="ro1">
          <table:table-cell table:formula="of:=[.C1147]/86400" office:value-type="float" office:value="11.9479166666667" calcext:value-type="float">
            <text:p>11.9479166666667</text:p>
          </table:table-cell>
          <table:table-cell table:formula="of:=[.C1147]/3600" office:value-type="float" office:value="286.75" calcext:value-type="float">
            <text:p>286.75</text:p>
          </table:table-cell>
          <table:table-cell table:formula="of:=[.C1146]+900" office:value-type="float" office:value="1032300" calcext:value-type="float">
            <text:p>103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47]/900" office:value-type="float" office:value="1147" calcext:value-type="float">
            <text:p>1147</text:p>
          </table:table-cell>
        </table:table-row>
        <table:table-row table:style-name="ro1">
          <table:table-cell table:formula="of:=[.C1148]/86400" office:value-type="float" office:value="11.9583333333333" calcext:value-type="float">
            <text:p>11.9583333333333</text:p>
          </table:table-cell>
          <table:table-cell table:formula="of:=[.C1148]/3600" office:value-type="float" office:value="287" calcext:value-type="float">
            <text:p>287</text:p>
          </table:table-cell>
          <table:table-cell table:formula="of:=[.C1147]+900" office:value-type="float" office:value="1033200" calcext:value-type="float">
            <text:p>103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48]/900" office:value-type="float" office:value="1148" calcext:value-type="float">
            <text:p>1148</text:p>
          </table:table-cell>
        </table:table-row>
        <table:table-row table:style-name="ro1">
          <table:table-cell table:formula="of:=[.C1149]/86400" office:value-type="float" office:value="11.96875" calcext:value-type="float">
            <text:p>11.96875</text:p>
          </table:table-cell>
          <table:table-cell table:formula="of:=[.C1149]/3600" office:value-type="float" office:value="287.25" calcext:value-type="float">
            <text:p>287.25</text:p>
          </table:table-cell>
          <table:table-cell table:formula="of:=[.C1148]+900" office:value-type="float" office:value="1034100" calcext:value-type="float">
            <text:p>103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49]/900" office:value-type="float" office:value="1149" calcext:value-type="float">
            <text:p>1149</text:p>
          </table:table-cell>
        </table:table-row>
        <table:table-row table:style-name="ro1">
          <table:table-cell table:formula="of:=[.C1150]/86400" office:value-type="float" office:value="11.9791666666667" calcext:value-type="float">
            <text:p>11.9791666666667</text:p>
          </table:table-cell>
          <table:table-cell table:formula="of:=[.C1150]/3600" office:value-type="float" office:value="287.5" calcext:value-type="float">
            <text:p>287.5</text:p>
          </table:table-cell>
          <table:table-cell table:formula="of:=[.C1149]+900" office:value-type="float" office:value="1035000" calcext:value-type="float">
            <text:p>103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50]/900" office:value-type="float" office:value="1150" calcext:value-type="float">
            <text:p>1150</text:p>
          </table:table-cell>
        </table:table-row>
        <table:table-row table:style-name="ro1">
          <table:table-cell table:formula="of:=[.C1151]/86400" office:value-type="float" office:value="11.9895833333333" calcext:value-type="float">
            <text:p>11.9895833333333</text:p>
          </table:table-cell>
          <table:table-cell table:formula="of:=[.C1151]/3600" office:value-type="float" office:value="287.75" calcext:value-type="float">
            <text:p>287.75</text:p>
          </table:table-cell>
          <table:table-cell table:formula="of:=[.C1150]+900" office:value-type="float" office:value="1035900" calcext:value-type="float">
            <text:p>103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51]/900" office:value-type="float" office:value="1151" calcext:value-type="float">
            <text:p>1151</text:p>
          </table:table-cell>
        </table:table-row>
        <table:table-row table:style-name="ro1">
          <table:table-cell table:formula="of:=[.C1152]/86400" office:value-type="float" office:value="12" calcext:value-type="float">
            <text:p>12</text:p>
          </table:table-cell>
          <table:table-cell table:formula="of:=[.C1152]/3600" office:value-type="float" office:value="288" calcext:value-type="float">
            <text:p>288</text:p>
          </table:table-cell>
          <table:table-cell table:formula="of:=[.C1151]+900" office:value-type="float" office:value="1036800" calcext:value-type="float">
            <text:p>103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52]/900" office:value-type="float" office:value="1152" calcext:value-type="float">
            <text:p>1152</text:p>
          </table:table-cell>
        </table:table-row>
        <table:table-row table:style-name="ro1">
          <table:table-cell table:formula="of:=[.C1153]/86400" office:value-type="float" office:value="12.0104166666667" calcext:value-type="float">
            <text:p>12.0104166666667</text:p>
          </table:table-cell>
          <table:table-cell table:formula="of:=[.C1153]/3600" office:value-type="float" office:value="288.25" calcext:value-type="float">
            <text:p>288.25</text:p>
          </table:table-cell>
          <table:table-cell table:formula="of:=[.C1152]+900" office:value-type="float" office:value="1037700" calcext:value-type="float">
            <text:p>103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53]/900" office:value-type="float" office:value="1153" calcext:value-type="float">
            <text:p>1153</text:p>
          </table:table-cell>
        </table:table-row>
        <table:table-row table:style-name="ro1">
          <table:table-cell table:formula="of:=[.C1154]/86400" office:value-type="float" office:value="12.0208333333333" calcext:value-type="float">
            <text:p>12.0208333333333</text:p>
          </table:table-cell>
          <table:table-cell table:formula="of:=[.C1154]/3600" office:value-type="float" office:value="288.5" calcext:value-type="float">
            <text:p>288.5</text:p>
          </table:table-cell>
          <table:table-cell table:formula="of:=[.C1153]+900" office:value-type="float" office:value="1038600" calcext:value-type="float">
            <text:p>103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54]/900" office:value-type="float" office:value="1154" calcext:value-type="float">
            <text:p>1154</text:p>
          </table:table-cell>
        </table:table-row>
        <table:table-row table:style-name="ro1">
          <table:table-cell table:formula="of:=[.C1155]/86400" office:value-type="float" office:value="12.03125" calcext:value-type="float">
            <text:p>12.03125</text:p>
          </table:table-cell>
          <table:table-cell table:formula="of:=[.C1155]/3600" office:value-type="float" office:value="288.75" calcext:value-type="float">
            <text:p>288.75</text:p>
          </table:table-cell>
          <table:table-cell table:formula="of:=[.C1154]+900" office:value-type="float" office:value="1039500" calcext:value-type="float">
            <text:p>103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55]/900" office:value-type="float" office:value="1155" calcext:value-type="float">
            <text:p>1155</text:p>
          </table:table-cell>
        </table:table-row>
        <table:table-row table:style-name="ro1">
          <table:table-cell table:formula="of:=[.C1156]/86400" office:value-type="float" office:value="12.0416666666667" calcext:value-type="float">
            <text:p>12.0416666666667</text:p>
          </table:table-cell>
          <table:table-cell table:formula="of:=[.C1156]/3600" office:value-type="float" office:value="289" calcext:value-type="float">
            <text:p>289</text:p>
          </table:table-cell>
          <table:table-cell table:formula="of:=[.C1155]+900" office:value-type="float" office:value="1040400" calcext:value-type="float">
            <text:p>104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56]/900" office:value-type="float" office:value="1156" calcext:value-type="float">
            <text:p>1156</text:p>
          </table:table-cell>
        </table:table-row>
        <table:table-row table:style-name="ro1">
          <table:table-cell table:formula="of:=[.C1157]/86400" office:value-type="float" office:value="12.0520833333333" calcext:value-type="float">
            <text:p>12.0520833333333</text:p>
          </table:table-cell>
          <table:table-cell table:formula="of:=[.C1157]/3600" office:value-type="float" office:value="289.25" calcext:value-type="float">
            <text:p>289.25</text:p>
          </table:table-cell>
          <table:table-cell table:formula="of:=[.C1156]+900" office:value-type="float" office:value="1041300" calcext:value-type="float">
            <text:p>1041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5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57]/900" office:value-type="float" office:value="1157" calcext:value-type="float">
            <text:p>1157</text:p>
          </table:table-cell>
        </table:table-row>
        <table:table-row table:style-name="ro1">
          <table:table-cell table:formula="of:=[.C1158]/86400" office:value-type="float" office:value="12.0625" calcext:value-type="float">
            <text:p>12.0625</text:p>
          </table:table-cell>
          <table:table-cell table:formula="of:=[.C1158]/3600" office:value-type="float" office:value="289.5" calcext:value-type="float">
            <text:p>289.5</text:p>
          </table:table-cell>
          <table:table-cell table:formula="of:=[.C1157]+900" office:value-type="float" office:value="1042200" calcext:value-type="float">
            <text:p>1042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5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58]/900" office:value-type="float" office:value="1158" calcext:value-type="float">
            <text:p>1158</text:p>
          </table:table-cell>
        </table:table-row>
        <table:table-row table:style-name="ro1">
          <table:table-cell table:formula="of:=[.C1159]/86400" office:value-type="float" office:value="12.0729166666667" calcext:value-type="float">
            <text:p>12.0729166666667</text:p>
          </table:table-cell>
          <table:table-cell table:formula="of:=[.C1159]/3600" office:value-type="float" office:value="289.75" calcext:value-type="float">
            <text:p>289.75</text:p>
          </table:table-cell>
          <table:table-cell table:formula="of:=[.C1158]+900" office:value-type="float" office:value="1043100" calcext:value-type="float">
            <text:p>1043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5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59]/900" office:value-type="float" office:value="1159" calcext:value-type="float">
            <text:p>1159</text:p>
          </table:table-cell>
        </table:table-row>
        <table:table-row table:style-name="ro1">
          <table:table-cell table:formula="of:=[.C1160]/86400" office:value-type="float" office:value="12.0833333333333" calcext:value-type="float">
            <text:p>12.0833333333333</text:p>
          </table:table-cell>
          <table:table-cell table:formula="of:=[.C1160]/3600" office:value-type="float" office:value="290" calcext:value-type="float">
            <text:p>290</text:p>
          </table:table-cell>
          <table:table-cell table:formula="of:=[.C1159]+900" office:value-type="float" office:value="1044000" calcext:value-type="float">
            <text:p>1044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60]/900" office:value-type="float" office:value="1160" calcext:value-type="float">
            <text:p>1160</text:p>
          </table:table-cell>
        </table:table-row>
        <table:table-row table:style-name="ro1">
          <table:table-cell table:formula="of:=[.C1161]/86400" office:value-type="float" office:value="12.09375" calcext:value-type="float">
            <text:p>12.09375</text:p>
          </table:table-cell>
          <table:table-cell table:formula="of:=[.C1161]/3600" office:value-type="float" office:value="290.25" calcext:value-type="float">
            <text:p>290.25</text:p>
          </table:table-cell>
          <table:table-cell table:formula="of:=[.C1160]+900" office:value-type="float" office:value="1044900" calcext:value-type="float">
            <text:p>1044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61]/900" office:value-type="float" office:value="1161" calcext:value-type="float">
            <text:p>1161</text:p>
          </table:table-cell>
        </table:table-row>
        <table:table-row table:style-name="ro1">
          <table:table-cell table:formula="of:=[.C1162]/86400" office:value-type="float" office:value="12.1041666666667" calcext:value-type="float">
            <text:p>12.1041666666667</text:p>
          </table:table-cell>
          <table:table-cell table:formula="of:=[.C1162]/3600" office:value-type="float" office:value="290.5" calcext:value-type="float">
            <text:p>290.5</text:p>
          </table:table-cell>
          <table:table-cell table:formula="of:=[.C1161]+900" office:value-type="float" office:value="1045800" calcext:value-type="float">
            <text:p>1045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62]/900" office:value-type="float" office:value="1162" calcext:value-type="float">
            <text:p>1162</text:p>
          </table:table-cell>
        </table:table-row>
        <table:table-row table:style-name="ro1">
          <table:table-cell table:formula="of:=[.C1163]/86400" office:value-type="float" office:value="12.1145833333333" calcext:value-type="float">
            <text:p>12.1145833333333</text:p>
          </table:table-cell>
          <table:table-cell table:formula="of:=[.C1163]/3600" office:value-type="float" office:value="290.75" calcext:value-type="float">
            <text:p>290.75</text:p>
          </table:table-cell>
          <table:table-cell table:formula="of:=[.C1162]+900" office:value-type="float" office:value="1046700" calcext:value-type="float">
            <text:p>1046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63]/900" office:value-type="float" office:value="1163" calcext:value-type="float">
            <text:p>1163</text:p>
          </table:table-cell>
        </table:table-row>
        <table:table-row table:style-name="ro1">
          <table:table-cell table:formula="of:=[.C1164]/86400" office:value-type="float" office:value="12.125" calcext:value-type="float">
            <text:p>12.125</text:p>
          </table:table-cell>
          <table:table-cell table:formula="of:=[.C1164]/3600" office:value-type="float" office:value="291" calcext:value-type="float">
            <text:p>291</text:p>
          </table:table-cell>
          <table:table-cell table:formula="of:=[.C1163]+900" office:value-type="float" office:value="1047600" calcext:value-type="float">
            <text:p>1047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64]/900" office:value-type="float" office:value="1164" calcext:value-type="float">
            <text:p>1164</text:p>
          </table:table-cell>
        </table:table-row>
        <table:table-row table:style-name="ro1">
          <table:table-cell table:formula="of:=[.C1165]/86400" office:value-type="float" office:value="12.1354166666667" calcext:value-type="float">
            <text:p>12.1354166666667</text:p>
          </table:table-cell>
          <table:table-cell table:formula="of:=[.C1165]/3600" office:value-type="float" office:value="291.25" calcext:value-type="float">
            <text:p>291.25</text:p>
          </table:table-cell>
          <table:table-cell table:formula="of:=[.C1164]+900" office:value-type="float" office:value="1048500" calcext:value-type="float">
            <text:p>1048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65]/900" office:value-type="float" office:value="1165" calcext:value-type="float">
            <text:p>1165</text:p>
          </table:table-cell>
        </table:table-row>
        <table:table-row table:style-name="ro1">
          <table:table-cell table:formula="of:=[.C1166]/86400" office:value-type="float" office:value="12.1458333333333" calcext:value-type="float">
            <text:p>12.1458333333333</text:p>
          </table:table-cell>
          <table:table-cell table:formula="of:=[.C1166]/3600" office:value-type="float" office:value="291.5" calcext:value-type="float">
            <text:p>291.5</text:p>
          </table:table-cell>
          <table:table-cell table:formula="of:=[.C1165]+900" office:value-type="float" office:value="1049400" calcext:value-type="float">
            <text:p>1049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66]/900" office:value-type="float" office:value="1166" calcext:value-type="float">
            <text:p>1166</text:p>
          </table:table-cell>
        </table:table-row>
        <table:table-row table:style-name="ro1">
          <table:table-cell table:formula="of:=[.C1167]/86400" office:value-type="float" office:value="12.15625" calcext:value-type="float">
            <text:p>12.15625</text:p>
          </table:table-cell>
          <table:table-cell table:formula="of:=[.C1167]/3600" office:value-type="float" office:value="291.75" calcext:value-type="float">
            <text:p>291.75</text:p>
          </table:table-cell>
          <table:table-cell table:formula="of:=[.C1166]+900" office:value-type="float" office:value="1050300" calcext:value-type="float">
            <text:p>1050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67]/900" office:value-type="float" office:value="1167" calcext:value-type="float">
            <text:p>1167</text:p>
          </table:table-cell>
        </table:table-row>
        <table:table-row table:style-name="ro1">
          <table:table-cell table:formula="of:=[.C1168]/86400" office:value-type="float" office:value="12.1666666666667" calcext:value-type="float">
            <text:p>12.1666666666667</text:p>
          </table:table-cell>
          <table:table-cell table:formula="of:=[.C1168]/3600" office:value-type="float" office:value="292" calcext:value-type="float">
            <text:p>292</text:p>
          </table:table-cell>
          <table:table-cell table:formula="of:=[.C1167]+900" office:value-type="float" office:value="1051200" calcext:value-type="float">
            <text:p>1051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68]/900" office:value-type="float" office:value="1168" calcext:value-type="float">
            <text:p>1168</text:p>
          </table:table-cell>
        </table:table-row>
        <table:table-row table:style-name="ro1">
          <table:table-cell table:formula="of:=[.C1169]/86400" office:value-type="float" office:value="12.1770833333333" calcext:value-type="float">
            <text:p>12.1770833333333</text:p>
          </table:table-cell>
          <table:table-cell table:formula="of:=[.C1169]/3600" office:value-type="float" office:value="292.25" calcext:value-type="float">
            <text:p>292.25</text:p>
          </table:table-cell>
          <table:table-cell table:formula="of:=[.C1168]+900" office:value-type="float" office:value="1052100" calcext:value-type="float">
            <text:p>1052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69]/900" office:value-type="float" office:value="1169" calcext:value-type="float">
            <text:p>1169</text:p>
          </table:table-cell>
        </table:table-row>
        <table:table-row table:style-name="ro1">
          <table:table-cell table:formula="of:=[.C1170]/86400" office:value-type="float" office:value="12.1875" calcext:value-type="float">
            <text:p>12.1875</text:p>
          </table:table-cell>
          <table:table-cell table:formula="of:=[.C1170]/3600" office:value-type="float" office:value="292.5" calcext:value-type="float">
            <text:p>292.5</text:p>
          </table:table-cell>
          <table:table-cell table:formula="of:=[.C1169]+900" office:value-type="float" office:value="1053000" calcext:value-type="float">
            <text:p>105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70]/900" office:value-type="float" office:value="1170" calcext:value-type="float">
            <text:p>1170</text:p>
          </table:table-cell>
        </table:table-row>
        <table:table-row table:style-name="ro1">
          <table:table-cell table:formula="of:=[.C1171]/86400" office:value-type="float" office:value="12.1979166666667" calcext:value-type="float">
            <text:p>12.1979166666667</text:p>
          </table:table-cell>
          <table:table-cell table:formula="of:=[.C1171]/3600" office:value-type="float" office:value="292.75" calcext:value-type="float">
            <text:p>292.75</text:p>
          </table:table-cell>
          <table:table-cell table:formula="of:=[.C1170]+900" office:value-type="float" office:value="1053900" calcext:value-type="float">
            <text:p>1053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71]/900" office:value-type="float" office:value="1171" calcext:value-type="float">
            <text:p>1171</text:p>
          </table:table-cell>
        </table:table-row>
        <table:table-row table:style-name="ro1">
          <table:table-cell table:formula="of:=[.C1172]/86400" office:value-type="float" office:value="12.2083333333333" calcext:value-type="float">
            <text:p>12.2083333333333</text:p>
          </table:table-cell>
          <table:table-cell table:formula="of:=[.C1172]/3600" office:value-type="float" office:value="293" calcext:value-type="float">
            <text:p>293</text:p>
          </table:table-cell>
          <table:table-cell table:formula="of:=[.C1171]+900" office:value-type="float" office:value="1054800" calcext:value-type="float">
            <text:p>1054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72]/900" office:value-type="float" office:value="1172" calcext:value-type="float">
            <text:p>1172</text:p>
          </table:table-cell>
        </table:table-row>
        <table:table-row table:style-name="ro1">
          <table:table-cell table:formula="of:=[.C1173]/86400" office:value-type="float" office:value="12.21875" calcext:value-type="float">
            <text:p>12.21875</text:p>
          </table:table-cell>
          <table:table-cell table:formula="of:=[.C1173]/3600" office:value-type="float" office:value="293.25" calcext:value-type="float">
            <text:p>293.25</text:p>
          </table:table-cell>
          <table:table-cell table:formula="of:=[.C1172]+900" office:value-type="float" office:value="1055700" calcext:value-type="float">
            <text:p>1055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73]/900" office:value-type="float" office:value="1173" calcext:value-type="float">
            <text:p>1173</text:p>
          </table:table-cell>
        </table:table-row>
        <table:table-row table:style-name="ro1">
          <table:table-cell table:formula="of:=[.C1174]/86400" office:value-type="float" office:value="12.2291666666667" calcext:value-type="float">
            <text:p>12.2291666666667</text:p>
          </table:table-cell>
          <table:table-cell table:formula="of:=[.C1174]/3600" office:value-type="float" office:value="293.5" calcext:value-type="float">
            <text:p>293.5</text:p>
          </table:table-cell>
          <table:table-cell table:formula="of:=[.C1173]+900" office:value-type="float" office:value="1056600" calcext:value-type="float">
            <text:p>1056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74]/900" office:value-type="float" office:value="1174" calcext:value-type="float">
            <text:p>1174</text:p>
          </table:table-cell>
        </table:table-row>
        <table:table-row table:style-name="ro1">
          <table:table-cell table:formula="of:=[.C1175]/86400" office:value-type="float" office:value="12.2395833333333" calcext:value-type="float">
            <text:p>12.2395833333333</text:p>
          </table:table-cell>
          <table:table-cell table:formula="of:=[.C1175]/3600" office:value-type="float" office:value="293.75" calcext:value-type="float">
            <text:p>293.75</text:p>
          </table:table-cell>
          <table:table-cell table:formula="of:=[.C1174]+900" office:value-type="float" office:value="1057500" calcext:value-type="float">
            <text:p>1057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75]/900" office:value-type="float" office:value="1175" calcext:value-type="float">
            <text:p>1175</text:p>
          </table:table-cell>
        </table:table-row>
        <table:table-row table:style-name="ro1">
          <table:table-cell table:formula="of:=[.C1176]/86400" office:value-type="float" office:value="12.25" calcext:value-type="float">
            <text:p>12.25</text:p>
          </table:table-cell>
          <table:table-cell table:formula="of:=[.C1176]/3600" office:value-type="float" office:value="294" calcext:value-type="float">
            <text:p>294</text:p>
          </table:table-cell>
          <table:table-cell table:formula="of:=[.C1175]+900" office:value-type="float" office:value="1058400" calcext:value-type="float">
            <text:p>1058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76]/900" office:value-type="float" office:value="1176" calcext:value-type="float">
            <text:p>1176</text:p>
          </table:table-cell>
        </table:table-row>
        <table:table-row table:style-name="ro1">
          <table:table-cell table:formula="of:=[.C1177]/86400" office:value-type="float" office:value="12.2604166666667" calcext:value-type="float">
            <text:p>12.2604166666667</text:p>
          </table:table-cell>
          <table:table-cell table:formula="of:=[.C1177]/3600" office:value-type="float" office:value="294.25" calcext:value-type="float">
            <text:p>294.25</text:p>
          </table:table-cell>
          <table:table-cell table:formula="of:=[.C1176]+900" office:value-type="float" office:value="1059300" calcext:value-type="float">
            <text:p>1059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77]/900" office:value-type="float" office:value="1177" calcext:value-type="float">
            <text:p>1177</text:p>
          </table:table-cell>
        </table:table-row>
        <table:table-row table:style-name="ro1">
          <table:table-cell table:formula="of:=[.C1178]/86400" office:value-type="float" office:value="12.2708333333333" calcext:value-type="float">
            <text:p>12.2708333333333</text:p>
          </table:table-cell>
          <table:table-cell table:formula="of:=[.C1178]/3600" office:value-type="float" office:value="294.5" calcext:value-type="float">
            <text:p>294.5</text:p>
          </table:table-cell>
          <table:table-cell table:formula="of:=[.C1177]+900" office:value-type="float" office:value="1060200" calcext:value-type="float">
            <text:p>1060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78]/900" office:value-type="float" office:value="1178" calcext:value-type="float">
            <text:p>1178</text:p>
          </table:table-cell>
        </table:table-row>
        <table:table-row table:style-name="ro1">
          <table:table-cell table:formula="of:=[.C1179]/86400" office:value-type="float" office:value="12.28125" calcext:value-type="float">
            <text:p>12.28125</text:p>
          </table:table-cell>
          <table:table-cell table:formula="of:=[.C1179]/3600" office:value-type="float" office:value="294.75" calcext:value-type="float">
            <text:p>294.75</text:p>
          </table:table-cell>
          <table:table-cell table:formula="of:=[.C1178]+900" office:value-type="float" office:value="1061100" calcext:value-type="float">
            <text:p>1061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79]/900" office:value-type="float" office:value="1179" calcext:value-type="float">
            <text:p>1179</text:p>
          </table:table-cell>
        </table:table-row>
        <table:table-row table:style-name="ro1">
          <table:table-cell table:formula="of:=[.C1180]/86400" office:value-type="float" office:value="12.2916666666667" calcext:value-type="float">
            <text:p>12.2916666666667</text:p>
          </table:table-cell>
          <table:table-cell table:formula="of:=[.C1180]/3600" office:value-type="float" office:value="295" calcext:value-type="float">
            <text:p>295</text:p>
          </table:table-cell>
          <table:table-cell table:formula="of:=[.C1179]+900" office:value-type="float" office:value="1062000" calcext:value-type="float">
            <text:p>106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80]/900" office:value-type="float" office:value="1180" calcext:value-type="float">
            <text:p>1180</text:p>
          </table:table-cell>
        </table:table-row>
        <table:table-row table:style-name="ro1">
          <table:table-cell table:formula="of:=[.C1181]/86400" office:value-type="float" office:value="12.3020833333333" calcext:value-type="float">
            <text:p>12.3020833333333</text:p>
          </table:table-cell>
          <table:table-cell table:formula="of:=[.C1181]/3600" office:value-type="float" office:value="295.25" calcext:value-type="float">
            <text:p>295.25</text:p>
          </table:table-cell>
          <table:table-cell table:formula="of:=[.C1180]+900" office:value-type="float" office:value="1062900" calcext:value-type="float">
            <text:p>1062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81]/900" office:value-type="float" office:value="1181" calcext:value-type="float">
            <text:p>1181</text:p>
          </table:table-cell>
        </table:table-row>
        <table:table-row table:style-name="ro1">
          <table:table-cell table:formula="of:=[.C1182]/86400" office:value-type="float" office:value="12.3125" calcext:value-type="float">
            <text:p>12.3125</text:p>
          </table:table-cell>
          <table:table-cell table:formula="of:=[.C1182]/3600" office:value-type="float" office:value="295.5" calcext:value-type="float">
            <text:p>295.5</text:p>
          </table:table-cell>
          <table:table-cell table:formula="of:=[.C1181]+900" office:value-type="float" office:value="1063800" calcext:value-type="float">
            <text:p>1063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82]/900" office:value-type="float" office:value="1182" calcext:value-type="float">
            <text:p>1182</text:p>
          </table:table-cell>
        </table:table-row>
        <table:table-row table:style-name="ro1">
          <table:table-cell table:formula="of:=[.C1183]/86400" office:value-type="float" office:value="12.3229166666667" calcext:value-type="float">
            <text:p>12.3229166666667</text:p>
          </table:table-cell>
          <table:table-cell table:formula="of:=[.C1183]/3600" office:value-type="float" office:value="295.75" calcext:value-type="float">
            <text:p>295.75</text:p>
          </table:table-cell>
          <table:table-cell table:formula="of:=[.C1182]+900" office:value-type="float" office:value="1064700" calcext:value-type="float">
            <text:p>1064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83]/900" office:value-type="float" office:value="1183" calcext:value-type="float">
            <text:p>1183</text:p>
          </table:table-cell>
        </table:table-row>
        <table:table-row table:style-name="ro1">
          <table:table-cell table:formula="of:=[.C1184]/86400" office:value-type="float" office:value="12.3333333333333" calcext:value-type="float">
            <text:p>12.3333333333333</text:p>
          </table:table-cell>
          <table:table-cell table:formula="of:=[.C1184]/3600" office:value-type="float" office:value="296" calcext:value-type="float">
            <text:p>296</text:p>
          </table:table-cell>
          <table:table-cell table:formula="of:=[.C1183]+900" office:value-type="float" office:value="1065600" calcext:value-type="float">
            <text:p>1065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84]/900" office:value-type="float" office:value="1184" calcext:value-type="float">
            <text:p>1184</text:p>
          </table:table-cell>
        </table:table-row>
        <table:table-row table:style-name="ro1">
          <table:table-cell table:formula="of:=[.C1185]/86400" office:value-type="float" office:value="12.34375" calcext:value-type="float">
            <text:p>12.34375</text:p>
          </table:table-cell>
          <table:table-cell table:formula="of:=[.C1185]/3600" office:value-type="float" office:value="296.25" calcext:value-type="float">
            <text:p>296.25</text:p>
          </table:table-cell>
          <table:table-cell table:formula="of:=[.C1184]+900" office:value-type="float" office:value="1066500" calcext:value-type="float">
            <text:p>106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85]/900" office:value-type="float" office:value="1185" calcext:value-type="float">
            <text:p>1185</text:p>
          </table:table-cell>
        </table:table-row>
        <table:table-row table:style-name="ro1">
          <table:table-cell table:formula="of:=[.C1186]/86400" office:value-type="float" office:value="12.3541666666667" calcext:value-type="float">
            <text:p>12.3541666666667</text:p>
          </table:table-cell>
          <table:table-cell table:formula="of:=[.C1186]/3600" office:value-type="float" office:value="296.5" calcext:value-type="float">
            <text:p>296.5</text:p>
          </table:table-cell>
          <table:table-cell table:formula="of:=[.C1185]+900" office:value-type="float" office:value="1067400" calcext:value-type="float">
            <text:p>1067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86]/900" office:value-type="float" office:value="1186" calcext:value-type="float">
            <text:p>1186</text:p>
          </table:table-cell>
        </table:table-row>
        <table:table-row table:style-name="ro1">
          <table:table-cell table:formula="of:=[.C1187]/86400" office:value-type="float" office:value="12.3645833333333" calcext:value-type="float">
            <text:p>12.3645833333333</text:p>
          </table:table-cell>
          <table:table-cell table:formula="of:=[.C1187]/3600" office:value-type="float" office:value="296.75" calcext:value-type="float">
            <text:p>296.75</text:p>
          </table:table-cell>
          <table:table-cell table:formula="of:=[.C1186]+900" office:value-type="float" office:value="1068300" calcext:value-type="float">
            <text:p>1068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87]/900" office:value-type="float" office:value="1187" calcext:value-type="float">
            <text:p>1187</text:p>
          </table:table-cell>
        </table:table-row>
        <table:table-row table:style-name="ro1">
          <table:table-cell table:formula="of:=[.C1188]/86400" office:value-type="float" office:value="12.375" calcext:value-type="float">
            <text:p>12.375</text:p>
          </table:table-cell>
          <table:table-cell table:formula="of:=[.C1188]/3600" office:value-type="float" office:value="297" calcext:value-type="float">
            <text:p>297</text:p>
          </table:table-cell>
          <table:table-cell table:formula="of:=[.C1187]+900" office:value-type="float" office:value="1069200" calcext:value-type="float">
            <text:p>1069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88]/900" office:value-type="float" office:value="1188" calcext:value-type="float">
            <text:p>1188</text:p>
          </table:table-cell>
        </table:table-row>
        <table:table-row table:style-name="ro1">
          <table:table-cell table:formula="of:=[.C1189]/86400" office:value-type="float" office:value="12.3854166666667" calcext:value-type="float">
            <text:p>12.3854166666667</text:p>
          </table:table-cell>
          <table:table-cell table:formula="of:=[.C1189]/3600" office:value-type="float" office:value="297.25" calcext:value-type="float">
            <text:p>297.25</text:p>
          </table:table-cell>
          <table:table-cell table:formula="of:=[.C1188]+900" office:value-type="float" office:value="1070100" calcext:value-type="float">
            <text:p>1070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89]/900" office:value-type="float" office:value="1189" calcext:value-type="float">
            <text:p>1189</text:p>
          </table:table-cell>
        </table:table-row>
        <table:table-row table:style-name="ro1">
          <table:table-cell table:formula="of:=[.C1190]/86400" office:value-type="float" office:value="12.3958333333333" calcext:value-type="float">
            <text:p>12.3958333333333</text:p>
          </table:table-cell>
          <table:table-cell table:formula="of:=[.C1190]/3600" office:value-type="float" office:value="297.5" calcext:value-type="float">
            <text:p>297.5</text:p>
          </table:table-cell>
          <table:table-cell table:formula="of:=[.C1189]+900" office:value-type="float" office:value="1071000" calcext:value-type="float">
            <text:p>107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90]/900" office:value-type="float" office:value="1190" calcext:value-type="float">
            <text:p>1190</text:p>
          </table:table-cell>
        </table:table-row>
        <table:table-row table:style-name="ro1">
          <table:table-cell table:formula="of:=[.C1191]/86400" office:value-type="float" office:value="12.40625" calcext:value-type="float">
            <text:p>12.40625</text:p>
          </table:table-cell>
          <table:table-cell table:formula="of:=[.C1191]/3600" office:value-type="float" office:value="297.75" calcext:value-type="float">
            <text:p>297.75</text:p>
          </table:table-cell>
          <table:table-cell table:formula="of:=[.C1190]+900" office:value-type="float" office:value="1071900" calcext:value-type="float">
            <text:p>1071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91]/900" office:value-type="float" office:value="1191" calcext:value-type="float">
            <text:p>1191</text:p>
          </table:table-cell>
        </table:table-row>
        <table:table-row table:style-name="ro1">
          <table:table-cell table:formula="of:=[.C1192]/86400" office:value-type="float" office:value="12.4166666666667" calcext:value-type="float">
            <text:p>12.4166666666667</text:p>
          </table:table-cell>
          <table:table-cell table:formula="of:=[.C1192]/3600" office:value-type="float" office:value="298" calcext:value-type="float">
            <text:p>298</text:p>
          </table:table-cell>
          <table:table-cell table:formula="of:=[.C1191]+900" office:value-type="float" office:value="1072800" calcext:value-type="float">
            <text:p>1072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92]/900" office:value-type="float" office:value="1192" calcext:value-type="float">
            <text:p>1192</text:p>
          </table:table-cell>
        </table:table-row>
        <table:table-row table:style-name="ro1">
          <table:table-cell table:formula="of:=[.C1193]/86400" office:value-type="float" office:value="12.4270833333333" calcext:value-type="float">
            <text:p>12.4270833333333</text:p>
          </table:table-cell>
          <table:table-cell table:formula="of:=[.C1193]/3600" office:value-type="float" office:value="298.25" calcext:value-type="float">
            <text:p>298.25</text:p>
          </table:table-cell>
          <table:table-cell table:formula="of:=[.C1192]+900" office:value-type="float" office:value="1073700" calcext:value-type="float">
            <text:p>1073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93]/900" office:value-type="float" office:value="1193" calcext:value-type="float">
            <text:p>1193</text:p>
          </table:table-cell>
        </table:table-row>
        <table:table-row table:style-name="ro1">
          <table:table-cell table:formula="of:=[.C1194]/86400" office:value-type="float" office:value="12.4375" calcext:value-type="float">
            <text:p>12.4375</text:p>
          </table:table-cell>
          <table:table-cell table:formula="of:=[.C1194]/3600" office:value-type="float" office:value="298.5" calcext:value-type="float">
            <text:p>298.5</text:p>
          </table:table-cell>
          <table:table-cell table:formula="of:=[.C1193]+900" office:value-type="float" office:value="1074600" calcext:value-type="float">
            <text:p>1074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94]/900" office:value-type="float" office:value="1194" calcext:value-type="float">
            <text:p>1194</text:p>
          </table:table-cell>
        </table:table-row>
        <table:table-row table:style-name="ro1">
          <table:table-cell table:formula="of:=[.C1195]/86400" office:value-type="float" office:value="12.4479166666667" calcext:value-type="float">
            <text:p>12.4479166666667</text:p>
          </table:table-cell>
          <table:table-cell table:formula="of:=[.C1195]/3600" office:value-type="float" office:value="298.75" calcext:value-type="float">
            <text:p>298.75</text:p>
          </table:table-cell>
          <table:table-cell table:formula="of:=[.C1194]+900" office:value-type="float" office:value="1075500" calcext:value-type="float">
            <text:p>1075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95]/900" office:value-type="float" office:value="1195" calcext:value-type="float">
            <text:p>1195</text:p>
          </table:table-cell>
        </table:table-row>
        <table:table-row table:style-name="ro1">
          <table:table-cell table:formula="of:=[.C1196]/86400" office:value-type="float" office:value="12.4583333333333" calcext:value-type="float">
            <text:p>12.4583333333333</text:p>
          </table:table-cell>
          <table:table-cell table:formula="of:=[.C1196]/3600" office:value-type="float" office:value="299" calcext:value-type="float">
            <text:p>299</text:p>
          </table:table-cell>
          <table:table-cell table:formula="of:=[.C1195]+900" office:value-type="float" office:value="1076400" calcext:value-type="float">
            <text:p>1076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96]/900" office:value-type="float" office:value="1196" calcext:value-type="float">
            <text:p>1196</text:p>
          </table:table-cell>
        </table:table-row>
        <table:table-row table:style-name="ro1">
          <table:table-cell table:formula="of:=[.C1197]/86400" office:value-type="float" office:value="12.46875" calcext:value-type="float">
            <text:p>12.46875</text:p>
          </table:table-cell>
          <table:table-cell table:formula="of:=[.C1197]/3600" office:value-type="float" office:value="299.25" calcext:value-type="float">
            <text:p>299.25</text:p>
          </table:table-cell>
          <table:table-cell table:formula="of:=[.C1196]+900" office:value-type="float" office:value="1077300" calcext:value-type="float">
            <text:p>1077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97]/900" office:value-type="float" office:value="1197" calcext:value-type="float">
            <text:p>1197</text:p>
          </table:table-cell>
        </table:table-row>
        <table:table-row table:style-name="ro1">
          <table:table-cell table:formula="of:=[.C1198]/86400" office:value-type="float" office:value="12.4791666666667" calcext:value-type="float">
            <text:p>12.4791666666667</text:p>
          </table:table-cell>
          <table:table-cell table:formula="of:=[.C1198]/3600" office:value-type="float" office:value="299.5" calcext:value-type="float">
            <text:p>299.5</text:p>
          </table:table-cell>
          <table:table-cell table:formula="of:=[.C1197]+900" office:value-type="float" office:value="1078200" calcext:value-type="float">
            <text:p>1078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98]/900" office:value-type="float" office:value="1198" calcext:value-type="float">
            <text:p>1198</text:p>
          </table:table-cell>
        </table:table-row>
        <table:table-row table:style-name="ro1">
          <table:table-cell table:formula="of:=[.C1199]/86400" office:value-type="float" office:value="12.4895833333333" calcext:value-type="float">
            <text:p>12.4895833333333</text:p>
          </table:table-cell>
          <table:table-cell table:formula="of:=[.C1199]/3600" office:value-type="float" office:value="299.75" calcext:value-type="float">
            <text:p>299.75</text:p>
          </table:table-cell>
          <table:table-cell table:formula="of:=[.C1198]+900" office:value-type="float" office:value="1079100" calcext:value-type="float">
            <text:p>1079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199]/900" office:value-type="float" office:value="1199" calcext:value-type="float">
            <text:p>1199</text:p>
          </table:table-cell>
        </table:table-row>
        <table:table-row table:style-name="ro1">
          <table:table-cell table:formula="of:=[.C1200]/86400" office:value-type="float" office:value="12.5" calcext:value-type="float">
            <text:p>12.5</text:p>
          </table:table-cell>
          <table:table-cell table:formula="of:=[.C1200]/3600" office:value-type="float" office:value="300" calcext:value-type="float">
            <text:p>300</text:p>
          </table:table-cell>
          <table:table-cell table:formula="of:=[.C1199]+900" office:value-type="float" office:value="1080000" calcext:value-type="float">
            <text:p>108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00]/900" office:value-type="float" office:value="1200" calcext:value-type="float">
            <text:p>1200</text:p>
          </table:table-cell>
        </table:table-row>
        <table:table-row table:style-name="ro1">
          <table:table-cell table:formula="of:=[.C1201]/86400" office:value-type="float" office:value="12.5104166666667" calcext:value-type="float">
            <text:p>12.5104166666667</text:p>
          </table:table-cell>
          <table:table-cell table:formula="of:=[.C1201]/3600" office:value-type="float" office:value="300.25" calcext:value-type="float">
            <text:p>300.25</text:p>
          </table:table-cell>
          <table:table-cell table:formula="of:=[.C1200]+900" office:value-type="float" office:value="1080900" calcext:value-type="float">
            <text:p>1080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01]/900" office:value-type="float" office:value="1201" calcext:value-type="float">
            <text:p>1201</text:p>
          </table:table-cell>
        </table:table-row>
        <table:table-row table:style-name="ro1">
          <table:table-cell table:formula="of:=[.C1202]/86400" office:value-type="float" office:value="12.5208333333333" calcext:value-type="float">
            <text:p>12.5208333333333</text:p>
          </table:table-cell>
          <table:table-cell table:formula="of:=[.C1202]/3600" office:value-type="float" office:value="300.5" calcext:value-type="float">
            <text:p>300.5</text:p>
          </table:table-cell>
          <table:table-cell table:formula="of:=[.C1201]+900" office:value-type="float" office:value="1081800" calcext:value-type="float">
            <text:p>1081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02]/900" office:value-type="float" office:value="1202" calcext:value-type="float">
            <text:p>1202</text:p>
          </table:table-cell>
        </table:table-row>
        <table:table-row table:style-name="ro1">
          <table:table-cell table:formula="of:=[.C1203]/86400" office:value-type="float" office:value="12.53125" calcext:value-type="float">
            <text:p>12.53125</text:p>
          </table:table-cell>
          <table:table-cell table:formula="of:=[.C1203]/3600" office:value-type="float" office:value="300.75" calcext:value-type="float">
            <text:p>300.75</text:p>
          </table:table-cell>
          <table:table-cell table:formula="of:=[.C1202]+900" office:value-type="float" office:value="1082700" calcext:value-type="float">
            <text:p>1082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03]/900" office:value-type="float" office:value="1203" calcext:value-type="float">
            <text:p>1203</text:p>
          </table:table-cell>
        </table:table-row>
        <table:table-row table:style-name="ro1">
          <table:table-cell table:formula="of:=[.C1204]/86400" office:value-type="float" office:value="12.5416666666667" calcext:value-type="float">
            <text:p>12.5416666666667</text:p>
          </table:table-cell>
          <table:table-cell table:formula="of:=[.C1204]/3600" office:value-type="float" office:value="301" calcext:value-type="float">
            <text:p>301</text:p>
          </table:table-cell>
          <table:table-cell table:formula="of:=[.C1203]+900" office:value-type="float" office:value="1083600" calcext:value-type="float">
            <text:p>1083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04]/900" office:value-type="float" office:value="1204" calcext:value-type="float">
            <text:p>1204</text:p>
          </table:table-cell>
        </table:table-row>
        <table:table-row table:style-name="ro1">
          <table:table-cell table:formula="of:=[.C1205]/86400" office:value-type="float" office:value="12.5520833333333" calcext:value-type="float">
            <text:p>12.5520833333333</text:p>
          </table:table-cell>
          <table:table-cell table:formula="of:=[.C1205]/3600" office:value-type="float" office:value="301.25" calcext:value-type="float">
            <text:p>301.25</text:p>
          </table:table-cell>
          <table:table-cell table:formula="of:=[.C1204]+900" office:value-type="float" office:value="1084500" calcext:value-type="float">
            <text:p>1084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05]/900" office:value-type="float" office:value="1205" calcext:value-type="float">
            <text:p>1205</text:p>
          </table:table-cell>
        </table:table-row>
        <table:table-row table:style-name="ro1">
          <table:table-cell table:formula="of:=[.C1206]/86400" office:value-type="float" office:value="12.5625" calcext:value-type="float">
            <text:p>12.5625</text:p>
          </table:table-cell>
          <table:table-cell table:formula="of:=[.C1206]/3600" office:value-type="float" office:value="301.5" calcext:value-type="float">
            <text:p>301.5</text:p>
          </table:table-cell>
          <table:table-cell table:formula="of:=[.C1205]+900" office:value-type="float" office:value="1085400" calcext:value-type="float">
            <text:p>1085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06]/900" office:value-type="float" office:value="1206" calcext:value-type="float">
            <text:p>1206</text:p>
          </table:table-cell>
        </table:table-row>
        <table:table-row table:style-name="ro1">
          <table:table-cell table:formula="of:=[.C1207]/86400" office:value-type="float" office:value="12.5729166666667" calcext:value-type="float">
            <text:p>12.5729166666667</text:p>
          </table:table-cell>
          <table:table-cell table:formula="of:=[.C1207]/3600" office:value-type="float" office:value="301.75" calcext:value-type="float">
            <text:p>301.75</text:p>
          </table:table-cell>
          <table:table-cell table:formula="of:=[.C1206]+900" office:value-type="float" office:value="1086300" calcext:value-type="float">
            <text:p>1086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07]/900" office:value-type="float" office:value="1207" calcext:value-type="float">
            <text:p>1207</text:p>
          </table:table-cell>
        </table:table-row>
        <table:table-row table:style-name="ro1">
          <table:table-cell table:formula="of:=[.C1208]/86400" office:value-type="float" office:value="12.5833333333333" calcext:value-type="float">
            <text:p>12.5833333333333</text:p>
          </table:table-cell>
          <table:table-cell table:formula="of:=[.C1208]/3600" office:value-type="float" office:value="302" calcext:value-type="float">
            <text:p>302</text:p>
          </table:table-cell>
          <table:table-cell table:formula="of:=[.C1207]+900" office:value-type="float" office:value="1087200" calcext:value-type="float">
            <text:p>1087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08]/900" office:value-type="float" office:value="1208" calcext:value-type="float">
            <text:p>1208</text:p>
          </table:table-cell>
        </table:table-row>
        <table:table-row table:style-name="ro1">
          <table:table-cell table:formula="of:=[.C1209]/86400" office:value-type="float" office:value="12.59375" calcext:value-type="float">
            <text:p>12.59375</text:p>
          </table:table-cell>
          <table:table-cell table:formula="of:=[.C1209]/3600" office:value-type="float" office:value="302.25" calcext:value-type="float">
            <text:p>302.25</text:p>
          </table:table-cell>
          <table:table-cell table:formula="of:=[.C1208]+900" office:value-type="float" office:value="1088100" calcext:value-type="float">
            <text:p>1088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09]/900" office:value-type="float" office:value="1209" calcext:value-type="float">
            <text:p>1209</text:p>
          </table:table-cell>
        </table:table-row>
        <table:table-row table:style-name="ro1">
          <table:table-cell table:formula="of:=[.C1210]/86400" office:value-type="float" office:value="12.6041666666667" calcext:value-type="float">
            <text:p>12.6041666666667</text:p>
          </table:table-cell>
          <table:table-cell table:formula="of:=[.C1210]/3600" office:value-type="float" office:value="302.5" calcext:value-type="float">
            <text:p>302.5</text:p>
          </table:table-cell>
          <table:table-cell table:formula="of:=[.C1209]+900" office:value-type="float" office:value="1089000" calcext:value-type="float">
            <text:p>1089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1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10]/900" office:value-type="float" office:value="1210" calcext:value-type="float">
            <text:p>1210</text:p>
          </table:table-cell>
        </table:table-row>
        <table:table-row table:style-name="ro1">
          <table:table-cell table:formula="of:=[.C1211]/86400" office:value-type="float" office:value="12.6145833333333" calcext:value-type="float">
            <text:p>12.6145833333333</text:p>
          </table:table-cell>
          <table:table-cell table:formula="of:=[.C1211]/3600" office:value-type="float" office:value="302.75" calcext:value-type="float">
            <text:p>302.75</text:p>
          </table:table-cell>
          <table:table-cell table:formula="of:=[.C1210]+900" office:value-type="float" office:value="1089900" calcext:value-type="float">
            <text:p>1089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1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11]/900" office:value-type="float" office:value="1211" calcext:value-type="float">
            <text:p>1211</text:p>
          </table:table-cell>
        </table:table-row>
        <table:table-row table:style-name="ro1">
          <table:table-cell table:formula="of:=[.C1212]/86400" office:value-type="float" office:value="12.625" calcext:value-type="float">
            <text:p>12.625</text:p>
          </table:table-cell>
          <table:table-cell table:formula="of:=[.C1212]/3600" office:value-type="float" office:value="303" calcext:value-type="float">
            <text:p>303</text:p>
          </table:table-cell>
          <table:table-cell table:formula="of:=[.C1211]+900" office:value-type="float" office:value="1090800" calcext:value-type="float">
            <text:p>1090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1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12]/900" office:value-type="float" office:value="1212" calcext:value-type="float">
            <text:p>1212</text:p>
          </table:table-cell>
        </table:table-row>
        <table:table-row table:style-name="ro1">
          <table:table-cell table:formula="of:=[.C1213]/86400" office:value-type="float" office:value="12.6354166666667" calcext:value-type="float">
            <text:p>12.6354166666667</text:p>
          </table:table-cell>
          <table:table-cell table:formula="of:=[.C1213]/3600" office:value-type="float" office:value="303.25" calcext:value-type="float">
            <text:p>303.25</text:p>
          </table:table-cell>
          <table:table-cell table:formula="of:=[.C1212]+900" office:value-type="float" office:value="1091700" calcext:value-type="float">
            <text:p>1091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1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13]/900" office:value-type="float" office:value="1213" calcext:value-type="float">
            <text:p>1213</text:p>
          </table:table-cell>
        </table:table-row>
        <table:table-row table:style-name="ro1">
          <table:table-cell table:formula="of:=[.C1214]/86400" office:value-type="float" office:value="12.6458333333333" calcext:value-type="float">
            <text:p>12.6458333333333</text:p>
          </table:table-cell>
          <table:table-cell table:formula="of:=[.C1214]/3600" office:value-type="float" office:value="303.5" calcext:value-type="float">
            <text:p>303.5</text:p>
          </table:table-cell>
          <table:table-cell table:formula="of:=[.C1213]+900" office:value-type="float" office:value="1092600" calcext:value-type="float">
            <text:p>1092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1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14]/900" office:value-type="float" office:value="1214" calcext:value-type="float">
            <text:p>1214</text:p>
          </table:table-cell>
        </table:table-row>
        <table:table-row table:style-name="ro1">
          <table:table-cell table:formula="of:=[.C1215]/86400" office:value-type="float" office:value="12.65625" calcext:value-type="float">
            <text:p>12.65625</text:p>
          </table:table-cell>
          <table:table-cell table:formula="of:=[.C1215]/3600" office:value-type="float" office:value="303.75" calcext:value-type="float">
            <text:p>303.75</text:p>
          </table:table-cell>
          <table:table-cell table:formula="of:=[.C1214]+900" office:value-type="float" office:value="1093500" calcext:value-type="float">
            <text:p>1093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1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15]/900" office:value-type="float" office:value="1215" calcext:value-type="float">
            <text:p>1215</text:p>
          </table:table-cell>
        </table:table-row>
        <table:table-row table:style-name="ro1">
          <table:table-cell table:formula="of:=[.C1216]/86400" office:value-type="float" office:value="12.6666666666667" calcext:value-type="float">
            <text:p>12.6666666666667</text:p>
          </table:table-cell>
          <table:table-cell table:formula="of:=[.C1216]/3600" office:value-type="float" office:value="304" calcext:value-type="float">
            <text:p>304</text:p>
          </table:table-cell>
          <table:table-cell table:formula="of:=[.C1215]+900" office:value-type="float" office:value="1094400" calcext:value-type="float">
            <text:p>1094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1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16]/900" office:value-type="float" office:value="1216" calcext:value-type="float">
            <text:p>1216</text:p>
          </table:table-cell>
        </table:table-row>
        <table:table-row table:style-name="ro1">
          <table:table-cell table:formula="of:=[.C1217]/86400" office:value-type="float" office:value="12.6770833333333" calcext:value-type="float">
            <text:p>12.6770833333333</text:p>
          </table:table-cell>
          <table:table-cell table:formula="of:=[.C1217]/3600" office:value-type="float" office:value="304.25" calcext:value-type="float">
            <text:p>304.25</text:p>
          </table:table-cell>
          <table:table-cell table:formula="of:=[.C1216]+900" office:value-type="float" office:value="1095300" calcext:value-type="float">
            <text:p>1095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1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17]/900" office:value-type="float" office:value="1217" calcext:value-type="float">
            <text:p>1217</text:p>
          </table:table-cell>
        </table:table-row>
        <table:table-row table:style-name="ro1">
          <table:table-cell table:formula="of:=[.C1218]/86400" office:value-type="float" office:value="12.6875" calcext:value-type="float">
            <text:p>12.6875</text:p>
          </table:table-cell>
          <table:table-cell table:formula="of:=[.C1218]/3600" office:value-type="float" office:value="304.5" calcext:value-type="float">
            <text:p>304.5</text:p>
          </table:table-cell>
          <table:table-cell table:formula="of:=[.C1217]+900" office:value-type="float" office:value="1096200" calcext:value-type="float">
            <text:p>1096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1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18]/900" office:value-type="float" office:value="1218" calcext:value-type="float">
            <text:p>1218</text:p>
          </table:table-cell>
        </table:table-row>
        <table:table-row table:style-name="ro1">
          <table:table-cell table:formula="of:=[.C1219]/86400" office:value-type="float" office:value="12.6979166666667" calcext:value-type="float">
            <text:p>12.6979166666667</text:p>
          </table:table-cell>
          <table:table-cell table:formula="of:=[.C1219]/3600" office:value-type="float" office:value="304.75" calcext:value-type="float">
            <text:p>304.75</text:p>
          </table:table-cell>
          <table:table-cell table:formula="of:=[.C1218]+900" office:value-type="float" office:value="1097100" calcext:value-type="float">
            <text:p>1097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1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19]/900" office:value-type="float" office:value="1219" calcext:value-type="float">
            <text:p>1219</text:p>
          </table:table-cell>
        </table:table-row>
        <table:table-row table:style-name="ro1">
          <table:table-cell table:formula="of:=[.C1220]/86400" office:value-type="float" office:value="12.7083333333333" calcext:value-type="float">
            <text:p>12.7083333333333</text:p>
          </table:table-cell>
          <table:table-cell table:formula="of:=[.C1220]/3600" office:value-type="float" office:value="305" calcext:value-type="float">
            <text:p>305</text:p>
          </table:table-cell>
          <table:table-cell table:formula="of:=[.C1219]+900" office:value-type="float" office:value="1098000" calcext:value-type="float">
            <text:p>109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2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20]/900" office:value-type="float" office:value="1220" calcext:value-type="float">
            <text:p>1220</text:p>
          </table:table-cell>
        </table:table-row>
        <table:table-row table:style-name="ro1">
          <table:table-cell table:formula="of:=[.C1221]/86400" office:value-type="float" office:value="12.71875" calcext:value-type="float">
            <text:p>12.71875</text:p>
          </table:table-cell>
          <table:table-cell table:formula="of:=[.C1221]/3600" office:value-type="float" office:value="305.25" calcext:value-type="float">
            <text:p>305.25</text:p>
          </table:table-cell>
          <table:table-cell table:formula="of:=[.C1220]+900" office:value-type="float" office:value="1098900" calcext:value-type="float">
            <text:p>1098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2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21]/900" office:value-type="float" office:value="1221" calcext:value-type="float">
            <text:p>1221</text:p>
          </table:table-cell>
        </table:table-row>
        <table:table-row table:style-name="ro1">
          <table:table-cell table:formula="of:=[.C1222]/86400" office:value-type="float" office:value="12.7291666666667" calcext:value-type="float">
            <text:p>12.7291666666667</text:p>
          </table:table-cell>
          <table:table-cell table:formula="of:=[.C1222]/3600" office:value-type="float" office:value="305.5" calcext:value-type="float">
            <text:p>305.5</text:p>
          </table:table-cell>
          <table:table-cell table:formula="of:=[.C1221]+900" office:value-type="float" office:value="1099800" calcext:value-type="float">
            <text:p>1099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2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22]/900" office:value-type="float" office:value="1222" calcext:value-type="float">
            <text:p>1222</text:p>
          </table:table-cell>
        </table:table-row>
        <table:table-row table:style-name="ro1">
          <table:table-cell table:formula="of:=[.C1223]/86400" office:value-type="float" office:value="12.7395833333333" calcext:value-type="float">
            <text:p>12.7395833333333</text:p>
          </table:table-cell>
          <table:table-cell table:formula="of:=[.C1223]/3600" office:value-type="float" office:value="305.75" calcext:value-type="float">
            <text:p>305.75</text:p>
          </table:table-cell>
          <table:table-cell table:formula="of:=[.C1222]+900" office:value-type="float" office:value="1100700" calcext:value-type="float">
            <text:p>1100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2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23]/900" office:value-type="float" office:value="1223" calcext:value-type="float">
            <text:p>1223</text:p>
          </table:table-cell>
        </table:table-row>
        <table:table-row table:style-name="ro1">
          <table:table-cell table:formula="of:=[.C1224]/86400" office:value-type="float" office:value="12.75" calcext:value-type="float">
            <text:p>12.75</text:p>
          </table:table-cell>
          <table:table-cell table:formula="of:=[.C1224]/3600" office:value-type="float" office:value="306" calcext:value-type="float">
            <text:p>306</text:p>
          </table:table-cell>
          <table:table-cell table:formula="of:=[.C1223]+900" office:value-type="float" office:value="1101600" calcext:value-type="float">
            <text:p>1101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2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24]/900" office:value-type="float" office:value="1224" calcext:value-type="float">
            <text:p>1224</text:p>
          </table:table-cell>
        </table:table-row>
        <table:table-row table:style-name="ro1">
          <table:table-cell table:formula="of:=[.C1225]/86400" office:value-type="float" office:value="12.7604166666667" calcext:value-type="float">
            <text:p>12.7604166666667</text:p>
          </table:table-cell>
          <table:table-cell table:formula="of:=[.C1225]/3600" office:value-type="float" office:value="306.25" calcext:value-type="float">
            <text:p>306.25</text:p>
          </table:table-cell>
          <table:table-cell table:formula="of:=[.C1224]+900" office:value-type="float" office:value="1102500" calcext:value-type="float">
            <text:p>110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2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25]/900" office:value-type="float" office:value="1225" calcext:value-type="float">
            <text:p>1225</text:p>
          </table:table-cell>
        </table:table-row>
        <table:table-row table:style-name="ro1">
          <table:table-cell table:formula="of:=[.C1226]/86400" office:value-type="float" office:value="12.7708333333333" calcext:value-type="float">
            <text:p>12.7708333333333</text:p>
          </table:table-cell>
          <table:table-cell table:formula="of:=[.C1226]/3600" office:value-type="float" office:value="306.5" calcext:value-type="float">
            <text:p>306.5</text:p>
          </table:table-cell>
          <table:table-cell table:formula="of:=[.C1225]+900" office:value-type="float" office:value="1103400" calcext:value-type="float">
            <text:p>1103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2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26]/900" office:value-type="float" office:value="1226" calcext:value-type="float">
            <text:p>1226</text:p>
          </table:table-cell>
        </table:table-row>
        <table:table-row table:style-name="ro1">
          <table:table-cell table:formula="of:=[.C1227]/86400" office:value-type="float" office:value="12.78125" calcext:value-type="float">
            <text:p>12.78125</text:p>
          </table:table-cell>
          <table:table-cell table:formula="of:=[.C1227]/3600" office:value-type="float" office:value="306.75" calcext:value-type="float">
            <text:p>306.75</text:p>
          </table:table-cell>
          <table:table-cell table:formula="of:=[.C1226]+900" office:value-type="float" office:value="1104300" calcext:value-type="float">
            <text:p>1104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2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27]/900" office:value-type="float" office:value="1227" calcext:value-type="float">
            <text:p>1227</text:p>
          </table:table-cell>
        </table:table-row>
        <table:table-row table:style-name="ro1">
          <table:table-cell table:formula="of:=[.C1228]/86400" office:value-type="float" office:value="12.7916666666667" calcext:value-type="float">
            <text:p>12.7916666666667</text:p>
          </table:table-cell>
          <table:table-cell table:formula="of:=[.C1228]/3600" office:value-type="float" office:value="307" calcext:value-type="float">
            <text:p>307</text:p>
          </table:table-cell>
          <table:table-cell table:formula="of:=[.C1227]+900" office:value-type="float" office:value="1105200" calcext:value-type="float">
            <text:p>1105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2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28]/900" office:value-type="float" office:value="1228" calcext:value-type="float">
            <text:p>1228</text:p>
          </table:table-cell>
        </table:table-row>
        <table:table-row table:style-name="ro1">
          <table:table-cell table:formula="of:=[.C1229]/86400" office:value-type="float" office:value="12.8020833333333" calcext:value-type="float">
            <text:p>12.8020833333333</text:p>
          </table:table-cell>
          <table:table-cell table:formula="of:=[.C1229]/3600" office:value-type="float" office:value="307.25" calcext:value-type="float">
            <text:p>307.25</text:p>
          </table:table-cell>
          <table:table-cell table:formula="of:=[.C1228]+900" office:value-type="float" office:value="1106100" calcext:value-type="float">
            <text:p>1106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2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29]/900" office:value-type="float" office:value="1229" calcext:value-type="float">
            <text:p>1229</text:p>
          </table:table-cell>
        </table:table-row>
        <table:table-row table:style-name="ro1">
          <table:table-cell table:formula="of:=[.C1230]/86400" office:value-type="float" office:value="12.8125" calcext:value-type="float">
            <text:p>12.8125</text:p>
          </table:table-cell>
          <table:table-cell table:formula="of:=[.C1230]/3600" office:value-type="float" office:value="307.5" calcext:value-type="float">
            <text:p>307.5</text:p>
          </table:table-cell>
          <table:table-cell table:formula="of:=[.C1229]+900" office:value-type="float" office:value="1107000" calcext:value-type="float">
            <text:p>110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30]/900" office:value-type="float" office:value="1230" calcext:value-type="float">
            <text:p>1230</text:p>
          </table:table-cell>
        </table:table-row>
        <table:table-row table:style-name="ro1">
          <table:table-cell table:formula="of:=[.C1231]/86400" office:value-type="float" office:value="12.8229166666667" calcext:value-type="float">
            <text:p>12.8229166666667</text:p>
          </table:table-cell>
          <table:table-cell table:formula="of:=[.C1231]/3600" office:value-type="float" office:value="307.75" calcext:value-type="float">
            <text:p>307.75</text:p>
          </table:table-cell>
          <table:table-cell table:formula="of:=[.C1230]+900" office:value-type="float" office:value="1107900" calcext:value-type="float">
            <text:p>1107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31]/900" office:value-type="float" office:value="1231" calcext:value-type="float">
            <text:p>1231</text:p>
          </table:table-cell>
        </table:table-row>
        <table:table-row table:style-name="ro1">
          <table:table-cell table:formula="of:=[.C1232]/86400" office:value-type="float" office:value="12.8333333333333" calcext:value-type="float">
            <text:p>12.8333333333333</text:p>
          </table:table-cell>
          <table:table-cell table:formula="of:=[.C1232]/3600" office:value-type="float" office:value="308" calcext:value-type="float">
            <text:p>308</text:p>
          </table:table-cell>
          <table:table-cell table:formula="of:=[.C1231]+900" office:value-type="float" office:value="1108800" calcext:value-type="float">
            <text:p>1108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32]/900" office:value-type="float" office:value="1232" calcext:value-type="float">
            <text:p>1232</text:p>
          </table:table-cell>
        </table:table-row>
        <table:table-row table:style-name="ro1">
          <table:table-cell table:formula="of:=[.C1233]/86400" office:value-type="float" office:value="12.84375" calcext:value-type="float">
            <text:p>12.84375</text:p>
          </table:table-cell>
          <table:table-cell table:formula="of:=[.C1233]/3600" office:value-type="float" office:value="308.25" calcext:value-type="float">
            <text:p>308.25</text:p>
          </table:table-cell>
          <table:table-cell table:formula="of:=[.C1232]+900" office:value-type="float" office:value="1109700" calcext:value-type="float">
            <text:p>1109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33]/900" office:value-type="float" office:value="1233" calcext:value-type="float">
            <text:p>1233</text:p>
          </table:table-cell>
        </table:table-row>
        <table:table-row table:style-name="ro1">
          <table:table-cell table:formula="of:=[.C1234]/86400" office:value-type="float" office:value="12.8541666666667" calcext:value-type="float">
            <text:p>12.8541666666667</text:p>
          </table:table-cell>
          <table:table-cell table:formula="of:=[.C1234]/3600" office:value-type="float" office:value="308.5" calcext:value-type="float">
            <text:p>308.5</text:p>
          </table:table-cell>
          <table:table-cell table:formula="of:=[.C1233]+900" office:value-type="float" office:value="1110600" calcext:value-type="float">
            <text:p>1110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34]/900" office:value-type="float" office:value="1234" calcext:value-type="float">
            <text:p>1234</text:p>
          </table:table-cell>
        </table:table-row>
        <table:table-row table:style-name="ro1">
          <table:table-cell table:formula="of:=[.C1235]/86400" office:value-type="float" office:value="12.8645833333333" calcext:value-type="float">
            <text:p>12.8645833333333</text:p>
          </table:table-cell>
          <table:table-cell table:formula="of:=[.C1235]/3600" office:value-type="float" office:value="308.75" calcext:value-type="float">
            <text:p>308.75</text:p>
          </table:table-cell>
          <table:table-cell table:formula="of:=[.C1234]+900" office:value-type="float" office:value="1111500" calcext:value-type="float">
            <text:p>1111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35]/900" office:value-type="float" office:value="1235" calcext:value-type="float">
            <text:p>1235</text:p>
          </table:table-cell>
        </table:table-row>
        <table:table-row table:style-name="ro1">
          <table:table-cell table:formula="of:=[.C1236]/86400" office:value-type="float" office:value="12.875" calcext:value-type="float">
            <text:p>12.875</text:p>
          </table:table-cell>
          <table:table-cell table:formula="of:=[.C1236]/3600" office:value-type="float" office:value="309" calcext:value-type="float">
            <text:p>309</text:p>
          </table:table-cell>
          <table:table-cell table:formula="of:=[.C1235]+900" office:value-type="float" office:value="1112400" calcext:value-type="float">
            <text:p>111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36]/900" office:value-type="float" office:value="1236" calcext:value-type="float">
            <text:p>1236</text:p>
          </table:table-cell>
        </table:table-row>
        <table:table-row table:style-name="ro1">
          <table:table-cell table:formula="of:=[.C1237]/86400" office:value-type="float" office:value="12.8854166666667" calcext:value-type="float">
            <text:p>12.8854166666667</text:p>
          </table:table-cell>
          <table:table-cell table:formula="of:=[.C1237]/3600" office:value-type="float" office:value="309.25" calcext:value-type="float">
            <text:p>309.25</text:p>
          </table:table-cell>
          <table:table-cell table:formula="of:=[.C1236]+900" office:value-type="float" office:value="1113300" calcext:value-type="float">
            <text:p>111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37]/900" office:value-type="float" office:value="1237" calcext:value-type="float">
            <text:p>1237</text:p>
          </table:table-cell>
        </table:table-row>
        <table:table-row table:style-name="ro1">
          <table:table-cell table:formula="of:=[.C1238]/86400" office:value-type="float" office:value="12.8958333333333" calcext:value-type="float">
            <text:p>12.8958333333333</text:p>
          </table:table-cell>
          <table:table-cell table:formula="of:=[.C1238]/3600" office:value-type="float" office:value="309.5" calcext:value-type="float">
            <text:p>309.5</text:p>
          </table:table-cell>
          <table:table-cell table:formula="of:=[.C1237]+900" office:value-type="float" office:value="1114200" calcext:value-type="float">
            <text:p>111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38]/900" office:value-type="float" office:value="1238" calcext:value-type="float">
            <text:p>1238</text:p>
          </table:table-cell>
        </table:table-row>
        <table:table-row table:style-name="ro1">
          <table:table-cell table:formula="of:=[.C1239]/86400" office:value-type="float" office:value="12.90625" calcext:value-type="float">
            <text:p>12.90625</text:p>
          </table:table-cell>
          <table:table-cell table:formula="of:=[.C1239]/3600" office:value-type="float" office:value="309.75" calcext:value-type="float">
            <text:p>309.75</text:p>
          </table:table-cell>
          <table:table-cell table:formula="of:=[.C1238]+900" office:value-type="float" office:value="1115100" calcext:value-type="float">
            <text:p>111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39]/900" office:value-type="float" office:value="1239" calcext:value-type="float">
            <text:p>1239</text:p>
          </table:table-cell>
        </table:table-row>
        <table:table-row table:style-name="ro1">
          <table:table-cell table:formula="of:=[.C1240]/86400" office:value-type="float" office:value="12.9166666666667" calcext:value-type="float">
            <text:p>12.9166666666667</text:p>
          </table:table-cell>
          <table:table-cell table:formula="of:=[.C1240]/3600" office:value-type="float" office:value="310" calcext:value-type="float">
            <text:p>310</text:p>
          </table:table-cell>
          <table:table-cell table:formula="of:=[.C1239]+900" office:value-type="float" office:value="1116000" calcext:value-type="float">
            <text:p>111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40]/900" office:value-type="float" office:value="1240" calcext:value-type="float">
            <text:p>1240</text:p>
          </table:table-cell>
        </table:table-row>
        <table:table-row table:style-name="ro1">
          <table:table-cell table:formula="of:=[.C1241]/86400" office:value-type="float" office:value="12.9270833333333" calcext:value-type="float">
            <text:p>12.9270833333333</text:p>
          </table:table-cell>
          <table:table-cell table:formula="of:=[.C1241]/3600" office:value-type="float" office:value="310.25" calcext:value-type="float">
            <text:p>310.25</text:p>
          </table:table-cell>
          <table:table-cell table:formula="of:=[.C1240]+900" office:value-type="float" office:value="1116900" calcext:value-type="float">
            <text:p>111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41]/900" office:value-type="float" office:value="1241" calcext:value-type="float">
            <text:p>1241</text:p>
          </table:table-cell>
        </table:table-row>
        <table:table-row table:style-name="ro1">
          <table:table-cell table:formula="of:=[.C1242]/86400" office:value-type="float" office:value="12.9375" calcext:value-type="float">
            <text:p>12.9375</text:p>
          </table:table-cell>
          <table:table-cell table:formula="of:=[.C1242]/3600" office:value-type="float" office:value="310.5" calcext:value-type="float">
            <text:p>310.5</text:p>
          </table:table-cell>
          <table:table-cell table:formula="of:=[.C1241]+900" office:value-type="float" office:value="1117800" calcext:value-type="float">
            <text:p>111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42]/900" office:value-type="float" office:value="1242" calcext:value-type="float">
            <text:p>1242</text:p>
          </table:table-cell>
        </table:table-row>
        <table:table-row table:style-name="ro1">
          <table:table-cell table:formula="of:=[.C1243]/86400" office:value-type="float" office:value="12.9479166666667" calcext:value-type="float">
            <text:p>12.9479166666667</text:p>
          </table:table-cell>
          <table:table-cell table:formula="of:=[.C1243]/3600" office:value-type="float" office:value="310.75" calcext:value-type="float">
            <text:p>310.75</text:p>
          </table:table-cell>
          <table:table-cell table:formula="of:=[.C1242]+900" office:value-type="float" office:value="1118700" calcext:value-type="float">
            <text:p>111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43]/900" office:value-type="float" office:value="1243" calcext:value-type="float">
            <text:p>1243</text:p>
          </table:table-cell>
        </table:table-row>
        <table:table-row table:style-name="ro1">
          <table:table-cell table:formula="of:=[.C1244]/86400" office:value-type="float" office:value="12.9583333333333" calcext:value-type="float">
            <text:p>12.9583333333333</text:p>
          </table:table-cell>
          <table:table-cell table:formula="of:=[.C1244]/3600" office:value-type="float" office:value="311" calcext:value-type="float">
            <text:p>311</text:p>
          </table:table-cell>
          <table:table-cell table:formula="of:=[.C1243]+900" office:value-type="float" office:value="1119600" calcext:value-type="float">
            <text:p>111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44]/900" office:value-type="float" office:value="1244" calcext:value-type="float">
            <text:p>1244</text:p>
          </table:table-cell>
        </table:table-row>
        <table:table-row table:style-name="ro1">
          <table:table-cell table:formula="of:=[.C1245]/86400" office:value-type="float" office:value="12.96875" calcext:value-type="float">
            <text:p>12.96875</text:p>
          </table:table-cell>
          <table:table-cell table:formula="of:=[.C1245]/3600" office:value-type="float" office:value="311.25" calcext:value-type="float">
            <text:p>311.25</text:p>
          </table:table-cell>
          <table:table-cell table:formula="of:=[.C1244]+900" office:value-type="float" office:value="1120500" calcext:value-type="float">
            <text:p>112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45]/900" office:value-type="float" office:value="1245" calcext:value-type="float">
            <text:p>1245</text:p>
          </table:table-cell>
        </table:table-row>
        <table:table-row table:style-name="ro1">
          <table:table-cell table:formula="of:=[.C1246]/86400" office:value-type="float" office:value="12.9791666666667" calcext:value-type="float">
            <text:p>12.9791666666667</text:p>
          </table:table-cell>
          <table:table-cell table:formula="of:=[.C1246]/3600" office:value-type="float" office:value="311.5" calcext:value-type="float">
            <text:p>311.5</text:p>
          </table:table-cell>
          <table:table-cell table:formula="of:=[.C1245]+900" office:value-type="float" office:value="1121400" calcext:value-type="float">
            <text:p>112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46]/900" office:value-type="float" office:value="1246" calcext:value-type="float">
            <text:p>1246</text:p>
          </table:table-cell>
        </table:table-row>
        <table:table-row table:style-name="ro1">
          <table:table-cell table:formula="of:=[.C1247]/86400" office:value-type="float" office:value="12.9895833333333" calcext:value-type="float">
            <text:p>12.9895833333333</text:p>
          </table:table-cell>
          <table:table-cell table:formula="of:=[.C1247]/3600" office:value-type="float" office:value="311.75" calcext:value-type="float">
            <text:p>311.75</text:p>
          </table:table-cell>
          <table:table-cell table:formula="of:=[.C1246]+900" office:value-type="float" office:value="1122300" calcext:value-type="float">
            <text:p>112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47]/900" office:value-type="float" office:value="1247" calcext:value-type="float">
            <text:p>1247</text:p>
          </table:table-cell>
        </table:table-row>
        <table:table-row table:style-name="ro1">
          <table:table-cell table:formula="of:=[.C1248]/86400" office:value-type="float" office:value="13" calcext:value-type="float">
            <text:p>13</text:p>
          </table:table-cell>
          <table:table-cell table:formula="of:=[.C1248]/3600" office:value-type="float" office:value="312" calcext:value-type="float">
            <text:p>312</text:p>
          </table:table-cell>
          <table:table-cell table:formula="of:=[.C1247]+900" office:value-type="float" office:value="1123200" calcext:value-type="float">
            <text:p>112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48]/900" office:value-type="float" office:value="1248" calcext:value-type="float">
            <text:p>1248</text:p>
          </table:table-cell>
        </table:table-row>
        <table:table-row table:style-name="ro1">
          <table:table-cell table:formula="of:=[.C1249]/86400" office:value-type="float" office:value="13.0104166666667" calcext:value-type="float">
            <text:p>13.0104166666667</text:p>
          </table:table-cell>
          <table:table-cell table:formula="of:=[.C1249]/3600" office:value-type="float" office:value="312.25" calcext:value-type="float">
            <text:p>312.25</text:p>
          </table:table-cell>
          <table:table-cell table:formula="of:=[.C1248]+900" office:value-type="float" office:value="1124100" calcext:value-type="float">
            <text:p>112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49]/900" office:value-type="float" office:value="1249" calcext:value-type="float">
            <text:p>1249</text:p>
          </table:table-cell>
        </table:table-row>
        <table:table-row table:style-name="ro1">
          <table:table-cell table:formula="of:=[.C1250]/86400" office:value-type="float" office:value="13.0208333333333" calcext:value-type="float">
            <text:p>13.0208333333333</text:p>
          </table:table-cell>
          <table:table-cell table:formula="of:=[.C1250]/3600" office:value-type="float" office:value="312.5" calcext:value-type="float">
            <text:p>312.5</text:p>
          </table:table-cell>
          <table:table-cell table:formula="of:=[.C1249]+900" office:value-type="float" office:value="1125000" calcext:value-type="float">
            <text:p>112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50]/900" office:value-type="float" office:value="1250" calcext:value-type="float">
            <text:p>1250</text:p>
          </table:table-cell>
        </table:table-row>
        <table:table-row table:style-name="ro1">
          <table:table-cell table:formula="of:=[.C1251]/86400" office:value-type="float" office:value="13.03125" calcext:value-type="float">
            <text:p>13.03125</text:p>
          </table:table-cell>
          <table:table-cell table:formula="of:=[.C1251]/3600" office:value-type="float" office:value="312.75" calcext:value-type="float">
            <text:p>312.75</text:p>
          </table:table-cell>
          <table:table-cell table:formula="of:=[.C1250]+900" office:value-type="float" office:value="1125900" calcext:value-type="float">
            <text:p>112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51]/900" office:value-type="float" office:value="1251" calcext:value-type="float">
            <text:p>1251</text:p>
          </table:table-cell>
        </table:table-row>
        <table:table-row table:style-name="ro1">
          <table:table-cell table:formula="of:=[.C1252]/86400" office:value-type="float" office:value="13.0416666666667" calcext:value-type="float">
            <text:p>13.0416666666667</text:p>
          </table:table-cell>
          <table:table-cell table:formula="of:=[.C1252]/3600" office:value-type="float" office:value="313" calcext:value-type="float">
            <text:p>313</text:p>
          </table:table-cell>
          <table:table-cell table:formula="of:=[.C1251]+900" office:value-type="float" office:value="1126800" calcext:value-type="float">
            <text:p>112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52]/900" office:value-type="float" office:value="1252" calcext:value-type="float">
            <text:p>1252</text:p>
          </table:table-cell>
        </table:table-row>
        <table:table-row table:style-name="ro1">
          <table:table-cell table:formula="of:=[.C1253]/86400" office:value-type="float" office:value="13.0520833333333" calcext:value-type="float">
            <text:p>13.0520833333333</text:p>
          </table:table-cell>
          <table:table-cell table:formula="of:=[.C1253]/3600" office:value-type="float" office:value="313.25" calcext:value-type="float">
            <text:p>313.25</text:p>
          </table:table-cell>
          <table:table-cell table:formula="of:=[.C1252]+900" office:value-type="float" office:value="1127700" calcext:value-type="float">
            <text:p>112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53]/900" office:value-type="float" office:value="1253" calcext:value-type="float">
            <text:p>1253</text:p>
          </table:table-cell>
        </table:table-row>
        <table:table-row table:style-name="ro1">
          <table:table-cell table:formula="of:=[.C1254]/86400" office:value-type="float" office:value="13.0625" calcext:value-type="float">
            <text:p>13.0625</text:p>
          </table:table-cell>
          <table:table-cell table:formula="of:=[.C1254]/3600" office:value-type="float" office:value="313.5" calcext:value-type="float">
            <text:p>313.5</text:p>
          </table:table-cell>
          <table:table-cell table:formula="of:=[.C1253]+900" office:value-type="float" office:value="1128600" calcext:value-type="float">
            <text:p>112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54]/900" office:value-type="float" office:value="1254" calcext:value-type="float">
            <text:p>1254</text:p>
          </table:table-cell>
        </table:table-row>
        <table:table-row table:style-name="ro1">
          <table:table-cell table:formula="of:=[.C1255]/86400" office:value-type="float" office:value="13.0729166666667" calcext:value-type="float">
            <text:p>13.0729166666667</text:p>
          </table:table-cell>
          <table:table-cell table:formula="of:=[.C1255]/3600" office:value-type="float" office:value="313.75" calcext:value-type="float">
            <text:p>313.75</text:p>
          </table:table-cell>
          <table:table-cell table:formula="of:=[.C1254]+900" office:value-type="float" office:value="1129500" calcext:value-type="float">
            <text:p>112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55]/900" office:value-type="float" office:value="1255" calcext:value-type="float">
            <text:p>1255</text:p>
          </table:table-cell>
        </table:table-row>
        <table:table-row table:style-name="ro1">
          <table:table-cell table:formula="of:=[.C1256]/86400" office:value-type="float" office:value="13.0833333333333" calcext:value-type="float">
            <text:p>13.0833333333333</text:p>
          </table:table-cell>
          <table:table-cell table:formula="of:=[.C1256]/3600" office:value-type="float" office:value="314" calcext:value-type="float">
            <text:p>314</text:p>
          </table:table-cell>
          <table:table-cell table:formula="of:=[.C1255]+900" office:value-type="float" office:value="1130400" calcext:value-type="float">
            <text:p>113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56]/900" office:value-type="float" office:value="1256" calcext:value-type="float">
            <text:p>1256</text:p>
          </table:table-cell>
        </table:table-row>
        <table:table-row table:style-name="ro1">
          <table:table-cell table:formula="of:=[.C1257]/86400" office:value-type="float" office:value="13.09375" calcext:value-type="float">
            <text:p>13.09375</text:p>
          </table:table-cell>
          <table:table-cell table:formula="of:=[.C1257]/3600" office:value-type="float" office:value="314.25" calcext:value-type="float">
            <text:p>314.25</text:p>
          </table:table-cell>
          <table:table-cell table:formula="of:=[.C1256]+900" office:value-type="float" office:value="1131300" calcext:value-type="float">
            <text:p>1131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57]/900" office:value-type="float" office:value="1257" calcext:value-type="float">
            <text:p>1257</text:p>
          </table:table-cell>
        </table:table-row>
        <table:table-row table:style-name="ro1">
          <table:table-cell table:formula="of:=[.C1258]/86400" office:value-type="float" office:value="13.1041666666667" calcext:value-type="float">
            <text:p>13.1041666666667</text:p>
          </table:table-cell>
          <table:table-cell table:formula="of:=[.C1258]/3600" office:value-type="float" office:value="314.5" calcext:value-type="float">
            <text:p>314.5</text:p>
          </table:table-cell>
          <table:table-cell table:formula="of:=[.C1257]+900" office:value-type="float" office:value="1132200" calcext:value-type="float">
            <text:p>1132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58]/900" office:value-type="float" office:value="1258" calcext:value-type="float">
            <text:p>1258</text:p>
          </table:table-cell>
        </table:table-row>
        <table:table-row table:style-name="ro1">
          <table:table-cell table:formula="of:=[.C1259]/86400" office:value-type="float" office:value="13.1145833333333" calcext:value-type="float">
            <text:p>13.1145833333333</text:p>
          </table:table-cell>
          <table:table-cell table:formula="of:=[.C1259]/3600" office:value-type="float" office:value="314.75" calcext:value-type="float">
            <text:p>314.75</text:p>
          </table:table-cell>
          <table:table-cell table:formula="of:=[.C1258]+900" office:value-type="float" office:value="1133100" calcext:value-type="float">
            <text:p>1133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59]/900" office:value-type="float" office:value="1259" calcext:value-type="float">
            <text:p>1259</text:p>
          </table:table-cell>
        </table:table-row>
        <table:table-row table:style-name="ro1">
          <table:table-cell table:formula="of:=[.C1260]/86400" office:value-type="float" office:value="13.125" calcext:value-type="float">
            <text:p>13.125</text:p>
          </table:table-cell>
          <table:table-cell table:formula="of:=[.C1260]/3600" office:value-type="float" office:value="315" calcext:value-type="float">
            <text:p>315</text:p>
          </table:table-cell>
          <table:table-cell table:formula="of:=[.C1259]+900" office:value-type="float" office:value="1134000" calcext:value-type="float">
            <text:p>1134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6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60]/900" office:value-type="float" office:value="1260" calcext:value-type="float">
            <text:p>1260</text:p>
          </table:table-cell>
        </table:table-row>
        <table:table-row table:style-name="ro1">
          <table:table-cell table:formula="of:=[.C1261]/86400" office:value-type="float" office:value="13.1354166666667" calcext:value-type="float">
            <text:p>13.1354166666667</text:p>
          </table:table-cell>
          <table:table-cell table:formula="of:=[.C1261]/3600" office:value-type="float" office:value="315.25" calcext:value-type="float">
            <text:p>315.25</text:p>
          </table:table-cell>
          <table:table-cell table:formula="of:=[.C1260]+900" office:value-type="float" office:value="1134900" calcext:value-type="float">
            <text:p>1134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6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61]/900" office:value-type="float" office:value="1261" calcext:value-type="float">
            <text:p>1261</text:p>
          </table:table-cell>
        </table:table-row>
        <table:table-row table:style-name="ro1">
          <table:table-cell table:formula="of:=[.C1262]/86400" office:value-type="float" office:value="13.1458333333333" calcext:value-type="float">
            <text:p>13.1458333333333</text:p>
          </table:table-cell>
          <table:table-cell table:formula="of:=[.C1262]/3600" office:value-type="float" office:value="315.5" calcext:value-type="float">
            <text:p>315.5</text:p>
          </table:table-cell>
          <table:table-cell table:formula="of:=[.C1261]+900" office:value-type="float" office:value="1135800" calcext:value-type="float">
            <text:p>1135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6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62]/900" office:value-type="float" office:value="1262" calcext:value-type="float">
            <text:p>1262</text:p>
          </table:table-cell>
        </table:table-row>
        <table:table-row table:style-name="ro1">
          <table:table-cell table:formula="of:=[.C1263]/86400" office:value-type="float" office:value="13.15625" calcext:value-type="float">
            <text:p>13.15625</text:p>
          </table:table-cell>
          <table:table-cell table:formula="of:=[.C1263]/3600" office:value-type="float" office:value="315.75" calcext:value-type="float">
            <text:p>315.75</text:p>
          </table:table-cell>
          <table:table-cell table:formula="of:=[.C1262]+900" office:value-type="float" office:value="1136700" calcext:value-type="float">
            <text:p>1136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6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63]/900" office:value-type="float" office:value="1263" calcext:value-type="float">
            <text:p>1263</text:p>
          </table:table-cell>
        </table:table-row>
        <table:table-row table:style-name="ro1">
          <table:table-cell table:formula="of:=[.C1264]/86400" office:value-type="float" office:value="13.1666666666667" calcext:value-type="float">
            <text:p>13.1666666666667</text:p>
          </table:table-cell>
          <table:table-cell table:formula="of:=[.C1264]/3600" office:value-type="float" office:value="316" calcext:value-type="float">
            <text:p>316</text:p>
          </table:table-cell>
          <table:table-cell table:formula="of:=[.C1263]+900" office:value-type="float" office:value="1137600" calcext:value-type="float">
            <text:p>1137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6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64]/900" office:value-type="float" office:value="1264" calcext:value-type="float">
            <text:p>1264</text:p>
          </table:table-cell>
        </table:table-row>
        <table:table-row table:style-name="ro1">
          <table:table-cell table:formula="of:=[.C1265]/86400" office:value-type="float" office:value="13.1770833333333" calcext:value-type="float">
            <text:p>13.1770833333333</text:p>
          </table:table-cell>
          <table:table-cell table:formula="of:=[.C1265]/3600" office:value-type="float" office:value="316.25" calcext:value-type="float">
            <text:p>316.25</text:p>
          </table:table-cell>
          <table:table-cell table:formula="of:=[.C1264]+900" office:value-type="float" office:value="1138500" calcext:value-type="float">
            <text:p>1138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6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65]/900" office:value-type="float" office:value="1265" calcext:value-type="float">
            <text:p>1265</text:p>
          </table:table-cell>
        </table:table-row>
        <table:table-row table:style-name="ro1">
          <table:table-cell table:formula="of:=[.C1266]/86400" office:value-type="float" office:value="13.1875" calcext:value-type="float">
            <text:p>13.1875</text:p>
          </table:table-cell>
          <table:table-cell table:formula="of:=[.C1266]/3600" office:value-type="float" office:value="316.5" calcext:value-type="float">
            <text:p>316.5</text:p>
          </table:table-cell>
          <table:table-cell table:formula="of:=[.C1265]+900" office:value-type="float" office:value="1139400" calcext:value-type="float">
            <text:p>1139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6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66]/900" office:value-type="float" office:value="1266" calcext:value-type="float">
            <text:p>1266</text:p>
          </table:table-cell>
        </table:table-row>
        <table:table-row table:style-name="ro1">
          <table:table-cell table:formula="of:=[.C1267]/86400" office:value-type="float" office:value="13.1979166666667" calcext:value-type="float">
            <text:p>13.1979166666667</text:p>
          </table:table-cell>
          <table:table-cell table:formula="of:=[.C1267]/3600" office:value-type="float" office:value="316.75" calcext:value-type="float">
            <text:p>316.75</text:p>
          </table:table-cell>
          <table:table-cell table:formula="of:=[.C1266]+900" office:value-type="float" office:value="1140300" calcext:value-type="float">
            <text:p>1140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6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67]/900" office:value-type="float" office:value="1267" calcext:value-type="float">
            <text:p>1267</text:p>
          </table:table-cell>
        </table:table-row>
        <table:table-row table:style-name="ro1">
          <table:table-cell table:formula="of:=[.C1268]/86400" office:value-type="float" office:value="13.2083333333333" calcext:value-type="float">
            <text:p>13.2083333333333</text:p>
          </table:table-cell>
          <table:table-cell table:formula="of:=[.C1268]/3600" office:value-type="float" office:value="317" calcext:value-type="float">
            <text:p>317</text:p>
          </table:table-cell>
          <table:table-cell table:formula="of:=[.C1267]+900" office:value-type="float" office:value="1141200" calcext:value-type="float">
            <text:p>1141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6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68]/900" office:value-type="float" office:value="1268" calcext:value-type="float">
            <text:p>1268</text:p>
          </table:table-cell>
        </table:table-row>
        <table:table-row table:style-name="ro1">
          <table:table-cell table:formula="of:=[.C1269]/86400" office:value-type="float" office:value="13.21875" calcext:value-type="float">
            <text:p>13.21875</text:p>
          </table:table-cell>
          <table:table-cell table:formula="of:=[.C1269]/3600" office:value-type="float" office:value="317.25" calcext:value-type="float">
            <text:p>317.25</text:p>
          </table:table-cell>
          <table:table-cell table:formula="of:=[.C1268]+900" office:value-type="float" office:value="1142100" calcext:value-type="float">
            <text:p>1142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6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69]/900" office:value-type="float" office:value="1269" calcext:value-type="float">
            <text:p>1269</text:p>
          </table:table-cell>
        </table:table-row>
        <table:table-row table:style-name="ro1">
          <table:table-cell table:formula="of:=[.C1270]/86400" office:value-type="float" office:value="13.2291666666667" calcext:value-type="float">
            <text:p>13.2291666666667</text:p>
          </table:table-cell>
          <table:table-cell table:formula="of:=[.C1270]/3600" office:value-type="float" office:value="317.5" calcext:value-type="float">
            <text:p>317.5</text:p>
          </table:table-cell>
          <table:table-cell table:formula="of:=[.C1269]+900" office:value-type="float" office:value="1143000" calcext:value-type="float">
            <text:p>114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70]/900" office:value-type="float" office:value="1270" calcext:value-type="float">
            <text:p>1270</text:p>
          </table:table-cell>
        </table:table-row>
        <table:table-row table:style-name="ro1">
          <table:table-cell table:formula="of:=[.C1271]/86400" office:value-type="float" office:value="13.2395833333333" calcext:value-type="float">
            <text:p>13.2395833333333</text:p>
          </table:table-cell>
          <table:table-cell table:formula="of:=[.C1271]/3600" office:value-type="float" office:value="317.75" calcext:value-type="float">
            <text:p>317.75</text:p>
          </table:table-cell>
          <table:table-cell table:formula="of:=[.C1270]+900" office:value-type="float" office:value="1143900" calcext:value-type="float">
            <text:p>1143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71]/900" office:value-type="float" office:value="1271" calcext:value-type="float">
            <text:p>1271</text:p>
          </table:table-cell>
        </table:table-row>
        <table:table-row table:style-name="ro1">
          <table:table-cell table:formula="of:=[.C1272]/86400" office:value-type="float" office:value="13.25" calcext:value-type="float">
            <text:p>13.25</text:p>
          </table:table-cell>
          <table:table-cell table:formula="of:=[.C1272]/3600" office:value-type="float" office:value="318" calcext:value-type="float">
            <text:p>318</text:p>
          </table:table-cell>
          <table:table-cell table:formula="of:=[.C1271]+900" office:value-type="float" office:value="1144800" calcext:value-type="float">
            <text:p>1144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72]/900" office:value-type="float" office:value="1272" calcext:value-type="float">
            <text:p>1272</text:p>
          </table:table-cell>
        </table:table-row>
        <table:table-row table:style-name="ro1">
          <table:table-cell table:formula="of:=[.C1273]/86400" office:value-type="float" office:value="13.2604166666667" calcext:value-type="float">
            <text:p>13.2604166666667</text:p>
          </table:table-cell>
          <table:table-cell table:formula="of:=[.C1273]/3600" office:value-type="float" office:value="318.25" calcext:value-type="float">
            <text:p>318.25</text:p>
          </table:table-cell>
          <table:table-cell table:formula="of:=[.C1272]+900" office:value-type="float" office:value="1145700" calcext:value-type="float">
            <text:p>1145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73]/900" office:value-type="float" office:value="1273" calcext:value-type="float">
            <text:p>1273</text:p>
          </table:table-cell>
        </table:table-row>
        <table:table-row table:style-name="ro1">
          <table:table-cell table:formula="of:=[.C1274]/86400" office:value-type="float" office:value="13.2708333333333" calcext:value-type="float">
            <text:p>13.2708333333333</text:p>
          </table:table-cell>
          <table:table-cell table:formula="of:=[.C1274]/3600" office:value-type="float" office:value="318.5" calcext:value-type="float">
            <text:p>318.5</text:p>
          </table:table-cell>
          <table:table-cell table:formula="of:=[.C1273]+900" office:value-type="float" office:value="1146600" calcext:value-type="float">
            <text:p>1146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74]/900" office:value-type="float" office:value="1274" calcext:value-type="float">
            <text:p>1274</text:p>
          </table:table-cell>
        </table:table-row>
        <table:table-row table:style-name="ro1">
          <table:table-cell table:formula="of:=[.C1275]/86400" office:value-type="float" office:value="13.28125" calcext:value-type="float">
            <text:p>13.28125</text:p>
          </table:table-cell>
          <table:table-cell table:formula="of:=[.C1275]/3600" office:value-type="float" office:value="318.75" calcext:value-type="float">
            <text:p>318.75</text:p>
          </table:table-cell>
          <table:table-cell table:formula="of:=[.C1274]+900" office:value-type="float" office:value="1147500" calcext:value-type="float">
            <text:p>1147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75]/900" office:value-type="float" office:value="1275" calcext:value-type="float">
            <text:p>1275</text:p>
          </table:table-cell>
        </table:table-row>
        <table:table-row table:style-name="ro1">
          <table:table-cell table:formula="of:=[.C1276]/86400" office:value-type="float" office:value="13.2916666666667" calcext:value-type="float">
            <text:p>13.2916666666667</text:p>
          </table:table-cell>
          <table:table-cell table:formula="of:=[.C1276]/3600" office:value-type="float" office:value="319" calcext:value-type="float">
            <text:p>319</text:p>
          </table:table-cell>
          <table:table-cell table:formula="of:=[.C1275]+900" office:value-type="float" office:value="1148400" calcext:value-type="float">
            <text:p>1148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76]/900" office:value-type="float" office:value="1276" calcext:value-type="float">
            <text:p>1276</text:p>
          </table:table-cell>
        </table:table-row>
        <table:table-row table:style-name="ro1">
          <table:table-cell table:formula="of:=[.C1277]/86400" office:value-type="float" office:value="13.3020833333333" calcext:value-type="float">
            <text:p>13.3020833333333</text:p>
          </table:table-cell>
          <table:table-cell table:formula="of:=[.C1277]/3600" office:value-type="float" office:value="319.25" calcext:value-type="float">
            <text:p>319.25</text:p>
          </table:table-cell>
          <table:table-cell table:formula="of:=[.C1276]+900" office:value-type="float" office:value="1149300" calcext:value-type="float">
            <text:p>1149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77]/900" office:value-type="float" office:value="1277" calcext:value-type="float">
            <text:p>1277</text:p>
          </table:table-cell>
        </table:table-row>
        <table:table-row table:style-name="ro1">
          <table:table-cell table:formula="of:=[.C1278]/86400" office:value-type="float" office:value="13.3125" calcext:value-type="float">
            <text:p>13.3125</text:p>
          </table:table-cell>
          <table:table-cell table:formula="of:=[.C1278]/3600" office:value-type="float" office:value="319.5" calcext:value-type="float">
            <text:p>319.5</text:p>
          </table:table-cell>
          <table:table-cell table:formula="of:=[.C1277]+900" office:value-type="float" office:value="1150200" calcext:value-type="float">
            <text:p>1150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78]/900" office:value-type="float" office:value="1278" calcext:value-type="float">
            <text:p>1278</text:p>
          </table:table-cell>
        </table:table-row>
        <table:table-row table:style-name="ro1">
          <table:table-cell table:formula="of:=[.C1279]/86400" office:value-type="float" office:value="13.3229166666667" calcext:value-type="float">
            <text:p>13.3229166666667</text:p>
          </table:table-cell>
          <table:table-cell table:formula="of:=[.C1279]/3600" office:value-type="float" office:value="319.75" calcext:value-type="float">
            <text:p>319.75</text:p>
          </table:table-cell>
          <table:table-cell table:formula="of:=[.C1278]+900" office:value-type="float" office:value="1151100" calcext:value-type="float">
            <text:p>1151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79]/900" office:value-type="float" office:value="1279" calcext:value-type="float">
            <text:p>1279</text:p>
          </table:table-cell>
        </table:table-row>
        <table:table-row table:style-name="ro1">
          <table:table-cell table:formula="of:=[.C1280]/86400" office:value-type="float" office:value="13.3333333333333" calcext:value-type="float">
            <text:p>13.3333333333333</text:p>
          </table:table-cell>
          <table:table-cell table:formula="of:=[.C1280]/3600" office:value-type="float" office:value="320" calcext:value-type="float">
            <text:p>320</text:p>
          </table:table-cell>
          <table:table-cell table:formula="of:=[.C1279]+900" office:value-type="float" office:value="1152000" calcext:value-type="float">
            <text:p>115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8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80]/900" office:value-type="float" office:value="1280" calcext:value-type="float">
            <text:p>1280</text:p>
          </table:table-cell>
        </table:table-row>
        <table:table-row table:style-name="ro1">
          <table:table-cell table:formula="of:=[.C1281]/86400" office:value-type="float" office:value="13.34375" calcext:value-type="float">
            <text:p>13.34375</text:p>
          </table:table-cell>
          <table:table-cell table:formula="of:=[.C1281]/3600" office:value-type="float" office:value="320.25" calcext:value-type="float">
            <text:p>320.25</text:p>
          </table:table-cell>
          <table:table-cell table:formula="of:=[.C1280]+900" office:value-type="float" office:value="1152900" calcext:value-type="float">
            <text:p>1152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8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81]/900" office:value-type="float" office:value="1281" calcext:value-type="float">
            <text:p>1281</text:p>
          </table:table-cell>
        </table:table-row>
        <table:table-row table:style-name="ro1">
          <table:table-cell table:formula="of:=[.C1282]/86400" office:value-type="float" office:value="13.3541666666667" calcext:value-type="float">
            <text:p>13.3541666666667</text:p>
          </table:table-cell>
          <table:table-cell table:formula="of:=[.C1282]/3600" office:value-type="float" office:value="320.5" calcext:value-type="float">
            <text:p>320.5</text:p>
          </table:table-cell>
          <table:table-cell table:formula="of:=[.C1281]+900" office:value-type="float" office:value="1153800" calcext:value-type="float">
            <text:p>1153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8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82]/900" office:value-type="float" office:value="1282" calcext:value-type="float">
            <text:p>1282</text:p>
          </table:table-cell>
        </table:table-row>
        <table:table-row table:style-name="ro1">
          <table:table-cell table:formula="of:=[.C1283]/86400" office:value-type="float" office:value="13.3645833333333" calcext:value-type="float">
            <text:p>13.3645833333333</text:p>
          </table:table-cell>
          <table:table-cell table:formula="of:=[.C1283]/3600" office:value-type="float" office:value="320.75" calcext:value-type="float">
            <text:p>320.75</text:p>
          </table:table-cell>
          <table:table-cell table:formula="of:=[.C1282]+900" office:value-type="float" office:value="1154700" calcext:value-type="float">
            <text:p>1154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8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83]/900" office:value-type="float" office:value="1283" calcext:value-type="float">
            <text:p>1283</text:p>
          </table:table-cell>
        </table:table-row>
        <table:table-row table:style-name="ro1">
          <table:table-cell table:formula="of:=[.C1284]/86400" office:value-type="float" office:value="13.375" calcext:value-type="float">
            <text:p>13.375</text:p>
          </table:table-cell>
          <table:table-cell table:formula="of:=[.C1284]/3600" office:value-type="float" office:value="321" calcext:value-type="float">
            <text:p>321</text:p>
          </table:table-cell>
          <table:table-cell table:formula="of:=[.C1283]+900" office:value-type="float" office:value="1155600" calcext:value-type="float">
            <text:p>1155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8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84]/900" office:value-type="float" office:value="1284" calcext:value-type="float">
            <text:p>1284</text:p>
          </table:table-cell>
        </table:table-row>
        <table:table-row table:style-name="ro1">
          <table:table-cell table:formula="of:=[.C1285]/86400" office:value-type="float" office:value="13.3854166666667" calcext:value-type="float">
            <text:p>13.3854166666667</text:p>
          </table:table-cell>
          <table:table-cell table:formula="of:=[.C1285]/3600" office:value-type="float" office:value="321.25" calcext:value-type="float">
            <text:p>321.25</text:p>
          </table:table-cell>
          <table:table-cell table:formula="of:=[.C1284]+900" office:value-type="float" office:value="1156500" calcext:value-type="float">
            <text:p>115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8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85]/900" office:value-type="float" office:value="1285" calcext:value-type="float">
            <text:p>1285</text:p>
          </table:table-cell>
        </table:table-row>
        <table:table-row table:style-name="ro1">
          <table:table-cell table:formula="of:=[.C1286]/86400" office:value-type="float" office:value="13.3958333333333" calcext:value-type="float">
            <text:p>13.3958333333333</text:p>
          </table:table-cell>
          <table:table-cell table:formula="of:=[.C1286]/3600" office:value-type="float" office:value="321.5" calcext:value-type="float">
            <text:p>321.5</text:p>
          </table:table-cell>
          <table:table-cell table:formula="of:=[.C1285]+900" office:value-type="float" office:value="1157400" calcext:value-type="float">
            <text:p>1157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8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86]/900" office:value-type="float" office:value="1286" calcext:value-type="float">
            <text:p>1286</text:p>
          </table:table-cell>
        </table:table-row>
        <table:table-row table:style-name="ro1">
          <table:table-cell table:formula="of:=[.C1287]/86400" office:value-type="float" office:value="13.40625" calcext:value-type="float">
            <text:p>13.40625</text:p>
          </table:table-cell>
          <table:table-cell table:formula="of:=[.C1287]/3600" office:value-type="float" office:value="321.75" calcext:value-type="float">
            <text:p>321.75</text:p>
          </table:table-cell>
          <table:table-cell table:formula="of:=[.C1286]+900" office:value-type="float" office:value="1158300" calcext:value-type="float">
            <text:p>1158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8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87]/900" office:value-type="float" office:value="1287" calcext:value-type="float">
            <text:p>1287</text:p>
          </table:table-cell>
        </table:table-row>
        <table:table-row table:style-name="ro1">
          <table:table-cell table:formula="of:=[.C1288]/86400" office:value-type="float" office:value="13.4166666666667" calcext:value-type="float">
            <text:p>13.4166666666667</text:p>
          </table:table-cell>
          <table:table-cell table:formula="of:=[.C1288]/3600" office:value-type="float" office:value="322" calcext:value-type="float">
            <text:p>322</text:p>
          </table:table-cell>
          <table:table-cell table:formula="of:=[.C1287]+900" office:value-type="float" office:value="1159200" calcext:value-type="float">
            <text:p>1159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8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88]/900" office:value-type="float" office:value="1288" calcext:value-type="float">
            <text:p>1288</text:p>
          </table:table-cell>
        </table:table-row>
        <table:table-row table:style-name="ro1">
          <table:table-cell table:formula="of:=[.C1289]/86400" office:value-type="float" office:value="13.4270833333333" calcext:value-type="float">
            <text:p>13.4270833333333</text:p>
          </table:table-cell>
          <table:table-cell table:formula="of:=[.C1289]/3600" office:value-type="float" office:value="322.25" calcext:value-type="float">
            <text:p>322.25</text:p>
          </table:table-cell>
          <table:table-cell table:formula="of:=[.C1288]+900" office:value-type="float" office:value="1160100" calcext:value-type="float">
            <text:p>1160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8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89]/900" office:value-type="float" office:value="1289" calcext:value-type="float">
            <text:p>1289</text:p>
          </table:table-cell>
        </table:table-row>
        <table:table-row table:style-name="ro1">
          <table:table-cell table:formula="of:=[.C1290]/86400" office:value-type="float" office:value="13.4375" calcext:value-type="float">
            <text:p>13.4375</text:p>
          </table:table-cell>
          <table:table-cell table:formula="of:=[.C1290]/3600" office:value-type="float" office:value="322.5" calcext:value-type="float">
            <text:p>322.5</text:p>
          </table:table-cell>
          <table:table-cell table:formula="of:=[.C1289]+900" office:value-type="float" office:value="1161000" calcext:value-type="float">
            <text:p>116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90]/900" office:value-type="float" office:value="1290" calcext:value-type="float">
            <text:p>1290</text:p>
          </table:table-cell>
        </table:table-row>
        <table:table-row table:style-name="ro1">
          <table:table-cell table:formula="of:=[.C1291]/86400" office:value-type="float" office:value="13.4479166666667" calcext:value-type="float">
            <text:p>13.4479166666667</text:p>
          </table:table-cell>
          <table:table-cell table:formula="of:=[.C1291]/3600" office:value-type="float" office:value="322.75" calcext:value-type="float">
            <text:p>322.75</text:p>
          </table:table-cell>
          <table:table-cell table:formula="of:=[.C1290]+900" office:value-type="float" office:value="1161900" calcext:value-type="float">
            <text:p>1161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91]/900" office:value-type="float" office:value="1291" calcext:value-type="float">
            <text:p>1291</text:p>
          </table:table-cell>
        </table:table-row>
        <table:table-row table:style-name="ro1">
          <table:table-cell table:formula="of:=[.C1292]/86400" office:value-type="float" office:value="13.4583333333333" calcext:value-type="float">
            <text:p>13.4583333333333</text:p>
          </table:table-cell>
          <table:table-cell table:formula="of:=[.C1292]/3600" office:value-type="float" office:value="323" calcext:value-type="float">
            <text:p>323</text:p>
          </table:table-cell>
          <table:table-cell table:formula="of:=[.C1291]+900" office:value-type="float" office:value="1162800" calcext:value-type="float">
            <text:p>1162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92]/900" office:value-type="float" office:value="1292" calcext:value-type="float">
            <text:p>1292</text:p>
          </table:table-cell>
        </table:table-row>
        <table:table-row table:style-name="ro1">
          <table:table-cell table:formula="of:=[.C1293]/86400" office:value-type="float" office:value="13.46875" calcext:value-type="float">
            <text:p>13.46875</text:p>
          </table:table-cell>
          <table:table-cell table:formula="of:=[.C1293]/3600" office:value-type="float" office:value="323.25" calcext:value-type="float">
            <text:p>323.25</text:p>
          </table:table-cell>
          <table:table-cell table:formula="of:=[.C1292]+900" office:value-type="float" office:value="1163700" calcext:value-type="float">
            <text:p>1163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93]/900" office:value-type="float" office:value="1293" calcext:value-type="float">
            <text:p>1293</text:p>
          </table:table-cell>
        </table:table-row>
        <table:table-row table:style-name="ro1">
          <table:table-cell table:formula="of:=[.C1294]/86400" office:value-type="float" office:value="13.4791666666667" calcext:value-type="float">
            <text:p>13.4791666666667</text:p>
          </table:table-cell>
          <table:table-cell table:formula="of:=[.C1294]/3600" office:value-type="float" office:value="323.5" calcext:value-type="float">
            <text:p>323.5</text:p>
          </table:table-cell>
          <table:table-cell table:formula="of:=[.C1293]+900" office:value-type="float" office:value="1164600" calcext:value-type="float">
            <text:p>1164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94]/900" office:value-type="float" office:value="1294" calcext:value-type="float">
            <text:p>1294</text:p>
          </table:table-cell>
        </table:table-row>
        <table:table-row table:style-name="ro1">
          <table:table-cell table:formula="of:=[.C1295]/86400" office:value-type="float" office:value="13.4895833333333" calcext:value-type="float">
            <text:p>13.4895833333333</text:p>
          </table:table-cell>
          <table:table-cell table:formula="of:=[.C1295]/3600" office:value-type="float" office:value="323.75" calcext:value-type="float">
            <text:p>323.75</text:p>
          </table:table-cell>
          <table:table-cell table:formula="of:=[.C1294]+900" office:value-type="float" office:value="1165500" calcext:value-type="float">
            <text:p>1165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95]/900" office:value-type="float" office:value="1295" calcext:value-type="float">
            <text:p>1295</text:p>
          </table:table-cell>
        </table:table-row>
        <table:table-row table:style-name="ro1">
          <table:table-cell table:formula="of:=[.C1296]/86400" office:value-type="float" office:value="13.5" calcext:value-type="float">
            <text:p>13.5</text:p>
          </table:table-cell>
          <table:table-cell table:formula="of:=[.C1296]/3600" office:value-type="float" office:value="324" calcext:value-type="float">
            <text:p>324</text:p>
          </table:table-cell>
          <table:table-cell table:formula="of:=[.C1295]+900" office:value-type="float" office:value="1166400" calcext:value-type="float">
            <text:p>1166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96]/900" office:value-type="float" office:value="1296" calcext:value-type="float">
            <text:p>1296</text:p>
          </table:table-cell>
        </table:table-row>
        <table:table-row table:style-name="ro1">
          <table:table-cell table:formula="of:=[.C1297]/86400" office:value-type="float" office:value="13.5104166666667" calcext:value-type="float">
            <text:p>13.5104166666667</text:p>
          </table:table-cell>
          <table:table-cell table:formula="of:=[.C1297]/3600" office:value-type="float" office:value="324.25" calcext:value-type="float">
            <text:p>324.25</text:p>
          </table:table-cell>
          <table:table-cell table:formula="of:=[.C1296]+900" office:value-type="float" office:value="1167300" calcext:value-type="float">
            <text:p>1167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97]/900" office:value-type="float" office:value="1297" calcext:value-type="float">
            <text:p>1297</text:p>
          </table:table-cell>
        </table:table-row>
        <table:table-row table:style-name="ro1">
          <table:table-cell table:formula="of:=[.C1298]/86400" office:value-type="float" office:value="13.5208333333333" calcext:value-type="float">
            <text:p>13.5208333333333</text:p>
          </table:table-cell>
          <table:table-cell table:formula="of:=[.C1298]/3600" office:value-type="float" office:value="324.5" calcext:value-type="float">
            <text:p>324.5</text:p>
          </table:table-cell>
          <table:table-cell table:formula="of:=[.C1297]+900" office:value-type="float" office:value="1168200" calcext:value-type="float">
            <text:p>1168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98]/900" office:value-type="float" office:value="1298" calcext:value-type="float">
            <text:p>1298</text:p>
          </table:table-cell>
        </table:table-row>
        <table:table-row table:style-name="ro1">
          <table:table-cell table:formula="of:=[.C1299]/86400" office:value-type="float" office:value="13.53125" calcext:value-type="float">
            <text:p>13.53125</text:p>
          </table:table-cell>
          <table:table-cell table:formula="of:=[.C1299]/3600" office:value-type="float" office:value="324.75" calcext:value-type="float">
            <text:p>324.75</text:p>
          </table:table-cell>
          <table:table-cell table:formula="of:=[.C1298]+900" office:value-type="float" office:value="1169100" calcext:value-type="float">
            <text:p>1169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299]/900" office:value-type="float" office:value="1299" calcext:value-type="float">
            <text:p>1299</text:p>
          </table:table-cell>
        </table:table-row>
        <table:table-row table:style-name="ro1">
          <table:table-cell table:formula="of:=[.C1300]/86400" office:value-type="float" office:value="13.5416666666667" calcext:value-type="float">
            <text:p>13.5416666666667</text:p>
          </table:table-cell>
          <table:table-cell table:formula="of:=[.C1300]/3600" office:value-type="float" office:value="325" calcext:value-type="float">
            <text:p>325</text:p>
          </table:table-cell>
          <table:table-cell table:formula="of:=[.C1299]+900" office:value-type="float" office:value="1170000" calcext:value-type="float">
            <text:p>117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00]/900" office:value-type="float" office:value="1300" calcext:value-type="float">
            <text:p>1300</text:p>
          </table:table-cell>
        </table:table-row>
        <table:table-row table:style-name="ro1">
          <table:table-cell table:formula="of:=[.C1301]/86400" office:value-type="float" office:value="13.5520833333333" calcext:value-type="float">
            <text:p>13.5520833333333</text:p>
          </table:table-cell>
          <table:table-cell table:formula="of:=[.C1301]/3600" office:value-type="float" office:value="325.25" calcext:value-type="float">
            <text:p>325.25</text:p>
          </table:table-cell>
          <table:table-cell table:formula="of:=[.C1300]+900" office:value-type="float" office:value="1170900" calcext:value-type="float">
            <text:p>1170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01]/900" office:value-type="float" office:value="1301" calcext:value-type="float">
            <text:p>1301</text:p>
          </table:table-cell>
        </table:table-row>
        <table:table-row table:style-name="ro1">
          <table:table-cell table:formula="of:=[.C1302]/86400" office:value-type="float" office:value="13.5625" calcext:value-type="float">
            <text:p>13.5625</text:p>
          </table:table-cell>
          <table:table-cell table:formula="of:=[.C1302]/3600" office:value-type="float" office:value="325.5" calcext:value-type="float">
            <text:p>325.5</text:p>
          </table:table-cell>
          <table:table-cell table:formula="of:=[.C1301]+900" office:value-type="float" office:value="1171800" calcext:value-type="float">
            <text:p>1171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02]/900" office:value-type="float" office:value="1302" calcext:value-type="float">
            <text:p>1302</text:p>
          </table:table-cell>
        </table:table-row>
        <table:table-row table:style-name="ro1">
          <table:table-cell table:formula="of:=[.C1303]/86400" office:value-type="float" office:value="13.5729166666667" calcext:value-type="float">
            <text:p>13.5729166666667</text:p>
          </table:table-cell>
          <table:table-cell table:formula="of:=[.C1303]/3600" office:value-type="float" office:value="325.75" calcext:value-type="float">
            <text:p>325.75</text:p>
          </table:table-cell>
          <table:table-cell table:formula="of:=[.C1302]+900" office:value-type="float" office:value="1172700" calcext:value-type="float">
            <text:p>1172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03]/900" office:value-type="float" office:value="1303" calcext:value-type="float">
            <text:p>1303</text:p>
          </table:table-cell>
        </table:table-row>
        <table:table-row table:style-name="ro1">
          <table:table-cell table:formula="of:=[.C1304]/86400" office:value-type="float" office:value="13.5833333333333" calcext:value-type="float">
            <text:p>13.5833333333333</text:p>
          </table:table-cell>
          <table:table-cell table:formula="of:=[.C1304]/3600" office:value-type="float" office:value="326" calcext:value-type="float">
            <text:p>326</text:p>
          </table:table-cell>
          <table:table-cell table:formula="of:=[.C1303]+900" office:value-type="float" office:value="1173600" calcext:value-type="float">
            <text:p>1173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04]/900" office:value-type="float" office:value="1304" calcext:value-type="float">
            <text:p>1304</text:p>
          </table:table-cell>
        </table:table-row>
        <table:table-row table:style-name="ro1">
          <table:table-cell table:formula="of:=[.C1305]/86400" office:value-type="float" office:value="13.59375" calcext:value-type="float">
            <text:p>13.59375</text:p>
          </table:table-cell>
          <table:table-cell table:formula="of:=[.C1305]/3600" office:value-type="float" office:value="326.25" calcext:value-type="float">
            <text:p>326.25</text:p>
          </table:table-cell>
          <table:table-cell table:formula="of:=[.C1304]+900" office:value-type="float" office:value="1174500" calcext:value-type="float">
            <text:p>1174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05]/900" office:value-type="float" office:value="1305" calcext:value-type="float">
            <text:p>1305</text:p>
          </table:table-cell>
        </table:table-row>
        <table:table-row table:style-name="ro1">
          <table:table-cell table:formula="of:=[.C1306]/86400" office:value-type="float" office:value="13.6041666666667" calcext:value-type="float">
            <text:p>13.6041666666667</text:p>
          </table:table-cell>
          <table:table-cell table:formula="of:=[.C1306]/3600" office:value-type="float" office:value="326.5" calcext:value-type="float">
            <text:p>326.5</text:p>
          </table:table-cell>
          <table:table-cell table:formula="of:=[.C1305]+900" office:value-type="float" office:value="1175400" calcext:value-type="float">
            <text:p>1175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06]/900" office:value-type="float" office:value="1306" calcext:value-type="float">
            <text:p>1306</text:p>
          </table:table-cell>
        </table:table-row>
        <table:table-row table:style-name="ro1">
          <table:table-cell table:formula="of:=[.C1307]/86400" office:value-type="float" office:value="13.6145833333333" calcext:value-type="float">
            <text:p>13.6145833333333</text:p>
          </table:table-cell>
          <table:table-cell table:formula="of:=[.C1307]/3600" office:value-type="float" office:value="326.75" calcext:value-type="float">
            <text:p>326.75</text:p>
          </table:table-cell>
          <table:table-cell table:formula="of:=[.C1306]+900" office:value-type="float" office:value="1176300" calcext:value-type="float">
            <text:p>1176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07]/900" office:value-type="float" office:value="1307" calcext:value-type="float">
            <text:p>1307</text:p>
          </table:table-cell>
        </table:table-row>
        <table:table-row table:style-name="ro1">
          <table:table-cell table:formula="of:=[.C1308]/86400" office:value-type="float" office:value="13.625" calcext:value-type="float">
            <text:p>13.625</text:p>
          </table:table-cell>
          <table:table-cell table:formula="of:=[.C1308]/3600" office:value-type="float" office:value="327" calcext:value-type="float">
            <text:p>327</text:p>
          </table:table-cell>
          <table:table-cell table:formula="of:=[.C1307]+900" office:value-type="float" office:value="1177200" calcext:value-type="float">
            <text:p>1177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08]/900" office:value-type="float" office:value="1308" calcext:value-type="float">
            <text:p>1308</text:p>
          </table:table-cell>
        </table:table-row>
        <table:table-row table:style-name="ro1">
          <table:table-cell table:formula="of:=[.C1309]/86400" office:value-type="float" office:value="13.6354166666667" calcext:value-type="float">
            <text:p>13.6354166666667</text:p>
          </table:table-cell>
          <table:table-cell table:formula="of:=[.C1309]/3600" office:value-type="float" office:value="327.25" calcext:value-type="float">
            <text:p>327.25</text:p>
          </table:table-cell>
          <table:table-cell table:formula="of:=[.C1308]+900" office:value-type="float" office:value="1178100" calcext:value-type="float">
            <text:p>1178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09]/900" office:value-type="float" office:value="1309" calcext:value-type="float">
            <text:p>1309</text:p>
          </table:table-cell>
        </table:table-row>
        <table:table-row table:style-name="ro1">
          <table:table-cell table:formula="of:=[.C1310]/86400" office:value-type="float" office:value="13.6458333333333" calcext:value-type="float">
            <text:p>13.6458333333333</text:p>
          </table:table-cell>
          <table:table-cell table:formula="of:=[.C1310]/3600" office:value-type="float" office:value="327.5" calcext:value-type="float">
            <text:p>327.5</text:p>
          </table:table-cell>
          <table:table-cell table:formula="of:=[.C1309]+900" office:value-type="float" office:value="1179000" calcext:value-type="float">
            <text:p>1179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10]/900" office:value-type="float" office:value="1310" calcext:value-type="float">
            <text:p>1310</text:p>
          </table:table-cell>
        </table:table-row>
        <table:table-row table:style-name="ro1">
          <table:table-cell table:formula="of:=[.C1311]/86400" office:value-type="float" office:value="13.65625" calcext:value-type="float">
            <text:p>13.65625</text:p>
          </table:table-cell>
          <table:table-cell table:formula="of:=[.C1311]/3600" office:value-type="float" office:value="327.75" calcext:value-type="float">
            <text:p>327.75</text:p>
          </table:table-cell>
          <table:table-cell table:formula="of:=[.C1310]+900" office:value-type="float" office:value="1179900" calcext:value-type="float">
            <text:p>1179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11]/900" office:value-type="float" office:value="1311" calcext:value-type="float">
            <text:p>1311</text:p>
          </table:table-cell>
        </table:table-row>
        <table:table-row table:style-name="ro1">
          <table:table-cell table:formula="of:=[.C1312]/86400" office:value-type="float" office:value="13.6666666666667" calcext:value-type="float">
            <text:p>13.6666666666667</text:p>
          </table:table-cell>
          <table:table-cell table:formula="of:=[.C1312]/3600" office:value-type="float" office:value="328" calcext:value-type="float">
            <text:p>328</text:p>
          </table:table-cell>
          <table:table-cell table:formula="of:=[.C1311]+900" office:value-type="float" office:value="1180800" calcext:value-type="float">
            <text:p>1180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12]/900" office:value-type="float" office:value="1312" calcext:value-type="float">
            <text:p>1312</text:p>
          </table:table-cell>
        </table:table-row>
        <table:table-row table:style-name="ro1">
          <table:table-cell table:formula="of:=[.C1313]/86400" office:value-type="float" office:value="13.6770833333333" calcext:value-type="float">
            <text:p>13.6770833333333</text:p>
          </table:table-cell>
          <table:table-cell table:formula="of:=[.C1313]/3600" office:value-type="float" office:value="328.25" calcext:value-type="float">
            <text:p>328.25</text:p>
          </table:table-cell>
          <table:table-cell table:formula="of:=[.C1312]+900" office:value-type="float" office:value="1181700" calcext:value-type="float">
            <text:p>1181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13]/900" office:value-type="float" office:value="1313" calcext:value-type="float">
            <text:p>1313</text:p>
          </table:table-cell>
        </table:table-row>
        <table:table-row table:style-name="ro1">
          <table:table-cell table:formula="of:=[.C1314]/86400" office:value-type="float" office:value="13.6875" calcext:value-type="float">
            <text:p>13.6875</text:p>
          </table:table-cell>
          <table:table-cell table:formula="of:=[.C1314]/3600" office:value-type="float" office:value="328.5" calcext:value-type="float">
            <text:p>328.5</text:p>
          </table:table-cell>
          <table:table-cell table:formula="of:=[.C1313]+900" office:value-type="float" office:value="1182600" calcext:value-type="float">
            <text:p>1182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14]/900" office:value-type="float" office:value="1314" calcext:value-type="float">
            <text:p>1314</text:p>
          </table:table-cell>
        </table:table-row>
        <table:table-row table:style-name="ro1">
          <table:table-cell table:formula="of:=[.C1315]/86400" office:value-type="float" office:value="13.6979166666667" calcext:value-type="float">
            <text:p>13.6979166666667</text:p>
          </table:table-cell>
          <table:table-cell table:formula="of:=[.C1315]/3600" office:value-type="float" office:value="328.75" calcext:value-type="float">
            <text:p>328.75</text:p>
          </table:table-cell>
          <table:table-cell table:formula="of:=[.C1314]+900" office:value-type="float" office:value="1183500" calcext:value-type="float">
            <text:p>1183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15]/900" office:value-type="float" office:value="1315" calcext:value-type="float">
            <text:p>1315</text:p>
          </table:table-cell>
        </table:table-row>
        <table:table-row table:style-name="ro1">
          <table:table-cell table:formula="of:=[.C1316]/86400" office:value-type="float" office:value="13.7083333333333" calcext:value-type="float">
            <text:p>13.7083333333333</text:p>
          </table:table-cell>
          <table:table-cell table:formula="of:=[.C1316]/3600" office:value-type="float" office:value="329" calcext:value-type="float">
            <text:p>329</text:p>
          </table:table-cell>
          <table:table-cell table:formula="of:=[.C1315]+900" office:value-type="float" office:value="1184400" calcext:value-type="float">
            <text:p>1184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16]/900" office:value-type="float" office:value="1316" calcext:value-type="float">
            <text:p>1316</text:p>
          </table:table-cell>
        </table:table-row>
        <table:table-row table:style-name="ro1">
          <table:table-cell table:formula="of:=[.C1317]/86400" office:value-type="float" office:value="13.71875" calcext:value-type="float">
            <text:p>13.71875</text:p>
          </table:table-cell>
          <table:table-cell table:formula="of:=[.C1317]/3600" office:value-type="float" office:value="329.25" calcext:value-type="float">
            <text:p>329.25</text:p>
          </table:table-cell>
          <table:table-cell table:formula="of:=[.C1316]+900" office:value-type="float" office:value="1185300" calcext:value-type="float">
            <text:p>1185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17]/900" office:value-type="float" office:value="1317" calcext:value-type="float">
            <text:p>1317</text:p>
          </table:table-cell>
        </table:table-row>
        <table:table-row table:style-name="ro1">
          <table:table-cell table:formula="of:=[.C1318]/86400" office:value-type="float" office:value="13.7291666666667" calcext:value-type="float">
            <text:p>13.7291666666667</text:p>
          </table:table-cell>
          <table:table-cell table:formula="of:=[.C1318]/3600" office:value-type="float" office:value="329.5" calcext:value-type="float">
            <text:p>329.5</text:p>
          </table:table-cell>
          <table:table-cell table:formula="of:=[.C1317]+900" office:value-type="float" office:value="1186200" calcext:value-type="float">
            <text:p>1186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18]/900" office:value-type="float" office:value="1318" calcext:value-type="float">
            <text:p>1318</text:p>
          </table:table-cell>
        </table:table-row>
        <table:table-row table:style-name="ro1">
          <table:table-cell table:formula="of:=[.C1319]/86400" office:value-type="float" office:value="13.7395833333333" calcext:value-type="float">
            <text:p>13.7395833333333</text:p>
          </table:table-cell>
          <table:table-cell table:formula="of:=[.C1319]/3600" office:value-type="float" office:value="329.75" calcext:value-type="float">
            <text:p>329.75</text:p>
          </table:table-cell>
          <table:table-cell table:formula="of:=[.C1318]+900" office:value-type="float" office:value="1187100" calcext:value-type="float">
            <text:p>1187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19]/900" office:value-type="float" office:value="1319" calcext:value-type="float">
            <text:p>1319</text:p>
          </table:table-cell>
        </table:table-row>
        <table:table-row table:style-name="ro1">
          <table:table-cell table:formula="of:=[.C1320]/86400" office:value-type="float" office:value="13.75" calcext:value-type="float">
            <text:p>13.75</text:p>
          </table:table-cell>
          <table:table-cell table:formula="of:=[.C1320]/3600" office:value-type="float" office:value="330" calcext:value-type="float">
            <text:p>330</text:p>
          </table:table-cell>
          <table:table-cell table:formula="of:=[.C1319]+900" office:value-type="float" office:value="1188000" calcext:value-type="float">
            <text:p>118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20]/900" office:value-type="float" office:value="1320" calcext:value-type="float">
            <text:p>1320</text:p>
          </table:table-cell>
        </table:table-row>
        <table:table-row table:style-name="ro1">
          <table:table-cell table:formula="of:=[.C1321]/86400" office:value-type="float" office:value="13.7604166666667" calcext:value-type="float">
            <text:p>13.7604166666667</text:p>
          </table:table-cell>
          <table:table-cell table:formula="of:=[.C1321]/3600" office:value-type="float" office:value="330.25" calcext:value-type="float">
            <text:p>330.25</text:p>
          </table:table-cell>
          <table:table-cell table:formula="of:=[.C1320]+900" office:value-type="float" office:value="1188900" calcext:value-type="float">
            <text:p>1188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21]/900" office:value-type="float" office:value="1321" calcext:value-type="float">
            <text:p>1321</text:p>
          </table:table-cell>
        </table:table-row>
        <table:table-row table:style-name="ro1">
          <table:table-cell table:formula="of:=[.C1322]/86400" office:value-type="float" office:value="13.7708333333333" calcext:value-type="float">
            <text:p>13.7708333333333</text:p>
          </table:table-cell>
          <table:table-cell table:formula="of:=[.C1322]/3600" office:value-type="float" office:value="330.5" calcext:value-type="float">
            <text:p>330.5</text:p>
          </table:table-cell>
          <table:table-cell table:formula="of:=[.C1321]+900" office:value-type="float" office:value="1189800" calcext:value-type="float">
            <text:p>1189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22]/900" office:value-type="float" office:value="1322" calcext:value-type="float">
            <text:p>1322</text:p>
          </table:table-cell>
        </table:table-row>
        <table:table-row table:style-name="ro1">
          <table:table-cell table:formula="of:=[.C1323]/86400" office:value-type="float" office:value="13.78125" calcext:value-type="float">
            <text:p>13.78125</text:p>
          </table:table-cell>
          <table:table-cell table:formula="of:=[.C1323]/3600" office:value-type="float" office:value="330.75" calcext:value-type="float">
            <text:p>330.75</text:p>
          </table:table-cell>
          <table:table-cell table:formula="of:=[.C1322]+900" office:value-type="float" office:value="1190700" calcext:value-type="float">
            <text:p>1190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23]/900" office:value-type="float" office:value="1323" calcext:value-type="float">
            <text:p>1323</text:p>
          </table:table-cell>
        </table:table-row>
        <table:table-row table:style-name="ro1">
          <table:table-cell table:formula="of:=[.C1324]/86400" office:value-type="float" office:value="13.7916666666667" calcext:value-type="float">
            <text:p>13.7916666666667</text:p>
          </table:table-cell>
          <table:table-cell table:formula="of:=[.C1324]/3600" office:value-type="float" office:value="331" calcext:value-type="float">
            <text:p>331</text:p>
          </table:table-cell>
          <table:table-cell table:formula="of:=[.C1323]+900" office:value-type="float" office:value="1191600" calcext:value-type="float">
            <text:p>1191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24]/900" office:value-type="float" office:value="1324" calcext:value-type="float">
            <text:p>1324</text:p>
          </table:table-cell>
        </table:table-row>
        <table:table-row table:style-name="ro1">
          <table:table-cell table:formula="of:=[.C1325]/86400" office:value-type="float" office:value="13.8020833333333" calcext:value-type="float">
            <text:p>13.8020833333333</text:p>
          </table:table-cell>
          <table:table-cell table:formula="of:=[.C1325]/3600" office:value-type="float" office:value="331.25" calcext:value-type="float">
            <text:p>331.25</text:p>
          </table:table-cell>
          <table:table-cell table:formula="of:=[.C1324]+900" office:value-type="float" office:value="1192500" calcext:value-type="float">
            <text:p>119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25]/900" office:value-type="float" office:value="1325" calcext:value-type="float">
            <text:p>1325</text:p>
          </table:table-cell>
        </table:table-row>
        <table:table-row table:style-name="ro1">
          <table:table-cell table:formula="of:=[.C1326]/86400" office:value-type="float" office:value="13.8125" calcext:value-type="float">
            <text:p>13.8125</text:p>
          </table:table-cell>
          <table:table-cell table:formula="of:=[.C1326]/3600" office:value-type="float" office:value="331.5" calcext:value-type="float">
            <text:p>331.5</text:p>
          </table:table-cell>
          <table:table-cell table:formula="of:=[.C1325]+900" office:value-type="float" office:value="1193400" calcext:value-type="float">
            <text:p>1193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26]/900" office:value-type="float" office:value="1326" calcext:value-type="float">
            <text:p>1326</text:p>
          </table:table-cell>
        </table:table-row>
        <table:table-row table:style-name="ro1">
          <table:table-cell table:formula="of:=[.C1327]/86400" office:value-type="float" office:value="13.8229166666667" calcext:value-type="float">
            <text:p>13.8229166666667</text:p>
          </table:table-cell>
          <table:table-cell table:formula="of:=[.C1327]/3600" office:value-type="float" office:value="331.75" calcext:value-type="float">
            <text:p>331.75</text:p>
          </table:table-cell>
          <table:table-cell table:formula="of:=[.C1326]+900" office:value-type="float" office:value="1194300" calcext:value-type="float">
            <text:p>1194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27]/900" office:value-type="float" office:value="1327" calcext:value-type="float">
            <text:p>1327</text:p>
          </table:table-cell>
        </table:table-row>
        <table:table-row table:style-name="ro1">
          <table:table-cell table:formula="of:=[.C1328]/86400" office:value-type="float" office:value="13.8333333333333" calcext:value-type="float">
            <text:p>13.8333333333333</text:p>
          </table:table-cell>
          <table:table-cell table:formula="of:=[.C1328]/3600" office:value-type="float" office:value="332" calcext:value-type="float">
            <text:p>332</text:p>
          </table:table-cell>
          <table:table-cell table:formula="of:=[.C1327]+900" office:value-type="float" office:value="1195200" calcext:value-type="float">
            <text:p>1195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28]/900" office:value-type="float" office:value="1328" calcext:value-type="float">
            <text:p>1328</text:p>
          </table:table-cell>
        </table:table-row>
        <table:table-row table:style-name="ro1">
          <table:table-cell table:formula="of:=[.C1329]/86400" office:value-type="float" office:value="13.84375" calcext:value-type="float">
            <text:p>13.84375</text:p>
          </table:table-cell>
          <table:table-cell table:formula="of:=[.C1329]/3600" office:value-type="float" office:value="332.25" calcext:value-type="float">
            <text:p>332.25</text:p>
          </table:table-cell>
          <table:table-cell table:formula="of:=[.C1328]+900" office:value-type="float" office:value="1196100" calcext:value-type="float">
            <text:p>1196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29]/900" office:value-type="float" office:value="1329" calcext:value-type="float">
            <text:p>1329</text:p>
          </table:table-cell>
        </table:table-row>
        <table:table-row table:style-name="ro1">
          <table:table-cell table:formula="of:=[.C1330]/86400" office:value-type="float" office:value="13.8541666666667" calcext:value-type="float">
            <text:p>13.8541666666667</text:p>
          </table:table-cell>
          <table:table-cell table:formula="of:=[.C1330]/3600" office:value-type="float" office:value="332.5" calcext:value-type="float">
            <text:p>332.5</text:p>
          </table:table-cell>
          <table:table-cell table:formula="of:=[.C1329]+900" office:value-type="float" office:value="1197000" calcext:value-type="float">
            <text:p>119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3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30]/900" office:value-type="float" office:value="1330" calcext:value-type="float">
            <text:p>1330</text:p>
          </table:table-cell>
        </table:table-row>
        <table:table-row table:style-name="ro1">
          <table:table-cell table:formula="of:=[.C1331]/86400" office:value-type="float" office:value="13.8645833333333" calcext:value-type="float">
            <text:p>13.8645833333333</text:p>
          </table:table-cell>
          <table:table-cell table:formula="of:=[.C1331]/3600" office:value-type="float" office:value="332.75" calcext:value-type="float">
            <text:p>332.75</text:p>
          </table:table-cell>
          <table:table-cell table:formula="of:=[.C1330]+900" office:value-type="float" office:value="1197900" calcext:value-type="float">
            <text:p>1197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3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31]/900" office:value-type="float" office:value="1331" calcext:value-type="float">
            <text:p>1331</text:p>
          </table:table-cell>
        </table:table-row>
        <table:table-row table:style-name="ro1">
          <table:table-cell table:formula="of:=[.C1332]/86400" office:value-type="float" office:value="13.875" calcext:value-type="float">
            <text:p>13.875</text:p>
          </table:table-cell>
          <table:table-cell table:formula="of:=[.C1332]/3600" office:value-type="float" office:value="333" calcext:value-type="float">
            <text:p>333</text:p>
          </table:table-cell>
          <table:table-cell table:formula="of:=[.C1331]+900" office:value-type="float" office:value="1198800" calcext:value-type="float">
            <text:p>1198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3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32]/900" office:value-type="float" office:value="1332" calcext:value-type="float">
            <text:p>1332</text:p>
          </table:table-cell>
        </table:table-row>
        <table:table-row table:style-name="ro1">
          <table:table-cell table:formula="of:=[.C1333]/86400" office:value-type="float" office:value="13.8854166666667" calcext:value-type="float">
            <text:p>13.8854166666667</text:p>
          </table:table-cell>
          <table:table-cell table:formula="of:=[.C1333]/3600" office:value-type="float" office:value="333.25" calcext:value-type="float">
            <text:p>333.25</text:p>
          </table:table-cell>
          <table:table-cell table:formula="of:=[.C1332]+900" office:value-type="float" office:value="1199700" calcext:value-type="float">
            <text:p>1199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3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33]/900" office:value-type="float" office:value="1333" calcext:value-type="float">
            <text:p>1333</text:p>
          </table:table-cell>
        </table:table-row>
        <table:table-row table:style-name="ro1">
          <table:table-cell table:formula="of:=[.C1334]/86400" office:value-type="float" office:value="13.8958333333333" calcext:value-type="float">
            <text:p>13.8958333333333</text:p>
          </table:table-cell>
          <table:table-cell table:formula="of:=[.C1334]/3600" office:value-type="float" office:value="333.5" calcext:value-type="float">
            <text:p>333.5</text:p>
          </table:table-cell>
          <table:table-cell table:formula="of:=[.C1333]+900" office:value-type="float" office:value="1200600" calcext:value-type="float">
            <text:p>1200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3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34]/900" office:value-type="float" office:value="1334" calcext:value-type="float">
            <text:p>1334</text:p>
          </table:table-cell>
        </table:table-row>
        <table:table-row table:style-name="ro1">
          <table:table-cell table:formula="of:=[.C1335]/86400" office:value-type="float" office:value="13.90625" calcext:value-type="float">
            <text:p>13.90625</text:p>
          </table:table-cell>
          <table:table-cell table:formula="of:=[.C1335]/3600" office:value-type="float" office:value="333.75" calcext:value-type="float">
            <text:p>333.75</text:p>
          </table:table-cell>
          <table:table-cell table:formula="of:=[.C1334]+900" office:value-type="float" office:value="1201500" calcext:value-type="float">
            <text:p>1201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3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35]/900" office:value-type="float" office:value="1335" calcext:value-type="float">
            <text:p>1335</text:p>
          </table:table-cell>
        </table:table-row>
        <table:table-row table:style-name="ro1">
          <table:table-cell table:formula="of:=[.C1336]/86400" office:value-type="float" office:value="13.9166666666667" calcext:value-type="float">
            <text:p>13.9166666666667</text:p>
          </table:table-cell>
          <table:table-cell table:formula="of:=[.C1336]/3600" office:value-type="float" office:value="334" calcext:value-type="float">
            <text:p>334</text:p>
          </table:table-cell>
          <table:table-cell table:formula="of:=[.C1335]+900" office:value-type="float" office:value="1202400" calcext:value-type="float">
            <text:p>120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36]/900" office:value-type="float" office:value="1336" calcext:value-type="float">
            <text:p>1336</text:p>
          </table:table-cell>
        </table:table-row>
        <table:table-row table:style-name="ro1">
          <table:table-cell table:formula="of:=[.C1337]/86400" office:value-type="float" office:value="13.9270833333333" calcext:value-type="float">
            <text:p>13.9270833333333</text:p>
          </table:table-cell>
          <table:table-cell table:formula="of:=[.C1337]/3600" office:value-type="float" office:value="334.25" calcext:value-type="float">
            <text:p>334.25</text:p>
          </table:table-cell>
          <table:table-cell table:formula="of:=[.C1336]+900" office:value-type="float" office:value="1203300" calcext:value-type="float">
            <text:p>120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37]/900" office:value-type="float" office:value="1337" calcext:value-type="float">
            <text:p>1337</text:p>
          </table:table-cell>
        </table:table-row>
        <table:table-row table:style-name="ro1">
          <table:table-cell table:formula="of:=[.C1338]/86400" office:value-type="float" office:value="13.9375" calcext:value-type="float">
            <text:p>13.9375</text:p>
          </table:table-cell>
          <table:table-cell table:formula="of:=[.C1338]/3600" office:value-type="float" office:value="334.5" calcext:value-type="float">
            <text:p>334.5</text:p>
          </table:table-cell>
          <table:table-cell table:formula="of:=[.C1337]+900" office:value-type="float" office:value="1204200" calcext:value-type="float">
            <text:p>120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38]/900" office:value-type="float" office:value="1338" calcext:value-type="float">
            <text:p>1338</text:p>
          </table:table-cell>
        </table:table-row>
        <table:table-row table:style-name="ro1">
          <table:table-cell table:formula="of:=[.C1339]/86400" office:value-type="float" office:value="13.9479166666667" calcext:value-type="float">
            <text:p>13.9479166666667</text:p>
          </table:table-cell>
          <table:table-cell table:formula="of:=[.C1339]/3600" office:value-type="float" office:value="334.75" calcext:value-type="float">
            <text:p>334.75</text:p>
          </table:table-cell>
          <table:table-cell table:formula="of:=[.C1338]+900" office:value-type="float" office:value="1205100" calcext:value-type="float">
            <text:p>120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39]/900" office:value-type="float" office:value="1339" calcext:value-type="float">
            <text:p>1339</text:p>
          </table:table-cell>
        </table:table-row>
        <table:table-row table:style-name="ro1">
          <table:table-cell table:formula="of:=[.C1340]/86400" office:value-type="float" office:value="13.9583333333333" calcext:value-type="float">
            <text:p>13.9583333333333</text:p>
          </table:table-cell>
          <table:table-cell table:formula="of:=[.C1340]/3600" office:value-type="float" office:value="335" calcext:value-type="float">
            <text:p>335</text:p>
          </table:table-cell>
          <table:table-cell table:formula="of:=[.C1339]+900" office:value-type="float" office:value="1206000" calcext:value-type="float">
            <text:p>120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40]/900" office:value-type="float" office:value="1340" calcext:value-type="float">
            <text:p>1340</text:p>
          </table:table-cell>
        </table:table-row>
        <table:table-row table:style-name="ro1">
          <table:table-cell table:formula="of:=[.C1341]/86400" office:value-type="float" office:value="13.96875" calcext:value-type="float">
            <text:p>13.96875</text:p>
          </table:table-cell>
          <table:table-cell table:formula="of:=[.C1341]/3600" office:value-type="float" office:value="335.25" calcext:value-type="float">
            <text:p>335.25</text:p>
          </table:table-cell>
          <table:table-cell table:formula="of:=[.C1340]+900" office:value-type="float" office:value="1206900" calcext:value-type="float">
            <text:p>120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41]/900" office:value-type="float" office:value="1341" calcext:value-type="float">
            <text:p>1341</text:p>
          </table:table-cell>
        </table:table-row>
        <table:table-row table:style-name="ro1">
          <table:table-cell table:formula="of:=[.C1342]/86400" office:value-type="float" office:value="13.9791666666667" calcext:value-type="float">
            <text:p>13.9791666666667</text:p>
          </table:table-cell>
          <table:table-cell table:formula="of:=[.C1342]/3600" office:value-type="float" office:value="335.5" calcext:value-type="float">
            <text:p>335.5</text:p>
          </table:table-cell>
          <table:table-cell table:formula="of:=[.C1341]+900" office:value-type="float" office:value="1207800" calcext:value-type="float">
            <text:p>120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42]/900" office:value-type="float" office:value="1342" calcext:value-type="float">
            <text:p>1342</text:p>
          </table:table-cell>
        </table:table-row>
        <table:table-row table:style-name="ro1">
          <table:table-cell table:formula="of:=[.C1343]/86400" office:value-type="float" office:value="13.9895833333333" calcext:value-type="float">
            <text:p>13.9895833333333</text:p>
          </table:table-cell>
          <table:table-cell table:formula="of:=[.C1343]/3600" office:value-type="float" office:value="335.75" calcext:value-type="float">
            <text:p>335.75</text:p>
          </table:table-cell>
          <table:table-cell table:formula="of:=[.C1342]+900" office:value-type="float" office:value="1208700" calcext:value-type="float">
            <text:p>120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43]/900" office:value-type="float" office:value="1343" calcext:value-type="float">
            <text:p>1343</text:p>
          </table:table-cell>
        </table:table-row>
        <table:table-row table:style-name="ro1">
          <table:table-cell table:formula="of:=[.C1344]/86400" office:value-type="float" office:value="14" calcext:value-type="float">
            <text:p>14</text:p>
          </table:table-cell>
          <table:table-cell table:formula="of:=[.C1344]/3600" office:value-type="float" office:value="336" calcext:value-type="float">
            <text:p>336</text:p>
          </table:table-cell>
          <table:table-cell table:formula="of:=[.C1343]+900" office:value-type="float" office:value="1209600" calcext:value-type="float">
            <text:p>120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44]/900" office:value-type="float" office:value="1344" calcext:value-type="float">
            <text:p>1344</text:p>
          </table:table-cell>
        </table:table-row>
        <table:table-row table:style-name="ro1">
          <table:table-cell table:formula="of:=[.C1345]/86400" office:value-type="float" office:value="14.0104166666667" calcext:value-type="float">
            <text:p>14.0104166666667</text:p>
          </table:table-cell>
          <table:table-cell table:formula="of:=[.C1345]/3600" office:value-type="float" office:value="336.25" calcext:value-type="float">
            <text:p>336.25</text:p>
          </table:table-cell>
          <table:table-cell table:formula="of:=[.C1344]+900" office:value-type="float" office:value="1210500" calcext:value-type="float">
            <text:p>121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45]/900" office:value-type="float" office:value="1345" calcext:value-type="float">
            <text:p>1345</text:p>
          </table:table-cell>
        </table:table-row>
        <table:table-row table:style-name="ro1">
          <table:table-cell table:formula="of:=[.C1346]/86400" office:value-type="float" office:value="14.0208333333333" calcext:value-type="float">
            <text:p>14.0208333333333</text:p>
          </table:table-cell>
          <table:table-cell table:formula="of:=[.C1346]/3600" office:value-type="float" office:value="336.5" calcext:value-type="float">
            <text:p>336.5</text:p>
          </table:table-cell>
          <table:table-cell table:formula="of:=[.C1345]+900" office:value-type="float" office:value="1211400" calcext:value-type="float">
            <text:p>121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46]/900" office:value-type="float" office:value="1346" calcext:value-type="float">
            <text:p>1346</text:p>
          </table:table-cell>
        </table:table-row>
        <table:table-row table:style-name="ro1">
          <table:table-cell table:formula="of:=[.C1347]/86400" office:value-type="float" office:value="14.03125" calcext:value-type="float">
            <text:p>14.03125</text:p>
          </table:table-cell>
          <table:table-cell table:formula="of:=[.C1347]/3600" office:value-type="float" office:value="336.75" calcext:value-type="float">
            <text:p>336.75</text:p>
          </table:table-cell>
          <table:table-cell table:formula="of:=[.C1346]+900" office:value-type="float" office:value="1212300" calcext:value-type="float">
            <text:p>121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47]/900" office:value-type="float" office:value="1347" calcext:value-type="float">
            <text:p>1347</text:p>
          </table:table-cell>
        </table:table-row>
        <table:table-row table:style-name="ro1">
          <table:table-cell table:formula="of:=[.C1348]/86400" office:value-type="float" office:value="14.0416666666667" calcext:value-type="float">
            <text:p>14.0416666666667</text:p>
          </table:table-cell>
          <table:table-cell table:formula="of:=[.C1348]/3600" office:value-type="float" office:value="337" calcext:value-type="float">
            <text:p>337</text:p>
          </table:table-cell>
          <table:table-cell table:formula="of:=[.C1347]+900" office:value-type="float" office:value="1213200" calcext:value-type="float">
            <text:p>121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48]/900" office:value-type="float" office:value="1348" calcext:value-type="float">
            <text:p>1348</text:p>
          </table:table-cell>
        </table:table-row>
        <table:table-row table:style-name="ro1">
          <table:table-cell table:formula="of:=[.C1349]/86400" office:value-type="float" office:value="14.0520833333333" calcext:value-type="float">
            <text:p>14.0520833333333</text:p>
          </table:table-cell>
          <table:table-cell table:formula="of:=[.C1349]/3600" office:value-type="float" office:value="337.25" calcext:value-type="float">
            <text:p>337.25</text:p>
          </table:table-cell>
          <table:table-cell table:formula="of:=[.C1348]+900" office:value-type="float" office:value="1214100" calcext:value-type="float">
            <text:p>121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49]/900" office:value-type="float" office:value="1349" calcext:value-type="float">
            <text:p>1349</text:p>
          </table:table-cell>
        </table:table-row>
        <table:table-row table:style-name="ro1">
          <table:table-cell table:formula="of:=[.C1350]/86400" office:value-type="float" office:value="14.0625" calcext:value-type="float">
            <text:p>14.0625</text:p>
          </table:table-cell>
          <table:table-cell table:formula="of:=[.C1350]/3600" office:value-type="float" office:value="337.5" calcext:value-type="float">
            <text:p>337.5</text:p>
          </table:table-cell>
          <table:table-cell table:formula="of:=[.C1349]+900" office:value-type="float" office:value="1215000" calcext:value-type="float">
            <text:p>121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50]/900" office:value-type="float" office:value="1350" calcext:value-type="float">
            <text:p>1350</text:p>
          </table:table-cell>
        </table:table-row>
        <table:table-row table:style-name="ro1">
          <table:table-cell table:formula="of:=[.C1351]/86400" office:value-type="float" office:value="14.0729166666667" calcext:value-type="float">
            <text:p>14.0729166666667</text:p>
          </table:table-cell>
          <table:table-cell table:formula="of:=[.C1351]/3600" office:value-type="float" office:value="337.75" calcext:value-type="float">
            <text:p>337.75</text:p>
          </table:table-cell>
          <table:table-cell table:formula="of:=[.C1350]+900" office:value-type="float" office:value="1215900" calcext:value-type="float">
            <text:p>121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51]/900" office:value-type="float" office:value="1351" calcext:value-type="float">
            <text:p>1351</text:p>
          </table:table-cell>
        </table:table-row>
        <table:table-row table:style-name="ro1">
          <table:table-cell table:formula="of:=[.C1352]/86400" office:value-type="float" office:value="14.0833333333333" calcext:value-type="float">
            <text:p>14.0833333333333</text:p>
          </table:table-cell>
          <table:table-cell table:formula="of:=[.C1352]/3600" office:value-type="float" office:value="338" calcext:value-type="float">
            <text:p>338</text:p>
          </table:table-cell>
          <table:table-cell table:formula="of:=[.C1351]+900" office:value-type="float" office:value="1216800" calcext:value-type="float">
            <text:p>121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52]/900" office:value-type="float" office:value="1352" calcext:value-type="float">
            <text:p>1352</text:p>
          </table:table-cell>
        </table:table-row>
        <table:table-row table:style-name="ro1">
          <table:table-cell table:formula="of:=[.C1353]/86400" office:value-type="float" office:value="14.09375" calcext:value-type="float">
            <text:p>14.09375</text:p>
          </table:table-cell>
          <table:table-cell table:formula="of:=[.C1353]/3600" office:value-type="float" office:value="338.25" calcext:value-type="float">
            <text:p>338.25</text:p>
          </table:table-cell>
          <table:table-cell table:formula="of:=[.C1352]+900" office:value-type="float" office:value="1217700" calcext:value-type="float">
            <text:p>121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53]/900" office:value-type="float" office:value="1353" calcext:value-type="float">
            <text:p>1353</text:p>
          </table:table-cell>
        </table:table-row>
        <table:table-row table:style-name="ro1">
          <table:table-cell table:formula="of:=[.C1354]/86400" office:value-type="float" office:value="14.1041666666667" calcext:value-type="float">
            <text:p>14.1041666666667</text:p>
          </table:table-cell>
          <table:table-cell table:formula="of:=[.C1354]/3600" office:value-type="float" office:value="338.5" calcext:value-type="float">
            <text:p>338.5</text:p>
          </table:table-cell>
          <table:table-cell table:formula="of:=[.C1353]+900" office:value-type="float" office:value="1218600" calcext:value-type="float">
            <text:p>121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54]/900" office:value-type="float" office:value="1354" calcext:value-type="float">
            <text:p>1354</text:p>
          </table:table-cell>
        </table:table-row>
        <table:table-row table:style-name="ro1">
          <table:table-cell table:formula="of:=[.C1355]/86400" office:value-type="float" office:value="14.1145833333333" calcext:value-type="float">
            <text:p>14.1145833333333</text:p>
          </table:table-cell>
          <table:table-cell table:formula="of:=[.C1355]/3600" office:value-type="float" office:value="338.75" calcext:value-type="float">
            <text:p>338.75</text:p>
          </table:table-cell>
          <table:table-cell table:formula="of:=[.C1354]+900" office:value-type="float" office:value="1219500" calcext:value-type="float">
            <text:p>121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55]/900" office:value-type="float" office:value="1355" calcext:value-type="float">
            <text:p>1355</text:p>
          </table:table-cell>
        </table:table-row>
        <table:table-row table:style-name="ro1">
          <table:table-cell table:formula="of:=[.C1356]/86400" office:value-type="float" office:value="14.125" calcext:value-type="float">
            <text:p>14.125</text:p>
          </table:table-cell>
          <table:table-cell table:formula="of:=[.C1356]/3600" office:value-type="float" office:value="339" calcext:value-type="float">
            <text:p>339</text:p>
          </table:table-cell>
          <table:table-cell table:formula="of:=[.C1355]+900" office:value-type="float" office:value="1220400" calcext:value-type="float">
            <text:p>122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56]/900" office:value-type="float" office:value="1356" calcext:value-type="float">
            <text:p>1356</text:p>
          </table:table-cell>
        </table:table-row>
        <table:table-row table:style-name="ro1">
          <table:table-cell table:formula="of:=[.C1357]/86400" office:value-type="float" office:value="14.1354166666667" calcext:value-type="float">
            <text:p>14.1354166666667</text:p>
          </table:table-cell>
          <table:table-cell table:formula="of:=[.C1357]/3600" office:value-type="float" office:value="339.25" calcext:value-type="float">
            <text:p>339.25</text:p>
          </table:table-cell>
          <table:table-cell table:formula="of:=[.C1356]+900" office:value-type="float" office:value="1221300" calcext:value-type="float">
            <text:p>1221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5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57]/900" office:value-type="float" office:value="1357" calcext:value-type="float">
            <text:p>1357</text:p>
          </table:table-cell>
        </table:table-row>
        <table:table-row table:style-name="ro1">
          <table:table-cell table:formula="of:=[.C1358]/86400" office:value-type="float" office:value="14.1458333333333" calcext:value-type="float">
            <text:p>14.1458333333333</text:p>
          </table:table-cell>
          <table:table-cell table:formula="of:=[.C1358]/3600" office:value-type="float" office:value="339.5" calcext:value-type="float">
            <text:p>339.5</text:p>
          </table:table-cell>
          <table:table-cell table:formula="of:=[.C1357]+900" office:value-type="float" office:value="1222200" calcext:value-type="float">
            <text:p>1222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5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58]/900" office:value-type="float" office:value="1358" calcext:value-type="float">
            <text:p>1358</text:p>
          </table:table-cell>
        </table:table-row>
        <table:table-row table:style-name="ro1">
          <table:table-cell table:formula="of:=[.C1359]/86400" office:value-type="float" office:value="14.15625" calcext:value-type="float">
            <text:p>14.15625</text:p>
          </table:table-cell>
          <table:table-cell table:formula="of:=[.C1359]/3600" office:value-type="float" office:value="339.75" calcext:value-type="float">
            <text:p>339.75</text:p>
          </table:table-cell>
          <table:table-cell table:formula="of:=[.C1358]+900" office:value-type="float" office:value="1223100" calcext:value-type="float">
            <text:p>1223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5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59]/900" office:value-type="float" office:value="1359" calcext:value-type="float">
            <text:p>1359</text:p>
          </table:table-cell>
        </table:table-row>
        <table:table-row table:style-name="ro1">
          <table:table-cell table:formula="of:=[.C1360]/86400" office:value-type="float" office:value="14.1666666666667" calcext:value-type="float">
            <text:p>14.1666666666667</text:p>
          </table:table-cell>
          <table:table-cell table:formula="of:=[.C1360]/3600" office:value-type="float" office:value="340" calcext:value-type="float">
            <text:p>340</text:p>
          </table:table-cell>
          <table:table-cell table:formula="of:=[.C1359]+900" office:value-type="float" office:value="1224000" calcext:value-type="float">
            <text:p>1224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60]/900" office:value-type="float" office:value="1360" calcext:value-type="float">
            <text:p>1360</text:p>
          </table:table-cell>
        </table:table-row>
        <table:table-row table:style-name="ro1">
          <table:table-cell table:formula="of:=[.C1361]/86400" office:value-type="float" office:value="14.1770833333333" calcext:value-type="float">
            <text:p>14.1770833333333</text:p>
          </table:table-cell>
          <table:table-cell table:formula="of:=[.C1361]/3600" office:value-type="float" office:value="340.25" calcext:value-type="float">
            <text:p>340.25</text:p>
          </table:table-cell>
          <table:table-cell table:formula="of:=[.C1360]+900" office:value-type="float" office:value="1224900" calcext:value-type="float">
            <text:p>1224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61]/900" office:value-type="float" office:value="1361" calcext:value-type="float">
            <text:p>1361</text:p>
          </table:table-cell>
        </table:table-row>
        <table:table-row table:style-name="ro1">
          <table:table-cell table:formula="of:=[.C1362]/86400" office:value-type="float" office:value="14.1875" calcext:value-type="float">
            <text:p>14.1875</text:p>
          </table:table-cell>
          <table:table-cell table:formula="of:=[.C1362]/3600" office:value-type="float" office:value="340.5" calcext:value-type="float">
            <text:p>340.5</text:p>
          </table:table-cell>
          <table:table-cell table:formula="of:=[.C1361]+900" office:value-type="float" office:value="1225800" calcext:value-type="float">
            <text:p>1225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62]/900" office:value-type="float" office:value="1362" calcext:value-type="float">
            <text:p>1362</text:p>
          </table:table-cell>
        </table:table-row>
        <table:table-row table:style-name="ro1">
          <table:table-cell table:formula="of:=[.C1363]/86400" office:value-type="float" office:value="14.1979166666667" calcext:value-type="float">
            <text:p>14.1979166666667</text:p>
          </table:table-cell>
          <table:table-cell table:formula="of:=[.C1363]/3600" office:value-type="float" office:value="340.75" calcext:value-type="float">
            <text:p>340.75</text:p>
          </table:table-cell>
          <table:table-cell table:formula="of:=[.C1362]+900" office:value-type="float" office:value="1226700" calcext:value-type="float">
            <text:p>1226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63]/900" office:value-type="float" office:value="1363" calcext:value-type="float">
            <text:p>1363</text:p>
          </table:table-cell>
        </table:table-row>
        <table:table-row table:style-name="ro1">
          <table:table-cell table:formula="of:=[.C1364]/86400" office:value-type="float" office:value="14.2083333333333" calcext:value-type="float">
            <text:p>14.2083333333333</text:p>
          </table:table-cell>
          <table:table-cell table:formula="of:=[.C1364]/3600" office:value-type="float" office:value="341" calcext:value-type="float">
            <text:p>341</text:p>
          </table:table-cell>
          <table:table-cell table:formula="of:=[.C1363]+900" office:value-type="float" office:value="1227600" calcext:value-type="float">
            <text:p>1227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64]/900" office:value-type="float" office:value="1364" calcext:value-type="float">
            <text:p>1364</text:p>
          </table:table-cell>
        </table:table-row>
        <table:table-row table:style-name="ro1">
          <table:table-cell table:formula="of:=[.C1365]/86400" office:value-type="float" office:value="14.21875" calcext:value-type="float">
            <text:p>14.21875</text:p>
          </table:table-cell>
          <table:table-cell table:formula="of:=[.C1365]/3600" office:value-type="float" office:value="341.25" calcext:value-type="float">
            <text:p>341.25</text:p>
          </table:table-cell>
          <table:table-cell table:formula="of:=[.C1364]+900" office:value-type="float" office:value="1228500" calcext:value-type="float">
            <text:p>1228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65]/900" office:value-type="float" office:value="1365" calcext:value-type="float">
            <text:p>1365</text:p>
          </table:table-cell>
        </table:table-row>
        <table:table-row table:style-name="ro1">
          <table:table-cell table:formula="of:=[.C1366]/86400" office:value-type="float" office:value="14.2291666666667" calcext:value-type="float">
            <text:p>14.2291666666667</text:p>
          </table:table-cell>
          <table:table-cell table:formula="of:=[.C1366]/3600" office:value-type="float" office:value="341.5" calcext:value-type="float">
            <text:p>341.5</text:p>
          </table:table-cell>
          <table:table-cell table:formula="of:=[.C1365]+900" office:value-type="float" office:value="1229400" calcext:value-type="float">
            <text:p>1229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66]/900" office:value-type="float" office:value="1366" calcext:value-type="float">
            <text:p>1366</text:p>
          </table:table-cell>
        </table:table-row>
        <table:table-row table:style-name="ro1">
          <table:table-cell table:formula="of:=[.C1367]/86400" office:value-type="float" office:value="14.2395833333333" calcext:value-type="float">
            <text:p>14.2395833333333</text:p>
          </table:table-cell>
          <table:table-cell table:formula="of:=[.C1367]/3600" office:value-type="float" office:value="341.75" calcext:value-type="float">
            <text:p>341.75</text:p>
          </table:table-cell>
          <table:table-cell table:formula="of:=[.C1366]+900" office:value-type="float" office:value="1230300" calcext:value-type="float">
            <text:p>1230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67]/900" office:value-type="float" office:value="1367" calcext:value-type="float">
            <text:p>1367</text:p>
          </table:table-cell>
        </table:table-row>
        <table:table-row table:style-name="ro1">
          <table:table-cell table:formula="of:=[.C1368]/86400" office:value-type="float" office:value="14.25" calcext:value-type="float">
            <text:p>14.25</text:p>
          </table:table-cell>
          <table:table-cell table:formula="of:=[.C1368]/3600" office:value-type="float" office:value="342" calcext:value-type="float">
            <text:p>342</text:p>
          </table:table-cell>
          <table:table-cell table:formula="of:=[.C1367]+900" office:value-type="float" office:value="1231200" calcext:value-type="float">
            <text:p>1231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68]/900" office:value-type="float" office:value="1368" calcext:value-type="float">
            <text:p>1368</text:p>
          </table:table-cell>
        </table:table-row>
        <table:table-row table:style-name="ro1">
          <table:table-cell table:formula="of:=[.C1369]/86400" office:value-type="float" office:value="14.2604166666667" calcext:value-type="float">
            <text:p>14.2604166666667</text:p>
          </table:table-cell>
          <table:table-cell table:formula="of:=[.C1369]/3600" office:value-type="float" office:value="342.25" calcext:value-type="float">
            <text:p>342.25</text:p>
          </table:table-cell>
          <table:table-cell table:formula="of:=[.C1368]+900" office:value-type="float" office:value="1232100" calcext:value-type="float">
            <text:p>1232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69]/900" office:value-type="float" office:value="1369" calcext:value-type="float">
            <text:p>1369</text:p>
          </table:table-cell>
        </table:table-row>
        <table:table-row table:style-name="ro1">
          <table:table-cell table:formula="of:=[.C1370]/86400" office:value-type="float" office:value="14.2708333333333" calcext:value-type="float">
            <text:p>14.2708333333333</text:p>
          </table:table-cell>
          <table:table-cell table:formula="of:=[.C1370]/3600" office:value-type="float" office:value="342.5" calcext:value-type="float">
            <text:p>342.5</text:p>
          </table:table-cell>
          <table:table-cell table:formula="of:=[.C1369]+900" office:value-type="float" office:value="1233000" calcext:value-type="float">
            <text:p>123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7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70]/900" office:value-type="float" office:value="1370" calcext:value-type="float">
            <text:p>1370</text:p>
          </table:table-cell>
        </table:table-row>
        <table:table-row table:style-name="ro1">
          <table:table-cell table:formula="of:=[.C1371]/86400" office:value-type="float" office:value="14.28125" calcext:value-type="float">
            <text:p>14.28125</text:p>
          </table:table-cell>
          <table:table-cell table:formula="of:=[.C1371]/3600" office:value-type="float" office:value="342.75" calcext:value-type="float">
            <text:p>342.75</text:p>
          </table:table-cell>
          <table:table-cell table:formula="of:=[.C1370]+900" office:value-type="float" office:value="1233900" calcext:value-type="float">
            <text:p>1233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7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71]/900" office:value-type="float" office:value="1371" calcext:value-type="float">
            <text:p>1371</text:p>
          </table:table-cell>
        </table:table-row>
        <table:table-row table:style-name="ro1">
          <table:table-cell table:formula="of:=[.C1372]/86400" office:value-type="float" office:value="14.2916666666667" calcext:value-type="float">
            <text:p>14.2916666666667</text:p>
          </table:table-cell>
          <table:table-cell table:formula="of:=[.C1372]/3600" office:value-type="float" office:value="343" calcext:value-type="float">
            <text:p>343</text:p>
          </table:table-cell>
          <table:table-cell table:formula="of:=[.C1371]+900" office:value-type="float" office:value="1234800" calcext:value-type="float">
            <text:p>1234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7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72]/900" office:value-type="float" office:value="1372" calcext:value-type="float">
            <text:p>1372</text:p>
          </table:table-cell>
        </table:table-row>
        <table:table-row table:style-name="ro1">
          <table:table-cell table:formula="of:=[.C1373]/86400" office:value-type="float" office:value="14.3020833333333" calcext:value-type="float">
            <text:p>14.3020833333333</text:p>
          </table:table-cell>
          <table:table-cell table:formula="of:=[.C1373]/3600" office:value-type="float" office:value="343.25" calcext:value-type="float">
            <text:p>343.25</text:p>
          </table:table-cell>
          <table:table-cell table:formula="of:=[.C1372]+900" office:value-type="float" office:value="1235700" calcext:value-type="float">
            <text:p>1235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7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73]/900" office:value-type="float" office:value="1373" calcext:value-type="float">
            <text:p>1373</text:p>
          </table:table-cell>
        </table:table-row>
        <table:table-row table:style-name="ro1">
          <table:table-cell table:formula="of:=[.C1374]/86400" office:value-type="float" office:value="14.3125" calcext:value-type="float">
            <text:p>14.3125</text:p>
          </table:table-cell>
          <table:table-cell table:formula="of:=[.C1374]/3600" office:value-type="float" office:value="343.5" calcext:value-type="float">
            <text:p>343.5</text:p>
          </table:table-cell>
          <table:table-cell table:formula="of:=[.C1373]+900" office:value-type="float" office:value="1236600" calcext:value-type="float">
            <text:p>1236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7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74]/900" office:value-type="float" office:value="1374" calcext:value-type="float">
            <text:p>1374</text:p>
          </table:table-cell>
        </table:table-row>
        <table:table-row table:style-name="ro1">
          <table:table-cell table:formula="of:=[.C1375]/86400" office:value-type="float" office:value="14.3229166666667" calcext:value-type="float">
            <text:p>14.3229166666667</text:p>
          </table:table-cell>
          <table:table-cell table:formula="of:=[.C1375]/3600" office:value-type="float" office:value="343.75" calcext:value-type="float">
            <text:p>343.75</text:p>
          </table:table-cell>
          <table:table-cell table:formula="of:=[.C1374]+900" office:value-type="float" office:value="1237500" calcext:value-type="float">
            <text:p>1237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7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75]/900" office:value-type="float" office:value="1375" calcext:value-type="float">
            <text:p>1375</text:p>
          </table:table-cell>
        </table:table-row>
        <table:table-row table:style-name="ro1">
          <table:table-cell table:formula="of:=[.C1376]/86400" office:value-type="float" office:value="14.3333333333333" calcext:value-type="float">
            <text:p>14.3333333333333</text:p>
          </table:table-cell>
          <table:table-cell table:formula="of:=[.C1376]/3600" office:value-type="float" office:value="344" calcext:value-type="float">
            <text:p>344</text:p>
          </table:table-cell>
          <table:table-cell table:formula="of:=[.C1375]+900" office:value-type="float" office:value="1238400" calcext:value-type="float">
            <text:p>1238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7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76]/900" office:value-type="float" office:value="1376" calcext:value-type="float">
            <text:p>1376</text:p>
          </table:table-cell>
        </table:table-row>
        <table:table-row table:style-name="ro1">
          <table:table-cell table:formula="of:=[.C1377]/86400" office:value-type="float" office:value="14.34375" calcext:value-type="float">
            <text:p>14.34375</text:p>
          </table:table-cell>
          <table:table-cell table:formula="of:=[.C1377]/3600" office:value-type="float" office:value="344.25" calcext:value-type="float">
            <text:p>344.25</text:p>
          </table:table-cell>
          <table:table-cell table:formula="of:=[.C1376]+900" office:value-type="float" office:value="1239300" calcext:value-type="float">
            <text:p>1239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7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77]/900" office:value-type="float" office:value="1377" calcext:value-type="float">
            <text:p>1377</text:p>
          </table:table-cell>
        </table:table-row>
        <table:table-row table:style-name="ro1">
          <table:table-cell table:formula="of:=[.C1378]/86400" office:value-type="float" office:value="14.3541666666667" calcext:value-type="float">
            <text:p>14.3541666666667</text:p>
          </table:table-cell>
          <table:table-cell table:formula="of:=[.C1378]/3600" office:value-type="float" office:value="344.5" calcext:value-type="float">
            <text:p>344.5</text:p>
          </table:table-cell>
          <table:table-cell table:formula="of:=[.C1377]+900" office:value-type="float" office:value="1240200" calcext:value-type="float">
            <text:p>1240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7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78]/900" office:value-type="float" office:value="1378" calcext:value-type="float">
            <text:p>1378</text:p>
          </table:table-cell>
        </table:table-row>
        <table:table-row table:style-name="ro1">
          <table:table-cell table:formula="of:=[.C1379]/86400" office:value-type="float" office:value="14.3645833333333" calcext:value-type="float">
            <text:p>14.3645833333333</text:p>
          </table:table-cell>
          <table:table-cell table:formula="of:=[.C1379]/3600" office:value-type="float" office:value="344.75" calcext:value-type="float">
            <text:p>344.75</text:p>
          </table:table-cell>
          <table:table-cell table:formula="of:=[.C1378]+900" office:value-type="float" office:value="1241100" calcext:value-type="float">
            <text:p>1241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7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79]/900" office:value-type="float" office:value="1379" calcext:value-type="float">
            <text:p>1379</text:p>
          </table:table-cell>
        </table:table-row>
        <table:table-row table:style-name="ro1">
          <table:table-cell table:formula="of:=[.C1380]/86400" office:value-type="float" office:value="14.375" calcext:value-type="float">
            <text:p>14.375</text:p>
          </table:table-cell>
          <table:table-cell table:formula="of:=[.C1380]/3600" office:value-type="float" office:value="345" calcext:value-type="float">
            <text:p>345</text:p>
          </table:table-cell>
          <table:table-cell table:formula="of:=[.C1379]+900" office:value-type="float" office:value="1242000" calcext:value-type="float">
            <text:p>124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80]/900" office:value-type="float" office:value="1380" calcext:value-type="float">
            <text:p>1380</text:p>
          </table:table-cell>
        </table:table-row>
        <table:table-row table:style-name="ro1">
          <table:table-cell table:formula="of:=[.C1381]/86400" office:value-type="float" office:value="14.3854166666667" calcext:value-type="float">
            <text:p>14.3854166666667</text:p>
          </table:table-cell>
          <table:table-cell table:formula="of:=[.C1381]/3600" office:value-type="float" office:value="345.25" calcext:value-type="float">
            <text:p>345.25</text:p>
          </table:table-cell>
          <table:table-cell table:formula="of:=[.C1380]+900" office:value-type="float" office:value="1242900" calcext:value-type="float">
            <text:p>1242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81]/900" office:value-type="float" office:value="1381" calcext:value-type="float">
            <text:p>1381</text:p>
          </table:table-cell>
        </table:table-row>
        <table:table-row table:style-name="ro1">
          <table:table-cell table:formula="of:=[.C1382]/86400" office:value-type="float" office:value="14.3958333333333" calcext:value-type="float">
            <text:p>14.3958333333333</text:p>
          </table:table-cell>
          <table:table-cell table:formula="of:=[.C1382]/3600" office:value-type="float" office:value="345.5" calcext:value-type="float">
            <text:p>345.5</text:p>
          </table:table-cell>
          <table:table-cell table:formula="of:=[.C1381]+900" office:value-type="float" office:value="1243800" calcext:value-type="float">
            <text:p>1243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82]/900" office:value-type="float" office:value="1382" calcext:value-type="float">
            <text:p>1382</text:p>
          </table:table-cell>
        </table:table-row>
        <table:table-row table:style-name="ro1">
          <table:table-cell table:formula="of:=[.C1383]/86400" office:value-type="float" office:value="14.40625" calcext:value-type="float">
            <text:p>14.40625</text:p>
          </table:table-cell>
          <table:table-cell table:formula="of:=[.C1383]/3600" office:value-type="float" office:value="345.75" calcext:value-type="float">
            <text:p>345.75</text:p>
          </table:table-cell>
          <table:table-cell table:formula="of:=[.C1382]+900" office:value-type="float" office:value="1244700" calcext:value-type="float">
            <text:p>1244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83]/900" office:value-type="float" office:value="1383" calcext:value-type="float">
            <text:p>1383</text:p>
          </table:table-cell>
        </table:table-row>
        <table:table-row table:style-name="ro1">
          <table:table-cell table:formula="of:=[.C1384]/86400" office:value-type="float" office:value="14.4166666666667" calcext:value-type="float">
            <text:p>14.4166666666667</text:p>
          </table:table-cell>
          <table:table-cell table:formula="of:=[.C1384]/3600" office:value-type="float" office:value="346" calcext:value-type="float">
            <text:p>346</text:p>
          </table:table-cell>
          <table:table-cell table:formula="of:=[.C1383]+900" office:value-type="float" office:value="1245600" calcext:value-type="float">
            <text:p>1245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84]/900" office:value-type="float" office:value="1384" calcext:value-type="float">
            <text:p>1384</text:p>
          </table:table-cell>
        </table:table-row>
        <table:table-row table:style-name="ro1">
          <table:table-cell table:formula="of:=[.C1385]/86400" office:value-type="float" office:value="14.4270833333333" calcext:value-type="float">
            <text:p>14.4270833333333</text:p>
          </table:table-cell>
          <table:table-cell table:formula="of:=[.C1385]/3600" office:value-type="float" office:value="346.25" calcext:value-type="float">
            <text:p>346.25</text:p>
          </table:table-cell>
          <table:table-cell table:formula="of:=[.C1384]+900" office:value-type="float" office:value="1246500" calcext:value-type="float">
            <text:p>124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85]/900" office:value-type="float" office:value="1385" calcext:value-type="float">
            <text:p>1385</text:p>
          </table:table-cell>
        </table:table-row>
        <table:table-row table:style-name="ro1">
          <table:table-cell table:formula="of:=[.C1386]/86400" office:value-type="float" office:value="14.4375" calcext:value-type="float">
            <text:p>14.4375</text:p>
          </table:table-cell>
          <table:table-cell table:formula="of:=[.C1386]/3600" office:value-type="float" office:value="346.5" calcext:value-type="float">
            <text:p>346.5</text:p>
          </table:table-cell>
          <table:table-cell table:formula="of:=[.C1385]+900" office:value-type="float" office:value="1247400" calcext:value-type="float">
            <text:p>1247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86]/900" office:value-type="float" office:value="1386" calcext:value-type="float">
            <text:p>1386</text:p>
          </table:table-cell>
        </table:table-row>
        <table:table-row table:style-name="ro1">
          <table:table-cell table:formula="of:=[.C1387]/86400" office:value-type="float" office:value="14.4479166666667" calcext:value-type="float">
            <text:p>14.4479166666667</text:p>
          </table:table-cell>
          <table:table-cell table:formula="of:=[.C1387]/3600" office:value-type="float" office:value="346.75" calcext:value-type="float">
            <text:p>346.75</text:p>
          </table:table-cell>
          <table:table-cell table:formula="of:=[.C1386]+900" office:value-type="float" office:value="1248300" calcext:value-type="float">
            <text:p>1248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87]/900" office:value-type="float" office:value="1387" calcext:value-type="float">
            <text:p>1387</text:p>
          </table:table-cell>
        </table:table-row>
        <table:table-row table:style-name="ro1">
          <table:table-cell table:formula="of:=[.C1388]/86400" office:value-type="float" office:value="14.4583333333333" calcext:value-type="float">
            <text:p>14.4583333333333</text:p>
          </table:table-cell>
          <table:table-cell table:formula="of:=[.C1388]/3600" office:value-type="float" office:value="347" calcext:value-type="float">
            <text:p>347</text:p>
          </table:table-cell>
          <table:table-cell table:formula="of:=[.C1387]+900" office:value-type="float" office:value="1249200" calcext:value-type="float">
            <text:p>1249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88]/900" office:value-type="float" office:value="1388" calcext:value-type="float">
            <text:p>1388</text:p>
          </table:table-cell>
        </table:table-row>
        <table:table-row table:style-name="ro1">
          <table:table-cell table:formula="of:=[.C1389]/86400" office:value-type="float" office:value="14.46875" calcext:value-type="float">
            <text:p>14.46875</text:p>
          </table:table-cell>
          <table:table-cell table:formula="of:=[.C1389]/3600" office:value-type="float" office:value="347.25" calcext:value-type="float">
            <text:p>347.25</text:p>
          </table:table-cell>
          <table:table-cell table:formula="of:=[.C1388]+900" office:value-type="float" office:value="1250100" calcext:value-type="float">
            <text:p>1250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89]/900" office:value-type="float" office:value="1389" calcext:value-type="float">
            <text:p>1389</text:p>
          </table:table-cell>
        </table:table-row>
        <table:table-row table:style-name="ro1">
          <table:table-cell table:formula="of:=[.C1390]/86400" office:value-type="float" office:value="14.4791666666667" calcext:value-type="float">
            <text:p>14.4791666666667</text:p>
          </table:table-cell>
          <table:table-cell table:formula="of:=[.C1390]/3600" office:value-type="float" office:value="347.5" calcext:value-type="float">
            <text:p>347.5</text:p>
          </table:table-cell>
          <table:table-cell table:formula="of:=[.C1389]+900" office:value-type="float" office:value="1251000" calcext:value-type="float">
            <text:p>125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90]/900" office:value-type="float" office:value="1390" calcext:value-type="float">
            <text:p>1390</text:p>
          </table:table-cell>
        </table:table-row>
        <table:table-row table:style-name="ro1">
          <table:table-cell table:formula="of:=[.C1391]/86400" office:value-type="float" office:value="14.4895833333333" calcext:value-type="float">
            <text:p>14.4895833333333</text:p>
          </table:table-cell>
          <table:table-cell table:formula="of:=[.C1391]/3600" office:value-type="float" office:value="347.75" calcext:value-type="float">
            <text:p>347.75</text:p>
          </table:table-cell>
          <table:table-cell table:formula="of:=[.C1390]+900" office:value-type="float" office:value="1251900" calcext:value-type="float">
            <text:p>1251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91]/900" office:value-type="float" office:value="1391" calcext:value-type="float">
            <text:p>1391</text:p>
          </table:table-cell>
        </table:table-row>
        <table:table-row table:style-name="ro1">
          <table:table-cell table:formula="of:=[.C1392]/86400" office:value-type="float" office:value="14.5" calcext:value-type="float">
            <text:p>14.5</text:p>
          </table:table-cell>
          <table:table-cell table:formula="of:=[.C1392]/3600" office:value-type="float" office:value="348" calcext:value-type="float">
            <text:p>348</text:p>
          </table:table-cell>
          <table:table-cell table:formula="of:=[.C1391]+900" office:value-type="float" office:value="1252800" calcext:value-type="float">
            <text:p>1252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92]/900" office:value-type="float" office:value="1392" calcext:value-type="float">
            <text:p>1392</text:p>
          </table:table-cell>
        </table:table-row>
        <table:table-row table:style-name="ro1">
          <table:table-cell table:formula="of:=[.C1393]/86400" office:value-type="float" office:value="14.5104166666667" calcext:value-type="float">
            <text:p>14.5104166666667</text:p>
          </table:table-cell>
          <table:table-cell table:formula="of:=[.C1393]/3600" office:value-type="float" office:value="348.25" calcext:value-type="float">
            <text:p>348.25</text:p>
          </table:table-cell>
          <table:table-cell table:formula="of:=[.C1392]+900" office:value-type="float" office:value="1253700" calcext:value-type="float">
            <text:p>1253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93]/900" office:value-type="float" office:value="1393" calcext:value-type="float">
            <text:p>1393</text:p>
          </table:table-cell>
        </table:table-row>
        <table:table-row table:style-name="ro1">
          <table:table-cell table:formula="of:=[.C1394]/86400" office:value-type="float" office:value="14.5208333333333" calcext:value-type="float">
            <text:p>14.5208333333333</text:p>
          </table:table-cell>
          <table:table-cell table:formula="of:=[.C1394]/3600" office:value-type="float" office:value="348.5" calcext:value-type="float">
            <text:p>348.5</text:p>
          </table:table-cell>
          <table:table-cell table:formula="of:=[.C1393]+900" office:value-type="float" office:value="1254600" calcext:value-type="float">
            <text:p>1254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94]/900" office:value-type="float" office:value="1394" calcext:value-type="float">
            <text:p>1394</text:p>
          </table:table-cell>
        </table:table-row>
        <table:table-row table:style-name="ro1">
          <table:table-cell table:formula="of:=[.C1395]/86400" office:value-type="float" office:value="14.53125" calcext:value-type="float">
            <text:p>14.53125</text:p>
          </table:table-cell>
          <table:table-cell table:formula="of:=[.C1395]/3600" office:value-type="float" office:value="348.75" calcext:value-type="float">
            <text:p>348.75</text:p>
          </table:table-cell>
          <table:table-cell table:formula="of:=[.C1394]+900" office:value-type="float" office:value="1255500" calcext:value-type="float">
            <text:p>1255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95]/900" office:value-type="float" office:value="1395" calcext:value-type="float">
            <text:p>1395</text:p>
          </table:table-cell>
        </table:table-row>
        <table:table-row table:style-name="ro1">
          <table:table-cell table:formula="of:=[.C1396]/86400" office:value-type="float" office:value="14.5416666666667" calcext:value-type="float">
            <text:p>14.5416666666667</text:p>
          </table:table-cell>
          <table:table-cell table:formula="of:=[.C1396]/3600" office:value-type="float" office:value="349" calcext:value-type="float">
            <text:p>349</text:p>
          </table:table-cell>
          <table:table-cell table:formula="of:=[.C1395]+900" office:value-type="float" office:value="1256400" calcext:value-type="float">
            <text:p>1256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96]/900" office:value-type="float" office:value="1396" calcext:value-type="float">
            <text:p>1396</text:p>
          </table:table-cell>
        </table:table-row>
        <table:table-row table:style-name="ro1">
          <table:table-cell table:formula="of:=[.C1397]/86400" office:value-type="float" office:value="14.5520833333333" calcext:value-type="float">
            <text:p>14.5520833333333</text:p>
          </table:table-cell>
          <table:table-cell table:formula="of:=[.C1397]/3600" office:value-type="float" office:value="349.25" calcext:value-type="float">
            <text:p>349.25</text:p>
          </table:table-cell>
          <table:table-cell table:formula="of:=[.C1396]+900" office:value-type="float" office:value="1257300" calcext:value-type="float">
            <text:p>1257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97]/900" office:value-type="float" office:value="1397" calcext:value-type="float">
            <text:p>1397</text:p>
          </table:table-cell>
        </table:table-row>
        <table:table-row table:style-name="ro1">
          <table:table-cell table:formula="of:=[.C1398]/86400" office:value-type="float" office:value="14.5625" calcext:value-type="float">
            <text:p>14.5625</text:p>
          </table:table-cell>
          <table:table-cell table:formula="of:=[.C1398]/3600" office:value-type="float" office:value="349.5" calcext:value-type="float">
            <text:p>349.5</text:p>
          </table:table-cell>
          <table:table-cell table:formula="of:=[.C1397]+900" office:value-type="float" office:value="1258200" calcext:value-type="float">
            <text:p>1258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98]/900" office:value-type="float" office:value="1398" calcext:value-type="float">
            <text:p>1398</text:p>
          </table:table-cell>
        </table:table-row>
        <table:table-row table:style-name="ro1">
          <table:table-cell table:formula="of:=[.C1399]/86400" office:value-type="float" office:value="14.5729166666667" calcext:value-type="float">
            <text:p>14.5729166666667</text:p>
          </table:table-cell>
          <table:table-cell table:formula="of:=[.C1399]/3600" office:value-type="float" office:value="349.75" calcext:value-type="float">
            <text:p>349.75</text:p>
          </table:table-cell>
          <table:table-cell table:formula="of:=[.C1398]+900" office:value-type="float" office:value="1259100" calcext:value-type="float">
            <text:p>1259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399]/900" office:value-type="float" office:value="1399" calcext:value-type="float">
            <text:p>1399</text:p>
          </table:table-cell>
        </table:table-row>
        <table:table-row table:style-name="ro1">
          <table:table-cell table:formula="of:=[.C1400]/86400" office:value-type="float" office:value="14.5833333333333" calcext:value-type="float">
            <text:p>14.5833333333333</text:p>
          </table:table-cell>
          <table:table-cell table:formula="of:=[.C1400]/3600" office:value-type="float" office:value="350" calcext:value-type="float">
            <text:p>350</text:p>
          </table:table-cell>
          <table:table-cell table:formula="of:=[.C1399]+900" office:value-type="float" office:value="1260000" calcext:value-type="float">
            <text:p>126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00]/900" office:value-type="float" office:value="1400" calcext:value-type="float">
            <text:p>1400</text:p>
          </table:table-cell>
        </table:table-row>
        <table:table-row table:style-name="ro1">
          <table:table-cell table:formula="of:=[.C1401]/86400" office:value-type="float" office:value="14.59375" calcext:value-type="float">
            <text:p>14.59375</text:p>
          </table:table-cell>
          <table:table-cell table:formula="of:=[.C1401]/3600" office:value-type="float" office:value="350.25" calcext:value-type="float">
            <text:p>350.25</text:p>
          </table:table-cell>
          <table:table-cell table:formula="of:=[.C1400]+900" office:value-type="float" office:value="1260900" calcext:value-type="float">
            <text:p>1260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01]/900" office:value-type="float" office:value="1401" calcext:value-type="float">
            <text:p>1401</text:p>
          </table:table-cell>
        </table:table-row>
        <table:table-row table:style-name="ro1">
          <table:table-cell table:formula="of:=[.C1402]/86400" office:value-type="float" office:value="14.6041666666667" calcext:value-type="float">
            <text:p>14.6041666666667</text:p>
          </table:table-cell>
          <table:table-cell table:formula="of:=[.C1402]/3600" office:value-type="float" office:value="350.5" calcext:value-type="float">
            <text:p>350.5</text:p>
          </table:table-cell>
          <table:table-cell table:formula="of:=[.C1401]+900" office:value-type="float" office:value="1261800" calcext:value-type="float">
            <text:p>1261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02]/900" office:value-type="float" office:value="1402" calcext:value-type="float">
            <text:p>1402</text:p>
          </table:table-cell>
        </table:table-row>
        <table:table-row table:style-name="ro1">
          <table:table-cell table:formula="of:=[.C1403]/86400" office:value-type="float" office:value="14.6145833333333" calcext:value-type="float">
            <text:p>14.6145833333333</text:p>
          </table:table-cell>
          <table:table-cell table:formula="of:=[.C1403]/3600" office:value-type="float" office:value="350.75" calcext:value-type="float">
            <text:p>350.75</text:p>
          </table:table-cell>
          <table:table-cell table:formula="of:=[.C1402]+900" office:value-type="float" office:value="1262700" calcext:value-type="float">
            <text:p>1262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03]/900" office:value-type="float" office:value="1403" calcext:value-type="float">
            <text:p>1403</text:p>
          </table:table-cell>
        </table:table-row>
        <table:table-row table:style-name="ro1">
          <table:table-cell table:formula="of:=[.C1404]/86400" office:value-type="float" office:value="14.625" calcext:value-type="float">
            <text:p>14.625</text:p>
          </table:table-cell>
          <table:table-cell table:formula="of:=[.C1404]/3600" office:value-type="float" office:value="351" calcext:value-type="float">
            <text:p>351</text:p>
          </table:table-cell>
          <table:table-cell table:formula="of:=[.C1403]+900" office:value-type="float" office:value="1263600" calcext:value-type="float">
            <text:p>1263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04]/900" office:value-type="float" office:value="1404" calcext:value-type="float">
            <text:p>1404</text:p>
          </table:table-cell>
        </table:table-row>
        <table:table-row table:style-name="ro1">
          <table:table-cell table:formula="of:=[.C1405]/86400" office:value-type="float" office:value="14.6354166666667" calcext:value-type="float">
            <text:p>14.6354166666667</text:p>
          </table:table-cell>
          <table:table-cell table:formula="of:=[.C1405]/3600" office:value-type="float" office:value="351.25" calcext:value-type="float">
            <text:p>351.25</text:p>
          </table:table-cell>
          <table:table-cell table:formula="of:=[.C1404]+900" office:value-type="float" office:value="1264500" calcext:value-type="float">
            <text:p>1264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05]/900" office:value-type="float" office:value="1405" calcext:value-type="float">
            <text:p>1405</text:p>
          </table:table-cell>
        </table:table-row>
        <table:table-row table:style-name="ro1">
          <table:table-cell table:formula="of:=[.C1406]/86400" office:value-type="float" office:value="14.6458333333333" calcext:value-type="float">
            <text:p>14.6458333333333</text:p>
          </table:table-cell>
          <table:table-cell table:formula="of:=[.C1406]/3600" office:value-type="float" office:value="351.5" calcext:value-type="float">
            <text:p>351.5</text:p>
          </table:table-cell>
          <table:table-cell table:formula="of:=[.C1405]+900" office:value-type="float" office:value="1265400" calcext:value-type="float">
            <text:p>1265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06]/900" office:value-type="float" office:value="1406" calcext:value-type="float">
            <text:p>1406</text:p>
          </table:table-cell>
        </table:table-row>
        <table:table-row table:style-name="ro1">
          <table:table-cell table:formula="of:=[.C1407]/86400" office:value-type="float" office:value="14.65625" calcext:value-type="float">
            <text:p>14.65625</text:p>
          </table:table-cell>
          <table:table-cell table:formula="of:=[.C1407]/3600" office:value-type="float" office:value="351.75" calcext:value-type="float">
            <text:p>351.75</text:p>
          </table:table-cell>
          <table:table-cell table:formula="of:=[.C1406]+900" office:value-type="float" office:value="1266300" calcext:value-type="float">
            <text:p>1266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07]/900" office:value-type="float" office:value="1407" calcext:value-type="float">
            <text:p>1407</text:p>
          </table:table-cell>
        </table:table-row>
        <table:table-row table:style-name="ro1">
          <table:table-cell table:formula="of:=[.C1408]/86400" office:value-type="float" office:value="14.6666666666667" calcext:value-type="float">
            <text:p>14.6666666666667</text:p>
          </table:table-cell>
          <table:table-cell table:formula="of:=[.C1408]/3600" office:value-type="float" office:value="352" calcext:value-type="float">
            <text:p>352</text:p>
          </table:table-cell>
          <table:table-cell table:formula="of:=[.C1407]+900" office:value-type="float" office:value="1267200" calcext:value-type="float">
            <text:p>1267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08]/900" office:value-type="float" office:value="1408" calcext:value-type="float">
            <text:p>1408</text:p>
          </table:table-cell>
        </table:table-row>
        <table:table-row table:style-name="ro1">
          <table:table-cell table:formula="of:=[.C1409]/86400" office:value-type="float" office:value="14.6770833333333" calcext:value-type="float">
            <text:p>14.6770833333333</text:p>
          </table:table-cell>
          <table:table-cell table:formula="of:=[.C1409]/3600" office:value-type="float" office:value="352.25" calcext:value-type="float">
            <text:p>352.25</text:p>
          </table:table-cell>
          <table:table-cell table:formula="of:=[.C1408]+900" office:value-type="float" office:value="1268100" calcext:value-type="float">
            <text:p>1268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09]/900" office:value-type="float" office:value="1409" calcext:value-type="float">
            <text:p>1409</text:p>
          </table:table-cell>
        </table:table-row>
        <table:table-row table:style-name="ro1">
          <table:table-cell table:formula="of:=[.C1410]/86400" office:value-type="float" office:value="14.6875" calcext:value-type="float">
            <text:p>14.6875</text:p>
          </table:table-cell>
          <table:table-cell table:formula="of:=[.C1410]/3600" office:value-type="float" office:value="352.5" calcext:value-type="float">
            <text:p>352.5</text:p>
          </table:table-cell>
          <table:table-cell table:formula="of:=[.C1409]+900" office:value-type="float" office:value="1269000" calcext:value-type="float">
            <text:p>1269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10]/900" office:value-type="float" office:value="1410" calcext:value-type="float">
            <text:p>1410</text:p>
          </table:table-cell>
        </table:table-row>
        <table:table-row table:style-name="ro1">
          <table:table-cell table:formula="of:=[.C1411]/86400" office:value-type="float" office:value="14.6979166666667" calcext:value-type="float">
            <text:p>14.6979166666667</text:p>
          </table:table-cell>
          <table:table-cell table:formula="of:=[.C1411]/3600" office:value-type="float" office:value="352.75" calcext:value-type="float">
            <text:p>352.75</text:p>
          </table:table-cell>
          <table:table-cell table:formula="of:=[.C1410]+900" office:value-type="float" office:value="1269900" calcext:value-type="float">
            <text:p>1269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11]/900" office:value-type="float" office:value="1411" calcext:value-type="float">
            <text:p>1411</text:p>
          </table:table-cell>
        </table:table-row>
        <table:table-row table:style-name="ro1">
          <table:table-cell table:formula="of:=[.C1412]/86400" office:value-type="float" office:value="14.7083333333333" calcext:value-type="float">
            <text:p>14.7083333333333</text:p>
          </table:table-cell>
          <table:table-cell table:formula="of:=[.C1412]/3600" office:value-type="float" office:value="353" calcext:value-type="float">
            <text:p>353</text:p>
          </table:table-cell>
          <table:table-cell table:formula="of:=[.C1411]+900" office:value-type="float" office:value="1270800" calcext:value-type="float">
            <text:p>1270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12]/900" office:value-type="float" office:value="1412" calcext:value-type="float">
            <text:p>1412</text:p>
          </table:table-cell>
        </table:table-row>
        <table:table-row table:style-name="ro1">
          <table:table-cell table:formula="of:=[.C1413]/86400" office:value-type="float" office:value="14.71875" calcext:value-type="float">
            <text:p>14.71875</text:p>
          </table:table-cell>
          <table:table-cell table:formula="of:=[.C1413]/3600" office:value-type="float" office:value="353.25" calcext:value-type="float">
            <text:p>353.25</text:p>
          </table:table-cell>
          <table:table-cell table:formula="of:=[.C1412]+900" office:value-type="float" office:value="1271700" calcext:value-type="float">
            <text:p>1271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13]/900" office:value-type="float" office:value="1413" calcext:value-type="float">
            <text:p>1413</text:p>
          </table:table-cell>
        </table:table-row>
        <table:table-row table:style-name="ro1">
          <table:table-cell table:formula="of:=[.C1414]/86400" office:value-type="float" office:value="14.7291666666667" calcext:value-type="float">
            <text:p>14.7291666666667</text:p>
          </table:table-cell>
          <table:table-cell table:formula="of:=[.C1414]/3600" office:value-type="float" office:value="353.5" calcext:value-type="float">
            <text:p>353.5</text:p>
          </table:table-cell>
          <table:table-cell table:formula="of:=[.C1413]+900" office:value-type="float" office:value="1272600" calcext:value-type="float">
            <text:p>1272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14]/900" office:value-type="float" office:value="1414" calcext:value-type="float">
            <text:p>1414</text:p>
          </table:table-cell>
        </table:table-row>
        <table:table-row table:style-name="ro1">
          <table:table-cell table:formula="of:=[.C1415]/86400" office:value-type="float" office:value="14.7395833333333" calcext:value-type="float">
            <text:p>14.7395833333333</text:p>
          </table:table-cell>
          <table:table-cell table:formula="of:=[.C1415]/3600" office:value-type="float" office:value="353.75" calcext:value-type="float">
            <text:p>353.75</text:p>
          </table:table-cell>
          <table:table-cell table:formula="of:=[.C1414]+900" office:value-type="float" office:value="1273500" calcext:value-type="float">
            <text:p>1273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15]/900" office:value-type="float" office:value="1415" calcext:value-type="float">
            <text:p>1415</text:p>
          </table:table-cell>
        </table:table-row>
        <table:table-row table:style-name="ro1">
          <table:table-cell table:formula="of:=[.C1416]/86400" office:value-type="float" office:value="14.75" calcext:value-type="float">
            <text:p>14.75</text:p>
          </table:table-cell>
          <table:table-cell table:formula="of:=[.C1416]/3600" office:value-type="float" office:value="354" calcext:value-type="float">
            <text:p>354</text:p>
          </table:table-cell>
          <table:table-cell table:formula="of:=[.C1415]+900" office:value-type="float" office:value="1274400" calcext:value-type="float">
            <text:p>1274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16]/900" office:value-type="float" office:value="1416" calcext:value-type="float">
            <text:p>1416</text:p>
          </table:table-cell>
        </table:table-row>
        <table:table-row table:style-name="ro1">
          <table:table-cell table:formula="of:=[.C1417]/86400" office:value-type="float" office:value="14.7604166666667" calcext:value-type="float">
            <text:p>14.7604166666667</text:p>
          </table:table-cell>
          <table:table-cell table:formula="of:=[.C1417]/3600" office:value-type="float" office:value="354.25" calcext:value-type="float">
            <text:p>354.25</text:p>
          </table:table-cell>
          <table:table-cell table:formula="of:=[.C1416]+900" office:value-type="float" office:value="1275300" calcext:value-type="float">
            <text:p>1275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17]/900" office:value-type="float" office:value="1417" calcext:value-type="float">
            <text:p>1417</text:p>
          </table:table-cell>
        </table:table-row>
        <table:table-row table:style-name="ro1">
          <table:table-cell table:formula="of:=[.C1418]/86400" office:value-type="float" office:value="14.7708333333333" calcext:value-type="float">
            <text:p>14.7708333333333</text:p>
          </table:table-cell>
          <table:table-cell table:formula="of:=[.C1418]/3600" office:value-type="float" office:value="354.5" calcext:value-type="float">
            <text:p>354.5</text:p>
          </table:table-cell>
          <table:table-cell table:formula="of:=[.C1417]+900" office:value-type="float" office:value="1276200" calcext:value-type="float">
            <text:p>1276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18]/900" office:value-type="float" office:value="1418" calcext:value-type="float">
            <text:p>1418</text:p>
          </table:table-cell>
        </table:table-row>
        <table:table-row table:style-name="ro1">
          <table:table-cell table:formula="of:=[.C1419]/86400" office:value-type="float" office:value="14.78125" calcext:value-type="float">
            <text:p>14.78125</text:p>
          </table:table-cell>
          <table:table-cell table:formula="of:=[.C1419]/3600" office:value-type="float" office:value="354.75" calcext:value-type="float">
            <text:p>354.75</text:p>
          </table:table-cell>
          <table:table-cell table:formula="of:=[.C1418]+900" office:value-type="float" office:value="1277100" calcext:value-type="float">
            <text:p>1277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19]/900" office:value-type="float" office:value="1419" calcext:value-type="float">
            <text:p>1419</text:p>
          </table:table-cell>
        </table:table-row>
        <table:table-row table:style-name="ro1">
          <table:table-cell table:formula="of:=[.C1420]/86400" office:value-type="float" office:value="14.7916666666667" calcext:value-type="float">
            <text:p>14.7916666666667</text:p>
          </table:table-cell>
          <table:table-cell table:formula="of:=[.C1420]/3600" office:value-type="float" office:value="355" calcext:value-type="float">
            <text:p>355</text:p>
          </table:table-cell>
          <table:table-cell table:formula="of:=[.C1419]+900" office:value-type="float" office:value="1278000" calcext:value-type="float">
            <text:p>127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20]/900" office:value-type="float" office:value="1420" calcext:value-type="float">
            <text:p>1420</text:p>
          </table:table-cell>
        </table:table-row>
        <table:table-row table:style-name="ro1">
          <table:table-cell table:formula="of:=[.C1421]/86400" office:value-type="float" office:value="14.8020833333333" calcext:value-type="float">
            <text:p>14.8020833333333</text:p>
          </table:table-cell>
          <table:table-cell table:formula="of:=[.C1421]/3600" office:value-type="float" office:value="355.25" calcext:value-type="float">
            <text:p>355.25</text:p>
          </table:table-cell>
          <table:table-cell table:formula="of:=[.C1420]+900" office:value-type="float" office:value="1278900" calcext:value-type="float">
            <text:p>1278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21]/900" office:value-type="float" office:value="1421" calcext:value-type="float">
            <text:p>1421</text:p>
          </table:table-cell>
        </table:table-row>
        <table:table-row table:style-name="ro1">
          <table:table-cell table:formula="of:=[.C1422]/86400" office:value-type="float" office:value="14.8125" calcext:value-type="float">
            <text:p>14.8125</text:p>
          </table:table-cell>
          <table:table-cell table:formula="of:=[.C1422]/3600" office:value-type="float" office:value="355.5" calcext:value-type="float">
            <text:p>355.5</text:p>
          </table:table-cell>
          <table:table-cell table:formula="of:=[.C1421]+900" office:value-type="float" office:value="1279800" calcext:value-type="float">
            <text:p>1279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22]/900" office:value-type="float" office:value="1422" calcext:value-type="float">
            <text:p>1422</text:p>
          </table:table-cell>
        </table:table-row>
        <table:table-row table:style-name="ro1">
          <table:table-cell table:formula="of:=[.C1423]/86400" office:value-type="float" office:value="14.8229166666667" calcext:value-type="float">
            <text:p>14.8229166666667</text:p>
          </table:table-cell>
          <table:table-cell table:formula="of:=[.C1423]/3600" office:value-type="float" office:value="355.75" calcext:value-type="float">
            <text:p>355.75</text:p>
          </table:table-cell>
          <table:table-cell table:formula="of:=[.C1422]+900" office:value-type="float" office:value="1280700" calcext:value-type="float">
            <text:p>1280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23]/900" office:value-type="float" office:value="1423" calcext:value-type="float">
            <text:p>1423</text:p>
          </table:table-cell>
        </table:table-row>
        <table:table-row table:style-name="ro1">
          <table:table-cell table:formula="of:=[.C1424]/86400" office:value-type="float" office:value="14.8333333333333" calcext:value-type="float">
            <text:p>14.8333333333333</text:p>
          </table:table-cell>
          <table:table-cell table:formula="of:=[.C1424]/3600" office:value-type="float" office:value="356" calcext:value-type="float">
            <text:p>356</text:p>
          </table:table-cell>
          <table:table-cell table:formula="of:=[.C1423]+900" office:value-type="float" office:value="1281600" calcext:value-type="float">
            <text:p>1281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24]/900" office:value-type="float" office:value="1424" calcext:value-type="float">
            <text:p>1424</text:p>
          </table:table-cell>
        </table:table-row>
        <table:table-row table:style-name="ro1">
          <table:table-cell table:formula="of:=[.C1425]/86400" office:value-type="float" office:value="14.84375" calcext:value-type="float">
            <text:p>14.84375</text:p>
          </table:table-cell>
          <table:table-cell table:formula="of:=[.C1425]/3600" office:value-type="float" office:value="356.25" calcext:value-type="float">
            <text:p>356.25</text:p>
          </table:table-cell>
          <table:table-cell table:formula="of:=[.C1424]+900" office:value-type="float" office:value="1282500" calcext:value-type="float">
            <text:p>128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25]/900" office:value-type="float" office:value="1425" calcext:value-type="float">
            <text:p>1425</text:p>
          </table:table-cell>
        </table:table-row>
        <table:table-row table:style-name="ro1">
          <table:table-cell table:formula="of:=[.C1426]/86400" office:value-type="float" office:value="14.8541666666667" calcext:value-type="float">
            <text:p>14.8541666666667</text:p>
          </table:table-cell>
          <table:table-cell table:formula="of:=[.C1426]/3600" office:value-type="float" office:value="356.5" calcext:value-type="float">
            <text:p>356.5</text:p>
          </table:table-cell>
          <table:table-cell table:formula="of:=[.C1425]+900" office:value-type="float" office:value="1283400" calcext:value-type="float">
            <text:p>1283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26]/900" office:value-type="float" office:value="1426" calcext:value-type="float">
            <text:p>1426</text:p>
          </table:table-cell>
        </table:table-row>
        <table:table-row table:style-name="ro1">
          <table:table-cell table:formula="of:=[.C1427]/86400" office:value-type="float" office:value="14.8645833333333" calcext:value-type="float">
            <text:p>14.8645833333333</text:p>
          </table:table-cell>
          <table:table-cell table:formula="of:=[.C1427]/3600" office:value-type="float" office:value="356.75" calcext:value-type="float">
            <text:p>356.75</text:p>
          </table:table-cell>
          <table:table-cell table:formula="of:=[.C1426]+900" office:value-type="float" office:value="1284300" calcext:value-type="float">
            <text:p>1284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27]/900" office:value-type="float" office:value="1427" calcext:value-type="float">
            <text:p>1427</text:p>
          </table:table-cell>
        </table:table-row>
        <table:table-row table:style-name="ro1">
          <table:table-cell table:formula="of:=[.C1428]/86400" office:value-type="float" office:value="14.875" calcext:value-type="float">
            <text:p>14.875</text:p>
          </table:table-cell>
          <table:table-cell table:formula="of:=[.C1428]/3600" office:value-type="float" office:value="357" calcext:value-type="float">
            <text:p>357</text:p>
          </table:table-cell>
          <table:table-cell table:formula="of:=[.C1427]+900" office:value-type="float" office:value="1285200" calcext:value-type="float">
            <text:p>1285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28]/900" office:value-type="float" office:value="1428" calcext:value-type="float">
            <text:p>1428</text:p>
          </table:table-cell>
        </table:table-row>
        <table:table-row table:style-name="ro1">
          <table:table-cell table:formula="of:=[.C1429]/86400" office:value-type="float" office:value="14.8854166666667" calcext:value-type="float">
            <text:p>14.8854166666667</text:p>
          </table:table-cell>
          <table:table-cell table:formula="of:=[.C1429]/3600" office:value-type="float" office:value="357.25" calcext:value-type="float">
            <text:p>357.25</text:p>
          </table:table-cell>
          <table:table-cell table:formula="of:=[.C1428]+900" office:value-type="float" office:value="1286100" calcext:value-type="float">
            <text:p>1286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29]/900" office:value-type="float" office:value="1429" calcext:value-type="float">
            <text:p>1429</text:p>
          </table:table-cell>
        </table:table-row>
        <table:table-row table:style-name="ro1">
          <table:table-cell table:formula="of:=[.C1430]/86400" office:value-type="float" office:value="14.8958333333333" calcext:value-type="float">
            <text:p>14.8958333333333</text:p>
          </table:table-cell>
          <table:table-cell table:formula="of:=[.C1430]/3600" office:value-type="float" office:value="357.5" calcext:value-type="float">
            <text:p>357.5</text:p>
          </table:table-cell>
          <table:table-cell table:formula="of:=[.C1429]+900" office:value-type="float" office:value="1287000" calcext:value-type="float">
            <text:p>128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30]/900" office:value-type="float" office:value="1430" calcext:value-type="float">
            <text:p>1430</text:p>
          </table:table-cell>
        </table:table-row>
        <table:table-row table:style-name="ro1">
          <table:table-cell table:formula="of:=[.C1431]/86400" office:value-type="float" office:value="14.90625" calcext:value-type="float">
            <text:p>14.90625</text:p>
          </table:table-cell>
          <table:table-cell table:formula="of:=[.C1431]/3600" office:value-type="float" office:value="357.75" calcext:value-type="float">
            <text:p>357.75</text:p>
          </table:table-cell>
          <table:table-cell table:formula="of:=[.C1430]+900" office:value-type="float" office:value="1287900" calcext:value-type="float">
            <text:p>1287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31]/900" office:value-type="float" office:value="1431" calcext:value-type="float">
            <text:p>1431</text:p>
          </table:table-cell>
        </table:table-row>
        <table:table-row table:style-name="ro1">
          <table:table-cell table:formula="of:=[.C1432]/86400" office:value-type="float" office:value="14.9166666666667" calcext:value-type="float">
            <text:p>14.9166666666667</text:p>
          </table:table-cell>
          <table:table-cell table:formula="of:=[.C1432]/3600" office:value-type="float" office:value="358" calcext:value-type="float">
            <text:p>358</text:p>
          </table:table-cell>
          <table:table-cell table:formula="of:=[.C1431]+900" office:value-type="float" office:value="1288800" calcext:value-type="float">
            <text:p>1288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32]/900" office:value-type="float" office:value="1432" calcext:value-type="float">
            <text:p>1432</text:p>
          </table:table-cell>
        </table:table-row>
        <table:table-row table:style-name="ro1">
          <table:table-cell table:formula="of:=[.C1433]/86400" office:value-type="float" office:value="14.9270833333333" calcext:value-type="float">
            <text:p>14.9270833333333</text:p>
          </table:table-cell>
          <table:table-cell table:formula="of:=[.C1433]/3600" office:value-type="float" office:value="358.25" calcext:value-type="float">
            <text:p>358.25</text:p>
          </table:table-cell>
          <table:table-cell table:formula="of:=[.C1432]+900" office:value-type="float" office:value="1289700" calcext:value-type="float">
            <text:p>1289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33]/900" office:value-type="float" office:value="1433" calcext:value-type="float">
            <text:p>1433</text:p>
          </table:table-cell>
        </table:table-row>
        <table:table-row table:style-name="ro1">
          <table:table-cell table:formula="of:=[.C1434]/86400" office:value-type="float" office:value="14.9375" calcext:value-type="float">
            <text:p>14.9375</text:p>
          </table:table-cell>
          <table:table-cell table:formula="of:=[.C1434]/3600" office:value-type="float" office:value="358.5" calcext:value-type="float">
            <text:p>358.5</text:p>
          </table:table-cell>
          <table:table-cell table:formula="of:=[.C1433]+900" office:value-type="float" office:value="1290600" calcext:value-type="float">
            <text:p>1290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34]/900" office:value-type="float" office:value="1434" calcext:value-type="float">
            <text:p>1434</text:p>
          </table:table-cell>
        </table:table-row>
        <table:table-row table:style-name="ro1">
          <table:table-cell table:formula="of:=[.C1435]/86400" office:value-type="float" office:value="14.9479166666667" calcext:value-type="float">
            <text:p>14.9479166666667</text:p>
          </table:table-cell>
          <table:table-cell table:formula="of:=[.C1435]/3600" office:value-type="float" office:value="358.75" calcext:value-type="float">
            <text:p>358.75</text:p>
          </table:table-cell>
          <table:table-cell table:formula="of:=[.C1434]+900" office:value-type="float" office:value="1291500" calcext:value-type="float">
            <text:p>1291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35]/900" office:value-type="float" office:value="1435" calcext:value-type="float">
            <text:p>1435</text:p>
          </table:table-cell>
        </table:table-row>
        <table:table-row table:style-name="ro1">
          <table:table-cell table:formula="of:=[.C1436]/86400" office:value-type="float" office:value="14.9583333333333" calcext:value-type="float">
            <text:p>14.9583333333333</text:p>
          </table:table-cell>
          <table:table-cell table:formula="of:=[.C1436]/3600" office:value-type="float" office:value="359" calcext:value-type="float">
            <text:p>359</text:p>
          </table:table-cell>
          <table:table-cell table:formula="of:=[.C1435]+900" office:value-type="float" office:value="1292400" calcext:value-type="float">
            <text:p>129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36]/900" office:value-type="float" office:value="1436" calcext:value-type="float">
            <text:p>1436</text:p>
          </table:table-cell>
        </table:table-row>
        <table:table-row table:style-name="ro1">
          <table:table-cell table:formula="of:=[.C1437]/86400" office:value-type="float" office:value="14.96875" calcext:value-type="float">
            <text:p>14.96875</text:p>
          </table:table-cell>
          <table:table-cell table:formula="of:=[.C1437]/3600" office:value-type="float" office:value="359.25" calcext:value-type="float">
            <text:p>359.25</text:p>
          </table:table-cell>
          <table:table-cell table:formula="of:=[.C1436]+900" office:value-type="float" office:value="1293300" calcext:value-type="float">
            <text:p>129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37]/900" office:value-type="float" office:value="1437" calcext:value-type="float">
            <text:p>1437</text:p>
          </table:table-cell>
        </table:table-row>
        <table:table-row table:style-name="ro1">
          <table:table-cell table:formula="of:=[.C1438]/86400" office:value-type="float" office:value="14.9791666666667" calcext:value-type="float">
            <text:p>14.9791666666667</text:p>
          </table:table-cell>
          <table:table-cell table:formula="of:=[.C1438]/3600" office:value-type="float" office:value="359.5" calcext:value-type="float">
            <text:p>359.5</text:p>
          </table:table-cell>
          <table:table-cell table:formula="of:=[.C1437]+900" office:value-type="float" office:value="1294200" calcext:value-type="float">
            <text:p>129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38]/900" office:value-type="float" office:value="1438" calcext:value-type="float">
            <text:p>1438</text:p>
          </table:table-cell>
        </table:table-row>
        <table:table-row table:style-name="ro1">
          <table:table-cell table:formula="of:=[.C1439]/86400" office:value-type="float" office:value="14.9895833333333" calcext:value-type="float">
            <text:p>14.9895833333333</text:p>
          </table:table-cell>
          <table:table-cell table:formula="of:=[.C1439]/3600" office:value-type="float" office:value="359.75" calcext:value-type="float">
            <text:p>359.75</text:p>
          </table:table-cell>
          <table:table-cell table:formula="of:=[.C1438]+900" office:value-type="float" office:value="1295100" calcext:value-type="float">
            <text:p>129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39]/900" office:value-type="float" office:value="1439" calcext:value-type="float">
            <text:p>1439</text:p>
          </table:table-cell>
        </table:table-row>
        <table:table-row table:style-name="ro1">
          <table:table-cell table:formula="of:=[.C1440]/86400" office:value-type="float" office:value="15" calcext:value-type="float">
            <text:p>15</text:p>
          </table:table-cell>
          <table:table-cell table:formula="of:=[.C1440]/3600" office:value-type="float" office:value="360" calcext:value-type="float">
            <text:p>360</text:p>
          </table:table-cell>
          <table:table-cell table:formula="of:=[.C1439]+900" office:value-type="float" office:value="1296000" calcext:value-type="float">
            <text:p>129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40]/900" office:value-type="float" office:value="1440" calcext:value-type="float">
            <text:p>1440</text:p>
          </table:table-cell>
        </table:table-row>
        <table:table-row table:style-name="ro1">
          <table:table-cell table:formula="of:=[.C1441]/86400" office:value-type="float" office:value="15.0104166666667" calcext:value-type="float">
            <text:p>15.0104166666667</text:p>
          </table:table-cell>
          <table:table-cell table:formula="of:=[.C1441]/3600" office:value-type="float" office:value="360.25" calcext:value-type="float">
            <text:p>360.25</text:p>
          </table:table-cell>
          <table:table-cell table:formula="of:=[.C1440]+900" office:value-type="float" office:value="1296900" calcext:value-type="float">
            <text:p>129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41]/900" office:value-type="float" office:value="1441" calcext:value-type="float">
            <text:p>1441</text:p>
          </table:table-cell>
        </table:table-row>
        <table:table-row table:style-name="ro1">
          <table:table-cell table:formula="of:=[.C1442]/86400" office:value-type="float" office:value="15.0208333333333" calcext:value-type="float">
            <text:p>15.0208333333333</text:p>
          </table:table-cell>
          <table:table-cell table:formula="of:=[.C1442]/3600" office:value-type="float" office:value="360.5" calcext:value-type="float">
            <text:p>360.5</text:p>
          </table:table-cell>
          <table:table-cell table:formula="of:=[.C1441]+900" office:value-type="float" office:value="1297800" calcext:value-type="float">
            <text:p>129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42]/900" office:value-type="float" office:value="1442" calcext:value-type="float">
            <text:p>1442</text:p>
          </table:table-cell>
        </table:table-row>
        <table:table-row table:style-name="ro1">
          <table:table-cell table:formula="of:=[.C1443]/86400" office:value-type="float" office:value="15.03125" calcext:value-type="float">
            <text:p>15.03125</text:p>
          </table:table-cell>
          <table:table-cell table:formula="of:=[.C1443]/3600" office:value-type="float" office:value="360.75" calcext:value-type="float">
            <text:p>360.75</text:p>
          </table:table-cell>
          <table:table-cell table:formula="of:=[.C1442]+900" office:value-type="float" office:value="1298700" calcext:value-type="float">
            <text:p>129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43]/900" office:value-type="float" office:value="1443" calcext:value-type="float">
            <text:p>1443</text:p>
          </table:table-cell>
        </table:table-row>
        <table:table-row table:style-name="ro1">
          <table:table-cell table:formula="of:=[.C1444]/86400" office:value-type="float" office:value="15.0416666666667" calcext:value-type="float">
            <text:p>15.0416666666667</text:p>
          </table:table-cell>
          <table:table-cell table:formula="of:=[.C1444]/3600" office:value-type="float" office:value="361" calcext:value-type="float">
            <text:p>361</text:p>
          </table:table-cell>
          <table:table-cell table:formula="of:=[.C1443]+900" office:value-type="float" office:value="1299600" calcext:value-type="float">
            <text:p>129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44]/900" office:value-type="float" office:value="1444" calcext:value-type="float">
            <text:p>1444</text:p>
          </table:table-cell>
        </table:table-row>
        <table:table-row table:style-name="ro1">
          <table:table-cell table:formula="of:=[.C1445]/86400" office:value-type="float" office:value="15.0520833333333" calcext:value-type="float">
            <text:p>15.0520833333333</text:p>
          </table:table-cell>
          <table:table-cell table:formula="of:=[.C1445]/3600" office:value-type="float" office:value="361.25" calcext:value-type="float">
            <text:p>361.25</text:p>
          </table:table-cell>
          <table:table-cell table:formula="of:=[.C1444]+900" office:value-type="float" office:value="1300500" calcext:value-type="float">
            <text:p>130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45]/900" office:value-type="float" office:value="1445" calcext:value-type="float">
            <text:p>1445</text:p>
          </table:table-cell>
        </table:table-row>
        <table:table-row table:style-name="ro1">
          <table:table-cell table:formula="of:=[.C1446]/86400" office:value-type="float" office:value="15.0625" calcext:value-type="float">
            <text:p>15.0625</text:p>
          </table:table-cell>
          <table:table-cell table:formula="of:=[.C1446]/3600" office:value-type="float" office:value="361.5" calcext:value-type="float">
            <text:p>361.5</text:p>
          </table:table-cell>
          <table:table-cell table:formula="of:=[.C1445]+900" office:value-type="float" office:value="1301400" calcext:value-type="float">
            <text:p>130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46]/900" office:value-type="float" office:value="1446" calcext:value-type="float">
            <text:p>1446</text:p>
          </table:table-cell>
        </table:table-row>
        <table:table-row table:style-name="ro1">
          <table:table-cell table:formula="of:=[.C1447]/86400" office:value-type="float" office:value="15.0729166666667" calcext:value-type="float">
            <text:p>15.0729166666667</text:p>
          </table:table-cell>
          <table:table-cell table:formula="of:=[.C1447]/3600" office:value-type="float" office:value="361.75" calcext:value-type="float">
            <text:p>361.75</text:p>
          </table:table-cell>
          <table:table-cell table:formula="of:=[.C1446]+900" office:value-type="float" office:value="1302300" calcext:value-type="float">
            <text:p>130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47]/900" office:value-type="float" office:value="1447" calcext:value-type="float">
            <text:p>1447</text:p>
          </table:table-cell>
        </table:table-row>
        <table:table-row table:style-name="ro1">
          <table:table-cell table:formula="of:=[.C1448]/86400" office:value-type="float" office:value="15.0833333333333" calcext:value-type="float">
            <text:p>15.0833333333333</text:p>
          </table:table-cell>
          <table:table-cell table:formula="of:=[.C1448]/3600" office:value-type="float" office:value="362" calcext:value-type="float">
            <text:p>362</text:p>
          </table:table-cell>
          <table:table-cell table:formula="of:=[.C1447]+900" office:value-type="float" office:value="1303200" calcext:value-type="float">
            <text:p>130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48]/900" office:value-type="float" office:value="1448" calcext:value-type="float">
            <text:p>1448</text:p>
          </table:table-cell>
        </table:table-row>
        <table:table-row table:style-name="ro1">
          <table:table-cell table:formula="of:=[.C1449]/86400" office:value-type="float" office:value="15.09375" calcext:value-type="float">
            <text:p>15.09375</text:p>
          </table:table-cell>
          <table:table-cell table:formula="of:=[.C1449]/3600" office:value-type="float" office:value="362.25" calcext:value-type="float">
            <text:p>362.25</text:p>
          </table:table-cell>
          <table:table-cell table:formula="of:=[.C1448]+900" office:value-type="float" office:value="1304100" calcext:value-type="float">
            <text:p>130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49]/900" office:value-type="float" office:value="1449" calcext:value-type="float">
            <text:p>1449</text:p>
          </table:table-cell>
        </table:table-row>
        <table:table-row table:style-name="ro1">
          <table:table-cell table:formula="of:=[.C1450]/86400" office:value-type="float" office:value="15.1041666666667" calcext:value-type="float">
            <text:p>15.1041666666667</text:p>
          </table:table-cell>
          <table:table-cell table:formula="of:=[.C1450]/3600" office:value-type="float" office:value="362.5" calcext:value-type="float">
            <text:p>362.5</text:p>
          </table:table-cell>
          <table:table-cell table:formula="of:=[.C1449]+900" office:value-type="float" office:value="1305000" calcext:value-type="float">
            <text:p>130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50]/900" office:value-type="float" office:value="1450" calcext:value-type="float">
            <text:p>1450</text:p>
          </table:table-cell>
        </table:table-row>
        <table:table-row table:style-name="ro1">
          <table:table-cell table:formula="of:=[.C1451]/86400" office:value-type="float" office:value="15.1145833333333" calcext:value-type="float">
            <text:p>15.1145833333333</text:p>
          </table:table-cell>
          <table:table-cell table:formula="of:=[.C1451]/3600" office:value-type="float" office:value="362.75" calcext:value-type="float">
            <text:p>362.75</text:p>
          </table:table-cell>
          <table:table-cell table:formula="of:=[.C1450]+900" office:value-type="float" office:value="1305900" calcext:value-type="float">
            <text:p>130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51]/900" office:value-type="float" office:value="1451" calcext:value-type="float">
            <text:p>1451</text:p>
          </table:table-cell>
        </table:table-row>
        <table:table-row table:style-name="ro1">
          <table:table-cell table:formula="of:=[.C1452]/86400" office:value-type="float" office:value="15.125" calcext:value-type="float">
            <text:p>15.125</text:p>
          </table:table-cell>
          <table:table-cell table:formula="of:=[.C1452]/3600" office:value-type="float" office:value="363" calcext:value-type="float">
            <text:p>363</text:p>
          </table:table-cell>
          <table:table-cell table:formula="of:=[.C1451]+900" office:value-type="float" office:value="1306800" calcext:value-type="float">
            <text:p>130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52]/900" office:value-type="float" office:value="1452" calcext:value-type="float">
            <text:p>1452</text:p>
          </table:table-cell>
        </table:table-row>
        <table:table-row table:style-name="ro1">
          <table:table-cell table:formula="of:=[.C1453]/86400" office:value-type="float" office:value="15.1354166666667" calcext:value-type="float">
            <text:p>15.1354166666667</text:p>
          </table:table-cell>
          <table:table-cell table:formula="of:=[.C1453]/3600" office:value-type="float" office:value="363.25" calcext:value-type="float">
            <text:p>363.25</text:p>
          </table:table-cell>
          <table:table-cell table:formula="of:=[.C1452]+900" office:value-type="float" office:value="1307700" calcext:value-type="float">
            <text:p>130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53]/900" office:value-type="float" office:value="1453" calcext:value-type="float">
            <text:p>1453</text:p>
          </table:table-cell>
        </table:table-row>
        <table:table-row table:style-name="ro1">
          <table:table-cell table:formula="of:=[.C1454]/86400" office:value-type="float" office:value="15.1458333333333" calcext:value-type="float">
            <text:p>15.1458333333333</text:p>
          </table:table-cell>
          <table:table-cell table:formula="of:=[.C1454]/3600" office:value-type="float" office:value="363.5" calcext:value-type="float">
            <text:p>363.5</text:p>
          </table:table-cell>
          <table:table-cell table:formula="of:=[.C1453]+900" office:value-type="float" office:value="1308600" calcext:value-type="float">
            <text:p>130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54]/900" office:value-type="float" office:value="1454" calcext:value-type="float">
            <text:p>1454</text:p>
          </table:table-cell>
        </table:table-row>
        <table:table-row table:style-name="ro1">
          <table:table-cell table:formula="of:=[.C1455]/86400" office:value-type="float" office:value="15.15625" calcext:value-type="float">
            <text:p>15.15625</text:p>
          </table:table-cell>
          <table:table-cell table:formula="of:=[.C1455]/3600" office:value-type="float" office:value="363.75" calcext:value-type="float">
            <text:p>363.75</text:p>
          </table:table-cell>
          <table:table-cell table:formula="of:=[.C1454]+900" office:value-type="float" office:value="1309500" calcext:value-type="float">
            <text:p>130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55]/900" office:value-type="float" office:value="1455" calcext:value-type="float">
            <text:p>1455</text:p>
          </table:table-cell>
        </table:table-row>
        <table:table-row table:style-name="ro1">
          <table:table-cell table:formula="of:=[.C1456]/86400" office:value-type="float" office:value="15.1666666666667" calcext:value-type="float">
            <text:p>15.1666666666667</text:p>
          </table:table-cell>
          <table:table-cell table:formula="of:=[.C1456]/3600" office:value-type="float" office:value="364" calcext:value-type="float">
            <text:p>364</text:p>
          </table:table-cell>
          <table:table-cell table:formula="of:=[.C1455]+900" office:value-type="float" office:value="1310400" calcext:value-type="float">
            <text:p>131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56]/900" office:value-type="float" office:value="1456" calcext:value-type="float">
            <text:p>1456</text:p>
          </table:table-cell>
        </table:table-row>
        <table:table-row table:style-name="ro1">
          <table:table-cell table:formula="of:=[.C1457]/86400" office:value-type="float" office:value="15.1770833333333" calcext:value-type="float">
            <text:p>15.1770833333333</text:p>
          </table:table-cell>
          <table:table-cell table:formula="of:=[.C1457]/3600" office:value-type="float" office:value="364.25" calcext:value-type="float">
            <text:p>364.25</text:p>
          </table:table-cell>
          <table:table-cell table:formula="of:=[.C1456]+900" office:value-type="float" office:value="1311300" calcext:value-type="float">
            <text:p>1311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57]/900" office:value-type="float" office:value="1457" calcext:value-type="float">
            <text:p>1457</text:p>
          </table:table-cell>
        </table:table-row>
        <table:table-row table:style-name="ro1">
          <table:table-cell table:formula="of:=[.C1458]/86400" office:value-type="float" office:value="15.1875" calcext:value-type="float">
            <text:p>15.1875</text:p>
          </table:table-cell>
          <table:table-cell table:formula="of:=[.C1458]/3600" office:value-type="float" office:value="364.5" calcext:value-type="float">
            <text:p>364.5</text:p>
          </table:table-cell>
          <table:table-cell table:formula="of:=[.C1457]+900" office:value-type="float" office:value="1312200" calcext:value-type="float">
            <text:p>1312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58]/900" office:value-type="float" office:value="1458" calcext:value-type="float">
            <text:p>1458</text:p>
          </table:table-cell>
        </table:table-row>
        <table:table-row table:style-name="ro1">
          <table:table-cell table:formula="of:=[.C1459]/86400" office:value-type="float" office:value="15.1979166666667" calcext:value-type="float">
            <text:p>15.1979166666667</text:p>
          </table:table-cell>
          <table:table-cell table:formula="of:=[.C1459]/3600" office:value-type="float" office:value="364.75" calcext:value-type="float">
            <text:p>364.75</text:p>
          </table:table-cell>
          <table:table-cell table:formula="of:=[.C1458]+900" office:value-type="float" office:value="1313100" calcext:value-type="float">
            <text:p>1313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59]/900" office:value-type="float" office:value="1459" calcext:value-type="float">
            <text:p>1459</text:p>
          </table:table-cell>
        </table:table-row>
        <table:table-row table:style-name="ro1">
          <table:table-cell table:formula="of:=[.C1460]/86400" office:value-type="float" office:value="15.2083333333333" calcext:value-type="float">
            <text:p>15.2083333333333</text:p>
          </table:table-cell>
          <table:table-cell table:formula="of:=[.C1460]/3600" office:value-type="float" office:value="365" calcext:value-type="float">
            <text:p>365</text:p>
          </table:table-cell>
          <table:table-cell table:formula="of:=[.C1459]+900" office:value-type="float" office:value="1314000" calcext:value-type="float">
            <text:p>1314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60]/900" office:value-type="float" office:value="1460" calcext:value-type="float">
            <text:p>1460</text:p>
          </table:table-cell>
        </table:table-row>
        <table:table-row table:style-name="ro1">
          <table:table-cell table:formula="of:=[.C1461]/86400" office:value-type="float" office:value="15.21875" calcext:value-type="float">
            <text:p>15.21875</text:p>
          </table:table-cell>
          <table:table-cell table:formula="of:=[.C1461]/3600" office:value-type="float" office:value="365.25" calcext:value-type="float">
            <text:p>365.25</text:p>
          </table:table-cell>
          <table:table-cell table:formula="of:=[.C1460]+900" office:value-type="float" office:value="1314900" calcext:value-type="float">
            <text:p>1314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61]/900" office:value-type="float" office:value="1461" calcext:value-type="float">
            <text:p>1461</text:p>
          </table:table-cell>
        </table:table-row>
        <table:table-row table:style-name="ro1">
          <table:table-cell table:formula="of:=[.C1462]/86400" office:value-type="float" office:value="15.2291666666667" calcext:value-type="float">
            <text:p>15.2291666666667</text:p>
          </table:table-cell>
          <table:table-cell table:formula="of:=[.C1462]/3600" office:value-type="float" office:value="365.5" calcext:value-type="float">
            <text:p>365.5</text:p>
          </table:table-cell>
          <table:table-cell table:formula="of:=[.C1461]+900" office:value-type="float" office:value="1315800" calcext:value-type="float">
            <text:p>1315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62]/900" office:value-type="float" office:value="1462" calcext:value-type="float">
            <text:p>1462</text:p>
          </table:table-cell>
        </table:table-row>
        <table:table-row table:style-name="ro1">
          <table:table-cell table:formula="of:=[.C1463]/86400" office:value-type="float" office:value="15.2395833333333" calcext:value-type="float">
            <text:p>15.2395833333333</text:p>
          </table:table-cell>
          <table:table-cell table:formula="of:=[.C1463]/3600" office:value-type="float" office:value="365.75" calcext:value-type="float">
            <text:p>365.75</text:p>
          </table:table-cell>
          <table:table-cell table:formula="of:=[.C1462]+900" office:value-type="float" office:value="1316700" calcext:value-type="float">
            <text:p>1316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63]/900" office:value-type="float" office:value="1463" calcext:value-type="float">
            <text:p>1463</text:p>
          </table:table-cell>
        </table:table-row>
        <table:table-row table:style-name="ro1">
          <table:table-cell table:formula="of:=[.C1464]/86400" office:value-type="float" office:value="15.25" calcext:value-type="float">
            <text:p>15.25</text:p>
          </table:table-cell>
          <table:table-cell table:formula="of:=[.C1464]/3600" office:value-type="float" office:value="366" calcext:value-type="float">
            <text:p>366</text:p>
          </table:table-cell>
          <table:table-cell table:formula="of:=[.C1463]+900" office:value-type="float" office:value="1317600" calcext:value-type="float">
            <text:p>1317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64]/900" office:value-type="float" office:value="1464" calcext:value-type="float">
            <text:p>1464</text:p>
          </table:table-cell>
        </table:table-row>
        <table:table-row table:style-name="ro1">
          <table:table-cell table:formula="of:=[.C1465]/86400" office:value-type="float" office:value="15.2604166666667" calcext:value-type="float">
            <text:p>15.2604166666667</text:p>
          </table:table-cell>
          <table:table-cell table:formula="of:=[.C1465]/3600" office:value-type="float" office:value="366.25" calcext:value-type="float">
            <text:p>366.25</text:p>
          </table:table-cell>
          <table:table-cell table:formula="of:=[.C1464]+900" office:value-type="float" office:value="1318500" calcext:value-type="float">
            <text:p>1318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65]/900" office:value-type="float" office:value="1465" calcext:value-type="float">
            <text:p>1465</text:p>
          </table:table-cell>
        </table:table-row>
        <table:table-row table:style-name="ro1">
          <table:table-cell table:formula="of:=[.C1466]/86400" office:value-type="float" office:value="15.2708333333333" calcext:value-type="float">
            <text:p>15.2708333333333</text:p>
          </table:table-cell>
          <table:table-cell table:formula="of:=[.C1466]/3600" office:value-type="float" office:value="366.5" calcext:value-type="float">
            <text:p>366.5</text:p>
          </table:table-cell>
          <table:table-cell table:formula="of:=[.C1465]+900" office:value-type="float" office:value="1319400" calcext:value-type="float">
            <text:p>1319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66]/900" office:value-type="float" office:value="1466" calcext:value-type="float">
            <text:p>1466</text:p>
          </table:table-cell>
        </table:table-row>
        <table:table-row table:style-name="ro1">
          <table:table-cell table:formula="of:=[.C1467]/86400" office:value-type="float" office:value="15.28125" calcext:value-type="float">
            <text:p>15.28125</text:p>
          </table:table-cell>
          <table:table-cell table:formula="of:=[.C1467]/3600" office:value-type="float" office:value="366.75" calcext:value-type="float">
            <text:p>366.75</text:p>
          </table:table-cell>
          <table:table-cell table:formula="of:=[.C1466]+900" office:value-type="float" office:value="1320300" calcext:value-type="float">
            <text:p>1320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67]/900" office:value-type="float" office:value="1467" calcext:value-type="float">
            <text:p>1467</text:p>
          </table:table-cell>
        </table:table-row>
        <table:table-row table:style-name="ro1">
          <table:table-cell table:formula="of:=[.C1468]/86400" office:value-type="float" office:value="15.2916666666667" calcext:value-type="float">
            <text:p>15.2916666666667</text:p>
          </table:table-cell>
          <table:table-cell table:formula="of:=[.C1468]/3600" office:value-type="float" office:value="367" calcext:value-type="float">
            <text:p>367</text:p>
          </table:table-cell>
          <table:table-cell table:formula="of:=[.C1467]+900" office:value-type="float" office:value="1321200" calcext:value-type="float">
            <text:p>1321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68]/900" office:value-type="float" office:value="1468" calcext:value-type="float">
            <text:p>1468</text:p>
          </table:table-cell>
        </table:table-row>
        <table:table-row table:style-name="ro1">
          <table:table-cell table:formula="of:=[.C1469]/86400" office:value-type="float" office:value="15.3020833333333" calcext:value-type="float">
            <text:p>15.3020833333333</text:p>
          </table:table-cell>
          <table:table-cell table:formula="of:=[.C1469]/3600" office:value-type="float" office:value="367.25" calcext:value-type="float">
            <text:p>367.25</text:p>
          </table:table-cell>
          <table:table-cell table:formula="of:=[.C1468]+900" office:value-type="float" office:value="1322100" calcext:value-type="float">
            <text:p>1322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69]/900" office:value-type="float" office:value="1469" calcext:value-type="float">
            <text:p>1469</text:p>
          </table:table-cell>
        </table:table-row>
        <table:table-row table:style-name="ro1">
          <table:table-cell table:formula="of:=[.C1470]/86400" office:value-type="float" office:value="15.3125" calcext:value-type="float">
            <text:p>15.3125</text:p>
          </table:table-cell>
          <table:table-cell table:formula="of:=[.C1470]/3600" office:value-type="float" office:value="367.5" calcext:value-type="float">
            <text:p>367.5</text:p>
          </table:table-cell>
          <table:table-cell table:formula="of:=[.C1469]+900" office:value-type="float" office:value="1323000" calcext:value-type="float">
            <text:p>132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70]/900" office:value-type="float" office:value="1470" calcext:value-type="float">
            <text:p>1470</text:p>
          </table:table-cell>
        </table:table-row>
        <table:table-row table:style-name="ro1">
          <table:table-cell table:formula="of:=[.C1471]/86400" office:value-type="float" office:value="15.3229166666667" calcext:value-type="float">
            <text:p>15.3229166666667</text:p>
          </table:table-cell>
          <table:table-cell table:formula="of:=[.C1471]/3600" office:value-type="float" office:value="367.75" calcext:value-type="float">
            <text:p>367.75</text:p>
          </table:table-cell>
          <table:table-cell table:formula="of:=[.C1470]+900" office:value-type="float" office:value="1323900" calcext:value-type="float">
            <text:p>1323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71]/900" office:value-type="float" office:value="1471" calcext:value-type="float">
            <text:p>1471</text:p>
          </table:table-cell>
        </table:table-row>
        <table:table-row table:style-name="ro1">
          <table:table-cell table:formula="of:=[.C1472]/86400" office:value-type="float" office:value="15.3333333333333" calcext:value-type="float">
            <text:p>15.3333333333333</text:p>
          </table:table-cell>
          <table:table-cell table:formula="of:=[.C1472]/3600" office:value-type="float" office:value="368" calcext:value-type="float">
            <text:p>368</text:p>
          </table:table-cell>
          <table:table-cell table:formula="of:=[.C1471]+900" office:value-type="float" office:value="1324800" calcext:value-type="float">
            <text:p>1324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72]/900" office:value-type="float" office:value="1472" calcext:value-type="float">
            <text:p>1472</text:p>
          </table:table-cell>
        </table:table-row>
        <table:table-row table:style-name="ro1">
          <table:table-cell table:formula="of:=[.C1473]/86400" office:value-type="float" office:value="15.34375" calcext:value-type="float">
            <text:p>15.34375</text:p>
          </table:table-cell>
          <table:table-cell table:formula="of:=[.C1473]/3600" office:value-type="float" office:value="368.25" calcext:value-type="float">
            <text:p>368.25</text:p>
          </table:table-cell>
          <table:table-cell table:formula="of:=[.C1472]+900" office:value-type="float" office:value="1325700" calcext:value-type="float">
            <text:p>1325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73]/900" office:value-type="float" office:value="1473" calcext:value-type="float">
            <text:p>1473</text:p>
          </table:table-cell>
        </table:table-row>
        <table:table-row table:style-name="ro1">
          <table:table-cell table:formula="of:=[.C1474]/86400" office:value-type="float" office:value="15.3541666666667" calcext:value-type="float">
            <text:p>15.3541666666667</text:p>
          </table:table-cell>
          <table:table-cell table:formula="of:=[.C1474]/3600" office:value-type="float" office:value="368.5" calcext:value-type="float">
            <text:p>368.5</text:p>
          </table:table-cell>
          <table:table-cell table:formula="of:=[.C1473]+900" office:value-type="float" office:value="1326600" calcext:value-type="float">
            <text:p>1326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74]/900" office:value-type="float" office:value="1474" calcext:value-type="float">
            <text:p>1474</text:p>
          </table:table-cell>
        </table:table-row>
        <table:table-row table:style-name="ro1">
          <table:table-cell table:formula="of:=[.C1475]/86400" office:value-type="float" office:value="15.3645833333333" calcext:value-type="float">
            <text:p>15.3645833333333</text:p>
          </table:table-cell>
          <table:table-cell table:formula="of:=[.C1475]/3600" office:value-type="float" office:value="368.75" calcext:value-type="float">
            <text:p>368.75</text:p>
          </table:table-cell>
          <table:table-cell table:formula="of:=[.C1474]+900" office:value-type="float" office:value="1327500" calcext:value-type="float">
            <text:p>1327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75]/900" office:value-type="float" office:value="1475" calcext:value-type="float">
            <text:p>1475</text:p>
          </table:table-cell>
        </table:table-row>
        <table:table-row table:style-name="ro1">
          <table:table-cell table:formula="of:=[.C1476]/86400" office:value-type="float" office:value="15.375" calcext:value-type="float">
            <text:p>15.375</text:p>
          </table:table-cell>
          <table:table-cell table:formula="of:=[.C1476]/3600" office:value-type="float" office:value="369" calcext:value-type="float">
            <text:p>369</text:p>
          </table:table-cell>
          <table:table-cell table:formula="of:=[.C1475]+900" office:value-type="float" office:value="1328400" calcext:value-type="float">
            <text:p>1328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76]/900" office:value-type="float" office:value="1476" calcext:value-type="float">
            <text:p>1476</text:p>
          </table:table-cell>
        </table:table-row>
        <table:table-row table:style-name="ro1">
          <table:table-cell table:formula="of:=[.C1477]/86400" office:value-type="float" office:value="15.3854166666667" calcext:value-type="float">
            <text:p>15.3854166666667</text:p>
          </table:table-cell>
          <table:table-cell table:formula="of:=[.C1477]/3600" office:value-type="float" office:value="369.25" calcext:value-type="float">
            <text:p>369.25</text:p>
          </table:table-cell>
          <table:table-cell table:formula="of:=[.C1476]+900" office:value-type="float" office:value="1329300" calcext:value-type="float">
            <text:p>1329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77]/900" office:value-type="float" office:value="1477" calcext:value-type="float">
            <text:p>1477</text:p>
          </table:table-cell>
        </table:table-row>
        <table:table-row table:style-name="ro1">
          <table:table-cell table:formula="of:=[.C1478]/86400" office:value-type="float" office:value="15.3958333333333" calcext:value-type="float">
            <text:p>15.3958333333333</text:p>
          </table:table-cell>
          <table:table-cell table:formula="of:=[.C1478]/3600" office:value-type="float" office:value="369.5" calcext:value-type="float">
            <text:p>369.5</text:p>
          </table:table-cell>
          <table:table-cell table:formula="of:=[.C1477]+900" office:value-type="float" office:value="1330200" calcext:value-type="float">
            <text:p>1330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78]/900" office:value-type="float" office:value="1478" calcext:value-type="float">
            <text:p>1478</text:p>
          </table:table-cell>
        </table:table-row>
        <table:table-row table:style-name="ro1">
          <table:table-cell table:formula="of:=[.C1479]/86400" office:value-type="float" office:value="15.40625" calcext:value-type="float">
            <text:p>15.40625</text:p>
          </table:table-cell>
          <table:table-cell table:formula="of:=[.C1479]/3600" office:value-type="float" office:value="369.75" calcext:value-type="float">
            <text:p>369.75</text:p>
          </table:table-cell>
          <table:table-cell table:formula="of:=[.C1478]+900" office:value-type="float" office:value="1331100" calcext:value-type="float">
            <text:p>1331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79]/900" office:value-type="float" office:value="1479" calcext:value-type="float">
            <text:p>1479</text:p>
          </table:table-cell>
        </table:table-row>
        <table:table-row table:style-name="ro1">
          <table:table-cell table:formula="of:=[.C1480]/86400" office:value-type="float" office:value="15.4166666666667" calcext:value-type="float">
            <text:p>15.4166666666667</text:p>
          </table:table-cell>
          <table:table-cell table:formula="of:=[.C1480]/3600" office:value-type="float" office:value="370" calcext:value-type="float">
            <text:p>370</text:p>
          </table:table-cell>
          <table:table-cell table:formula="of:=[.C1479]+900" office:value-type="float" office:value="1332000" calcext:value-type="float">
            <text:p>133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8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80]/900" office:value-type="float" office:value="1480" calcext:value-type="float">
            <text:p>1480</text:p>
          </table:table-cell>
        </table:table-row>
        <table:table-row table:style-name="ro1">
          <table:table-cell table:formula="of:=[.C1481]/86400" office:value-type="float" office:value="15.4270833333333" calcext:value-type="float">
            <text:p>15.4270833333333</text:p>
          </table:table-cell>
          <table:table-cell table:formula="of:=[.C1481]/3600" office:value-type="float" office:value="370.25" calcext:value-type="float">
            <text:p>370.25</text:p>
          </table:table-cell>
          <table:table-cell table:formula="of:=[.C1480]+900" office:value-type="float" office:value="1332900" calcext:value-type="float">
            <text:p>1332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8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81]/900" office:value-type="float" office:value="1481" calcext:value-type="float">
            <text:p>1481</text:p>
          </table:table-cell>
        </table:table-row>
        <table:table-row table:style-name="ro1">
          <table:table-cell table:formula="of:=[.C1482]/86400" office:value-type="float" office:value="15.4375" calcext:value-type="float">
            <text:p>15.4375</text:p>
          </table:table-cell>
          <table:table-cell table:formula="of:=[.C1482]/3600" office:value-type="float" office:value="370.5" calcext:value-type="float">
            <text:p>370.5</text:p>
          </table:table-cell>
          <table:table-cell table:formula="of:=[.C1481]+900" office:value-type="float" office:value="1333800" calcext:value-type="float">
            <text:p>1333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8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82]/900" office:value-type="float" office:value="1482" calcext:value-type="float">
            <text:p>1482</text:p>
          </table:table-cell>
        </table:table-row>
        <table:table-row table:style-name="ro1">
          <table:table-cell table:formula="of:=[.C1483]/86400" office:value-type="float" office:value="15.4479166666667" calcext:value-type="float">
            <text:p>15.4479166666667</text:p>
          </table:table-cell>
          <table:table-cell table:formula="of:=[.C1483]/3600" office:value-type="float" office:value="370.75" calcext:value-type="float">
            <text:p>370.75</text:p>
          </table:table-cell>
          <table:table-cell table:formula="of:=[.C1482]+900" office:value-type="float" office:value="1334700" calcext:value-type="float">
            <text:p>1334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8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83]/900" office:value-type="float" office:value="1483" calcext:value-type="float">
            <text:p>1483</text:p>
          </table:table-cell>
        </table:table-row>
        <table:table-row table:style-name="ro1">
          <table:table-cell table:formula="of:=[.C1484]/86400" office:value-type="float" office:value="15.4583333333333" calcext:value-type="float">
            <text:p>15.4583333333333</text:p>
          </table:table-cell>
          <table:table-cell table:formula="of:=[.C1484]/3600" office:value-type="float" office:value="371" calcext:value-type="float">
            <text:p>371</text:p>
          </table:table-cell>
          <table:table-cell table:formula="of:=[.C1483]+900" office:value-type="float" office:value="1335600" calcext:value-type="float">
            <text:p>1335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8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84]/900" office:value-type="float" office:value="1484" calcext:value-type="float">
            <text:p>1484</text:p>
          </table:table-cell>
        </table:table-row>
        <table:table-row table:style-name="ro1">
          <table:table-cell table:formula="of:=[.C1485]/86400" office:value-type="float" office:value="15.46875" calcext:value-type="float">
            <text:p>15.46875</text:p>
          </table:table-cell>
          <table:table-cell table:formula="of:=[.C1485]/3600" office:value-type="float" office:value="371.25" calcext:value-type="float">
            <text:p>371.25</text:p>
          </table:table-cell>
          <table:table-cell table:formula="of:=[.C1484]+900" office:value-type="float" office:value="1336500" calcext:value-type="float">
            <text:p>133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8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85]/900" office:value-type="float" office:value="1485" calcext:value-type="float">
            <text:p>1485</text:p>
          </table:table-cell>
        </table:table-row>
        <table:table-row table:style-name="ro1">
          <table:table-cell table:formula="of:=[.C1486]/86400" office:value-type="float" office:value="15.4791666666667" calcext:value-type="float">
            <text:p>15.4791666666667</text:p>
          </table:table-cell>
          <table:table-cell table:formula="of:=[.C1486]/3600" office:value-type="float" office:value="371.5" calcext:value-type="float">
            <text:p>371.5</text:p>
          </table:table-cell>
          <table:table-cell table:formula="of:=[.C1485]+900" office:value-type="float" office:value="1337400" calcext:value-type="float">
            <text:p>1337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8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86]/900" office:value-type="float" office:value="1486" calcext:value-type="float">
            <text:p>1486</text:p>
          </table:table-cell>
        </table:table-row>
        <table:table-row table:style-name="ro1">
          <table:table-cell table:formula="of:=[.C1487]/86400" office:value-type="float" office:value="15.4895833333333" calcext:value-type="float">
            <text:p>15.4895833333333</text:p>
          </table:table-cell>
          <table:table-cell table:formula="of:=[.C1487]/3600" office:value-type="float" office:value="371.75" calcext:value-type="float">
            <text:p>371.75</text:p>
          </table:table-cell>
          <table:table-cell table:formula="of:=[.C1486]+900" office:value-type="float" office:value="1338300" calcext:value-type="float">
            <text:p>1338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8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87]/900" office:value-type="float" office:value="1487" calcext:value-type="float">
            <text:p>1487</text:p>
          </table:table-cell>
        </table:table-row>
        <table:table-row table:style-name="ro1">
          <table:table-cell table:formula="of:=[.C1488]/86400" office:value-type="float" office:value="15.5" calcext:value-type="float">
            <text:p>15.5</text:p>
          </table:table-cell>
          <table:table-cell table:formula="of:=[.C1488]/3600" office:value-type="float" office:value="372" calcext:value-type="float">
            <text:p>372</text:p>
          </table:table-cell>
          <table:table-cell table:formula="of:=[.C1487]+900" office:value-type="float" office:value="1339200" calcext:value-type="float">
            <text:p>1339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8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88]/900" office:value-type="float" office:value="1488" calcext:value-type="float">
            <text:p>1488</text:p>
          </table:table-cell>
        </table:table-row>
        <table:table-row table:style-name="ro1">
          <table:table-cell table:formula="of:=[.C1489]/86400" office:value-type="float" office:value="15.5104166666667" calcext:value-type="float">
            <text:p>15.5104166666667</text:p>
          </table:table-cell>
          <table:table-cell table:formula="of:=[.C1489]/3600" office:value-type="float" office:value="372.25" calcext:value-type="float">
            <text:p>372.25</text:p>
          </table:table-cell>
          <table:table-cell table:formula="of:=[.C1488]+900" office:value-type="float" office:value="1340100" calcext:value-type="float">
            <text:p>1340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8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89]/900" office:value-type="float" office:value="1489" calcext:value-type="float">
            <text:p>1489</text:p>
          </table:table-cell>
        </table:table-row>
        <table:table-row table:style-name="ro1">
          <table:table-cell table:formula="of:=[.C1490]/86400" office:value-type="float" office:value="15.5208333333333" calcext:value-type="float">
            <text:p>15.5208333333333</text:p>
          </table:table-cell>
          <table:table-cell table:formula="of:=[.C1490]/3600" office:value-type="float" office:value="372.5" calcext:value-type="float">
            <text:p>372.5</text:p>
          </table:table-cell>
          <table:table-cell table:formula="of:=[.C1489]+900" office:value-type="float" office:value="1341000" calcext:value-type="float">
            <text:p>134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9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90]/900" office:value-type="float" office:value="1490" calcext:value-type="float">
            <text:p>1490</text:p>
          </table:table-cell>
        </table:table-row>
        <table:table-row table:style-name="ro1">
          <table:table-cell table:formula="of:=[.C1491]/86400" office:value-type="float" office:value="15.53125" calcext:value-type="float">
            <text:p>15.53125</text:p>
          </table:table-cell>
          <table:table-cell table:formula="of:=[.C1491]/3600" office:value-type="float" office:value="372.75" calcext:value-type="float">
            <text:p>372.75</text:p>
          </table:table-cell>
          <table:table-cell table:formula="of:=[.C1490]+900" office:value-type="float" office:value="1341900" calcext:value-type="float">
            <text:p>1341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9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91]/900" office:value-type="float" office:value="1491" calcext:value-type="float">
            <text:p>1491</text:p>
          </table:table-cell>
        </table:table-row>
        <table:table-row table:style-name="ro1">
          <table:table-cell table:formula="of:=[.C1492]/86400" office:value-type="float" office:value="15.5416666666667" calcext:value-type="float">
            <text:p>15.5416666666667</text:p>
          </table:table-cell>
          <table:table-cell table:formula="of:=[.C1492]/3600" office:value-type="float" office:value="373" calcext:value-type="float">
            <text:p>373</text:p>
          </table:table-cell>
          <table:table-cell table:formula="of:=[.C1491]+900" office:value-type="float" office:value="1342800" calcext:value-type="float">
            <text:p>1342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9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92]/900" office:value-type="float" office:value="1492" calcext:value-type="float">
            <text:p>1492</text:p>
          </table:table-cell>
        </table:table-row>
        <table:table-row table:style-name="ro1">
          <table:table-cell table:formula="of:=[.C1493]/86400" office:value-type="float" office:value="15.5520833333333" calcext:value-type="float">
            <text:p>15.5520833333333</text:p>
          </table:table-cell>
          <table:table-cell table:formula="of:=[.C1493]/3600" office:value-type="float" office:value="373.25" calcext:value-type="float">
            <text:p>373.25</text:p>
          </table:table-cell>
          <table:table-cell table:formula="of:=[.C1492]+900" office:value-type="float" office:value="1343700" calcext:value-type="float">
            <text:p>1343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9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93]/900" office:value-type="float" office:value="1493" calcext:value-type="float">
            <text:p>1493</text:p>
          </table:table-cell>
        </table:table-row>
        <table:table-row table:style-name="ro1">
          <table:table-cell table:formula="of:=[.C1494]/86400" office:value-type="float" office:value="15.5625" calcext:value-type="float">
            <text:p>15.5625</text:p>
          </table:table-cell>
          <table:table-cell table:formula="of:=[.C1494]/3600" office:value-type="float" office:value="373.5" calcext:value-type="float">
            <text:p>373.5</text:p>
          </table:table-cell>
          <table:table-cell table:formula="of:=[.C1493]+900" office:value-type="float" office:value="1344600" calcext:value-type="float">
            <text:p>1344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9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94]/900" office:value-type="float" office:value="1494" calcext:value-type="float">
            <text:p>1494</text:p>
          </table:table-cell>
        </table:table-row>
        <table:table-row table:style-name="ro1">
          <table:table-cell table:formula="of:=[.C1495]/86400" office:value-type="float" office:value="15.5729166666667" calcext:value-type="float">
            <text:p>15.5729166666667</text:p>
          </table:table-cell>
          <table:table-cell table:formula="of:=[.C1495]/3600" office:value-type="float" office:value="373.75" calcext:value-type="float">
            <text:p>373.75</text:p>
          </table:table-cell>
          <table:table-cell table:formula="of:=[.C1494]+900" office:value-type="float" office:value="1345500" calcext:value-type="float">
            <text:p>1345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9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95]/900" office:value-type="float" office:value="1495" calcext:value-type="float">
            <text:p>1495</text:p>
          </table:table-cell>
        </table:table-row>
        <table:table-row table:style-name="ro1">
          <table:table-cell table:formula="of:=[.C1496]/86400" office:value-type="float" office:value="15.5833333333333" calcext:value-type="float">
            <text:p>15.5833333333333</text:p>
          </table:table-cell>
          <table:table-cell table:formula="of:=[.C1496]/3600" office:value-type="float" office:value="374" calcext:value-type="float">
            <text:p>374</text:p>
          </table:table-cell>
          <table:table-cell table:formula="of:=[.C1495]+900" office:value-type="float" office:value="1346400" calcext:value-type="float">
            <text:p>1346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9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96]/900" office:value-type="float" office:value="1496" calcext:value-type="float">
            <text:p>1496</text:p>
          </table:table-cell>
        </table:table-row>
        <table:table-row table:style-name="ro1">
          <table:table-cell table:formula="of:=[.C1497]/86400" office:value-type="float" office:value="15.59375" calcext:value-type="float">
            <text:p>15.59375</text:p>
          </table:table-cell>
          <table:table-cell table:formula="of:=[.C1497]/3600" office:value-type="float" office:value="374.25" calcext:value-type="float">
            <text:p>374.25</text:p>
          </table:table-cell>
          <table:table-cell table:formula="of:=[.C1496]+900" office:value-type="float" office:value="1347300" calcext:value-type="float">
            <text:p>1347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9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97]/900" office:value-type="float" office:value="1497" calcext:value-type="float">
            <text:p>1497</text:p>
          </table:table-cell>
        </table:table-row>
        <table:table-row table:style-name="ro1">
          <table:table-cell table:formula="of:=[.C1498]/86400" office:value-type="float" office:value="15.6041666666667" calcext:value-type="float">
            <text:p>15.6041666666667</text:p>
          </table:table-cell>
          <table:table-cell table:formula="of:=[.C1498]/3600" office:value-type="float" office:value="374.5" calcext:value-type="float">
            <text:p>374.5</text:p>
          </table:table-cell>
          <table:table-cell table:formula="of:=[.C1497]+900" office:value-type="float" office:value="1348200" calcext:value-type="float">
            <text:p>1348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9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98]/900" office:value-type="float" office:value="1498" calcext:value-type="float">
            <text:p>1498</text:p>
          </table:table-cell>
        </table:table-row>
        <table:table-row table:style-name="ro1">
          <table:table-cell table:formula="of:=[.C1499]/86400" office:value-type="float" office:value="15.6145833333333" calcext:value-type="float">
            <text:p>15.6145833333333</text:p>
          </table:table-cell>
          <table:table-cell table:formula="of:=[.C1499]/3600" office:value-type="float" office:value="374.75" calcext:value-type="float">
            <text:p>374.75</text:p>
          </table:table-cell>
          <table:table-cell table:formula="of:=[.C1498]+900" office:value-type="float" office:value="1349100" calcext:value-type="float">
            <text:p>1349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9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499]/900" office:value-type="float" office:value="1499" calcext:value-type="float">
            <text:p>1499</text:p>
          </table:table-cell>
        </table:table-row>
        <table:table-row table:style-name="ro1">
          <table:table-cell table:formula="of:=[.C1500]/86400" office:value-type="float" office:value="15.625" calcext:value-type="float">
            <text:p>15.625</text:p>
          </table:table-cell>
          <table:table-cell table:formula="of:=[.C1500]/3600" office:value-type="float" office:value="375" calcext:value-type="float">
            <text:p>375</text:p>
          </table:table-cell>
          <table:table-cell table:formula="of:=[.C1499]+900" office:value-type="float" office:value="1350000" calcext:value-type="float">
            <text:p>135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0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00]/900" office:value-type="float" office:value="1500" calcext:value-type="float">
            <text:p>1500</text:p>
          </table:table-cell>
        </table:table-row>
        <table:table-row table:style-name="ro1">
          <table:table-cell table:formula="of:=[.C1501]/86400" office:value-type="float" office:value="15.6354166666667" calcext:value-type="float">
            <text:p>15.6354166666667</text:p>
          </table:table-cell>
          <table:table-cell table:formula="of:=[.C1501]/3600" office:value-type="float" office:value="375.25" calcext:value-type="float">
            <text:p>375.25</text:p>
          </table:table-cell>
          <table:table-cell table:formula="of:=[.C1500]+900" office:value-type="float" office:value="1350900" calcext:value-type="float">
            <text:p>1350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0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01]/900" office:value-type="float" office:value="1501" calcext:value-type="float">
            <text:p>1501</text:p>
          </table:table-cell>
        </table:table-row>
        <table:table-row table:style-name="ro1">
          <table:table-cell table:formula="of:=[.C1502]/86400" office:value-type="float" office:value="15.6458333333333" calcext:value-type="float">
            <text:p>15.6458333333333</text:p>
          </table:table-cell>
          <table:table-cell table:formula="of:=[.C1502]/3600" office:value-type="float" office:value="375.5" calcext:value-type="float">
            <text:p>375.5</text:p>
          </table:table-cell>
          <table:table-cell table:formula="of:=[.C1501]+900" office:value-type="float" office:value="1351800" calcext:value-type="float">
            <text:p>1351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0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02]/900" office:value-type="float" office:value="1502" calcext:value-type="float">
            <text:p>1502</text:p>
          </table:table-cell>
        </table:table-row>
        <table:table-row table:style-name="ro1">
          <table:table-cell table:formula="of:=[.C1503]/86400" office:value-type="float" office:value="15.65625" calcext:value-type="float">
            <text:p>15.65625</text:p>
          </table:table-cell>
          <table:table-cell table:formula="of:=[.C1503]/3600" office:value-type="float" office:value="375.75" calcext:value-type="float">
            <text:p>375.75</text:p>
          </table:table-cell>
          <table:table-cell table:formula="of:=[.C1502]+900" office:value-type="float" office:value="1352700" calcext:value-type="float">
            <text:p>1352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0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03]/900" office:value-type="float" office:value="1503" calcext:value-type="float">
            <text:p>1503</text:p>
          </table:table-cell>
        </table:table-row>
        <table:table-row table:style-name="ro1">
          <table:table-cell table:formula="of:=[.C1504]/86400" office:value-type="float" office:value="15.6666666666667" calcext:value-type="float">
            <text:p>15.6666666666667</text:p>
          </table:table-cell>
          <table:table-cell table:formula="of:=[.C1504]/3600" office:value-type="float" office:value="376" calcext:value-type="float">
            <text:p>376</text:p>
          </table:table-cell>
          <table:table-cell table:formula="of:=[.C1503]+900" office:value-type="float" office:value="1353600" calcext:value-type="float">
            <text:p>1353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0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04]/900" office:value-type="float" office:value="1504" calcext:value-type="float">
            <text:p>1504</text:p>
          </table:table-cell>
        </table:table-row>
        <table:table-row table:style-name="ro1">
          <table:table-cell table:formula="of:=[.C1505]/86400" office:value-type="float" office:value="15.6770833333333" calcext:value-type="float">
            <text:p>15.6770833333333</text:p>
          </table:table-cell>
          <table:table-cell table:formula="of:=[.C1505]/3600" office:value-type="float" office:value="376.25" calcext:value-type="float">
            <text:p>376.25</text:p>
          </table:table-cell>
          <table:table-cell table:formula="of:=[.C1504]+900" office:value-type="float" office:value="1354500" calcext:value-type="float">
            <text:p>1354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0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05]/900" office:value-type="float" office:value="1505" calcext:value-type="float">
            <text:p>1505</text:p>
          </table:table-cell>
        </table:table-row>
        <table:table-row table:style-name="ro1">
          <table:table-cell table:formula="of:=[.C1506]/86400" office:value-type="float" office:value="15.6875" calcext:value-type="float">
            <text:p>15.6875</text:p>
          </table:table-cell>
          <table:table-cell table:formula="of:=[.C1506]/3600" office:value-type="float" office:value="376.5" calcext:value-type="float">
            <text:p>376.5</text:p>
          </table:table-cell>
          <table:table-cell table:formula="of:=[.C1505]+900" office:value-type="float" office:value="1355400" calcext:value-type="float">
            <text:p>1355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0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06]/900" office:value-type="float" office:value="1506" calcext:value-type="float">
            <text:p>1506</text:p>
          </table:table-cell>
        </table:table-row>
        <table:table-row table:style-name="ro1">
          <table:table-cell table:formula="of:=[.C1507]/86400" office:value-type="float" office:value="15.6979166666667" calcext:value-type="float">
            <text:p>15.6979166666667</text:p>
          </table:table-cell>
          <table:table-cell table:formula="of:=[.C1507]/3600" office:value-type="float" office:value="376.75" calcext:value-type="float">
            <text:p>376.75</text:p>
          </table:table-cell>
          <table:table-cell table:formula="of:=[.C1506]+900" office:value-type="float" office:value="1356300" calcext:value-type="float">
            <text:p>1356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0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07]/900" office:value-type="float" office:value="1507" calcext:value-type="float">
            <text:p>1507</text:p>
          </table:table-cell>
        </table:table-row>
        <table:table-row table:style-name="ro1">
          <table:table-cell table:formula="of:=[.C1508]/86400" office:value-type="float" office:value="15.7083333333333" calcext:value-type="float">
            <text:p>15.7083333333333</text:p>
          </table:table-cell>
          <table:table-cell table:formula="of:=[.C1508]/3600" office:value-type="float" office:value="377" calcext:value-type="float">
            <text:p>377</text:p>
          </table:table-cell>
          <table:table-cell table:formula="of:=[.C1507]+900" office:value-type="float" office:value="1357200" calcext:value-type="float">
            <text:p>1357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0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08]/900" office:value-type="float" office:value="1508" calcext:value-type="float">
            <text:p>1508</text:p>
          </table:table-cell>
        </table:table-row>
        <table:table-row table:style-name="ro1">
          <table:table-cell table:formula="of:=[.C1509]/86400" office:value-type="float" office:value="15.71875" calcext:value-type="float">
            <text:p>15.71875</text:p>
          </table:table-cell>
          <table:table-cell table:formula="of:=[.C1509]/3600" office:value-type="float" office:value="377.25" calcext:value-type="float">
            <text:p>377.25</text:p>
          </table:table-cell>
          <table:table-cell table:formula="of:=[.C1508]+900" office:value-type="float" office:value="1358100" calcext:value-type="float">
            <text:p>1358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0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09]/900" office:value-type="float" office:value="1509" calcext:value-type="float">
            <text:p>1509</text:p>
          </table:table-cell>
        </table:table-row>
        <table:table-row table:style-name="ro1">
          <table:table-cell table:formula="of:=[.C1510]/86400" office:value-type="float" office:value="15.7291666666667" calcext:value-type="float">
            <text:p>15.7291666666667</text:p>
          </table:table-cell>
          <table:table-cell table:formula="of:=[.C1510]/3600" office:value-type="float" office:value="377.5" calcext:value-type="float">
            <text:p>377.5</text:p>
          </table:table-cell>
          <table:table-cell table:formula="of:=[.C1509]+900" office:value-type="float" office:value="1359000" calcext:value-type="float">
            <text:p>1359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1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10]/900" office:value-type="float" office:value="1510" calcext:value-type="float">
            <text:p>1510</text:p>
          </table:table-cell>
        </table:table-row>
        <table:table-row table:style-name="ro1">
          <table:table-cell table:formula="of:=[.C1511]/86400" office:value-type="float" office:value="15.7395833333333" calcext:value-type="float">
            <text:p>15.7395833333333</text:p>
          </table:table-cell>
          <table:table-cell table:formula="of:=[.C1511]/3600" office:value-type="float" office:value="377.75" calcext:value-type="float">
            <text:p>377.75</text:p>
          </table:table-cell>
          <table:table-cell table:formula="of:=[.C1510]+900" office:value-type="float" office:value="1359900" calcext:value-type="float">
            <text:p>1359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1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11]/900" office:value-type="float" office:value="1511" calcext:value-type="float">
            <text:p>1511</text:p>
          </table:table-cell>
        </table:table-row>
        <table:table-row table:style-name="ro1">
          <table:table-cell table:formula="of:=[.C1512]/86400" office:value-type="float" office:value="15.75" calcext:value-type="float">
            <text:p>15.75</text:p>
          </table:table-cell>
          <table:table-cell table:formula="of:=[.C1512]/3600" office:value-type="float" office:value="378" calcext:value-type="float">
            <text:p>378</text:p>
          </table:table-cell>
          <table:table-cell table:formula="of:=[.C1511]+900" office:value-type="float" office:value="1360800" calcext:value-type="float">
            <text:p>1360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1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12]/900" office:value-type="float" office:value="1512" calcext:value-type="float">
            <text:p>1512</text:p>
          </table:table-cell>
        </table:table-row>
        <table:table-row table:style-name="ro1">
          <table:table-cell table:formula="of:=[.C1513]/86400" office:value-type="float" office:value="15.7604166666667" calcext:value-type="float">
            <text:p>15.7604166666667</text:p>
          </table:table-cell>
          <table:table-cell table:formula="of:=[.C1513]/3600" office:value-type="float" office:value="378.25" calcext:value-type="float">
            <text:p>378.25</text:p>
          </table:table-cell>
          <table:table-cell table:formula="of:=[.C1512]+900" office:value-type="float" office:value="1361700" calcext:value-type="float">
            <text:p>1361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1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13]/900" office:value-type="float" office:value="1513" calcext:value-type="float">
            <text:p>1513</text:p>
          </table:table-cell>
        </table:table-row>
        <table:table-row table:style-name="ro1">
          <table:table-cell table:formula="of:=[.C1514]/86400" office:value-type="float" office:value="15.7708333333333" calcext:value-type="float">
            <text:p>15.7708333333333</text:p>
          </table:table-cell>
          <table:table-cell table:formula="of:=[.C1514]/3600" office:value-type="float" office:value="378.5" calcext:value-type="float">
            <text:p>378.5</text:p>
          </table:table-cell>
          <table:table-cell table:formula="of:=[.C1513]+900" office:value-type="float" office:value="1362600" calcext:value-type="float">
            <text:p>1362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1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14]/900" office:value-type="float" office:value="1514" calcext:value-type="float">
            <text:p>1514</text:p>
          </table:table-cell>
        </table:table-row>
        <table:table-row table:style-name="ro1">
          <table:table-cell table:formula="of:=[.C1515]/86400" office:value-type="float" office:value="15.78125" calcext:value-type="float">
            <text:p>15.78125</text:p>
          </table:table-cell>
          <table:table-cell table:formula="of:=[.C1515]/3600" office:value-type="float" office:value="378.75" calcext:value-type="float">
            <text:p>378.75</text:p>
          </table:table-cell>
          <table:table-cell table:formula="of:=[.C1514]+900" office:value-type="float" office:value="1363500" calcext:value-type="float">
            <text:p>1363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1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15]/900" office:value-type="float" office:value="1515" calcext:value-type="float">
            <text:p>1515</text:p>
          </table:table-cell>
        </table:table-row>
        <table:table-row table:style-name="ro1">
          <table:table-cell table:formula="of:=[.C1516]/86400" office:value-type="float" office:value="15.7916666666667" calcext:value-type="float">
            <text:p>15.7916666666667</text:p>
          </table:table-cell>
          <table:table-cell table:formula="of:=[.C1516]/3600" office:value-type="float" office:value="379" calcext:value-type="float">
            <text:p>379</text:p>
          </table:table-cell>
          <table:table-cell table:formula="of:=[.C1515]+900" office:value-type="float" office:value="1364400" calcext:value-type="float">
            <text:p>1364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1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16]/900" office:value-type="float" office:value="1516" calcext:value-type="float">
            <text:p>1516</text:p>
          </table:table-cell>
        </table:table-row>
        <table:table-row table:style-name="ro1">
          <table:table-cell table:formula="of:=[.C1517]/86400" office:value-type="float" office:value="15.8020833333333" calcext:value-type="float">
            <text:p>15.8020833333333</text:p>
          </table:table-cell>
          <table:table-cell table:formula="of:=[.C1517]/3600" office:value-type="float" office:value="379.25" calcext:value-type="float">
            <text:p>379.25</text:p>
          </table:table-cell>
          <table:table-cell table:formula="of:=[.C1516]+900" office:value-type="float" office:value="1365300" calcext:value-type="float">
            <text:p>1365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1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17]/900" office:value-type="float" office:value="1517" calcext:value-type="float">
            <text:p>1517</text:p>
          </table:table-cell>
        </table:table-row>
        <table:table-row table:style-name="ro1">
          <table:table-cell table:formula="of:=[.C1518]/86400" office:value-type="float" office:value="15.8125" calcext:value-type="float">
            <text:p>15.8125</text:p>
          </table:table-cell>
          <table:table-cell table:formula="of:=[.C1518]/3600" office:value-type="float" office:value="379.5" calcext:value-type="float">
            <text:p>379.5</text:p>
          </table:table-cell>
          <table:table-cell table:formula="of:=[.C1517]+900" office:value-type="float" office:value="1366200" calcext:value-type="float">
            <text:p>1366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1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18]/900" office:value-type="float" office:value="1518" calcext:value-type="float">
            <text:p>1518</text:p>
          </table:table-cell>
        </table:table-row>
        <table:table-row table:style-name="ro1">
          <table:table-cell table:formula="of:=[.C1519]/86400" office:value-type="float" office:value="15.8229166666667" calcext:value-type="float">
            <text:p>15.8229166666667</text:p>
          </table:table-cell>
          <table:table-cell table:formula="of:=[.C1519]/3600" office:value-type="float" office:value="379.75" calcext:value-type="float">
            <text:p>379.75</text:p>
          </table:table-cell>
          <table:table-cell table:formula="of:=[.C1518]+900" office:value-type="float" office:value="1367100" calcext:value-type="float">
            <text:p>1367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1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19]/900" office:value-type="float" office:value="1519" calcext:value-type="float">
            <text:p>1519</text:p>
          </table:table-cell>
        </table:table-row>
        <table:table-row table:style-name="ro1">
          <table:table-cell table:formula="of:=[.C1520]/86400" office:value-type="float" office:value="15.8333333333333" calcext:value-type="float">
            <text:p>15.8333333333333</text:p>
          </table:table-cell>
          <table:table-cell table:formula="of:=[.C1520]/3600" office:value-type="float" office:value="380" calcext:value-type="float">
            <text:p>380</text:p>
          </table:table-cell>
          <table:table-cell table:formula="of:=[.C1519]+900" office:value-type="float" office:value="1368000" calcext:value-type="float">
            <text:p>136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2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20]/900" office:value-type="float" office:value="1520" calcext:value-type="float">
            <text:p>1520</text:p>
          </table:table-cell>
        </table:table-row>
        <table:table-row table:style-name="ro1">
          <table:table-cell table:formula="of:=[.C1521]/86400" office:value-type="float" office:value="15.84375" calcext:value-type="float">
            <text:p>15.84375</text:p>
          </table:table-cell>
          <table:table-cell table:formula="of:=[.C1521]/3600" office:value-type="float" office:value="380.25" calcext:value-type="float">
            <text:p>380.25</text:p>
          </table:table-cell>
          <table:table-cell table:formula="of:=[.C1520]+900" office:value-type="float" office:value="1368900" calcext:value-type="float">
            <text:p>1368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2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21]/900" office:value-type="float" office:value="1521" calcext:value-type="float">
            <text:p>1521</text:p>
          </table:table-cell>
        </table:table-row>
        <table:table-row table:style-name="ro1">
          <table:table-cell table:formula="of:=[.C1522]/86400" office:value-type="float" office:value="15.8541666666667" calcext:value-type="float">
            <text:p>15.8541666666667</text:p>
          </table:table-cell>
          <table:table-cell table:formula="of:=[.C1522]/3600" office:value-type="float" office:value="380.5" calcext:value-type="float">
            <text:p>380.5</text:p>
          </table:table-cell>
          <table:table-cell table:formula="of:=[.C1521]+900" office:value-type="float" office:value="1369800" calcext:value-type="float">
            <text:p>1369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2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22]/900" office:value-type="float" office:value="1522" calcext:value-type="float">
            <text:p>1522</text:p>
          </table:table-cell>
        </table:table-row>
        <table:table-row table:style-name="ro1">
          <table:table-cell table:formula="of:=[.C1523]/86400" office:value-type="float" office:value="15.8645833333333" calcext:value-type="float">
            <text:p>15.8645833333333</text:p>
          </table:table-cell>
          <table:table-cell table:formula="of:=[.C1523]/3600" office:value-type="float" office:value="380.75" calcext:value-type="float">
            <text:p>380.75</text:p>
          </table:table-cell>
          <table:table-cell table:formula="of:=[.C1522]+900" office:value-type="float" office:value="1370700" calcext:value-type="float">
            <text:p>1370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2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23]/900" office:value-type="float" office:value="1523" calcext:value-type="float">
            <text:p>1523</text:p>
          </table:table-cell>
        </table:table-row>
        <table:table-row table:style-name="ro1">
          <table:table-cell table:formula="of:=[.C1524]/86400" office:value-type="float" office:value="15.875" calcext:value-type="float">
            <text:p>15.875</text:p>
          </table:table-cell>
          <table:table-cell table:formula="of:=[.C1524]/3600" office:value-type="float" office:value="381" calcext:value-type="float">
            <text:p>381</text:p>
          </table:table-cell>
          <table:table-cell table:formula="of:=[.C1523]+900" office:value-type="float" office:value="1371600" calcext:value-type="float">
            <text:p>1371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2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24]/900" office:value-type="float" office:value="1524" calcext:value-type="float">
            <text:p>1524</text:p>
          </table:table-cell>
        </table:table-row>
        <table:table-row table:style-name="ro1">
          <table:table-cell table:formula="of:=[.C1525]/86400" office:value-type="float" office:value="15.8854166666667" calcext:value-type="float">
            <text:p>15.8854166666667</text:p>
          </table:table-cell>
          <table:table-cell table:formula="of:=[.C1525]/3600" office:value-type="float" office:value="381.25" calcext:value-type="float">
            <text:p>381.25</text:p>
          </table:table-cell>
          <table:table-cell table:formula="of:=[.C1524]+900" office:value-type="float" office:value="1372500" calcext:value-type="float">
            <text:p>137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2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25]/900" office:value-type="float" office:value="1525" calcext:value-type="float">
            <text:p>1525</text:p>
          </table:table-cell>
        </table:table-row>
        <table:table-row table:style-name="ro1">
          <table:table-cell table:formula="of:=[.C1526]/86400" office:value-type="float" office:value="15.8958333333333" calcext:value-type="float">
            <text:p>15.8958333333333</text:p>
          </table:table-cell>
          <table:table-cell table:formula="of:=[.C1526]/3600" office:value-type="float" office:value="381.5" calcext:value-type="float">
            <text:p>381.5</text:p>
          </table:table-cell>
          <table:table-cell table:formula="of:=[.C1525]+900" office:value-type="float" office:value="1373400" calcext:value-type="float">
            <text:p>1373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2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26]/900" office:value-type="float" office:value="1526" calcext:value-type="float">
            <text:p>1526</text:p>
          </table:table-cell>
        </table:table-row>
        <table:table-row table:style-name="ro1">
          <table:table-cell table:formula="of:=[.C1527]/86400" office:value-type="float" office:value="15.90625" calcext:value-type="float">
            <text:p>15.90625</text:p>
          </table:table-cell>
          <table:table-cell table:formula="of:=[.C1527]/3600" office:value-type="float" office:value="381.75" calcext:value-type="float">
            <text:p>381.75</text:p>
          </table:table-cell>
          <table:table-cell table:formula="of:=[.C1526]+900" office:value-type="float" office:value="1374300" calcext:value-type="float">
            <text:p>1374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2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27]/900" office:value-type="float" office:value="1527" calcext:value-type="float">
            <text:p>1527</text:p>
          </table:table-cell>
        </table:table-row>
        <table:table-row table:style-name="ro1">
          <table:table-cell table:formula="of:=[.C1528]/86400" office:value-type="float" office:value="15.9166666666667" calcext:value-type="float">
            <text:p>15.9166666666667</text:p>
          </table:table-cell>
          <table:table-cell table:formula="of:=[.C1528]/3600" office:value-type="float" office:value="382" calcext:value-type="float">
            <text:p>382</text:p>
          </table:table-cell>
          <table:table-cell table:formula="of:=[.C1527]+900" office:value-type="float" office:value="1375200" calcext:value-type="float">
            <text:p>1375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2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28]/900" office:value-type="float" office:value="1528" calcext:value-type="float">
            <text:p>1528</text:p>
          </table:table-cell>
        </table:table-row>
        <table:table-row table:style-name="ro1">
          <table:table-cell table:formula="of:=[.C1529]/86400" office:value-type="float" office:value="15.9270833333333" calcext:value-type="float">
            <text:p>15.9270833333333</text:p>
          </table:table-cell>
          <table:table-cell table:formula="of:=[.C1529]/3600" office:value-type="float" office:value="382.25" calcext:value-type="float">
            <text:p>382.25</text:p>
          </table:table-cell>
          <table:table-cell table:formula="of:=[.C1528]+900" office:value-type="float" office:value="1376100" calcext:value-type="float">
            <text:p>1376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2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29]/900" office:value-type="float" office:value="1529" calcext:value-type="float">
            <text:p>1529</text:p>
          </table:table-cell>
        </table:table-row>
        <table:table-row table:style-name="ro1">
          <table:table-cell table:formula="of:=[.C1530]/86400" office:value-type="float" office:value="15.9375" calcext:value-type="float">
            <text:p>15.9375</text:p>
          </table:table-cell>
          <table:table-cell table:formula="of:=[.C1530]/3600" office:value-type="float" office:value="382.5" calcext:value-type="float">
            <text:p>382.5</text:p>
          </table:table-cell>
          <table:table-cell table:formula="of:=[.C1529]+900" office:value-type="float" office:value="1377000" calcext:value-type="float">
            <text:p>137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3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30]/900" office:value-type="float" office:value="1530" calcext:value-type="float">
            <text:p>1530</text:p>
          </table:table-cell>
        </table:table-row>
        <table:table-row table:style-name="ro1">
          <table:table-cell table:formula="of:=[.C1531]/86400" office:value-type="float" office:value="15.9479166666667" calcext:value-type="float">
            <text:p>15.9479166666667</text:p>
          </table:table-cell>
          <table:table-cell table:formula="of:=[.C1531]/3600" office:value-type="float" office:value="382.75" calcext:value-type="float">
            <text:p>382.75</text:p>
          </table:table-cell>
          <table:table-cell table:formula="of:=[.C1530]+900" office:value-type="float" office:value="1377900" calcext:value-type="float">
            <text:p>1377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3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31]/900" office:value-type="float" office:value="1531" calcext:value-type="float">
            <text:p>1531</text:p>
          </table:table-cell>
        </table:table-row>
        <table:table-row table:style-name="ro1">
          <table:table-cell table:formula="of:=[.C1532]/86400" office:value-type="float" office:value="15.9583333333333" calcext:value-type="float">
            <text:p>15.9583333333333</text:p>
          </table:table-cell>
          <table:table-cell table:formula="of:=[.C1532]/3600" office:value-type="float" office:value="383" calcext:value-type="float">
            <text:p>383</text:p>
          </table:table-cell>
          <table:table-cell table:formula="of:=[.C1531]+900" office:value-type="float" office:value="1378800" calcext:value-type="float">
            <text:p>1378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3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32]/900" office:value-type="float" office:value="1532" calcext:value-type="float">
            <text:p>1532</text:p>
          </table:table-cell>
        </table:table-row>
        <table:table-row table:style-name="ro1">
          <table:table-cell table:formula="of:=[.C1533]/86400" office:value-type="float" office:value="15.96875" calcext:value-type="float">
            <text:p>15.96875</text:p>
          </table:table-cell>
          <table:table-cell table:formula="of:=[.C1533]/3600" office:value-type="float" office:value="383.25" calcext:value-type="float">
            <text:p>383.25</text:p>
          </table:table-cell>
          <table:table-cell table:formula="of:=[.C1532]+900" office:value-type="float" office:value="1379700" calcext:value-type="float">
            <text:p>1379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3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33]/900" office:value-type="float" office:value="1533" calcext:value-type="float">
            <text:p>1533</text:p>
          </table:table-cell>
        </table:table-row>
        <table:table-row table:style-name="ro1">
          <table:table-cell table:formula="of:=[.C1534]/86400" office:value-type="float" office:value="15.9791666666667" calcext:value-type="float">
            <text:p>15.9791666666667</text:p>
          </table:table-cell>
          <table:table-cell table:formula="of:=[.C1534]/3600" office:value-type="float" office:value="383.5" calcext:value-type="float">
            <text:p>383.5</text:p>
          </table:table-cell>
          <table:table-cell table:formula="of:=[.C1533]+900" office:value-type="float" office:value="1380600" calcext:value-type="float">
            <text:p>1380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3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34]/900" office:value-type="float" office:value="1534" calcext:value-type="float">
            <text:p>1534</text:p>
          </table:table-cell>
        </table:table-row>
        <table:table-row table:style-name="ro1">
          <table:table-cell table:formula="of:=[.C1535]/86400" office:value-type="float" office:value="15.9895833333333" calcext:value-type="float">
            <text:p>15.9895833333333</text:p>
          </table:table-cell>
          <table:table-cell table:formula="of:=[.C1535]/3600" office:value-type="float" office:value="383.75" calcext:value-type="float">
            <text:p>383.75</text:p>
          </table:table-cell>
          <table:table-cell table:formula="of:=[.C1534]+900" office:value-type="float" office:value="1381500" calcext:value-type="float">
            <text:p>1381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3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35]/900" office:value-type="float" office:value="1535" calcext:value-type="float">
            <text:p>1535</text:p>
          </table:table-cell>
        </table:table-row>
        <table:table-row table:style-name="ro1">
          <table:table-cell table:formula="of:=[.C1536]/86400" office:value-type="float" office:value="16" calcext:value-type="float">
            <text:p>16</text:p>
          </table:table-cell>
          <table:table-cell table:formula="of:=[.C1536]/3600" office:value-type="float" office:value="384" calcext:value-type="float">
            <text:p>384</text:p>
          </table:table-cell>
          <table:table-cell table:formula="of:=[.C1535]+900" office:value-type="float" office:value="1382400" calcext:value-type="float">
            <text:p>138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36]/900" office:value-type="float" office:value="1536" calcext:value-type="float">
            <text:p>1536</text:p>
          </table:table-cell>
        </table:table-row>
        <table:table-row table:style-name="ro1">
          <table:table-cell table:formula="of:=[.C1537]/86400" office:value-type="float" office:value="16.0104166666667" calcext:value-type="float">
            <text:p>16.0104166666667</text:p>
          </table:table-cell>
          <table:table-cell table:formula="of:=[.C1537]/3600" office:value-type="float" office:value="384.25" calcext:value-type="float">
            <text:p>384.25</text:p>
          </table:table-cell>
          <table:table-cell table:formula="of:=[.C1536]+900" office:value-type="float" office:value="1383300" calcext:value-type="float">
            <text:p>138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37]/900" office:value-type="float" office:value="1537" calcext:value-type="float">
            <text:p>1537</text:p>
          </table:table-cell>
        </table:table-row>
        <table:table-row table:style-name="ro1">
          <table:table-cell table:formula="of:=[.C1538]/86400" office:value-type="float" office:value="16.0208333333333" calcext:value-type="float">
            <text:p>16.0208333333333</text:p>
          </table:table-cell>
          <table:table-cell table:formula="of:=[.C1538]/3600" office:value-type="float" office:value="384.5" calcext:value-type="float">
            <text:p>384.5</text:p>
          </table:table-cell>
          <table:table-cell table:formula="of:=[.C1537]+900" office:value-type="float" office:value="1384200" calcext:value-type="float">
            <text:p>138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38]/900" office:value-type="float" office:value="1538" calcext:value-type="float">
            <text:p>1538</text:p>
          </table:table-cell>
        </table:table-row>
        <table:table-row table:style-name="ro1">
          <table:table-cell table:formula="of:=[.C1539]/86400" office:value-type="float" office:value="16.03125" calcext:value-type="float">
            <text:p>16.03125</text:p>
          </table:table-cell>
          <table:table-cell table:formula="of:=[.C1539]/3600" office:value-type="float" office:value="384.75" calcext:value-type="float">
            <text:p>384.75</text:p>
          </table:table-cell>
          <table:table-cell table:formula="of:=[.C1538]+900" office:value-type="float" office:value="1385100" calcext:value-type="float">
            <text:p>138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39]/900" office:value-type="float" office:value="1539" calcext:value-type="float">
            <text:p>1539</text:p>
          </table:table-cell>
        </table:table-row>
        <table:table-row table:style-name="ro1">
          <table:table-cell table:formula="of:=[.C1540]/86400" office:value-type="float" office:value="16.0416666666667" calcext:value-type="float">
            <text:p>16.0416666666667</text:p>
          </table:table-cell>
          <table:table-cell table:formula="of:=[.C1540]/3600" office:value-type="float" office:value="385" calcext:value-type="float">
            <text:p>385</text:p>
          </table:table-cell>
          <table:table-cell table:formula="of:=[.C1539]+900" office:value-type="float" office:value="1386000" calcext:value-type="float">
            <text:p>138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40]/900" office:value-type="float" office:value="1540" calcext:value-type="float">
            <text:p>1540</text:p>
          </table:table-cell>
        </table:table-row>
        <table:table-row table:style-name="ro1">
          <table:table-cell table:formula="of:=[.C1541]/86400" office:value-type="float" office:value="16.0520833333333" calcext:value-type="float">
            <text:p>16.0520833333333</text:p>
          </table:table-cell>
          <table:table-cell table:formula="of:=[.C1541]/3600" office:value-type="float" office:value="385.25" calcext:value-type="float">
            <text:p>385.25</text:p>
          </table:table-cell>
          <table:table-cell table:formula="of:=[.C1540]+900" office:value-type="float" office:value="1386900" calcext:value-type="float">
            <text:p>138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41]/900" office:value-type="float" office:value="1541" calcext:value-type="float">
            <text:p>1541</text:p>
          </table:table-cell>
        </table:table-row>
        <table:table-row table:style-name="ro1">
          <table:table-cell table:formula="of:=[.C1542]/86400" office:value-type="float" office:value="16.0625" calcext:value-type="float">
            <text:p>16.0625</text:p>
          </table:table-cell>
          <table:table-cell table:formula="of:=[.C1542]/3600" office:value-type="float" office:value="385.5" calcext:value-type="float">
            <text:p>385.5</text:p>
          </table:table-cell>
          <table:table-cell table:formula="of:=[.C1541]+900" office:value-type="float" office:value="1387800" calcext:value-type="float">
            <text:p>138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42]/900" office:value-type="float" office:value="1542" calcext:value-type="float">
            <text:p>1542</text:p>
          </table:table-cell>
        </table:table-row>
        <table:table-row table:style-name="ro1">
          <table:table-cell table:formula="of:=[.C1543]/86400" office:value-type="float" office:value="16.0729166666667" calcext:value-type="float">
            <text:p>16.0729166666667</text:p>
          </table:table-cell>
          <table:table-cell table:formula="of:=[.C1543]/3600" office:value-type="float" office:value="385.75" calcext:value-type="float">
            <text:p>385.75</text:p>
          </table:table-cell>
          <table:table-cell table:formula="of:=[.C1542]+900" office:value-type="float" office:value="1388700" calcext:value-type="float">
            <text:p>138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43]/900" office:value-type="float" office:value="1543" calcext:value-type="float">
            <text:p>1543</text:p>
          </table:table-cell>
        </table:table-row>
        <table:table-row table:style-name="ro1">
          <table:table-cell table:formula="of:=[.C1544]/86400" office:value-type="float" office:value="16.0833333333333" calcext:value-type="float">
            <text:p>16.0833333333333</text:p>
          </table:table-cell>
          <table:table-cell table:formula="of:=[.C1544]/3600" office:value-type="float" office:value="386" calcext:value-type="float">
            <text:p>386</text:p>
          </table:table-cell>
          <table:table-cell table:formula="of:=[.C1543]+900" office:value-type="float" office:value="1389600" calcext:value-type="float">
            <text:p>138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44]/900" office:value-type="float" office:value="1544" calcext:value-type="float">
            <text:p>1544</text:p>
          </table:table-cell>
        </table:table-row>
        <table:table-row table:style-name="ro1">
          <table:table-cell table:formula="of:=[.C1545]/86400" office:value-type="float" office:value="16.09375" calcext:value-type="float">
            <text:p>16.09375</text:p>
          </table:table-cell>
          <table:table-cell table:formula="of:=[.C1545]/3600" office:value-type="float" office:value="386.25" calcext:value-type="float">
            <text:p>386.25</text:p>
          </table:table-cell>
          <table:table-cell table:formula="of:=[.C1544]+900" office:value-type="float" office:value="1390500" calcext:value-type="float">
            <text:p>139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45]/900" office:value-type="float" office:value="1545" calcext:value-type="float">
            <text:p>1545</text:p>
          </table:table-cell>
        </table:table-row>
        <table:table-row table:style-name="ro1">
          <table:table-cell table:formula="of:=[.C1546]/86400" office:value-type="float" office:value="16.1041666666667" calcext:value-type="float">
            <text:p>16.1041666666667</text:p>
          </table:table-cell>
          <table:table-cell table:formula="of:=[.C1546]/3600" office:value-type="float" office:value="386.5" calcext:value-type="float">
            <text:p>386.5</text:p>
          </table:table-cell>
          <table:table-cell table:formula="of:=[.C1545]+900" office:value-type="float" office:value="1391400" calcext:value-type="float">
            <text:p>139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46]/900" office:value-type="float" office:value="1546" calcext:value-type="float">
            <text:p>1546</text:p>
          </table:table-cell>
        </table:table-row>
        <table:table-row table:style-name="ro1">
          <table:table-cell table:formula="of:=[.C1547]/86400" office:value-type="float" office:value="16.1145833333333" calcext:value-type="float">
            <text:p>16.1145833333333</text:p>
          </table:table-cell>
          <table:table-cell table:formula="of:=[.C1547]/3600" office:value-type="float" office:value="386.75" calcext:value-type="float">
            <text:p>386.75</text:p>
          </table:table-cell>
          <table:table-cell table:formula="of:=[.C1546]+900" office:value-type="float" office:value="1392300" calcext:value-type="float">
            <text:p>139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47]/900" office:value-type="float" office:value="1547" calcext:value-type="float">
            <text:p>1547</text:p>
          </table:table-cell>
        </table:table-row>
        <table:table-row table:style-name="ro1">
          <table:table-cell table:formula="of:=[.C1548]/86400" office:value-type="float" office:value="16.125" calcext:value-type="float">
            <text:p>16.125</text:p>
          </table:table-cell>
          <table:table-cell table:formula="of:=[.C1548]/3600" office:value-type="float" office:value="387" calcext:value-type="float">
            <text:p>387</text:p>
          </table:table-cell>
          <table:table-cell table:formula="of:=[.C1547]+900" office:value-type="float" office:value="1393200" calcext:value-type="float">
            <text:p>139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48]/900" office:value-type="float" office:value="1548" calcext:value-type="float">
            <text:p>1548</text:p>
          </table:table-cell>
        </table:table-row>
        <table:table-row table:style-name="ro1">
          <table:table-cell table:formula="of:=[.C1549]/86400" office:value-type="float" office:value="16.1354166666667" calcext:value-type="float">
            <text:p>16.1354166666667</text:p>
          </table:table-cell>
          <table:table-cell table:formula="of:=[.C1549]/3600" office:value-type="float" office:value="387.25" calcext:value-type="float">
            <text:p>387.25</text:p>
          </table:table-cell>
          <table:table-cell table:formula="of:=[.C1548]+900" office:value-type="float" office:value="1394100" calcext:value-type="float">
            <text:p>139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49]/900" office:value-type="float" office:value="1549" calcext:value-type="float">
            <text:p>1549</text:p>
          </table:table-cell>
        </table:table-row>
        <table:table-row table:style-name="ro1">
          <table:table-cell table:formula="of:=[.C1550]/86400" office:value-type="float" office:value="16.1458333333333" calcext:value-type="float">
            <text:p>16.1458333333333</text:p>
          </table:table-cell>
          <table:table-cell table:formula="of:=[.C1550]/3600" office:value-type="float" office:value="387.5" calcext:value-type="float">
            <text:p>387.5</text:p>
          </table:table-cell>
          <table:table-cell table:formula="of:=[.C1549]+900" office:value-type="float" office:value="1395000" calcext:value-type="float">
            <text:p>139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50]/900" office:value-type="float" office:value="1550" calcext:value-type="float">
            <text:p>1550</text:p>
          </table:table-cell>
        </table:table-row>
        <table:table-row table:style-name="ro1">
          <table:table-cell table:formula="of:=[.C1551]/86400" office:value-type="float" office:value="16.15625" calcext:value-type="float">
            <text:p>16.15625</text:p>
          </table:table-cell>
          <table:table-cell table:formula="of:=[.C1551]/3600" office:value-type="float" office:value="387.75" calcext:value-type="float">
            <text:p>387.75</text:p>
          </table:table-cell>
          <table:table-cell table:formula="of:=[.C1550]+900" office:value-type="float" office:value="1395900" calcext:value-type="float">
            <text:p>139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51]/900" office:value-type="float" office:value="1551" calcext:value-type="float">
            <text:p>1551</text:p>
          </table:table-cell>
        </table:table-row>
        <table:table-row table:style-name="ro1">
          <table:table-cell table:formula="of:=[.C1552]/86400" office:value-type="float" office:value="16.1666666666667" calcext:value-type="float">
            <text:p>16.1666666666667</text:p>
          </table:table-cell>
          <table:table-cell table:formula="of:=[.C1552]/3600" office:value-type="float" office:value="388" calcext:value-type="float">
            <text:p>388</text:p>
          </table:table-cell>
          <table:table-cell table:formula="of:=[.C1551]+900" office:value-type="float" office:value="1396800" calcext:value-type="float">
            <text:p>139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52]/900" office:value-type="float" office:value="1552" calcext:value-type="float">
            <text:p>1552</text:p>
          </table:table-cell>
        </table:table-row>
        <table:table-row table:style-name="ro1">
          <table:table-cell table:formula="of:=[.C1553]/86400" office:value-type="float" office:value="16.1770833333333" calcext:value-type="float">
            <text:p>16.1770833333333</text:p>
          </table:table-cell>
          <table:table-cell table:formula="of:=[.C1553]/3600" office:value-type="float" office:value="388.25" calcext:value-type="float">
            <text:p>388.25</text:p>
          </table:table-cell>
          <table:table-cell table:formula="of:=[.C1552]+900" office:value-type="float" office:value="1397700" calcext:value-type="float">
            <text:p>139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53]/900" office:value-type="float" office:value="1553" calcext:value-type="float">
            <text:p>1553</text:p>
          </table:table-cell>
        </table:table-row>
        <table:table-row table:style-name="ro1">
          <table:table-cell table:formula="of:=[.C1554]/86400" office:value-type="float" office:value="16.1875" calcext:value-type="float">
            <text:p>16.1875</text:p>
          </table:table-cell>
          <table:table-cell table:formula="of:=[.C1554]/3600" office:value-type="float" office:value="388.5" calcext:value-type="float">
            <text:p>388.5</text:p>
          </table:table-cell>
          <table:table-cell table:formula="of:=[.C1553]+900" office:value-type="float" office:value="1398600" calcext:value-type="float">
            <text:p>139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54]/900" office:value-type="float" office:value="1554" calcext:value-type="float">
            <text:p>1554</text:p>
          </table:table-cell>
        </table:table-row>
        <table:table-row table:style-name="ro1">
          <table:table-cell table:formula="of:=[.C1555]/86400" office:value-type="float" office:value="16.1979166666667" calcext:value-type="float">
            <text:p>16.1979166666667</text:p>
          </table:table-cell>
          <table:table-cell table:formula="of:=[.C1555]/3600" office:value-type="float" office:value="388.75" calcext:value-type="float">
            <text:p>388.75</text:p>
          </table:table-cell>
          <table:table-cell table:formula="of:=[.C1554]+900" office:value-type="float" office:value="1399500" calcext:value-type="float">
            <text:p>139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55]/900" office:value-type="float" office:value="1555" calcext:value-type="float">
            <text:p>1555</text:p>
          </table:table-cell>
        </table:table-row>
        <table:table-row table:style-name="ro1">
          <table:table-cell table:formula="of:=[.C1556]/86400" office:value-type="float" office:value="16.2083333333333" calcext:value-type="float">
            <text:p>16.2083333333333</text:p>
          </table:table-cell>
          <table:table-cell table:formula="of:=[.C1556]/3600" office:value-type="float" office:value="389" calcext:value-type="float">
            <text:p>389</text:p>
          </table:table-cell>
          <table:table-cell table:formula="of:=[.C1555]+900" office:value-type="float" office:value="1400400" calcext:value-type="float">
            <text:p>140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56]/900" office:value-type="float" office:value="1556" calcext:value-type="float">
            <text:p>1556</text:p>
          </table:table-cell>
        </table:table-row>
        <table:table-row table:style-name="ro1">
          <table:table-cell table:formula="of:=[.C1557]/86400" office:value-type="float" office:value="16.21875" calcext:value-type="float">
            <text:p>16.21875</text:p>
          </table:table-cell>
          <table:table-cell table:formula="of:=[.C1557]/3600" office:value-type="float" office:value="389.25" calcext:value-type="float">
            <text:p>389.25</text:p>
          </table:table-cell>
          <table:table-cell table:formula="of:=[.C1556]+900" office:value-type="float" office:value="1401300" calcext:value-type="float">
            <text:p>1401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5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57]/900" office:value-type="float" office:value="1557" calcext:value-type="float">
            <text:p>1557</text:p>
          </table:table-cell>
        </table:table-row>
        <table:table-row table:style-name="ro1">
          <table:table-cell table:formula="of:=[.C1558]/86400" office:value-type="float" office:value="16.2291666666667" calcext:value-type="float">
            <text:p>16.2291666666667</text:p>
          </table:table-cell>
          <table:table-cell table:formula="of:=[.C1558]/3600" office:value-type="float" office:value="389.5" calcext:value-type="float">
            <text:p>389.5</text:p>
          </table:table-cell>
          <table:table-cell table:formula="of:=[.C1557]+900" office:value-type="float" office:value="1402200" calcext:value-type="float">
            <text:p>1402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5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58]/900" office:value-type="float" office:value="1558" calcext:value-type="float">
            <text:p>1558</text:p>
          </table:table-cell>
        </table:table-row>
        <table:table-row table:style-name="ro1">
          <table:table-cell table:formula="of:=[.C1559]/86400" office:value-type="float" office:value="16.2395833333333" calcext:value-type="float">
            <text:p>16.2395833333333</text:p>
          </table:table-cell>
          <table:table-cell table:formula="of:=[.C1559]/3600" office:value-type="float" office:value="389.75" calcext:value-type="float">
            <text:p>389.75</text:p>
          </table:table-cell>
          <table:table-cell table:formula="of:=[.C1558]+900" office:value-type="float" office:value="1403100" calcext:value-type="float">
            <text:p>1403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5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59]/900" office:value-type="float" office:value="1559" calcext:value-type="float">
            <text:p>1559</text:p>
          </table:table-cell>
        </table:table-row>
        <table:table-row table:style-name="ro1">
          <table:table-cell table:formula="of:=[.C1560]/86400" office:value-type="float" office:value="16.25" calcext:value-type="float">
            <text:p>16.25</text:p>
          </table:table-cell>
          <table:table-cell table:formula="of:=[.C1560]/3600" office:value-type="float" office:value="390" calcext:value-type="float">
            <text:p>390</text:p>
          </table:table-cell>
          <table:table-cell table:formula="of:=[.C1559]+900" office:value-type="float" office:value="1404000" calcext:value-type="float">
            <text:p>1404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6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60]/900" office:value-type="float" office:value="1560" calcext:value-type="float">
            <text:p>1560</text:p>
          </table:table-cell>
        </table:table-row>
        <table:table-row table:style-name="ro1">
          <table:table-cell table:formula="of:=[.C1561]/86400" office:value-type="float" office:value="16.2604166666667" calcext:value-type="float">
            <text:p>16.2604166666667</text:p>
          </table:table-cell>
          <table:table-cell table:formula="of:=[.C1561]/3600" office:value-type="float" office:value="390.25" calcext:value-type="float">
            <text:p>390.25</text:p>
          </table:table-cell>
          <table:table-cell table:formula="of:=[.C1560]+900" office:value-type="float" office:value="1404900" calcext:value-type="float">
            <text:p>1404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6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61]/900" office:value-type="float" office:value="1561" calcext:value-type="float">
            <text:p>1561</text:p>
          </table:table-cell>
        </table:table-row>
        <table:table-row table:style-name="ro1">
          <table:table-cell table:formula="of:=[.C1562]/86400" office:value-type="float" office:value="16.2708333333333" calcext:value-type="float">
            <text:p>16.2708333333333</text:p>
          </table:table-cell>
          <table:table-cell table:formula="of:=[.C1562]/3600" office:value-type="float" office:value="390.5" calcext:value-type="float">
            <text:p>390.5</text:p>
          </table:table-cell>
          <table:table-cell table:formula="of:=[.C1561]+900" office:value-type="float" office:value="1405800" calcext:value-type="float">
            <text:p>1405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6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62]/900" office:value-type="float" office:value="1562" calcext:value-type="float">
            <text:p>1562</text:p>
          </table:table-cell>
        </table:table-row>
        <table:table-row table:style-name="ro1">
          <table:table-cell table:formula="of:=[.C1563]/86400" office:value-type="float" office:value="16.28125" calcext:value-type="float">
            <text:p>16.28125</text:p>
          </table:table-cell>
          <table:table-cell table:formula="of:=[.C1563]/3600" office:value-type="float" office:value="390.75" calcext:value-type="float">
            <text:p>390.75</text:p>
          </table:table-cell>
          <table:table-cell table:formula="of:=[.C1562]+900" office:value-type="float" office:value="1406700" calcext:value-type="float">
            <text:p>1406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6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63]/900" office:value-type="float" office:value="1563" calcext:value-type="float">
            <text:p>1563</text:p>
          </table:table-cell>
        </table:table-row>
        <table:table-row table:style-name="ro1">
          <table:table-cell table:formula="of:=[.C1564]/86400" office:value-type="float" office:value="16.2916666666667" calcext:value-type="float">
            <text:p>16.2916666666667</text:p>
          </table:table-cell>
          <table:table-cell table:formula="of:=[.C1564]/3600" office:value-type="float" office:value="391" calcext:value-type="float">
            <text:p>391</text:p>
          </table:table-cell>
          <table:table-cell table:formula="of:=[.C1563]+900" office:value-type="float" office:value="1407600" calcext:value-type="float">
            <text:p>1407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6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64]/900" office:value-type="float" office:value="1564" calcext:value-type="float">
            <text:p>1564</text:p>
          </table:table-cell>
        </table:table-row>
        <table:table-row table:style-name="ro1">
          <table:table-cell table:formula="of:=[.C1565]/86400" office:value-type="float" office:value="16.3020833333333" calcext:value-type="float">
            <text:p>16.3020833333333</text:p>
          </table:table-cell>
          <table:table-cell table:formula="of:=[.C1565]/3600" office:value-type="float" office:value="391.25" calcext:value-type="float">
            <text:p>391.25</text:p>
          </table:table-cell>
          <table:table-cell table:formula="of:=[.C1564]+900" office:value-type="float" office:value="1408500" calcext:value-type="float">
            <text:p>1408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6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65]/900" office:value-type="float" office:value="1565" calcext:value-type="float">
            <text:p>1565</text:p>
          </table:table-cell>
        </table:table-row>
        <table:table-row table:style-name="ro1">
          <table:table-cell table:formula="of:=[.C1566]/86400" office:value-type="float" office:value="16.3125" calcext:value-type="float">
            <text:p>16.3125</text:p>
          </table:table-cell>
          <table:table-cell table:formula="of:=[.C1566]/3600" office:value-type="float" office:value="391.5" calcext:value-type="float">
            <text:p>391.5</text:p>
          </table:table-cell>
          <table:table-cell table:formula="of:=[.C1565]+900" office:value-type="float" office:value="1409400" calcext:value-type="float">
            <text:p>1409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6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66]/900" office:value-type="float" office:value="1566" calcext:value-type="float">
            <text:p>1566</text:p>
          </table:table-cell>
        </table:table-row>
        <table:table-row table:style-name="ro1">
          <table:table-cell table:formula="of:=[.C1567]/86400" office:value-type="float" office:value="16.3229166666667" calcext:value-type="float">
            <text:p>16.3229166666667</text:p>
          </table:table-cell>
          <table:table-cell table:formula="of:=[.C1567]/3600" office:value-type="float" office:value="391.75" calcext:value-type="float">
            <text:p>391.75</text:p>
          </table:table-cell>
          <table:table-cell table:formula="of:=[.C1566]+900" office:value-type="float" office:value="1410300" calcext:value-type="float">
            <text:p>1410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6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67]/900" office:value-type="float" office:value="1567" calcext:value-type="float">
            <text:p>1567</text:p>
          </table:table-cell>
        </table:table-row>
        <table:table-row table:style-name="ro1">
          <table:table-cell table:formula="of:=[.C1568]/86400" office:value-type="float" office:value="16.3333333333333" calcext:value-type="float">
            <text:p>16.3333333333333</text:p>
          </table:table-cell>
          <table:table-cell table:formula="of:=[.C1568]/3600" office:value-type="float" office:value="392" calcext:value-type="float">
            <text:p>392</text:p>
          </table:table-cell>
          <table:table-cell table:formula="of:=[.C1567]+900" office:value-type="float" office:value="1411200" calcext:value-type="float">
            <text:p>1411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6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68]/900" office:value-type="float" office:value="1568" calcext:value-type="float">
            <text:p>1568</text:p>
          </table:table-cell>
        </table:table-row>
        <table:table-row table:style-name="ro1">
          <table:table-cell table:formula="of:=[.C1569]/86400" office:value-type="float" office:value="16.34375" calcext:value-type="float">
            <text:p>16.34375</text:p>
          </table:table-cell>
          <table:table-cell table:formula="of:=[.C1569]/3600" office:value-type="float" office:value="392.25" calcext:value-type="float">
            <text:p>392.25</text:p>
          </table:table-cell>
          <table:table-cell table:formula="of:=[.C1568]+900" office:value-type="float" office:value="1412100" calcext:value-type="float">
            <text:p>1412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6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69]/900" office:value-type="float" office:value="1569" calcext:value-type="float">
            <text:p>1569</text:p>
          </table:table-cell>
        </table:table-row>
        <table:table-row table:style-name="ro1">
          <table:table-cell table:formula="of:=[.C1570]/86400" office:value-type="float" office:value="16.3541666666667" calcext:value-type="float">
            <text:p>16.3541666666667</text:p>
          </table:table-cell>
          <table:table-cell table:formula="of:=[.C1570]/3600" office:value-type="float" office:value="392.5" calcext:value-type="float">
            <text:p>392.5</text:p>
          </table:table-cell>
          <table:table-cell table:formula="of:=[.C1569]+900" office:value-type="float" office:value="1413000" calcext:value-type="float">
            <text:p>141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7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70]/900" office:value-type="float" office:value="1570" calcext:value-type="float">
            <text:p>1570</text:p>
          </table:table-cell>
        </table:table-row>
        <table:table-row table:style-name="ro1">
          <table:table-cell table:formula="of:=[.C1571]/86400" office:value-type="float" office:value="16.3645833333333" calcext:value-type="float">
            <text:p>16.3645833333333</text:p>
          </table:table-cell>
          <table:table-cell table:formula="of:=[.C1571]/3600" office:value-type="float" office:value="392.75" calcext:value-type="float">
            <text:p>392.75</text:p>
          </table:table-cell>
          <table:table-cell table:formula="of:=[.C1570]+900" office:value-type="float" office:value="1413900" calcext:value-type="float">
            <text:p>1413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7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71]/900" office:value-type="float" office:value="1571" calcext:value-type="float">
            <text:p>1571</text:p>
          </table:table-cell>
        </table:table-row>
        <table:table-row table:style-name="ro1">
          <table:table-cell table:formula="of:=[.C1572]/86400" office:value-type="float" office:value="16.375" calcext:value-type="float">
            <text:p>16.375</text:p>
          </table:table-cell>
          <table:table-cell table:formula="of:=[.C1572]/3600" office:value-type="float" office:value="393" calcext:value-type="float">
            <text:p>393</text:p>
          </table:table-cell>
          <table:table-cell table:formula="of:=[.C1571]+900" office:value-type="float" office:value="1414800" calcext:value-type="float">
            <text:p>1414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7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72]/900" office:value-type="float" office:value="1572" calcext:value-type="float">
            <text:p>1572</text:p>
          </table:table-cell>
        </table:table-row>
        <table:table-row table:style-name="ro1">
          <table:table-cell table:formula="of:=[.C1573]/86400" office:value-type="float" office:value="16.3854166666667" calcext:value-type="float">
            <text:p>16.3854166666667</text:p>
          </table:table-cell>
          <table:table-cell table:formula="of:=[.C1573]/3600" office:value-type="float" office:value="393.25" calcext:value-type="float">
            <text:p>393.25</text:p>
          </table:table-cell>
          <table:table-cell table:formula="of:=[.C1572]+900" office:value-type="float" office:value="1415700" calcext:value-type="float">
            <text:p>1415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7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73]/900" office:value-type="float" office:value="1573" calcext:value-type="float">
            <text:p>1573</text:p>
          </table:table-cell>
        </table:table-row>
        <table:table-row table:style-name="ro1">
          <table:table-cell table:formula="of:=[.C1574]/86400" office:value-type="float" office:value="16.3958333333333" calcext:value-type="float">
            <text:p>16.3958333333333</text:p>
          </table:table-cell>
          <table:table-cell table:formula="of:=[.C1574]/3600" office:value-type="float" office:value="393.5" calcext:value-type="float">
            <text:p>393.5</text:p>
          </table:table-cell>
          <table:table-cell table:formula="of:=[.C1573]+900" office:value-type="float" office:value="1416600" calcext:value-type="float">
            <text:p>1416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7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74]/900" office:value-type="float" office:value="1574" calcext:value-type="float">
            <text:p>1574</text:p>
          </table:table-cell>
        </table:table-row>
        <table:table-row table:style-name="ro1">
          <table:table-cell table:formula="of:=[.C1575]/86400" office:value-type="float" office:value="16.40625" calcext:value-type="float">
            <text:p>16.40625</text:p>
          </table:table-cell>
          <table:table-cell table:formula="of:=[.C1575]/3600" office:value-type="float" office:value="393.75" calcext:value-type="float">
            <text:p>393.75</text:p>
          </table:table-cell>
          <table:table-cell table:formula="of:=[.C1574]+900" office:value-type="float" office:value="1417500" calcext:value-type="float">
            <text:p>1417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7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75]/900" office:value-type="float" office:value="1575" calcext:value-type="float">
            <text:p>1575</text:p>
          </table:table-cell>
        </table:table-row>
        <table:table-row table:style-name="ro1">
          <table:table-cell table:formula="of:=[.C1576]/86400" office:value-type="float" office:value="16.4166666666667" calcext:value-type="float">
            <text:p>16.4166666666667</text:p>
          </table:table-cell>
          <table:table-cell table:formula="of:=[.C1576]/3600" office:value-type="float" office:value="394" calcext:value-type="float">
            <text:p>394</text:p>
          </table:table-cell>
          <table:table-cell table:formula="of:=[.C1575]+900" office:value-type="float" office:value="1418400" calcext:value-type="float">
            <text:p>1418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7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76]/900" office:value-type="float" office:value="1576" calcext:value-type="float">
            <text:p>1576</text:p>
          </table:table-cell>
        </table:table-row>
        <table:table-row table:style-name="ro1">
          <table:table-cell table:formula="of:=[.C1577]/86400" office:value-type="float" office:value="16.4270833333333" calcext:value-type="float">
            <text:p>16.4270833333333</text:p>
          </table:table-cell>
          <table:table-cell table:formula="of:=[.C1577]/3600" office:value-type="float" office:value="394.25" calcext:value-type="float">
            <text:p>394.25</text:p>
          </table:table-cell>
          <table:table-cell table:formula="of:=[.C1576]+900" office:value-type="float" office:value="1419300" calcext:value-type="float">
            <text:p>1419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7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77]/900" office:value-type="float" office:value="1577" calcext:value-type="float">
            <text:p>1577</text:p>
          </table:table-cell>
        </table:table-row>
        <table:table-row table:style-name="ro1">
          <table:table-cell table:formula="of:=[.C1578]/86400" office:value-type="float" office:value="16.4375" calcext:value-type="float">
            <text:p>16.4375</text:p>
          </table:table-cell>
          <table:table-cell table:formula="of:=[.C1578]/3600" office:value-type="float" office:value="394.5" calcext:value-type="float">
            <text:p>394.5</text:p>
          </table:table-cell>
          <table:table-cell table:formula="of:=[.C1577]+900" office:value-type="float" office:value="1420200" calcext:value-type="float">
            <text:p>1420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7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78]/900" office:value-type="float" office:value="1578" calcext:value-type="float">
            <text:p>1578</text:p>
          </table:table-cell>
        </table:table-row>
        <table:table-row table:style-name="ro1">
          <table:table-cell table:formula="of:=[.C1579]/86400" office:value-type="float" office:value="16.4479166666667" calcext:value-type="float">
            <text:p>16.4479166666667</text:p>
          </table:table-cell>
          <table:table-cell table:formula="of:=[.C1579]/3600" office:value-type="float" office:value="394.75" calcext:value-type="float">
            <text:p>394.75</text:p>
          </table:table-cell>
          <table:table-cell table:formula="of:=[.C1578]+900" office:value-type="float" office:value="1421100" calcext:value-type="float">
            <text:p>1421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7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79]/900" office:value-type="float" office:value="1579" calcext:value-type="float">
            <text:p>1579</text:p>
          </table:table-cell>
        </table:table-row>
        <table:table-row table:style-name="ro1">
          <table:table-cell table:formula="of:=[.C1580]/86400" office:value-type="float" office:value="16.4583333333333" calcext:value-type="float">
            <text:p>16.4583333333333</text:p>
          </table:table-cell>
          <table:table-cell table:formula="of:=[.C1580]/3600" office:value-type="float" office:value="395" calcext:value-type="float">
            <text:p>395</text:p>
          </table:table-cell>
          <table:table-cell table:formula="of:=[.C1579]+900" office:value-type="float" office:value="1422000" calcext:value-type="float">
            <text:p>142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8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80]/900" office:value-type="float" office:value="1580" calcext:value-type="float">
            <text:p>1580</text:p>
          </table:table-cell>
        </table:table-row>
        <table:table-row table:style-name="ro1">
          <table:table-cell table:formula="of:=[.C1581]/86400" office:value-type="float" office:value="16.46875" calcext:value-type="float">
            <text:p>16.46875</text:p>
          </table:table-cell>
          <table:table-cell table:formula="of:=[.C1581]/3600" office:value-type="float" office:value="395.25" calcext:value-type="float">
            <text:p>395.25</text:p>
          </table:table-cell>
          <table:table-cell table:formula="of:=[.C1580]+900" office:value-type="float" office:value="1422900" calcext:value-type="float">
            <text:p>1422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8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81]/900" office:value-type="float" office:value="1581" calcext:value-type="float">
            <text:p>1581</text:p>
          </table:table-cell>
        </table:table-row>
        <table:table-row table:style-name="ro1">
          <table:table-cell table:formula="of:=[.C1582]/86400" office:value-type="float" office:value="16.4791666666667" calcext:value-type="float">
            <text:p>16.4791666666667</text:p>
          </table:table-cell>
          <table:table-cell table:formula="of:=[.C1582]/3600" office:value-type="float" office:value="395.5" calcext:value-type="float">
            <text:p>395.5</text:p>
          </table:table-cell>
          <table:table-cell table:formula="of:=[.C1581]+900" office:value-type="float" office:value="1423800" calcext:value-type="float">
            <text:p>1423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8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82]/900" office:value-type="float" office:value="1582" calcext:value-type="float">
            <text:p>1582</text:p>
          </table:table-cell>
        </table:table-row>
        <table:table-row table:style-name="ro1">
          <table:table-cell table:formula="of:=[.C1583]/86400" office:value-type="float" office:value="16.4895833333333" calcext:value-type="float">
            <text:p>16.4895833333333</text:p>
          </table:table-cell>
          <table:table-cell table:formula="of:=[.C1583]/3600" office:value-type="float" office:value="395.75" calcext:value-type="float">
            <text:p>395.75</text:p>
          </table:table-cell>
          <table:table-cell table:formula="of:=[.C1582]+900" office:value-type="float" office:value="1424700" calcext:value-type="float">
            <text:p>1424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8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83]/900" office:value-type="float" office:value="1583" calcext:value-type="float">
            <text:p>1583</text:p>
          </table:table-cell>
        </table:table-row>
        <table:table-row table:style-name="ro1">
          <table:table-cell table:formula="of:=[.C1584]/86400" office:value-type="float" office:value="16.5" calcext:value-type="float">
            <text:p>16.5</text:p>
          </table:table-cell>
          <table:table-cell table:formula="of:=[.C1584]/3600" office:value-type="float" office:value="396" calcext:value-type="float">
            <text:p>396</text:p>
          </table:table-cell>
          <table:table-cell table:formula="of:=[.C1583]+900" office:value-type="float" office:value="1425600" calcext:value-type="float">
            <text:p>1425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8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84]/900" office:value-type="float" office:value="1584" calcext:value-type="float">
            <text:p>1584</text:p>
          </table:table-cell>
        </table:table-row>
        <table:table-row table:style-name="ro1">
          <table:table-cell table:formula="of:=[.C1585]/86400" office:value-type="float" office:value="16.5104166666667" calcext:value-type="float">
            <text:p>16.5104166666667</text:p>
          </table:table-cell>
          <table:table-cell table:formula="of:=[.C1585]/3600" office:value-type="float" office:value="396.25" calcext:value-type="float">
            <text:p>396.25</text:p>
          </table:table-cell>
          <table:table-cell table:formula="of:=[.C1584]+900" office:value-type="float" office:value="1426500" calcext:value-type="float">
            <text:p>142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8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85]/900" office:value-type="float" office:value="1585" calcext:value-type="float">
            <text:p>1585</text:p>
          </table:table-cell>
        </table:table-row>
        <table:table-row table:style-name="ro1">
          <table:table-cell table:formula="of:=[.C1586]/86400" office:value-type="float" office:value="16.5208333333333" calcext:value-type="float">
            <text:p>16.5208333333333</text:p>
          </table:table-cell>
          <table:table-cell table:formula="of:=[.C1586]/3600" office:value-type="float" office:value="396.5" calcext:value-type="float">
            <text:p>396.5</text:p>
          </table:table-cell>
          <table:table-cell table:formula="of:=[.C1585]+900" office:value-type="float" office:value="1427400" calcext:value-type="float">
            <text:p>1427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8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86]/900" office:value-type="float" office:value="1586" calcext:value-type="float">
            <text:p>1586</text:p>
          </table:table-cell>
        </table:table-row>
        <table:table-row table:style-name="ro1">
          <table:table-cell table:formula="of:=[.C1587]/86400" office:value-type="float" office:value="16.53125" calcext:value-type="float">
            <text:p>16.53125</text:p>
          </table:table-cell>
          <table:table-cell table:formula="of:=[.C1587]/3600" office:value-type="float" office:value="396.75" calcext:value-type="float">
            <text:p>396.75</text:p>
          </table:table-cell>
          <table:table-cell table:formula="of:=[.C1586]+900" office:value-type="float" office:value="1428300" calcext:value-type="float">
            <text:p>1428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8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87]/900" office:value-type="float" office:value="1587" calcext:value-type="float">
            <text:p>1587</text:p>
          </table:table-cell>
        </table:table-row>
        <table:table-row table:style-name="ro1">
          <table:table-cell table:formula="of:=[.C1588]/86400" office:value-type="float" office:value="16.5416666666667" calcext:value-type="float">
            <text:p>16.5416666666667</text:p>
          </table:table-cell>
          <table:table-cell table:formula="of:=[.C1588]/3600" office:value-type="float" office:value="397" calcext:value-type="float">
            <text:p>397</text:p>
          </table:table-cell>
          <table:table-cell table:formula="of:=[.C1587]+900" office:value-type="float" office:value="1429200" calcext:value-type="float">
            <text:p>1429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8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88]/900" office:value-type="float" office:value="1588" calcext:value-type="float">
            <text:p>1588</text:p>
          </table:table-cell>
        </table:table-row>
        <table:table-row table:style-name="ro1">
          <table:table-cell table:formula="of:=[.C1589]/86400" office:value-type="float" office:value="16.5520833333333" calcext:value-type="float">
            <text:p>16.5520833333333</text:p>
          </table:table-cell>
          <table:table-cell table:formula="of:=[.C1589]/3600" office:value-type="float" office:value="397.25" calcext:value-type="float">
            <text:p>397.25</text:p>
          </table:table-cell>
          <table:table-cell table:formula="of:=[.C1588]+900" office:value-type="float" office:value="1430100" calcext:value-type="float">
            <text:p>1430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8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89]/900" office:value-type="float" office:value="1589" calcext:value-type="float">
            <text:p>1589</text:p>
          </table:table-cell>
        </table:table-row>
        <table:table-row table:style-name="ro1">
          <table:table-cell table:formula="of:=[.C1590]/86400" office:value-type="float" office:value="16.5625" calcext:value-type="float">
            <text:p>16.5625</text:p>
          </table:table-cell>
          <table:table-cell table:formula="of:=[.C1590]/3600" office:value-type="float" office:value="397.5" calcext:value-type="float">
            <text:p>397.5</text:p>
          </table:table-cell>
          <table:table-cell table:formula="of:=[.C1589]+900" office:value-type="float" office:value="1431000" calcext:value-type="float">
            <text:p>143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9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90]/900" office:value-type="float" office:value="1590" calcext:value-type="float">
            <text:p>1590</text:p>
          </table:table-cell>
        </table:table-row>
        <table:table-row table:style-name="ro1">
          <table:table-cell table:formula="of:=[.C1591]/86400" office:value-type="float" office:value="16.5729166666667" calcext:value-type="float">
            <text:p>16.5729166666667</text:p>
          </table:table-cell>
          <table:table-cell table:formula="of:=[.C1591]/3600" office:value-type="float" office:value="397.75" calcext:value-type="float">
            <text:p>397.75</text:p>
          </table:table-cell>
          <table:table-cell table:formula="of:=[.C1590]+900" office:value-type="float" office:value="1431900" calcext:value-type="float">
            <text:p>1431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9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91]/900" office:value-type="float" office:value="1591" calcext:value-type="float">
            <text:p>1591</text:p>
          </table:table-cell>
        </table:table-row>
        <table:table-row table:style-name="ro1">
          <table:table-cell table:formula="of:=[.C1592]/86400" office:value-type="float" office:value="16.5833333333333" calcext:value-type="float">
            <text:p>16.5833333333333</text:p>
          </table:table-cell>
          <table:table-cell table:formula="of:=[.C1592]/3600" office:value-type="float" office:value="398" calcext:value-type="float">
            <text:p>398</text:p>
          </table:table-cell>
          <table:table-cell table:formula="of:=[.C1591]+900" office:value-type="float" office:value="1432800" calcext:value-type="float">
            <text:p>1432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9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92]/900" office:value-type="float" office:value="1592" calcext:value-type="float">
            <text:p>1592</text:p>
          </table:table-cell>
        </table:table-row>
        <table:table-row table:style-name="ro1">
          <table:table-cell table:formula="of:=[.C1593]/86400" office:value-type="float" office:value="16.59375" calcext:value-type="float">
            <text:p>16.59375</text:p>
          </table:table-cell>
          <table:table-cell table:formula="of:=[.C1593]/3600" office:value-type="float" office:value="398.25" calcext:value-type="float">
            <text:p>398.25</text:p>
          </table:table-cell>
          <table:table-cell table:formula="of:=[.C1592]+900" office:value-type="float" office:value="1433700" calcext:value-type="float">
            <text:p>1433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9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93]/900" office:value-type="float" office:value="1593" calcext:value-type="float">
            <text:p>1593</text:p>
          </table:table-cell>
        </table:table-row>
        <table:table-row table:style-name="ro1">
          <table:table-cell table:formula="of:=[.C1594]/86400" office:value-type="float" office:value="16.6041666666667" calcext:value-type="float">
            <text:p>16.6041666666667</text:p>
          </table:table-cell>
          <table:table-cell table:formula="of:=[.C1594]/3600" office:value-type="float" office:value="398.5" calcext:value-type="float">
            <text:p>398.5</text:p>
          </table:table-cell>
          <table:table-cell table:formula="of:=[.C1593]+900" office:value-type="float" office:value="1434600" calcext:value-type="float">
            <text:p>1434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9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94]/900" office:value-type="float" office:value="1594" calcext:value-type="float">
            <text:p>1594</text:p>
          </table:table-cell>
        </table:table-row>
        <table:table-row table:style-name="ro1">
          <table:table-cell table:formula="of:=[.C1595]/86400" office:value-type="float" office:value="16.6145833333333" calcext:value-type="float">
            <text:p>16.6145833333333</text:p>
          </table:table-cell>
          <table:table-cell table:formula="of:=[.C1595]/3600" office:value-type="float" office:value="398.75" calcext:value-type="float">
            <text:p>398.75</text:p>
          </table:table-cell>
          <table:table-cell table:formula="of:=[.C1594]+900" office:value-type="float" office:value="1435500" calcext:value-type="float">
            <text:p>1435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9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95]/900" office:value-type="float" office:value="1595" calcext:value-type="float">
            <text:p>1595</text:p>
          </table:table-cell>
        </table:table-row>
        <table:table-row table:style-name="ro1">
          <table:table-cell table:formula="of:=[.C1596]/86400" office:value-type="float" office:value="16.625" calcext:value-type="float">
            <text:p>16.625</text:p>
          </table:table-cell>
          <table:table-cell table:formula="of:=[.C1596]/3600" office:value-type="float" office:value="399" calcext:value-type="float">
            <text:p>399</text:p>
          </table:table-cell>
          <table:table-cell table:formula="of:=[.C1595]+900" office:value-type="float" office:value="1436400" calcext:value-type="float">
            <text:p>1436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9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96]/900" office:value-type="float" office:value="1596" calcext:value-type="float">
            <text:p>1596</text:p>
          </table:table-cell>
        </table:table-row>
        <table:table-row table:style-name="ro1">
          <table:table-cell table:formula="of:=[.C1597]/86400" office:value-type="float" office:value="16.6354166666667" calcext:value-type="float">
            <text:p>16.6354166666667</text:p>
          </table:table-cell>
          <table:table-cell table:formula="of:=[.C1597]/3600" office:value-type="float" office:value="399.25" calcext:value-type="float">
            <text:p>399.25</text:p>
          </table:table-cell>
          <table:table-cell table:formula="of:=[.C1596]+900" office:value-type="float" office:value="1437300" calcext:value-type="float">
            <text:p>1437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9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97]/900" office:value-type="float" office:value="1597" calcext:value-type="float">
            <text:p>1597</text:p>
          </table:table-cell>
        </table:table-row>
        <table:table-row table:style-name="ro1">
          <table:table-cell table:formula="of:=[.C1598]/86400" office:value-type="float" office:value="16.6458333333333" calcext:value-type="float">
            <text:p>16.6458333333333</text:p>
          </table:table-cell>
          <table:table-cell table:formula="of:=[.C1598]/3600" office:value-type="float" office:value="399.5" calcext:value-type="float">
            <text:p>399.5</text:p>
          </table:table-cell>
          <table:table-cell table:formula="of:=[.C1597]+900" office:value-type="float" office:value="1438200" calcext:value-type="float">
            <text:p>1438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9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98]/900" office:value-type="float" office:value="1598" calcext:value-type="float">
            <text:p>1598</text:p>
          </table:table-cell>
        </table:table-row>
        <table:table-row table:style-name="ro1">
          <table:table-cell table:formula="of:=[.C1599]/86400" office:value-type="float" office:value="16.65625" calcext:value-type="float">
            <text:p>16.65625</text:p>
          </table:table-cell>
          <table:table-cell table:formula="of:=[.C1599]/3600" office:value-type="float" office:value="399.75" calcext:value-type="float">
            <text:p>399.75</text:p>
          </table:table-cell>
          <table:table-cell table:formula="of:=[.C1598]+900" office:value-type="float" office:value="1439100" calcext:value-type="float">
            <text:p>1439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9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599]/900" office:value-type="float" office:value="1599" calcext:value-type="float">
            <text:p>1599</text:p>
          </table:table-cell>
        </table:table-row>
        <table:table-row table:style-name="ro1">
          <table:table-cell table:formula="of:=[.C1600]/86400" office:value-type="float" office:value="16.6666666666667" calcext:value-type="float">
            <text:p>16.6666666666667</text:p>
          </table:table-cell>
          <table:table-cell table:formula="of:=[.C1600]/3600" office:value-type="float" office:value="400" calcext:value-type="float">
            <text:p>400</text:p>
          </table:table-cell>
          <table:table-cell table:formula="of:=[.C1599]+900" office:value-type="float" office:value="1440000" calcext:value-type="float">
            <text:p>144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0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00]/900" office:value-type="float" office:value="1600" calcext:value-type="float">
            <text:p>1600</text:p>
          </table:table-cell>
        </table:table-row>
        <table:table-row table:style-name="ro1">
          <table:table-cell table:formula="of:=[.C1601]/86400" office:value-type="float" office:value="16.6770833333333" calcext:value-type="float">
            <text:p>16.6770833333333</text:p>
          </table:table-cell>
          <table:table-cell table:formula="of:=[.C1601]/3600" office:value-type="float" office:value="400.25" calcext:value-type="float">
            <text:p>400.25</text:p>
          </table:table-cell>
          <table:table-cell table:formula="of:=[.C1600]+900" office:value-type="float" office:value="1440900" calcext:value-type="float">
            <text:p>1440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0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01]/900" office:value-type="float" office:value="1601" calcext:value-type="float">
            <text:p>1601</text:p>
          </table:table-cell>
        </table:table-row>
        <table:table-row table:style-name="ro1">
          <table:table-cell table:formula="of:=[.C1602]/86400" office:value-type="float" office:value="16.6875" calcext:value-type="float">
            <text:p>16.6875</text:p>
          </table:table-cell>
          <table:table-cell table:formula="of:=[.C1602]/3600" office:value-type="float" office:value="400.5" calcext:value-type="float">
            <text:p>400.5</text:p>
          </table:table-cell>
          <table:table-cell table:formula="of:=[.C1601]+900" office:value-type="float" office:value="1441800" calcext:value-type="float">
            <text:p>1441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0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02]/900" office:value-type="float" office:value="1602" calcext:value-type="float">
            <text:p>1602</text:p>
          </table:table-cell>
        </table:table-row>
        <table:table-row table:style-name="ro1">
          <table:table-cell table:formula="of:=[.C1603]/86400" office:value-type="float" office:value="16.6979166666667" calcext:value-type="float">
            <text:p>16.6979166666667</text:p>
          </table:table-cell>
          <table:table-cell table:formula="of:=[.C1603]/3600" office:value-type="float" office:value="400.75" calcext:value-type="float">
            <text:p>400.75</text:p>
          </table:table-cell>
          <table:table-cell table:formula="of:=[.C1602]+900" office:value-type="float" office:value="1442700" calcext:value-type="float">
            <text:p>1442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0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03]/900" office:value-type="float" office:value="1603" calcext:value-type="float">
            <text:p>1603</text:p>
          </table:table-cell>
        </table:table-row>
        <table:table-row table:style-name="ro1">
          <table:table-cell table:formula="of:=[.C1604]/86400" office:value-type="float" office:value="16.7083333333333" calcext:value-type="float">
            <text:p>16.7083333333333</text:p>
          </table:table-cell>
          <table:table-cell table:formula="of:=[.C1604]/3600" office:value-type="float" office:value="401" calcext:value-type="float">
            <text:p>401</text:p>
          </table:table-cell>
          <table:table-cell table:formula="of:=[.C1603]+900" office:value-type="float" office:value="1443600" calcext:value-type="float">
            <text:p>1443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0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04]/900" office:value-type="float" office:value="1604" calcext:value-type="float">
            <text:p>1604</text:p>
          </table:table-cell>
        </table:table-row>
        <table:table-row table:style-name="ro1">
          <table:table-cell table:formula="of:=[.C1605]/86400" office:value-type="float" office:value="16.71875" calcext:value-type="float">
            <text:p>16.71875</text:p>
          </table:table-cell>
          <table:table-cell table:formula="of:=[.C1605]/3600" office:value-type="float" office:value="401.25" calcext:value-type="float">
            <text:p>401.25</text:p>
          </table:table-cell>
          <table:table-cell table:formula="of:=[.C1604]+900" office:value-type="float" office:value="1444500" calcext:value-type="float">
            <text:p>1444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0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05]/900" office:value-type="float" office:value="1605" calcext:value-type="float">
            <text:p>1605</text:p>
          </table:table-cell>
        </table:table-row>
        <table:table-row table:style-name="ro1">
          <table:table-cell table:formula="of:=[.C1606]/86400" office:value-type="float" office:value="16.7291666666667" calcext:value-type="float">
            <text:p>16.7291666666667</text:p>
          </table:table-cell>
          <table:table-cell table:formula="of:=[.C1606]/3600" office:value-type="float" office:value="401.5" calcext:value-type="float">
            <text:p>401.5</text:p>
          </table:table-cell>
          <table:table-cell table:formula="of:=[.C1605]+900" office:value-type="float" office:value="1445400" calcext:value-type="float">
            <text:p>1445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0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06]/900" office:value-type="float" office:value="1606" calcext:value-type="float">
            <text:p>1606</text:p>
          </table:table-cell>
        </table:table-row>
        <table:table-row table:style-name="ro1">
          <table:table-cell table:formula="of:=[.C1607]/86400" office:value-type="float" office:value="16.7395833333333" calcext:value-type="float">
            <text:p>16.7395833333333</text:p>
          </table:table-cell>
          <table:table-cell table:formula="of:=[.C1607]/3600" office:value-type="float" office:value="401.75" calcext:value-type="float">
            <text:p>401.75</text:p>
          </table:table-cell>
          <table:table-cell table:formula="of:=[.C1606]+900" office:value-type="float" office:value="1446300" calcext:value-type="float">
            <text:p>1446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0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07]/900" office:value-type="float" office:value="1607" calcext:value-type="float">
            <text:p>1607</text:p>
          </table:table-cell>
        </table:table-row>
        <table:table-row table:style-name="ro1">
          <table:table-cell table:formula="of:=[.C1608]/86400" office:value-type="float" office:value="16.75" calcext:value-type="float">
            <text:p>16.75</text:p>
          </table:table-cell>
          <table:table-cell table:formula="of:=[.C1608]/3600" office:value-type="float" office:value="402" calcext:value-type="float">
            <text:p>402</text:p>
          </table:table-cell>
          <table:table-cell table:formula="of:=[.C1607]+900" office:value-type="float" office:value="1447200" calcext:value-type="float">
            <text:p>1447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0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08]/900" office:value-type="float" office:value="1608" calcext:value-type="float">
            <text:p>1608</text:p>
          </table:table-cell>
        </table:table-row>
        <table:table-row table:style-name="ro1">
          <table:table-cell table:formula="of:=[.C1609]/86400" office:value-type="float" office:value="16.7604166666667" calcext:value-type="float">
            <text:p>16.7604166666667</text:p>
          </table:table-cell>
          <table:table-cell table:formula="of:=[.C1609]/3600" office:value-type="float" office:value="402.25" calcext:value-type="float">
            <text:p>402.25</text:p>
          </table:table-cell>
          <table:table-cell table:formula="of:=[.C1608]+900" office:value-type="float" office:value="1448100" calcext:value-type="float">
            <text:p>1448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0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09]/900" office:value-type="float" office:value="1609" calcext:value-type="float">
            <text:p>1609</text:p>
          </table:table-cell>
        </table:table-row>
        <table:table-row table:style-name="ro1">
          <table:table-cell table:formula="of:=[.C1610]/86400" office:value-type="float" office:value="16.7708333333333" calcext:value-type="float">
            <text:p>16.7708333333333</text:p>
          </table:table-cell>
          <table:table-cell table:formula="of:=[.C1610]/3600" office:value-type="float" office:value="402.5" calcext:value-type="float">
            <text:p>402.5</text:p>
          </table:table-cell>
          <table:table-cell table:formula="of:=[.C1609]+900" office:value-type="float" office:value="1449000" calcext:value-type="float">
            <text:p>1449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1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10]/900" office:value-type="float" office:value="1610" calcext:value-type="float">
            <text:p>1610</text:p>
          </table:table-cell>
        </table:table-row>
        <table:table-row table:style-name="ro1">
          <table:table-cell table:formula="of:=[.C1611]/86400" office:value-type="float" office:value="16.78125" calcext:value-type="float">
            <text:p>16.78125</text:p>
          </table:table-cell>
          <table:table-cell table:formula="of:=[.C1611]/3600" office:value-type="float" office:value="402.75" calcext:value-type="float">
            <text:p>402.75</text:p>
          </table:table-cell>
          <table:table-cell table:formula="of:=[.C1610]+900" office:value-type="float" office:value="1449900" calcext:value-type="float">
            <text:p>1449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1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11]/900" office:value-type="float" office:value="1611" calcext:value-type="float">
            <text:p>1611</text:p>
          </table:table-cell>
        </table:table-row>
        <table:table-row table:style-name="ro1">
          <table:table-cell table:formula="of:=[.C1612]/86400" office:value-type="float" office:value="16.7916666666667" calcext:value-type="float">
            <text:p>16.7916666666667</text:p>
          </table:table-cell>
          <table:table-cell table:formula="of:=[.C1612]/3600" office:value-type="float" office:value="403" calcext:value-type="float">
            <text:p>403</text:p>
          </table:table-cell>
          <table:table-cell table:formula="of:=[.C1611]+900" office:value-type="float" office:value="1450800" calcext:value-type="float">
            <text:p>1450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1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12]/900" office:value-type="float" office:value="1612" calcext:value-type="float">
            <text:p>1612</text:p>
          </table:table-cell>
        </table:table-row>
        <table:table-row table:style-name="ro1">
          <table:table-cell table:formula="of:=[.C1613]/86400" office:value-type="float" office:value="16.8020833333333" calcext:value-type="float">
            <text:p>16.8020833333333</text:p>
          </table:table-cell>
          <table:table-cell table:formula="of:=[.C1613]/3600" office:value-type="float" office:value="403.25" calcext:value-type="float">
            <text:p>403.25</text:p>
          </table:table-cell>
          <table:table-cell table:formula="of:=[.C1612]+900" office:value-type="float" office:value="1451700" calcext:value-type="float">
            <text:p>1451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1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13]/900" office:value-type="float" office:value="1613" calcext:value-type="float">
            <text:p>1613</text:p>
          </table:table-cell>
        </table:table-row>
        <table:table-row table:style-name="ro1">
          <table:table-cell table:formula="of:=[.C1614]/86400" office:value-type="float" office:value="16.8125" calcext:value-type="float">
            <text:p>16.8125</text:p>
          </table:table-cell>
          <table:table-cell table:formula="of:=[.C1614]/3600" office:value-type="float" office:value="403.5" calcext:value-type="float">
            <text:p>403.5</text:p>
          </table:table-cell>
          <table:table-cell table:formula="of:=[.C1613]+900" office:value-type="float" office:value="1452600" calcext:value-type="float">
            <text:p>1452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1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14]/900" office:value-type="float" office:value="1614" calcext:value-type="float">
            <text:p>1614</text:p>
          </table:table-cell>
        </table:table-row>
        <table:table-row table:style-name="ro1">
          <table:table-cell table:formula="of:=[.C1615]/86400" office:value-type="float" office:value="16.8229166666667" calcext:value-type="float">
            <text:p>16.8229166666667</text:p>
          </table:table-cell>
          <table:table-cell table:formula="of:=[.C1615]/3600" office:value-type="float" office:value="403.75" calcext:value-type="float">
            <text:p>403.75</text:p>
          </table:table-cell>
          <table:table-cell table:formula="of:=[.C1614]+900" office:value-type="float" office:value="1453500" calcext:value-type="float">
            <text:p>1453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1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15]/900" office:value-type="float" office:value="1615" calcext:value-type="float">
            <text:p>1615</text:p>
          </table:table-cell>
        </table:table-row>
        <table:table-row table:style-name="ro1">
          <table:table-cell table:formula="of:=[.C1616]/86400" office:value-type="float" office:value="16.8333333333333" calcext:value-type="float">
            <text:p>16.8333333333333</text:p>
          </table:table-cell>
          <table:table-cell table:formula="of:=[.C1616]/3600" office:value-type="float" office:value="404" calcext:value-type="float">
            <text:p>404</text:p>
          </table:table-cell>
          <table:table-cell table:formula="of:=[.C1615]+900" office:value-type="float" office:value="1454400" calcext:value-type="float">
            <text:p>1454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1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16]/900" office:value-type="float" office:value="1616" calcext:value-type="float">
            <text:p>1616</text:p>
          </table:table-cell>
        </table:table-row>
        <table:table-row table:style-name="ro1">
          <table:table-cell table:formula="of:=[.C1617]/86400" office:value-type="float" office:value="16.84375" calcext:value-type="float">
            <text:p>16.84375</text:p>
          </table:table-cell>
          <table:table-cell table:formula="of:=[.C1617]/3600" office:value-type="float" office:value="404.25" calcext:value-type="float">
            <text:p>404.25</text:p>
          </table:table-cell>
          <table:table-cell table:formula="of:=[.C1616]+900" office:value-type="float" office:value="1455300" calcext:value-type="float">
            <text:p>1455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1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17]/900" office:value-type="float" office:value="1617" calcext:value-type="float">
            <text:p>1617</text:p>
          </table:table-cell>
        </table:table-row>
        <table:table-row table:style-name="ro1">
          <table:table-cell table:formula="of:=[.C1618]/86400" office:value-type="float" office:value="16.8541666666667" calcext:value-type="float">
            <text:p>16.8541666666667</text:p>
          </table:table-cell>
          <table:table-cell table:formula="of:=[.C1618]/3600" office:value-type="float" office:value="404.5" calcext:value-type="float">
            <text:p>404.5</text:p>
          </table:table-cell>
          <table:table-cell table:formula="of:=[.C1617]+900" office:value-type="float" office:value="1456200" calcext:value-type="float">
            <text:p>1456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1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18]/900" office:value-type="float" office:value="1618" calcext:value-type="float">
            <text:p>1618</text:p>
          </table:table-cell>
        </table:table-row>
        <table:table-row table:style-name="ro1">
          <table:table-cell table:formula="of:=[.C1619]/86400" office:value-type="float" office:value="16.8645833333333" calcext:value-type="float">
            <text:p>16.8645833333333</text:p>
          </table:table-cell>
          <table:table-cell table:formula="of:=[.C1619]/3600" office:value-type="float" office:value="404.75" calcext:value-type="float">
            <text:p>404.75</text:p>
          </table:table-cell>
          <table:table-cell table:formula="of:=[.C1618]+900" office:value-type="float" office:value="1457100" calcext:value-type="float">
            <text:p>1457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1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19]/900" office:value-type="float" office:value="1619" calcext:value-type="float">
            <text:p>1619</text:p>
          </table:table-cell>
        </table:table-row>
        <table:table-row table:style-name="ro1">
          <table:table-cell table:formula="of:=[.C1620]/86400" office:value-type="float" office:value="16.875" calcext:value-type="float">
            <text:p>16.875</text:p>
          </table:table-cell>
          <table:table-cell table:formula="of:=[.C1620]/3600" office:value-type="float" office:value="405" calcext:value-type="float">
            <text:p>405</text:p>
          </table:table-cell>
          <table:table-cell table:formula="of:=[.C1619]+900" office:value-type="float" office:value="1458000" calcext:value-type="float">
            <text:p>145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2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20]/900" office:value-type="float" office:value="1620" calcext:value-type="float">
            <text:p>1620</text:p>
          </table:table-cell>
        </table:table-row>
        <table:table-row table:style-name="ro1">
          <table:table-cell table:formula="of:=[.C1621]/86400" office:value-type="float" office:value="16.8854166666667" calcext:value-type="float">
            <text:p>16.8854166666667</text:p>
          </table:table-cell>
          <table:table-cell table:formula="of:=[.C1621]/3600" office:value-type="float" office:value="405.25" calcext:value-type="float">
            <text:p>405.25</text:p>
          </table:table-cell>
          <table:table-cell table:formula="of:=[.C1620]+900" office:value-type="float" office:value="1458900" calcext:value-type="float">
            <text:p>1458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2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21]/900" office:value-type="float" office:value="1621" calcext:value-type="float">
            <text:p>1621</text:p>
          </table:table-cell>
        </table:table-row>
        <table:table-row table:style-name="ro1">
          <table:table-cell table:formula="of:=[.C1622]/86400" office:value-type="float" office:value="16.8958333333333" calcext:value-type="float">
            <text:p>16.8958333333333</text:p>
          </table:table-cell>
          <table:table-cell table:formula="of:=[.C1622]/3600" office:value-type="float" office:value="405.5" calcext:value-type="float">
            <text:p>405.5</text:p>
          </table:table-cell>
          <table:table-cell table:formula="of:=[.C1621]+900" office:value-type="float" office:value="1459800" calcext:value-type="float">
            <text:p>1459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2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22]/900" office:value-type="float" office:value="1622" calcext:value-type="float">
            <text:p>1622</text:p>
          </table:table-cell>
        </table:table-row>
        <table:table-row table:style-name="ro1">
          <table:table-cell table:formula="of:=[.C1623]/86400" office:value-type="float" office:value="16.90625" calcext:value-type="float">
            <text:p>16.90625</text:p>
          </table:table-cell>
          <table:table-cell table:formula="of:=[.C1623]/3600" office:value-type="float" office:value="405.75" calcext:value-type="float">
            <text:p>405.75</text:p>
          </table:table-cell>
          <table:table-cell table:formula="of:=[.C1622]+900" office:value-type="float" office:value="1460700" calcext:value-type="float">
            <text:p>1460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2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23]/900" office:value-type="float" office:value="1623" calcext:value-type="float">
            <text:p>1623</text:p>
          </table:table-cell>
        </table:table-row>
        <table:table-row table:style-name="ro1">
          <table:table-cell table:formula="of:=[.C1624]/86400" office:value-type="float" office:value="16.9166666666667" calcext:value-type="float">
            <text:p>16.9166666666667</text:p>
          </table:table-cell>
          <table:table-cell table:formula="of:=[.C1624]/3600" office:value-type="float" office:value="406" calcext:value-type="float">
            <text:p>406</text:p>
          </table:table-cell>
          <table:table-cell table:formula="of:=[.C1623]+900" office:value-type="float" office:value="1461600" calcext:value-type="float">
            <text:p>1461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2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24]/900" office:value-type="float" office:value="1624" calcext:value-type="float">
            <text:p>1624</text:p>
          </table:table-cell>
        </table:table-row>
        <table:table-row table:style-name="ro1">
          <table:table-cell table:formula="of:=[.C1625]/86400" office:value-type="float" office:value="16.9270833333333" calcext:value-type="float">
            <text:p>16.9270833333333</text:p>
          </table:table-cell>
          <table:table-cell table:formula="of:=[.C1625]/3600" office:value-type="float" office:value="406.25" calcext:value-type="float">
            <text:p>406.25</text:p>
          </table:table-cell>
          <table:table-cell table:formula="of:=[.C1624]+900" office:value-type="float" office:value="1462500" calcext:value-type="float">
            <text:p>146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2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25]/900" office:value-type="float" office:value="1625" calcext:value-type="float">
            <text:p>1625</text:p>
          </table:table-cell>
        </table:table-row>
        <table:table-row table:style-name="ro1">
          <table:table-cell table:formula="of:=[.C1626]/86400" office:value-type="float" office:value="16.9375" calcext:value-type="float">
            <text:p>16.9375</text:p>
          </table:table-cell>
          <table:table-cell table:formula="of:=[.C1626]/3600" office:value-type="float" office:value="406.5" calcext:value-type="float">
            <text:p>406.5</text:p>
          </table:table-cell>
          <table:table-cell table:formula="of:=[.C1625]+900" office:value-type="float" office:value="1463400" calcext:value-type="float">
            <text:p>1463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2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26]/900" office:value-type="float" office:value="1626" calcext:value-type="float">
            <text:p>1626</text:p>
          </table:table-cell>
        </table:table-row>
        <table:table-row table:style-name="ro1">
          <table:table-cell table:formula="of:=[.C1627]/86400" office:value-type="float" office:value="16.9479166666667" calcext:value-type="float">
            <text:p>16.9479166666667</text:p>
          </table:table-cell>
          <table:table-cell table:formula="of:=[.C1627]/3600" office:value-type="float" office:value="406.75" calcext:value-type="float">
            <text:p>406.75</text:p>
          </table:table-cell>
          <table:table-cell table:formula="of:=[.C1626]+900" office:value-type="float" office:value="1464300" calcext:value-type="float">
            <text:p>1464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2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27]/900" office:value-type="float" office:value="1627" calcext:value-type="float">
            <text:p>1627</text:p>
          </table:table-cell>
        </table:table-row>
        <table:table-row table:style-name="ro1">
          <table:table-cell table:formula="of:=[.C1628]/86400" office:value-type="float" office:value="16.9583333333333" calcext:value-type="float">
            <text:p>16.9583333333333</text:p>
          </table:table-cell>
          <table:table-cell table:formula="of:=[.C1628]/3600" office:value-type="float" office:value="407" calcext:value-type="float">
            <text:p>407</text:p>
          </table:table-cell>
          <table:table-cell table:formula="of:=[.C1627]+900" office:value-type="float" office:value="1465200" calcext:value-type="float">
            <text:p>1465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2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28]/900" office:value-type="float" office:value="1628" calcext:value-type="float">
            <text:p>1628</text:p>
          </table:table-cell>
        </table:table-row>
        <table:table-row table:style-name="ro1">
          <table:table-cell table:formula="of:=[.C1629]/86400" office:value-type="float" office:value="16.96875" calcext:value-type="float">
            <text:p>16.96875</text:p>
          </table:table-cell>
          <table:table-cell table:formula="of:=[.C1629]/3600" office:value-type="float" office:value="407.25" calcext:value-type="float">
            <text:p>407.25</text:p>
          </table:table-cell>
          <table:table-cell table:formula="of:=[.C1628]+900" office:value-type="float" office:value="1466100" calcext:value-type="float">
            <text:p>1466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2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29]/900" office:value-type="float" office:value="1629" calcext:value-type="float">
            <text:p>1629</text:p>
          </table:table-cell>
        </table:table-row>
        <table:table-row table:style-name="ro1">
          <table:table-cell table:formula="of:=[.C1630]/86400" office:value-type="float" office:value="16.9791666666667" calcext:value-type="float">
            <text:p>16.9791666666667</text:p>
          </table:table-cell>
          <table:table-cell table:formula="of:=[.C1630]/3600" office:value-type="float" office:value="407.5" calcext:value-type="float">
            <text:p>407.5</text:p>
          </table:table-cell>
          <table:table-cell table:formula="of:=[.C1629]+900" office:value-type="float" office:value="1467000" calcext:value-type="float">
            <text:p>146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3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30]/900" office:value-type="float" office:value="1630" calcext:value-type="float">
            <text:p>1630</text:p>
          </table:table-cell>
        </table:table-row>
        <table:table-row table:style-name="ro1">
          <table:table-cell table:formula="of:=[.C1631]/86400" office:value-type="float" office:value="16.9895833333333" calcext:value-type="float">
            <text:p>16.9895833333333</text:p>
          </table:table-cell>
          <table:table-cell table:formula="of:=[.C1631]/3600" office:value-type="float" office:value="407.75" calcext:value-type="float">
            <text:p>407.75</text:p>
          </table:table-cell>
          <table:table-cell table:formula="of:=[.C1630]+900" office:value-type="float" office:value="1467900" calcext:value-type="float">
            <text:p>1467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3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31]/900" office:value-type="float" office:value="1631" calcext:value-type="float">
            <text:p>1631</text:p>
          </table:table-cell>
        </table:table-row>
        <table:table-row table:style-name="ro1">
          <table:table-cell table:formula="of:=[.C1632]/86400" office:value-type="float" office:value="17" calcext:value-type="float">
            <text:p>17</text:p>
          </table:table-cell>
          <table:table-cell table:formula="of:=[.C1632]/3600" office:value-type="float" office:value="408" calcext:value-type="float">
            <text:p>408</text:p>
          </table:table-cell>
          <table:table-cell table:formula="of:=[.C1631]+900" office:value-type="float" office:value="1468800" calcext:value-type="float">
            <text:p>1468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3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32]/900" office:value-type="float" office:value="1632" calcext:value-type="float">
            <text:p>1632</text:p>
          </table:table-cell>
        </table:table-row>
        <table:table-row table:style-name="ro1">
          <table:table-cell table:formula="of:=[.C1633]/86400" office:value-type="float" office:value="17.0104166666667" calcext:value-type="float">
            <text:p>17.0104166666667</text:p>
          </table:table-cell>
          <table:table-cell table:formula="of:=[.C1633]/3600" office:value-type="float" office:value="408.25" calcext:value-type="float">
            <text:p>408.25</text:p>
          </table:table-cell>
          <table:table-cell table:formula="of:=[.C1632]+900" office:value-type="float" office:value="1469700" calcext:value-type="float">
            <text:p>1469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3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33]/900" office:value-type="float" office:value="1633" calcext:value-type="float">
            <text:p>1633</text:p>
          </table:table-cell>
        </table:table-row>
        <table:table-row table:style-name="ro1">
          <table:table-cell table:formula="of:=[.C1634]/86400" office:value-type="float" office:value="17.0208333333333" calcext:value-type="float">
            <text:p>17.0208333333333</text:p>
          </table:table-cell>
          <table:table-cell table:formula="of:=[.C1634]/3600" office:value-type="float" office:value="408.5" calcext:value-type="float">
            <text:p>408.5</text:p>
          </table:table-cell>
          <table:table-cell table:formula="of:=[.C1633]+900" office:value-type="float" office:value="1470600" calcext:value-type="float">
            <text:p>1470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3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34]/900" office:value-type="float" office:value="1634" calcext:value-type="float">
            <text:p>1634</text:p>
          </table:table-cell>
        </table:table-row>
        <table:table-row table:style-name="ro1">
          <table:table-cell table:formula="of:=[.C1635]/86400" office:value-type="float" office:value="17.03125" calcext:value-type="float">
            <text:p>17.03125</text:p>
          </table:table-cell>
          <table:table-cell table:formula="of:=[.C1635]/3600" office:value-type="float" office:value="408.75" calcext:value-type="float">
            <text:p>408.75</text:p>
          </table:table-cell>
          <table:table-cell table:formula="of:=[.C1634]+900" office:value-type="float" office:value="1471500" calcext:value-type="float">
            <text:p>1471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3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35]/900" office:value-type="float" office:value="1635" calcext:value-type="float">
            <text:p>1635</text:p>
          </table:table-cell>
        </table:table-row>
        <table:table-row table:style-name="ro1">
          <table:table-cell table:formula="of:=[.C1636]/86400" office:value-type="float" office:value="17.0416666666667" calcext:value-type="float">
            <text:p>17.0416666666667</text:p>
          </table:table-cell>
          <table:table-cell table:formula="of:=[.C1636]/3600" office:value-type="float" office:value="409" calcext:value-type="float">
            <text:p>409</text:p>
          </table:table-cell>
          <table:table-cell table:formula="of:=[.C1635]+900" office:value-type="float" office:value="1472400" calcext:value-type="float">
            <text:p>147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36]/900" office:value-type="float" office:value="1636" calcext:value-type="float">
            <text:p>1636</text:p>
          </table:table-cell>
        </table:table-row>
        <table:table-row table:style-name="ro1">
          <table:table-cell table:formula="of:=[.C1637]/86400" office:value-type="float" office:value="17.0520833333333" calcext:value-type="float">
            <text:p>17.0520833333333</text:p>
          </table:table-cell>
          <table:table-cell table:formula="of:=[.C1637]/3600" office:value-type="float" office:value="409.25" calcext:value-type="float">
            <text:p>409.25</text:p>
          </table:table-cell>
          <table:table-cell table:formula="of:=[.C1636]+900" office:value-type="float" office:value="1473300" calcext:value-type="float">
            <text:p>147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37]/900" office:value-type="float" office:value="1637" calcext:value-type="float">
            <text:p>1637</text:p>
          </table:table-cell>
        </table:table-row>
        <table:table-row table:style-name="ro1">
          <table:table-cell table:formula="of:=[.C1638]/86400" office:value-type="float" office:value="17.0625" calcext:value-type="float">
            <text:p>17.0625</text:p>
          </table:table-cell>
          <table:table-cell table:formula="of:=[.C1638]/3600" office:value-type="float" office:value="409.5" calcext:value-type="float">
            <text:p>409.5</text:p>
          </table:table-cell>
          <table:table-cell table:formula="of:=[.C1637]+900" office:value-type="float" office:value="1474200" calcext:value-type="float">
            <text:p>147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38]/900" office:value-type="float" office:value="1638" calcext:value-type="float">
            <text:p>1638</text:p>
          </table:table-cell>
        </table:table-row>
        <table:table-row table:style-name="ro1">
          <table:table-cell table:formula="of:=[.C1639]/86400" office:value-type="float" office:value="17.0729166666667" calcext:value-type="float">
            <text:p>17.0729166666667</text:p>
          </table:table-cell>
          <table:table-cell table:formula="of:=[.C1639]/3600" office:value-type="float" office:value="409.75" calcext:value-type="float">
            <text:p>409.75</text:p>
          </table:table-cell>
          <table:table-cell table:formula="of:=[.C1638]+900" office:value-type="float" office:value="1475100" calcext:value-type="float">
            <text:p>147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39]/900" office:value-type="float" office:value="1639" calcext:value-type="float">
            <text:p>1639</text:p>
          </table:table-cell>
        </table:table-row>
        <table:table-row table:style-name="ro1">
          <table:table-cell table:formula="of:=[.C1640]/86400" office:value-type="float" office:value="17.0833333333333" calcext:value-type="float">
            <text:p>17.0833333333333</text:p>
          </table:table-cell>
          <table:table-cell table:formula="of:=[.C1640]/3600" office:value-type="float" office:value="410" calcext:value-type="float">
            <text:p>410</text:p>
          </table:table-cell>
          <table:table-cell table:formula="of:=[.C1639]+900" office:value-type="float" office:value="1476000" calcext:value-type="float">
            <text:p>147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40]/900" office:value-type="float" office:value="1640" calcext:value-type="float">
            <text:p>1640</text:p>
          </table:table-cell>
        </table:table-row>
        <table:table-row table:style-name="ro1">
          <table:table-cell table:formula="of:=[.C1641]/86400" office:value-type="float" office:value="17.09375" calcext:value-type="float">
            <text:p>17.09375</text:p>
          </table:table-cell>
          <table:table-cell table:formula="of:=[.C1641]/3600" office:value-type="float" office:value="410.25" calcext:value-type="float">
            <text:p>410.25</text:p>
          </table:table-cell>
          <table:table-cell table:formula="of:=[.C1640]+900" office:value-type="float" office:value="1476900" calcext:value-type="float">
            <text:p>147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41]/900" office:value-type="float" office:value="1641" calcext:value-type="float">
            <text:p>1641</text:p>
          </table:table-cell>
        </table:table-row>
        <table:table-row table:style-name="ro1">
          <table:table-cell table:formula="of:=[.C1642]/86400" office:value-type="float" office:value="17.1041666666667" calcext:value-type="float">
            <text:p>17.1041666666667</text:p>
          </table:table-cell>
          <table:table-cell table:formula="of:=[.C1642]/3600" office:value-type="float" office:value="410.5" calcext:value-type="float">
            <text:p>410.5</text:p>
          </table:table-cell>
          <table:table-cell table:formula="of:=[.C1641]+900" office:value-type="float" office:value="1477800" calcext:value-type="float">
            <text:p>147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42]/900" office:value-type="float" office:value="1642" calcext:value-type="float">
            <text:p>1642</text:p>
          </table:table-cell>
        </table:table-row>
        <table:table-row table:style-name="ro1">
          <table:table-cell table:formula="of:=[.C1643]/86400" office:value-type="float" office:value="17.1145833333333" calcext:value-type="float">
            <text:p>17.1145833333333</text:p>
          </table:table-cell>
          <table:table-cell table:formula="of:=[.C1643]/3600" office:value-type="float" office:value="410.75" calcext:value-type="float">
            <text:p>410.75</text:p>
          </table:table-cell>
          <table:table-cell table:formula="of:=[.C1642]+900" office:value-type="float" office:value="1478700" calcext:value-type="float">
            <text:p>147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43]/900" office:value-type="float" office:value="1643" calcext:value-type="float">
            <text:p>1643</text:p>
          </table:table-cell>
        </table:table-row>
        <table:table-row table:style-name="ro1">
          <table:table-cell table:formula="of:=[.C1644]/86400" office:value-type="float" office:value="17.125" calcext:value-type="float">
            <text:p>17.125</text:p>
          </table:table-cell>
          <table:table-cell table:formula="of:=[.C1644]/3600" office:value-type="float" office:value="411" calcext:value-type="float">
            <text:p>411</text:p>
          </table:table-cell>
          <table:table-cell table:formula="of:=[.C1643]+900" office:value-type="float" office:value="1479600" calcext:value-type="float">
            <text:p>147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44]/900" office:value-type="float" office:value="1644" calcext:value-type="float">
            <text:p>1644</text:p>
          </table:table-cell>
        </table:table-row>
        <table:table-row table:style-name="ro1">
          <table:table-cell table:formula="of:=[.C1645]/86400" office:value-type="float" office:value="17.1354166666667" calcext:value-type="float">
            <text:p>17.1354166666667</text:p>
          </table:table-cell>
          <table:table-cell table:formula="of:=[.C1645]/3600" office:value-type="float" office:value="411.25" calcext:value-type="float">
            <text:p>411.25</text:p>
          </table:table-cell>
          <table:table-cell table:formula="of:=[.C1644]+900" office:value-type="float" office:value="1480500" calcext:value-type="float">
            <text:p>148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45]/900" office:value-type="float" office:value="1645" calcext:value-type="float">
            <text:p>1645</text:p>
          </table:table-cell>
        </table:table-row>
        <table:table-row table:style-name="ro1">
          <table:table-cell table:formula="of:=[.C1646]/86400" office:value-type="float" office:value="17.1458333333333" calcext:value-type="float">
            <text:p>17.1458333333333</text:p>
          </table:table-cell>
          <table:table-cell table:formula="of:=[.C1646]/3600" office:value-type="float" office:value="411.5" calcext:value-type="float">
            <text:p>411.5</text:p>
          </table:table-cell>
          <table:table-cell table:formula="of:=[.C1645]+900" office:value-type="float" office:value="1481400" calcext:value-type="float">
            <text:p>148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46]/900" office:value-type="float" office:value="1646" calcext:value-type="float">
            <text:p>1646</text:p>
          </table:table-cell>
        </table:table-row>
        <table:table-row table:style-name="ro1">
          <table:table-cell table:formula="of:=[.C1647]/86400" office:value-type="float" office:value="17.15625" calcext:value-type="float">
            <text:p>17.15625</text:p>
          </table:table-cell>
          <table:table-cell table:formula="of:=[.C1647]/3600" office:value-type="float" office:value="411.75" calcext:value-type="float">
            <text:p>411.75</text:p>
          </table:table-cell>
          <table:table-cell table:formula="of:=[.C1646]+900" office:value-type="float" office:value="1482300" calcext:value-type="float">
            <text:p>148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47]/900" office:value-type="float" office:value="1647" calcext:value-type="float">
            <text:p>1647</text:p>
          </table:table-cell>
        </table:table-row>
        <table:table-row table:style-name="ro1">
          <table:table-cell table:formula="of:=[.C1648]/86400" office:value-type="float" office:value="17.1666666666667" calcext:value-type="float">
            <text:p>17.1666666666667</text:p>
          </table:table-cell>
          <table:table-cell table:formula="of:=[.C1648]/3600" office:value-type="float" office:value="412" calcext:value-type="float">
            <text:p>412</text:p>
          </table:table-cell>
          <table:table-cell table:formula="of:=[.C1647]+900" office:value-type="float" office:value="1483200" calcext:value-type="float">
            <text:p>148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48]/900" office:value-type="float" office:value="1648" calcext:value-type="float">
            <text:p>1648</text:p>
          </table:table-cell>
        </table:table-row>
        <table:table-row table:style-name="ro1">
          <table:table-cell table:formula="of:=[.C1649]/86400" office:value-type="float" office:value="17.1770833333333" calcext:value-type="float">
            <text:p>17.1770833333333</text:p>
          </table:table-cell>
          <table:table-cell table:formula="of:=[.C1649]/3600" office:value-type="float" office:value="412.25" calcext:value-type="float">
            <text:p>412.25</text:p>
          </table:table-cell>
          <table:table-cell table:formula="of:=[.C1648]+900" office:value-type="float" office:value="1484100" calcext:value-type="float">
            <text:p>148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49]/900" office:value-type="float" office:value="1649" calcext:value-type="float">
            <text:p>1649</text:p>
          </table:table-cell>
        </table:table-row>
        <table:table-row table:style-name="ro1">
          <table:table-cell table:formula="of:=[.C1650]/86400" office:value-type="float" office:value="17.1875" calcext:value-type="float">
            <text:p>17.1875</text:p>
          </table:table-cell>
          <table:table-cell table:formula="of:=[.C1650]/3600" office:value-type="float" office:value="412.5" calcext:value-type="float">
            <text:p>412.5</text:p>
          </table:table-cell>
          <table:table-cell table:formula="of:=[.C1649]+900" office:value-type="float" office:value="1485000" calcext:value-type="float">
            <text:p>148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50]/900" office:value-type="float" office:value="1650" calcext:value-type="float">
            <text:p>1650</text:p>
          </table:table-cell>
        </table:table-row>
        <table:table-row table:style-name="ro1">
          <table:table-cell table:formula="of:=[.C1651]/86400" office:value-type="float" office:value="17.1979166666667" calcext:value-type="float">
            <text:p>17.1979166666667</text:p>
          </table:table-cell>
          <table:table-cell table:formula="of:=[.C1651]/3600" office:value-type="float" office:value="412.75" calcext:value-type="float">
            <text:p>412.75</text:p>
          </table:table-cell>
          <table:table-cell table:formula="of:=[.C1650]+900" office:value-type="float" office:value="1485900" calcext:value-type="float">
            <text:p>148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51]/900" office:value-type="float" office:value="1651" calcext:value-type="float">
            <text:p>1651</text:p>
          </table:table-cell>
        </table:table-row>
        <table:table-row table:style-name="ro1">
          <table:table-cell table:formula="of:=[.C1652]/86400" office:value-type="float" office:value="17.2083333333333" calcext:value-type="float">
            <text:p>17.2083333333333</text:p>
          </table:table-cell>
          <table:table-cell table:formula="of:=[.C1652]/3600" office:value-type="float" office:value="413" calcext:value-type="float">
            <text:p>413</text:p>
          </table:table-cell>
          <table:table-cell table:formula="of:=[.C1651]+900" office:value-type="float" office:value="1486800" calcext:value-type="float">
            <text:p>148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52]/900" office:value-type="float" office:value="1652" calcext:value-type="float">
            <text:p>1652</text:p>
          </table:table-cell>
        </table:table-row>
        <table:table-row table:style-name="ro1">
          <table:table-cell table:formula="of:=[.C1653]/86400" office:value-type="float" office:value="17.21875" calcext:value-type="float">
            <text:p>17.21875</text:p>
          </table:table-cell>
          <table:table-cell table:formula="of:=[.C1653]/3600" office:value-type="float" office:value="413.25" calcext:value-type="float">
            <text:p>413.25</text:p>
          </table:table-cell>
          <table:table-cell table:formula="of:=[.C1652]+900" office:value-type="float" office:value="1487700" calcext:value-type="float">
            <text:p>148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53]/900" office:value-type="float" office:value="1653" calcext:value-type="float">
            <text:p>1653</text:p>
          </table:table-cell>
        </table:table-row>
        <table:table-row table:style-name="ro1">
          <table:table-cell table:formula="of:=[.C1654]/86400" office:value-type="float" office:value="17.2291666666667" calcext:value-type="float">
            <text:p>17.2291666666667</text:p>
          </table:table-cell>
          <table:table-cell table:formula="of:=[.C1654]/3600" office:value-type="float" office:value="413.5" calcext:value-type="float">
            <text:p>413.5</text:p>
          </table:table-cell>
          <table:table-cell table:formula="of:=[.C1653]+900" office:value-type="float" office:value="1488600" calcext:value-type="float">
            <text:p>148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54]/900" office:value-type="float" office:value="1654" calcext:value-type="float">
            <text:p>1654</text:p>
          </table:table-cell>
        </table:table-row>
        <table:table-row table:style-name="ro1">
          <table:table-cell table:formula="of:=[.C1655]/86400" office:value-type="float" office:value="17.2395833333333" calcext:value-type="float">
            <text:p>17.2395833333333</text:p>
          </table:table-cell>
          <table:table-cell table:formula="of:=[.C1655]/3600" office:value-type="float" office:value="413.75" calcext:value-type="float">
            <text:p>413.75</text:p>
          </table:table-cell>
          <table:table-cell table:formula="of:=[.C1654]+900" office:value-type="float" office:value="1489500" calcext:value-type="float">
            <text:p>148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55]/900" office:value-type="float" office:value="1655" calcext:value-type="float">
            <text:p>1655</text:p>
          </table:table-cell>
        </table:table-row>
        <table:table-row table:style-name="ro1">
          <table:table-cell table:formula="of:=[.C1656]/86400" office:value-type="float" office:value="17.25" calcext:value-type="float">
            <text:p>17.25</text:p>
          </table:table-cell>
          <table:table-cell table:formula="of:=[.C1656]/3600" office:value-type="float" office:value="414" calcext:value-type="float">
            <text:p>414</text:p>
          </table:table-cell>
          <table:table-cell table:formula="of:=[.C1655]+900" office:value-type="float" office:value="1490400" calcext:value-type="float">
            <text:p>149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56]/900" office:value-type="float" office:value="1656" calcext:value-type="float">
            <text:p>1656</text:p>
          </table:table-cell>
        </table:table-row>
        <table:table-row table:style-name="ro1">
          <table:table-cell table:formula="of:=[.C1657]/86400" office:value-type="float" office:value="17.2604166666667" calcext:value-type="float">
            <text:p>17.2604166666667</text:p>
          </table:table-cell>
          <table:table-cell table:formula="of:=[.C1657]/3600" office:value-type="float" office:value="414.25" calcext:value-type="float">
            <text:p>414.25</text:p>
          </table:table-cell>
          <table:table-cell table:formula="of:=[.C1656]+900" office:value-type="float" office:value="1491300" calcext:value-type="float">
            <text:p>1491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5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57]/900" office:value-type="float" office:value="1657" calcext:value-type="float">
            <text:p>1657</text:p>
          </table:table-cell>
        </table:table-row>
        <table:table-row table:style-name="ro1">
          <table:table-cell table:formula="of:=[.C1658]/86400" office:value-type="float" office:value="17.2708333333333" calcext:value-type="float">
            <text:p>17.2708333333333</text:p>
          </table:table-cell>
          <table:table-cell table:formula="of:=[.C1658]/3600" office:value-type="float" office:value="414.5" calcext:value-type="float">
            <text:p>414.5</text:p>
          </table:table-cell>
          <table:table-cell table:formula="of:=[.C1657]+900" office:value-type="float" office:value="1492200" calcext:value-type="float">
            <text:p>1492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5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58]/900" office:value-type="float" office:value="1658" calcext:value-type="float">
            <text:p>1658</text:p>
          </table:table-cell>
        </table:table-row>
        <table:table-row table:style-name="ro1">
          <table:table-cell table:formula="of:=[.C1659]/86400" office:value-type="float" office:value="17.28125" calcext:value-type="float">
            <text:p>17.28125</text:p>
          </table:table-cell>
          <table:table-cell table:formula="of:=[.C1659]/3600" office:value-type="float" office:value="414.75" calcext:value-type="float">
            <text:p>414.75</text:p>
          </table:table-cell>
          <table:table-cell table:formula="of:=[.C1658]+900" office:value-type="float" office:value="1493100" calcext:value-type="float">
            <text:p>1493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5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59]/900" office:value-type="float" office:value="1659" calcext:value-type="float">
            <text:p>1659</text:p>
          </table:table-cell>
        </table:table-row>
        <table:table-row table:style-name="ro1">
          <table:table-cell table:formula="of:=[.C1660]/86400" office:value-type="float" office:value="17.2916666666667" calcext:value-type="float">
            <text:p>17.2916666666667</text:p>
          </table:table-cell>
          <table:table-cell table:formula="of:=[.C1660]/3600" office:value-type="float" office:value="415" calcext:value-type="float">
            <text:p>415</text:p>
          </table:table-cell>
          <table:table-cell table:formula="of:=[.C1659]+900" office:value-type="float" office:value="1494000" calcext:value-type="float">
            <text:p>1494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6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60]/900" office:value-type="float" office:value="1660" calcext:value-type="float">
            <text:p>1660</text:p>
          </table:table-cell>
        </table:table-row>
        <table:table-row table:style-name="ro1">
          <table:table-cell table:formula="of:=[.C1661]/86400" office:value-type="float" office:value="17.3020833333333" calcext:value-type="float">
            <text:p>17.3020833333333</text:p>
          </table:table-cell>
          <table:table-cell table:formula="of:=[.C1661]/3600" office:value-type="float" office:value="415.25" calcext:value-type="float">
            <text:p>415.25</text:p>
          </table:table-cell>
          <table:table-cell table:formula="of:=[.C1660]+900" office:value-type="float" office:value="1494900" calcext:value-type="float">
            <text:p>1494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6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61]/900" office:value-type="float" office:value="1661" calcext:value-type="float">
            <text:p>1661</text:p>
          </table:table-cell>
        </table:table-row>
        <table:table-row table:style-name="ro1">
          <table:table-cell table:formula="of:=[.C1662]/86400" office:value-type="float" office:value="17.3125" calcext:value-type="float">
            <text:p>17.3125</text:p>
          </table:table-cell>
          <table:table-cell table:formula="of:=[.C1662]/3600" office:value-type="float" office:value="415.5" calcext:value-type="float">
            <text:p>415.5</text:p>
          </table:table-cell>
          <table:table-cell table:formula="of:=[.C1661]+900" office:value-type="float" office:value="1495800" calcext:value-type="float">
            <text:p>1495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6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62]/900" office:value-type="float" office:value="1662" calcext:value-type="float">
            <text:p>1662</text:p>
          </table:table-cell>
        </table:table-row>
        <table:table-row table:style-name="ro1">
          <table:table-cell table:formula="of:=[.C1663]/86400" office:value-type="float" office:value="17.3229166666667" calcext:value-type="float">
            <text:p>17.3229166666667</text:p>
          </table:table-cell>
          <table:table-cell table:formula="of:=[.C1663]/3600" office:value-type="float" office:value="415.75" calcext:value-type="float">
            <text:p>415.75</text:p>
          </table:table-cell>
          <table:table-cell table:formula="of:=[.C1662]+900" office:value-type="float" office:value="1496700" calcext:value-type="float">
            <text:p>1496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6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63]/900" office:value-type="float" office:value="1663" calcext:value-type="float">
            <text:p>1663</text:p>
          </table:table-cell>
        </table:table-row>
        <table:table-row table:style-name="ro1">
          <table:table-cell table:formula="of:=[.C1664]/86400" office:value-type="float" office:value="17.3333333333333" calcext:value-type="float">
            <text:p>17.3333333333333</text:p>
          </table:table-cell>
          <table:table-cell table:formula="of:=[.C1664]/3600" office:value-type="float" office:value="416" calcext:value-type="float">
            <text:p>416</text:p>
          </table:table-cell>
          <table:table-cell table:formula="of:=[.C1663]+900" office:value-type="float" office:value="1497600" calcext:value-type="float">
            <text:p>1497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6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64]/900" office:value-type="float" office:value="1664" calcext:value-type="float">
            <text:p>1664</text:p>
          </table:table-cell>
        </table:table-row>
        <table:table-row table:style-name="ro1">
          <table:table-cell table:formula="of:=[.C1665]/86400" office:value-type="float" office:value="17.34375" calcext:value-type="float">
            <text:p>17.34375</text:p>
          </table:table-cell>
          <table:table-cell table:formula="of:=[.C1665]/3600" office:value-type="float" office:value="416.25" calcext:value-type="float">
            <text:p>416.25</text:p>
          </table:table-cell>
          <table:table-cell table:formula="of:=[.C1664]+900" office:value-type="float" office:value="1498500" calcext:value-type="float">
            <text:p>1498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6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65]/900" office:value-type="float" office:value="1665" calcext:value-type="float">
            <text:p>1665</text:p>
          </table:table-cell>
        </table:table-row>
        <table:table-row table:style-name="ro1">
          <table:table-cell table:formula="of:=[.C1666]/86400" office:value-type="float" office:value="17.3541666666667" calcext:value-type="float">
            <text:p>17.3541666666667</text:p>
          </table:table-cell>
          <table:table-cell table:formula="of:=[.C1666]/3600" office:value-type="float" office:value="416.5" calcext:value-type="float">
            <text:p>416.5</text:p>
          </table:table-cell>
          <table:table-cell table:formula="of:=[.C1665]+900" office:value-type="float" office:value="1499400" calcext:value-type="float">
            <text:p>1499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6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66]/900" office:value-type="float" office:value="1666" calcext:value-type="float">
            <text:p>1666</text:p>
          </table:table-cell>
        </table:table-row>
        <table:table-row table:style-name="ro1">
          <table:table-cell table:formula="of:=[.C1667]/86400" office:value-type="float" office:value="17.3645833333333" calcext:value-type="float">
            <text:p>17.3645833333333</text:p>
          </table:table-cell>
          <table:table-cell table:formula="of:=[.C1667]/3600" office:value-type="float" office:value="416.75" calcext:value-type="float">
            <text:p>416.75</text:p>
          </table:table-cell>
          <table:table-cell table:formula="of:=[.C1666]+900" office:value-type="float" office:value="1500300" calcext:value-type="float">
            <text:p>1500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6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67]/900" office:value-type="float" office:value="1667" calcext:value-type="float">
            <text:p>1667</text:p>
          </table:table-cell>
        </table:table-row>
        <table:table-row table:style-name="ro1">
          <table:table-cell table:formula="of:=[.C1668]/86400" office:value-type="float" office:value="17.375" calcext:value-type="float">
            <text:p>17.375</text:p>
          </table:table-cell>
          <table:table-cell table:formula="of:=[.C1668]/3600" office:value-type="float" office:value="417" calcext:value-type="float">
            <text:p>417</text:p>
          </table:table-cell>
          <table:table-cell table:formula="of:=[.C1667]+900" office:value-type="float" office:value="1501200" calcext:value-type="float">
            <text:p>1501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6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68]/900" office:value-type="float" office:value="1668" calcext:value-type="float">
            <text:p>1668</text:p>
          </table:table-cell>
        </table:table-row>
        <table:table-row table:style-name="ro1">
          <table:table-cell table:formula="of:=[.C1669]/86400" office:value-type="float" office:value="17.3854166666667" calcext:value-type="float">
            <text:p>17.3854166666667</text:p>
          </table:table-cell>
          <table:table-cell table:formula="of:=[.C1669]/3600" office:value-type="float" office:value="417.25" calcext:value-type="float">
            <text:p>417.25</text:p>
          </table:table-cell>
          <table:table-cell table:formula="of:=[.C1668]+900" office:value-type="float" office:value="1502100" calcext:value-type="float">
            <text:p>1502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6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69]/900" office:value-type="float" office:value="1669" calcext:value-type="float">
            <text:p>1669</text:p>
          </table:table-cell>
        </table:table-row>
        <table:table-row table:style-name="ro1">
          <table:table-cell table:formula="of:=[.C1670]/86400" office:value-type="float" office:value="17.3958333333333" calcext:value-type="float">
            <text:p>17.3958333333333</text:p>
          </table:table-cell>
          <table:table-cell table:formula="of:=[.C1670]/3600" office:value-type="float" office:value="417.5" calcext:value-type="float">
            <text:p>417.5</text:p>
          </table:table-cell>
          <table:table-cell table:formula="of:=[.C1669]+900" office:value-type="float" office:value="1503000" calcext:value-type="float">
            <text:p>150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7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70]/900" office:value-type="float" office:value="1670" calcext:value-type="float">
            <text:p>1670</text:p>
          </table:table-cell>
        </table:table-row>
        <table:table-row table:style-name="ro1">
          <table:table-cell table:formula="of:=[.C1671]/86400" office:value-type="float" office:value="17.40625" calcext:value-type="float">
            <text:p>17.40625</text:p>
          </table:table-cell>
          <table:table-cell table:formula="of:=[.C1671]/3600" office:value-type="float" office:value="417.75" calcext:value-type="float">
            <text:p>417.75</text:p>
          </table:table-cell>
          <table:table-cell table:formula="of:=[.C1670]+900" office:value-type="float" office:value="1503900" calcext:value-type="float">
            <text:p>1503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7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71]/900" office:value-type="float" office:value="1671" calcext:value-type="float">
            <text:p>1671</text:p>
          </table:table-cell>
        </table:table-row>
        <table:table-row table:style-name="ro1">
          <table:table-cell table:formula="of:=[.C1672]/86400" office:value-type="float" office:value="17.4166666666667" calcext:value-type="float">
            <text:p>17.4166666666667</text:p>
          </table:table-cell>
          <table:table-cell table:formula="of:=[.C1672]/3600" office:value-type="float" office:value="418" calcext:value-type="float">
            <text:p>418</text:p>
          </table:table-cell>
          <table:table-cell table:formula="of:=[.C1671]+900" office:value-type="float" office:value="1504800" calcext:value-type="float">
            <text:p>1504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7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72]/900" office:value-type="float" office:value="1672" calcext:value-type="float">
            <text:p>1672</text:p>
          </table:table-cell>
        </table:table-row>
        <table:table-row table:style-name="ro1">
          <table:table-cell table:formula="of:=[.C1673]/86400" office:value-type="float" office:value="17.4270833333333" calcext:value-type="float">
            <text:p>17.4270833333333</text:p>
          </table:table-cell>
          <table:table-cell table:formula="of:=[.C1673]/3600" office:value-type="float" office:value="418.25" calcext:value-type="float">
            <text:p>418.25</text:p>
          </table:table-cell>
          <table:table-cell table:formula="of:=[.C1672]+900" office:value-type="float" office:value="1505700" calcext:value-type="float">
            <text:p>1505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7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73]/900" office:value-type="float" office:value="1673" calcext:value-type="float">
            <text:p>1673</text:p>
          </table:table-cell>
        </table:table-row>
        <table:table-row table:style-name="ro1">
          <table:table-cell table:formula="of:=[.C1674]/86400" office:value-type="float" office:value="17.4375" calcext:value-type="float">
            <text:p>17.4375</text:p>
          </table:table-cell>
          <table:table-cell table:formula="of:=[.C1674]/3600" office:value-type="float" office:value="418.5" calcext:value-type="float">
            <text:p>418.5</text:p>
          </table:table-cell>
          <table:table-cell table:formula="of:=[.C1673]+900" office:value-type="float" office:value="1506600" calcext:value-type="float">
            <text:p>1506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7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74]/900" office:value-type="float" office:value="1674" calcext:value-type="float">
            <text:p>1674</text:p>
          </table:table-cell>
        </table:table-row>
        <table:table-row table:style-name="ro1">
          <table:table-cell table:formula="of:=[.C1675]/86400" office:value-type="float" office:value="17.4479166666667" calcext:value-type="float">
            <text:p>17.4479166666667</text:p>
          </table:table-cell>
          <table:table-cell table:formula="of:=[.C1675]/3600" office:value-type="float" office:value="418.75" calcext:value-type="float">
            <text:p>418.75</text:p>
          </table:table-cell>
          <table:table-cell table:formula="of:=[.C1674]+900" office:value-type="float" office:value="1507500" calcext:value-type="float">
            <text:p>1507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7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75]/900" office:value-type="float" office:value="1675" calcext:value-type="float">
            <text:p>1675</text:p>
          </table:table-cell>
        </table:table-row>
        <table:table-row table:style-name="ro1">
          <table:table-cell table:formula="of:=[.C1676]/86400" office:value-type="float" office:value="17.4583333333333" calcext:value-type="float">
            <text:p>17.4583333333333</text:p>
          </table:table-cell>
          <table:table-cell table:formula="of:=[.C1676]/3600" office:value-type="float" office:value="419" calcext:value-type="float">
            <text:p>419</text:p>
          </table:table-cell>
          <table:table-cell table:formula="of:=[.C1675]+900" office:value-type="float" office:value="1508400" calcext:value-type="float">
            <text:p>1508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7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76]/900" office:value-type="float" office:value="1676" calcext:value-type="float">
            <text:p>1676</text:p>
          </table:table-cell>
        </table:table-row>
        <table:table-row table:style-name="ro1">
          <table:table-cell table:formula="of:=[.C1677]/86400" office:value-type="float" office:value="17.46875" calcext:value-type="float">
            <text:p>17.46875</text:p>
          </table:table-cell>
          <table:table-cell table:formula="of:=[.C1677]/3600" office:value-type="float" office:value="419.25" calcext:value-type="float">
            <text:p>419.25</text:p>
          </table:table-cell>
          <table:table-cell table:formula="of:=[.C1676]+900" office:value-type="float" office:value="1509300" calcext:value-type="float">
            <text:p>1509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7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77]/900" office:value-type="float" office:value="1677" calcext:value-type="float">
            <text:p>1677</text:p>
          </table:table-cell>
        </table:table-row>
        <table:table-row table:style-name="ro1">
          <table:table-cell table:formula="of:=[.C1678]/86400" office:value-type="float" office:value="17.4791666666667" calcext:value-type="float">
            <text:p>17.4791666666667</text:p>
          </table:table-cell>
          <table:table-cell table:formula="of:=[.C1678]/3600" office:value-type="float" office:value="419.5" calcext:value-type="float">
            <text:p>419.5</text:p>
          </table:table-cell>
          <table:table-cell table:formula="of:=[.C1677]+900" office:value-type="float" office:value="1510200" calcext:value-type="float">
            <text:p>1510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7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78]/900" office:value-type="float" office:value="1678" calcext:value-type="float">
            <text:p>1678</text:p>
          </table:table-cell>
        </table:table-row>
        <table:table-row table:style-name="ro1">
          <table:table-cell table:formula="of:=[.C1679]/86400" office:value-type="float" office:value="17.4895833333333" calcext:value-type="float">
            <text:p>17.4895833333333</text:p>
          </table:table-cell>
          <table:table-cell table:formula="of:=[.C1679]/3600" office:value-type="float" office:value="419.75" calcext:value-type="float">
            <text:p>419.75</text:p>
          </table:table-cell>
          <table:table-cell table:formula="of:=[.C1678]+900" office:value-type="float" office:value="1511100" calcext:value-type="float">
            <text:p>1511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7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79]/900" office:value-type="float" office:value="1679" calcext:value-type="float">
            <text:p>1679</text:p>
          </table:table-cell>
        </table:table-row>
        <table:table-row table:style-name="ro1">
          <table:table-cell table:formula="of:=[.C1680]/86400" office:value-type="float" office:value="17.5" calcext:value-type="float">
            <text:p>17.5</text:p>
          </table:table-cell>
          <table:table-cell table:formula="of:=[.C1680]/3600" office:value-type="float" office:value="420" calcext:value-type="float">
            <text:p>420</text:p>
          </table:table-cell>
          <table:table-cell table:formula="of:=[.C1679]+900" office:value-type="float" office:value="1512000" calcext:value-type="float">
            <text:p>151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8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80]/900" office:value-type="float" office:value="1680" calcext:value-type="float">
            <text:p>1680</text:p>
          </table:table-cell>
        </table:table-row>
        <table:table-row table:style-name="ro1">
          <table:table-cell table:formula="of:=[.C1681]/86400" office:value-type="float" office:value="17.5104166666667" calcext:value-type="float">
            <text:p>17.5104166666667</text:p>
          </table:table-cell>
          <table:table-cell table:formula="of:=[.C1681]/3600" office:value-type="float" office:value="420.25" calcext:value-type="float">
            <text:p>420.25</text:p>
          </table:table-cell>
          <table:table-cell table:formula="of:=[.C1680]+900" office:value-type="float" office:value="1512900" calcext:value-type="float">
            <text:p>1512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8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81]/900" office:value-type="float" office:value="1681" calcext:value-type="float">
            <text:p>1681</text:p>
          </table:table-cell>
        </table:table-row>
        <table:table-row table:style-name="ro1">
          <table:table-cell table:formula="of:=[.C1682]/86400" office:value-type="float" office:value="17.5208333333333" calcext:value-type="float">
            <text:p>17.5208333333333</text:p>
          </table:table-cell>
          <table:table-cell table:formula="of:=[.C1682]/3600" office:value-type="float" office:value="420.5" calcext:value-type="float">
            <text:p>420.5</text:p>
          </table:table-cell>
          <table:table-cell table:formula="of:=[.C1681]+900" office:value-type="float" office:value="1513800" calcext:value-type="float">
            <text:p>1513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8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82]/900" office:value-type="float" office:value="1682" calcext:value-type="float">
            <text:p>1682</text:p>
          </table:table-cell>
        </table:table-row>
        <table:table-row table:style-name="ro1">
          <table:table-cell table:formula="of:=[.C1683]/86400" office:value-type="float" office:value="17.53125" calcext:value-type="float">
            <text:p>17.53125</text:p>
          </table:table-cell>
          <table:table-cell table:formula="of:=[.C1683]/3600" office:value-type="float" office:value="420.75" calcext:value-type="float">
            <text:p>420.75</text:p>
          </table:table-cell>
          <table:table-cell table:formula="of:=[.C1682]+900" office:value-type="float" office:value="1514700" calcext:value-type="float">
            <text:p>1514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8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83]/900" office:value-type="float" office:value="1683" calcext:value-type="float">
            <text:p>1683</text:p>
          </table:table-cell>
        </table:table-row>
        <table:table-row table:style-name="ro1">
          <table:table-cell table:formula="of:=[.C1684]/86400" office:value-type="float" office:value="17.5416666666667" calcext:value-type="float">
            <text:p>17.5416666666667</text:p>
          </table:table-cell>
          <table:table-cell table:formula="of:=[.C1684]/3600" office:value-type="float" office:value="421" calcext:value-type="float">
            <text:p>421</text:p>
          </table:table-cell>
          <table:table-cell table:formula="of:=[.C1683]+900" office:value-type="float" office:value="1515600" calcext:value-type="float">
            <text:p>1515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8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84]/900" office:value-type="float" office:value="1684" calcext:value-type="float">
            <text:p>1684</text:p>
          </table:table-cell>
        </table:table-row>
        <table:table-row table:style-name="ro1">
          <table:table-cell table:formula="of:=[.C1685]/86400" office:value-type="float" office:value="17.5520833333333" calcext:value-type="float">
            <text:p>17.5520833333333</text:p>
          </table:table-cell>
          <table:table-cell table:formula="of:=[.C1685]/3600" office:value-type="float" office:value="421.25" calcext:value-type="float">
            <text:p>421.25</text:p>
          </table:table-cell>
          <table:table-cell table:formula="of:=[.C1684]+900" office:value-type="float" office:value="1516500" calcext:value-type="float">
            <text:p>151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8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85]/900" office:value-type="float" office:value="1685" calcext:value-type="float">
            <text:p>1685</text:p>
          </table:table-cell>
        </table:table-row>
        <table:table-row table:style-name="ro1">
          <table:table-cell table:formula="of:=[.C1686]/86400" office:value-type="float" office:value="17.5625" calcext:value-type="float">
            <text:p>17.5625</text:p>
          </table:table-cell>
          <table:table-cell table:formula="of:=[.C1686]/3600" office:value-type="float" office:value="421.5" calcext:value-type="float">
            <text:p>421.5</text:p>
          </table:table-cell>
          <table:table-cell table:formula="of:=[.C1685]+900" office:value-type="float" office:value="1517400" calcext:value-type="float">
            <text:p>1517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8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86]/900" office:value-type="float" office:value="1686" calcext:value-type="float">
            <text:p>1686</text:p>
          </table:table-cell>
        </table:table-row>
        <table:table-row table:style-name="ro1">
          <table:table-cell table:formula="of:=[.C1687]/86400" office:value-type="float" office:value="17.5729166666667" calcext:value-type="float">
            <text:p>17.5729166666667</text:p>
          </table:table-cell>
          <table:table-cell table:formula="of:=[.C1687]/3600" office:value-type="float" office:value="421.75" calcext:value-type="float">
            <text:p>421.75</text:p>
          </table:table-cell>
          <table:table-cell table:formula="of:=[.C1686]+900" office:value-type="float" office:value="1518300" calcext:value-type="float">
            <text:p>1518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8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87]/900" office:value-type="float" office:value="1687" calcext:value-type="float">
            <text:p>1687</text:p>
          </table:table-cell>
        </table:table-row>
        <table:table-row table:style-name="ro1">
          <table:table-cell table:formula="of:=[.C1688]/86400" office:value-type="float" office:value="17.5833333333333" calcext:value-type="float">
            <text:p>17.5833333333333</text:p>
          </table:table-cell>
          <table:table-cell table:formula="of:=[.C1688]/3600" office:value-type="float" office:value="422" calcext:value-type="float">
            <text:p>422</text:p>
          </table:table-cell>
          <table:table-cell table:formula="of:=[.C1687]+900" office:value-type="float" office:value="1519200" calcext:value-type="float">
            <text:p>1519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8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88]/900" office:value-type="float" office:value="1688" calcext:value-type="float">
            <text:p>1688</text:p>
          </table:table-cell>
        </table:table-row>
        <table:table-row table:style-name="ro1">
          <table:table-cell table:formula="of:=[.C1689]/86400" office:value-type="float" office:value="17.59375" calcext:value-type="float">
            <text:p>17.59375</text:p>
          </table:table-cell>
          <table:table-cell table:formula="of:=[.C1689]/3600" office:value-type="float" office:value="422.25" calcext:value-type="float">
            <text:p>422.25</text:p>
          </table:table-cell>
          <table:table-cell table:formula="of:=[.C1688]+900" office:value-type="float" office:value="1520100" calcext:value-type="float">
            <text:p>1520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8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89]/900" office:value-type="float" office:value="1689" calcext:value-type="float">
            <text:p>1689</text:p>
          </table:table-cell>
        </table:table-row>
        <table:table-row table:style-name="ro1">
          <table:table-cell table:formula="of:=[.C1690]/86400" office:value-type="float" office:value="17.6041666666667" calcext:value-type="float">
            <text:p>17.6041666666667</text:p>
          </table:table-cell>
          <table:table-cell table:formula="of:=[.C1690]/3600" office:value-type="float" office:value="422.5" calcext:value-type="float">
            <text:p>422.5</text:p>
          </table:table-cell>
          <table:table-cell table:formula="of:=[.C1689]+900" office:value-type="float" office:value="1521000" calcext:value-type="float">
            <text:p>152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9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90]/900" office:value-type="float" office:value="1690" calcext:value-type="float">
            <text:p>1690</text:p>
          </table:table-cell>
        </table:table-row>
        <table:table-row table:style-name="ro1">
          <table:table-cell table:formula="of:=[.C1691]/86400" office:value-type="float" office:value="17.6145833333333" calcext:value-type="float">
            <text:p>17.6145833333333</text:p>
          </table:table-cell>
          <table:table-cell table:formula="of:=[.C1691]/3600" office:value-type="float" office:value="422.75" calcext:value-type="float">
            <text:p>422.75</text:p>
          </table:table-cell>
          <table:table-cell table:formula="of:=[.C1690]+900" office:value-type="float" office:value="1521900" calcext:value-type="float">
            <text:p>1521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9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91]/900" office:value-type="float" office:value="1691" calcext:value-type="float">
            <text:p>1691</text:p>
          </table:table-cell>
        </table:table-row>
        <table:table-row table:style-name="ro1">
          <table:table-cell table:formula="of:=[.C1692]/86400" office:value-type="float" office:value="17.625" calcext:value-type="float">
            <text:p>17.625</text:p>
          </table:table-cell>
          <table:table-cell table:formula="of:=[.C1692]/3600" office:value-type="float" office:value="423" calcext:value-type="float">
            <text:p>423</text:p>
          </table:table-cell>
          <table:table-cell table:formula="of:=[.C1691]+900" office:value-type="float" office:value="1522800" calcext:value-type="float">
            <text:p>1522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9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92]/900" office:value-type="float" office:value="1692" calcext:value-type="float">
            <text:p>1692</text:p>
          </table:table-cell>
        </table:table-row>
        <table:table-row table:style-name="ro1">
          <table:table-cell table:formula="of:=[.C1693]/86400" office:value-type="float" office:value="17.6354166666667" calcext:value-type="float">
            <text:p>17.6354166666667</text:p>
          </table:table-cell>
          <table:table-cell table:formula="of:=[.C1693]/3600" office:value-type="float" office:value="423.25" calcext:value-type="float">
            <text:p>423.25</text:p>
          </table:table-cell>
          <table:table-cell table:formula="of:=[.C1692]+900" office:value-type="float" office:value="1523700" calcext:value-type="float">
            <text:p>1523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9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93]/900" office:value-type="float" office:value="1693" calcext:value-type="float">
            <text:p>1693</text:p>
          </table:table-cell>
        </table:table-row>
        <table:table-row table:style-name="ro1">
          <table:table-cell table:formula="of:=[.C1694]/86400" office:value-type="float" office:value="17.6458333333333" calcext:value-type="float">
            <text:p>17.6458333333333</text:p>
          </table:table-cell>
          <table:table-cell table:formula="of:=[.C1694]/3600" office:value-type="float" office:value="423.5" calcext:value-type="float">
            <text:p>423.5</text:p>
          </table:table-cell>
          <table:table-cell table:formula="of:=[.C1693]+900" office:value-type="float" office:value="1524600" calcext:value-type="float">
            <text:p>1524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9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94]/900" office:value-type="float" office:value="1694" calcext:value-type="float">
            <text:p>1694</text:p>
          </table:table-cell>
        </table:table-row>
        <table:table-row table:style-name="ro1">
          <table:table-cell table:formula="of:=[.C1695]/86400" office:value-type="float" office:value="17.65625" calcext:value-type="float">
            <text:p>17.65625</text:p>
          </table:table-cell>
          <table:table-cell table:formula="of:=[.C1695]/3600" office:value-type="float" office:value="423.75" calcext:value-type="float">
            <text:p>423.75</text:p>
          </table:table-cell>
          <table:table-cell table:formula="of:=[.C1694]+900" office:value-type="float" office:value="1525500" calcext:value-type="float">
            <text:p>1525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9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95]/900" office:value-type="float" office:value="1695" calcext:value-type="float">
            <text:p>1695</text:p>
          </table:table-cell>
        </table:table-row>
        <table:table-row table:style-name="ro1">
          <table:table-cell table:formula="of:=[.C1696]/86400" office:value-type="float" office:value="17.6666666666667" calcext:value-type="float">
            <text:p>17.6666666666667</text:p>
          </table:table-cell>
          <table:table-cell table:formula="of:=[.C1696]/3600" office:value-type="float" office:value="424" calcext:value-type="float">
            <text:p>424</text:p>
          </table:table-cell>
          <table:table-cell table:formula="of:=[.C1695]+900" office:value-type="float" office:value="1526400" calcext:value-type="float">
            <text:p>1526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9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96]/900" office:value-type="float" office:value="1696" calcext:value-type="float">
            <text:p>1696</text:p>
          </table:table-cell>
        </table:table-row>
        <table:table-row table:style-name="ro1">
          <table:table-cell table:formula="of:=[.C1697]/86400" office:value-type="float" office:value="17.6770833333333" calcext:value-type="float">
            <text:p>17.6770833333333</text:p>
          </table:table-cell>
          <table:table-cell table:formula="of:=[.C1697]/3600" office:value-type="float" office:value="424.25" calcext:value-type="float">
            <text:p>424.25</text:p>
          </table:table-cell>
          <table:table-cell table:formula="of:=[.C1696]+900" office:value-type="float" office:value="1527300" calcext:value-type="float">
            <text:p>1527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9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97]/900" office:value-type="float" office:value="1697" calcext:value-type="float">
            <text:p>1697</text:p>
          </table:table-cell>
        </table:table-row>
        <table:table-row table:style-name="ro1">
          <table:table-cell table:formula="of:=[.C1698]/86400" office:value-type="float" office:value="17.6875" calcext:value-type="float">
            <text:p>17.6875</text:p>
          </table:table-cell>
          <table:table-cell table:formula="of:=[.C1698]/3600" office:value-type="float" office:value="424.5" calcext:value-type="float">
            <text:p>424.5</text:p>
          </table:table-cell>
          <table:table-cell table:formula="of:=[.C1697]+900" office:value-type="float" office:value="1528200" calcext:value-type="float">
            <text:p>1528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9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98]/900" office:value-type="float" office:value="1698" calcext:value-type="float">
            <text:p>1698</text:p>
          </table:table-cell>
        </table:table-row>
        <table:table-row table:style-name="ro1">
          <table:table-cell table:formula="of:=[.C1699]/86400" office:value-type="float" office:value="17.6979166666667" calcext:value-type="float">
            <text:p>17.6979166666667</text:p>
          </table:table-cell>
          <table:table-cell table:formula="of:=[.C1699]/3600" office:value-type="float" office:value="424.75" calcext:value-type="float">
            <text:p>424.75</text:p>
          </table:table-cell>
          <table:table-cell table:formula="of:=[.C1698]+900" office:value-type="float" office:value="1529100" calcext:value-type="float">
            <text:p>1529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9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699]/900" office:value-type="float" office:value="1699" calcext:value-type="float">
            <text:p>1699</text:p>
          </table:table-cell>
        </table:table-row>
        <table:table-row table:style-name="ro1">
          <table:table-cell table:formula="of:=[.C1700]/86400" office:value-type="float" office:value="17.7083333333333" calcext:value-type="float">
            <text:p>17.7083333333333</text:p>
          </table:table-cell>
          <table:table-cell table:formula="of:=[.C1700]/3600" office:value-type="float" office:value="425" calcext:value-type="float">
            <text:p>425</text:p>
          </table:table-cell>
          <table:table-cell table:formula="of:=[.C1699]+900" office:value-type="float" office:value="1530000" calcext:value-type="float">
            <text:p>153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0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00]/900" office:value-type="float" office:value="1700" calcext:value-type="float">
            <text:p>1700</text:p>
          </table:table-cell>
        </table:table-row>
        <table:table-row table:style-name="ro1">
          <table:table-cell table:formula="of:=[.C1701]/86400" office:value-type="float" office:value="17.71875" calcext:value-type="float">
            <text:p>17.71875</text:p>
          </table:table-cell>
          <table:table-cell table:formula="of:=[.C1701]/3600" office:value-type="float" office:value="425.25" calcext:value-type="float">
            <text:p>425.25</text:p>
          </table:table-cell>
          <table:table-cell table:formula="of:=[.C1700]+900" office:value-type="float" office:value="1530900" calcext:value-type="float">
            <text:p>1530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0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01]/900" office:value-type="float" office:value="1701" calcext:value-type="float">
            <text:p>1701</text:p>
          </table:table-cell>
        </table:table-row>
        <table:table-row table:style-name="ro1">
          <table:table-cell table:formula="of:=[.C1702]/86400" office:value-type="float" office:value="17.7291666666667" calcext:value-type="float">
            <text:p>17.7291666666667</text:p>
          </table:table-cell>
          <table:table-cell table:formula="of:=[.C1702]/3600" office:value-type="float" office:value="425.5" calcext:value-type="float">
            <text:p>425.5</text:p>
          </table:table-cell>
          <table:table-cell table:formula="of:=[.C1701]+900" office:value-type="float" office:value="1531800" calcext:value-type="float">
            <text:p>1531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0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02]/900" office:value-type="float" office:value="1702" calcext:value-type="float">
            <text:p>1702</text:p>
          </table:table-cell>
        </table:table-row>
        <table:table-row table:style-name="ro1">
          <table:table-cell table:formula="of:=[.C1703]/86400" office:value-type="float" office:value="17.7395833333333" calcext:value-type="float">
            <text:p>17.7395833333333</text:p>
          </table:table-cell>
          <table:table-cell table:formula="of:=[.C1703]/3600" office:value-type="float" office:value="425.75" calcext:value-type="float">
            <text:p>425.75</text:p>
          </table:table-cell>
          <table:table-cell table:formula="of:=[.C1702]+900" office:value-type="float" office:value="1532700" calcext:value-type="float">
            <text:p>1532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0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03]/900" office:value-type="float" office:value="1703" calcext:value-type="float">
            <text:p>1703</text:p>
          </table:table-cell>
        </table:table-row>
        <table:table-row table:style-name="ro1">
          <table:table-cell table:formula="of:=[.C1704]/86400" office:value-type="float" office:value="17.75" calcext:value-type="float">
            <text:p>17.75</text:p>
          </table:table-cell>
          <table:table-cell table:formula="of:=[.C1704]/3600" office:value-type="float" office:value="426" calcext:value-type="float">
            <text:p>426</text:p>
          </table:table-cell>
          <table:table-cell table:formula="of:=[.C1703]+900" office:value-type="float" office:value="1533600" calcext:value-type="float">
            <text:p>1533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0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04]/900" office:value-type="float" office:value="1704" calcext:value-type="float">
            <text:p>1704</text:p>
          </table:table-cell>
        </table:table-row>
        <table:table-row table:style-name="ro1">
          <table:table-cell table:formula="of:=[.C1705]/86400" office:value-type="float" office:value="17.7604166666667" calcext:value-type="float">
            <text:p>17.7604166666667</text:p>
          </table:table-cell>
          <table:table-cell table:formula="of:=[.C1705]/3600" office:value-type="float" office:value="426.25" calcext:value-type="float">
            <text:p>426.25</text:p>
          </table:table-cell>
          <table:table-cell table:formula="of:=[.C1704]+900" office:value-type="float" office:value="1534500" calcext:value-type="float">
            <text:p>1534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0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05]/900" office:value-type="float" office:value="1705" calcext:value-type="float">
            <text:p>1705</text:p>
          </table:table-cell>
        </table:table-row>
        <table:table-row table:style-name="ro1">
          <table:table-cell table:formula="of:=[.C1706]/86400" office:value-type="float" office:value="17.7708333333333" calcext:value-type="float">
            <text:p>17.7708333333333</text:p>
          </table:table-cell>
          <table:table-cell table:formula="of:=[.C1706]/3600" office:value-type="float" office:value="426.5" calcext:value-type="float">
            <text:p>426.5</text:p>
          </table:table-cell>
          <table:table-cell table:formula="of:=[.C1705]+900" office:value-type="float" office:value="1535400" calcext:value-type="float">
            <text:p>1535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0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06]/900" office:value-type="float" office:value="1706" calcext:value-type="float">
            <text:p>1706</text:p>
          </table:table-cell>
        </table:table-row>
        <table:table-row table:style-name="ro1">
          <table:table-cell table:formula="of:=[.C1707]/86400" office:value-type="float" office:value="17.78125" calcext:value-type="float">
            <text:p>17.78125</text:p>
          </table:table-cell>
          <table:table-cell table:formula="of:=[.C1707]/3600" office:value-type="float" office:value="426.75" calcext:value-type="float">
            <text:p>426.75</text:p>
          </table:table-cell>
          <table:table-cell table:formula="of:=[.C1706]+900" office:value-type="float" office:value="1536300" calcext:value-type="float">
            <text:p>1536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0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07]/900" office:value-type="float" office:value="1707" calcext:value-type="float">
            <text:p>1707</text:p>
          </table:table-cell>
        </table:table-row>
        <table:table-row table:style-name="ro1">
          <table:table-cell table:formula="of:=[.C1708]/86400" office:value-type="float" office:value="17.7916666666667" calcext:value-type="float">
            <text:p>17.7916666666667</text:p>
          </table:table-cell>
          <table:table-cell table:formula="of:=[.C1708]/3600" office:value-type="float" office:value="427" calcext:value-type="float">
            <text:p>427</text:p>
          </table:table-cell>
          <table:table-cell table:formula="of:=[.C1707]+900" office:value-type="float" office:value="1537200" calcext:value-type="float">
            <text:p>1537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0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08]/900" office:value-type="float" office:value="1708" calcext:value-type="float">
            <text:p>1708</text:p>
          </table:table-cell>
        </table:table-row>
        <table:table-row table:style-name="ro1">
          <table:table-cell table:formula="of:=[.C1709]/86400" office:value-type="float" office:value="17.8020833333333" calcext:value-type="float">
            <text:p>17.8020833333333</text:p>
          </table:table-cell>
          <table:table-cell table:formula="of:=[.C1709]/3600" office:value-type="float" office:value="427.25" calcext:value-type="float">
            <text:p>427.25</text:p>
          </table:table-cell>
          <table:table-cell table:formula="of:=[.C1708]+900" office:value-type="float" office:value="1538100" calcext:value-type="float">
            <text:p>1538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0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09]/900" office:value-type="float" office:value="1709" calcext:value-type="float">
            <text:p>1709</text:p>
          </table:table-cell>
        </table:table-row>
        <table:table-row table:style-name="ro1">
          <table:table-cell table:formula="of:=[.C1710]/86400" office:value-type="float" office:value="17.8125" calcext:value-type="float">
            <text:p>17.8125</text:p>
          </table:table-cell>
          <table:table-cell table:formula="of:=[.C1710]/3600" office:value-type="float" office:value="427.5" calcext:value-type="float">
            <text:p>427.5</text:p>
          </table:table-cell>
          <table:table-cell table:formula="of:=[.C1709]+900" office:value-type="float" office:value="1539000" calcext:value-type="float">
            <text:p>1539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1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10]/900" office:value-type="float" office:value="1710" calcext:value-type="float">
            <text:p>1710</text:p>
          </table:table-cell>
        </table:table-row>
        <table:table-row table:style-name="ro1">
          <table:table-cell table:formula="of:=[.C1711]/86400" office:value-type="float" office:value="17.8229166666667" calcext:value-type="float">
            <text:p>17.8229166666667</text:p>
          </table:table-cell>
          <table:table-cell table:formula="of:=[.C1711]/3600" office:value-type="float" office:value="427.75" calcext:value-type="float">
            <text:p>427.75</text:p>
          </table:table-cell>
          <table:table-cell table:formula="of:=[.C1710]+900" office:value-type="float" office:value="1539900" calcext:value-type="float">
            <text:p>1539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1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11]/900" office:value-type="float" office:value="1711" calcext:value-type="float">
            <text:p>1711</text:p>
          </table:table-cell>
        </table:table-row>
        <table:table-row table:style-name="ro1">
          <table:table-cell table:formula="of:=[.C1712]/86400" office:value-type="float" office:value="17.8333333333333" calcext:value-type="float">
            <text:p>17.8333333333333</text:p>
          </table:table-cell>
          <table:table-cell table:formula="of:=[.C1712]/3600" office:value-type="float" office:value="428" calcext:value-type="float">
            <text:p>428</text:p>
          </table:table-cell>
          <table:table-cell table:formula="of:=[.C1711]+900" office:value-type="float" office:value="1540800" calcext:value-type="float">
            <text:p>1540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1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12]/900" office:value-type="float" office:value="1712" calcext:value-type="float">
            <text:p>1712</text:p>
          </table:table-cell>
        </table:table-row>
        <table:table-row table:style-name="ro1">
          <table:table-cell table:formula="of:=[.C1713]/86400" office:value-type="float" office:value="17.84375" calcext:value-type="float">
            <text:p>17.84375</text:p>
          </table:table-cell>
          <table:table-cell table:formula="of:=[.C1713]/3600" office:value-type="float" office:value="428.25" calcext:value-type="float">
            <text:p>428.25</text:p>
          </table:table-cell>
          <table:table-cell table:formula="of:=[.C1712]+900" office:value-type="float" office:value="1541700" calcext:value-type="float">
            <text:p>1541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1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13]/900" office:value-type="float" office:value="1713" calcext:value-type="float">
            <text:p>1713</text:p>
          </table:table-cell>
        </table:table-row>
        <table:table-row table:style-name="ro1">
          <table:table-cell table:formula="of:=[.C1714]/86400" office:value-type="float" office:value="17.8541666666667" calcext:value-type="float">
            <text:p>17.8541666666667</text:p>
          </table:table-cell>
          <table:table-cell table:formula="of:=[.C1714]/3600" office:value-type="float" office:value="428.5" calcext:value-type="float">
            <text:p>428.5</text:p>
          </table:table-cell>
          <table:table-cell table:formula="of:=[.C1713]+900" office:value-type="float" office:value="1542600" calcext:value-type="float">
            <text:p>1542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1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14]/900" office:value-type="float" office:value="1714" calcext:value-type="float">
            <text:p>1714</text:p>
          </table:table-cell>
        </table:table-row>
        <table:table-row table:style-name="ro1">
          <table:table-cell table:formula="of:=[.C1715]/86400" office:value-type="float" office:value="17.8645833333333" calcext:value-type="float">
            <text:p>17.8645833333333</text:p>
          </table:table-cell>
          <table:table-cell table:formula="of:=[.C1715]/3600" office:value-type="float" office:value="428.75" calcext:value-type="float">
            <text:p>428.75</text:p>
          </table:table-cell>
          <table:table-cell table:formula="of:=[.C1714]+900" office:value-type="float" office:value="1543500" calcext:value-type="float">
            <text:p>1543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1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15]/900" office:value-type="float" office:value="1715" calcext:value-type="float">
            <text:p>1715</text:p>
          </table:table-cell>
        </table:table-row>
        <table:table-row table:style-name="ro1">
          <table:table-cell table:formula="of:=[.C1716]/86400" office:value-type="float" office:value="17.875" calcext:value-type="float">
            <text:p>17.875</text:p>
          </table:table-cell>
          <table:table-cell table:formula="of:=[.C1716]/3600" office:value-type="float" office:value="429" calcext:value-type="float">
            <text:p>429</text:p>
          </table:table-cell>
          <table:table-cell table:formula="of:=[.C1715]+900" office:value-type="float" office:value="1544400" calcext:value-type="float">
            <text:p>1544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1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16]/900" office:value-type="float" office:value="1716" calcext:value-type="float">
            <text:p>1716</text:p>
          </table:table-cell>
        </table:table-row>
        <table:table-row table:style-name="ro1">
          <table:table-cell table:formula="of:=[.C1717]/86400" office:value-type="float" office:value="17.8854166666667" calcext:value-type="float">
            <text:p>17.8854166666667</text:p>
          </table:table-cell>
          <table:table-cell table:formula="of:=[.C1717]/3600" office:value-type="float" office:value="429.25" calcext:value-type="float">
            <text:p>429.25</text:p>
          </table:table-cell>
          <table:table-cell table:formula="of:=[.C1716]+900" office:value-type="float" office:value="1545300" calcext:value-type="float">
            <text:p>1545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1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17]/900" office:value-type="float" office:value="1717" calcext:value-type="float">
            <text:p>1717</text:p>
          </table:table-cell>
        </table:table-row>
        <table:table-row table:style-name="ro1">
          <table:table-cell table:formula="of:=[.C1718]/86400" office:value-type="float" office:value="17.8958333333333" calcext:value-type="float">
            <text:p>17.8958333333333</text:p>
          </table:table-cell>
          <table:table-cell table:formula="of:=[.C1718]/3600" office:value-type="float" office:value="429.5" calcext:value-type="float">
            <text:p>429.5</text:p>
          </table:table-cell>
          <table:table-cell table:formula="of:=[.C1717]+900" office:value-type="float" office:value="1546200" calcext:value-type="float">
            <text:p>1546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1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18]/900" office:value-type="float" office:value="1718" calcext:value-type="float">
            <text:p>1718</text:p>
          </table:table-cell>
        </table:table-row>
        <table:table-row table:style-name="ro1">
          <table:table-cell table:formula="of:=[.C1719]/86400" office:value-type="float" office:value="17.90625" calcext:value-type="float">
            <text:p>17.90625</text:p>
          </table:table-cell>
          <table:table-cell table:formula="of:=[.C1719]/3600" office:value-type="float" office:value="429.75" calcext:value-type="float">
            <text:p>429.75</text:p>
          </table:table-cell>
          <table:table-cell table:formula="of:=[.C1718]+900" office:value-type="float" office:value="1547100" calcext:value-type="float">
            <text:p>1547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1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19]/900" office:value-type="float" office:value="1719" calcext:value-type="float">
            <text:p>1719</text:p>
          </table:table-cell>
        </table:table-row>
        <table:table-row table:style-name="ro1">
          <table:table-cell table:formula="of:=[.C1720]/86400" office:value-type="float" office:value="17.9166666666667" calcext:value-type="float">
            <text:p>17.9166666666667</text:p>
          </table:table-cell>
          <table:table-cell table:formula="of:=[.C1720]/3600" office:value-type="float" office:value="430" calcext:value-type="float">
            <text:p>430</text:p>
          </table:table-cell>
          <table:table-cell table:formula="of:=[.C1719]+900" office:value-type="float" office:value="1548000" calcext:value-type="float">
            <text:p>154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2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20]/900" office:value-type="float" office:value="1720" calcext:value-type="float">
            <text:p>1720</text:p>
          </table:table-cell>
        </table:table-row>
        <table:table-row table:style-name="ro1">
          <table:table-cell table:formula="of:=[.C1721]/86400" office:value-type="float" office:value="17.9270833333333" calcext:value-type="float">
            <text:p>17.9270833333333</text:p>
          </table:table-cell>
          <table:table-cell table:formula="of:=[.C1721]/3600" office:value-type="float" office:value="430.25" calcext:value-type="float">
            <text:p>430.25</text:p>
          </table:table-cell>
          <table:table-cell table:formula="of:=[.C1720]+900" office:value-type="float" office:value="1548900" calcext:value-type="float">
            <text:p>1548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2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21]/900" office:value-type="float" office:value="1721" calcext:value-type="float">
            <text:p>1721</text:p>
          </table:table-cell>
        </table:table-row>
        <table:table-row table:style-name="ro1">
          <table:table-cell table:formula="of:=[.C1722]/86400" office:value-type="float" office:value="17.9375" calcext:value-type="float">
            <text:p>17.9375</text:p>
          </table:table-cell>
          <table:table-cell table:formula="of:=[.C1722]/3600" office:value-type="float" office:value="430.5" calcext:value-type="float">
            <text:p>430.5</text:p>
          </table:table-cell>
          <table:table-cell table:formula="of:=[.C1721]+900" office:value-type="float" office:value="1549800" calcext:value-type="float">
            <text:p>1549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2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22]/900" office:value-type="float" office:value="1722" calcext:value-type="float">
            <text:p>1722</text:p>
          </table:table-cell>
        </table:table-row>
        <table:table-row table:style-name="ro1">
          <table:table-cell table:formula="of:=[.C1723]/86400" office:value-type="float" office:value="17.9479166666667" calcext:value-type="float">
            <text:p>17.9479166666667</text:p>
          </table:table-cell>
          <table:table-cell table:formula="of:=[.C1723]/3600" office:value-type="float" office:value="430.75" calcext:value-type="float">
            <text:p>430.75</text:p>
          </table:table-cell>
          <table:table-cell table:formula="of:=[.C1722]+900" office:value-type="float" office:value="1550700" calcext:value-type="float">
            <text:p>1550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2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23]/900" office:value-type="float" office:value="1723" calcext:value-type="float">
            <text:p>1723</text:p>
          </table:table-cell>
        </table:table-row>
        <table:table-row table:style-name="ro1">
          <table:table-cell table:formula="of:=[.C1724]/86400" office:value-type="float" office:value="17.9583333333333" calcext:value-type="float">
            <text:p>17.9583333333333</text:p>
          </table:table-cell>
          <table:table-cell table:formula="of:=[.C1724]/3600" office:value-type="float" office:value="431" calcext:value-type="float">
            <text:p>431</text:p>
          </table:table-cell>
          <table:table-cell table:formula="of:=[.C1723]+900" office:value-type="float" office:value="1551600" calcext:value-type="float">
            <text:p>1551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2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24]/900" office:value-type="float" office:value="1724" calcext:value-type="float">
            <text:p>1724</text:p>
          </table:table-cell>
        </table:table-row>
        <table:table-row table:style-name="ro1">
          <table:table-cell table:formula="of:=[.C1725]/86400" office:value-type="float" office:value="17.96875" calcext:value-type="float">
            <text:p>17.96875</text:p>
          </table:table-cell>
          <table:table-cell table:formula="of:=[.C1725]/3600" office:value-type="float" office:value="431.25" calcext:value-type="float">
            <text:p>431.25</text:p>
          </table:table-cell>
          <table:table-cell table:formula="of:=[.C1724]+900" office:value-type="float" office:value="1552500" calcext:value-type="float">
            <text:p>155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2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25]/900" office:value-type="float" office:value="1725" calcext:value-type="float">
            <text:p>1725</text:p>
          </table:table-cell>
        </table:table-row>
        <table:table-row table:style-name="ro1">
          <table:table-cell table:formula="of:=[.C1726]/86400" office:value-type="float" office:value="17.9791666666667" calcext:value-type="float">
            <text:p>17.9791666666667</text:p>
          </table:table-cell>
          <table:table-cell table:formula="of:=[.C1726]/3600" office:value-type="float" office:value="431.5" calcext:value-type="float">
            <text:p>431.5</text:p>
          </table:table-cell>
          <table:table-cell table:formula="of:=[.C1725]+900" office:value-type="float" office:value="1553400" calcext:value-type="float">
            <text:p>1553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2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26]/900" office:value-type="float" office:value="1726" calcext:value-type="float">
            <text:p>1726</text:p>
          </table:table-cell>
        </table:table-row>
        <table:table-row table:style-name="ro1">
          <table:table-cell table:formula="of:=[.C1727]/86400" office:value-type="float" office:value="17.9895833333333" calcext:value-type="float">
            <text:p>17.9895833333333</text:p>
          </table:table-cell>
          <table:table-cell table:formula="of:=[.C1727]/3600" office:value-type="float" office:value="431.75" calcext:value-type="float">
            <text:p>431.75</text:p>
          </table:table-cell>
          <table:table-cell table:formula="of:=[.C1726]+900" office:value-type="float" office:value="1554300" calcext:value-type="float">
            <text:p>1554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2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27]/900" office:value-type="float" office:value="1727" calcext:value-type="float">
            <text:p>1727</text:p>
          </table:table-cell>
        </table:table-row>
        <table:table-row table:style-name="ro1">
          <table:table-cell table:formula="of:=[.C1728]/86400" office:value-type="float" office:value="18" calcext:value-type="float">
            <text:p>18</text:p>
          </table:table-cell>
          <table:table-cell table:formula="of:=[.C1728]/3600" office:value-type="float" office:value="432" calcext:value-type="float">
            <text:p>432</text:p>
          </table:table-cell>
          <table:table-cell table:formula="of:=[.C1727]+900" office:value-type="float" office:value="1555200" calcext:value-type="float">
            <text:p>1555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2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28]/900" office:value-type="float" office:value="1728" calcext:value-type="float">
            <text:p>1728</text:p>
          </table:table-cell>
        </table:table-row>
        <table:table-row table:style-name="ro1">
          <table:table-cell table:formula="of:=[.C1729]/86400" office:value-type="float" office:value="18.0104166666667" calcext:value-type="float">
            <text:p>18.0104166666667</text:p>
          </table:table-cell>
          <table:table-cell table:formula="of:=[.C1729]/3600" office:value-type="float" office:value="432.25" calcext:value-type="float">
            <text:p>432.25</text:p>
          </table:table-cell>
          <table:table-cell table:formula="of:=[.C1728]+900" office:value-type="float" office:value="1556100" calcext:value-type="float">
            <text:p>1556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2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29]/900" office:value-type="float" office:value="1729" calcext:value-type="float">
            <text:p>1729</text:p>
          </table:table-cell>
        </table:table-row>
        <table:table-row table:style-name="ro1">
          <table:table-cell table:formula="of:=[.C1730]/86400" office:value-type="float" office:value="18.0208333333333" calcext:value-type="float">
            <text:p>18.0208333333333</text:p>
          </table:table-cell>
          <table:table-cell table:formula="of:=[.C1730]/3600" office:value-type="float" office:value="432.5" calcext:value-type="float">
            <text:p>432.5</text:p>
          </table:table-cell>
          <table:table-cell table:formula="of:=[.C1729]+900" office:value-type="float" office:value="1557000" calcext:value-type="float">
            <text:p>155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3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30]/900" office:value-type="float" office:value="1730" calcext:value-type="float">
            <text:p>1730</text:p>
          </table:table-cell>
        </table:table-row>
        <table:table-row table:style-name="ro1">
          <table:table-cell table:formula="of:=[.C1731]/86400" office:value-type="float" office:value="18.03125" calcext:value-type="float">
            <text:p>18.03125</text:p>
          </table:table-cell>
          <table:table-cell table:formula="of:=[.C1731]/3600" office:value-type="float" office:value="432.75" calcext:value-type="float">
            <text:p>432.75</text:p>
          </table:table-cell>
          <table:table-cell table:formula="of:=[.C1730]+900" office:value-type="float" office:value="1557900" calcext:value-type="float">
            <text:p>1557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3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31]/900" office:value-type="float" office:value="1731" calcext:value-type="float">
            <text:p>1731</text:p>
          </table:table-cell>
        </table:table-row>
        <table:table-row table:style-name="ro1">
          <table:table-cell table:formula="of:=[.C1732]/86400" office:value-type="float" office:value="18.0416666666667" calcext:value-type="float">
            <text:p>18.0416666666667</text:p>
          </table:table-cell>
          <table:table-cell table:formula="of:=[.C1732]/3600" office:value-type="float" office:value="433" calcext:value-type="float">
            <text:p>433</text:p>
          </table:table-cell>
          <table:table-cell table:formula="of:=[.C1731]+900" office:value-type="float" office:value="1558800" calcext:value-type="float">
            <text:p>1558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3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32]/900" office:value-type="float" office:value="1732" calcext:value-type="float">
            <text:p>1732</text:p>
          </table:table-cell>
        </table:table-row>
        <table:table-row table:style-name="ro1">
          <table:table-cell table:formula="of:=[.C1733]/86400" office:value-type="float" office:value="18.0520833333333" calcext:value-type="float">
            <text:p>18.0520833333333</text:p>
          </table:table-cell>
          <table:table-cell table:formula="of:=[.C1733]/3600" office:value-type="float" office:value="433.25" calcext:value-type="float">
            <text:p>433.25</text:p>
          </table:table-cell>
          <table:table-cell table:formula="of:=[.C1732]+900" office:value-type="float" office:value="1559700" calcext:value-type="float">
            <text:p>1559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3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33]/900" office:value-type="float" office:value="1733" calcext:value-type="float">
            <text:p>1733</text:p>
          </table:table-cell>
        </table:table-row>
        <table:table-row table:style-name="ro1">
          <table:table-cell table:formula="of:=[.C1734]/86400" office:value-type="float" office:value="18.0625" calcext:value-type="float">
            <text:p>18.0625</text:p>
          </table:table-cell>
          <table:table-cell table:formula="of:=[.C1734]/3600" office:value-type="float" office:value="433.5" calcext:value-type="float">
            <text:p>433.5</text:p>
          </table:table-cell>
          <table:table-cell table:formula="of:=[.C1733]+900" office:value-type="float" office:value="1560600" calcext:value-type="float">
            <text:p>1560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3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34]/900" office:value-type="float" office:value="1734" calcext:value-type="float">
            <text:p>1734</text:p>
          </table:table-cell>
        </table:table-row>
        <table:table-row table:style-name="ro1">
          <table:table-cell table:formula="of:=[.C1735]/86400" office:value-type="float" office:value="18.0729166666667" calcext:value-type="float">
            <text:p>18.0729166666667</text:p>
          </table:table-cell>
          <table:table-cell table:formula="of:=[.C1735]/3600" office:value-type="float" office:value="433.75" calcext:value-type="float">
            <text:p>433.75</text:p>
          </table:table-cell>
          <table:table-cell table:formula="of:=[.C1734]+900" office:value-type="float" office:value="1561500" calcext:value-type="float">
            <text:p>1561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3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35]/900" office:value-type="float" office:value="1735" calcext:value-type="float">
            <text:p>1735</text:p>
          </table:table-cell>
        </table:table-row>
        <table:table-row table:style-name="ro1">
          <table:table-cell table:formula="of:=[.C1736]/86400" office:value-type="float" office:value="18.0833333333333" calcext:value-type="float">
            <text:p>18.0833333333333</text:p>
          </table:table-cell>
          <table:table-cell table:formula="of:=[.C1736]/3600" office:value-type="float" office:value="434" calcext:value-type="float">
            <text:p>434</text:p>
          </table:table-cell>
          <table:table-cell table:formula="of:=[.C1735]+900" office:value-type="float" office:value="1562400" calcext:value-type="float">
            <text:p>156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36]/900" office:value-type="float" office:value="1736" calcext:value-type="float">
            <text:p>1736</text:p>
          </table:table-cell>
        </table:table-row>
        <table:table-row table:style-name="ro1">
          <table:table-cell table:formula="of:=[.C1737]/86400" office:value-type="float" office:value="18.09375" calcext:value-type="float">
            <text:p>18.09375</text:p>
          </table:table-cell>
          <table:table-cell table:formula="of:=[.C1737]/3600" office:value-type="float" office:value="434.25" calcext:value-type="float">
            <text:p>434.25</text:p>
          </table:table-cell>
          <table:table-cell table:formula="of:=[.C1736]+900" office:value-type="float" office:value="1563300" calcext:value-type="float">
            <text:p>156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37]/900" office:value-type="float" office:value="1737" calcext:value-type="float">
            <text:p>1737</text:p>
          </table:table-cell>
        </table:table-row>
        <table:table-row table:style-name="ro1">
          <table:table-cell table:formula="of:=[.C1738]/86400" office:value-type="float" office:value="18.1041666666667" calcext:value-type="float">
            <text:p>18.1041666666667</text:p>
          </table:table-cell>
          <table:table-cell table:formula="of:=[.C1738]/3600" office:value-type="float" office:value="434.5" calcext:value-type="float">
            <text:p>434.5</text:p>
          </table:table-cell>
          <table:table-cell table:formula="of:=[.C1737]+900" office:value-type="float" office:value="1564200" calcext:value-type="float">
            <text:p>156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38]/900" office:value-type="float" office:value="1738" calcext:value-type="float">
            <text:p>1738</text:p>
          </table:table-cell>
        </table:table-row>
        <table:table-row table:style-name="ro1">
          <table:table-cell table:formula="of:=[.C1739]/86400" office:value-type="float" office:value="18.1145833333333" calcext:value-type="float">
            <text:p>18.1145833333333</text:p>
          </table:table-cell>
          <table:table-cell table:formula="of:=[.C1739]/3600" office:value-type="float" office:value="434.75" calcext:value-type="float">
            <text:p>434.75</text:p>
          </table:table-cell>
          <table:table-cell table:formula="of:=[.C1738]+900" office:value-type="float" office:value="1565100" calcext:value-type="float">
            <text:p>156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39]/900" office:value-type="float" office:value="1739" calcext:value-type="float">
            <text:p>1739</text:p>
          </table:table-cell>
        </table:table-row>
        <table:table-row table:style-name="ro1">
          <table:table-cell table:formula="of:=[.C1740]/86400" office:value-type="float" office:value="18.125" calcext:value-type="float">
            <text:p>18.125</text:p>
          </table:table-cell>
          <table:table-cell table:formula="of:=[.C1740]/3600" office:value-type="float" office:value="435" calcext:value-type="float">
            <text:p>435</text:p>
          </table:table-cell>
          <table:table-cell table:formula="of:=[.C1739]+900" office:value-type="float" office:value="1566000" calcext:value-type="float">
            <text:p>156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40]/900" office:value-type="float" office:value="1740" calcext:value-type="float">
            <text:p>1740</text:p>
          </table:table-cell>
        </table:table-row>
        <table:table-row table:style-name="ro1">
          <table:table-cell table:formula="of:=[.C1741]/86400" office:value-type="float" office:value="18.1354166666667" calcext:value-type="float">
            <text:p>18.1354166666667</text:p>
          </table:table-cell>
          <table:table-cell table:formula="of:=[.C1741]/3600" office:value-type="float" office:value="435.25" calcext:value-type="float">
            <text:p>435.25</text:p>
          </table:table-cell>
          <table:table-cell table:formula="of:=[.C1740]+900" office:value-type="float" office:value="1566900" calcext:value-type="float">
            <text:p>156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41]/900" office:value-type="float" office:value="1741" calcext:value-type="float">
            <text:p>1741</text:p>
          </table:table-cell>
        </table:table-row>
        <table:table-row table:style-name="ro1">
          <table:table-cell table:formula="of:=[.C1742]/86400" office:value-type="float" office:value="18.1458333333333" calcext:value-type="float">
            <text:p>18.1458333333333</text:p>
          </table:table-cell>
          <table:table-cell table:formula="of:=[.C1742]/3600" office:value-type="float" office:value="435.5" calcext:value-type="float">
            <text:p>435.5</text:p>
          </table:table-cell>
          <table:table-cell table:formula="of:=[.C1741]+900" office:value-type="float" office:value="1567800" calcext:value-type="float">
            <text:p>156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42]/900" office:value-type="float" office:value="1742" calcext:value-type="float">
            <text:p>1742</text:p>
          </table:table-cell>
        </table:table-row>
        <table:table-row table:style-name="ro1">
          <table:table-cell table:formula="of:=[.C1743]/86400" office:value-type="float" office:value="18.15625" calcext:value-type="float">
            <text:p>18.15625</text:p>
          </table:table-cell>
          <table:table-cell table:formula="of:=[.C1743]/3600" office:value-type="float" office:value="435.75" calcext:value-type="float">
            <text:p>435.75</text:p>
          </table:table-cell>
          <table:table-cell table:formula="of:=[.C1742]+900" office:value-type="float" office:value="1568700" calcext:value-type="float">
            <text:p>156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43]/900" office:value-type="float" office:value="1743" calcext:value-type="float">
            <text:p>1743</text:p>
          </table:table-cell>
        </table:table-row>
        <table:table-row table:style-name="ro1">
          <table:table-cell table:formula="of:=[.C1744]/86400" office:value-type="float" office:value="18.1666666666667" calcext:value-type="float">
            <text:p>18.1666666666667</text:p>
          </table:table-cell>
          <table:table-cell table:formula="of:=[.C1744]/3600" office:value-type="float" office:value="436" calcext:value-type="float">
            <text:p>436</text:p>
          </table:table-cell>
          <table:table-cell table:formula="of:=[.C1743]+900" office:value-type="float" office:value="1569600" calcext:value-type="float">
            <text:p>156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44]/900" office:value-type="float" office:value="1744" calcext:value-type="float">
            <text:p>1744</text:p>
          </table:table-cell>
        </table:table-row>
        <table:table-row table:style-name="ro1">
          <table:table-cell table:formula="of:=[.C1745]/86400" office:value-type="float" office:value="18.1770833333333" calcext:value-type="float">
            <text:p>18.1770833333333</text:p>
          </table:table-cell>
          <table:table-cell table:formula="of:=[.C1745]/3600" office:value-type="float" office:value="436.25" calcext:value-type="float">
            <text:p>436.25</text:p>
          </table:table-cell>
          <table:table-cell table:formula="of:=[.C1744]+900" office:value-type="float" office:value="1570500" calcext:value-type="float">
            <text:p>157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45]/900" office:value-type="float" office:value="1745" calcext:value-type="float">
            <text:p>1745</text:p>
          </table:table-cell>
        </table:table-row>
        <table:table-row table:style-name="ro1">
          <table:table-cell table:formula="of:=[.C1746]/86400" office:value-type="float" office:value="18.1875" calcext:value-type="float">
            <text:p>18.1875</text:p>
          </table:table-cell>
          <table:table-cell table:formula="of:=[.C1746]/3600" office:value-type="float" office:value="436.5" calcext:value-type="float">
            <text:p>436.5</text:p>
          </table:table-cell>
          <table:table-cell table:formula="of:=[.C1745]+900" office:value-type="float" office:value="1571400" calcext:value-type="float">
            <text:p>157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46]/900" office:value-type="float" office:value="1746" calcext:value-type="float">
            <text:p>1746</text:p>
          </table:table-cell>
        </table:table-row>
        <table:table-row table:style-name="ro1">
          <table:table-cell table:formula="of:=[.C1747]/86400" office:value-type="float" office:value="18.1979166666667" calcext:value-type="float">
            <text:p>18.1979166666667</text:p>
          </table:table-cell>
          <table:table-cell table:formula="of:=[.C1747]/3600" office:value-type="float" office:value="436.75" calcext:value-type="float">
            <text:p>436.75</text:p>
          </table:table-cell>
          <table:table-cell table:formula="of:=[.C1746]+900" office:value-type="float" office:value="1572300" calcext:value-type="float">
            <text:p>157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47]/900" office:value-type="float" office:value="1747" calcext:value-type="float">
            <text:p>1747</text:p>
          </table:table-cell>
        </table:table-row>
        <table:table-row table:style-name="ro1">
          <table:table-cell table:formula="of:=[.C1748]/86400" office:value-type="float" office:value="18.2083333333333" calcext:value-type="float">
            <text:p>18.2083333333333</text:p>
          </table:table-cell>
          <table:table-cell table:formula="of:=[.C1748]/3600" office:value-type="float" office:value="437" calcext:value-type="float">
            <text:p>437</text:p>
          </table:table-cell>
          <table:table-cell table:formula="of:=[.C1747]+900" office:value-type="float" office:value="1573200" calcext:value-type="float">
            <text:p>157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48]/900" office:value-type="float" office:value="1748" calcext:value-type="float">
            <text:p>1748</text:p>
          </table:table-cell>
        </table:table-row>
        <table:table-row table:style-name="ro1">
          <table:table-cell table:formula="of:=[.C1749]/86400" office:value-type="float" office:value="18.21875" calcext:value-type="float">
            <text:p>18.21875</text:p>
          </table:table-cell>
          <table:table-cell table:formula="of:=[.C1749]/3600" office:value-type="float" office:value="437.25" calcext:value-type="float">
            <text:p>437.25</text:p>
          </table:table-cell>
          <table:table-cell table:formula="of:=[.C1748]+900" office:value-type="float" office:value="1574100" calcext:value-type="float">
            <text:p>157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49]/900" office:value-type="float" office:value="1749" calcext:value-type="float">
            <text:p>1749</text:p>
          </table:table-cell>
        </table:table-row>
        <table:table-row table:style-name="ro1">
          <table:table-cell table:formula="of:=[.C1750]/86400" office:value-type="float" office:value="18.2291666666667" calcext:value-type="float">
            <text:p>18.2291666666667</text:p>
          </table:table-cell>
          <table:table-cell table:formula="of:=[.C1750]/3600" office:value-type="float" office:value="437.5" calcext:value-type="float">
            <text:p>437.5</text:p>
          </table:table-cell>
          <table:table-cell table:formula="of:=[.C1749]+900" office:value-type="float" office:value="1575000" calcext:value-type="float">
            <text:p>157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50]/900" office:value-type="float" office:value="1750" calcext:value-type="float">
            <text:p>1750</text:p>
          </table:table-cell>
        </table:table-row>
        <table:table-row table:style-name="ro1">
          <table:table-cell table:formula="of:=[.C1751]/86400" office:value-type="float" office:value="18.2395833333333" calcext:value-type="float">
            <text:p>18.2395833333333</text:p>
          </table:table-cell>
          <table:table-cell table:formula="of:=[.C1751]/3600" office:value-type="float" office:value="437.75" calcext:value-type="float">
            <text:p>437.75</text:p>
          </table:table-cell>
          <table:table-cell table:formula="of:=[.C1750]+900" office:value-type="float" office:value="1575900" calcext:value-type="float">
            <text:p>157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51]/900" office:value-type="float" office:value="1751" calcext:value-type="float">
            <text:p>1751</text:p>
          </table:table-cell>
        </table:table-row>
        <table:table-row table:style-name="ro1">
          <table:table-cell table:formula="of:=[.C1752]/86400" office:value-type="float" office:value="18.25" calcext:value-type="float">
            <text:p>18.25</text:p>
          </table:table-cell>
          <table:table-cell table:formula="of:=[.C1752]/3600" office:value-type="float" office:value="438" calcext:value-type="float">
            <text:p>438</text:p>
          </table:table-cell>
          <table:table-cell table:formula="of:=[.C1751]+900" office:value-type="float" office:value="1576800" calcext:value-type="float">
            <text:p>157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52]/900" office:value-type="float" office:value="1752" calcext:value-type="float">
            <text:p>1752</text:p>
          </table:table-cell>
        </table:table-row>
        <table:table-row table:style-name="ro1">
          <table:table-cell table:formula="of:=[.C1753]/86400" office:value-type="float" office:value="18.2604166666667" calcext:value-type="float">
            <text:p>18.2604166666667</text:p>
          </table:table-cell>
          <table:table-cell table:formula="of:=[.C1753]/3600" office:value-type="float" office:value="438.25" calcext:value-type="float">
            <text:p>438.25</text:p>
          </table:table-cell>
          <table:table-cell table:formula="of:=[.C1752]+900" office:value-type="float" office:value="1577700" calcext:value-type="float">
            <text:p>157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53]/900" office:value-type="float" office:value="1753" calcext:value-type="float">
            <text:p>1753</text:p>
          </table:table-cell>
        </table:table-row>
        <table:table-row table:style-name="ro1">
          <table:table-cell table:formula="of:=[.C1754]/86400" office:value-type="float" office:value="18.2708333333333" calcext:value-type="float">
            <text:p>18.2708333333333</text:p>
          </table:table-cell>
          <table:table-cell table:formula="of:=[.C1754]/3600" office:value-type="float" office:value="438.5" calcext:value-type="float">
            <text:p>438.5</text:p>
          </table:table-cell>
          <table:table-cell table:formula="of:=[.C1753]+900" office:value-type="float" office:value="1578600" calcext:value-type="float">
            <text:p>157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54]/900" office:value-type="float" office:value="1754" calcext:value-type="float">
            <text:p>1754</text:p>
          </table:table-cell>
        </table:table-row>
        <table:table-row table:style-name="ro1">
          <table:table-cell table:formula="of:=[.C1755]/86400" office:value-type="float" office:value="18.28125" calcext:value-type="float">
            <text:p>18.28125</text:p>
          </table:table-cell>
          <table:table-cell table:formula="of:=[.C1755]/3600" office:value-type="float" office:value="438.75" calcext:value-type="float">
            <text:p>438.75</text:p>
          </table:table-cell>
          <table:table-cell table:formula="of:=[.C1754]+900" office:value-type="float" office:value="1579500" calcext:value-type="float">
            <text:p>157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55]/900" office:value-type="float" office:value="1755" calcext:value-type="float">
            <text:p>1755</text:p>
          </table:table-cell>
        </table:table-row>
        <table:table-row table:style-name="ro1">
          <table:table-cell table:formula="of:=[.C1756]/86400" office:value-type="float" office:value="18.2916666666667" calcext:value-type="float">
            <text:p>18.2916666666667</text:p>
          </table:table-cell>
          <table:table-cell table:formula="of:=[.C1756]/3600" office:value-type="float" office:value="439" calcext:value-type="float">
            <text:p>439</text:p>
          </table:table-cell>
          <table:table-cell table:formula="of:=[.C1755]+900" office:value-type="float" office:value="1580400" calcext:value-type="float">
            <text:p>158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56]/900" office:value-type="float" office:value="1756" calcext:value-type="float">
            <text:p>1756</text:p>
          </table:table-cell>
        </table:table-row>
        <table:table-row table:style-name="ro1">
          <table:table-cell table:formula="of:=[.C1757]/86400" office:value-type="float" office:value="18.3020833333333" calcext:value-type="float">
            <text:p>18.3020833333333</text:p>
          </table:table-cell>
          <table:table-cell table:formula="of:=[.C1757]/3600" office:value-type="float" office:value="439.25" calcext:value-type="float">
            <text:p>439.25</text:p>
          </table:table-cell>
          <table:table-cell table:formula="of:=[.C1756]+900" office:value-type="float" office:value="1581300" calcext:value-type="float">
            <text:p>1581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5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57]/900" office:value-type="float" office:value="1757" calcext:value-type="float">
            <text:p>1757</text:p>
          </table:table-cell>
        </table:table-row>
        <table:table-row table:style-name="ro1">
          <table:table-cell table:formula="of:=[.C1758]/86400" office:value-type="float" office:value="18.3125" calcext:value-type="float">
            <text:p>18.3125</text:p>
          </table:table-cell>
          <table:table-cell table:formula="of:=[.C1758]/3600" office:value-type="float" office:value="439.5" calcext:value-type="float">
            <text:p>439.5</text:p>
          </table:table-cell>
          <table:table-cell table:formula="of:=[.C1757]+900" office:value-type="float" office:value="1582200" calcext:value-type="float">
            <text:p>1582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5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58]/900" office:value-type="float" office:value="1758" calcext:value-type="float">
            <text:p>1758</text:p>
          </table:table-cell>
        </table:table-row>
        <table:table-row table:style-name="ro1">
          <table:table-cell table:formula="of:=[.C1759]/86400" office:value-type="float" office:value="18.3229166666667" calcext:value-type="float">
            <text:p>18.3229166666667</text:p>
          </table:table-cell>
          <table:table-cell table:formula="of:=[.C1759]/3600" office:value-type="float" office:value="439.75" calcext:value-type="float">
            <text:p>439.75</text:p>
          </table:table-cell>
          <table:table-cell table:formula="of:=[.C1758]+900" office:value-type="float" office:value="1583100" calcext:value-type="float">
            <text:p>1583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5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59]/900" office:value-type="float" office:value="1759" calcext:value-type="float">
            <text:p>1759</text:p>
          </table:table-cell>
        </table:table-row>
        <table:table-row table:style-name="ro1">
          <table:table-cell table:formula="of:=[.C1760]/86400" office:value-type="float" office:value="18.3333333333333" calcext:value-type="float">
            <text:p>18.3333333333333</text:p>
          </table:table-cell>
          <table:table-cell table:formula="of:=[.C1760]/3600" office:value-type="float" office:value="440" calcext:value-type="float">
            <text:p>440</text:p>
          </table:table-cell>
          <table:table-cell table:formula="of:=[.C1759]+900" office:value-type="float" office:value="1584000" calcext:value-type="float">
            <text:p>1584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6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60]/900" office:value-type="float" office:value="1760" calcext:value-type="float">
            <text:p>1760</text:p>
          </table:table-cell>
        </table:table-row>
        <table:table-row table:style-name="ro1">
          <table:table-cell table:formula="of:=[.C1761]/86400" office:value-type="float" office:value="18.34375" calcext:value-type="float">
            <text:p>18.34375</text:p>
          </table:table-cell>
          <table:table-cell table:formula="of:=[.C1761]/3600" office:value-type="float" office:value="440.25" calcext:value-type="float">
            <text:p>440.25</text:p>
          </table:table-cell>
          <table:table-cell table:formula="of:=[.C1760]+900" office:value-type="float" office:value="1584900" calcext:value-type="float">
            <text:p>1584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6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61]/900" office:value-type="float" office:value="1761" calcext:value-type="float">
            <text:p>1761</text:p>
          </table:table-cell>
        </table:table-row>
        <table:table-row table:style-name="ro1">
          <table:table-cell table:formula="of:=[.C1762]/86400" office:value-type="float" office:value="18.3541666666667" calcext:value-type="float">
            <text:p>18.3541666666667</text:p>
          </table:table-cell>
          <table:table-cell table:formula="of:=[.C1762]/3600" office:value-type="float" office:value="440.5" calcext:value-type="float">
            <text:p>440.5</text:p>
          </table:table-cell>
          <table:table-cell table:formula="of:=[.C1761]+900" office:value-type="float" office:value="1585800" calcext:value-type="float">
            <text:p>1585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6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62]/900" office:value-type="float" office:value="1762" calcext:value-type="float">
            <text:p>1762</text:p>
          </table:table-cell>
        </table:table-row>
        <table:table-row table:style-name="ro1">
          <table:table-cell table:formula="of:=[.C1763]/86400" office:value-type="float" office:value="18.3645833333333" calcext:value-type="float">
            <text:p>18.3645833333333</text:p>
          </table:table-cell>
          <table:table-cell table:formula="of:=[.C1763]/3600" office:value-type="float" office:value="440.75" calcext:value-type="float">
            <text:p>440.75</text:p>
          </table:table-cell>
          <table:table-cell table:formula="of:=[.C1762]+900" office:value-type="float" office:value="1586700" calcext:value-type="float">
            <text:p>1586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6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63]/900" office:value-type="float" office:value="1763" calcext:value-type="float">
            <text:p>1763</text:p>
          </table:table-cell>
        </table:table-row>
        <table:table-row table:style-name="ro1">
          <table:table-cell table:formula="of:=[.C1764]/86400" office:value-type="float" office:value="18.375" calcext:value-type="float">
            <text:p>18.375</text:p>
          </table:table-cell>
          <table:table-cell table:formula="of:=[.C1764]/3600" office:value-type="float" office:value="441" calcext:value-type="float">
            <text:p>441</text:p>
          </table:table-cell>
          <table:table-cell table:formula="of:=[.C1763]+900" office:value-type="float" office:value="1587600" calcext:value-type="float">
            <text:p>1587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6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64]/900" office:value-type="float" office:value="1764" calcext:value-type="float">
            <text:p>1764</text:p>
          </table:table-cell>
        </table:table-row>
        <table:table-row table:style-name="ro1">
          <table:table-cell table:formula="of:=[.C1765]/86400" office:value-type="float" office:value="18.3854166666667" calcext:value-type="float">
            <text:p>18.3854166666667</text:p>
          </table:table-cell>
          <table:table-cell table:formula="of:=[.C1765]/3600" office:value-type="float" office:value="441.25" calcext:value-type="float">
            <text:p>441.25</text:p>
          </table:table-cell>
          <table:table-cell table:formula="of:=[.C1764]+900" office:value-type="float" office:value="1588500" calcext:value-type="float">
            <text:p>1588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6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65]/900" office:value-type="float" office:value="1765" calcext:value-type="float">
            <text:p>1765</text:p>
          </table:table-cell>
        </table:table-row>
        <table:table-row table:style-name="ro1">
          <table:table-cell table:formula="of:=[.C1766]/86400" office:value-type="float" office:value="18.3958333333333" calcext:value-type="float">
            <text:p>18.3958333333333</text:p>
          </table:table-cell>
          <table:table-cell table:formula="of:=[.C1766]/3600" office:value-type="float" office:value="441.5" calcext:value-type="float">
            <text:p>441.5</text:p>
          </table:table-cell>
          <table:table-cell table:formula="of:=[.C1765]+900" office:value-type="float" office:value="1589400" calcext:value-type="float">
            <text:p>1589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6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66]/900" office:value-type="float" office:value="1766" calcext:value-type="float">
            <text:p>1766</text:p>
          </table:table-cell>
        </table:table-row>
        <table:table-row table:style-name="ro1">
          <table:table-cell table:formula="of:=[.C1767]/86400" office:value-type="float" office:value="18.40625" calcext:value-type="float">
            <text:p>18.40625</text:p>
          </table:table-cell>
          <table:table-cell table:formula="of:=[.C1767]/3600" office:value-type="float" office:value="441.75" calcext:value-type="float">
            <text:p>441.75</text:p>
          </table:table-cell>
          <table:table-cell table:formula="of:=[.C1766]+900" office:value-type="float" office:value="1590300" calcext:value-type="float">
            <text:p>1590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6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67]/900" office:value-type="float" office:value="1767" calcext:value-type="float">
            <text:p>1767</text:p>
          </table:table-cell>
        </table:table-row>
        <table:table-row table:style-name="ro1">
          <table:table-cell table:formula="of:=[.C1768]/86400" office:value-type="float" office:value="18.4166666666667" calcext:value-type="float">
            <text:p>18.4166666666667</text:p>
          </table:table-cell>
          <table:table-cell table:formula="of:=[.C1768]/3600" office:value-type="float" office:value="442" calcext:value-type="float">
            <text:p>442</text:p>
          </table:table-cell>
          <table:table-cell table:formula="of:=[.C1767]+900" office:value-type="float" office:value="1591200" calcext:value-type="float">
            <text:p>1591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6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68]/900" office:value-type="float" office:value="1768" calcext:value-type="float">
            <text:p>1768</text:p>
          </table:table-cell>
        </table:table-row>
        <table:table-row table:style-name="ro1">
          <table:table-cell table:formula="of:=[.C1769]/86400" office:value-type="float" office:value="18.4270833333333" calcext:value-type="float">
            <text:p>18.4270833333333</text:p>
          </table:table-cell>
          <table:table-cell table:formula="of:=[.C1769]/3600" office:value-type="float" office:value="442.25" calcext:value-type="float">
            <text:p>442.25</text:p>
          </table:table-cell>
          <table:table-cell table:formula="of:=[.C1768]+900" office:value-type="float" office:value="1592100" calcext:value-type="float">
            <text:p>1592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6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69]/900" office:value-type="float" office:value="1769" calcext:value-type="float">
            <text:p>1769</text:p>
          </table:table-cell>
        </table:table-row>
        <table:table-row table:style-name="ro1">
          <table:table-cell table:formula="of:=[.C1770]/86400" office:value-type="float" office:value="18.4375" calcext:value-type="float">
            <text:p>18.4375</text:p>
          </table:table-cell>
          <table:table-cell table:formula="of:=[.C1770]/3600" office:value-type="float" office:value="442.5" calcext:value-type="float">
            <text:p>442.5</text:p>
          </table:table-cell>
          <table:table-cell table:formula="of:=[.C1769]+900" office:value-type="float" office:value="1593000" calcext:value-type="float">
            <text:p>159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7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70]/900" office:value-type="float" office:value="1770" calcext:value-type="float">
            <text:p>1770</text:p>
          </table:table-cell>
        </table:table-row>
        <table:table-row table:style-name="ro1">
          <table:table-cell table:formula="of:=[.C1771]/86400" office:value-type="float" office:value="18.4479166666667" calcext:value-type="float">
            <text:p>18.4479166666667</text:p>
          </table:table-cell>
          <table:table-cell table:formula="of:=[.C1771]/3600" office:value-type="float" office:value="442.75" calcext:value-type="float">
            <text:p>442.75</text:p>
          </table:table-cell>
          <table:table-cell table:formula="of:=[.C1770]+900" office:value-type="float" office:value="1593900" calcext:value-type="float">
            <text:p>1593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7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71]/900" office:value-type="float" office:value="1771" calcext:value-type="float">
            <text:p>1771</text:p>
          </table:table-cell>
        </table:table-row>
        <table:table-row table:style-name="ro1">
          <table:table-cell table:formula="of:=[.C1772]/86400" office:value-type="float" office:value="18.4583333333333" calcext:value-type="float">
            <text:p>18.4583333333333</text:p>
          </table:table-cell>
          <table:table-cell table:formula="of:=[.C1772]/3600" office:value-type="float" office:value="443" calcext:value-type="float">
            <text:p>443</text:p>
          </table:table-cell>
          <table:table-cell table:formula="of:=[.C1771]+900" office:value-type="float" office:value="1594800" calcext:value-type="float">
            <text:p>1594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7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72]/900" office:value-type="float" office:value="1772" calcext:value-type="float">
            <text:p>1772</text:p>
          </table:table-cell>
        </table:table-row>
        <table:table-row table:style-name="ro1">
          <table:table-cell table:formula="of:=[.C1773]/86400" office:value-type="float" office:value="18.46875" calcext:value-type="float">
            <text:p>18.46875</text:p>
          </table:table-cell>
          <table:table-cell table:formula="of:=[.C1773]/3600" office:value-type="float" office:value="443.25" calcext:value-type="float">
            <text:p>443.25</text:p>
          </table:table-cell>
          <table:table-cell table:formula="of:=[.C1772]+900" office:value-type="float" office:value="1595700" calcext:value-type="float">
            <text:p>1595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7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73]/900" office:value-type="float" office:value="1773" calcext:value-type="float">
            <text:p>1773</text:p>
          </table:table-cell>
        </table:table-row>
        <table:table-row table:style-name="ro1">
          <table:table-cell table:formula="of:=[.C1774]/86400" office:value-type="float" office:value="18.4791666666667" calcext:value-type="float">
            <text:p>18.4791666666667</text:p>
          </table:table-cell>
          <table:table-cell table:formula="of:=[.C1774]/3600" office:value-type="float" office:value="443.5" calcext:value-type="float">
            <text:p>443.5</text:p>
          </table:table-cell>
          <table:table-cell table:formula="of:=[.C1773]+900" office:value-type="float" office:value="1596600" calcext:value-type="float">
            <text:p>1596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7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74]/900" office:value-type="float" office:value="1774" calcext:value-type="float">
            <text:p>1774</text:p>
          </table:table-cell>
        </table:table-row>
        <table:table-row table:style-name="ro1">
          <table:table-cell table:formula="of:=[.C1775]/86400" office:value-type="float" office:value="18.4895833333333" calcext:value-type="float">
            <text:p>18.4895833333333</text:p>
          </table:table-cell>
          <table:table-cell table:formula="of:=[.C1775]/3600" office:value-type="float" office:value="443.75" calcext:value-type="float">
            <text:p>443.75</text:p>
          </table:table-cell>
          <table:table-cell table:formula="of:=[.C1774]+900" office:value-type="float" office:value="1597500" calcext:value-type="float">
            <text:p>1597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7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75]/900" office:value-type="float" office:value="1775" calcext:value-type="float">
            <text:p>1775</text:p>
          </table:table-cell>
        </table:table-row>
        <table:table-row table:style-name="ro1">
          <table:table-cell table:formula="of:=[.C1776]/86400" office:value-type="float" office:value="18.5" calcext:value-type="float">
            <text:p>18.5</text:p>
          </table:table-cell>
          <table:table-cell table:formula="of:=[.C1776]/3600" office:value-type="float" office:value="444" calcext:value-type="float">
            <text:p>444</text:p>
          </table:table-cell>
          <table:table-cell table:formula="of:=[.C1775]+900" office:value-type="float" office:value="1598400" calcext:value-type="float">
            <text:p>1598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7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76]/900" office:value-type="float" office:value="1776" calcext:value-type="float">
            <text:p>1776</text:p>
          </table:table-cell>
        </table:table-row>
        <table:table-row table:style-name="ro1">
          <table:table-cell table:formula="of:=[.C1777]/86400" office:value-type="float" office:value="18.5104166666667" calcext:value-type="float">
            <text:p>18.5104166666667</text:p>
          </table:table-cell>
          <table:table-cell table:formula="of:=[.C1777]/3600" office:value-type="float" office:value="444.25" calcext:value-type="float">
            <text:p>444.25</text:p>
          </table:table-cell>
          <table:table-cell table:formula="of:=[.C1776]+900" office:value-type="float" office:value="1599300" calcext:value-type="float">
            <text:p>1599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7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77]/900" office:value-type="float" office:value="1777" calcext:value-type="float">
            <text:p>1777</text:p>
          </table:table-cell>
        </table:table-row>
        <table:table-row table:style-name="ro1">
          <table:table-cell table:formula="of:=[.C1778]/86400" office:value-type="float" office:value="18.5208333333333" calcext:value-type="float">
            <text:p>18.5208333333333</text:p>
          </table:table-cell>
          <table:table-cell table:formula="of:=[.C1778]/3600" office:value-type="float" office:value="444.5" calcext:value-type="float">
            <text:p>444.5</text:p>
          </table:table-cell>
          <table:table-cell table:formula="of:=[.C1777]+900" office:value-type="float" office:value="1600200" calcext:value-type="float">
            <text:p>1600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7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78]/900" office:value-type="float" office:value="1778" calcext:value-type="float">
            <text:p>1778</text:p>
          </table:table-cell>
        </table:table-row>
        <table:table-row table:style-name="ro1">
          <table:table-cell table:formula="of:=[.C1779]/86400" office:value-type="float" office:value="18.53125" calcext:value-type="float">
            <text:p>18.53125</text:p>
          </table:table-cell>
          <table:table-cell table:formula="of:=[.C1779]/3600" office:value-type="float" office:value="444.75" calcext:value-type="float">
            <text:p>444.75</text:p>
          </table:table-cell>
          <table:table-cell table:formula="of:=[.C1778]+900" office:value-type="float" office:value="1601100" calcext:value-type="float">
            <text:p>1601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7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79]/900" office:value-type="float" office:value="1779" calcext:value-type="float">
            <text:p>1779</text:p>
          </table:table-cell>
        </table:table-row>
        <table:table-row table:style-name="ro1">
          <table:table-cell table:formula="of:=[.C1780]/86400" office:value-type="float" office:value="18.5416666666667" calcext:value-type="float">
            <text:p>18.5416666666667</text:p>
          </table:table-cell>
          <table:table-cell table:formula="of:=[.C1780]/3600" office:value-type="float" office:value="445" calcext:value-type="float">
            <text:p>445</text:p>
          </table:table-cell>
          <table:table-cell table:formula="of:=[.C1779]+900" office:value-type="float" office:value="1602000" calcext:value-type="float">
            <text:p>160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8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80]/900" office:value-type="float" office:value="1780" calcext:value-type="float">
            <text:p>1780</text:p>
          </table:table-cell>
        </table:table-row>
        <table:table-row table:style-name="ro1">
          <table:table-cell table:formula="of:=[.C1781]/86400" office:value-type="float" office:value="18.5520833333333" calcext:value-type="float">
            <text:p>18.5520833333333</text:p>
          </table:table-cell>
          <table:table-cell table:formula="of:=[.C1781]/3600" office:value-type="float" office:value="445.25" calcext:value-type="float">
            <text:p>445.25</text:p>
          </table:table-cell>
          <table:table-cell table:formula="of:=[.C1780]+900" office:value-type="float" office:value="1602900" calcext:value-type="float">
            <text:p>1602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8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81]/900" office:value-type="float" office:value="1781" calcext:value-type="float">
            <text:p>1781</text:p>
          </table:table-cell>
        </table:table-row>
        <table:table-row table:style-name="ro1">
          <table:table-cell table:formula="of:=[.C1782]/86400" office:value-type="float" office:value="18.5625" calcext:value-type="float">
            <text:p>18.5625</text:p>
          </table:table-cell>
          <table:table-cell table:formula="of:=[.C1782]/3600" office:value-type="float" office:value="445.5" calcext:value-type="float">
            <text:p>445.5</text:p>
          </table:table-cell>
          <table:table-cell table:formula="of:=[.C1781]+900" office:value-type="float" office:value="1603800" calcext:value-type="float">
            <text:p>1603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8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82]/900" office:value-type="float" office:value="1782" calcext:value-type="float">
            <text:p>1782</text:p>
          </table:table-cell>
        </table:table-row>
        <table:table-row table:style-name="ro1">
          <table:table-cell table:formula="of:=[.C1783]/86400" office:value-type="float" office:value="18.5729166666667" calcext:value-type="float">
            <text:p>18.5729166666667</text:p>
          </table:table-cell>
          <table:table-cell table:formula="of:=[.C1783]/3600" office:value-type="float" office:value="445.75" calcext:value-type="float">
            <text:p>445.75</text:p>
          </table:table-cell>
          <table:table-cell table:formula="of:=[.C1782]+900" office:value-type="float" office:value="1604700" calcext:value-type="float">
            <text:p>1604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8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83]/900" office:value-type="float" office:value="1783" calcext:value-type="float">
            <text:p>1783</text:p>
          </table:table-cell>
        </table:table-row>
        <table:table-row table:style-name="ro1">
          <table:table-cell table:formula="of:=[.C1784]/86400" office:value-type="float" office:value="18.5833333333333" calcext:value-type="float">
            <text:p>18.5833333333333</text:p>
          </table:table-cell>
          <table:table-cell table:formula="of:=[.C1784]/3600" office:value-type="float" office:value="446" calcext:value-type="float">
            <text:p>446</text:p>
          </table:table-cell>
          <table:table-cell table:formula="of:=[.C1783]+900" office:value-type="float" office:value="1605600" calcext:value-type="float">
            <text:p>1605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8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84]/900" office:value-type="float" office:value="1784" calcext:value-type="float">
            <text:p>1784</text:p>
          </table:table-cell>
        </table:table-row>
        <table:table-row table:style-name="ro1">
          <table:table-cell table:formula="of:=[.C1785]/86400" office:value-type="float" office:value="18.59375" calcext:value-type="float">
            <text:p>18.59375</text:p>
          </table:table-cell>
          <table:table-cell table:formula="of:=[.C1785]/3600" office:value-type="float" office:value="446.25" calcext:value-type="float">
            <text:p>446.25</text:p>
          </table:table-cell>
          <table:table-cell table:formula="of:=[.C1784]+900" office:value-type="float" office:value="1606500" calcext:value-type="float">
            <text:p>160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8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85]/900" office:value-type="float" office:value="1785" calcext:value-type="float">
            <text:p>1785</text:p>
          </table:table-cell>
        </table:table-row>
        <table:table-row table:style-name="ro1">
          <table:table-cell table:formula="of:=[.C1786]/86400" office:value-type="float" office:value="18.6041666666667" calcext:value-type="float">
            <text:p>18.6041666666667</text:p>
          </table:table-cell>
          <table:table-cell table:formula="of:=[.C1786]/3600" office:value-type="float" office:value="446.5" calcext:value-type="float">
            <text:p>446.5</text:p>
          </table:table-cell>
          <table:table-cell table:formula="of:=[.C1785]+900" office:value-type="float" office:value="1607400" calcext:value-type="float">
            <text:p>1607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8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86]/900" office:value-type="float" office:value="1786" calcext:value-type="float">
            <text:p>1786</text:p>
          </table:table-cell>
        </table:table-row>
        <table:table-row table:style-name="ro1">
          <table:table-cell table:formula="of:=[.C1787]/86400" office:value-type="float" office:value="18.6145833333333" calcext:value-type="float">
            <text:p>18.6145833333333</text:p>
          </table:table-cell>
          <table:table-cell table:formula="of:=[.C1787]/3600" office:value-type="float" office:value="446.75" calcext:value-type="float">
            <text:p>446.75</text:p>
          </table:table-cell>
          <table:table-cell table:formula="of:=[.C1786]+900" office:value-type="float" office:value="1608300" calcext:value-type="float">
            <text:p>1608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8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87]/900" office:value-type="float" office:value="1787" calcext:value-type="float">
            <text:p>1787</text:p>
          </table:table-cell>
        </table:table-row>
        <table:table-row table:style-name="ro1">
          <table:table-cell table:formula="of:=[.C1788]/86400" office:value-type="float" office:value="18.625" calcext:value-type="float">
            <text:p>18.625</text:p>
          </table:table-cell>
          <table:table-cell table:formula="of:=[.C1788]/3600" office:value-type="float" office:value="447" calcext:value-type="float">
            <text:p>447</text:p>
          </table:table-cell>
          <table:table-cell table:formula="of:=[.C1787]+900" office:value-type="float" office:value="1609200" calcext:value-type="float">
            <text:p>1609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8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88]/900" office:value-type="float" office:value="1788" calcext:value-type="float">
            <text:p>1788</text:p>
          </table:table-cell>
        </table:table-row>
        <table:table-row table:style-name="ro1">
          <table:table-cell table:formula="of:=[.C1789]/86400" office:value-type="float" office:value="18.6354166666667" calcext:value-type="float">
            <text:p>18.6354166666667</text:p>
          </table:table-cell>
          <table:table-cell table:formula="of:=[.C1789]/3600" office:value-type="float" office:value="447.25" calcext:value-type="float">
            <text:p>447.25</text:p>
          </table:table-cell>
          <table:table-cell table:formula="of:=[.C1788]+900" office:value-type="float" office:value="1610100" calcext:value-type="float">
            <text:p>1610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8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89]/900" office:value-type="float" office:value="1789" calcext:value-type="float">
            <text:p>1789</text:p>
          </table:table-cell>
        </table:table-row>
        <table:table-row table:style-name="ro1">
          <table:table-cell table:formula="of:=[.C1790]/86400" office:value-type="float" office:value="18.6458333333333" calcext:value-type="float">
            <text:p>18.6458333333333</text:p>
          </table:table-cell>
          <table:table-cell table:formula="of:=[.C1790]/3600" office:value-type="float" office:value="447.5" calcext:value-type="float">
            <text:p>447.5</text:p>
          </table:table-cell>
          <table:table-cell table:formula="of:=[.C1789]+900" office:value-type="float" office:value="1611000" calcext:value-type="float">
            <text:p>161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9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90]/900" office:value-type="float" office:value="1790" calcext:value-type="float">
            <text:p>1790</text:p>
          </table:table-cell>
        </table:table-row>
        <table:table-row table:style-name="ro1">
          <table:table-cell table:formula="of:=[.C1791]/86400" office:value-type="float" office:value="18.65625" calcext:value-type="float">
            <text:p>18.65625</text:p>
          </table:table-cell>
          <table:table-cell table:formula="of:=[.C1791]/3600" office:value-type="float" office:value="447.75" calcext:value-type="float">
            <text:p>447.75</text:p>
          </table:table-cell>
          <table:table-cell table:formula="of:=[.C1790]+900" office:value-type="float" office:value="1611900" calcext:value-type="float">
            <text:p>1611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9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91]/900" office:value-type="float" office:value="1791" calcext:value-type="float">
            <text:p>1791</text:p>
          </table:table-cell>
        </table:table-row>
        <table:table-row table:style-name="ro1">
          <table:table-cell table:formula="of:=[.C1792]/86400" office:value-type="float" office:value="18.6666666666667" calcext:value-type="float">
            <text:p>18.6666666666667</text:p>
          </table:table-cell>
          <table:table-cell table:formula="of:=[.C1792]/3600" office:value-type="float" office:value="448" calcext:value-type="float">
            <text:p>448</text:p>
          </table:table-cell>
          <table:table-cell table:formula="of:=[.C1791]+900" office:value-type="float" office:value="1612800" calcext:value-type="float">
            <text:p>1612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9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92]/900" office:value-type="float" office:value="1792" calcext:value-type="float">
            <text:p>1792</text:p>
          </table:table-cell>
        </table:table-row>
        <table:table-row table:style-name="ro1">
          <table:table-cell table:formula="of:=[.C1793]/86400" office:value-type="float" office:value="18.6770833333333" calcext:value-type="float">
            <text:p>18.6770833333333</text:p>
          </table:table-cell>
          <table:table-cell table:formula="of:=[.C1793]/3600" office:value-type="float" office:value="448.25" calcext:value-type="float">
            <text:p>448.25</text:p>
          </table:table-cell>
          <table:table-cell table:formula="of:=[.C1792]+900" office:value-type="float" office:value="1613700" calcext:value-type="float">
            <text:p>1613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9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93]/900" office:value-type="float" office:value="1793" calcext:value-type="float">
            <text:p>1793</text:p>
          </table:table-cell>
        </table:table-row>
        <table:table-row table:style-name="ro1">
          <table:table-cell table:formula="of:=[.C1794]/86400" office:value-type="float" office:value="18.6875" calcext:value-type="float">
            <text:p>18.6875</text:p>
          </table:table-cell>
          <table:table-cell table:formula="of:=[.C1794]/3600" office:value-type="float" office:value="448.5" calcext:value-type="float">
            <text:p>448.5</text:p>
          </table:table-cell>
          <table:table-cell table:formula="of:=[.C1793]+900" office:value-type="float" office:value="1614600" calcext:value-type="float">
            <text:p>1614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9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94]/900" office:value-type="float" office:value="1794" calcext:value-type="float">
            <text:p>1794</text:p>
          </table:table-cell>
        </table:table-row>
        <table:table-row table:style-name="ro1">
          <table:table-cell table:formula="of:=[.C1795]/86400" office:value-type="float" office:value="18.6979166666667" calcext:value-type="float">
            <text:p>18.6979166666667</text:p>
          </table:table-cell>
          <table:table-cell table:formula="of:=[.C1795]/3600" office:value-type="float" office:value="448.75" calcext:value-type="float">
            <text:p>448.75</text:p>
          </table:table-cell>
          <table:table-cell table:formula="of:=[.C1794]+900" office:value-type="float" office:value="1615500" calcext:value-type="float">
            <text:p>1615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9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95]/900" office:value-type="float" office:value="1795" calcext:value-type="float">
            <text:p>1795</text:p>
          </table:table-cell>
        </table:table-row>
        <table:table-row table:style-name="ro1">
          <table:table-cell table:formula="of:=[.C1796]/86400" office:value-type="float" office:value="18.7083333333333" calcext:value-type="float">
            <text:p>18.7083333333333</text:p>
          </table:table-cell>
          <table:table-cell table:formula="of:=[.C1796]/3600" office:value-type="float" office:value="449" calcext:value-type="float">
            <text:p>449</text:p>
          </table:table-cell>
          <table:table-cell table:formula="of:=[.C1795]+900" office:value-type="float" office:value="1616400" calcext:value-type="float">
            <text:p>1616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9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96]/900" office:value-type="float" office:value="1796" calcext:value-type="float">
            <text:p>1796</text:p>
          </table:table-cell>
        </table:table-row>
        <table:table-row table:style-name="ro1">
          <table:table-cell table:formula="of:=[.C1797]/86400" office:value-type="float" office:value="18.71875" calcext:value-type="float">
            <text:p>18.71875</text:p>
          </table:table-cell>
          <table:table-cell table:formula="of:=[.C1797]/3600" office:value-type="float" office:value="449.25" calcext:value-type="float">
            <text:p>449.25</text:p>
          </table:table-cell>
          <table:table-cell table:formula="of:=[.C1796]+900" office:value-type="float" office:value="1617300" calcext:value-type="float">
            <text:p>1617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9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97]/900" office:value-type="float" office:value="1797" calcext:value-type="float">
            <text:p>1797</text:p>
          </table:table-cell>
        </table:table-row>
        <table:table-row table:style-name="ro1">
          <table:table-cell table:formula="of:=[.C1798]/86400" office:value-type="float" office:value="18.7291666666667" calcext:value-type="float">
            <text:p>18.7291666666667</text:p>
          </table:table-cell>
          <table:table-cell table:formula="of:=[.C1798]/3600" office:value-type="float" office:value="449.5" calcext:value-type="float">
            <text:p>449.5</text:p>
          </table:table-cell>
          <table:table-cell table:formula="of:=[.C1797]+900" office:value-type="float" office:value="1618200" calcext:value-type="float">
            <text:p>1618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9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98]/900" office:value-type="float" office:value="1798" calcext:value-type="float">
            <text:p>1798</text:p>
          </table:table-cell>
        </table:table-row>
        <table:table-row table:style-name="ro1">
          <table:table-cell table:formula="of:=[.C1799]/86400" office:value-type="float" office:value="18.7395833333333" calcext:value-type="float">
            <text:p>18.7395833333333</text:p>
          </table:table-cell>
          <table:table-cell table:formula="of:=[.C1799]/3600" office:value-type="float" office:value="449.75" calcext:value-type="float">
            <text:p>449.75</text:p>
          </table:table-cell>
          <table:table-cell table:formula="of:=[.C1798]+900" office:value-type="float" office:value="1619100" calcext:value-type="float">
            <text:p>1619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9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799]/900" office:value-type="float" office:value="1799" calcext:value-type="float">
            <text:p>1799</text:p>
          </table:table-cell>
        </table:table-row>
        <table:table-row table:style-name="ro1">
          <table:table-cell table:formula="of:=[.C1800]/86400" office:value-type="float" office:value="18.75" calcext:value-type="float">
            <text:p>18.75</text:p>
          </table:table-cell>
          <table:table-cell table:formula="of:=[.C1800]/3600" office:value-type="float" office:value="450" calcext:value-type="float">
            <text:p>450</text:p>
          </table:table-cell>
          <table:table-cell table:formula="of:=[.C1799]+900" office:value-type="float" office:value="1620000" calcext:value-type="float">
            <text:p>162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0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00]/900" office:value-type="float" office:value="1800" calcext:value-type="float">
            <text:p>1800</text:p>
          </table:table-cell>
        </table:table-row>
        <table:table-row table:style-name="ro1">
          <table:table-cell table:formula="of:=[.C1801]/86400" office:value-type="float" office:value="18.7604166666667" calcext:value-type="float">
            <text:p>18.7604166666667</text:p>
          </table:table-cell>
          <table:table-cell table:formula="of:=[.C1801]/3600" office:value-type="float" office:value="450.25" calcext:value-type="float">
            <text:p>450.25</text:p>
          </table:table-cell>
          <table:table-cell table:formula="of:=[.C1800]+900" office:value-type="float" office:value="1620900" calcext:value-type="float">
            <text:p>1620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0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01]/900" office:value-type="float" office:value="1801" calcext:value-type="float">
            <text:p>1801</text:p>
          </table:table-cell>
        </table:table-row>
        <table:table-row table:style-name="ro1">
          <table:table-cell table:formula="of:=[.C1802]/86400" office:value-type="float" office:value="18.7708333333333" calcext:value-type="float">
            <text:p>18.7708333333333</text:p>
          </table:table-cell>
          <table:table-cell table:formula="of:=[.C1802]/3600" office:value-type="float" office:value="450.5" calcext:value-type="float">
            <text:p>450.5</text:p>
          </table:table-cell>
          <table:table-cell table:formula="of:=[.C1801]+900" office:value-type="float" office:value="1621800" calcext:value-type="float">
            <text:p>1621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0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02]/900" office:value-type="float" office:value="1802" calcext:value-type="float">
            <text:p>1802</text:p>
          </table:table-cell>
        </table:table-row>
        <table:table-row table:style-name="ro1">
          <table:table-cell table:formula="of:=[.C1803]/86400" office:value-type="float" office:value="18.78125" calcext:value-type="float">
            <text:p>18.78125</text:p>
          </table:table-cell>
          <table:table-cell table:formula="of:=[.C1803]/3600" office:value-type="float" office:value="450.75" calcext:value-type="float">
            <text:p>450.75</text:p>
          </table:table-cell>
          <table:table-cell table:formula="of:=[.C1802]+900" office:value-type="float" office:value="1622700" calcext:value-type="float">
            <text:p>1622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0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03]/900" office:value-type="float" office:value="1803" calcext:value-type="float">
            <text:p>1803</text:p>
          </table:table-cell>
        </table:table-row>
        <table:table-row table:style-name="ro1">
          <table:table-cell table:formula="of:=[.C1804]/86400" office:value-type="float" office:value="18.7916666666667" calcext:value-type="float">
            <text:p>18.7916666666667</text:p>
          </table:table-cell>
          <table:table-cell table:formula="of:=[.C1804]/3600" office:value-type="float" office:value="451" calcext:value-type="float">
            <text:p>451</text:p>
          </table:table-cell>
          <table:table-cell table:formula="of:=[.C1803]+900" office:value-type="float" office:value="1623600" calcext:value-type="float">
            <text:p>1623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0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04]/900" office:value-type="float" office:value="1804" calcext:value-type="float">
            <text:p>1804</text:p>
          </table:table-cell>
        </table:table-row>
        <table:table-row table:style-name="ro1">
          <table:table-cell table:formula="of:=[.C1805]/86400" office:value-type="float" office:value="18.8020833333333" calcext:value-type="float">
            <text:p>18.8020833333333</text:p>
          </table:table-cell>
          <table:table-cell table:formula="of:=[.C1805]/3600" office:value-type="float" office:value="451.25" calcext:value-type="float">
            <text:p>451.25</text:p>
          </table:table-cell>
          <table:table-cell table:formula="of:=[.C1804]+900" office:value-type="float" office:value="1624500" calcext:value-type="float">
            <text:p>1624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0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05]/900" office:value-type="float" office:value="1805" calcext:value-type="float">
            <text:p>1805</text:p>
          </table:table-cell>
        </table:table-row>
        <table:table-row table:style-name="ro1">
          <table:table-cell table:formula="of:=[.C1806]/86400" office:value-type="float" office:value="18.8125" calcext:value-type="float">
            <text:p>18.8125</text:p>
          </table:table-cell>
          <table:table-cell table:formula="of:=[.C1806]/3600" office:value-type="float" office:value="451.5" calcext:value-type="float">
            <text:p>451.5</text:p>
          </table:table-cell>
          <table:table-cell table:formula="of:=[.C1805]+900" office:value-type="float" office:value="1625400" calcext:value-type="float">
            <text:p>1625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0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06]/900" office:value-type="float" office:value="1806" calcext:value-type="float">
            <text:p>1806</text:p>
          </table:table-cell>
        </table:table-row>
        <table:table-row table:style-name="ro1">
          <table:table-cell table:formula="of:=[.C1807]/86400" office:value-type="float" office:value="18.8229166666667" calcext:value-type="float">
            <text:p>18.8229166666667</text:p>
          </table:table-cell>
          <table:table-cell table:formula="of:=[.C1807]/3600" office:value-type="float" office:value="451.75" calcext:value-type="float">
            <text:p>451.75</text:p>
          </table:table-cell>
          <table:table-cell table:formula="of:=[.C1806]+900" office:value-type="float" office:value="1626300" calcext:value-type="float">
            <text:p>1626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0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07]/900" office:value-type="float" office:value="1807" calcext:value-type="float">
            <text:p>1807</text:p>
          </table:table-cell>
        </table:table-row>
        <table:table-row table:style-name="ro1">
          <table:table-cell table:formula="of:=[.C1808]/86400" office:value-type="float" office:value="18.8333333333333" calcext:value-type="float">
            <text:p>18.8333333333333</text:p>
          </table:table-cell>
          <table:table-cell table:formula="of:=[.C1808]/3600" office:value-type="float" office:value="452" calcext:value-type="float">
            <text:p>452</text:p>
          </table:table-cell>
          <table:table-cell table:formula="of:=[.C1807]+900" office:value-type="float" office:value="1627200" calcext:value-type="float">
            <text:p>1627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0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08]/900" office:value-type="float" office:value="1808" calcext:value-type="float">
            <text:p>1808</text:p>
          </table:table-cell>
        </table:table-row>
        <table:table-row table:style-name="ro1">
          <table:table-cell table:formula="of:=[.C1809]/86400" office:value-type="float" office:value="18.84375" calcext:value-type="float">
            <text:p>18.84375</text:p>
          </table:table-cell>
          <table:table-cell table:formula="of:=[.C1809]/3600" office:value-type="float" office:value="452.25" calcext:value-type="float">
            <text:p>452.25</text:p>
          </table:table-cell>
          <table:table-cell table:formula="of:=[.C1808]+900" office:value-type="float" office:value="1628100" calcext:value-type="float">
            <text:p>1628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0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09]/900" office:value-type="float" office:value="1809" calcext:value-type="float">
            <text:p>1809</text:p>
          </table:table-cell>
        </table:table-row>
        <table:table-row table:style-name="ro1">
          <table:table-cell table:formula="of:=[.C1810]/86400" office:value-type="float" office:value="18.8541666666667" calcext:value-type="float">
            <text:p>18.8541666666667</text:p>
          </table:table-cell>
          <table:table-cell table:formula="of:=[.C1810]/3600" office:value-type="float" office:value="452.5" calcext:value-type="float">
            <text:p>452.5</text:p>
          </table:table-cell>
          <table:table-cell table:formula="of:=[.C1809]+900" office:value-type="float" office:value="1629000" calcext:value-type="float">
            <text:p>1629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1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10]/900" office:value-type="float" office:value="1810" calcext:value-type="float">
            <text:p>1810</text:p>
          </table:table-cell>
        </table:table-row>
        <table:table-row table:style-name="ro1">
          <table:table-cell table:formula="of:=[.C1811]/86400" office:value-type="float" office:value="18.8645833333333" calcext:value-type="float">
            <text:p>18.8645833333333</text:p>
          </table:table-cell>
          <table:table-cell table:formula="of:=[.C1811]/3600" office:value-type="float" office:value="452.75" calcext:value-type="float">
            <text:p>452.75</text:p>
          </table:table-cell>
          <table:table-cell table:formula="of:=[.C1810]+900" office:value-type="float" office:value="1629900" calcext:value-type="float">
            <text:p>1629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1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11]/900" office:value-type="float" office:value="1811" calcext:value-type="float">
            <text:p>1811</text:p>
          </table:table-cell>
        </table:table-row>
        <table:table-row table:style-name="ro1">
          <table:table-cell table:formula="of:=[.C1812]/86400" office:value-type="float" office:value="18.875" calcext:value-type="float">
            <text:p>18.875</text:p>
          </table:table-cell>
          <table:table-cell table:formula="of:=[.C1812]/3600" office:value-type="float" office:value="453" calcext:value-type="float">
            <text:p>453</text:p>
          </table:table-cell>
          <table:table-cell table:formula="of:=[.C1811]+900" office:value-type="float" office:value="1630800" calcext:value-type="float">
            <text:p>1630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1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12]/900" office:value-type="float" office:value="1812" calcext:value-type="float">
            <text:p>1812</text:p>
          </table:table-cell>
        </table:table-row>
        <table:table-row table:style-name="ro1">
          <table:table-cell table:formula="of:=[.C1813]/86400" office:value-type="float" office:value="18.8854166666667" calcext:value-type="float">
            <text:p>18.8854166666667</text:p>
          </table:table-cell>
          <table:table-cell table:formula="of:=[.C1813]/3600" office:value-type="float" office:value="453.25" calcext:value-type="float">
            <text:p>453.25</text:p>
          </table:table-cell>
          <table:table-cell table:formula="of:=[.C1812]+900" office:value-type="float" office:value="1631700" calcext:value-type="float">
            <text:p>1631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1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13]/900" office:value-type="float" office:value="1813" calcext:value-type="float">
            <text:p>1813</text:p>
          </table:table-cell>
        </table:table-row>
        <table:table-row table:style-name="ro1">
          <table:table-cell table:formula="of:=[.C1814]/86400" office:value-type="float" office:value="18.8958333333333" calcext:value-type="float">
            <text:p>18.8958333333333</text:p>
          </table:table-cell>
          <table:table-cell table:formula="of:=[.C1814]/3600" office:value-type="float" office:value="453.5" calcext:value-type="float">
            <text:p>453.5</text:p>
          </table:table-cell>
          <table:table-cell table:formula="of:=[.C1813]+900" office:value-type="float" office:value="1632600" calcext:value-type="float">
            <text:p>1632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1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14]/900" office:value-type="float" office:value="1814" calcext:value-type="float">
            <text:p>1814</text:p>
          </table:table-cell>
        </table:table-row>
        <table:table-row table:style-name="ro1">
          <table:table-cell table:formula="of:=[.C1815]/86400" office:value-type="float" office:value="18.90625" calcext:value-type="float">
            <text:p>18.90625</text:p>
          </table:table-cell>
          <table:table-cell table:formula="of:=[.C1815]/3600" office:value-type="float" office:value="453.75" calcext:value-type="float">
            <text:p>453.75</text:p>
          </table:table-cell>
          <table:table-cell table:formula="of:=[.C1814]+900" office:value-type="float" office:value="1633500" calcext:value-type="float">
            <text:p>1633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1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15]/900" office:value-type="float" office:value="1815" calcext:value-type="float">
            <text:p>1815</text:p>
          </table:table-cell>
        </table:table-row>
        <table:table-row table:style-name="ro1">
          <table:table-cell table:formula="of:=[.C1816]/86400" office:value-type="float" office:value="18.9166666666667" calcext:value-type="float">
            <text:p>18.9166666666667</text:p>
          </table:table-cell>
          <table:table-cell table:formula="of:=[.C1816]/3600" office:value-type="float" office:value="454" calcext:value-type="float">
            <text:p>454</text:p>
          </table:table-cell>
          <table:table-cell table:formula="of:=[.C1815]+900" office:value-type="float" office:value="1634400" calcext:value-type="float">
            <text:p>1634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1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16]/900" office:value-type="float" office:value="1816" calcext:value-type="float">
            <text:p>1816</text:p>
          </table:table-cell>
        </table:table-row>
        <table:table-row table:style-name="ro1">
          <table:table-cell table:formula="of:=[.C1817]/86400" office:value-type="float" office:value="18.9270833333333" calcext:value-type="float">
            <text:p>18.9270833333333</text:p>
          </table:table-cell>
          <table:table-cell table:formula="of:=[.C1817]/3600" office:value-type="float" office:value="454.25" calcext:value-type="float">
            <text:p>454.25</text:p>
          </table:table-cell>
          <table:table-cell table:formula="of:=[.C1816]+900" office:value-type="float" office:value="1635300" calcext:value-type="float">
            <text:p>1635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1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17]/900" office:value-type="float" office:value="1817" calcext:value-type="float">
            <text:p>1817</text:p>
          </table:table-cell>
        </table:table-row>
        <table:table-row table:style-name="ro1">
          <table:table-cell table:formula="of:=[.C1818]/86400" office:value-type="float" office:value="18.9375" calcext:value-type="float">
            <text:p>18.9375</text:p>
          </table:table-cell>
          <table:table-cell table:formula="of:=[.C1818]/3600" office:value-type="float" office:value="454.5" calcext:value-type="float">
            <text:p>454.5</text:p>
          </table:table-cell>
          <table:table-cell table:formula="of:=[.C1817]+900" office:value-type="float" office:value="1636200" calcext:value-type="float">
            <text:p>1636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1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18]/900" office:value-type="float" office:value="1818" calcext:value-type="float">
            <text:p>1818</text:p>
          </table:table-cell>
        </table:table-row>
        <table:table-row table:style-name="ro1">
          <table:table-cell table:formula="of:=[.C1819]/86400" office:value-type="float" office:value="18.9479166666667" calcext:value-type="float">
            <text:p>18.9479166666667</text:p>
          </table:table-cell>
          <table:table-cell table:formula="of:=[.C1819]/3600" office:value-type="float" office:value="454.75" calcext:value-type="float">
            <text:p>454.75</text:p>
          </table:table-cell>
          <table:table-cell table:formula="of:=[.C1818]+900" office:value-type="float" office:value="1637100" calcext:value-type="float">
            <text:p>1637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1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19]/900" office:value-type="float" office:value="1819" calcext:value-type="float">
            <text:p>1819</text:p>
          </table:table-cell>
        </table:table-row>
        <table:table-row table:style-name="ro1">
          <table:table-cell table:formula="of:=[.C1820]/86400" office:value-type="float" office:value="18.9583333333333" calcext:value-type="float">
            <text:p>18.9583333333333</text:p>
          </table:table-cell>
          <table:table-cell table:formula="of:=[.C1820]/3600" office:value-type="float" office:value="455" calcext:value-type="float">
            <text:p>455</text:p>
          </table:table-cell>
          <table:table-cell table:formula="of:=[.C1819]+900" office:value-type="float" office:value="1638000" calcext:value-type="float">
            <text:p>163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2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20]/900" office:value-type="float" office:value="1820" calcext:value-type="float">
            <text:p>1820</text:p>
          </table:table-cell>
        </table:table-row>
        <table:table-row table:style-name="ro1">
          <table:table-cell table:formula="of:=[.C1821]/86400" office:value-type="float" office:value="18.96875" calcext:value-type="float">
            <text:p>18.96875</text:p>
          </table:table-cell>
          <table:table-cell table:formula="of:=[.C1821]/3600" office:value-type="float" office:value="455.25" calcext:value-type="float">
            <text:p>455.25</text:p>
          </table:table-cell>
          <table:table-cell table:formula="of:=[.C1820]+900" office:value-type="float" office:value="1638900" calcext:value-type="float">
            <text:p>1638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2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21]/900" office:value-type="float" office:value="1821" calcext:value-type="float">
            <text:p>1821</text:p>
          </table:table-cell>
        </table:table-row>
        <table:table-row table:style-name="ro1">
          <table:table-cell table:formula="of:=[.C1822]/86400" office:value-type="float" office:value="18.9791666666667" calcext:value-type="float">
            <text:p>18.9791666666667</text:p>
          </table:table-cell>
          <table:table-cell table:formula="of:=[.C1822]/3600" office:value-type="float" office:value="455.5" calcext:value-type="float">
            <text:p>455.5</text:p>
          </table:table-cell>
          <table:table-cell table:formula="of:=[.C1821]+900" office:value-type="float" office:value="1639800" calcext:value-type="float">
            <text:p>1639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2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22]/900" office:value-type="float" office:value="1822" calcext:value-type="float">
            <text:p>1822</text:p>
          </table:table-cell>
        </table:table-row>
        <table:table-row table:style-name="ro1">
          <table:table-cell table:formula="of:=[.C1823]/86400" office:value-type="float" office:value="18.9895833333333" calcext:value-type="float">
            <text:p>18.9895833333333</text:p>
          </table:table-cell>
          <table:table-cell table:formula="of:=[.C1823]/3600" office:value-type="float" office:value="455.75" calcext:value-type="float">
            <text:p>455.75</text:p>
          </table:table-cell>
          <table:table-cell table:formula="of:=[.C1822]+900" office:value-type="float" office:value="1640700" calcext:value-type="float">
            <text:p>1640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2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23]/900" office:value-type="float" office:value="1823" calcext:value-type="float">
            <text:p>1823</text:p>
          </table:table-cell>
        </table:table-row>
        <table:table-row table:style-name="ro1">
          <table:table-cell table:formula="of:=[.C1824]/86400" office:value-type="float" office:value="19" calcext:value-type="float">
            <text:p>19</text:p>
          </table:table-cell>
          <table:table-cell table:formula="of:=[.C1824]/3600" office:value-type="float" office:value="456" calcext:value-type="float">
            <text:p>456</text:p>
          </table:table-cell>
          <table:table-cell table:formula="of:=[.C1823]+900" office:value-type="float" office:value="1641600" calcext:value-type="float">
            <text:p>1641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2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24]/900" office:value-type="float" office:value="1824" calcext:value-type="float">
            <text:p>1824</text:p>
          </table:table-cell>
        </table:table-row>
        <table:table-row table:style-name="ro1">
          <table:table-cell table:formula="of:=[.C1825]/86400" office:value-type="float" office:value="19.0104166666667" calcext:value-type="float">
            <text:p>19.0104166666667</text:p>
          </table:table-cell>
          <table:table-cell table:formula="of:=[.C1825]/3600" office:value-type="float" office:value="456.25" calcext:value-type="float">
            <text:p>456.25</text:p>
          </table:table-cell>
          <table:table-cell table:formula="of:=[.C1824]+900" office:value-type="float" office:value="1642500" calcext:value-type="float">
            <text:p>164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2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25]/900" office:value-type="float" office:value="1825" calcext:value-type="float">
            <text:p>1825</text:p>
          </table:table-cell>
        </table:table-row>
        <table:table-row table:style-name="ro1">
          <table:table-cell table:formula="of:=[.C1826]/86400" office:value-type="float" office:value="19.0208333333333" calcext:value-type="float">
            <text:p>19.0208333333333</text:p>
          </table:table-cell>
          <table:table-cell table:formula="of:=[.C1826]/3600" office:value-type="float" office:value="456.5" calcext:value-type="float">
            <text:p>456.5</text:p>
          </table:table-cell>
          <table:table-cell table:formula="of:=[.C1825]+900" office:value-type="float" office:value="1643400" calcext:value-type="float">
            <text:p>1643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2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26]/900" office:value-type="float" office:value="1826" calcext:value-type="float">
            <text:p>1826</text:p>
          </table:table-cell>
        </table:table-row>
        <table:table-row table:style-name="ro1">
          <table:table-cell table:formula="of:=[.C1827]/86400" office:value-type="float" office:value="19.03125" calcext:value-type="float">
            <text:p>19.03125</text:p>
          </table:table-cell>
          <table:table-cell table:formula="of:=[.C1827]/3600" office:value-type="float" office:value="456.75" calcext:value-type="float">
            <text:p>456.75</text:p>
          </table:table-cell>
          <table:table-cell table:formula="of:=[.C1826]+900" office:value-type="float" office:value="1644300" calcext:value-type="float">
            <text:p>1644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2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27]/900" office:value-type="float" office:value="1827" calcext:value-type="float">
            <text:p>1827</text:p>
          </table:table-cell>
        </table:table-row>
        <table:table-row table:style-name="ro1">
          <table:table-cell table:formula="of:=[.C1828]/86400" office:value-type="float" office:value="19.0416666666667" calcext:value-type="float">
            <text:p>19.0416666666667</text:p>
          </table:table-cell>
          <table:table-cell table:formula="of:=[.C1828]/3600" office:value-type="float" office:value="457" calcext:value-type="float">
            <text:p>457</text:p>
          </table:table-cell>
          <table:table-cell table:formula="of:=[.C1827]+900" office:value-type="float" office:value="1645200" calcext:value-type="float">
            <text:p>1645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2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28]/900" office:value-type="float" office:value="1828" calcext:value-type="float">
            <text:p>1828</text:p>
          </table:table-cell>
        </table:table-row>
        <table:table-row table:style-name="ro1">
          <table:table-cell table:formula="of:=[.C1829]/86400" office:value-type="float" office:value="19.0520833333333" calcext:value-type="float">
            <text:p>19.0520833333333</text:p>
          </table:table-cell>
          <table:table-cell table:formula="of:=[.C1829]/3600" office:value-type="float" office:value="457.25" calcext:value-type="float">
            <text:p>457.25</text:p>
          </table:table-cell>
          <table:table-cell table:formula="of:=[.C1828]+900" office:value-type="float" office:value="1646100" calcext:value-type="float">
            <text:p>1646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2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29]/900" office:value-type="float" office:value="1829" calcext:value-type="float">
            <text:p>1829</text:p>
          </table:table-cell>
        </table:table-row>
        <table:table-row table:style-name="ro1">
          <table:table-cell table:formula="of:=[.C1830]/86400" office:value-type="float" office:value="19.0625" calcext:value-type="float">
            <text:p>19.0625</text:p>
          </table:table-cell>
          <table:table-cell table:formula="of:=[.C1830]/3600" office:value-type="float" office:value="457.5" calcext:value-type="float">
            <text:p>457.5</text:p>
          </table:table-cell>
          <table:table-cell table:formula="of:=[.C1829]+900" office:value-type="float" office:value="1647000" calcext:value-type="float">
            <text:p>164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3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30]/900" office:value-type="float" office:value="1830" calcext:value-type="float">
            <text:p>1830</text:p>
          </table:table-cell>
        </table:table-row>
        <table:table-row table:style-name="ro1">
          <table:table-cell table:formula="of:=[.C1831]/86400" office:value-type="float" office:value="19.0729166666667" calcext:value-type="float">
            <text:p>19.0729166666667</text:p>
          </table:table-cell>
          <table:table-cell table:formula="of:=[.C1831]/3600" office:value-type="float" office:value="457.75" calcext:value-type="float">
            <text:p>457.75</text:p>
          </table:table-cell>
          <table:table-cell table:formula="of:=[.C1830]+900" office:value-type="float" office:value="1647900" calcext:value-type="float">
            <text:p>1647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3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31]/900" office:value-type="float" office:value="1831" calcext:value-type="float">
            <text:p>1831</text:p>
          </table:table-cell>
        </table:table-row>
        <table:table-row table:style-name="ro1">
          <table:table-cell table:formula="of:=[.C1832]/86400" office:value-type="float" office:value="19.0833333333333" calcext:value-type="float">
            <text:p>19.0833333333333</text:p>
          </table:table-cell>
          <table:table-cell table:formula="of:=[.C1832]/3600" office:value-type="float" office:value="458" calcext:value-type="float">
            <text:p>458</text:p>
          </table:table-cell>
          <table:table-cell table:formula="of:=[.C1831]+900" office:value-type="float" office:value="1648800" calcext:value-type="float">
            <text:p>1648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3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32]/900" office:value-type="float" office:value="1832" calcext:value-type="float">
            <text:p>1832</text:p>
          </table:table-cell>
        </table:table-row>
        <table:table-row table:style-name="ro1">
          <table:table-cell table:formula="of:=[.C1833]/86400" office:value-type="float" office:value="19.09375" calcext:value-type="float">
            <text:p>19.09375</text:p>
          </table:table-cell>
          <table:table-cell table:formula="of:=[.C1833]/3600" office:value-type="float" office:value="458.25" calcext:value-type="float">
            <text:p>458.25</text:p>
          </table:table-cell>
          <table:table-cell table:formula="of:=[.C1832]+900" office:value-type="float" office:value="1649700" calcext:value-type="float">
            <text:p>1649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3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33]/900" office:value-type="float" office:value="1833" calcext:value-type="float">
            <text:p>1833</text:p>
          </table:table-cell>
        </table:table-row>
        <table:table-row table:style-name="ro1">
          <table:table-cell table:formula="of:=[.C1834]/86400" office:value-type="float" office:value="19.1041666666667" calcext:value-type="float">
            <text:p>19.1041666666667</text:p>
          </table:table-cell>
          <table:table-cell table:formula="of:=[.C1834]/3600" office:value-type="float" office:value="458.5" calcext:value-type="float">
            <text:p>458.5</text:p>
          </table:table-cell>
          <table:table-cell table:formula="of:=[.C1833]+900" office:value-type="float" office:value="1650600" calcext:value-type="float">
            <text:p>1650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3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34]/900" office:value-type="float" office:value="1834" calcext:value-type="float">
            <text:p>1834</text:p>
          </table:table-cell>
        </table:table-row>
        <table:table-row table:style-name="ro1">
          <table:table-cell table:formula="of:=[.C1835]/86400" office:value-type="float" office:value="19.1145833333333" calcext:value-type="float">
            <text:p>19.1145833333333</text:p>
          </table:table-cell>
          <table:table-cell table:formula="of:=[.C1835]/3600" office:value-type="float" office:value="458.75" calcext:value-type="float">
            <text:p>458.75</text:p>
          </table:table-cell>
          <table:table-cell table:formula="of:=[.C1834]+900" office:value-type="float" office:value="1651500" calcext:value-type="float">
            <text:p>1651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3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35]/900" office:value-type="float" office:value="1835" calcext:value-type="float">
            <text:p>1835</text:p>
          </table:table-cell>
        </table:table-row>
        <table:table-row table:style-name="ro1">
          <table:table-cell table:formula="of:=[.C1836]/86400" office:value-type="float" office:value="19.125" calcext:value-type="float">
            <text:p>19.125</text:p>
          </table:table-cell>
          <table:table-cell table:formula="of:=[.C1836]/3600" office:value-type="float" office:value="459" calcext:value-type="float">
            <text:p>459</text:p>
          </table:table-cell>
          <table:table-cell table:formula="of:=[.C1835]+900" office:value-type="float" office:value="1652400" calcext:value-type="float">
            <text:p>165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36]/900" office:value-type="float" office:value="1836" calcext:value-type="float">
            <text:p>1836</text:p>
          </table:table-cell>
        </table:table-row>
        <table:table-row table:style-name="ro1">
          <table:table-cell table:formula="of:=[.C1837]/86400" office:value-type="float" office:value="19.1354166666667" calcext:value-type="float">
            <text:p>19.1354166666667</text:p>
          </table:table-cell>
          <table:table-cell table:formula="of:=[.C1837]/3600" office:value-type="float" office:value="459.25" calcext:value-type="float">
            <text:p>459.25</text:p>
          </table:table-cell>
          <table:table-cell table:formula="of:=[.C1836]+900" office:value-type="float" office:value="1653300" calcext:value-type="float">
            <text:p>165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37]/900" office:value-type="float" office:value="1837" calcext:value-type="float">
            <text:p>1837</text:p>
          </table:table-cell>
        </table:table-row>
        <table:table-row table:style-name="ro1">
          <table:table-cell table:formula="of:=[.C1838]/86400" office:value-type="float" office:value="19.1458333333333" calcext:value-type="float">
            <text:p>19.1458333333333</text:p>
          </table:table-cell>
          <table:table-cell table:formula="of:=[.C1838]/3600" office:value-type="float" office:value="459.5" calcext:value-type="float">
            <text:p>459.5</text:p>
          </table:table-cell>
          <table:table-cell table:formula="of:=[.C1837]+900" office:value-type="float" office:value="1654200" calcext:value-type="float">
            <text:p>165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38]/900" office:value-type="float" office:value="1838" calcext:value-type="float">
            <text:p>1838</text:p>
          </table:table-cell>
        </table:table-row>
        <table:table-row table:style-name="ro1">
          <table:table-cell table:formula="of:=[.C1839]/86400" office:value-type="float" office:value="19.15625" calcext:value-type="float">
            <text:p>19.15625</text:p>
          </table:table-cell>
          <table:table-cell table:formula="of:=[.C1839]/3600" office:value-type="float" office:value="459.75" calcext:value-type="float">
            <text:p>459.75</text:p>
          </table:table-cell>
          <table:table-cell table:formula="of:=[.C1838]+900" office:value-type="float" office:value="1655100" calcext:value-type="float">
            <text:p>165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39]/900" office:value-type="float" office:value="1839" calcext:value-type="float">
            <text:p>1839</text:p>
          </table:table-cell>
        </table:table-row>
        <table:table-row table:style-name="ro1">
          <table:table-cell table:formula="of:=[.C1840]/86400" office:value-type="float" office:value="19.1666666666667" calcext:value-type="float">
            <text:p>19.1666666666667</text:p>
          </table:table-cell>
          <table:table-cell table:formula="of:=[.C1840]/3600" office:value-type="float" office:value="460" calcext:value-type="float">
            <text:p>460</text:p>
          </table:table-cell>
          <table:table-cell table:formula="of:=[.C1839]+900" office:value-type="float" office:value="1656000" calcext:value-type="float">
            <text:p>165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40]/900" office:value-type="float" office:value="1840" calcext:value-type="float">
            <text:p>1840</text:p>
          </table:table-cell>
        </table:table-row>
        <table:table-row table:style-name="ro1">
          <table:table-cell table:formula="of:=[.C1841]/86400" office:value-type="float" office:value="19.1770833333333" calcext:value-type="float">
            <text:p>19.1770833333333</text:p>
          </table:table-cell>
          <table:table-cell table:formula="of:=[.C1841]/3600" office:value-type="float" office:value="460.25" calcext:value-type="float">
            <text:p>460.25</text:p>
          </table:table-cell>
          <table:table-cell table:formula="of:=[.C1840]+900" office:value-type="float" office:value="1656900" calcext:value-type="float">
            <text:p>165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41]/900" office:value-type="float" office:value="1841" calcext:value-type="float">
            <text:p>1841</text:p>
          </table:table-cell>
        </table:table-row>
        <table:table-row table:style-name="ro1">
          <table:table-cell table:formula="of:=[.C1842]/86400" office:value-type="float" office:value="19.1875" calcext:value-type="float">
            <text:p>19.1875</text:p>
          </table:table-cell>
          <table:table-cell table:formula="of:=[.C1842]/3600" office:value-type="float" office:value="460.5" calcext:value-type="float">
            <text:p>460.5</text:p>
          </table:table-cell>
          <table:table-cell table:formula="of:=[.C1841]+900" office:value-type="float" office:value="1657800" calcext:value-type="float">
            <text:p>165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42]/900" office:value-type="float" office:value="1842" calcext:value-type="float">
            <text:p>1842</text:p>
          </table:table-cell>
        </table:table-row>
        <table:table-row table:style-name="ro1">
          <table:table-cell table:formula="of:=[.C1843]/86400" office:value-type="float" office:value="19.1979166666667" calcext:value-type="float">
            <text:p>19.1979166666667</text:p>
          </table:table-cell>
          <table:table-cell table:formula="of:=[.C1843]/3600" office:value-type="float" office:value="460.75" calcext:value-type="float">
            <text:p>460.75</text:p>
          </table:table-cell>
          <table:table-cell table:formula="of:=[.C1842]+900" office:value-type="float" office:value="1658700" calcext:value-type="float">
            <text:p>165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43]/900" office:value-type="float" office:value="1843" calcext:value-type="float">
            <text:p>1843</text:p>
          </table:table-cell>
        </table:table-row>
        <table:table-row table:style-name="ro1">
          <table:table-cell table:formula="of:=[.C1844]/86400" office:value-type="float" office:value="19.2083333333333" calcext:value-type="float">
            <text:p>19.2083333333333</text:p>
          </table:table-cell>
          <table:table-cell table:formula="of:=[.C1844]/3600" office:value-type="float" office:value="461" calcext:value-type="float">
            <text:p>461</text:p>
          </table:table-cell>
          <table:table-cell table:formula="of:=[.C1843]+900" office:value-type="float" office:value="1659600" calcext:value-type="float">
            <text:p>165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44]/900" office:value-type="float" office:value="1844" calcext:value-type="float">
            <text:p>1844</text:p>
          </table:table-cell>
        </table:table-row>
        <table:table-row table:style-name="ro1">
          <table:table-cell table:formula="of:=[.C1845]/86400" office:value-type="float" office:value="19.21875" calcext:value-type="float">
            <text:p>19.21875</text:p>
          </table:table-cell>
          <table:table-cell table:formula="of:=[.C1845]/3600" office:value-type="float" office:value="461.25" calcext:value-type="float">
            <text:p>461.25</text:p>
          </table:table-cell>
          <table:table-cell table:formula="of:=[.C1844]+900" office:value-type="float" office:value="1660500" calcext:value-type="float">
            <text:p>166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45]/900" office:value-type="float" office:value="1845" calcext:value-type="float">
            <text:p>1845</text:p>
          </table:table-cell>
        </table:table-row>
        <table:table-row table:style-name="ro1">
          <table:table-cell table:formula="of:=[.C1846]/86400" office:value-type="float" office:value="19.2291666666667" calcext:value-type="float">
            <text:p>19.2291666666667</text:p>
          </table:table-cell>
          <table:table-cell table:formula="of:=[.C1846]/3600" office:value-type="float" office:value="461.5" calcext:value-type="float">
            <text:p>461.5</text:p>
          </table:table-cell>
          <table:table-cell table:formula="of:=[.C1845]+900" office:value-type="float" office:value="1661400" calcext:value-type="float">
            <text:p>166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46]/900" office:value-type="float" office:value="1846" calcext:value-type="float">
            <text:p>1846</text:p>
          </table:table-cell>
        </table:table-row>
        <table:table-row table:style-name="ro1">
          <table:table-cell table:formula="of:=[.C1847]/86400" office:value-type="float" office:value="19.2395833333333" calcext:value-type="float">
            <text:p>19.2395833333333</text:p>
          </table:table-cell>
          <table:table-cell table:formula="of:=[.C1847]/3600" office:value-type="float" office:value="461.75" calcext:value-type="float">
            <text:p>461.75</text:p>
          </table:table-cell>
          <table:table-cell table:formula="of:=[.C1846]+900" office:value-type="float" office:value="1662300" calcext:value-type="float">
            <text:p>166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47]/900" office:value-type="float" office:value="1847" calcext:value-type="float">
            <text:p>1847</text:p>
          </table:table-cell>
        </table:table-row>
        <table:table-row table:style-name="ro1">
          <table:table-cell table:formula="of:=[.C1848]/86400" office:value-type="float" office:value="19.25" calcext:value-type="float">
            <text:p>19.25</text:p>
          </table:table-cell>
          <table:table-cell table:formula="of:=[.C1848]/3600" office:value-type="float" office:value="462" calcext:value-type="float">
            <text:p>462</text:p>
          </table:table-cell>
          <table:table-cell table:formula="of:=[.C1847]+900" office:value-type="float" office:value="1663200" calcext:value-type="float">
            <text:p>166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48]/900" office:value-type="float" office:value="1848" calcext:value-type="float">
            <text:p>1848</text:p>
          </table:table-cell>
        </table:table-row>
        <table:table-row table:style-name="ro1">
          <table:table-cell table:formula="of:=[.C1849]/86400" office:value-type="float" office:value="19.2604166666667" calcext:value-type="float">
            <text:p>19.2604166666667</text:p>
          </table:table-cell>
          <table:table-cell table:formula="of:=[.C1849]/3600" office:value-type="float" office:value="462.25" calcext:value-type="float">
            <text:p>462.25</text:p>
          </table:table-cell>
          <table:table-cell table:formula="of:=[.C1848]+900" office:value-type="float" office:value="1664100" calcext:value-type="float">
            <text:p>166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49]/900" office:value-type="float" office:value="1849" calcext:value-type="float">
            <text:p>1849</text:p>
          </table:table-cell>
        </table:table-row>
        <table:table-row table:style-name="ro1">
          <table:table-cell table:formula="of:=[.C1850]/86400" office:value-type="float" office:value="19.2708333333333" calcext:value-type="float">
            <text:p>19.2708333333333</text:p>
          </table:table-cell>
          <table:table-cell table:formula="of:=[.C1850]/3600" office:value-type="float" office:value="462.5" calcext:value-type="float">
            <text:p>462.5</text:p>
          </table:table-cell>
          <table:table-cell table:formula="of:=[.C1849]+900" office:value-type="float" office:value="1665000" calcext:value-type="float">
            <text:p>166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50]/900" office:value-type="float" office:value="1850" calcext:value-type="float">
            <text:p>1850</text:p>
          </table:table-cell>
        </table:table-row>
        <table:table-row table:style-name="ro1">
          <table:table-cell table:formula="of:=[.C1851]/86400" office:value-type="float" office:value="19.28125" calcext:value-type="float">
            <text:p>19.28125</text:p>
          </table:table-cell>
          <table:table-cell table:formula="of:=[.C1851]/3600" office:value-type="float" office:value="462.75" calcext:value-type="float">
            <text:p>462.75</text:p>
          </table:table-cell>
          <table:table-cell table:formula="of:=[.C1850]+900" office:value-type="float" office:value="1665900" calcext:value-type="float">
            <text:p>166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51]/900" office:value-type="float" office:value="1851" calcext:value-type="float">
            <text:p>1851</text:p>
          </table:table-cell>
        </table:table-row>
        <table:table-row table:style-name="ro1">
          <table:table-cell table:formula="of:=[.C1852]/86400" office:value-type="float" office:value="19.2916666666667" calcext:value-type="float">
            <text:p>19.2916666666667</text:p>
          </table:table-cell>
          <table:table-cell table:formula="of:=[.C1852]/3600" office:value-type="float" office:value="463" calcext:value-type="float">
            <text:p>463</text:p>
          </table:table-cell>
          <table:table-cell table:formula="of:=[.C1851]+900" office:value-type="float" office:value="1666800" calcext:value-type="float">
            <text:p>166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52]/900" office:value-type="float" office:value="1852" calcext:value-type="float">
            <text:p>1852</text:p>
          </table:table-cell>
        </table:table-row>
        <table:table-row table:style-name="ro1">
          <table:table-cell table:formula="of:=[.C1853]/86400" office:value-type="float" office:value="19.3020833333333" calcext:value-type="float">
            <text:p>19.3020833333333</text:p>
          </table:table-cell>
          <table:table-cell table:formula="of:=[.C1853]/3600" office:value-type="float" office:value="463.25" calcext:value-type="float">
            <text:p>463.25</text:p>
          </table:table-cell>
          <table:table-cell table:formula="of:=[.C1852]+900" office:value-type="float" office:value="1667700" calcext:value-type="float">
            <text:p>166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53]/900" office:value-type="float" office:value="1853" calcext:value-type="float">
            <text:p>1853</text:p>
          </table:table-cell>
        </table:table-row>
        <table:table-row table:style-name="ro1">
          <table:table-cell table:formula="of:=[.C1854]/86400" office:value-type="float" office:value="19.3125" calcext:value-type="float">
            <text:p>19.3125</text:p>
          </table:table-cell>
          <table:table-cell table:formula="of:=[.C1854]/3600" office:value-type="float" office:value="463.5" calcext:value-type="float">
            <text:p>463.5</text:p>
          </table:table-cell>
          <table:table-cell table:formula="of:=[.C1853]+900" office:value-type="float" office:value="1668600" calcext:value-type="float">
            <text:p>166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54]/900" office:value-type="float" office:value="1854" calcext:value-type="float">
            <text:p>1854</text:p>
          </table:table-cell>
        </table:table-row>
        <table:table-row table:style-name="ro1">
          <table:table-cell table:formula="of:=[.C1855]/86400" office:value-type="float" office:value="19.3229166666667" calcext:value-type="float">
            <text:p>19.3229166666667</text:p>
          </table:table-cell>
          <table:table-cell table:formula="of:=[.C1855]/3600" office:value-type="float" office:value="463.75" calcext:value-type="float">
            <text:p>463.75</text:p>
          </table:table-cell>
          <table:table-cell table:formula="of:=[.C1854]+900" office:value-type="float" office:value="1669500" calcext:value-type="float">
            <text:p>166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55]/900" office:value-type="float" office:value="1855" calcext:value-type="float">
            <text:p>1855</text:p>
          </table:table-cell>
        </table:table-row>
        <table:table-row table:style-name="ro1">
          <table:table-cell table:formula="of:=[.C1856]/86400" office:value-type="float" office:value="19.3333333333333" calcext:value-type="float">
            <text:p>19.3333333333333</text:p>
          </table:table-cell>
          <table:table-cell table:formula="of:=[.C1856]/3600" office:value-type="float" office:value="464" calcext:value-type="float">
            <text:p>464</text:p>
          </table:table-cell>
          <table:table-cell table:formula="of:=[.C1855]+900" office:value-type="float" office:value="1670400" calcext:value-type="float">
            <text:p>167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56]/900" office:value-type="float" office:value="1856" calcext:value-type="float">
            <text:p>1856</text:p>
          </table:table-cell>
        </table:table-row>
        <table:table-row table:style-name="ro1">
          <table:table-cell table:formula="of:=[.C1857]/86400" office:value-type="float" office:value="19.34375" calcext:value-type="float">
            <text:p>19.34375</text:p>
          </table:table-cell>
          <table:table-cell table:formula="of:=[.C1857]/3600" office:value-type="float" office:value="464.25" calcext:value-type="float">
            <text:p>464.25</text:p>
          </table:table-cell>
          <table:table-cell table:formula="of:=[.C1856]+900" office:value-type="float" office:value="1671300" calcext:value-type="float">
            <text:p>1671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5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57]/900" office:value-type="float" office:value="1857" calcext:value-type="float">
            <text:p>1857</text:p>
          </table:table-cell>
        </table:table-row>
        <table:table-row table:style-name="ro1">
          <table:table-cell table:formula="of:=[.C1858]/86400" office:value-type="float" office:value="19.3541666666667" calcext:value-type="float">
            <text:p>19.3541666666667</text:p>
          </table:table-cell>
          <table:table-cell table:formula="of:=[.C1858]/3600" office:value-type="float" office:value="464.5" calcext:value-type="float">
            <text:p>464.5</text:p>
          </table:table-cell>
          <table:table-cell table:formula="of:=[.C1857]+900" office:value-type="float" office:value="1672200" calcext:value-type="float">
            <text:p>1672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5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58]/900" office:value-type="float" office:value="1858" calcext:value-type="float">
            <text:p>1858</text:p>
          </table:table-cell>
        </table:table-row>
        <table:table-row table:style-name="ro1">
          <table:table-cell table:formula="of:=[.C1859]/86400" office:value-type="float" office:value="19.3645833333333" calcext:value-type="float">
            <text:p>19.3645833333333</text:p>
          </table:table-cell>
          <table:table-cell table:formula="of:=[.C1859]/3600" office:value-type="float" office:value="464.75" calcext:value-type="float">
            <text:p>464.75</text:p>
          </table:table-cell>
          <table:table-cell table:formula="of:=[.C1858]+900" office:value-type="float" office:value="1673100" calcext:value-type="float">
            <text:p>1673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5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59]/900" office:value-type="float" office:value="1859" calcext:value-type="float">
            <text:p>1859</text:p>
          </table:table-cell>
        </table:table-row>
        <table:table-row table:style-name="ro1">
          <table:table-cell table:formula="of:=[.C1860]/86400" office:value-type="float" office:value="19.375" calcext:value-type="float">
            <text:p>19.375</text:p>
          </table:table-cell>
          <table:table-cell table:formula="of:=[.C1860]/3600" office:value-type="float" office:value="465" calcext:value-type="float">
            <text:p>465</text:p>
          </table:table-cell>
          <table:table-cell table:formula="of:=[.C1859]+900" office:value-type="float" office:value="1674000" calcext:value-type="float">
            <text:p>1674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6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60]/900" office:value-type="float" office:value="1860" calcext:value-type="float">
            <text:p>1860</text:p>
          </table:table-cell>
        </table:table-row>
        <table:table-row table:style-name="ro1">
          <table:table-cell table:formula="of:=[.C1861]/86400" office:value-type="float" office:value="19.3854166666667" calcext:value-type="float">
            <text:p>19.3854166666667</text:p>
          </table:table-cell>
          <table:table-cell table:formula="of:=[.C1861]/3600" office:value-type="float" office:value="465.25" calcext:value-type="float">
            <text:p>465.25</text:p>
          </table:table-cell>
          <table:table-cell table:formula="of:=[.C1860]+900" office:value-type="float" office:value="1674900" calcext:value-type="float">
            <text:p>1674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6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61]/900" office:value-type="float" office:value="1861" calcext:value-type="float">
            <text:p>1861</text:p>
          </table:table-cell>
        </table:table-row>
        <table:table-row table:style-name="ro1">
          <table:table-cell table:formula="of:=[.C1862]/86400" office:value-type="float" office:value="19.3958333333333" calcext:value-type="float">
            <text:p>19.3958333333333</text:p>
          </table:table-cell>
          <table:table-cell table:formula="of:=[.C1862]/3600" office:value-type="float" office:value="465.5" calcext:value-type="float">
            <text:p>465.5</text:p>
          </table:table-cell>
          <table:table-cell table:formula="of:=[.C1861]+900" office:value-type="float" office:value="1675800" calcext:value-type="float">
            <text:p>1675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6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62]/900" office:value-type="float" office:value="1862" calcext:value-type="float">
            <text:p>1862</text:p>
          </table:table-cell>
        </table:table-row>
        <table:table-row table:style-name="ro1">
          <table:table-cell table:formula="of:=[.C1863]/86400" office:value-type="float" office:value="19.40625" calcext:value-type="float">
            <text:p>19.40625</text:p>
          </table:table-cell>
          <table:table-cell table:formula="of:=[.C1863]/3600" office:value-type="float" office:value="465.75" calcext:value-type="float">
            <text:p>465.75</text:p>
          </table:table-cell>
          <table:table-cell table:formula="of:=[.C1862]+900" office:value-type="float" office:value="1676700" calcext:value-type="float">
            <text:p>1676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6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63]/900" office:value-type="float" office:value="1863" calcext:value-type="float">
            <text:p>1863</text:p>
          </table:table-cell>
        </table:table-row>
        <table:table-row table:style-name="ro1">
          <table:table-cell table:formula="of:=[.C1864]/86400" office:value-type="float" office:value="19.4166666666667" calcext:value-type="float">
            <text:p>19.4166666666667</text:p>
          </table:table-cell>
          <table:table-cell table:formula="of:=[.C1864]/3600" office:value-type="float" office:value="466" calcext:value-type="float">
            <text:p>466</text:p>
          </table:table-cell>
          <table:table-cell table:formula="of:=[.C1863]+900" office:value-type="float" office:value="1677600" calcext:value-type="float">
            <text:p>1677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6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64]/900" office:value-type="float" office:value="1864" calcext:value-type="float">
            <text:p>1864</text:p>
          </table:table-cell>
        </table:table-row>
        <table:table-row table:style-name="ro1">
          <table:table-cell table:formula="of:=[.C1865]/86400" office:value-type="float" office:value="19.4270833333333" calcext:value-type="float">
            <text:p>19.4270833333333</text:p>
          </table:table-cell>
          <table:table-cell table:formula="of:=[.C1865]/3600" office:value-type="float" office:value="466.25" calcext:value-type="float">
            <text:p>466.25</text:p>
          </table:table-cell>
          <table:table-cell table:formula="of:=[.C1864]+900" office:value-type="float" office:value="1678500" calcext:value-type="float">
            <text:p>1678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6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65]/900" office:value-type="float" office:value="1865" calcext:value-type="float">
            <text:p>1865</text:p>
          </table:table-cell>
        </table:table-row>
        <table:table-row table:style-name="ro1">
          <table:table-cell table:formula="of:=[.C1866]/86400" office:value-type="float" office:value="19.4375" calcext:value-type="float">
            <text:p>19.4375</text:p>
          </table:table-cell>
          <table:table-cell table:formula="of:=[.C1866]/3600" office:value-type="float" office:value="466.5" calcext:value-type="float">
            <text:p>466.5</text:p>
          </table:table-cell>
          <table:table-cell table:formula="of:=[.C1865]+900" office:value-type="float" office:value="1679400" calcext:value-type="float">
            <text:p>1679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6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66]/900" office:value-type="float" office:value="1866" calcext:value-type="float">
            <text:p>1866</text:p>
          </table:table-cell>
        </table:table-row>
        <table:table-row table:style-name="ro1">
          <table:table-cell table:formula="of:=[.C1867]/86400" office:value-type="float" office:value="19.4479166666667" calcext:value-type="float">
            <text:p>19.4479166666667</text:p>
          </table:table-cell>
          <table:table-cell table:formula="of:=[.C1867]/3600" office:value-type="float" office:value="466.75" calcext:value-type="float">
            <text:p>466.75</text:p>
          </table:table-cell>
          <table:table-cell table:formula="of:=[.C1866]+900" office:value-type="float" office:value="1680300" calcext:value-type="float">
            <text:p>1680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6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67]/900" office:value-type="float" office:value="1867" calcext:value-type="float">
            <text:p>1867</text:p>
          </table:table-cell>
        </table:table-row>
        <table:table-row table:style-name="ro1">
          <table:table-cell table:formula="of:=[.C1868]/86400" office:value-type="float" office:value="19.4583333333333" calcext:value-type="float">
            <text:p>19.4583333333333</text:p>
          </table:table-cell>
          <table:table-cell table:formula="of:=[.C1868]/3600" office:value-type="float" office:value="467" calcext:value-type="float">
            <text:p>467</text:p>
          </table:table-cell>
          <table:table-cell table:formula="of:=[.C1867]+900" office:value-type="float" office:value="1681200" calcext:value-type="float">
            <text:p>1681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6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68]/900" office:value-type="float" office:value="1868" calcext:value-type="float">
            <text:p>1868</text:p>
          </table:table-cell>
        </table:table-row>
        <table:table-row table:style-name="ro1">
          <table:table-cell table:formula="of:=[.C1869]/86400" office:value-type="float" office:value="19.46875" calcext:value-type="float">
            <text:p>19.46875</text:p>
          </table:table-cell>
          <table:table-cell table:formula="of:=[.C1869]/3600" office:value-type="float" office:value="467.25" calcext:value-type="float">
            <text:p>467.25</text:p>
          </table:table-cell>
          <table:table-cell table:formula="of:=[.C1868]+900" office:value-type="float" office:value="1682100" calcext:value-type="float">
            <text:p>1682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6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69]/900" office:value-type="float" office:value="1869" calcext:value-type="float">
            <text:p>1869</text:p>
          </table:table-cell>
        </table:table-row>
        <table:table-row table:style-name="ro1">
          <table:table-cell table:formula="of:=[.C1870]/86400" office:value-type="float" office:value="19.4791666666667" calcext:value-type="float">
            <text:p>19.4791666666667</text:p>
          </table:table-cell>
          <table:table-cell table:formula="of:=[.C1870]/3600" office:value-type="float" office:value="467.5" calcext:value-type="float">
            <text:p>467.5</text:p>
          </table:table-cell>
          <table:table-cell table:formula="of:=[.C1869]+900" office:value-type="float" office:value="1683000" calcext:value-type="float">
            <text:p>168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7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70]/900" office:value-type="float" office:value="1870" calcext:value-type="float">
            <text:p>1870</text:p>
          </table:table-cell>
        </table:table-row>
        <table:table-row table:style-name="ro1">
          <table:table-cell table:formula="of:=[.C1871]/86400" office:value-type="float" office:value="19.4895833333333" calcext:value-type="float">
            <text:p>19.4895833333333</text:p>
          </table:table-cell>
          <table:table-cell table:formula="of:=[.C1871]/3600" office:value-type="float" office:value="467.75" calcext:value-type="float">
            <text:p>467.75</text:p>
          </table:table-cell>
          <table:table-cell table:formula="of:=[.C1870]+900" office:value-type="float" office:value="1683900" calcext:value-type="float">
            <text:p>1683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7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71]/900" office:value-type="float" office:value="1871" calcext:value-type="float">
            <text:p>1871</text:p>
          </table:table-cell>
        </table:table-row>
        <table:table-row table:style-name="ro1">
          <table:table-cell table:formula="of:=[.C1872]/86400" office:value-type="float" office:value="19.5" calcext:value-type="float">
            <text:p>19.5</text:p>
          </table:table-cell>
          <table:table-cell table:formula="of:=[.C1872]/3600" office:value-type="float" office:value="468" calcext:value-type="float">
            <text:p>468</text:p>
          </table:table-cell>
          <table:table-cell table:formula="of:=[.C1871]+900" office:value-type="float" office:value="1684800" calcext:value-type="float">
            <text:p>1684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7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72]/900" office:value-type="float" office:value="1872" calcext:value-type="float">
            <text:p>1872</text:p>
          </table:table-cell>
        </table:table-row>
        <table:table-row table:style-name="ro1">
          <table:table-cell table:formula="of:=[.C1873]/86400" office:value-type="float" office:value="19.5104166666667" calcext:value-type="float">
            <text:p>19.5104166666667</text:p>
          </table:table-cell>
          <table:table-cell table:formula="of:=[.C1873]/3600" office:value-type="float" office:value="468.25" calcext:value-type="float">
            <text:p>468.25</text:p>
          </table:table-cell>
          <table:table-cell table:formula="of:=[.C1872]+900" office:value-type="float" office:value="1685700" calcext:value-type="float">
            <text:p>1685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7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73]/900" office:value-type="float" office:value="1873" calcext:value-type="float">
            <text:p>1873</text:p>
          </table:table-cell>
        </table:table-row>
        <table:table-row table:style-name="ro1">
          <table:table-cell table:formula="of:=[.C1874]/86400" office:value-type="float" office:value="19.5208333333333" calcext:value-type="float">
            <text:p>19.5208333333333</text:p>
          </table:table-cell>
          <table:table-cell table:formula="of:=[.C1874]/3600" office:value-type="float" office:value="468.5" calcext:value-type="float">
            <text:p>468.5</text:p>
          </table:table-cell>
          <table:table-cell table:formula="of:=[.C1873]+900" office:value-type="float" office:value="1686600" calcext:value-type="float">
            <text:p>1686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7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74]/900" office:value-type="float" office:value="1874" calcext:value-type="float">
            <text:p>1874</text:p>
          </table:table-cell>
        </table:table-row>
        <table:table-row table:style-name="ro1">
          <table:table-cell table:formula="of:=[.C1875]/86400" office:value-type="float" office:value="19.53125" calcext:value-type="float">
            <text:p>19.53125</text:p>
          </table:table-cell>
          <table:table-cell table:formula="of:=[.C1875]/3600" office:value-type="float" office:value="468.75" calcext:value-type="float">
            <text:p>468.75</text:p>
          </table:table-cell>
          <table:table-cell table:formula="of:=[.C1874]+900" office:value-type="float" office:value="1687500" calcext:value-type="float">
            <text:p>1687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7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75]/900" office:value-type="float" office:value="1875" calcext:value-type="float">
            <text:p>1875</text:p>
          </table:table-cell>
        </table:table-row>
        <table:table-row table:style-name="ro1">
          <table:table-cell table:formula="of:=[.C1876]/86400" office:value-type="float" office:value="19.5416666666667" calcext:value-type="float">
            <text:p>19.5416666666667</text:p>
          </table:table-cell>
          <table:table-cell table:formula="of:=[.C1876]/3600" office:value-type="float" office:value="469" calcext:value-type="float">
            <text:p>469</text:p>
          </table:table-cell>
          <table:table-cell table:formula="of:=[.C1875]+900" office:value-type="float" office:value="1688400" calcext:value-type="float">
            <text:p>1688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7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76]/900" office:value-type="float" office:value="1876" calcext:value-type="float">
            <text:p>1876</text:p>
          </table:table-cell>
        </table:table-row>
        <table:table-row table:style-name="ro1">
          <table:table-cell table:formula="of:=[.C1877]/86400" office:value-type="float" office:value="19.5520833333333" calcext:value-type="float">
            <text:p>19.5520833333333</text:p>
          </table:table-cell>
          <table:table-cell table:formula="of:=[.C1877]/3600" office:value-type="float" office:value="469.25" calcext:value-type="float">
            <text:p>469.25</text:p>
          </table:table-cell>
          <table:table-cell table:formula="of:=[.C1876]+900" office:value-type="float" office:value="1689300" calcext:value-type="float">
            <text:p>1689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7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77]/900" office:value-type="float" office:value="1877" calcext:value-type="float">
            <text:p>1877</text:p>
          </table:table-cell>
        </table:table-row>
        <table:table-row table:style-name="ro1">
          <table:table-cell table:formula="of:=[.C1878]/86400" office:value-type="float" office:value="19.5625" calcext:value-type="float">
            <text:p>19.5625</text:p>
          </table:table-cell>
          <table:table-cell table:formula="of:=[.C1878]/3600" office:value-type="float" office:value="469.5" calcext:value-type="float">
            <text:p>469.5</text:p>
          </table:table-cell>
          <table:table-cell table:formula="of:=[.C1877]+900" office:value-type="float" office:value="1690200" calcext:value-type="float">
            <text:p>1690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7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78]/900" office:value-type="float" office:value="1878" calcext:value-type="float">
            <text:p>1878</text:p>
          </table:table-cell>
        </table:table-row>
        <table:table-row table:style-name="ro1">
          <table:table-cell table:formula="of:=[.C1879]/86400" office:value-type="float" office:value="19.5729166666667" calcext:value-type="float">
            <text:p>19.5729166666667</text:p>
          </table:table-cell>
          <table:table-cell table:formula="of:=[.C1879]/3600" office:value-type="float" office:value="469.75" calcext:value-type="float">
            <text:p>469.75</text:p>
          </table:table-cell>
          <table:table-cell table:formula="of:=[.C1878]+900" office:value-type="float" office:value="1691100" calcext:value-type="float">
            <text:p>1691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7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79]/900" office:value-type="float" office:value="1879" calcext:value-type="float">
            <text:p>1879</text:p>
          </table:table-cell>
        </table:table-row>
        <table:table-row table:style-name="ro1">
          <table:table-cell table:formula="of:=[.C1880]/86400" office:value-type="float" office:value="19.5833333333333" calcext:value-type="float">
            <text:p>19.5833333333333</text:p>
          </table:table-cell>
          <table:table-cell table:formula="of:=[.C1880]/3600" office:value-type="float" office:value="470" calcext:value-type="float">
            <text:p>470</text:p>
          </table:table-cell>
          <table:table-cell table:formula="of:=[.C1879]+900" office:value-type="float" office:value="1692000" calcext:value-type="float">
            <text:p>169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8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80]/900" office:value-type="float" office:value="1880" calcext:value-type="float">
            <text:p>1880</text:p>
          </table:table-cell>
        </table:table-row>
        <table:table-row table:style-name="ro1">
          <table:table-cell table:formula="of:=[.C1881]/86400" office:value-type="float" office:value="19.59375" calcext:value-type="float">
            <text:p>19.59375</text:p>
          </table:table-cell>
          <table:table-cell table:formula="of:=[.C1881]/3600" office:value-type="float" office:value="470.25" calcext:value-type="float">
            <text:p>470.25</text:p>
          </table:table-cell>
          <table:table-cell table:formula="of:=[.C1880]+900" office:value-type="float" office:value="1692900" calcext:value-type="float">
            <text:p>1692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8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81]/900" office:value-type="float" office:value="1881" calcext:value-type="float">
            <text:p>1881</text:p>
          </table:table-cell>
        </table:table-row>
        <table:table-row table:style-name="ro1">
          <table:table-cell table:formula="of:=[.C1882]/86400" office:value-type="float" office:value="19.6041666666667" calcext:value-type="float">
            <text:p>19.6041666666667</text:p>
          </table:table-cell>
          <table:table-cell table:formula="of:=[.C1882]/3600" office:value-type="float" office:value="470.5" calcext:value-type="float">
            <text:p>470.5</text:p>
          </table:table-cell>
          <table:table-cell table:formula="of:=[.C1881]+900" office:value-type="float" office:value="1693800" calcext:value-type="float">
            <text:p>1693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8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82]/900" office:value-type="float" office:value="1882" calcext:value-type="float">
            <text:p>1882</text:p>
          </table:table-cell>
        </table:table-row>
        <table:table-row table:style-name="ro1">
          <table:table-cell table:formula="of:=[.C1883]/86400" office:value-type="float" office:value="19.6145833333333" calcext:value-type="float">
            <text:p>19.6145833333333</text:p>
          </table:table-cell>
          <table:table-cell table:formula="of:=[.C1883]/3600" office:value-type="float" office:value="470.75" calcext:value-type="float">
            <text:p>470.75</text:p>
          </table:table-cell>
          <table:table-cell table:formula="of:=[.C1882]+900" office:value-type="float" office:value="1694700" calcext:value-type="float">
            <text:p>1694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8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83]/900" office:value-type="float" office:value="1883" calcext:value-type="float">
            <text:p>1883</text:p>
          </table:table-cell>
        </table:table-row>
        <table:table-row table:style-name="ro1">
          <table:table-cell table:formula="of:=[.C1884]/86400" office:value-type="float" office:value="19.625" calcext:value-type="float">
            <text:p>19.625</text:p>
          </table:table-cell>
          <table:table-cell table:formula="of:=[.C1884]/3600" office:value-type="float" office:value="471" calcext:value-type="float">
            <text:p>471</text:p>
          </table:table-cell>
          <table:table-cell table:formula="of:=[.C1883]+900" office:value-type="float" office:value="1695600" calcext:value-type="float">
            <text:p>1695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8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84]/900" office:value-type="float" office:value="1884" calcext:value-type="float">
            <text:p>1884</text:p>
          </table:table-cell>
        </table:table-row>
        <table:table-row table:style-name="ro1">
          <table:table-cell table:formula="of:=[.C1885]/86400" office:value-type="float" office:value="19.6354166666667" calcext:value-type="float">
            <text:p>19.6354166666667</text:p>
          </table:table-cell>
          <table:table-cell table:formula="of:=[.C1885]/3600" office:value-type="float" office:value="471.25" calcext:value-type="float">
            <text:p>471.25</text:p>
          </table:table-cell>
          <table:table-cell table:formula="of:=[.C1884]+900" office:value-type="float" office:value="1696500" calcext:value-type="float">
            <text:p>169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8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85]/900" office:value-type="float" office:value="1885" calcext:value-type="float">
            <text:p>1885</text:p>
          </table:table-cell>
        </table:table-row>
        <table:table-row table:style-name="ro1">
          <table:table-cell table:formula="of:=[.C1886]/86400" office:value-type="float" office:value="19.6458333333333" calcext:value-type="float">
            <text:p>19.6458333333333</text:p>
          </table:table-cell>
          <table:table-cell table:formula="of:=[.C1886]/3600" office:value-type="float" office:value="471.5" calcext:value-type="float">
            <text:p>471.5</text:p>
          </table:table-cell>
          <table:table-cell table:formula="of:=[.C1885]+900" office:value-type="float" office:value="1697400" calcext:value-type="float">
            <text:p>1697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8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86]/900" office:value-type="float" office:value="1886" calcext:value-type="float">
            <text:p>1886</text:p>
          </table:table-cell>
        </table:table-row>
        <table:table-row table:style-name="ro1">
          <table:table-cell table:formula="of:=[.C1887]/86400" office:value-type="float" office:value="19.65625" calcext:value-type="float">
            <text:p>19.65625</text:p>
          </table:table-cell>
          <table:table-cell table:formula="of:=[.C1887]/3600" office:value-type="float" office:value="471.75" calcext:value-type="float">
            <text:p>471.75</text:p>
          </table:table-cell>
          <table:table-cell table:formula="of:=[.C1886]+900" office:value-type="float" office:value="1698300" calcext:value-type="float">
            <text:p>1698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8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87]/900" office:value-type="float" office:value="1887" calcext:value-type="float">
            <text:p>1887</text:p>
          </table:table-cell>
        </table:table-row>
        <table:table-row table:style-name="ro1">
          <table:table-cell table:formula="of:=[.C1888]/86400" office:value-type="float" office:value="19.6666666666667" calcext:value-type="float">
            <text:p>19.6666666666667</text:p>
          </table:table-cell>
          <table:table-cell table:formula="of:=[.C1888]/3600" office:value-type="float" office:value="472" calcext:value-type="float">
            <text:p>472</text:p>
          </table:table-cell>
          <table:table-cell table:formula="of:=[.C1887]+900" office:value-type="float" office:value="1699200" calcext:value-type="float">
            <text:p>1699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8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88]/900" office:value-type="float" office:value="1888" calcext:value-type="float">
            <text:p>1888</text:p>
          </table:table-cell>
        </table:table-row>
        <table:table-row table:style-name="ro1">
          <table:table-cell table:formula="of:=[.C1889]/86400" office:value-type="float" office:value="19.6770833333333" calcext:value-type="float">
            <text:p>19.6770833333333</text:p>
          </table:table-cell>
          <table:table-cell table:formula="of:=[.C1889]/3600" office:value-type="float" office:value="472.25" calcext:value-type="float">
            <text:p>472.25</text:p>
          </table:table-cell>
          <table:table-cell table:formula="of:=[.C1888]+900" office:value-type="float" office:value="1700100" calcext:value-type="float">
            <text:p>1700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8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89]/900" office:value-type="float" office:value="1889" calcext:value-type="float">
            <text:p>1889</text:p>
          </table:table-cell>
        </table:table-row>
        <table:table-row table:style-name="ro1">
          <table:table-cell table:formula="of:=[.C1890]/86400" office:value-type="float" office:value="19.6875" calcext:value-type="float">
            <text:p>19.6875</text:p>
          </table:table-cell>
          <table:table-cell table:formula="of:=[.C1890]/3600" office:value-type="float" office:value="472.5" calcext:value-type="float">
            <text:p>472.5</text:p>
          </table:table-cell>
          <table:table-cell table:formula="of:=[.C1889]+900" office:value-type="float" office:value="1701000" calcext:value-type="float">
            <text:p>170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9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90]/900" office:value-type="float" office:value="1890" calcext:value-type="float">
            <text:p>1890</text:p>
          </table:table-cell>
        </table:table-row>
        <table:table-row table:style-name="ro1">
          <table:table-cell table:formula="of:=[.C1891]/86400" office:value-type="float" office:value="19.6979166666667" calcext:value-type="float">
            <text:p>19.6979166666667</text:p>
          </table:table-cell>
          <table:table-cell table:formula="of:=[.C1891]/3600" office:value-type="float" office:value="472.75" calcext:value-type="float">
            <text:p>472.75</text:p>
          </table:table-cell>
          <table:table-cell table:formula="of:=[.C1890]+900" office:value-type="float" office:value="1701900" calcext:value-type="float">
            <text:p>1701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9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91]/900" office:value-type="float" office:value="1891" calcext:value-type="float">
            <text:p>1891</text:p>
          </table:table-cell>
        </table:table-row>
        <table:table-row table:style-name="ro1">
          <table:table-cell table:formula="of:=[.C1892]/86400" office:value-type="float" office:value="19.7083333333333" calcext:value-type="float">
            <text:p>19.7083333333333</text:p>
          </table:table-cell>
          <table:table-cell table:formula="of:=[.C1892]/3600" office:value-type="float" office:value="473" calcext:value-type="float">
            <text:p>473</text:p>
          </table:table-cell>
          <table:table-cell table:formula="of:=[.C1891]+900" office:value-type="float" office:value="1702800" calcext:value-type="float">
            <text:p>1702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9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92]/900" office:value-type="float" office:value="1892" calcext:value-type="float">
            <text:p>1892</text:p>
          </table:table-cell>
        </table:table-row>
        <table:table-row table:style-name="ro1">
          <table:table-cell table:formula="of:=[.C1893]/86400" office:value-type="float" office:value="19.71875" calcext:value-type="float">
            <text:p>19.71875</text:p>
          </table:table-cell>
          <table:table-cell table:formula="of:=[.C1893]/3600" office:value-type="float" office:value="473.25" calcext:value-type="float">
            <text:p>473.25</text:p>
          </table:table-cell>
          <table:table-cell table:formula="of:=[.C1892]+900" office:value-type="float" office:value="1703700" calcext:value-type="float">
            <text:p>1703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9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93]/900" office:value-type="float" office:value="1893" calcext:value-type="float">
            <text:p>1893</text:p>
          </table:table-cell>
        </table:table-row>
        <table:table-row table:style-name="ro1">
          <table:table-cell table:formula="of:=[.C1894]/86400" office:value-type="float" office:value="19.7291666666667" calcext:value-type="float">
            <text:p>19.7291666666667</text:p>
          </table:table-cell>
          <table:table-cell table:formula="of:=[.C1894]/3600" office:value-type="float" office:value="473.5" calcext:value-type="float">
            <text:p>473.5</text:p>
          </table:table-cell>
          <table:table-cell table:formula="of:=[.C1893]+900" office:value-type="float" office:value="1704600" calcext:value-type="float">
            <text:p>1704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9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94]/900" office:value-type="float" office:value="1894" calcext:value-type="float">
            <text:p>1894</text:p>
          </table:table-cell>
        </table:table-row>
        <table:table-row table:style-name="ro1">
          <table:table-cell table:formula="of:=[.C1895]/86400" office:value-type="float" office:value="19.7395833333333" calcext:value-type="float">
            <text:p>19.7395833333333</text:p>
          </table:table-cell>
          <table:table-cell table:formula="of:=[.C1895]/3600" office:value-type="float" office:value="473.75" calcext:value-type="float">
            <text:p>473.75</text:p>
          </table:table-cell>
          <table:table-cell table:formula="of:=[.C1894]+900" office:value-type="float" office:value="1705500" calcext:value-type="float">
            <text:p>1705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9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95]/900" office:value-type="float" office:value="1895" calcext:value-type="float">
            <text:p>1895</text:p>
          </table:table-cell>
        </table:table-row>
        <table:table-row table:style-name="ro1">
          <table:table-cell table:formula="of:=[.C1896]/86400" office:value-type="float" office:value="19.75" calcext:value-type="float">
            <text:p>19.75</text:p>
          </table:table-cell>
          <table:table-cell table:formula="of:=[.C1896]/3600" office:value-type="float" office:value="474" calcext:value-type="float">
            <text:p>474</text:p>
          </table:table-cell>
          <table:table-cell table:formula="of:=[.C1895]+900" office:value-type="float" office:value="1706400" calcext:value-type="float">
            <text:p>1706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9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96]/900" office:value-type="float" office:value="1896" calcext:value-type="float">
            <text:p>1896</text:p>
          </table:table-cell>
        </table:table-row>
        <table:table-row table:style-name="ro1">
          <table:table-cell table:formula="of:=[.C1897]/86400" office:value-type="float" office:value="19.7604166666667" calcext:value-type="float">
            <text:p>19.7604166666667</text:p>
          </table:table-cell>
          <table:table-cell table:formula="of:=[.C1897]/3600" office:value-type="float" office:value="474.25" calcext:value-type="float">
            <text:p>474.25</text:p>
          </table:table-cell>
          <table:table-cell table:formula="of:=[.C1896]+900" office:value-type="float" office:value="1707300" calcext:value-type="float">
            <text:p>1707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9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97]/900" office:value-type="float" office:value="1897" calcext:value-type="float">
            <text:p>1897</text:p>
          </table:table-cell>
        </table:table-row>
        <table:table-row table:style-name="ro1">
          <table:table-cell table:formula="of:=[.C1898]/86400" office:value-type="float" office:value="19.7708333333333" calcext:value-type="float">
            <text:p>19.7708333333333</text:p>
          </table:table-cell>
          <table:table-cell table:formula="of:=[.C1898]/3600" office:value-type="float" office:value="474.5" calcext:value-type="float">
            <text:p>474.5</text:p>
          </table:table-cell>
          <table:table-cell table:formula="of:=[.C1897]+900" office:value-type="float" office:value="1708200" calcext:value-type="float">
            <text:p>1708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9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98]/900" office:value-type="float" office:value="1898" calcext:value-type="float">
            <text:p>1898</text:p>
          </table:table-cell>
        </table:table-row>
        <table:table-row table:style-name="ro1">
          <table:table-cell table:formula="of:=[.C1899]/86400" office:value-type="float" office:value="19.78125" calcext:value-type="float">
            <text:p>19.78125</text:p>
          </table:table-cell>
          <table:table-cell table:formula="of:=[.C1899]/3600" office:value-type="float" office:value="474.75" calcext:value-type="float">
            <text:p>474.75</text:p>
          </table:table-cell>
          <table:table-cell table:formula="of:=[.C1898]+900" office:value-type="float" office:value="1709100" calcext:value-type="float">
            <text:p>1709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9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899]/900" office:value-type="float" office:value="1899" calcext:value-type="float">
            <text:p>1899</text:p>
          </table:table-cell>
        </table:table-row>
        <table:table-row table:style-name="ro1">
          <table:table-cell table:formula="of:=[.C1900]/86400" office:value-type="float" office:value="19.7916666666667" calcext:value-type="float">
            <text:p>19.7916666666667</text:p>
          </table:table-cell>
          <table:table-cell table:formula="of:=[.C1900]/3600" office:value-type="float" office:value="475" calcext:value-type="float">
            <text:p>475</text:p>
          </table:table-cell>
          <table:table-cell table:formula="of:=[.C1899]+900" office:value-type="float" office:value="1710000" calcext:value-type="float">
            <text:p>171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0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00]/900" office:value-type="float" office:value="1900" calcext:value-type="float">
            <text:p>1900</text:p>
          </table:table-cell>
        </table:table-row>
        <table:table-row table:style-name="ro1">
          <table:table-cell table:formula="of:=[.C1901]/86400" office:value-type="float" office:value="19.8020833333333" calcext:value-type="float">
            <text:p>19.8020833333333</text:p>
          </table:table-cell>
          <table:table-cell table:formula="of:=[.C1901]/3600" office:value-type="float" office:value="475.25" calcext:value-type="float">
            <text:p>475.25</text:p>
          </table:table-cell>
          <table:table-cell table:formula="of:=[.C1900]+900" office:value-type="float" office:value="1710900" calcext:value-type="float">
            <text:p>1710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0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01]/900" office:value-type="float" office:value="1901" calcext:value-type="float">
            <text:p>1901</text:p>
          </table:table-cell>
        </table:table-row>
        <table:table-row table:style-name="ro1">
          <table:table-cell table:formula="of:=[.C1902]/86400" office:value-type="float" office:value="19.8125" calcext:value-type="float">
            <text:p>19.8125</text:p>
          </table:table-cell>
          <table:table-cell table:formula="of:=[.C1902]/3600" office:value-type="float" office:value="475.5" calcext:value-type="float">
            <text:p>475.5</text:p>
          </table:table-cell>
          <table:table-cell table:formula="of:=[.C1901]+900" office:value-type="float" office:value="1711800" calcext:value-type="float">
            <text:p>1711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0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02]/900" office:value-type="float" office:value="1902" calcext:value-type="float">
            <text:p>1902</text:p>
          </table:table-cell>
        </table:table-row>
        <table:table-row table:style-name="ro1">
          <table:table-cell table:formula="of:=[.C1903]/86400" office:value-type="float" office:value="19.8229166666667" calcext:value-type="float">
            <text:p>19.8229166666667</text:p>
          </table:table-cell>
          <table:table-cell table:formula="of:=[.C1903]/3600" office:value-type="float" office:value="475.75" calcext:value-type="float">
            <text:p>475.75</text:p>
          </table:table-cell>
          <table:table-cell table:formula="of:=[.C1902]+900" office:value-type="float" office:value="1712700" calcext:value-type="float">
            <text:p>1712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0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03]/900" office:value-type="float" office:value="1903" calcext:value-type="float">
            <text:p>1903</text:p>
          </table:table-cell>
        </table:table-row>
        <table:table-row table:style-name="ro1">
          <table:table-cell table:formula="of:=[.C1904]/86400" office:value-type="float" office:value="19.8333333333333" calcext:value-type="float">
            <text:p>19.8333333333333</text:p>
          </table:table-cell>
          <table:table-cell table:formula="of:=[.C1904]/3600" office:value-type="float" office:value="476" calcext:value-type="float">
            <text:p>476</text:p>
          </table:table-cell>
          <table:table-cell table:formula="of:=[.C1903]+900" office:value-type="float" office:value="1713600" calcext:value-type="float">
            <text:p>1713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0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04]/900" office:value-type="float" office:value="1904" calcext:value-type="float">
            <text:p>1904</text:p>
          </table:table-cell>
        </table:table-row>
        <table:table-row table:style-name="ro1">
          <table:table-cell table:formula="of:=[.C1905]/86400" office:value-type="float" office:value="19.84375" calcext:value-type="float">
            <text:p>19.84375</text:p>
          </table:table-cell>
          <table:table-cell table:formula="of:=[.C1905]/3600" office:value-type="float" office:value="476.25" calcext:value-type="float">
            <text:p>476.25</text:p>
          </table:table-cell>
          <table:table-cell table:formula="of:=[.C1904]+900" office:value-type="float" office:value="1714500" calcext:value-type="float">
            <text:p>1714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0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05]/900" office:value-type="float" office:value="1905" calcext:value-type="float">
            <text:p>1905</text:p>
          </table:table-cell>
        </table:table-row>
        <table:table-row table:style-name="ro1">
          <table:table-cell table:formula="of:=[.C1906]/86400" office:value-type="float" office:value="19.8541666666667" calcext:value-type="float">
            <text:p>19.8541666666667</text:p>
          </table:table-cell>
          <table:table-cell table:formula="of:=[.C1906]/3600" office:value-type="float" office:value="476.5" calcext:value-type="float">
            <text:p>476.5</text:p>
          </table:table-cell>
          <table:table-cell table:formula="of:=[.C1905]+900" office:value-type="float" office:value="1715400" calcext:value-type="float">
            <text:p>1715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0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06]/900" office:value-type="float" office:value="1906" calcext:value-type="float">
            <text:p>1906</text:p>
          </table:table-cell>
        </table:table-row>
        <table:table-row table:style-name="ro1">
          <table:table-cell table:formula="of:=[.C1907]/86400" office:value-type="float" office:value="19.8645833333333" calcext:value-type="float">
            <text:p>19.8645833333333</text:p>
          </table:table-cell>
          <table:table-cell table:formula="of:=[.C1907]/3600" office:value-type="float" office:value="476.75" calcext:value-type="float">
            <text:p>476.75</text:p>
          </table:table-cell>
          <table:table-cell table:formula="of:=[.C1906]+900" office:value-type="float" office:value="1716300" calcext:value-type="float">
            <text:p>1716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0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07]/900" office:value-type="float" office:value="1907" calcext:value-type="float">
            <text:p>1907</text:p>
          </table:table-cell>
        </table:table-row>
        <table:table-row table:style-name="ro1">
          <table:table-cell table:formula="of:=[.C1908]/86400" office:value-type="float" office:value="19.875" calcext:value-type="float">
            <text:p>19.875</text:p>
          </table:table-cell>
          <table:table-cell table:formula="of:=[.C1908]/3600" office:value-type="float" office:value="477" calcext:value-type="float">
            <text:p>477</text:p>
          </table:table-cell>
          <table:table-cell table:formula="of:=[.C1907]+900" office:value-type="float" office:value="1717200" calcext:value-type="float">
            <text:p>1717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0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08]/900" office:value-type="float" office:value="1908" calcext:value-type="float">
            <text:p>1908</text:p>
          </table:table-cell>
        </table:table-row>
        <table:table-row table:style-name="ro1">
          <table:table-cell table:formula="of:=[.C1909]/86400" office:value-type="float" office:value="19.8854166666667" calcext:value-type="float">
            <text:p>19.8854166666667</text:p>
          </table:table-cell>
          <table:table-cell table:formula="of:=[.C1909]/3600" office:value-type="float" office:value="477.25" calcext:value-type="float">
            <text:p>477.25</text:p>
          </table:table-cell>
          <table:table-cell table:formula="of:=[.C1908]+900" office:value-type="float" office:value="1718100" calcext:value-type="float">
            <text:p>1718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0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09]/900" office:value-type="float" office:value="1909" calcext:value-type="float">
            <text:p>1909</text:p>
          </table:table-cell>
        </table:table-row>
        <table:table-row table:style-name="ro1">
          <table:table-cell table:formula="of:=[.C1910]/86400" office:value-type="float" office:value="19.8958333333333" calcext:value-type="float">
            <text:p>19.8958333333333</text:p>
          </table:table-cell>
          <table:table-cell table:formula="of:=[.C1910]/3600" office:value-type="float" office:value="477.5" calcext:value-type="float">
            <text:p>477.5</text:p>
          </table:table-cell>
          <table:table-cell table:formula="of:=[.C1909]+900" office:value-type="float" office:value="1719000" calcext:value-type="float">
            <text:p>1719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1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10]/900" office:value-type="float" office:value="1910" calcext:value-type="float">
            <text:p>1910</text:p>
          </table:table-cell>
        </table:table-row>
        <table:table-row table:style-name="ro1">
          <table:table-cell table:formula="of:=[.C1911]/86400" office:value-type="float" office:value="19.90625" calcext:value-type="float">
            <text:p>19.90625</text:p>
          </table:table-cell>
          <table:table-cell table:formula="of:=[.C1911]/3600" office:value-type="float" office:value="477.75" calcext:value-type="float">
            <text:p>477.75</text:p>
          </table:table-cell>
          <table:table-cell table:formula="of:=[.C1910]+900" office:value-type="float" office:value="1719900" calcext:value-type="float">
            <text:p>1719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1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11]/900" office:value-type="float" office:value="1911" calcext:value-type="float">
            <text:p>1911</text:p>
          </table:table-cell>
        </table:table-row>
        <table:table-row table:style-name="ro1">
          <table:table-cell table:formula="of:=[.C1912]/86400" office:value-type="float" office:value="19.9166666666667" calcext:value-type="float">
            <text:p>19.9166666666667</text:p>
          </table:table-cell>
          <table:table-cell table:formula="of:=[.C1912]/3600" office:value-type="float" office:value="478" calcext:value-type="float">
            <text:p>478</text:p>
          </table:table-cell>
          <table:table-cell table:formula="of:=[.C1911]+900" office:value-type="float" office:value="1720800" calcext:value-type="float">
            <text:p>1720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1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12]/900" office:value-type="float" office:value="1912" calcext:value-type="float">
            <text:p>1912</text:p>
          </table:table-cell>
        </table:table-row>
        <table:table-row table:style-name="ro1">
          <table:table-cell table:formula="of:=[.C1913]/86400" office:value-type="float" office:value="19.9270833333333" calcext:value-type="float">
            <text:p>19.9270833333333</text:p>
          </table:table-cell>
          <table:table-cell table:formula="of:=[.C1913]/3600" office:value-type="float" office:value="478.25" calcext:value-type="float">
            <text:p>478.25</text:p>
          </table:table-cell>
          <table:table-cell table:formula="of:=[.C1912]+900" office:value-type="float" office:value="1721700" calcext:value-type="float">
            <text:p>1721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1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13]/900" office:value-type="float" office:value="1913" calcext:value-type="float">
            <text:p>1913</text:p>
          </table:table-cell>
        </table:table-row>
        <table:table-row table:style-name="ro1">
          <table:table-cell table:formula="of:=[.C1914]/86400" office:value-type="float" office:value="19.9375" calcext:value-type="float">
            <text:p>19.9375</text:p>
          </table:table-cell>
          <table:table-cell table:formula="of:=[.C1914]/3600" office:value-type="float" office:value="478.5" calcext:value-type="float">
            <text:p>478.5</text:p>
          </table:table-cell>
          <table:table-cell table:formula="of:=[.C1913]+900" office:value-type="float" office:value="1722600" calcext:value-type="float">
            <text:p>1722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1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14]/900" office:value-type="float" office:value="1914" calcext:value-type="float">
            <text:p>1914</text:p>
          </table:table-cell>
        </table:table-row>
        <table:table-row table:style-name="ro1">
          <table:table-cell table:formula="of:=[.C1915]/86400" office:value-type="float" office:value="19.9479166666667" calcext:value-type="float">
            <text:p>19.9479166666667</text:p>
          </table:table-cell>
          <table:table-cell table:formula="of:=[.C1915]/3600" office:value-type="float" office:value="478.75" calcext:value-type="float">
            <text:p>478.75</text:p>
          </table:table-cell>
          <table:table-cell table:formula="of:=[.C1914]+900" office:value-type="float" office:value="1723500" calcext:value-type="float">
            <text:p>1723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1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15]/900" office:value-type="float" office:value="1915" calcext:value-type="float">
            <text:p>1915</text:p>
          </table:table-cell>
        </table:table-row>
        <table:table-row table:style-name="ro1">
          <table:table-cell table:formula="of:=[.C1916]/86400" office:value-type="float" office:value="19.9583333333333" calcext:value-type="float">
            <text:p>19.9583333333333</text:p>
          </table:table-cell>
          <table:table-cell table:formula="of:=[.C1916]/3600" office:value-type="float" office:value="479" calcext:value-type="float">
            <text:p>479</text:p>
          </table:table-cell>
          <table:table-cell table:formula="of:=[.C1915]+900" office:value-type="float" office:value="1724400" calcext:value-type="float">
            <text:p>1724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1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16]/900" office:value-type="float" office:value="1916" calcext:value-type="float">
            <text:p>1916</text:p>
          </table:table-cell>
        </table:table-row>
        <table:table-row table:style-name="ro1">
          <table:table-cell table:formula="of:=[.C1917]/86400" office:value-type="float" office:value="19.96875" calcext:value-type="float">
            <text:p>19.96875</text:p>
          </table:table-cell>
          <table:table-cell table:formula="of:=[.C1917]/3600" office:value-type="float" office:value="479.25" calcext:value-type="float">
            <text:p>479.25</text:p>
          </table:table-cell>
          <table:table-cell table:formula="of:=[.C1916]+900" office:value-type="float" office:value="1725300" calcext:value-type="float">
            <text:p>1725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1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17]/900" office:value-type="float" office:value="1917" calcext:value-type="float">
            <text:p>1917</text:p>
          </table:table-cell>
        </table:table-row>
        <table:table-row table:style-name="ro1">
          <table:table-cell table:formula="of:=[.C1918]/86400" office:value-type="float" office:value="19.9791666666667" calcext:value-type="float">
            <text:p>19.9791666666667</text:p>
          </table:table-cell>
          <table:table-cell table:formula="of:=[.C1918]/3600" office:value-type="float" office:value="479.5" calcext:value-type="float">
            <text:p>479.5</text:p>
          </table:table-cell>
          <table:table-cell table:formula="of:=[.C1917]+900" office:value-type="float" office:value="1726200" calcext:value-type="float">
            <text:p>1726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1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18]/900" office:value-type="float" office:value="1918" calcext:value-type="float">
            <text:p>1918</text:p>
          </table:table-cell>
        </table:table-row>
        <table:table-row table:style-name="ro1">
          <table:table-cell table:formula="of:=[.C1919]/86400" office:value-type="float" office:value="19.9895833333333" calcext:value-type="float">
            <text:p>19.9895833333333</text:p>
          </table:table-cell>
          <table:table-cell table:formula="of:=[.C1919]/3600" office:value-type="float" office:value="479.75" calcext:value-type="float">
            <text:p>479.75</text:p>
          </table:table-cell>
          <table:table-cell table:formula="of:=[.C1918]+900" office:value-type="float" office:value="1727100" calcext:value-type="float">
            <text:p>1727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1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19]/900" office:value-type="float" office:value="1919" calcext:value-type="float">
            <text:p>1919</text:p>
          </table:table-cell>
        </table:table-row>
        <table:table-row table:style-name="ro1">
          <table:table-cell table:formula="of:=[.C1920]/86400" office:value-type="float" office:value="20" calcext:value-type="float">
            <text:p>20</text:p>
          </table:table-cell>
          <table:table-cell table:formula="of:=[.C1920]/3600" office:value-type="float" office:value="480" calcext:value-type="float">
            <text:p>480</text:p>
          </table:table-cell>
          <table:table-cell table:formula="of:=[.C1919]+900" office:value-type="float" office:value="1728000" calcext:value-type="float">
            <text:p>172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2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20]/900" office:value-type="float" office:value="1920" calcext:value-type="float">
            <text:p>1920</text:p>
          </table:table-cell>
        </table:table-row>
        <table:table-row table:style-name="ro1">
          <table:table-cell table:formula="of:=[.C1921]/86400" office:value-type="float" office:value="20.0104166666667" calcext:value-type="float">
            <text:p>20.0104166666667</text:p>
          </table:table-cell>
          <table:table-cell table:formula="of:=[.C1921]/3600" office:value-type="float" office:value="480.25" calcext:value-type="float">
            <text:p>480.25</text:p>
          </table:table-cell>
          <table:table-cell table:formula="of:=[.C1920]+900" office:value-type="float" office:value="1728900" calcext:value-type="float">
            <text:p>1728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2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21]/900" office:value-type="float" office:value="1921" calcext:value-type="float">
            <text:p>1921</text:p>
          </table:table-cell>
        </table:table-row>
        <table:table-row table:style-name="ro1">
          <table:table-cell table:formula="of:=[.C1922]/86400" office:value-type="float" office:value="20.0208333333333" calcext:value-type="float">
            <text:p>20.0208333333333</text:p>
          </table:table-cell>
          <table:table-cell table:formula="of:=[.C1922]/3600" office:value-type="float" office:value="480.5" calcext:value-type="float">
            <text:p>480.5</text:p>
          </table:table-cell>
          <table:table-cell table:formula="of:=[.C1921]+900" office:value-type="float" office:value="1729800" calcext:value-type="float">
            <text:p>1729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2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22]/900" office:value-type="float" office:value="1922" calcext:value-type="float">
            <text:p>1922</text:p>
          </table:table-cell>
        </table:table-row>
        <table:table-row table:style-name="ro1">
          <table:table-cell table:formula="of:=[.C1923]/86400" office:value-type="float" office:value="20.03125" calcext:value-type="float">
            <text:p>20.03125</text:p>
          </table:table-cell>
          <table:table-cell table:formula="of:=[.C1923]/3600" office:value-type="float" office:value="480.75" calcext:value-type="float">
            <text:p>480.75</text:p>
          </table:table-cell>
          <table:table-cell table:formula="of:=[.C1922]+900" office:value-type="float" office:value="1730700" calcext:value-type="float">
            <text:p>1730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2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23]/900" office:value-type="float" office:value="1923" calcext:value-type="float">
            <text:p>1923</text:p>
          </table:table-cell>
        </table:table-row>
        <table:table-row table:style-name="ro1">
          <table:table-cell table:formula="of:=[.C1924]/86400" office:value-type="float" office:value="20.0416666666667" calcext:value-type="float">
            <text:p>20.0416666666667</text:p>
          </table:table-cell>
          <table:table-cell table:formula="of:=[.C1924]/3600" office:value-type="float" office:value="481" calcext:value-type="float">
            <text:p>481</text:p>
          </table:table-cell>
          <table:table-cell table:formula="of:=[.C1923]+900" office:value-type="float" office:value="1731600" calcext:value-type="float">
            <text:p>1731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2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24]/900" office:value-type="float" office:value="1924" calcext:value-type="float">
            <text:p>1924</text:p>
          </table:table-cell>
        </table:table-row>
        <table:table-row table:style-name="ro1">
          <table:table-cell table:formula="of:=[.C1925]/86400" office:value-type="float" office:value="20.0520833333333" calcext:value-type="float">
            <text:p>20.0520833333333</text:p>
          </table:table-cell>
          <table:table-cell table:formula="of:=[.C1925]/3600" office:value-type="float" office:value="481.25" calcext:value-type="float">
            <text:p>481.25</text:p>
          </table:table-cell>
          <table:table-cell table:formula="of:=[.C1924]+900" office:value-type="float" office:value="1732500" calcext:value-type="float">
            <text:p>173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2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25]/900" office:value-type="float" office:value="1925" calcext:value-type="float">
            <text:p>1925</text:p>
          </table:table-cell>
        </table:table-row>
        <table:table-row table:style-name="ro1">
          <table:table-cell table:formula="of:=[.C1926]/86400" office:value-type="float" office:value="20.0625" calcext:value-type="float">
            <text:p>20.0625</text:p>
          </table:table-cell>
          <table:table-cell table:formula="of:=[.C1926]/3600" office:value-type="float" office:value="481.5" calcext:value-type="float">
            <text:p>481.5</text:p>
          </table:table-cell>
          <table:table-cell table:formula="of:=[.C1925]+900" office:value-type="float" office:value="1733400" calcext:value-type="float">
            <text:p>1733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2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26]/900" office:value-type="float" office:value="1926" calcext:value-type="float">
            <text:p>1926</text:p>
          </table:table-cell>
        </table:table-row>
        <table:table-row table:style-name="ro1">
          <table:table-cell table:formula="of:=[.C1927]/86400" office:value-type="float" office:value="20.0729166666667" calcext:value-type="float">
            <text:p>20.0729166666667</text:p>
          </table:table-cell>
          <table:table-cell table:formula="of:=[.C1927]/3600" office:value-type="float" office:value="481.75" calcext:value-type="float">
            <text:p>481.75</text:p>
          </table:table-cell>
          <table:table-cell table:formula="of:=[.C1926]+900" office:value-type="float" office:value="1734300" calcext:value-type="float">
            <text:p>1734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2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27]/900" office:value-type="float" office:value="1927" calcext:value-type="float">
            <text:p>1927</text:p>
          </table:table-cell>
        </table:table-row>
        <table:table-row table:style-name="ro1">
          <table:table-cell table:formula="of:=[.C1928]/86400" office:value-type="float" office:value="20.0833333333333" calcext:value-type="float">
            <text:p>20.0833333333333</text:p>
          </table:table-cell>
          <table:table-cell table:formula="of:=[.C1928]/3600" office:value-type="float" office:value="482" calcext:value-type="float">
            <text:p>482</text:p>
          </table:table-cell>
          <table:table-cell table:formula="of:=[.C1927]+900" office:value-type="float" office:value="1735200" calcext:value-type="float">
            <text:p>1735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2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28]/900" office:value-type="float" office:value="1928" calcext:value-type="float">
            <text:p>1928</text:p>
          </table:table-cell>
        </table:table-row>
        <table:table-row table:style-name="ro1">
          <table:table-cell table:formula="of:=[.C1929]/86400" office:value-type="float" office:value="20.09375" calcext:value-type="float">
            <text:p>20.09375</text:p>
          </table:table-cell>
          <table:table-cell table:formula="of:=[.C1929]/3600" office:value-type="float" office:value="482.25" calcext:value-type="float">
            <text:p>482.25</text:p>
          </table:table-cell>
          <table:table-cell table:formula="of:=[.C1928]+900" office:value-type="float" office:value="1736100" calcext:value-type="float">
            <text:p>1736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2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29]/900" office:value-type="float" office:value="1929" calcext:value-type="float">
            <text:p>1929</text:p>
          </table:table-cell>
        </table:table-row>
        <table:table-row table:style-name="ro1">
          <table:table-cell table:formula="of:=[.C1930]/86400" office:value-type="float" office:value="20.1041666666667" calcext:value-type="float">
            <text:p>20.1041666666667</text:p>
          </table:table-cell>
          <table:table-cell table:formula="of:=[.C1930]/3600" office:value-type="float" office:value="482.5" calcext:value-type="float">
            <text:p>482.5</text:p>
          </table:table-cell>
          <table:table-cell table:formula="of:=[.C1929]+900" office:value-type="float" office:value="1737000" calcext:value-type="float">
            <text:p>173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3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30]/900" office:value-type="float" office:value="1930" calcext:value-type="float">
            <text:p>1930</text:p>
          </table:table-cell>
        </table:table-row>
        <table:table-row table:style-name="ro1">
          <table:table-cell table:formula="of:=[.C1931]/86400" office:value-type="float" office:value="20.1145833333333" calcext:value-type="float">
            <text:p>20.1145833333333</text:p>
          </table:table-cell>
          <table:table-cell table:formula="of:=[.C1931]/3600" office:value-type="float" office:value="482.75" calcext:value-type="float">
            <text:p>482.75</text:p>
          </table:table-cell>
          <table:table-cell table:formula="of:=[.C1930]+900" office:value-type="float" office:value="1737900" calcext:value-type="float">
            <text:p>1737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3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31]/900" office:value-type="float" office:value="1931" calcext:value-type="float">
            <text:p>1931</text:p>
          </table:table-cell>
        </table:table-row>
        <table:table-row table:style-name="ro1">
          <table:table-cell table:formula="of:=[.C1932]/86400" office:value-type="float" office:value="20.125" calcext:value-type="float">
            <text:p>20.125</text:p>
          </table:table-cell>
          <table:table-cell table:formula="of:=[.C1932]/3600" office:value-type="float" office:value="483" calcext:value-type="float">
            <text:p>483</text:p>
          </table:table-cell>
          <table:table-cell table:formula="of:=[.C1931]+900" office:value-type="float" office:value="1738800" calcext:value-type="float">
            <text:p>1738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3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32]/900" office:value-type="float" office:value="1932" calcext:value-type="float">
            <text:p>1932</text:p>
          </table:table-cell>
        </table:table-row>
        <table:table-row table:style-name="ro1">
          <table:table-cell table:formula="of:=[.C1933]/86400" office:value-type="float" office:value="20.1354166666667" calcext:value-type="float">
            <text:p>20.1354166666667</text:p>
          </table:table-cell>
          <table:table-cell table:formula="of:=[.C1933]/3600" office:value-type="float" office:value="483.25" calcext:value-type="float">
            <text:p>483.25</text:p>
          </table:table-cell>
          <table:table-cell table:formula="of:=[.C1932]+900" office:value-type="float" office:value="1739700" calcext:value-type="float">
            <text:p>1739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3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33]/900" office:value-type="float" office:value="1933" calcext:value-type="float">
            <text:p>1933</text:p>
          </table:table-cell>
        </table:table-row>
        <table:table-row table:style-name="ro1">
          <table:table-cell table:formula="of:=[.C1934]/86400" office:value-type="float" office:value="20.1458333333333" calcext:value-type="float">
            <text:p>20.1458333333333</text:p>
          </table:table-cell>
          <table:table-cell table:formula="of:=[.C1934]/3600" office:value-type="float" office:value="483.5" calcext:value-type="float">
            <text:p>483.5</text:p>
          </table:table-cell>
          <table:table-cell table:formula="of:=[.C1933]+900" office:value-type="float" office:value="1740600" calcext:value-type="float">
            <text:p>1740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3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34]/900" office:value-type="float" office:value="1934" calcext:value-type="float">
            <text:p>1934</text:p>
          </table:table-cell>
        </table:table-row>
        <table:table-row table:style-name="ro1">
          <table:table-cell table:formula="of:=[.C1935]/86400" office:value-type="float" office:value="20.15625" calcext:value-type="float">
            <text:p>20.15625</text:p>
          </table:table-cell>
          <table:table-cell table:formula="of:=[.C1935]/3600" office:value-type="float" office:value="483.75" calcext:value-type="float">
            <text:p>483.75</text:p>
          </table:table-cell>
          <table:table-cell table:formula="of:=[.C1934]+900" office:value-type="float" office:value="1741500" calcext:value-type="float">
            <text:p>1741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3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35]/900" office:value-type="float" office:value="1935" calcext:value-type="float">
            <text:p>1935</text:p>
          </table:table-cell>
        </table:table-row>
        <table:table-row table:style-name="ro1">
          <table:table-cell table:formula="of:=[.C1936]/86400" office:value-type="float" office:value="20.1666666666667" calcext:value-type="float">
            <text:p>20.1666666666667</text:p>
          </table:table-cell>
          <table:table-cell table:formula="of:=[.C1936]/3600" office:value-type="float" office:value="484" calcext:value-type="float">
            <text:p>484</text:p>
          </table:table-cell>
          <table:table-cell table:formula="of:=[.C1935]+900" office:value-type="float" office:value="1742400" calcext:value-type="float">
            <text:p>1742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3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36]/900" office:value-type="float" office:value="1936" calcext:value-type="float">
            <text:p>1936</text:p>
          </table:table-cell>
        </table:table-row>
        <table:table-row table:style-name="ro1">
          <table:table-cell table:formula="of:=[.C1937]/86400" office:value-type="float" office:value="20.1770833333333" calcext:value-type="float">
            <text:p>20.1770833333333</text:p>
          </table:table-cell>
          <table:table-cell table:formula="of:=[.C1937]/3600" office:value-type="float" office:value="484.25" calcext:value-type="float">
            <text:p>484.25</text:p>
          </table:table-cell>
          <table:table-cell table:formula="of:=[.C1936]+900" office:value-type="float" office:value="1743300" calcext:value-type="float">
            <text:p>174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3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37]/900" office:value-type="float" office:value="1937" calcext:value-type="float">
            <text:p>1937</text:p>
          </table:table-cell>
        </table:table-row>
        <table:table-row table:style-name="ro1">
          <table:table-cell table:formula="of:=[.C1938]/86400" office:value-type="float" office:value="20.1875" calcext:value-type="float">
            <text:p>20.1875</text:p>
          </table:table-cell>
          <table:table-cell table:formula="of:=[.C1938]/3600" office:value-type="float" office:value="484.5" calcext:value-type="float">
            <text:p>484.5</text:p>
          </table:table-cell>
          <table:table-cell table:formula="of:=[.C1937]+900" office:value-type="float" office:value="1744200" calcext:value-type="float">
            <text:p>1744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3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38]/900" office:value-type="float" office:value="1938" calcext:value-type="float">
            <text:p>1938</text:p>
          </table:table-cell>
        </table:table-row>
        <table:table-row table:style-name="ro1">
          <table:table-cell table:formula="of:=[.C1939]/86400" office:value-type="float" office:value="20.1979166666667" calcext:value-type="float">
            <text:p>20.1979166666667</text:p>
          </table:table-cell>
          <table:table-cell table:formula="of:=[.C1939]/3600" office:value-type="float" office:value="484.75" calcext:value-type="float">
            <text:p>484.75</text:p>
          </table:table-cell>
          <table:table-cell table:formula="of:=[.C1938]+900" office:value-type="float" office:value="1745100" calcext:value-type="float">
            <text:p>1745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3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39]/900" office:value-type="float" office:value="1939" calcext:value-type="float">
            <text:p>1939</text:p>
          </table:table-cell>
        </table:table-row>
        <table:table-row table:style-name="ro1">
          <table:table-cell table:formula="of:=[.C1940]/86400" office:value-type="float" office:value="20.2083333333333" calcext:value-type="float">
            <text:p>20.2083333333333</text:p>
          </table:table-cell>
          <table:table-cell table:formula="of:=[.C1940]/3600" office:value-type="float" office:value="485" calcext:value-type="float">
            <text:p>485</text:p>
          </table:table-cell>
          <table:table-cell table:formula="of:=[.C1939]+900" office:value-type="float" office:value="1746000" calcext:value-type="float">
            <text:p>1746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4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40]/900" office:value-type="float" office:value="1940" calcext:value-type="float">
            <text:p>1940</text:p>
          </table:table-cell>
        </table:table-row>
        <table:table-row table:style-name="ro1">
          <table:table-cell table:formula="of:=[.C1941]/86400" office:value-type="float" office:value="20.21875" calcext:value-type="float">
            <text:p>20.21875</text:p>
          </table:table-cell>
          <table:table-cell table:formula="of:=[.C1941]/3600" office:value-type="float" office:value="485.25" calcext:value-type="float">
            <text:p>485.25</text:p>
          </table:table-cell>
          <table:table-cell table:formula="of:=[.C1940]+900" office:value-type="float" office:value="1746900" calcext:value-type="float">
            <text:p>1746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4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41]/900" office:value-type="float" office:value="1941" calcext:value-type="float">
            <text:p>1941</text:p>
          </table:table-cell>
        </table:table-row>
        <table:table-row table:style-name="ro1">
          <table:table-cell table:formula="of:=[.C1942]/86400" office:value-type="float" office:value="20.2291666666667" calcext:value-type="float">
            <text:p>20.2291666666667</text:p>
          </table:table-cell>
          <table:table-cell table:formula="of:=[.C1942]/3600" office:value-type="float" office:value="485.5" calcext:value-type="float">
            <text:p>485.5</text:p>
          </table:table-cell>
          <table:table-cell table:formula="of:=[.C1941]+900" office:value-type="float" office:value="1747800" calcext:value-type="float">
            <text:p>1747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4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42]/900" office:value-type="float" office:value="1942" calcext:value-type="float">
            <text:p>1942</text:p>
          </table:table-cell>
        </table:table-row>
        <table:table-row table:style-name="ro1">
          <table:table-cell table:formula="of:=[.C1943]/86400" office:value-type="float" office:value="20.2395833333333" calcext:value-type="float">
            <text:p>20.2395833333333</text:p>
          </table:table-cell>
          <table:table-cell table:formula="of:=[.C1943]/3600" office:value-type="float" office:value="485.75" calcext:value-type="float">
            <text:p>485.75</text:p>
          </table:table-cell>
          <table:table-cell table:formula="of:=[.C1942]+900" office:value-type="float" office:value="1748700" calcext:value-type="float">
            <text:p>1748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4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43]/900" office:value-type="float" office:value="1943" calcext:value-type="float">
            <text:p>1943</text:p>
          </table:table-cell>
        </table:table-row>
        <table:table-row table:style-name="ro1">
          <table:table-cell table:formula="of:=[.C1944]/86400" office:value-type="float" office:value="20.25" calcext:value-type="float">
            <text:p>20.25</text:p>
          </table:table-cell>
          <table:table-cell table:formula="of:=[.C1944]/3600" office:value-type="float" office:value="486" calcext:value-type="float">
            <text:p>486</text:p>
          </table:table-cell>
          <table:table-cell table:formula="of:=[.C1943]+900" office:value-type="float" office:value="1749600" calcext:value-type="float">
            <text:p>1749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4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44]/900" office:value-type="float" office:value="1944" calcext:value-type="float">
            <text:p>1944</text:p>
          </table:table-cell>
        </table:table-row>
        <table:table-row table:style-name="ro1">
          <table:table-cell table:formula="of:=[.C1945]/86400" office:value-type="float" office:value="20.2604166666667" calcext:value-type="float">
            <text:p>20.2604166666667</text:p>
          </table:table-cell>
          <table:table-cell table:formula="of:=[.C1945]/3600" office:value-type="float" office:value="486.25" calcext:value-type="float">
            <text:p>486.25</text:p>
          </table:table-cell>
          <table:table-cell table:formula="of:=[.C1944]+900" office:value-type="float" office:value="1750500" calcext:value-type="float">
            <text:p>1750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4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45]/900" office:value-type="float" office:value="1945" calcext:value-type="float">
            <text:p>1945</text:p>
          </table:table-cell>
        </table:table-row>
        <table:table-row table:style-name="ro1">
          <table:table-cell table:formula="of:=[.C1946]/86400" office:value-type="float" office:value="20.2708333333333" calcext:value-type="float">
            <text:p>20.2708333333333</text:p>
          </table:table-cell>
          <table:table-cell table:formula="of:=[.C1946]/3600" office:value-type="float" office:value="486.5" calcext:value-type="float">
            <text:p>486.5</text:p>
          </table:table-cell>
          <table:table-cell table:formula="of:=[.C1945]+900" office:value-type="float" office:value="1751400" calcext:value-type="float">
            <text:p>1751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4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46]/900" office:value-type="float" office:value="1946" calcext:value-type="float">
            <text:p>1946</text:p>
          </table:table-cell>
        </table:table-row>
        <table:table-row table:style-name="ro1">
          <table:table-cell table:formula="of:=[.C1947]/86400" office:value-type="float" office:value="20.28125" calcext:value-type="float">
            <text:p>20.28125</text:p>
          </table:table-cell>
          <table:table-cell table:formula="of:=[.C1947]/3600" office:value-type="float" office:value="486.75" calcext:value-type="float">
            <text:p>486.75</text:p>
          </table:table-cell>
          <table:table-cell table:formula="of:=[.C1946]+900" office:value-type="float" office:value="1752300" calcext:value-type="float">
            <text:p>1752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47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47]/900" office:value-type="float" office:value="1947" calcext:value-type="float">
            <text:p>1947</text:p>
          </table:table-cell>
        </table:table-row>
        <table:table-row table:style-name="ro1">
          <table:table-cell table:formula="of:=[.C1948]/86400" office:value-type="float" office:value="20.2916666666667" calcext:value-type="float">
            <text:p>20.2916666666667</text:p>
          </table:table-cell>
          <table:table-cell table:formula="of:=[.C1948]/3600" office:value-type="float" office:value="487" calcext:value-type="float">
            <text:p>487</text:p>
          </table:table-cell>
          <table:table-cell table:formula="of:=[.C1947]+900" office:value-type="float" office:value="1753200" calcext:value-type="float">
            <text:p>1753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48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48]/900" office:value-type="float" office:value="1948" calcext:value-type="float">
            <text:p>1948</text:p>
          </table:table-cell>
        </table:table-row>
        <table:table-row table:style-name="ro1">
          <table:table-cell table:formula="of:=[.C1949]/86400" office:value-type="float" office:value="20.3020833333333" calcext:value-type="float">
            <text:p>20.3020833333333</text:p>
          </table:table-cell>
          <table:table-cell table:formula="of:=[.C1949]/3600" office:value-type="float" office:value="487.25" calcext:value-type="float">
            <text:p>487.25</text:p>
          </table:table-cell>
          <table:table-cell table:formula="of:=[.C1948]+900" office:value-type="float" office:value="1754100" calcext:value-type="float">
            <text:p>1754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49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49]/900" office:value-type="float" office:value="1949" calcext:value-type="float">
            <text:p>1949</text:p>
          </table:table-cell>
        </table:table-row>
        <table:table-row table:style-name="ro1">
          <table:table-cell table:formula="of:=[.C1950]/86400" office:value-type="float" office:value="20.3125" calcext:value-type="float">
            <text:p>20.3125</text:p>
          </table:table-cell>
          <table:table-cell table:formula="of:=[.C1950]/3600" office:value-type="float" office:value="487.5" calcext:value-type="float">
            <text:p>487.5</text:p>
          </table:table-cell>
          <table:table-cell table:formula="of:=[.C1949]+900" office:value-type="float" office:value="1755000" calcext:value-type="float">
            <text:p>175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50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50]/900" office:value-type="float" office:value="1950" calcext:value-type="float">
            <text:p>1950</text:p>
          </table:table-cell>
        </table:table-row>
        <table:table-row table:style-name="ro1">
          <table:table-cell table:formula="of:=[.C1951]/86400" office:value-type="float" office:value="20.3229166666667" calcext:value-type="float">
            <text:p>20.3229166666667</text:p>
          </table:table-cell>
          <table:table-cell table:formula="of:=[.C1951]/3600" office:value-type="float" office:value="487.75" calcext:value-type="float">
            <text:p>487.75</text:p>
          </table:table-cell>
          <table:table-cell table:formula="of:=[.C1950]+900" office:value-type="float" office:value="1755900" calcext:value-type="float">
            <text:p>1755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51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51]/900" office:value-type="float" office:value="1951" calcext:value-type="float">
            <text:p>1951</text:p>
          </table:table-cell>
        </table:table-row>
        <table:table-row table:style-name="ro1">
          <table:table-cell table:formula="of:=[.C1952]/86400" office:value-type="float" office:value="20.3333333333333" calcext:value-type="float">
            <text:p>20.3333333333333</text:p>
          </table:table-cell>
          <table:table-cell table:formula="of:=[.C1952]/3600" office:value-type="float" office:value="488" calcext:value-type="float">
            <text:p>488</text:p>
          </table:table-cell>
          <table:table-cell table:formula="of:=[.C1951]+900" office:value-type="float" office:value="1756800" calcext:value-type="float">
            <text:p>1756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52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52]/900" office:value-type="float" office:value="1952" calcext:value-type="float">
            <text:p>1952</text:p>
          </table:table-cell>
        </table:table-row>
        <table:table-row table:style-name="ro1">
          <table:table-cell table:formula="of:=[.C1953]/86400" office:value-type="float" office:value="20.34375" calcext:value-type="float">
            <text:p>20.34375</text:p>
          </table:table-cell>
          <table:table-cell table:formula="of:=[.C1953]/3600" office:value-type="float" office:value="488.25" calcext:value-type="float">
            <text:p>488.25</text:p>
          </table:table-cell>
          <table:table-cell table:formula="of:=[.C1952]+900" office:value-type="float" office:value="1757700" calcext:value-type="float">
            <text:p>1757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53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53]/900" office:value-type="float" office:value="1953" calcext:value-type="float">
            <text:p>1953</text:p>
          </table:table-cell>
        </table:table-row>
        <table:table-row table:style-name="ro1">
          <table:table-cell table:formula="of:=[.C1954]/86400" office:value-type="float" office:value="20.3541666666667" calcext:value-type="float">
            <text:p>20.3541666666667</text:p>
          </table:table-cell>
          <table:table-cell table:formula="of:=[.C1954]/3600" office:value-type="float" office:value="488.5" calcext:value-type="float">
            <text:p>488.5</text:p>
          </table:table-cell>
          <table:table-cell table:formula="of:=[.C1953]+900" office:value-type="float" office:value="1758600" calcext:value-type="float">
            <text:p>1758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54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54]/900" office:value-type="float" office:value="1954" calcext:value-type="float">
            <text:p>1954</text:p>
          </table:table-cell>
        </table:table-row>
        <table:table-row table:style-name="ro1">
          <table:table-cell table:formula="of:=[.C1955]/86400" office:value-type="float" office:value="20.3645833333333" calcext:value-type="float">
            <text:p>20.3645833333333</text:p>
          </table:table-cell>
          <table:table-cell table:formula="of:=[.C1955]/3600" office:value-type="float" office:value="488.75" calcext:value-type="float">
            <text:p>488.75</text:p>
          </table:table-cell>
          <table:table-cell table:formula="of:=[.C1954]+900" office:value-type="float" office:value="1759500" calcext:value-type="float">
            <text:p>1759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55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55]/900" office:value-type="float" office:value="1955" calcext:value-type="float">
            <text:p>1955</text:p>
          </table:table-cell>
        </table:table-row>
        <table:table-row table:style-name="ro1">
          <table:table-cell table:formula="of:=[.C1956]/86400" office:value-type="float" office:value="20.375" calcext:value-type="float">
            <text:p>20.375</text:p>
          </table:table-cell>
          <table:table-cell table:formula="of:=[.C1956]/3600" office:value-type="float" office:value="489" calcext:value-type="float">
            <text:p>489</text:p>
          </table:table-cell>
          <table:table-cell table:formula="of:=[.C1955]+900" office:value-type="float" office:value="1760400" calcext:value-type="float">
            <text:p>1760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56]/100/3600" office:value-type="float" office:value="0" calcext:value-type="float">
            <text:p>0</text:p>
          </table:table-cell>
          <table:table-cell office:value-type="float" office:value="0.000000555555555555556" calcext:value-type="float">
            <text:p>5.55555555555556E-07</text:p>
          </table:table-cell>
          <table:table-cell table:formula="of:=[.C1956]/900" office:value-type="float" office:value="1956" calcext:value-type="float">
            <text:p>1956</text:p>
          </table:table-cell>
        </table:table-row>
        <table:table-row table:style-name="ro1" table:number-rows-repeated="104661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00-00-00</text:date>, <text:time style:data-style-name="N2" text:time-value="00:21:50.527262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nes Rivière</meta:initial-creator>
    <meta:creation-date>2023-02-09T13:15:29</meta:creation-date>
    <dc:date>2023-02-13T13:05:05.347710462</dc:date>
    <meta:generator>LibreOffice/6.0.7.3$Linux_X86_64 LibreOffice_project/00m0$Build-3</meta:generator>
    <meta:editing-duration>P2DT22H1M29S</meta:editing-duration>
    <meta:editing-cycles>8</meta:editing-cycles>
    <meta:document-statistic meta:table-count="2" meta:cell-count="1583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